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Chernihivska Oblast(13:19). Red Alert: aerial threat. Sirens sounding. Take cover now!</text:span>
</text:h>
      <text:p text:style-name="P4">
Authors: liveuamap (Language: en)</text:p>
      <text:p text:style-name="P4">
Time: 2023-05-17T-102:20:00</text:p>
      <text:p text:style-name="P4">
Location: Chernihivska Oblast (Latitude:51.33333000 Longtitude:32.00000000)</text:p>
      <text:p text:style-name="P4">
Videos: []</text:p>
      <text:p text:style-name="P4">
Images: []</text:p>
      <text:p text:style-name="P4">
Tags: ["Europe", "Central and Eastern Europe"]</text:p>
      <text:p text:style-name="P4">
Id: 22563496</text:p>
      <!--METADATA-->
      <text:p text:style-name="P4">
Chernihiv region(13:19). Red Alert: aerial threat. Sirens sounding. Takecover now!</text:p>
      <text:p text:style-name="P4">
News Collection Link: <text:a xlink:type="simple" xlink:href="https://liveuamap.com/en/2023/17-may-chernihivska-oblast1319-red-alert-aerig" text:style-name="Internet_20_link" text:visited-style-name="Visited_20_Internet_20_Link">
https://liveuamap.com/en/2023/17-may-chernihivska-oblast1319-red-alert-aerig</text:a>
</text:p>
      <text:p text:style-name="P4">
News Source: <text:a xlink:type="simple" xlink:href="https://t.me/suspilnechernihiv/18663" text:style-name="Internet_20_link" text:visited-style-name="Visited_20_Internet_20_Link">
https://t.me/suspilnechernihiv/18663</text:a>
</text:p>
      <!--NEWS-->
      <text:h text:style-name="P10" text:outline-level="1">
<text:span text:style-name="T4">
Zaporizka Oblast(13:19). Red Alert: aerial threat. Sirens sounding. Take cover now!</text:span>
</text:h>
      <text:p text:style-name="P4">
Authors: liveuamap (Language: en)</text:p>
      <text:p text:style-name="P4">
Time: 2023-05-17T-104:20:00</text:p>
      <text:p text:style-name="P4">
Location: Zaporizka Oblast (Latitude:47.611931 Longtitude:35.764991)</text:p>
      <text:p text:style-name="P4">
Videos: []</text:p>
      <text:p text:style-name="P4">
Images: []</text:p>
      <text:p text:style-name="P4">
Tags: ["Europe", "Central and Eastern Europe"]</text:p>
      <text:p text:style-name="P4">
Id: 22563495</text:p>
      <!--METADATA-->
      <text:p text:style-name="P4">
Zaporizhzhia region(13:19). Red Alert: aerial threat. Sirens sounding. Take covernow!</text:p>
      <text:p text:style-name="P4">
News Collection Link: <text:a xlink:type="simple" xlink:href="https://liveuamap.com/en/2023/17-may-zaporizka-oblast1319-red-alert-aerial-g" text:style-name="Internet_20_link" text:visited-style-name="Visited_20_Internet_20_Link">
https://liveuamap.com/en/2023/17-may-zaporizka-oblast1319-red-alert-aerial-g</text:a>
</text:p>
      <text:p text:style-name="P4">
News Source: <text:a xlink:type="simple" xlink:href="https://t.me/suspilnezaporizhzhya/12907" text:style-name="Internet_20_link" text:visited-style-name="Visited_20_Internet_20_Link">
https://t.me/suspilnezaporizhzhya/12907</text:a>
</text:p>
      <!--NEWS-->
      <text:h text:style-name="P10" text:outline-level="1">
<text:span text:style-name="T4">
At Sivershchyna and Slobozhanschyna directions Russian army shelled Zaliznyy Mist, Hremyach a...</text:span>
</text:h>
      <text:p text:style-name="P4">
Authors: liveuamap (Language: en)</text:p>
      <text:p text:style-name="P4">
Time: 2023-05-17T-114:39:00</text:p>
      <text:p text:style-name="P4">
Location: Vovchansk (Latitude:50.42478 Longtitude:37.41239)</text:p>
      <text:p text:style-name="P4">
Videos: []</text:p>
      <text:p text:style-name="P4">
Images: []</text:p>
      <text:p text:style-name="P4">
Tags: ["Russia"]</text:p>
      <text:p text:style-name="P4">
Id: 22563483</text:p>
      <!--METADATA-->
      <text:p text:style-name="P4">
At sivershchyna and slBozhanschyna directions Russian army Shelled Zaliznyymist, Hremyach and Muravyi of Chernihiv Region; Romashkove, Stari Vyrky, Iskryskivschyna, Volfyne, Kindratyvka, Sadky, Zapsillya, Myropillya, Velykarybyotsya of Sumy Region, ALOPAN, KOZACHACHAChane Pletenivka, Nesterne, Kruhle, Zemlyanky, Starytsya and Budarky of Kharkivregion, - General Staff of ARMED FORCES OF UKRAINE SAYS IN THE MORNING REPORT</text:p>
      <text:p text:style-name="P4">
News Collection Link:(https://liveuamap.com/en/2023/17-may-at-sivershchyna-and-slobozhanschyna-directions-russian)</text:p>
      <text:p text:style-name="P4">
News Source: <text:a xlink:type="simple" xlink:href="https://t.me/lumsrc/4808" text:style-name="Internet_20_link" text:visited-style-name="Visited_20_Internet_20_Link">
https://t.me/lumsrc/4808</text:a>
</text:p>
      <!--NEWS-->
      <text:h text:style-name="P10" text:outline-level="1">
<text:span text:style-name="T4">
AT Kupyansk Directive Russian Army Welled Dvorichansk, Kamyanka, Krasnoye Persher, Fonolivka, ...</text:span>
</text:h>
      <text:p text:style-name="P4">
Authors: liveuamap (Language: en)</text:p>
      <text:p text:style-name="P4">
Time: 2023-05-17T-116:39:00</text:p>
      <text:p text:style-name="P4">
Location: Kharkiv, Kharkiv Oblast (Latitude:49.60326 Longtitude:37.87846)</text:p>
      <text:p text:style-name="P4">
Videos: []</text:p>
      <text:p text:style-name="P4">
Images: []</text:p>
      <text:p text:style-name="P4">
Tags: ["Russia"]</text:p>
      <text:p text:style-name="P4">
Id: 22563482</text:p>
      <!--METADATA-->
      <text:p text:style-name="P4">
At Kupiansk direction Russian army shelled Dvorichanske, Kamyanka, KrasnePershe, Fyholivka, Novomlynsk, Dvorichna, Masutivka, Kindrashivka, Kupyansk,Kyslivka, Tabayivka, Berestove of Kharkiv region and Stelmakhivka of Luhanskregion. Russian aviation conducted airstrikes at Budarky, Vilshana, Kyslivka,Kotlyarivka and Tabayivka of Kharkiv region, - General Staff of Armed Forcesof Ukraine says in the morning report</text:p>
      <text:p text:style-name="P4">
News Collection Link: <text:a xlink:type="simple" xlink:href="https://liveuamap.com/en/2023/17-may-at-kupiansk-direction-russian-army-shelled-dvorichanske" text:style-name="Internet_20_link" text:visited-style-name="Visited_20_Internet_20_Link">
https://liveuamap.com/en/2023/17-may-at-kupiansk-direction-russian-army-shelled-dvorichanske</text:a>
</text:p>
      <text:p text:style-name="P4">
News Source: <text:a xlink:type="simple" xlink:href="https://t.me/lumsrc/4809" text:style-name="Internet_20_link" text:visited-style-name="Visited_20_Internet_20_Link">
https://t.me/lumsrc/4809</text:a>
</text:p>
      <!--NEWS-->
      <text:h text:style-name="P10" text:outline-level="1">
<text:span text:style-name="T4">
At Lyman direction Russian army shelled Makiyivka, Nevske, Bilohorivka of Luhansk region and ...</text:span>
</text:h>
      <text:p text:style-name="P4">
Authors: liveuamap (Language: en)</text:p>
      <text:p text:style-name="P4">
Time: 2023-05-17T-118:39:00</text:p>
      <text:p text:style-name="P4">
Location: Lyman (Latitude:48.34265 Longtitude:37.24266)</text:p>
      <text:p text:style-name="P4">
Videos: []</text:p>
      <text:p text:style-name="P4">
Images: []</text:p>
      <text:p text:style-name="P4">
Tags: ["Russia"]</text:p>
      <text:p text:style-name="P4">
Id: 22563481</text:p>
      <!--METADATA-->
      <text:p text:style-name="P4">
At Lyman direction Russian army shelled Makiyivka, Nevske, Bilohorivka ofLuhansk region and Verkhnokamyanske, Torske and Spirne of Donetsk region.Russian aviation conducted airstrikes at Bilohorivka of Luhansk region andSpirne, Siversk and Chervone of Donetsk region, - General Staff of ArmedForces of Ukraine says in the morning report</text:p>
      <text:p text:style-name="P4">
News Collection Link: <text:a xlink:type="simple" xlink:href="https://liveuamap.com/en/2023/17-may-at-lyman-direction-russian-army-shelled-makiyivka" text:style-name="Internet_20_link" text:visited-style-name="Visited_20_Internet_20_Link">
https://liveuamap.com/en/2023/17-may-at-lyman-direction-russian-army-shelled-makiyivka</text:a>
</text:p>
      <text:p text:style-name="P4">
News Source: <text:a xlink:type="simple" xlink:href="https://t.me/lumsrc/4810" text:style-name="Internet_20_link" text:visited-style-name="Visited_20_Internet_20_Link">
https://t.me/lumsrc/4810</text:a>
</text:p>
      <!--NEWS-->
      <text:h text:style-name="P10" text:outline-level="1">
<text:span text:style-name="T4">
JSC Bakhmut Directio Rusian Army Shelled Grigorivka, Bogdanivka, Bakhmut, Ivanivske, times ...</text:span>
</text:h>
      <text:p text:style-name="P4">
Authors: liveuamap (Language: en)</text:p>
      <text:p text:style-name="P4">
Time: 2023-05-17T-120:39:00</text:p>
      <text:p text:style-name="P4">
Location: Toretsk, Donetsk Oblast (Latitude:48.39319 Longtitude:37.8582)</text:p>
      <text:p text:style-name="P4">
Videos: []</text:p>
      <text:p text:style-name="P4">
Images: []</text:p>
      <text:p text:style-name="P4">
Tags: ["Russia"]</text:p>
      <text:p text:style-name="P4">
Id: 22563480</text:p>
      <!--METADATA-->
      <text:p text:style-name="P4">
At Bakhmut direction Russian army shelled Hryhorivka, Bohdanivka, Bakhmut,Ivanivske, Chasiv Yar, Stupochky, Pivnichne and Toretsk of Donetsk region.Russian aviation conducted airstrikes at Bohdanivka, Bakhmut, Ivanivske andToretsk, - General Staff of Armed Forces of Ukraine says in the morning report</text:p>
      <text:p text:style-name="P4">
News Collection Link: <text:a xlink:type="simple" xlink:href="https://liveuamap.com/en/2023/17-may-at-bakhmut-direction-russian-army-shelled-hryhorivka" text:style-name="Internet_20_link" text:visited-style-name="Visited_20_Internet_20_Link">
https://liveuamap.com/en/2023/17-may-at-bakhmut-direction-russian-army-shelled-hryhorivka</text:a>
</text:p>
      <text:p text:style-name="P4">
News Source: <text:a xlink:type="simple" xlink:href="https://t.me/lumsrc/4811" text:style-name="Internet_20_link" text:visited-style-name="Visited_20_Internet_20_Link">
https://t.me/lumsrc/4811</text:a>
</text:p>
      <!--NEWS-->
      <text:h text:style-name="P10" text:outline-level="1">
<text:span text:style-name="T4">
JSC Avdiivka Directio Rusian Army Shelled Novokalinova, Berdyshi, Steppe, Avdiivka, First ...</text:span>
</text:h>
      <text:p text:style-name="P4">
Authors: liveuamap (Language: en)</text:p>
      <text:p text:style-name="P4">
Time: 2023-05-17T-122:39:00</text:p>
      <text:p text:style-name="P4">
Location: Donetsk Oblast (Latitude:48.12211 Longtitude:37.76524)</text:p>
      <text:p text:style-name="P4">
Videos: []</text:p>
      <text:p text:style-name="P4">
Images: []</text:p>
      <text:p text:style-name="P4">
Tags: ["Russia"]</text:p>
      <text:p text:style-name="P4">
Id: 22563479</text:p>
      <!--METADATA-->
      <text:p text:style-name="P4">
At Avdiyivka direction Russian army shelled Novokalynove, Berdychi, Stepove,Avdiyivka, Pervomayske, Nevelske and Karlivka of Donetsk region. Russianaviation conducted airstrikes at Avdiyivka and Vodyane, - General Staff ofArmed Forces of Ukraine says in the morning report</text:p>
      <text:p text:style-name="P4">
News Collection Link: <text:a xlink:type="simple" xlink:href="https://liveuamap.com/en/2023/17-may-at-avdiyivka-direction-russian-army-shelled-novokalynove" text:style-name="Internet_20_link" text:visited-style-name="Visited_20_Internet_20_Link">
https://liveuamap.com/en/2023/17-may-at-avdiyivka-direction-russian-army-shelled-novokalynove</text:a>
</text:p>
      <text:p text:style-name="P4">
News Source: <text:a xlink:type="simple" xlink:href="https://t.me/lumsrc/4812" text:style-name="Internet_20_link" text:visited-style-name="Visited_20_Internet_20_Link">
https://t.me/lumsrc/4812</text:a>
</text:p>
      <!--NEWS-->
      <text:h text:style-name="P10" text:outline-level="1">
<text:span text:style-name="T4">
At Maryinka direction Russian army shelled Krasnohorivka, Hostre, Maryinka and Pobyeda of Don...</text:span>
</text:h>
      <text:p text:style-name="P4">
Authors: liveuamap (Language: en)</text:p>
      <text:p text:style-name="P4">
Time: 2023-05-17T-124:39:00</text:p>
      <text:p text:style-name="P4">
Location: Donetsk Oblast (Latitude:47.91542 Longtitude:37.46235)</text:p>
      <text:p text:style-name="P4">
Videos: []</text:p>
      <text:p text:style-name="P4">
Images: []</text:p>
      <text:p text:style-name="P4">
Tags: ["Russia"]</text:p>
      <text:p text:style-name="P4">
Id: 22563478</text:p>
      <!--METADATA-->
      <text:p text:style-name="P4">
At Maryinka direction Russian army shelled Krasnohorivka, Hostre, Maryinka andPobyeda of Donetsk region. Russian aviation conducted airstrike atKrasnohorivka, - General Staff of Armed Forces of Ukraine says in the morningreport</text:p>
      <text:p text:style-name="P4">
News Collection Link: <text:a xlink:type="simple" xlink:href="https://liveuamap.com/en/2023/17-may-at-maryinka-direction-russian-army-shelled-krasnohorivka" text:style-name="Internet_20_link" text:visited-style-name="Visited_20_Internet_20_Link">
https://liveuamap.com/en/2023/17-may-at-maryinka-direction-russian-army-shelled-krasnohorivka</text:a>
</text:p>
      <text:p text:style-name="P4">
News Source: <text:a xlink:type="simple" xlink:href="https://t.me/lumsrc/4813" text:style-name="Internet_20_link" text:visited-style-name="Visited_20_Internet_20_Link">
https://t.me/lumsrc/4813</text:a>
</text:p>
      <!--NEWS-->
      <text:h text:style-name="P10" text:outline-level="1">
<text:span text:style-name="T4">
At Shakhtarske direction Russian army shelled Novomykhaylivka, Paraskoviyivka, Vuhledar, Prec...</text:span>
</text:h>
      <text:p text:style-name="P4">
Authors: liveuamap (Language: en)</text:p>
      <text:p text:style-name="P4">
Time: 2023-05-17T-126:39:00</text:p>
      <text:p text:style-name="P4">
Location: Vuhledar, Donetsk Oblast (Latitude:47.78064 Longtitude:37.24606)</text:p>
      <text:p text:style-name="P4">
Videos: []</text:p>
      <text:p text:style-name="P4">
Images: []</text:p>
      <text:p text:style-name="P4">
Tags: ["Russia"]</text:p>
      <text:p text:style-name="P4">
Id: 22563477</text:p>
      <!--METADATA-->
      <text:p text:style-name="P4">
At Shakhtarske direction Russian army shelled Novomykhaylivka, Paraskoviyivka,Vuhledar, Prechystivka and Novoukrayinka of Donetsk region. Russian aviationconducted airstrikes at Vuhledar and Velyka Novosilka, - General Staff ofArmed Forces of Ukraine says in the morning report</text:p>
      <text:p text:style-name="P4">
News Collection Link: <text:a xlink:type="simple" xlink:href="https://liveuamap.com/en/2023/17-may-at-shakhtarske-direction-russian-army-shelled-novomykhaylivka" text:style-name="Internet_20_link" text:visited-style-name="Visited_20_Internet_20_Link">
https://liveuamap.com/en/2023/17-may-at-shakhtarske-direction-russian-army-shelled-novomykhaylivka</text:a>
</text:p>
      <text:p text:style-name="P4">
News Source: <text:a xlink:type="simple" xlink:href="https://t.me/lumsrc/4814" text:style-name="Internet_20_link" text:visited-style-name="Visited_20_Internet_20_Link">
https://t.me/lumsrc/4814</text:a>
</text:p>
      <!--NEWS-->
      <text:h text:style-name="P10" text:outline-level="1">
<text:span text:style-name="T4">
At Zaporizhzhia and Kherson directions Russian army shelled Olhivske, Malynivka, Huliaipole, ...</text:span>
</text:h>
      <text:p text:style-name="P4">
Authors: liveuamap (Language: en)</text:p>
      <text:p text:style-name="P4">
Time: 2023-05-17T-128:39:00</text:p>
      <text:p text:style-name="P4">
Location: Kherson (Latitude:46.56078 Longtitude:32.33398)</text:p>
      <text:p text:style-name="P4">
Videos: []</text:p>
      <text:p text:style-name="P4">
Images: []</text:p>
      <text:p text:style-name="P4">
Tags: ["Russia"]</text:p>
      <text:p text:style-name="P4">
Id: 22563476</text:p>
      <!--METADATA-->
      <text:p text:style-name="P4">
At Zaporizhzhia and Kherson directions Russian army shelled Olhivske,Malynivka, Huliaipole, Zaliznychne, Huliaipilske, Bilohirya, Scherbaky,Stepove and Kamyanske of Zaporizhzhia region, also Tokarivka, Molodizhne andKizomys of Kherson region and Kherson city. Russian aviation conductedairstrikes at Vremivka of Donetsk region, Mala Tokmachka, Novodanylivka ofZaporizhzhia region and Beryslav and Kizomys of Kherson region, - GeneralStaff of Armed Forces of Ukraine says in the morning report</text:p>
      <text:p text:style-name="P4">
News Collection Link: <text:a xlink:type="simple" xlink:href="https://liveuamap.com/en/2023/17-may-at-zaporizhzhia-and-kherson-directions-russian-army" text:style-name="Internet_20_link" text:visited-style-name="Visited_20_Internet_20_Link">
https://liveuamap.com/en/2023/17-may-at-zaporizhzhia-and-kherson-directions-russian-army</text:a>
</text:p>
      <text:p text:style-name="P4">
News Source: <text:a xlink:type="simple" xlink:href="https://t.me/lumsrc/4815" text:style-name="Internet_20_link" text:visited-style-name="Visited_20_Internet_20_Link">
https://t.me/lumsrc/4815</text:a>
</text:p>
      <!--NEWS-->
      <text:h text:style-name="P10" text:outline-level="1">
<text:span text:style-name="T4">
Dnipro, Dnipropetrovska Oblast(01:48). Red Alert: aerial threat. Sirens sounding. Take cover ...</text:span>
</text:h>
      <text:p text:style-name="P4">
Authors: liveuamap (Language: en)</text:p>
      <text:p text:style-name="P4">
Time: 2023-05-17T-39:50:00</text:p>
      <text:p text:style-name="P4">
Location: Dnipro (Latitude:48.45856 Longtitude:35.0375)</text:p>
      <text:p text:style-name="P4">
Videos: []</text:p>
      <text:p text:style-name="P4">
Images: []</text:p>
      <text:p text:style-name="P4">
Tags: ["Europe", "Central and Eastern Europe"]</text:p>
      <text:p text:style-name="P4">
Id: 22563603</text:p>
      <!--METADATA-->
      <text:p text:style-name="P4">
Dnipro, Dnipropetrovsk region(01:48). Red Alert: aerial threat. Sirenssounding. Take cover now!</text:p>
      <text:p text:style-name="P4">
News Collection Link: <text:a xlink:type="simple" xlink:href="https://liveuamap.com/en/2023/17-may-dnipro-dnipropetrovska-oblast0148-red-g" text:style-name="Internet_20_link" text:visited-style-name="Visited_20_Internet_20_Link">
https://liveuamap.com/en/2023/17-may-dnipro-dnipropetrovska-oblast0148-red-g</text:a>
</text:p>
      <text:p text:style-name="P4">
News Source: <text:a xlink:type="simple" xlink:href="https://t.me/suspilnednipro/15554" text:style-name="Internet_20_link" text:visited-style-name="Visited_20_Internet_20_Link">
https://t.me/suspilnednipro/15554</text:a>
</text:p>
      <!--NEWS-->
      <text:h text:style-name="P10" text:outline-level="1">
<text:span text:style-name="T4">
Kharkiv, Kharkivska Oblast(01:48). Red Alert: aerial threat. Sirens sounding. Take cover now!</text:span>
</text:h>
      <text:p text:style-name="P4">
Authors: liveuamap (Language: en)</text:p>
      <text:p text:style-name="P4">
Time: 2023-05-17T-42:48:00</text:p>
      <text:p text:style-name="P4">
Location: Kharkiv (Latitude:49.98091 Longtitude:36.25152)</text:p>
      <text:p text:style-name="P4">
Videos: []</text:p>
      <text:p text:style-name="P4">
Images: []</text:p>
      <text:p text:style-name="P4">
Tags: ["Europe", "Central and Eastern Europe"]</text:p>
      <text:p text:style-name="P4">
Id: 22563601</text:p>
      <!--METADATA-->
      <text:p text:style-name="P4">
Kharkiv, Kharkiv region(01:48). Red Alert: aerial threat. Sirens sounding.Take cover now!</text:p>
      <text:p text:style-name="P4">
News Collection Link: <text:a xlink:type="simple" xlink:href="https://liveuamap.com/en/2023/17-may-kharkiv-kharkivska-oblast0148-red-alerg" text:style-name="Internet_20_link" text:visited-style-name="Visited_20_Internet_20_Link">
https://liveuamap.com/en/2023/17-may-kharkiv-kharkivska-oblast0148-red-alerg</text:a>
</text:p>
      <text:p text:style-name="P4">
News Source: <text:a xlink:type="simple" xlink:href="https://t.me/suspilnekharkiv/24932" text:style-name="Internet_20_link" text:visited-style-name="Visited_20_Internet_20_Link">
https://t.me/suspilnekharkiv/24932</text:a>
</text:p>
      <!--NEWS-->
      <text:h text:style-name="P10" text:outline-level="1">
<text:span text:style-name="T4">
Odeska Oblast(20:51). Red Alert: aerial threat. Sirens sounding. Take cover now!</text:span>
</text:h>
      <text:p text:style-name="P4">
Authors: liveuamap (Language: en)</text:p>
      <text:p text:style-name="P4">
Time: 2023-05-17T-73:52:00</text:p>
      <text:p text:style-name="P4">
Location: Odeska Oblast (Latitude:46.7506 Longtitude:30.25064)</text:p>
      <text:p text:style-name="P4">
Videos: []</text:p>
      <text:p text:style-name="P4">
Images: []</text:p>
      <text:p text:style-name="P4">
Tags: ["Europe", "Central and Eastern Europe"]</text:p>
      <text:p text:style-name="P4">
Id: 22563574</text:p>
      <!--METADATA-->
      <text:p text:style-name="P4">
Odesa region(20:51). Red Alert: aerial threat. Sirens sounding. Take covernow!</text:p>
      <text:p text:style-name="P4">
News Collection Link: <text:a xlink:type="simple" xlink:href="https://liveuamap.com/en/2023/17-may-odeska-oblast2051-red-alert-aerial-thrg" text:style-name="Internet_20_link" text:visited-style-name="Visited_20_Internet_20_Link">
https://liveuamap.com/en/2023/17-may-odeska-oblast2051-red-alert-aerial-thrg</text:a>
</text:p>
      <text:p text:style-name="P4">
News Source: <text:a xlink:type="simple" xlink:href="https://t.me/suspilneodesa/23292" text:style-name="Internet_20_link" text:visited-style-name="Visited_20_Internet_20_Link">
https://t.me/suspilneodesa/23292</text:a>
</text:p>
      <!--NEWS-->
      <text:h text:style-name="P10" text:outline-level="1">
<text:span text:style-name="T4">
Kharkiv, Kharkivska Oblast(18:30). Red Alert: aerial threat. Sirens sounding. Take cover now!</text:span>
</text:h>
      <text:p text:style-name="P4">
Authors: liveuamap (Language: en)</text:p>
      <text:p text:style-name="P4">
Time: 2023-05-17T-84:31:00</text:p>
      <text:p text:style-name="P4">
Location: Kharkiv (Latitude:49.98109 Longtitude:36.25397)</text:p>
      <text:p text:style-name="P4">
Videos: []</text:p>
      <text:p text:style-name="P4">
Images: []</text:p>
      <text:p text:style-name="P4">
Tags: ["Europe", "Central and Eastern Europe"]</text:p>
      <text:p text:style-name="P4">
Id: 22563510</text:p>
      <!--METADATA-->
      <text:p text:style-name="P4">
Kharkiv, Kharkiv region(18:30). Red Alert: aerial threat. Sirens sounding.Take cover now!</text:p>
      <text:p text:style-name="P4">
News Collection Link: <text:a xlink:type="simple" xlink:href="https://liveuamap.com/en/2023/17-may-kharkiv-kharkivska-oblast1830-red-alerg" text:style-name="Internet_20_link" text:visited-style-name="Visited_20_Internet_20_Link">
https://liveuamap.com/en/2023/17-may-kharkiv-kharkivska-oblast1830-red-alerg</text:a>
</text:p>
      <text:p text:style-name="P4">
News Source: <text:a xlink:type="simple" xlink:href="https://t.me/suspilnekharkiv/24921" text:style-name="Internet_20_link" text:visited-style-name="Visited_20_Internet_20_Link">
https://t.me/suspilnekharkiv/24921</text:a>
</text:p>
      <!--NEWS-->
      <text:h text:style-name="P10" text:outline-level="1">
<text:span text:style-name="T4">
Cherkaska Oblast(23:55). Red Alert: aerial threat. Sirens sounding. Take cover now!</text:span>
</text:h>
      <text:p text:style-name="P4">
Authors: liveuamap (Language: en)</text:p>
      <text:p text:style-name="P4">
Time: 2023-05-17T17:57:00</text:p>
      <text:p text:style-name="P4">
Location: Cherkaska Oblast (Latitude:49.24991 Longtitude:31.33289)</text:p>
      <text:p text:style-name="P4">
Videos: []</text:p>
      <text:p text:style-name="P4">
Images: []</text:p>
      <text:p text:style-name="P4">
Tags: ["Europe", "Central and Eastern Europe"]</text:p>
      <text:p text:style-name="P4">
Id: 22563595</text:p>
      <!--METADATA-->
      <text:p text:style-name="P4">
Cherkas(23:55). Red Alert: aerial threat. Sirens sounding. Take covernow!</text:p>
      <text:p text:style-name="P4">
News Collection Link: <text:a xlink:type="simple" xlink:href="https://liveuamap.com/en/2023/17-may-cherkaska-oblast2355-red-alert-aerial-g" text:style-name="Internet_20_link" text:visited-style-name="Visited_20_Internet_20_Link">
https://liveuamap.com/en/2023/17-may-cherkaska-oblast2355-red-alert-aerial-g</text:a>
</text:p>
      <text:p text:style-name="P4">
News Source: <text:a xlink:type="simple" xlink:href="https://t.me/air_alert_ua/45752" text:style-name="Internet_20_link" text:visited-style-name="Visited_20_Internet_20_Link">
https://t.me/air_alert_ua/45752</text:a>
</text:p>
      <!--NEWS-->
      <text:h text:style-name="P10" text:outline-level="1">
<text:span text:style-name="T4">
Kharkiv, Kharkivska Oblast(00:36). Red Alert: aerial threat. Sirens sounding. Take cover now!</text:span>
</text:h>
      <text:p text:style-name="P4">
Authors: liveuamap (Language: en)</text:p>
      <text:p text:style-name="P4">
Time: 2023-05-17T18:38:00</text:p>
      <text:p text:style-name="P4">
Location: Kharkiv (Latitude:49.98202 Longtitude:36.25222)</text:p>
      <text:p text:style-name="P4">
Videos: []</text:p>
      <text:p text:style-name="P4">
Images: []</text:p>
      <text:p text:style-name="P4">
Tags: ["Europe", "Central and Eastern Europe"]</text:p>
      <text:p text:style-name="P4">
Id: 22563596</text:p>
      <!--METADATA-->
      <text:p text:style-name="P4">
Kharkiv, Kharkiv region(00:36). Red Alert: aerial threat. Sirens sounding.Take cover now!</text:p>
      <text:p text:style-name="P4">
News Collection Link: <text:a xlink:type="simple" xlink:href="https://liveuamap.com/en/2023/17-may-kharkiv-kharkivska-oblast0036-red-alerg" text:style-name="Internet_20_link" text:visited-style-name="Visited_20_Internet_20_Link">
https://liveuamap.com/en/2023/17-may-kharkiv-kharkivska-oblast0036-red-alerg</text:a>
</text:p>
      <text:p text:style-name="P4">
News Source: <text:a xlink:type="simple" xlink:href="https://t.me/air_alert_ua/45755" text:style-name="Internet_20_link" text:visited-style-name="Visited_20_Internet_20_Link">
https://t.me/air_alert_ua/45755</text:a>
</text:p>
      <!--NEWS-->
      <text:h text:style-name="P10" text:outline-level="1">
<text:span text:style-name="T4">
Donetsk region, Zaporizhzhya region, Poltava region, Dnipro, Dnipropetrovsk region (00: ZIA). Re...</text:span>
</text:h>
      <text:p text:style-name="P4">
Authors: liveuamap (Language: en)</text:p>
      <text:p text:style-name="P4">
Time: 2023-05-17T18:40:00</text:p>
      <text:p text:style-name="P4">
Location: Donetsk Oblast (Latitude:48.72749 Longtitude:37.57837)</text:p>
      <text:p text:style-name="P4">
Videos: []</text:p>
      <text:p text:style-name="P4">
Images: []</text:p>
      <text:p text:style-name="P4">
Tags: ["Europe", "Central and Eastern Europe"]</text:p>
      <text:p text:style-name="P4">
Id: 22563597</text:p>
      <!--METADATA-->
      <text:p text:style-name="P4">
Donetsk region, Zaporizhzhya region, Poltava region, Dnipro, Dnipropetrovsk region(00:39). Red Alert: aerial threat. Sirens sounding. Take cover now!</text:p>
      <text:p text:style-name="P4">
News Collection Link: <text:a xlink:type="simple" xlink:href="https://liveuamap.com/en/2023/17-may-donetsk-oblast-zaporizka-oblast-poltavg" text:style-name="Internet_20_link" text:visited-style-name="Visited_20_Internet_20_Link">
https://liveuamap.com/en/2023/17-may-donetsk-oblast-zaporizka-oblast-poltavg</text:a>
</text:p>
      <text:p text:style-name="P4">
News Source: <text:a xlink:type="simple" xlink:href="https://t.me/air_alert_ua/45759" text:style-name="Internet_20_link" text:visited-style-name="Visited_20_Internet_20_Link">
https://t.me/air_alert_ua/45759</text:a>
</text:p>
      <!--NEWS-->
      <text:h text:style-name="P10" text:outline-level="1">
<text:span text:style-name="T4">
Kherson, Khersonska Oblast(00:43). Red Alert: aerial threat. Sirens sounding. Take cover now!</text:span>
</text:h>
      <text:p text:style-name="P4">
Authors: liveuamap (Language: en)</text:p>
      <text:p text:style-name="P4">
Time: 2023-05-17T18:44:00</text:p>
      <text:p text:style-name="P4">
Location: Kherson (Latitude:46.65462 Longtitude:32.61661)</text:p>
      <text:p text:style-name="P4">
Videos: []</text:p>
      <text:p text:style-name="P4">
Images: []</text:p>
      <text:p text:style-name="P4">
Tags: ["Europe", "Central and Eastern Europe"]</text:p>
      <text:p text:style-name="P4">
Id: 22563598</text:p>
      <!--METADATA-->
      <text:p text:style-name="P4">
Kherson, Kherson region(00:43). Red Alert: aerial threat. Sirens sounding.Take cover now!</text:p>
      <text:p text:style-name="P4">
News Collection Link: <text:a xlink:type="simple" xlink:href="https://liveuamap.com/en/2023/17-may-kherson-khersonska-oblast0043-red-alerg" text:style-name="Internet_20_link" text:visited-style-name="Visited_20_Internet_20_Link">
https://liveuamap.com/en/2023/17-may-kherson-khersonska-oblast0043-red-alerg</text:a>
</text:p>
      <text:p text:style-name="P4">
News Source: <text:a xlink:type="simple" xlink:href="https://t.me/air_alert_ua/45760" text:style-name="Internet_20_link" text:visited-style-name="Visited_20_Internet_20_Link">
https://t.me/air_alert_ua/45760</text:a>
</text:p>
      <!--NEWS-->
      <text:h text:style-name="P10" text:outline-level="1">
<text:span text:style-name="T4">
Sumska Oblast(00:47). Red Alert: aerial threat. Sirens sounding. Take cover now!</text:span>
</text:h>
      <text:p text:style-name="P4">
Authors: liveuamap (Language: en)</text:p>
      <text:p text:style-name="P4">
Time: 2023-05-17T18:49:00</text:p>
      <text:p text:style-name="P4">
Location: Sumska Oblast (Latitude:51.00069 Longtitude:33.9995)</text:p>
      <text:p text:style-name="P4">
Videos: []</text:p>
      <text:p text:style-name="P4">
Images: []</text:p>
      <text:p text:style-name="P4">
Tags: ["Europe", "Central and Eastern Europe"]</text:p>
      <text:p text:style-name="P4">
Id: 22563599</text:p>
      <!--METADATA-->
      <text:p text:style-name="P4">
Sumy region(00:47). Red Alert: aerial threat. Sirens sounding. Take covernow!</text:p>
      <text:p text:style-name="P4">
News Collection Link: <text:a xlink:type="simple" xlink:href="https://liveuamap.com/en/2023/17-may-sumska-oblast0047-red-alert-aerial-thrg" text:style-name="Internet_20_link" text:visited-style-name="Visited_20_Internet_20_Link">
https://liveuamap.com/en/2023/17-may-sumska-oblast0047-red-alert-aerial-thrg</text:a>
</text:p>
      <text:p text:style-name="P4">
News Source: <text:a xlink:type="simple" xlink:href="https://t.me/air_alert_ua/45761" text:style-name="Internet_20_link" text:visited-style-name="Visited_20_Internet_20_Link">
https://t.me/air_alert_ua/45761</text:a>
</text:p>
      <!--NEWS-->
      <text:h text:style-name="P10" text:outline-level="1">
<text:span text:style-name="T4">
Poltavska Oblast(01:48). Red Alert: aerial threat. Sirens sounding. Take cover now!</text:span>
</text:h>
      <text:p text:style-name="P4">
Authors: liveuamap (Language: en)</text:p>
      <text:p text:style-name="P4">
Time: 2023-05-17T19:48:00</text:p>
      <text:p text:style-name="P4">
Location: Poltavska Oblast (Latitude:49.47602 Longtitude:33.81744)</text:p>
      <text:p text:style-name="P4">
Videos: []</text:p>
      <text:p text:style-name="P4">
Images: []</text:p>
      <text:p text:style-name="P4">
Tags: ["Europe", "Central and Eastern Europe"]</text:p>
      <text:p text:style-name="P4">
Id: 22563602</text:p>
      <!--METADATA-->
      <text:p text:style-name="P4">
Poltava(01:48). Red Alert: aerial threat. Sirens sounding. Take covernow!</text:p>
      <text:p text:style-name="P4">
News Collection Link: <text:a xlink:type="simple" xlink:href="https://liveuamap.com/en/2023/17-may-poltavska-oblast0148-red-alert-aerial-g" text:style-name="Internet_20_link" text:visited-style-name="Visited_20_Internet_20_Link">
https://liveuamap.com/en/2023/17-may-poltavska-oblast0148-red-alert-aerial-g</text:a>
</text:p>
      <text:p text:style-name="P4">
News Source: <text:a xlink:type="simple" xlink:href="https://t.me/suspilnepoltava/11208" text:style-name="Internet_20_link" text:visited-style-name="Visited_20_Internet_20_Link">
https://t.me/suspilnepoltava/11208</text:a>
</text:p>
      <!--NEWS-->
      <text:h text:style-name="P10" text:outline-level="1">
<text:span text:style-name="T4">
Sumy region, Zaporizhzhya region, Donetsk region, Mykolaiv, Mykolaiv region (01: Chia). Red Al ...</text:span>
</text:h>
      <text:p text:style-name="P4">
Authors: liveuamap (Language: en)</text:p>
      <text:p text:style-name="P4">
Time: 2023-05-17T19:50:00</text:p>
      <text:p text:style-name="P4">
Location: Sumska Oblast (Latitude:51.00117 Longtitude:34.00093)</text:p>
      <text:p text:style-name="P4">
Videos: []</text:p>
      <text:p text:style-name="P4">
Images: []</text:p>
      <text:p text:style-name="P4">
Tags: ["Europe", "Central and Eastern Europe"]</text:p>
      <text:p text:style-name="P4">
Id: 22563604</text:p>
      <!--METADATA-->
      <text:p text:style-name="P4">
Sumy region, Zaporizhzhya region, Donetsk region, Mykolaiv, Mykolaivska region(01:49). Red Alert: aerial threat. Sirens sounding. Take cover now!</text:p>
      <text:p text:style-name="P4">
News Collection Link: <text:a xlink:type="simple" xlink:href="https://liveuamap.com/en/2023/17-may-sumska-oblast-zaporizka-oblast-donetskg" text:style-name="Internet_20_link" text:visited-style-name="Visited_20_Internet_20_Link">
https://liveuamap.com/en/2023/17-may-sumska-oblast-zaporizka-oblast-donetskg</text:a>
</text:p>
      <text:p text:style-name="P4">
News Source: <text:a xlink:type="simple" xlink:href="https://t.me/air_alert_ua/45776" text:style-name="Internet_20_link" text:visited-style-name="Visited_20_Internet_20_Link">
https://t.me/air_alert_ua/45776</text:a>
</text:p>
      <!--NEWS-->
      <text:h text:style-name="P10" text:outline-level="1">
<text:span text:style-name="T4">
Kherson, Khersonska Oblast(01:50). Red Alert: aerial threat. Sirens sounding. Take cover now!</text:span>
</text:h>
      <text:p text:style-name="P4">
Authors: liveuamap (Language: en)</text:p>
      <text:p text:style-name="P4">
Time: 2023-05-17T19:52:00</text:p>
      <text:p text:style-name="P4">
Location: Kherson (Latitude:46.65619 Longtitude:32.61804)</text:p>
      <text:p text:style-name="P4">
Videos: []</text:p>
      <text:p text:style-name="P4">
Images: []</text:p>
      <text:p text:style-name="P4">
Tags: ["Europe", "Central and Eastern Europe"]</text:p>
      <text:p text:style-name="P4">
Id: 22563605</text:p>
      <!--METADATA-->
      <text:p text:style-name="P4">
Kherson, Kherson region(01:50). Red Alert: aerial threat. Sirens sounding.Take cover now!</text:p>
      <text:p text:style-name="P4">
News Collection Link: <text:a xlink:type="simple" xlink:href="https://liveuamap.com/en/2023/17-may-kherson-khersonska-oblast0150-red-alerg" text:style-name="Internet_20_link" text:visited-style-name="Visited_20_Internet_20_Link">
https://liveuamap.com/en/2023/17-may-kherson-khersonska-oblast0150-red-alerg</text:a>
</text:p>
      <text:p text:style-name="P4">
News Source: <text:a xlink:type="simple" xlink:href="https://t.me/air_alert_ua/45777" text:style-name="Internet_20_link" text:visited-style-name="Visited_20_Internet_20_Link">
https://t.me/air_alert_ua/45777</text:a>
</text:p>
      <!--NEWS-->
      <text:h text:style-name="P10" text:outline-level="1">
<text:span text:style-name="T4">
Odeska Oblast(01:54). Red Alert: aerial threat. Sirens sounding. Take cover now!</text:span>
</text:h>
      <text:p text:style-name="P4">
Authors: liveuamap (Language: en)</text:p>
      <text:p text:style-name="P4">
Time: 2023-05-17T19:56:00</text:p>
      <text:p text:style-name="P4">
Location: Odeska Oblast (Latitude:46.75000000 Longtitude:30.25000000)</text:p>
      <text:p text:style-name="P4">
Videos: []</text:p>
      <text:p text:style-name="P4">
Images: []</text:p>
      <text:p text:style-name="P4">
Tags: ["Europe", "Central and Eastern Europe"]</text:p>
      <text:p text:style-name="P4">
Id: 22563606</text:p>
      <!--METADATA-->
      <text:p text:style-name="P4">
Odesa region(01:54). Red Alert: aerial threat. Sirens sounding. Take covernow!</text:p>
      <text:p text:style-name="P4">
News Collection Link: <text:a xlink:type="simple" xlink:href="https://liveuamap.com/en/2023/17-may-odeska-oblast0154-red-alert-aerial-thrg" text:style-name="Internet_20_link" text:visited-style-name="Visited_20_Internet_20_Link">
https://liveuamap.com/en/2023/17-may-odeska-oblast0154-red-alert-aerial-thrg</text:a>
</text:p>
      <text:p text:style-name="P4">
News Source: <text:a xlink:type="simple" xlink:href="https://t.me/suspilneodesa/23301" text:style-name="Internet_20_link" text:visited-style-name="Visited_20_Internet_20_Link">
https://t.me/suspilneodesa/23301</text:a>
</text:p>
      <!--NEWS-->
      <text:h text:style-name="P10" text:outline-level="1">
<text:span text:style-name="T4">
Kyiv(02:10). Red Alert: aerial threat. Sirens sounding. Take cover now!</text:span>
</text:h>
      <text:p text:style-name="P4">
Authors: liveuamap (Language: en)</text:p>
      <text:p text:style-name="P4">
Time: 2023-05-17T20:12:00</text:p>
      <text:p text:style-name="P4">
Location: Kyiv (Latitude:50.44454 Longtitude:30.52902)</text:p>
      <text:p text:style-name="P4">
Videos: []</text:p>
      <text:p text:style-name="P4">
Images: []</text:p>
      <text:p text:style-name="P4">
Tags: ["Europe", "Central and Eastern Europe"]</text:p>
      <text:p text:style-name="P4">
Id: 22563607</text:p>
      <!--METADATA-->
      <text:p text:style-name="P4">
Kyiv(02:10). Red Alert: aerial threat. Sirens sounding. Take cover now!</text:p>
      <text:p text:style-name="P4">
News Collection Link: <text:a xlink:type="simple" xlink:href="https://liveuamap.com/en/2023/18-may-kyiv0210-red-alert-aerial-threat-sireng" text:style-name="Internet_20_link" text:visited-style-name="Visited_20_Internet_20_Link">
https://liveuamap.com/en/2023/18-may-kyiv0210-red-alert-aerial-threat-sireng</text:a>
</text:p>
      <text:p text:style-name="P4">
News Source: <text:a xlink:type="simple" xlink:href="https://t.me/KyivCityOfficial/6716" text:style-name="Internet_20_link" text:visited-style-name="Visited_20_Internet_20_Link">
https://t.me/KyivCityOfficial/6716</text:a>
</text:p>
      <!--NEWS-->
      <text:h text:style-name="P10" text:outline-level="1">
<text:span text:style-name="T4">
Chernihivska Oblast(02:12). Red Alert: aerial threat. Sirens sounding. Take cover now!</text:span>
</text:h>
      <text:p text:style-name="P4">
Authors: liveuamap (Language: en)</text:p>
      <text:p text:style-name="P4">
Time: 2023-05-17T20:13:00</text:p>
      <text:p text:style-name="P4">
Location: Chernihivska Oblast (Latitude:51.33363 Longtitude:32.00017)</text:p>
      <text:p text:style-name="P4">
Videos: []</text:p>
      <text:p text:style-name="P4">
Images: []</text:p>
      <text:p text:style-name="P4">
Tags: ["Europe", "Central and Eastern Europe"]</text:p>
      <text:p text:style-name="P4">
Id: 22563608</text:p>
      <!--METADATA-->
      <text:p text:style-name="P4">
Chernihiv region(02:12). Red Alert: aerial threat. Sirens sounding. Takecover now!</text:p>
      <text:p text:style-name="P4">
News Collection Link: <text:a xlink:type="simple" xlink:href="https://liveuamap.com/en/2023/18-may-chernihivska-oblast0212-red-alert-aerig" text:style-name="Internet_20_link" text:visited-style-name="Visited_20_Internet_20_Link">
https://liveuamap.com/en/2023/18-may-chernihivska-oblast0212-red-alert-aerig</text:a>
</text:p>
      <text:p text:style-name="P4">
News Source: <text:a xlink:type="simple" xlink:href="https://t.me/suspilnechernihiv/18684" text:style-name="Internet_20_link" text:visited-style-name="Visited_20_Internet_20_Link">
https://t.me/suspilnechernihiv/18684</text:a>
</text:p>
      <!--NEWS-->
      <text:h text:style-name="P10" text:outline-level="1">
<text:span text:style-name="T4">
Zhytomyr, Zhytomyr region, Kiev region (02:12). Red Alrt: Aerial Tchretate. Sirens Sounding. ...</text:span>
</text:h>
      <text:p text:style-name="P4">
Authors: liveuamap (Language: en)</text:p>
      <text:p text:style-name="P4">
Time: 2023-05-17T20:14:00</text:p>
      <text:p text:style-name="P4">
Location: Zhytomyr (Latitude:50.26374 Longtitude:28.67611)</text:p>
      <text:p text:style-name="P4">
Videos: []</text:p>
      <text:p text:style-name="P4">
Images: []</text:p>
      <text:p text:style-name="P4">
Tags: ["Europe", "Central and Eastern Europe"]</text:p>
      <text:p text:style-name="P4">
Id: 22563609</text:p>
      <!--METADATA-->
      <text:p text:style-name="P4">
Zhytomyr, Zhytomyr region, Kyiv region(02:12). Red Alert: aerial threat.Sirens sounding. Take cover now!</text:p>
      <text:p text:style-name="P4">
News Collection Link: <text:a xlink:type="simple" xlink:href="https://liveuamap.com/en/2023/18-may-zhytomyr-zhytomyrska-oblast-kyiv-oblasg" text:style-name="Internet_20_link" text:visited-style-name="Visited_20_Internet_20_Link">
https://liveuamap.com/en/2023/18-may-zhytomyr-zhytomyrska-oblast-kyiv-oblasg</text:a>
</text:p>
      <text:p text:style-name="P4">
News Source: <text:a xlink:type="simple" xlink:href="https://t.me/air_alert_ua/45782" text:style-name="Internet_20_link" text:visited-style-name="Visited_20_Internet_20_Link">
https://t.me/air_alert_ua/45782</text:a>
</text:p>
      <!--NEWS-->
      <text:h text:style-name="P10" text:outline-level="1">
<text:span text:style-name="T4">
Vinnytska Oblast(02:14). Red Alert: aerial threat. Sirens sounding. Take cover now!</text:span>
</text:h>
      <text:p text:style-name="P4">
Authors: liveuamap (Language: en)</text:p>
      <text:p text:style-name="P4">
Time: 2023-05-17T20:16:00</text:p>
      <text:p text:style-name="P4">
Location: Vinnytska Oblast (Latitude:48.91667000 Longtitude:28.66667000)</text:p>
      <text:p text:style-name="P4">
Videos: []</text:p>
      <text:p text:style-name="P4">
Images: []</text:p>
      <text:p text:style-name="P4">
Tags: ["Europe", "Central and Eastern Europe"]</text:p>
      <text:p text:style-name="P4">
Id: 22563610</text:p>
      <!--METADATA-->
      <text:p text:style-name="P4">
Vinnytsia region(02:14). Red Alert: aerial threat. Sirens sounding. Take covernow!</text:p>
      <text:p text:style-name="P4">
News Collection Link: <text:a xlink:type="simple" xlink:href="https://liveuamap.com/en/2023/18-may-vinnytska-oblast0214-red-alert-aerial-g" text:style-name="Internet_20_link" text:visited-style-name="Visited_20_Internet_20_Link">
https://liveuamap.com/en/2023/18-may-vinnytska-oblast0214-red-alert-aerial-g</text:a>
</text:p>
      <text:p text:style-name="P4">
News Source: <text:a xlink:type="simple" xlink:href="https://t.me/air_alert_ua/45783" text:style-name="Internet_20_link" text:visited-style-name="Visited_20_Internet_20_Link">
https://t.me/air_alert_ua/45783</text:a>
</text:p>
      <!--NEWS-->
      <text:h text:style-name="P10" text:outline-level="1">
<text:span text:style-name="T4">
Transcarpathia region, Volyn region, Chernivtsi region, Ternopil, Ternopil region, Khmel ...</text:span>
</text:h>
      <text:p text:style-name="P4">
Authors: liveuamap (Language: en)</text:p>
      <text:p text:style-name="P4">
Time: 2023-05-17T20:49:00</text:p>
      <text:p text:style-name="P4">
Location: Zakarpattia Oblast (Latitude:48.33333000 Longtitude:23.00000000)</text:p>
      <text:p text:style-name="P4">
Videos: []</text:p>
      <text:p text:style-name="P4">
Images: []</text:p>
      <text:p text:style-name="P4">
Tags: ["Europe", "Central and Eastern Europe"]</text:p>
      <text:p text:style-name="P4">
Id: 22563612</text:p>
      <!--METADATA-->
      <text:p text:style-name="P4">
Transcarpathia region, Volyn region, Chernivtsi region, Ternopil, Ternopil region, Khmelnytsky region(02:48). Red Alert: aerial threat.Sirens sounding. Take cover now!</text:p>
      <text:p text:style-name="P4">
News Collection Link: <text:a xlink:type="simple" xlink:href="https://liveuamap.com/en/2023/18-may-zakarpattia-oblast-volynska-oblast-cheg" text:style-name="Internet_20_link" text:visited-style-name="Visited_20_Internet_20_Link">
https://liveuamap.com/en/2023/18-may-zakarpattia-oblast-volynska-oblast-cheg</text:a>
</text:p>
      <text:p text:style-name="P4">
News Source: <text:a xlink:type="simple" xlink:href="https://t.me/air_alert_ua/45788" text:style-name="Internet_20_link" text:visited-style-name="Visited_20_Internet_20_Link">
https://t.me/air_alert_ua/45788</text:a>
</text:p>
      <!--NEWS-->
      <text:h text:style-name="P10" text:outline-level="1">
<text:span text:style-name="T4">
Lviv, Lviv Oblast, Ivano-Frankivsk, Ivano-Frankivsk region, Rivne, Rivne region (02: which ...</text:span>
</text:h>
      <text:p text:style-name="P4">
Authors: liveuamap (Language: en)</text:p>
      <text:p text:style-name="P4">
Time: 2023-05-17T20:51:00</text:p>
      <text:p text:style-name="P4">
Location: Lviv (Latitude:49.83826000 Longtitude:24.02324000)</text:p>
      <text:p text:style-name="P4">
Videos: []</text:p>
      <text:p text:style-name="P4">
Images: []</text:p>
      <text:p text:style-name="P4">
Tags: ["Europe", "Central and Eastern Europe"]</text:p>
      <text:p text:style-name="P4">
Id: 22563613</text:p>
      <!--METADATA-->
      <text:p text:style-name="P4">
Lviv, Lviv region, Ivano-Frankivsk, Ivano-Frankivsk region, Rivne, Rivne region(02:49). Red Alert: aerial threat. Sirens sounding. Take covernow!</text:p>
      <text:p text:style-name="P4">
News Collection Link: <text:a xlink:type="simple" xlink:href="https://liveuamap.com/en/2023/18-may-lviv-lvivska-oblast-ivanofrankivsk-ivag" text:style-name="Internet_20_link" text:visited-style-name="Visited_20_Internet_20_Link">
https://liveuamap.com/en/2023/18-may-lviv-lvivska-oblast-ivanofrankivsk-ivag</text:a>
</text:p>
      <text:p text:style-name="P4">
News Source: <text:a xlink:type="simple" xlink:href="https://t.me/air_alert_ua/45791" text:style-name="Internet_20_link" text:visited-style-name="Visited_20_Internet_20_Link">
https://t.me/air_alert_ua/45791</text:a>
</text:p>
      <!--NEWS-->
      <text:h text:style-name="P10" text:outline-level="1">
<text:span text:style-name="T4">
Air defense in Vinnytsia region is responding to cruise missile attack</text:span>
</text:h>
      <text:p text:style-name="P4">
Authors: liveuamap (Language: en)</text:p>
      <text:p text:style-name="P4">
Time: 2023-05-17T22:01:15</text:p>
      <text:p text:style-name="P4">
Location: Vinnytsia (Latitude:49.22904000 Longtitude:28.46421000)</text:p>
      <text:p text:style-name="P4">
Videos: []</text:p>
      <text:p text:style-name="P4">
Images: []</text:p>
      <text:p text:style-name="P4">
Tags: ["Europe", "Central and Eastern Europe"]</text:p>
      <text:p text:style-name="P4">
Id: 22563614</text:p>
      <!--METADATA-->
      <text:p text:style-name="P4">
Air defense in Vinnytsia region is responding to cruise missile attack</text:p>
      <text:p text:style-name="P4">
News Collection Link: <text:a xlink:type="simple" xlink:href="https://liveuamap.com/en/2023/18-may-air-defense-in-vinnytsia-region-is-responding-to-cruise" text:style-name="Internet_20_link" text:visited-style-name="Visited_20_Internet_20_Link">
https://liveuamap.com/en/2023/18-may-air-defense-in-vinnytsia-region-is-responding-to-cruise</text:a>
</text:p>
      <text:p text:style-name="P4">
News Source: <text:a xlink:type="simple" xlink:href="https://t.me/channel24_ua/88731" text:style-name="Internet_20_link" text:visited-style-name="Visited_20_Internet_20_Link">
https://t.me/channel24_ua/88731</text:a>
</text:p>
      <!--NEWS-->
      <text:h text:style-name="P10" text:outline-level="1">
<text:span text:style-name="T4">
Explosions reported in Khmelnitsky region</text:span>
</text:h>
      <text:p text:style-name="P4">
Authors: liveuamap (Language: en)</text:p>
      <text:p text:style-name="P4">
Time: 2023-05-17T22:02:35</text:p>
      <text:p text:style-name="P4">
Location: Khmelnitsky (Latitude:49.50373 Longtitude:27.26395)</text:p>
      <text:p text:style-name="P4">
Videos: []</text:p>
      <text:p text:style-name="P4">
Images: []</text:p>
      <text:p text:style-name="P4">
Tags: ["Europe", "Central and Eastern Europe"]</text:p>
      <text:p text:style-name="P4">
Id: 22563615</text:p>
      <!--METADATA-->
      <text:p text:style-name="P4">
Explosions reported in Khmelnitsky region</text:p>
      <text:p text:style-name="P4">
News Collection Link: <text:a xlink:type="simple" xlink:href="https://liveuamap.com/en/2023/18-may-explosions-reported-in-khmelnitsky-region-" text:style-name="Internet_20_link" text:visited-style-name="Visited_20_Internet_20_Link">
https://liveuamap.com/en/2023/18-may-explosions-reported-in-khmelnitsky-region-</text:a>
</text:p>
      <text:p text:style-name="P4">
News Source: <text:a xlink:type="simple" xlink:href="https://t.me/ukrinform_news/99222" text:style-name="Internet_20_link" text:visited-style-name="Visited_20_Internet_20_Link">
https://t.me/ukrinform_news/99222</text:a>
</text:p>
      <!--NEWS-->
      <text:h text:style-name="P10" text:outline-level="1">
<text:span text:style-name="T4">
Explosions reported in Kyiv region</text:span>
</text:h>
      <text:p text:style-name="P4">
Authors: liveuamap (Language: en)</text:p>
      <text:p text:style-name="P4">
Time: 2023-05-17T22:03:36</text:p>
      <text:p text:style-name="P4">
Location: Kyiv (Latitude:50.67035 Longtitude:30.50079)</text:p>
      <text:p text:style-name="P4">
Videos: []</text:p>
      <text:p text:style-name="P4">
Images: []</text:p>
      <text:p text:style-name="P4">
Tags: []</text:p>
      <text:p text:style-name="P4">
Id: 22563616</text:p>
      <!--METADATA-->
      <text:p text:style-name="P4">
Explosions reported in Kyiv region</text:p>
      <text:p text:style-name="P4">
News Collection Link: <text:a xlink:type="simple" xlink:href="https://liveuamap.com/en/2023/18-may-explosions-reported-in-kyiv-region-" text:style-name="Internet_20_link" text:visited-style-name="Visited_20_Internet_20_Link">
https://liveuamap.com/en/2023/18-may-explosions-reported-in-kyiv-region-</text:a>
</text:p>
      <text:p text:style-name="P4">
News Source: <text:a xlink:type="simple" xlink:href="https://t.me/kievreal1/41210" text:style-name="Internet_20_link" text:visited-style-name="Visited_20_Internet_20_Link">
https://t.me/kievreal1/41210</text:a>
</text:p>
      <!--NEWS-->
      <text:h text:style-name="P10" text:outline-level="1">
<text:span text:style-name="T4">
Explosions reported in Kyiv</text:span>
</text:h>
      <text:p text:style-name="P4">
Authors: liveuamap (Language: en)</text:p>
      <text:p text:style-name="P4">
Time: 2023-05-17T22:05:03</text:p>
      <text:p text:style-name="P4">
Location: Kyiv, Kyiv city (Latitude:50.45717 Longtitude:30.55075)</text:p>
      <text:p text:style-name="P4">
Videos: []</text:p>
      <text:p text:style-name="P4">
Images: []</text:p>
      <text:p text:style-name="P4">
Tags: []</text:p>
      <text:p text:style-name="P4">
Id: 22563617</text:p>
      <!--METADATA-->
      <text:p text:style-name="P4">
Explosions reported in Kyiv</text:p>
      <text:p text:style-name="P4">
News Collection Link: <text:a xlink:type="simple" xlink:href="https://liveuamap.com/en/2023/18-may-explosions-reported-in-kyiv" text:style-name="Internet_20_link" text:visited-style-name="Visited_20_Internet_20_Link">
https://liveuamap.com/en/2023/18-may-explosions-reported-in-kyiv</text:a>
</text:p>
      <text:p text:style-name="P4">
News Source: <text:a xlink:type="simple" xlink:href="https://t.me/hromadske_ua/32855" text:style-name="Internet_20_link" text:visited-style-name="Visited_20_Internet_20_Link">
https://t.me/hromadske_ua/32855</text:a>
</text:p>
      <!--NEWS-->
      <text:h text:style-name="P10" text:outline-level="1">
<text:span text:style-name="T4">
Fire reported in Kyiv as debris of a missile have fallen</text:span>
</text:h>
      <text:p text:style-name="P4">
Authors: liveuamap (Language: en)</text:p>
      <text:p text:style-name="P4">
Time: 2023-05-17T22:17:45</text:p>
      <text:p text:style-name="P4">
Location: Kyiv, Kyiv city (Latitude:50.4598 Longtitude:30.5547)</text:p>
      <text:p text:style-name="P4">
Videos: []</text:p>
      <text:p text:style-name="P4">
Images: ["<text:a xlink:type="simple" xlink:href="https://liveuamap.com/pics/2023/05/18/22563618_0.jpg" text:style-name="Internet_20_link" text:visited-style-name="Visited_20_Internet_20_Link">
22563618_0.jpg</text:a>
"]</text:p>
      <text:p text:style-name="P4">
Tags: ["Europe", "Central and Eastern Europe"]</text:p>
      <text:p text:style-name="P4">
Id: 22563618</text:p>
      <!--METADATA-->
      <text:p text:style-name="P4">
Fire reported in Kyiv as debris of a missile have fallen</text:p>
      <text:p text:style-name="P4">
<draw:frame draw:style-name="fr1" draw:name="Image2" text:anchor-type="as-char" svg:width="6.9236in" svg:height="8.341687in" draw:z-index="0">
<draw:image xlink:href="../Images/liveuamap/2023-05-17T22-17-45/22563618_0.jpg" xlink:type="simple" xlink:show="embed" xlink:actuate="onLoad" draw:mime-type="image/jpeg"/>
</draw:frame>
News Collection Link: <text:a xlink:type="simple" xlink:href="https://liveuamap.com/en/2023/18-may-fire-reported-in-kyiv-as-debris-of-a-missile-have" text:style-name="Internet_20_link" text:visited-style-name="Visited_20_Internet_20_Link">
https://liveuamap.com/en/2023/18-may-fire-reported-in-kyiv-as-debris-of-a-missile-have</text:a>
</text:p>
      <text:p text:style-name="P4">
News Source: <text:a xlink:type="simple" xlink:href="https://t.me/kievreal1/41216" text:style-name="Internet_20_link" text:visited-style-name="Visited_20_Internet_20_Link">
https://t.me/kievreal1/41216</text:a>
</text:p>
      <!--NEWS-->
      <text:h text:style-name="P10" text:outline-level="1">
<text:span text:style-name="T4">
Dnipro(04:19). Red Alert: aerial threat. Sirens sounding. Take cover now!</text:span>
</text:h>
      <text:p text:style-name="P4">
Authors: liveuamap (Language: en)</text:p>
      <text:p text:style-name="P4">
Time: 2023-05-17T22:20:00</text:p>
      <text:p text:style-name="P4">
Location: Dnipro (Latitude:48.46046 Longtitude:35.03942)</text:p>
      <text:p text:style-name="P4">
Videos: []</text:p>
      <text:p text:style-name="P4">
Images: []</text:p>
      <text:p text:style-name="P4">
Tags: ["Europe", "Central and Eastern Europe"]</text:p>
      <text:p text:style-name="P4">
Id: 22563619</text:p>
      <!--METADATA-->
      <text:p text:style-name="P4">
Dnipro(04:19). Red Alert: aerial threat. Sirens sounding. Take cover now!</text:p>
      <text:p text:style-name="P4">
News Collection Link: <text:a xlink:type="simple" xlink:href="https://liveuamap.com/en/2023/18-may-dnipro0419-red-alert-aerial-threat-sirg" text:style-name="Internet_20_link" text:visited-style-name="Visited_20_Internet_20_Link">
https://liveuamap.com/en/2023/18-may-dnipro0419-red-alert-aerial-threat-sirg</text:a>
</text:p>
      <text:p text:style-name="P4">
News Source: <text:a xlink:type="simple" xlink:href="https://t.me/KyivCityOfficial/6717" text:style-name="Internet_20_link" text:visited-style-name="Visited_20_Internet_20_Link">
https://t.me/KyivCityOfficial/6717</text:a>
</text:p>
      <!--NEWS-->
      <text:h text:style-name="P10" text:outline-level="1">
<text:span text:style-name="T4">
More explosions were reported in Kyiv</text:span>
</text:h>
      <text:p text:style-name="P4">
Authors: liveuamap (Language: en)</text:p>
      <text:p text:style-name="P4">
Time: 2023-05-17T22:49:58</text:p>
      <text:p text:style-name="P4">
Location: Kyiv (Latitude:50.63324 Longtitude:30.49908)</text:p>
      <text:p text:style-name="P4">
Videos: []</text:p>
      <text:p text:style-name="P4">
Images: []</text:p>
      <text:p text:style-name="P4">
Tags: []</text:p>
      <text:p text:style-name="P4">
Id: 22563620</text:p>
      <!--METADATA-->
      <text:p text:style-name="P4">
More explosions were reported in Kyiv</text:p>
      <text:p text:style-name="P4">
News Collection Link: <text:a xlink:type="simple" xlink:href="https://liveuamap.com/en/2023/18-may-more-explosions-were-reported-in-kyiv" text:style-name="Internet_20_link" text:visited-style-name="Visited_20_Internet_20_Link">
https://liveuamap.com/en/2023/18-may-more-explosions-were-reported-in-kyiv</text:a>
</text:p>
      <text:p text:style-name="P4">
News Source: <text:a xlink:type="simple" xlink:href="https://t.me/kyiv_polit/33250" text:style-name="Internet_20_link" text:visited-style-name="Visited_20_Internet_20_Link">
https://t.me/kyiv_polit/33250</text:a>
</text:p>
      <!--NEWS-->
      <text:h text:style-name="P10" text:outline-level="1">
<text:span text:style-name="T4">
Mykolaiv, Mykolayivska Oblast(05:27). Red Alert: aerial threat. Sirens sounding. Take cover now!</text:span>
</text:h>
      <text:p text:style-name="P4">
Authors: liveuamap (Language: en)</text:p>
      <text:p text:style-name="P4">
Time: 2023-05-17T23:28:00</text:p>
      <text:p text:style-name="P4">
Location: Mykolaiv (Latitude:46.9488 Longtitude:32.00662)</text:p>
      <text:p text:style-name="P4">
Videos: []</text:p>
      <text:p text:style-name="P4">
Images: []</text:p>
      <text:p text:style-name="P4">
Tags: ["Europe", "Central and Eastern Europe"]</text:p>
      <text:p text:style-name="P4">
Id: 22563621</text:p>
      <!--METADATA-->
      <text:p text:style-name="P4">
Nikolaev, Mykolaiv region(05:27). Red Alert: aerial threat. Sirenssounding. Take cover now!</text:p>
      <text:p text:style-name="P4">
News Collection Link: <text:a xlink:type="simple" xlink:href="https://liveuamap.com/en/2023/18-may-mykolaiv-mykolayivska-oblast0527-red-ag" text:style-name="Internet_20_link" text:visited-style-name="Visited_20_Internet_20_Link">
https://liveuamap.com/en/2023/18-may-mykolaiv-mykolayivska-oblast0527-red-ag</text:a>
</text:p>
      <text:p text:style-name="P4">
News Source: <text:a xlink:type="simple" xlink:href="https://t.me/air_alert_ua/45816" text:style-name="Internet_20_link" text:visited-style-name="Visited_20_Internet_20_Link">
https://t.me/air_alert_ua/45816</text:a>
</text:p>
      <!--NEWS-->
      <text:h text:style-name="P10" text:outline-level="1">
<text:span text:style-name="T4">
Donetsk Oblast(05:52). Red Alert: aerial threat. Sirens sounding. Take cover now!</text:span>
</text:h>
      <text:p text:style-name="P4">
Authors: liveuamap (Language: en)</text:p>
      <text:p text:style-name="P4">
Time: 2023-05-17T23:52:00</text:p>
      <text:p text:style-name="P4">
Location: Donetsk Oblast (Latitude:48.72843 Longtitude:37.57855)</text:p>
      <text:p text:style-name="P4">
Videos: []</text:p>
      <text:p text:style-name="P4">
Images: []</text:p>
      <text:p text:style-name="P4">
Tags: ["Europe", "Central and Eastern Europe"]</text:p>
      <text:p text:style-name="P4">
Id: 22563622</text:p>
      <!--METADATA-->
      <text:p text:style-name="P4">
Donetsk Oblast(05:52). Red Alert: aerial threat. Sirens sounding. Take covernow!</text:p>
      <text:p text:style-name="P4">
News Collection Link: <text:a xlink:type="simple" xlink:href="https://liveuamap.com/en/2023/18-may-donetsk-oblast0552-red-alert-aerial-thg" text:style-name="Internet_20_link" text:visited-style-name="Visited_20_Internet_20_Link">
https://liveuamap.com/en/2023/18-may-donetsk-oblast0552-red-alert-aerial-thg</text:a>
</text:p>
      <text:p text:style-name="P4">
News Source: <text:a xlink:type="simple" xlink:href="https://t.me/air_alert_ua/45818" text:style-name="Internet_20_link" text:visited-style-name="Visited_20_Internet_20_Link">
https://t.me/air_alert_ua/45818</text:a>
</text:p>
      <!--NEWS-->
      <text:h text:style-name="P10" text:outline-level="1">
<text:span text:style-name="T4">
Zaporizka Oblast(05:52). Red Alert: aerial threat. Sirens sounding. Take cover now!</text:span>
</text:h>
      <text:p text:style-name="P4">
Authors: liveuamap (Language: en)</text:p>
      <text:p text:style-name="P4">
Time: 2023-05-17T23:53:00</text:p>
      <text:p text:style-name="P4">
Location: Zaporizka Oblast (Latitude:47.612081 Longtitude:35.764991)</text:p>
      <text:p text:style-name="P4">
Videos: []</text:p>
      <text:p text:style-name="P4">
Images: []</text:p>
      <text:p text:style-name="P4">
Tags: ["Europe", "Central and Eastern Europe"]</text:p>
      <text:p text:style-name="P4">
Id: 22563623</text:p>
      <!--METADATA-->
      <text:p text:style-name="P4">
Zaporizhzhia region(05:52). Red Alert: aerial threat. Sirens sounding. Take covernow!</text:p>
      <text:p text:style-name="P4">
News Collection Link: <text:a xlink:type="simple" xlink:href="https://liveuamap.com/en/2023/18-may-zaporizka-oblast0552-red-alert-aerial-g" text:style-name="Internet_20_link" text:visited-style-name="Visited_20_Internet_20_Link">
https://liveuamap.com/en/2023/18-may-zaporizka-oblast0552-red-alert-aerial-g</text:a>
</text:p>
      <text:p text:style-name="P4">
News Source: <text:a xlink:type="simple" xlink:href="https://t.me/suspilnezaporizhzhya/12928" text:style-name="Internet_20_link" text:visited-style-name="Visited_20_Internet_20_Link">
https://t.me/suspilnezaporizhzhya/12928</text:a>
</text:p>
      <!--NEWS-->
      <text:h text:style-name="P10" text:outline-level="1">
<text:span text:style-name="T4">
Kharkiv, Kharkiv region, Dnipro, Dnipropetrovsk region (05:52). Red Alrt: Aerial Tchretate. ...</text:span>
</text:h>
      <text:p text:style-name="P4">
Authors: liveuamap (Language: en)</text:p>
      <text:p text:style-name="P4">
Time: 2023-05-17T23:55:00</text:p>
      <text:p text:style-name="P4">
Location: Kharkiv (Latitude:49.98081000 Longtitude:36.25272000)</text:p>
      <text:p text:style-name="P4">
Videos: []</text:p>
      <text:p text:style-name="P4">
Images: []</text:p>
      <text:p text:style-name="P4">
Tags: ["Europe", "Central and Eastern Europe"]</text:p>
      <text:p text:style-name="P4">
Id: 22563624</text:p>
      <!--METADATA-->
      <text:p text:style-name="P4">
Kharkiv, Kharkiv region, Dnipro, Dnipropetrovsk region(05:52). Red Alert:aerial threat. Sirens sounding. Take cover now!</text:p>
      <text:p text:style-name="P4">
News Collection Link: <text:a xlink:type="simple" xlink:href="https://liveuamap.com/en/2023/18-may-kharkiv-kharkivska-oblast-dnipro-dniprg" text:style-name="Internet_20_link" text:visited-style-name="Visited_20_Internet_20_Link">
https://liveuamap.com/en/2023/18-may-kharkiv-kharkivska-oblast-dnipro-dniprg</text:a>
</text:p>
      <text:p text:style-name="P4">
News Source: <text:a xlink:type="simple" xlink:href="https://t.me/air_alert_ua/45821" text:style-name="Internet_20_link" text:visited-style-name="Visited_20_Internet_20_Link">
https://t.me/air_alert_ua/45821</text:a>
</text:p>
      <!--NEWS-->
      <text:h text:style-name="P10" text:outline-level="1">
<text:span text:style-name="T4">
Short. War. Day 447. Videoodigest</text:span>
</text:h>
      <text:p text:style-name="P4">
Author: ['АРМІЯINFORM']</text:p>
      <text:p text:style-name="P4">
Time: 2023-05-17T30: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ДАЙДЖЕСТ', 'ВТОРГНЕННЯ РФ', 'ГШ ЗСУ']</text:p>
      <text:p text:style-name="P4">
Category: News</text:p>
      <!--METADATA-->
      <text:p text:style-name="P4">
News Source: <text:a xlink:type="simple" xlink:href="https://armyinform.com.ua/2023/05/17/korotko-vijna-den-447-videodajdzhest/" text:style-name="Internet_20_link" text:visited-style-name="Visited_20_Internet_20_Link">
https://armyinform.com.ua/2023/05/17/korotko-vijna-den-447-videodajdzhest/</text:a>
</text:p>
      <!--NEWS-->
      <text:h text:style-name="P10" text:outline-level="1">
<text:span text:style-name="T4">
UkrPoshta has released audiostyles with stories of military and volunteers to assemble on drones for the Armed Forces</text:span>
</text:h>
      <text:p text:style-name="P4">
Author: ['АРМІЯINFORM']</text:p>
      <text:p text:style-name="P4">
Time: 2023-05-17T31:00:00-04:00</text:p>
      <text:p text:style-name="P4">
Description: About Tse at Facebook, Ukrposhta. In the auditers, you can feel the same: ... war with Ukraine 2022, war with Ukraine latest news today, news war with Ukraine 2022 The last for today, will there be a war between Ukraine and Russia, and when, the war with Ukraine will or not be or not in 2022 , Will there be a war with Ukraine in the near future, they say, the war with Ukraine, Ukrainian news today, Ukrainian news in Ukrainian media in Russian</text:p>
      <text:p text:style-name="P4">
Images: ['<text:a xlink:type="simple" xlink:href="https://armyinform.com.ua/wp-content/uploads/2023/05/photo_2023-05-16_16-48-40.jpg" text:style-name="Internet_20_link" text:visited-style-name="Visited_20_Internet_20_Link">
photo_2023-05-16_16-48-40.jpg</text:a>
']</text:p>
      <text:p text:style-name="P4">
Tags: []</text:p>
      <text:p text:style-name="P4">
Category: News</text:p>
      <!--METADATA-->
      <text:p text:style-name="P4">
<draw:frame draw:style-name="fr1" draw:name="Image3" text:anchor-type="as-char" svg:width="6.9236in" svg:height="6.9236in" draw:z-index="0">
<draw:image xlink:href="../Images/AРМІЯINFORM/2023-05-17T31-00-00-04-00/photo_2023-05-16_16-48-40.jpg" xlink:type="simple" xlink:show="embed" xlink:actuate="onLoad" draw:mime-type="image/jpeg"/>
</draw:frame>
About it on Facebook <text:a xlink:type="simple" xlink:href="https://www.facebook.com/story.php" text:style-name="Internet_20_link" text:visited-style-name="Visited_20_Internet_20_Link">
reports</text:a>
UkrPoshta.</text:p>
      <text:p text:style-name="P4">
In the audiostyles you can hear stories from:</text:p>
      <ul>
        <li>
Vadim Voroshilov's fighter pilot with the call sign "Karaya", * Volunteer Igor Lachenko; * Alexander Budka's military with the terrain.</li>
      </ul>
      <text:p text:style-name="P4">
You can buy "Heroes" postcards in the central branches of Ukrposhta and online.</text:p>
      <text:p text:style-name="P4">
News Source: <text:a xlink:type="simple" xlink:href="https://armyinform.com.ua/2023/05/17/ukrposhta-vypustyla-audiolystivky-z-istoriyamy-vijskovyh-i-volonteriv-shhob-zibraty-na-drony-dlya-zsu/" text:style-name="Internet_20_link" text:visited-style-name="Visited_20_Internet_20_Link">
https://armyinform.com.ua/2023/05/17/ukrposhta-vypustyla-audiolystivky-z-istoriyamy-vijskovyh-i-volonteriv-shhob-zibraty-na-drony-dlya-zsu/</text:a>
</text:p>
      <!--NEWS-->
      <text:h text:style-name="P10" text:outline-level="1">
<text:span text:style-name="T4">
Three residents of Donetsk region were reported suspicion of collaboration activity</text:span>
</text:h>
      <text:p text:style-name="P4">
Author: ['АРМІЯINFORM']</text:p>
      <text:p text:style-name="P4">
Time: 2023-05-17T32:00:00-04:00</text:p>
      <text:p text:style-name="P4">
Description: For the proprietary Kerivnitvva, Donetskiye Prosecutor's Office, the Tom Gromyans is crushed ... War with Ukraine 2022, the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zobrazhennya-whatsapp-data-2023-05-16-o-145738.jpg" text:style-name="Internet_20_link" text:visited-style-name="Visited_20_Internet_20_Link">
zobrazhennya-whatsapp-data-2023-05-16-o-145738.jpg</text:a>
']</text:p>
      <text:p text:style-name="P4">
Tags: ['STOPRUSSIA', 'АГРЕСІЯ РФ', 'ВТОРГНЕННЯ РФ']</text:p>
      <text:p text:style-name="P4">
Category: News</text:p>
      <!--METADATA-->
      <text:p text:style-name="P4">
<draw:frame draw:style-name="fr1" draw:name="Image4" text:anchor-type="as-char" svg:width="6.9236in" svg:height="5.1927in" draw:z-index="0">
<draw:image xlink:href="../Images/AРМІЯINFORM/2023-05-17T32-00-00-04-00/zobrazhennya-whatsapp-data-2023-05-16-o-145738.jpg" xlink:type="simple" xlink:show="embed" xlink:actuate="onLoad" draw:mime-type="image/jpeg"/>
</draw:frame>
Under the procedural leadership of the Donetsk Regional Prosecutor's Office, three citizens were reported suspected of collaborative activity, justification, recognition of right, denial of the armed aggression of the Russian Federation against Ukraine, glorification of its participants(Part 6 of Art. 111-1, Part 2 of Art. 436-2 of the Criminal Code of Ukraine).</text:p>
      <text:p text:style-name="P4">
Про це <text:a xlink:type="simple" xlink:href="https://www.gp.gov.ua/ua/posts/vipravdovuyut-zlocini-okupantiv-ta-posiryuyut-dopisi-rosiiskix-propagandistiv-tryom-meskancyam-doneccini-povidomleno-pro-pidozru" text:style-name="Internet_20_link" text:visited-style-name="Visited_20_Internet_20_Link">
повідомляє</text:a>
Office of the Prosecutor General.</text:p>
      <text:p text:style-name="P4">
According to the investigation, in March 2022, a resident of Mariupol created a page in Ukraine for information support for information support.</text:p>
      <text:p text:style-name="P4">
By positioning himself the so -called military correspondent, fake journalist favorably blames the Armed Forces of Ukraine of shelling of Donetsk region. In his "articles" and "interviews", the Russian Media "War" tells about the "feats" of illegal armed formations. For his faithful service to the occupiers, he was raised by the title of "Honored Journalist of the DNR". He is currently conducting a special pre -trial investigation and he has been wanted.</text:p>
      <text:p text:style-name="P4">
Another suspect-a resident of Pokrovskaya in April and October last year reprimanded information from pro-Russian online resources on the social network. She paid special attention to the posts of propagandists of the Russian Federation. A resident of the city of Mykolaivk Kramatorsk district justified the crimes of Russian invaders. He was in another pro -Russian social network material with the glorification of persons who killed Ukrainians - in particular "Wagnets" and "Immortal Heroes -More." He also spread other persons to support the aggressor state.</text:p>
      <text:p text:style-name="P4">
The pre -trial investigation conducts the Security Service of Ukraine in Donetsk and Luhansk regions.</text:p>
      <text:p text:style-name="P4">
Note: According to Art. 62 of the Constitution of Ukraine, a person is considered to be uninvited in committing a crime and cannot be criminally punished until his guilt is proved legally and established by an indictment of the court.</text:p>
      <text:p text:style-name="P4">
News Source: <text:a xlink:type="simple" xlink:href="https://armyinform.com.ua/2023/05/17/trom-meshkanczyam-donechchyny-povidomleno-pro-pidozru-u-kolaboraczijnij-diyalnosti/" text:style-name="Internet_20_link" text:visited-style-name="Visited_20_Internet_20_Link">
https://armyinform.com.ua/2023/05/17/trom-meshkanczyam-donechchyny-povidomleno-pro-pidozru-u-kolaboraczijnij-diyalnosti/</text:a>
</text:p>
      <!--NEWS-->
      <text:h text:style-name="P10" text:outline-level="1">
<text:span text:style-name="T4">
According to the UN from Russian aggression, more than 23 thousand civilians of Ukraine were injured</text:span>
</text:h>
      <text:p text:style-name="P4">
Author: ['АРМІЯINFORM']</text:p>
      <text:p text:style-name="P4">
Time: 2023-05-17T33:00:00-04:00</text:p>
      <text:p text:style-name="P4">
Description: On the Sideenni for the sake of the UN Bezpeki, the Secretary of Generals of the Humanities, Putan Martin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vbbq3j-c1200x630x50px50p-c1200x630x50px50p-db2950dbed813286c8b24c8e0865676f.png" text:style-name="Internet_20_link" text:visited-style-name="Visited_20_Internet_20_Link">
vbbq3j-c1200x630x50px50p-c1200x630x50px50p-db2950dbed813286c8b24c8e0865676f.png</text:a>
']</text:p>
      <text:p text:style-name="P4">
Tags: ['STOPRUSSIA', 'АГРЕСІЯ РФ', 'ВТОРГНЕННЯ РФ']</text:p>
      <text:p text:style-name="P4">
Category: News</text:p>
      <!--METADATA-->
      <text:p text:style-name="P4">
<draw:frame draw:style-name="fr1" draw:name="Image5" text:anchor-type="as-char" svg:width="6.9236in" svg:height="3.63489in" draw:z-index="0">
<draw:image xlink:href="../Images/AРМІЯINFORM/2023-05-17T33-00-00-04-00/vbbq3j-c1200x630x50px50p-c1200x630x50px50p-db2950dbed813286c8b24c8e0865676f.png" xlink:type="simple" xlink:show="embed" xlink:actuate="onLoad" draw:mime-type="image/png"/>
</draw:frame>
Illustrative photo</text:p>
      <text:p text:style-name="P4">
At a meeting of the UN Security Council, the Deputy Secretary -General on Humanitarian Affairs Marteringriffhhitns <text:a xlink:type="simple" xlink:href="https://news.un.org/en/story/2023/05/1136657" text:style-name="Internet_20_link" text:visited-style-name="Visited_20_Internet_20_Link">
declared</text:a>
that from the beginning of large -scale Russian aggression, 23 600 victims have been recorded. He also added that the loss is probably much larger.</text:p>
      <text:p text:style-name="P4">
In addition, the UN Deputy Secretary General noted that in the first quarter of this year, almost 3.6 million people received humanitarian aid in Ukraine. It is, in particular, about cash payments, food, medical services.</text:p>
      <text:p text:style-name="P4">
However, according to Griffiths, the biggest problem remains the inability to reach all districts in Donetsk, Luhansk, Kherson and Zaporizhia region. He stressed that Russia has never allowed to deliver humanitarian assistance to communities along the front line in the occupied areas.</text:p>
      <text:p text:style-name="P4">
_ Dude:(https://minre.gov.ua/)_</text:p>
      <text:p text:style-name="P4">
News Source: <text:a xlink:type="simple" xlink:href="https://armyinform.com.ua/2023/05/17/za-danymy-oon-vid-rosijskoyi-agresiyi-postrazhdalo-ponad-23-tysyachi-myrnyh-zhyteliv-ukrayiny/" text:style-name="Internet_20_link" text:visited-style-name="Visited_20_Internet_20_Link">
https://armyinform.com.ua/2023/05/17/za-danymy-oon-vid-rosijskoyi-agresiyi-postrazhdalo-ponad-23-tysyachi-myrnyh-zhyteliv-ukrayiny/</text:a>
</text:p>
      <!--NEWS-->
      <text:h text:style-name="P10" text:outline-level="1">
<text:span text:style-name="T4">
SBU continues to deliver "explosive gifts" to the occupiers</text:span>
</text:h>
      <text:p text:style-name="P4">
Author: ['АРМІЯINFORM']</text:p>
      <text:p text:style-name="P4">
Time: 2023-05-17T34:00:00-04:00</text:p>
      <text:p text:style-name="P4">
Description: Special sign of the SBU ZBASNISTENIT SUBSTAL Delivery Boyspasiv directly on the heads of Rashistiv.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2/a8879da467f5ef3186c59aa101cecbce_id76321_1300x820_141_650x410.jpg" text:style-name="Internet_20_link" text:visited-style-name="Visited_20_Internet_20_Link">
a8879da467f5ef3186c59aa101cecbce_id76321_1300x820_141_650x410.jpg</text:a>
']</text:p>
      <text:p text:style-name="P4">
Tags: ['STOPRUSSIA', 'ВІЙНА', 'ВТОРГНЕННЯ РФ', 'СБУ']</text:p>
      <text:p text:style-name="P4">
Category: News</text:p>
      <!--METADATA-->
      <text:p text:style-name="P4">
<draw:frame draw:style-name="fr1" draw:name="Image6" text:anchor-type="as-char" svg:width="6.9236in" svg:height="4.367194in" draw:z-index="0">
<draw:image xlink:href="../Images/AРМІЯINFORM/2023-05-17T34-00-00-04-00/a8879da467f5ef3186c59aa101cecbce_id76321_1300x820_141_650x410.jpg" xlink:type="simple" xlink:show="embed" xlink:actuate="onLoad" draw:mime-type="image/jpeg"/>
</draw:frame>
Illustrative photo</text:p>
      <text:p text:style-name="P4">
The SBU special forces make targeted ammunition delivery directly to the heads.</text:p>
      <text:p text:style-name="P4">
Video <text:a xlink:type="simple" xlink:href="https://www.facebook.com/SecurSerUkraine/videos/1006591356902175/" text:style-name="Internet_20_link" text:visited-style-name="Visited_20_Internet_20_Link">
made public</text:a>
on the Security Service of Ukraine on Facebook.</text:p>
      <text:p text:style-name="P4">
“The Russians complain that they lack ammunition? Special forces SBUZAPS Direct Address Delivery Without delays. The invaders receive their order simply "on the go." And the operators of shock drones with CSO "A" are all forcibly to receive parcels to process as many orders as possible. And more than the work of our soldiers, there will soon be even more destroyed and their equipment, ”the message reads.</text:p>
      <text:p text:style-name="P4">
News Source: <text:a xlink:type="simple" xlink:href="https://armyinform.com.ua/2023/05/17/sbu-prodovzhuye-dostavlyaty-vybuhovi-podarunky-okupantam/" text:style-name="Internet_20_link" text:visited-style-name="Visited_20_Internet_20_Link">
https://armyinform.com.ua/2023/05/17/sbu-prodovzhuye-dostavlyaty-vybuhovi-podarunky-okupantam/</text:a>
</text:p>
      <!--NEWS-->
      <text:h text:style-name="P10" text:outline-level="1">
<text:span text:style-name="T4">
Veteran Hub, together with SoftServe Ukraine, launched a free course for veterans who want to try themselves in IT</text:span>
</text:h>
      <text:p text:style-name="P4">
Author: ['АРМІЯINFORM']</text:p>
      <text:p text:style-name="P4">
Time: 2023-05-17T35:00:00-04:00</text:p>
      <text:p text:style-name="P4">
Description: About Tse at Facebook, Veteran Hub. "Empoweru. The basement of the Tesets course is equipped with ... war with Ukraine 2022, war with Ukraine latest news today, news war with Ukraine 2022 last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5/347099444_636904661200682_6454432333693675441_n.png" text:style-name="Internet_20_link" text:visited-style-name="Visited_20_Internet_20_Link">
347099444_636904661200682_6454432333693675441_n.png</text:a>
']</text:p>
      <text:p text:style-name="P4">
Tags: ['STOPRUSSIA', 'АГРЕСІЯ РФ', 'ВТОРГНЕННЯ РФ']</text:p>
      <text:p text:style-name="P4">
Category: News</text:p>
      <!--METADATA-->
      <text:p text:style-name="P4">
<draw:frame draw:style-name="fr1" draw:name="Image7" text:anchor-type="as-char" svg:width="6.9236in" svg:height="6.888982in" draw:z-index="0">
<draw:image xlink:href="../Images/AРМІЯINFORM/2023-05-17T35-00-00-04-00/347099444_636904661200682_6454432333693675441_n.png" xlink:type="simple" xlink:show="embed" xlink:actuate="onLoad" draw:mime-type="image/png"/>
</draw:frame>
About it on Facebook reports <text:a xlink:type="simple" xlink:href="https://www.facebook.com/VeteranHubUa/" text:style-name="Internet_20_link" text:visited-style-name="Visited_20_Internet_20_Link">
Veteranhub</text:a>
.</text:p>
      <text:p text:style-name="P4">
«EmpowerU. Базовий курс тестування та основи IT» — це курс для тих, хто тількипочинає свій шлях в програмуванні, незалежно від знань чи досвіду. Тут тиотримаєш знання, менторську підтримку та мотивацію для подальшого карʼєрногорозвитку в IT.</text:p>
      <text:p text:style-name="P4">
Після завершення курсу ти зможеш:</text:p>
      <ul>
        <li>
розрізняти різні типи тестування ПЗ;  * створювати та проходити тестові випадки;  * розуміти архітектуру сучасних програм;  * застосовувати знання про бази даних та мережі, а також HTML;  * розуміти, які комунікативні навички потрібні для успішної кар’єри в ІТ.</li>
      </ul>
      <text:p text:style-name="P4">
<text:span text:style-name="T4">
Курс стартує 29 травня в онлайн-форматі.</text:span>
</text:p>
      <text:p text:style-name="P4">
Тривалість курсу: 2 місяці. Заняття проходитимуть 2 рази на тиждень по 2години.</text:p>
      <text:p text:style-name="P4">
Для проходження курсу важливо володіти англійською мовою на рівні не нижчомуPre-intermediate.</text:p>
      <text:p text:style-name="P4">
Якщо хочеш долучитися до навчання, заповнюй реєстраційну форму за посиланням:<text:a xlink:type="simple" xlink:href="https://l.facebook.com/l.php" text:style-name="Internet_20_link" text:visited-style-name="Visited_20_Internet_20_Link">
https://forms.gle/vBAuMgVNv5hHpHf47</text:a>
</text:p>
      <text:p text:style-name="P4">
News Source: <text:a xlink:type="simple" xlink:href="https://armyinform.com.ua/2023/05/17/veteran-hub-razom-iz-kompaniyeyu-softserve-ukraine-zapustyly-bezoplatnyj-kurs-dlya-veteraniv-yaki-hochut-sprobuvaty-sebe-v-it/" text:style-name="Internet_20_link" text:visited-style-name="Visited_20_Internet_20_Link">
https://armyinform.com.ua/2023/05/17/veteran-hub-razom-iz-kompaniyeyu-softserve-ukraine-zapustyly-bezoplatnyj-kurs-dlya-veteraniv-yaki-hochut-sprobuvaty-sebe-v-it/</text:a>
</text:p>
      <!--NEWS-->
      <text:h text:style-name="P10" text:outline-level="1">
<text:span text:style-name="T4">
The occupier was reported suspected of ill -treatment of civilian population in Kyiv region</text:span>
</text:h>
      <text:p text:style-name="P4">
Author: ['АРМІЯINFORM']</text:p>
      <text:p text:style-name="P4">
Time: 2023-05-17T36:00:00-04:00</text:p>
      <text:p text:style-name="P4">
Description: The DBR pratsikhniki yielded about the Pіdozra to the same commander of the Rosiyki payders .... War with Ukraine 2022, the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dbr.jpeg" text:style-name="Internet_20_link" text:visited-style-name="Visited_20_Internet_20_Link">
dbr.jpeg</text:a>
']</text:p>
      <text:p text:style-name="P4">
Tags: ['STOPRUSSIA', 'АГРЕСІЯ РФ', 'ВТОРГНЕННЯ РФ', 'ДБР']</text:p>
      <text:p text:style-name="P4">
Category: News</text:p>
      <!--METADATA-->
      <text:p text:style-name="P4">
<draw:frame draw:style-name="fr1" draw:name="Image8" text:anchor-type="as-char" svg:width="6.9236in" svg:height="4.32148in" draw:z-index="0">
<draw:image xlink:href="../Images/AРМІЯINFORM/2023-05-17T36-00-00-04-00/dbr.jpeg" xlink:type="simple" xlink:show="embed" xlink:actuate="onLoad" draw:mime-type="image/jpeg"/>
</draw:frame>
The DBR employees reported suspicion to one of the commanders of the Russian Russian Troops. During the temporary stay of his unit of Nakyiv region, he gave orders to his subordinates for the cruelty of civil registration, committed other violations of the laws and customs of war.</text:p>
      <text:p text:style-name="P4">
About it <text:a xlink:type="simple" xlink:href="https://dbr.gov.ua/news/dbr-povidomilo-pro-pidozru-rosijskomu-vijskovomu-u-zhorstokomu-povodzhenni-z-civilnim-naselennyam-na-kiivshhini" text:style-name="Internet_20_link" text:visited-style-name="Visited_20_Internet_20_Link">
reports</text:a>
State Bureau Investigations.</text:p>
      <text:p text:style-name="P4">
In particular, the commander of one of the mouth of the 137th Parachut Regiment of the 106th Airborne Division of Captain Pavel Babalich in March 2022 was positions on the site of the Kiev-Warsawa-Warsawa Highway of the Uriers of Nemishayevo and Mykulychi district.</text:p>
      <text:p text:style-name="P4">
In anticipation of the offensive of the Armed Forces, the offender ordered the firing of civilian vehicles moving along the route. In cooperation with the National Police, it is documented that at least two cars with civilians who remained miraculously remained in small arms.</text:p>
      <text:p text:style-name="P4">
Currently, Babalich and his subordinates are reasonably suspected of committing the crime under Part 2 of Art. 28, Part 1 of Art. 438 of the Criminal Code of Ukraine, namely in the abuse with the civilian population and other violations of laws and customs provided for by international treaties.</text:p>
      <text:p text:style-name="P4">
The procedural guidance is carried out by the Office of the Prosecutor General of Ukraine.</text:p>
      <text:p text:style-name="P4">
News Source: <text:a xlink:type="simple" xlink:href="https://armyinform.com.ua/2023/05/17/okupantu-povidemlono-pro-pidozru-za-zhorstoke-povodzhennya-z-czyvilnym-naselennyam-na-kyyivshhyni/" text:style-name="Internet_20_link" text:visited-style-name="Visited_20_Internet_20_Link">
https://armyinform.com.ua/2023/05/17/okupantu-povidemlono-pro-pidozru-za-zhorstoke-povodzhennya-z-czyvilnym-naselennyam-na-kyyivshhyni/</text:a>
</text:p>
      <!--NEWS-->
      <text:h text:style-name="P10" text:outline-level="1">
<text:span text:style-name="T4">
The wife of the Armed Forces of the Armed Forces is shared</text:span>
</text:h>
      <text:p text:style-name="P4">
Author: ['АРМІЯINFORM']</text:p>
      <text:p text:style-name="P4">
Time: 2023-05-17T37:00:00-04:00</text:p>
      <text:p text:style-name="P4">
Description: Dan Klumen Rozmova at Telegram was published by Golovna Directorate Rosvіki Minіsteni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АГРЕСІЯ РФ', 'ВТОРГНЕННЯ РФ']</text:p>
      <text:p text:style-name="P4">
Category: News</text:p>
      <!--METADATA-->
      <text:p text:style-name="P4">
<draw:frame draw:style-name="fr1" draw:name="Image9" text:anchor-type="as-char" svg:width="6.9236in" svg:height="3.894525in" draw:z-index="0">
<draw:image xlink:href="../Images/AРМІЯINFORM/2023-05-17T37-00-00-04-00/gurperehoplennya.jpg" xlink:type="simple" xlink:show="embed" xlink:actuate="onLoad" draw:mime-type="image/jpeg"/>
</draw:frame>
This telephone conversation in Telegram <text:a xlink:type="simple" xlink:href="https://t.me/DIUkraine" text:style-name="Internet_20_link" text:visited-style-name="Visited_20_Internet_20_Link">
Posted</text:a>
Main Directorate of Intelligence of the Ministry of Defense of Ukraine.</text:p>
      <ul>
        <li>
"You want this, spare, do not take out, heroes not give in this way"; * "Soldiers in the trenches under the series serve, but they do not get a head ..."</li>
      </ul>
      <text:p text:style-name="P4">
For every military crime committed against Ukraine, there will be a fair payment.</text:p>
      <text:p text:style-name="P4">
News Source: <text:a xlink:type="simple" xlink:href="https://armyinform.com.ua/2023/05/17/druzhyna-vijskovosluzhbovczya-zs-rf-dilytsya-hvylyuvannyamy-shhodo-nastupalnyh-dij-zi-storony-zsu-perehoplennya-gur/" text:style-name="Internet_20_link" text:visited-style-name="Visited_20_Internet_20_Link">
https://armyinform.com.ua/2023/05/17/druzhyna-vijskovosluzhbovczya-zs-rf-dilytsya-hvylyuvannyamy-shhodo-nastupalnyh-dij-zi-storony-zsu-perehoplennya-gur/</text:a>
</text:p>
      <!--NEWS-->
      <text:h text:style-name="P10" text:outline-level="1">
<text:span text:style-name="T4">
There were 55 combat clashes with the enemy in Donetsk region: heavy battles continue for Bakhmut and Marinka</text:span>
</text:h>
      <text:p text:style-name="P4">
Author: ['АРМІЯINFORM']</text:p>
      <text:p text:style-name="P4">
Time: 2023-05-17T38:00:00-04:00</text:p>
      <text:p text:style-name="P4">
Description: The enemy is the sinking of Zoedzhuvati Major Zuill on Limansky, Bakhmutsky, ... the war with Ukraine 2022, the war with Ukraine is the latest news today, the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bahmut-sytuacziya.jpg" text:style-name="Internet_20_link" text:visited-style-name="Visited_20_Internet_20_Link">
bahmut-sytuacziya.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10" text:anchor-type="as-char" svg:width="6.9236in" svg:height="4.275627in" draw:z-index="0">
<draw:image xlink:href="../Images/AРМІЯINFORM/2023-05-17T38-00-00-04-00/bahmut-sytuacziya.jpg" xlink:type="simple" xlink:show="embed" xlink:actuate="onLoad" draw:mime-type="image/jpeg"/>
</draw:frame>
Illustrative Photo <text:span text:style-name="T4">
 🔥 Situation on Russian invasion </text:span>
</text:p>
      <text:p text:style-name="P4">
The enemy continues to focus on the main efforts on the Liman, Bakhmut, Avdiiv and Mariinsky directions - last day there have been 55 combat clashes. Bakhmut Tamarinka remains at the epicenter of hostilities.</text:p>
      <text:p text:style-name="P4">
About it on Facebook <text:a xlink:type="simple" xlink:href="https://www.facebook.com/GeneralStaff.ua/posts/pfbid0LLXF6EDDbPMSx9VCwzsmgj6KK5WMSyqHhF5EDmgvYtJgZpUwpvYe1XH3jbudpNAal" text:style-name="Internet_20_link" text:visited-style-name="Visited_20_Internet_20_Link">
reports</text:a>
The General Staff of the Armed Forces.</text:p>
      <text:p text:style-name="P4">
“In the Bakhmut direction, the enemy continues to take offensive actions. There is a weighted battle for Bakhmut. The enemy also conducted unsuccessful offensive actions in the direction. In the Mariinsky direction, the units of the Defense Forces reflected the enemy's numerous attacks in the city of Marinka. The invaders struck the Krasnogorivka aviation strike. At the same time, hostile shelling was suffered by Krasnogorivka, sharp, Marinka and Victory of Donetsk region, ”the message reads.</text:p>
      <text:p text:style-name="P4">
News Source: <text:a xlink:type="simple" xlink:href="https://armyinform.com.ua/2023/05/17/na-donechchyni-vidbulosya-55-bojovyh-zitknen-z-protyvnykom-vazhki-boyi-tryvayut-za-bahmut-i-maryinku/" text:style-name="Internet_20_link" text:visited-style-name="Visited_20_Internet_20_Link">
https://armyinform.com.ua/2023/05/17/na-donechchyni-vidbulosya-55-bojovyh-zitknen-z-protyvnykom-vazhki-boyi-tryvayut-za-bahmut-i-maryinku/</text:a>
</text:p>
      <!--NEWS-->
      <text:h text:style-name="P10" text:outline-level="1">
<text:span text:style-name="T4">
In the Zaporozhye region, the occupiers place their troops in kindergarten</text:span>
</text:h>
      <text:p text:style-name="P4">
Author: ['АРМІЯINFORM']</text:p>
      <text:p text:style-name="P4">
Time: 2023-05-17T39:00:00-04:00</text:p>
      <text:p text:style-name="P4">
Description: The enemy is the same as a zynly Vikoristovati Doshkilleni Timchasovo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9/2022-09-22-okupanty-planuyut-zaluchaty-ditej2.jpg" text:style-name="Internet_20_link" text:visited-style-name="Visited_20_Internet_20_Link">
2022-09-22-okupanty-planuyut-zaluchaty-ditej2.jpg</text:a>
']</text:p>
      <text:p text:style-name="P4">
Tags: ['STOPRUSSIA', 'АГРЕСІЯ РФ', 'ВТОРГНЕННЯ РФ', 'ГШ ЗСУ', 'ОПЕРАТИВНА ІНФОРМАЦІЯ', 'РАНКОВЕ ЗВЕДЕННЯ']</text:p>
      <text:p text:style-name="P4">
Category: News</text:p>
      <!--METADATA-->
      <text:p text:style-name="P4">
<draw:frame draw:style-name="fr1" draw:name="Image11" text:anchor-type="as-char" svg:width="6.9236in" svg:height="3.472134in" draw:z-index="0">
<draw:image xlink:href="../Images/AРМІЯINFORM/2023-05-17T39-00-00-04-00/2022-09-22-okupanty-planuyut-zaluchaty-ditej2.jpg" xlink:type="simple" xlink:show="embed" xlink:actuate="onLoad" draw:mime-type="image/jpeg"/>
</draw:frame>
Illustrative Photo <text:span text:style-name="T4">
 🔥 The Situation of Russian Completion </text:span>
</text:p>
      <text:p text:style-name="P4">
The enemy continues to cynically use preschool lamps to their own purposes for their own purposes.</text:p>
      <text:p text:style-name="P4">
About it on Facebook <text:a xlink:type="simple" xlink:href="https://www.facebook.com/GeneralStaff.ua/posts/pfbid0LLXF6EDDbPMSx9VCwzsmgj6KK5WMSyqHhF5EDmgvYtJgZpUwpvYe1XH3jbudpNAal" text:style-name="Internet_20_link" text:visited-style-name="Visited_20_Internet_20_Link">
reports</text:a>
The General Staff of the Armed Forces.</text:p>
      <text:p text:style-name="P4">
«The kindergarten building of the village of Yuryevka of Zaporizhzhia region, Russian -owned by Russian ones are used to accommodate personnel. At the same time, the kindergarten spiterium is resided by civilians who have been taken out of the combat line of settlements, ”the presentation reads.</text:p>
      <text:p text:style-name="P4">
News Source: <text:a xlink:type="simple" xlink:href="https://armyinform.com.ua/2023/05/17/u-zaporizkij-oblasti-okupanty-rozmishhuyut-svoyi-vijska-u-dytyachomu-sadochku/" text:style-name="Internet_20_link" text:visited-style-name="Visited_20_Internet_20_Link">
https://armyinform.com.ua/2023/05/17/u-zaporizkij-oblasti-okupanty-rozmishhuyut-svoyi-vijska-u-dytyachomu-sadochku/</text:a>
</text:p>
      <!--NEWS-->
      <text:h text:style-name="P10" text:outline-level="1">
<text:span text:style-name="T4">
Our defenders last day destroyed 16 enemy UAVs of different types</text:span>
</text:h>
      <text:p text:style-name="P4">
Author: ['АРМІЯINFORM']</text:p>
      <text:p text:style-name="P4">
Time: 2023-05-17T40:00:00-04:00</text:p>
      <text:p text:style-name="P4">
Description: The Avіiaziya defense forces for Past Dob took 14 strikes in the areas of Zserdzhennya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04-avtor-1-zsu-za-visim-misyacziv-znyshhyly-bilshu-polovynu-vijskovyh-bpla1-e1664889963810.jpg" text:style-name="Internet_20_link" text:visited-style-name="Visited_20_Internet_20_Link">
2022-10-04-avtor-1-zsu-za-visim-misyacziv-znyshhyly-bilshu-polovynu-vijskovyh-bpla1-e1664889963810.jpg</text:a>
']</text:p>
      <text:p text:style-name="P4">
Tags: ['STOPRUSSIA', 'АГРЕСІЯ РФ', 'ВІЙНА', 'ВТОРГНЕННЯ РФ', 'ГШ ЗСУ', 'ОПЕРАТИВНА ІНФОРМАЦІЯ', 'РАНКОВЕ ЗВЕДЕННЯ', 'ХРОНІКА ОБОРОНИ']</text:p>
      <text:p text:style-name="P4">
Category: News</text:p>
      <!--METADATA-->
      <text:p text:style-name="P4">
<draw:frame draw:style-name="fr1" draw:name="Image12" text:anchor-type="as-char" svg:width="6.9236in" svg:height="4.669802in" draw:z-index="0">
<draw:image xlink:href="../Images/AРМІЯINFORM/2023-05-17T40-00-00-04-00/2022-10-04-avtor-1-zsu-za-visim-misyacziv-znyshhyly-bilshu-polovynu-vijskovyh-bpla1-e1664889963810.jpg" xlink:type="simple" xlink:show="embed" xlink:actuate="onLoad" draw:mime-type="image/jpeg"/>
</draw:frame>
Illustrative Photo <text:span text:style-name="T4">
 🔥Set on Russian invasion </text:span>
</text:p>
      <text:p text:style-name="P4">
The aircraft forces of defense over the past 24 hours has struck 14 beats in the areas of concentration of personal staff and military equipment of the enemy, as well as 4-on the anti-aircraft missile complexes of the enemy. Over the past 24 hours, our defenders have destroyed 10 shock and 6 reconnaissance UAVs.</text:p>
      <text:p text:style-name="P4">
About it on Facebook <text:a xlink:type="simple" xlink:href="https://www.facebook.com/GeneralStaff.ua/posts/pfbid0LLXF6EDDbPMSx9VCwzsmgj6KK5WMSyqHhF5EDmgvYtJgZpUwpvYe1XH3jbudpNAal" text:style-name="Internet_20_link" text:visited-style-name="Visited_20_Internet_20_Link">
reports</text:a>
The General Staff of the Armed Forces.</text:p>
      <text:p text:style-name="P4">
"The missile troops and artillery units were affected by 6 districts of living force, 3 radio electronic struggle stations, 4 enemy storage and 1 point of fuel and lubricants of the occupiers," the message goes.</text:p>
      <text:p text:style-name="P4">
News Source: <text:a xlink:type="simple" xlink:href="https://armyinform.com.ua/2023/05/17/nashi-zahysnyky-mynuloyi-doby-znyshhyly-16-rosijkyh-bpla-riznyh-typiv/" text:style-name="Internet_20_link" text:visited-style-name="Visited_20_Internet_20_Link">
https://armyinform.com.ua/2023/05/17/nashi-zahysnyky-mynuloyi-doby-znyshhyly-16-rosijkyh-bpla-riznyh-typiv/</text:a>
</text:p>
      <!--NEWS-->
      <text:h text:style-name="P10" text:outline-level="1">
<text:span text:style-name="T4">
More than 200,000 soldiers have lost the army of the Russian Federation since the beginning of large -scale aggression against Ukraine</text:span>
</text:h>
      <text:p text:style-name="P4">
Author: ['АРМІЯINFORM']</text:p>
      <text:p text:style-name="P4">
Time: 2023-05-17T41:00:00-04:00</text:p>
      <text:p text:style-name="P4">
Description: Zagalni Boyov, Find the enemy on 02/24/22 to 05/17/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e1e7cd27-2e6e-4a3a-b5f4-53420431b742-scaled.jpg" text:style-name="Internet_20_link" text:visited-style-name="Visited_20_Internet_20_Link">
e1e7cd27-2e6e-4a3a-b5f4-53420431b742-scaled.jpg</text:a>
']</text:p>
      <text:p text:style-name="P4">
Tags: ['STOPRUSSIA', 'АГРЕСІЯ РФ', 'ВТОРГНЕННЯ РФ', 'ВТРАТИ ВОРОГА', 'ГШ ЗСУ']</text:p>
      <text:p text:style-name="P4">
Category: News</text:p>
      <!--METADATA-->
      <text:p text:style-name="P4">
<draw:frame draw:style-name="fr1" draw:name="Image13" text:anchor-type="as-char" svg:width="6.9236in" svg:height="6.975527in" draw:z-index="0">
<draw:image xlink:href="../Images/AРМІЯINFORM/2023-05-17T41-00-00-04-00/e1e7cd27-2e6e-4a3a-b5f4-53420431b742-scaled.jpg" xlink:type="simple" xlink:show="embed" xlink:actuate="onLoad" draw:mime-type="image/jpeg"/>
</draw:frame>
The total fighting loss of the enemy from 24.02.22 to 17.05.23 will be orientated:</text:p>
      <text:p text:style-name="P4">
<text:span text:style-name="T4">
<text:span text:style-name="T5">
 Personnel - </text:span>
* 200590(+610)persons eliminated</text:span>
<text:span text:style-name="T5">
 tanks - </text:span>
<text:span text:style-name="T5">
 3771(+9)</text:span>
<text:span text:style-name="T4">
 combat armored vehicles - </text:span>
 7365(+17)<text:span text:style-name="T4">
<text:span text:style-name="T5">
 Artillery Systems - </text:span>
<text:span text:style-name="T5">
 3166(+16)</text:span>
 </text:span>
 RSZV - <text:span text:style-name="T4">
 562(0)</text:span>
<text:span text:style-name="T5">
 air defense means - </text:span>
<text:span text:style-name="T5">
 318(+2)</text:span>
<text:span text:style-name="T4">
 aircraft - </text:span>
 308(0)<text:span text:style-name="T4">
<text:span text:style-name="T5">
 helicopters - </text:span>
* 294(0)</text:span>
<text:span text:style-name="T5">
 UAV Operative Tactical Level-</text:span>
<text:span text:style-name="T5">
 2748(+16)</text:span>
<text:span text:style-name="T4">
 Winged missiles - </text:span>
 982(+9)<text:span text:style-name="T4">
<text:span text:style-name="T5">
 ships / boats - </text:span>
* 18(0)</text:span>
<text:span text:style-name="T5">
 Automobile equipment and tanks - </text:span>
<text:span text:style-name="T5">
 6067(+19)</text:span>
<text:span text:style-name="T4">
 SPECIAL TECHANGE - </text:span>
 417(+7)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7.05.23.</text:p>
      <text:p text:style-name="P4">
News Source: <text:a xlink:type="simple" xlink:href="https://armyinform.com.ua/2023/05/17/ponad-200-tysyach-vijskovyh-vtratyla-armiya-rf-z-pochatku-shyrokomasshtabnoyi-agresiyi-proty-ukrayiny/" text:style-name="Internet_20_link" text:visited-style-name="Visited_20_Internet_20_Link">
https://armyinform.com.ua/2023/05/17/ponad-200-tysyach-vijskovyh-vtratyla-armiya-rf-z-pochatku-shyrokomasshtabnoyi-agresiyi-proty-ukrayiny/</text:a>
</text:p>
      <!--NEWS-->
      <text:h text:style-name="P10" text:outline-level="1">
<text:span text:style-name="T4">
Dmytro Kuleba discussed with the Foreign Minister of Greece Countering Russian aggression and the formula of peace</text:span>
</text:h>
      <text:p text:style-name="P4">
Author: ['АРМІЯINFORM']</text:p>
      <text:p text:style-name="P4">
Time: 2023-05-17T42:00:00-04:00</text:p>
      <text:p text:style-name="P4">
Description: The Ministry of Law Formation of the Herds of Ukraine Dmitro Kuleba Proviv Povyv Rozmov Zmovstro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fwpym8vx0aajunp-e1684301399188.jpg" text:style-name="Internet_20_link" text:visited-style-name="Visited_20_Internet_20_Link">
fwpym8vx0aajunp-e1684301399188.jpg</text:a>
']</text:p>
      <text:p text:style-name="P4">
Tags: ['ВІЙНА', 'ГРЕЦІЯ', 'ФОРМУЛА МИРУ']</text:p>
      <text:p text:style-name="P4">
Category: News</text:p>
      <!--METADATA-->
      <text:p text:style-name="P4">
<draw:frame draw:style-name="fr1" draw:name="Image14" text:anchor-type="as-char" svg:width="6.9236in" svg:height="3.558669in" draw:z-index="0">
<draw:image xlink:href="../Images/AРМІЯINFORM/2023-05-17T42-00-00-04-00/fwpym8vx0aajunp-e1684301399188.jpg" xlink:type="simple" xlink:show="embed" xlink:actuate="onLoad" draw:mime-type="image/jpeg"/>
</draw:frame>
Foreign Minister of Ukraine Dmytro Kuleba conducted a telephone conversation by a shift in Greek foreign affairs Nicos Dandias.</text:p>
      <text:p text:style-name="P4">
The Foreign Minister of Ukraine <text:a xlink:type="simple" xlink:href="https://twitter.com/DmytroKuleba/status/1658475546580508672" text:style-name="Internet_20_link" text:visited-style-name="Visited_20_Internet_20_Link">
reported</text:a>
In Twitter.</text:p>
      <text:p text:style-name="P4">
“We have discussed a number of important bilateral and international issues, including the opposition of Russian aggression against Ukraine and the achievement of a valid and strong peace on the basis of <text:a xlink:type="simple" xlink:href="https://armyinform.com.ua/2023/02/24/yak-formula-myru-prezydenta-ukrayiny-stala-fundamentom-rezolyucziyi-genasambleyi-oon/" text:style-name="Internet_20_link" text:visited-style-name="Visited_20_Internet_20_Link">
formular</text:a>
, proposed by the president of Ukraine Vladimir Zelensky, ”he wrote.</text:p>
      <text:p text:style-name="P4">
Nicos Dendias <text:a xlink:type="simple" xlink:href="https://twitter.com/NikosDendias/status/1658406809525256192" text:style-name="Internet_20_link" text:visited-style-name="Visited_20_Internet_20_Link">
reported</text:a>
that during the call, the parties discussed the further strengthening of the Greek-Ukrainian relations and the development of events concerning the Russian invasion of Ukraine.</text:p>
      <text:p text:style-name="P4">
News Source: <text:a xlink:type="simple" xlink:href="https://armyinform.com.ua/2023/05/17/dmytro-kuleba-obgovoryv-iz-glavoyu-mzs-grecziyi-protydiyu-agresiyi-rf-i-formulu-myru/" text:style-name="Internet_20_link" text:visited-style-name="Visited_20_Internet_20_Link">
https://armyinform.com.ua/2023/05/17/dmytro-kuleba-obgovoryv-iz-glavoyu-mzs-grecziyi-protydiyu-agresiyi-rf-i-formulu-myru/</text:a>
</text:p>
      <!--NEWS-->
      <text:h text:style-name="P10" text:outline-level="1">
<text:span text:style-name="T4">
At the G7 summit, Russia is even more isolate and weaken its ability to wage war - the White House</text:span>
</text:h>
      <text:p text:style-name="P4">
Author: ['АРМІЯINFORM']</text:p>
      <text:p text:style-name="P4">
Time: 2023-05-17T43:00:00-04:00</text:p>
      <text:p text:style-name="P4">
Description: At the Great Simti in the Japanici XIrosIMI Tizhoy Lideri Krayan,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russiabanned.jpg" text:style-name="Internet_20_link" text:visited-style-name="Visited_20_Internet_20_Link">
russiabanned.jpg</text:a>
']</text:p>
      <text:p text:style-name="P4">
Tags: ['G7', 'STOPRUSSIA', 'БІЛИЙ ДІМ', 'ВТОРГНЕННЯ РФ', 'ДОПОМОГА ПАРТНЕРІВ', 'СВІТ ПІДТРИМУЄ УКРАЇНУ']</text:p>
      <text:p text:style-name="P4">
Category: News</text:p>
      <!--METADATA-->
      <text:p text:style-name="P4">
<draw:frame draw:style-name="fr1" draw:name="Image15" text:anchor-type="as-char" svg:width="6.9236in" svg:height="3.894525in" draw:z-index="0">
<draw:image xlink:href="../Images/AРМІЯINFORM/2023-05-17T43-00-00-04-00/russiabanned.jpg" xlink:type="simple" xlink:show="embed" xlink:actuate="onLoad" draw:mime-type="image/jpeg"/>
</draw:frame>
At the Great Seven Summit in Japanese Hiroshima this week, the leaders of the countries are considering specific steps to strengthen Russia's isolation and weaken its ability to wage war.</text:p>
      <text:p text:style-name="P4">
This during a press conference <text:a xlink:type="simple" xlink:href="https://www.whitehouse.gov/briefing-room/press-briefings/2023/05/16/press-briefing-by-press-secretary-karine-jean-pierre-and-national-security-council-coordinator-for-strategic-communications-john-kirby-11/" text:style-name="Internet_20_link" text:visited-style-name="Visited_20_Internet_20_Link">
reported</text:a>
Coordinator on Strategic Communications of the White Domudzhon Kirby National Security Council.</text:p>
      <text:p text:style-name="P4">
“Over the last 15 months, G7 has expressed solidarity with Ukraine after the deployment of Russia, uniting the world in support of Ukraine and cutting off Putinavid key technologies and funding around the world. This solidarity is now even stronger than last year. And you will see specific actions for further isolation of Russia and weaken its ability to lead cruelty, ”said John Kirby.</text:p>
      <text:p text:style-name="P4">
We will remind, at the summit of the countries of G7, which will take place on May 19-21, 2023 Vyapanese Hiroshima, one of the key issues will be <text:a xlink:type="simple" xlink:href="https://armyinform.com.ua/2023/05/05/ukrayina-priorytetna-tema-na-samiti-g7-glava-yevrokomisiyi-u-rozmovi-z-premyerom-kanady/" text:style-name="Internet_20_link" text:visited-style-name="Visited_20_Internet_20_Link">
comprehensive support of Ukraine</text:a>
. США та іншікраїни «великої сімки» <text:a xlink:type="simple" xlink:href="https://armyinform.com.ua/2023/04/20/krayiny-g7-rozglyadayut-mozhlyvist-majzhe-povnoyi-zaborony-eksportu-do-rosiyi/" text:style-name="Internet_20_link" text:visited-style-name="Visited_20_Internet_20_Link">
розглядаютьможливість</text:a>
Full prohibition of more exports to Russia except for medicines, agricultural products and food.</text:p>
      <text:p text:style-name="P4">
News Source: <text:a xlink:type="simple" xlink:href="https://armyinform.com.ua/2023/05/17/na-samiti-g7-rosiyu-shhe-bilshe-izolyuyut-ta-poslablyat-yiyi-zdatnosti-vesty-vijnu-bilyj-dim/" text:style-name="Internet_20_link" text:visited-style-name="Visited_20_Internet_20_Link">
https://armyinform.com.ua/2023/05/17/na-samiti-g7-rosiyu-shhe-bilshe-izolyuyut-ta-poslablyat-yiyi-zdatnosti-vesty-vijnu-bilyj-dim/</text:a>
</text:p>
      <!--NEWS-->
      <text:h text:style-name="P10" text:outline-level="1">
<text:span text:style-name="T4">
On May 18, Military Media Center will take place on the "Help Help" Information Campaign</text:span>
</text:h>
      <text:p text:style-name="P4">
Author: ['АРМІЯINFORM']</text:p>
      <text:p text:style-name="P4">
Time: 2023-05-17T57:00:00-04:00</text:p>
      <text:p text:style-name="P4">
Description: 18 Herbalop 2023 Rock about 11:00 at the Military Media Center for the Settlement of the Representatives of the Directorate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09/big-mmc.jpg" text:style-name="Internet_20_link" text:visited-style-name="Visited_20_Internet_20_Link">
big-mmc.jpg</text:a>
']</text:p>
      <text:p text:style-name="P4">
Tags: ['БРИФІНГ', 'ВІЙСЬКОВО-ЛІКАРСЬКА КОМІСІЯ']</text:p>
      <text:p text:style-name="P4">
Category: News</text:p>
      <!--METADATA-->
      <text:p text:style-name="P4">
<draw:frame draw:style-name="fr1" draw:name="Image16" text:anchor-type="as-char" svg:width="6.9236in" svg:height="3.894525in" draw:z-index="0">
<draw:image xlink:href="../Images/AРМІЯINFORM/2023-05-17T57-00-00-04-00/big-mmc.jpg" xlink:type="simple" xlink:show="embed" xlink:actuate="onLoad" draw:mime-type="image/jpeg"/>
</draw:frame>
Briefing</text:p>
      <text:p text:style-name="P4">
<text:span text:style-name="T4">
 May 18 2023 at 11:00 </text:span>
 <text:a xlink:type="simple" xlink:href="https://t.me/militarymediacenter/1962" text:style-name="Internet_20_link" text:visited-style-name="Visited_20_Internet_20_Link">
in Military Mediacenter</text:a>
With the participation of the representatives of the strategic communications of the apparatus of the commander -in -chief of the Armed Forces of Ukraine, Gorbach will take place on the topic: "As an information campaign" Help after injury "supports servicemen when passing the VLK".</text:p>
      <text:p text:style-name="P4">
<text:span text:style-name="T4">
 Accreditation of media representatives is required and will last until 10:00 on May 18. </text:span>
</text:p>
      <text:p text:style-name="P4">
Accreditation applications send to the e -mail address: <text:a xlink:type="simple" xlink:href="https://armyinform.com.ua/cdn-cgi/l/email-protection#9aeae9f7f5feefdaeaf5e9eeb4f7f3f6b4fdf5ecb4effb" text:style-name="Internet_20_link" text:visited-style-name="Visited_20_Internet_20_Link">
[emailprotected]</text:a>
indicating the magazine, name and patronymic of the journalist, name of the publication, contact telephone, electronic address.</text:p>
      <text:p text:style-name="P4">
Briefing will be broadcast online on YouTube Channel of military television-&lt;https://www.youtube.com/channel/ucwrz7Gegbry5fi2-46Ex3ja&gt;
</text:p>
      <text:p text:style-name="P4">
News Source: <text:a xlink:type="simple" xlink:href="https://armyinform.com.ua/2023/05/17/18-travnya-u-military-media-center-vidbudetsya-bryfing-shhodo-informaczijnoyi-kampaniyi-dopomoga-pislya-poranennya/" text:style-name="Internet_20_link" text:visited-style-name="Visited_20_Internet_20_Link">
https://armyinform.com.ua/2023/05/17/18-travnya-u-military-media-center-vidbudetsya-bryfing-shhodo-informaczijnoyi-kampaniyi-dopomoga-pislya-poranennya/</text:a>
</text:p>
      <!--NEWS-->
      <text:h text:style-name="P10" text:outline-level="1">
<text:span text:style-name="T4">
The occupiers have destroyed one of Ukraine's oldest high schools</text:span>
</text:h>
      <text:p text:style-name="P4">
Author: ['Дмитро Завтонов']</text:p>
      <text:p text:style-name="P4">
Time: 2023-05-17T85:00:00-04:00</text:p>
      <text:p text:style-name="P4">
Description: PISLALE deokupatsi Kherson VIISKOVI RF hardened by Gimnazi No. 20 at MISTI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0_golovna-4.jpg" text:style-name="Internet_20_link" text:visited-style-name="Visited_20_Internet_20_Link">
0_golovna-4.jpg</text:a>
', '<text:a xlink:type="simple" xlink:href="https://armyinform.com.ua/wp-content/uploads/2023/05/4-57-150x150.jpg" text:style-name="Internet_20_link" text:visited-style-name="Visited_20_Internet_20_Link">
4-57-150x150.jpg</text:a>
', '<text:a xlink:type="simple" xlink:href="https://armyinform.com.ua/wp-content/uploads/2023/05/3-63-150x150.jpg" text:style-name="Internet_20_link" text:visited-style-name="Visited_20_Internet_20_Link">
3-63-150x150.jpg</text:a>
', '<text:a xlink:type="simple" xlink:href="https://armyinform.com.ua/wp-content/uploads/2023/05/1-74-150x150.jpg" text:style-name="Internet_20_link" text:visited-style-name="Visited_20_Internet_20_Link">
1-74-150x150.jpg</text:a>
', '<text:a xlink:type="simple" xlink:href="https://armyinform.com.ua/wp-content/uploads/2023/05/2-1-3-150x150.jpg" text:style-name="Internet_20_link" text:visited-style-name="Visited_20_Internet_20_Link">
2-1-3-150x150.jpg</text:a>
', '<text:a xlink:type="simple" xlink:href="https://armyinform.com.ua/wp-content/uploads/2023/05/8-22-150x150.jpg" text:style-name="Internet_20_link" text:visited-style-name="Visited_20_Internet_20_Link">
8-22-150x150.jpg</text:a>
', '<text:a xlink:type="simple" xlink:href="https://armyinform.com.ua/wp-content/uploads/2023/05/7-30-150x150.jpg" text:style-name="Internet_20_link" text:visited-style-name="Visited_20_Internet_20_Link">
7-30-150x150.jpg</text:a>
', '<text:a xlink:type="simple" xlink:href="https://armyinform.com.ua/wp-content/uploads/2023/05/9_sergij.jpg" text:style-name="Internet_20_link" text:visited-style-name="Visited_20_Internet_20_Link">
9_sergij.jpg</text:a>
']</text:p>
      <text:p text:style-name="P4">
Tags: ['STOPRUSSIA', 'АГРЕСІЯ РФ', 'ВТОРГНЕННЯ РФ', 'ХЕРСОН']</text:p>
      <text:p text:style-name="P4">
Category: News</text:p>
      <!--METADATA-->
      <text:p text:style-name="P4">
<draw:frame draw:style-name="fr1" draw:name="Image17" text:anchor-type="as-char" svg:width="6.9236in" svg:height="4.615733in" draw:z-index="0">
<draw:image xlink:href="../Images/AРМІЯINFORM/2023-05-17T85-00-00-04-00/0_golovna-4.jpg" xlink:type="simple" xlink:show="embed" xlink:actuate="onLoad" draw:mime-type="image/jpeg"/>
</draw:frame>
<text:span text:style-name="T4">
 After Kherson's de -occupation, the Russian military was already fired at the Gymnasium No. 20U in the city for the fourth time. The first times the walls, school classes and the windows were distorted. After the last shelling, there was a serious fire that almost completely destroyed. </text:span>
 **</text:p>
      <text:p text:style-name="P4">
<text:a xlink:type="simple" xlink:href="https://armyinform.com.ua/wp-content/uploads/2023/05/4-57.jpg" text:style-name="Internet_20_link" text:visited-style-name="Visited_20_Internet_20_Link">
!(Images/AРМІЯINFORM/2023-05-17T85-00-00-04-00/4-57-150x150.jpg)</text:a>
</text:p>
      <text:p text:style-name="P4">
<text:a xlink:type="simple" xlink:href="https://armyinform.com.ua/wp-content/uploads/2023/05/3-63.jpg" text:style-name="Internet_20_link" text:visited-style-name="Visited_20_Internet_20_Link">
<draw:frame draw:style-name="fr1" draw:name="Image18" text:anchor-type="as-char" svg:width="6.9236in" svg:height="6.9236in" draw:z-index="0">
<draw:image xlink:href="../Images/AРМІЯINFORM/2023-05-17T85-00-00-04-00/3-63-150x150.jpg" xlink:type="simple" xlink:show="embed" xlink:actuate="onLoad" draw:mime-type="image/jpeg"/>
</draw:frame>
</text:a>
</text:p>
      <text:p text:style-name="P4">
<text:a xlink:type="simple" xlink:href="https://armyinform.com.ua/wp-content/uploads/2023/05/1-74.jpg" text:style-name="Internet_20_link" text:visited-style-name="Visited_20_Internet_20_Link">
<draw:frame draw:style-name="fr1" draw:name="Image19" text:anchor-type="as-char" svg:width="6.9236in" svg:height="6.9236in" draw:z-index="0">
<draw:image xlink:href="../Images/AРМІЯINFORM/2023-05-17T85-00-00-04-00/1-74-150x150.jpg" xlink:type="simple" xlink:show="embed" xlink:actuate="onLoad" draw:mime-type="image/jpeg"/>
</draw:frame>
</text:a>
</text:p>
      <text:p text:style-name="P4">
<text:a xlink:type="simple" xlink:href="https://armyinform.com.ua/wp-content/uploads/2023/05/2-1-3.jpg" text:style-name="Internet_20_link" text:visited-style-name="Visited_20_Internet_20_Link">
<draw:frame draw:style-name="fr1" draw:name="Image20" text:anchor-type="as-char" svg:width="6.9236in" svg:height="6.9236in" draw:z-index="0">
<draw:image xlink:href="../Images/AРМІЯINFORM/2023-05-17T85-00-00-04-00/2-1-3-150x150.jpg" xlink:type="simple" xlink:show="embed" xlink:actuate="onLoad" draw:mime-type="image/jpeg"/>
</draw:frame>
</text:a>
According to the employees of the educational institution, almost all the second floor burned out, the overlap failed to the ground floor. The property of the gymnasium is destroyed.</text:p>
      <text:p text:style-name="P4">
<text:a xlink:type="simple" xlink:href="https://armyinform.com.ua/wp-content/uploads/2023/05/8-22.jpg" text:style-name="Internet_20_link" text:visited-style-name="Visited_20_Internet_20_Link">
!(Images/AРМІЯINFORM/2023-05-17T85-00-00-04-00/8-22-150x150.jpg)</text:a>
</text:p>
      <text:p text:style-name="P4">
<text:a xlink:type="simple" xlink:href="https://armyinform.com.ua/wp-content/uploads/2023/05/7-30.jpg" text:style-name="Internet_20_link" text:visited-style-name="Visited_20_Internet_20_Link">
<draw:frame draw:style-name="fr1" draw:name="Image21" text:anchor-type="as-char" svg:width="6.9236in" svg:height="6.9236in" draw:z-index="0">
<draw:image xlink:href="../Images/AРМІЯINFORM/2023-05-17T85-00-00-04-00/7-30-150x150.jpg" xlink:type="simple" xlink:show="embed" xlink:actuate="onLoad" draw:mime-type="image/jpeg"/>
</draw:frame>
</text:a>
- And although the fire was at first extinguished, then within four days still there were noble ignition, only yesterday rescuers confirmed that everything was already, - the deputy director of economic work Irina was told. -This institution had a 2018 years of history. Its destruction is a pain for all parents, students. It will be very difficult to restore, because, as you can see, only walls have been cut in buildings.</text:p>
      <text:p text:style-name="P4">
Also under artillery and mortar shelling of the enemy were residential cities and objects of critical infrastructure</text:p>
      <text:p text:style-name="P4">
<draw:frame draw:style-name="fr1" draw:name="Image22" text:anchor-type="as-char" svg:width="6.9236in" svg:height="4.615733in" draw:z-index="0">
<draw:image xlink:href="../Images/AРМІЯINFORM/2023-05-17T85-00-00-04-00/9_sergij.jpg" xlink:type="simple" xlink:show="embed" xlink:actuate="onLoad" draw:mime-type="image/jpeg"/>
</draw:frame>
- Over the last day, the enemy fired at the Kherson region 79 times, it was 406 attaches. Unfortunately, there are wounded, seven civilians, including three children of childhood, - said the situation of serviceman Sergey. - Slashing to terrorize the civilian population. We record all the crimes for the commercial court over the occupiers in the Hague.</text:p>
      <text:p text:style-name="P4">
Look more in the story</text:p>
      <text:p text:style-name="P4">
<text:span text:style-name="T5">
Opto and video author</text:span>
</text:p>
      <text:p text:style-name="P4">
News Source: <text:a xlink:type="simple" xlink:href="https://armyinform.com.ua/2023/05/17/okupanty-znyshhyly-najstarishu-gimnaziyu-v-hersoni/" text:style-name="Internet_20_link" text:visited-style-name="Visited_20_Internet_20_Link">
https://armyinform.com.ua/2023/05/17/okupanty-znyshhyly-najstarishu-gimnaziyu-v-hersoni/</text:a>
</text:p>
      <!--NEWS-->
      <text:h text:style-name="P10" text:outline-level="1">
<text:span text:style-name="T4">
The Senate of France voted for recognition of the Holodomor of 1932-1933 by the genocide of the Ukrainian people</text:span>
</text:h>
      <text:p text:style-name="P4">
Author: ['АРМІЯINFORM']</text:p>
      <text:p text:style-name="P4">
Time: 2023-05-17T94:00:00-04:00</text:p>
      <text:p text:style-name="P4">
Description: At the Syogodnishomovo Senate Franziya Schvalovan, the resolution of the Voznate Holodomor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98475af361802fe49778e9c94c6b4cb7.jpg" text:style-name="Internet_20_link" text:visited-style-name="Visited_20_Internet_20_Link">
98475af361802fe49778e9c94c6b4cb7.jpg</text:a>
']</text:p>
      <text:p text:style-name="P4">
Tags: ['STOPRUSSIA', 'АГРЕСІЯ РФ', 'ВТОРГНЕННЯ РФ', 'ДМИТРО КУЛЕБА']</text:p>
      <text:p text:style-name="P4">
Category: News</text:p>
      <!--METADATA-->
      <text:p text:style-name="P4">
<draw:frame draw:style-name="fr1" draw:name="Image23" text:anchor-type="as-char" svg:width="6.9236in" svg:height="4.597703in" draw:z-index="0">
<draw:image xlink:href="../Images/AРМІЯINFORM/2023-05-17T94-00-00-04-00/98475af361802fe49778e9c94c6b4cb7.jpg" xlink:type="simple" xlink:show="embed" xlink:actuate="onLoad" draw:mime-type="image/jpeg"/>
</draw:frame>
At today's meeting, the Senate of France approved a resolution on the recognition of the 1932-1933 genocide of the Ukrainian people.</text:p>
      <text:p text:style-name="P4">
About this the head of the Ministry of Foreign Affairs of Ukraine Dmytro Kuleba <text:a xlink:type="simple" xlink:href="https://twitter.com/DmytroKuleba/status/1658884917302788097" text:style-name="Internet_20_link" text:visited-style-name="Visited_20_Internet_20_Link">
reported</text:a>
Votteri.</text:p>
      <text:p text:style-name="P4">
“The Senate of France has just recognized the Holodomor of 1932-1933 by the genocide of the Ukrainian Narode. I am grateful to the French senators for this historical vote that respects justice and honor the memory of millions of victims. Such crimes should not be repeated and should never be forgotten, ” - said Dmitry Kuleba.</text:p>
      <text:p text:style-name="P4">
News Source: <text:a xlink:type="simple" xlink:href="https://armyinform.com.ua/2023/05/17/senat-francziyi-progolosuvav-za-vyznannya-golodomoru-1932-1933-rokiv-genoczydom-ukrayinskogo-narodu/" text:style-name="Internet_20_link" text:visited-style-name="Visited_20_Internet_20_Link">
https://armyinform.com.ua/2023/05/17/senat-francziyi-progolosuvav-za-vyznannya-golodomoru-1932-1933-rokiv-genoczydom-ukrayinskogo-narodu/</text:a>
</text:p>
      <!--NEWS-->
      <text:h text:style-name="P10" text:outline-level="1">
<text:span text:style-name="T4">
Elena Zelenskaya thanked the Government of the Republic of Korea for the support of Ukraine</text:span>
</text:h>
      <text:p text:style-name="P4">
Author: ['АРМІЯINFORM']</text:p>
      <text:p text:style-name="P4">
Time: 2023-05-17T96:00:00-04:00</text:p>
      <text:p text:style-name="P4">
Description: At the intergraces of Vizita before the Korea Persha Korea, Olena Zelenska spent Zustych Iz ... War with Ukraine 2022, the war with Ukraine is the latest news today, the news with Ukraine 2022 is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d9ed5691e7abf74b7168b4829cdb0dad_1684317133_extra_large.jpeg" text:style-name="Internet_20_link" text:visited-style-name="Visited_20_Internet_20_Link">
d9ed5691e7abf74b7168b4829cdb0dad_1684317133_extra_large.jpeg</text:a>
']</text:p>
      <text:p text:style-name="P4">
Tags: ['STOPRUSSIA', 'АГРЕСІЯ РФ', 'ВТОРГНЕННЯ РФ', 'СВІТ ПІДТРИМУЄ УКРАЇНУ']</text:p>
      <text:p text:style-name="P4">
Category: News</text:p>
      <!--METADATA-->
      <text:p text:style-name="P4">
<draw:frame draw:style-name="fr1" draw:name="Image24" text:anchor-type="as-char" svg:width="6.9236in" svg:height="4.622384in" draw:z-index="0">
<draw:image xlink:href="../Images/AРМІЯINFORM/2023-05-17T96-00-00-04-00/d9ed5691e7abf74b7168b4829cdb0dad_1684317133_extra_large.jpeg" xlink:type="simple" xlink:show="embed" xlink:actuate="onLoad" draw:mime-type="image/jpeg"/>
</draw:frame>
Within the framework of the visit to the Republic of Korea, the First Lady of Ukraine Olena Zelenska carried out with the Minister of Foreign Affairs of the country Pak Cin.</text:p>
      <text:p text:style-name="P4">
About it <text:a xlink:type="simple" xlink:href="https://www.president.gov.ua/news/olena-zelenska-spravedlivist-potribna-ne-lishe-ukrayini-j-us-82953" text:style-name="Internet_20_link" text:visited-style-name="Visited_20_Internet_20_Link">
reports</text:a>
Office of the President of Ukraine.</text:p>
      <text:p text:style-name="P4">
The first Vice Prime Minister-Minister of Economy of Ukraine Yulia Sviridenko, Deputy Head of the President Rostislav Shurma, Ambassador Extraordinary and Plenipotentiary of Ukraine Dmitry Ponomarenko took part in the meeting.</text:p>
      <text:p text:style-name="P4">
Elena Zelenskaya thanked the Government of the Republic of Korea for the support of the formula of the Peaceful President of Ukraine Volodymyr Zelensky and condemnation of the abductions of Ukrainian children by Russia. She emphasized the urgent needs of the country, including the humanitarian demining.</text:p>
      <text:p text:style-name="P4">
“About 30% of the territory of Ukraine(over 174,000 square kilometers)The fighting was affected. So, ahead of Afghanistan and Syria, our country is now the most replaced in the world. Our sappers and rescuers are neutralized by the enemy traps every day. Only on May 6 did we lose six pyrotechnics of the SES Kherson region ... We hope to assist the Government of the Republic of Korea to meet the pre -fermentation needs for mine machines and protective equipment, ”she said.</text:p>
      <text:p text:style-name="P4">
According to the results of the negotiations, as the first lady reported, Korean is a willingness to provide vehicles and mobile X-ray devices for Ukraine.</text:p>
      <text:p text:style-name="P4">
The president's wife expressed his hope for the creation of a special tribunal that will hold the Russian leadership accountable for the solution of war.</text:p>
      <text:p text:style-name="P4">
"Justice is needed not only in Ukraine, but also to all countries seeking to live," the first lady emphasized.</text:p>
      <text:p text:style-name="P4">
In addition, Elena Zelenskaya held a meeting with the mayor of Hun in City Hall. In the presence of the first lady and Othuna, a Memorandum of Salvation was signed between the Embassy of Ukraine in the Republic of Korea and the City Hall of Seoul, the implementation of cultural and artistic exchanges, in particular on the implementation of the project for the establishment of Ukrainian -language audio guidance at the Cedzon Arts Center.</text:p>
      <text:p text:style-name="P4">
The museum is dedicated to the king of the country in the 1418-1450 years of Sedjon, the fourth Koroludodia Choson, who is considered the creator of Korean writing. Also UCCAC is located: the country's largest theater, the Art Gallery of the Art Forum, the Seul Opera and the teams of traditional arts are presented.</text:p>
      <text:p text:style-name="P4">
News Source: <text:a xlink:type="simple" xlink:href="https://armyinform.com.ua/2023/05/17/olena-zelenska-podyakuvala-uryadu-respubliky-koreya-za-pidtrymku-ukrayiny/" text:style-name="Internet_20_link" text:visited-style-name="Visited_20_Internet_20_Link">
https://armyinform.com.ua/2023/05/17/olena-zelenska-podyakuvala-uryadu-respubliky-koreya-za-pidtrymku-ukrayiny/</text:a>
</text:p>
      <!--NEWS-->
      <text:h text:style-name="P10" text:outline-level="1">
<text:span text:style-name="T4">
Even more consolidation of the world is required for pressure on Russia - President of Ukraine</text:span>
</text:h>
      <text:p text:style-name="P4">
Author: ['АРМІЯINFORM']</text:p>
      <text:p text:style-name="P4">
Time: 2023-05-17T98:00:00-04:00</text:p>
      <text:p text:style-name="P4">
Description: - Sogodnі Rosіyskiy broke through Nashi Khersonshchini, taking the living of the same Ditini. Clamp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d925feec478c71b2782b8615f86a4f71_1684352371_extra_large.png" text:style-name="Internet_20_link" text:visited-style-name="Visited_20_Internet_20_Link">
d925feec478c71b2782b8615f86a4f71_1684352371_extra_large.png</text:a>
']</text:p>
      <text:p text:style-name="P4">
Tags: ['STOPRUSSIA', 'АГРЕСІЯ РФ', 'ВТОРГНЕННЯ РФ', 'ПРЕЗИДЕНТ УКРАЇНИ']</text:p>
      <text:p text:style-name="P4">
Category: News</text:p>
      <!--METADATA-->
      <text:p text:style-name="P4">
<draw:frame draw:style-name="fr1" draw:name="Image25" text:anchor-type="as-char" svg:width="6.9236in" svg:height="4.398448in" draw:z-index="0">
<draw:image xlink:href="../Images/AРМІЯINFORM/2023-05-17T98-00-00-04-00/d925feec478c71b2782b8615f86a4f71_1684352371_extra_large.png" xlink:type="simple" xlink:show="embed" xlink:actuate="onLoad" draw:mime-type="image/png"/>
</draw:frame>
- Today, the Russian shelling of our Kherson region has taken another child's life. He was called Vsevolod. In July, he should be six years old. My sympathy for relatives and loved ones!</text:p>
      <text:p text:style-name="P4">
It was another artillery strike of terrorists. People just were on the street of the ordinary store, - <text:a xlink:type="simple" xlink:href="https://t.me/V_Zelenskiy_official/6260" text:style-name="Internet_20_link" text:visited-style-name="Visited_20_Internet_20_Link">
reported</text:a>
The President of Ukraine in his end at the end of the 448th Day of the War.</text:p>
      <text:p text:style-name="P4">
According to Vladimir Zelensky, the next shelling of Sumy region, Chernihiv region, Dnipropetrovsk, Zaporizhzhya region, Donbass - all this again and renewed that even more consolidation of the world is needed for pressure on Russia, even more forces for our soldiers to destroy every position of terrorists. of our people to save lives and return safety for our cities and villages.</text:p>
      <text:p text:style-name="P4">
News Source: <text:a xlink:type="simple" xlink:href="https://armyinform.com.ua/2023/05/17/potribno-shhe-bilshe-konsolidacziyi-svitu-dlya-tysku-na-rosiyu-prezydent-ukrayiny/" text:style-name="Internet_20_link" text:visited-style-name="Visited_20_Internet_20_Link">
https://armyinform.com.ua/2023/05/17/potribno-shhe-bilshe-konsolidacziyi-svitu-dlya-tysku-na-rosiyu-prezydent-ukrayiny/</text:a>
</text:p>
      <!--NEWS-->
      <text:h text:style-name="P10" text:outline-level="1">
<text:span text:style-name="T4">
Players were forbidden to go out with their country's flags on the match of the playoff Blast Paris Major 2023</text:span>
</text:h>
      <text:p text:style-name="P4">
Authors: Ukrinform (Person)</text:p>
      <text:p text:style-name="P4">
Publisher: Укринформ (Organization)</text:p>
      <text:p text:style-name="P4">
Published Time: 2023-05-18T-100:13:00+03:00</text:p>
      <text:p text:style-name="P4">
Modified Time: 2023-05-18T18:13:00+03:00</text:p>
      <text:p text:style-name="P4">
Description: The Blast Paris Major playoffs will be held from May 18 to 21. - Ukrinform.</text:p>
      <text:p text:style-name="P4">
Images: ["<text:a xlink:type="simple" xlink:href="https://static.ukrinform.com/photos/2023_05/thumb_files/630_360_1684422663-606.jpg" text:style-name="Internet_20_link" text:visited-style-name="Visited_20_Internet_20_Link">
630_360_16844...</text:a>
"]</text:p>
      <text:p text:style-name="P4">
Tags: ['кіберспорт']</text:p>
      <text:p text:style-name="P4">
Type: Article</text:p>
      <!--METADATA-->
      <text:p text:style-name="P4">
<draw:frame draw:style-name="fr1" draw:name="Image26" text:anchor-type="as-char" svg:width="6.9236in" svg:height="3.956343in" draw:z-index="0">
<draw:image xlink:href="../Images/yкринформ/2023-05-18T-100-13-00-03-00/630_360_1684422663-606.jpg" xlink:type="simple" xlink:show="embed" xlink:actuate="onLoad" draw:mime-type="image/jpeg"/>
</draw:frame>
The playoffblast paris Major will be held from May 18 to May 21.</text:p>
      <text:p text:style-name="P4">
Blast Paris Major 2023 players were forbidden to go out with the flags of their country with a lamp of playoffs, about it <text:a xlink:type="simple" xlink:href="https://t.me/ceh99999/17238" text:style-name="Internet_20_link" text:visited-style-name="Visited_20_Internet_20_Link">
</text:a>
Monte Aidin Aydin Manager Turlybekov, Ukrinform reports.</text:p>
      <text:p text:style-name="P4">
The prohibition information was also confirmed by MAINCAST.</text:p>
      <text:p text:style-name="P4">
It is noted that the audience was allowed to be in the arena with the flags.</text:p>
      <text:p text:style-name="P4">
In February, ESL forbade fans to bring flags to the arena on Iemkatowice.</text:p>
      <text:p text:style-name="P4">
The Blast Paris Major playoffs will be held from May 18 to May 21. The Blast Parismajor prize fund is $ 1.25 million.</text:p>
      <text:p text:style-name="P4">
<text:span text:style-name="T4">
 Read also: </text:span>
 <text:a xlink:type="simple" xlink:href="https://www.ukrinform.ua/rubric-sports/3709571-monte-vijsli-v-plejoff-blasttv-paris-major-2023.html" text:style-name="Internet_20_link" text:visited-style-name="Visited_20_Internet_20_Link">
<text:span text:style-name="T4">
 monte </text:span>
</text:a>
As reported by Ukrinform, the Ukrainian team Monte will perform at the tournament.</text:p>
      <text:p text:style-name="P4">
Photo: Monte / Instagram</text:p>
      <text:p text:style-name="P4">
News Source: <text:a xlink:type="simple" xlink:href="https://www.ukrinform.ua/rubric-sports/3711059-gravcam-zaboronili-vihoditi-z-praporami-svoei-kraini-na-matci-plejoff-blast-paris-major-2023.html" text:style-name="Internet_20_link" text:visited-style-name="Visited_20_Internet_20_Link">
https://www.ukrinform.ua/rubric-sports/3711059-gravcam-zaboronili-vihoditi-z-praporami-svoei-kraini-na-matci-plejoff-blast-paris-major-2023.html</text:a>
</text:p>
      <!--NEWS-->
      <text:h text:style-name="P10" text:outline-level="1">
<text:span text:style-name="T4">
NATO at a summit in Vilnius will approve a major response plan in case of attack by Russia - media</text:span>
</text:h>
      <text:p text:style-name="P4">
Authors: Ukrinform (Person)</text:p>
      <text:p text:style-name="P4">
Publisher: Укринформ (Organization)</text:p>
      <text:p text:style-name="P4">
Published Time: 2023-05-18T-102:10:35+03:00</text:p>
      <text:p text:style-name="P4">
Modified Time: 2023-05-18T18:10:35+03:00</text:p>
      <text:p text:style-name="P4">
Description: NATO at a summit in Vilnius in July plans to approve thousands of pages of secret military plans, which will describe in detail how the Alliance will respond to Russia's attack. - Ukrinform.</text:p>
      <text:p text:style-name="P4">
Images: ["<text:a xlink:type="simple" xlink:href="https://static.ukrinform.com/photos/2023_03/thumb_files/630_360_1680278305-857.jpg" text:style-name="Internet_20_link" text:visited-style-name="Visited_20_Internet_20_Link">
630_360_16802...</text:a>
"]</text:p>
      <text:p text:style-name="P4">
Tags: ['НАТО', 'Саміт', 'Агресія РФ']</text:p>
      <text:p text:style-name="P4">
Type: Article</text:p>
      <!--METADATA-->
      <text:p text:style-name="P4">
<draw:frame draw:style-name="fr1" draw:name="Image27" text:anchor-type="as-char" svg:width="6.9236in" svg:height="3.956343in" draw:z-index="0">
<draw:image xlink:href="../Images/yкринформ/2023-05-18T-102-10-35-03-00/630_360_1680278305-857.jpg" xlink:type="simple" xlink:show="embed" xlink:actuate="onLoad" draw:mime-type="image/jpeg"/>
</draw:frame>
NATO in Vilnius plans to approve thousands of pages of secret military plans in July, which will describe in detail how the Alliance will respond to Russia's attack.</text:p>
      <text:p text:style-name="P4">
About it reports <text:a xlink:type="simple" xlink:href="http://www.reuters.com/world/nato-reaches-back-cold-war-past-with-first-major-defence-plans-decades-2023-05-18/" text:style-name="Internet_20_link" text:visited-style-name="Visited_20_Internet_20_Link">
</text:a>
, reports Ukrinform.</text:p>
      <text:p text:style-name="P4">
This step, as the agency writes, means a fundamental change, because the afternoon of the Cold War The Alliance did not see the need to develop large -scale plans because it believed that Russia no longer poses a threat to the existence of the world.</text:p>
      <text:p text:style-name="P4">
But given that "the bloodiest war in Europe since 1945 is raging directly behind its border, in Ukraine, the Alliance now warns that all the necessary plans should have a long time before the conflict with an equal enemy, such as Moscow," says publication.</text:p>
      <text:p text:style-name="P4">
<text:span text:style-name="T4">
 Read also: </text:span>
 <text:a xlink:type="simple" xlink:href="https://www.ukrinform.ua/rubric-polytics/3709480-stoltenberg-rozpoviv-cogo-ukraini-ocikuvati-vid-lipnevogo-samitu-nato.html" text:style-name="Internet_20_link" text:visited-style-name="Visited_20_Internet_20_Link">
</text:a>
“The fundamental difference between the crisis management and the collective defense is as follows: the terms are not determined by us, but our opponent. We should be ready for the conflict at any time, ”NATO Bauer, said NATO Bauer Military Committee.</text:p>
      <text:p text:style-name="P4">
Outlining what the Alliance calls its regional plans, NATO will also give the countries recommendations on how to modernize their forces tamatry and technical support.</text:p>
      <text:p text:style-name="P4">
"Allies will know exactly what forces and means are necessary, including where, how to deploy," the head said <text:a xlink:type="simple" xlink:href="https://www.ukrinform.ua/tag-nato" text:style-name="Internet_20_link" text:visited-style-name="Visited_20_Internet_20_Link">
</text:a>
Jenstoltenberg about strictly classified documents, which, as in the time of the cold, will appoint certain troops to protect certain regions.</text:p>
      <text:p text:style-name="P4">
This formalizes the process started by the annexation of Crimea in 2014, which widowed Western allies for the first time to deploy battle units in the east, Avalyan Britain, Canada and Germany took the initiative in one of the Baltic countries, the agency writes.</text:p>
      <text:p text:style-name="P4">
<text:span text:style-name="T4">
 Read also: </text:span>
 <text:a xlink:type="simple" xlink:href="https://www.ukrinform.ua/rubric-polytics/3710675-mzs-polsi-clenstvo-ukraini-v-nato-bude-garantieu-bezpeki-v-evropi.html" text:style-name="Internet_20_link" text:visited-style-name="Visited_20_Internet_20_Link">
</text:a>
According to NATO officials, it will take several years to fully implement plans, although they emphasize that the Alliance may take action immediately.</text:p>
      <text:p text:style-name="P4">
News Source: <text:a xlink:type="simple" xlink:href="https://www.ukrinform.ua/rubric-world/3711057-nato-na-samiti-u-vilnusi-zatverdit-velikij-plan-reaguvanna-na-vipadok-ataki-rosii-zmi.html" text:style-name="Internet_20_link" text:visited-style-name="Visited_20_Internet_20_Link">
https://www.ukrinform.ua/rubric-world/3711057-nato-na-samiti-u-vilnusi-zatverdit-velikij-plan-reaguvanna-na-vipadok-ataki-rosii-zmi.html</text:a>
</text:p>
      <!--NEWS-->
      <text:h text:style-name="P10" text:outline-level="1">
<text:span text:style-name="T4">
The National Guard in Luhansk region knocked down a rare Russian drone "Eleron"</text:span>
</text:h>
      <text:p text:style-name="P4">
Authors: Ukrinform (Person)</text:p>
      <text:p text:style-name="P4">
Publisher: Укринформ (Organization)</text:p>
      <text:p text:style-name="P4">
Published Time: 2023-05-18T-104:07:00+03:00</text:p>
      <text:p text:style-name="P4">
Modified Time: 2023-05-18T18:07:00+03:00</text:p>
      <text:p text:style-name="P4">
Description: The National Guard at the pseudo "February" knocked down in the Luhansk region a rare Russian UAV "Eleron". - Ukrinform.</text:p>
      <text:p text:style-name="P4">
Images: ["<text:a xlink:type="simple" xlink:href="https://static.ukrinform.com/photos/2023_05/thumb_files/630_360_1684422225-502.jpg" text:style-name="Internet_20_link" text:visited-style-name="Visited_20_Internet_20_Link">
630_360_16844...</text:a>
", "<text:a xlink:type="simple" xlink:href="https://static.ukrinform.com/photos/2023_05/1684422224-883.jpg" text:style-name="Internet_20_link" text:visited-style-name="Visited_20_Internet_20_Link">
1684422224-88...</text:a>
", "<text:a xlink:type="simple" xlink:href="https://static.ukrinform.com/photos/2023_05/1684422224-619.jpg" text:style-name="Internet_20_link" text:visited-style-name="Visited_20_Internet_20_Link">
1684422224-61...</text:a>
"]</text:p>
      <text:p text:style-name="P4">
Tags: ['Луганщина', 'Нацгвардія', 'Дрон', 'Війна з Росією']</text:p>
      <text:p text:style-name="P4">
Type: Article</text:p>
      <!--METADATA-->
      <text:p text:style-name="P4">
<draw:frame draw:style-name="fr1" draw:name="Image28" text:anchor-type="as-char" svg:width="6.9236in" svg:height="3.956343in" draw:z-index="0">
<draw:image xlink:href="../Images/yкринформ/2023-05-18T-104-07-00-03-00/630_360_1684422225-502.jpg" xlink:type="simple" xlink:show="embed" xlink:actuate="onLoad" draw:mime-type="image/jpeg"/>
</draw:frame>
The National Guard at the pseudo "February" knocked down in the Luhansk region a rare Russian -wing "Eleron".</text:p>
      <text:p text:style-name="P4">
This was reported <text:a xlink:type="simple" xlink:href="https://ngu.gov.ua/gvardiyecz-na-psevdo-lyutyj-pryzemlyv-ridkisnyj-vorozhyj-bpla-eleron/" text:style-name="Internet_20_link" text:visited-style-name="Visited_20_Internet_20_Link">
</text:a>
, reports Ukrinform.</text:p>
      <text:p text:style-name="P4">
“In Luhansk region there are rigid battles for the city of Kreminna, but our soldiers give a good repeling to the enemy. The Guardian with the call sign “February” after the queue with machine metrometrius that he knocked out not only the personnel of the enemy around armored vehicles, but also hostile <text:a xlink:type="simple" xlink:href="https://www.ukrinform.ua/tag-bezpilotnik" text:style-name="Internet_20_link" text:visited-style-name="Visited_20_Internet_20_Link">
</text:a>
”,” NSUs.</text:p>
      <text:p text:style-name="P4">
<draw:frame draw:style-name="fr1" draw:name="Image29" text:anchor-type="as-char" svg:width="6.9236in" svg:height="4.615733in" draw:z-index="0">
<draw:image xlink:href="../Images/yкринформ/2023-05-18T-104-07-00-03-00/1684422224-883.jpg" xlink:type="simple" xlink:show="embed" xlink:actuate="onLoad" draw:mime-type="image/jpeg"/>
</draw:frame>
According to her, it is a complex for an air intelligence of near action.</text:p>
      <text:p text:style-name="P4">
<draw:frame draw:style-name="fr1" draw:name="Image30" text:anchor-type="as-char" svg:width="6.9236in" svg:height="4.615733in" draw:z-index="0">
<draw:image xlink:href="../Images/yкринформ/2023-05-18T-104-07-00-03-00/1684422224-619.jpg" xlink:type="simple" xlink:show="embed" xlink:actuate="onLoad" draw:mime-type="image/jpeg"/>
</draw:frame>
<text:span text:style-name="T4">
 Read also: </text:span>
 <text:a xlink:type="simple" xlink:href="https://www.ukrinform.ua/rubric-ato/3710782-na-kirovogradsini-zbili-raketu-ta-bezpilotnik-e-rujnuvanna.html" text:style-name="Internet_20_link" text:visited-style-name="Visited_20_Internet_20_Link">
<text:span text:style-name="T4">
 drone </text:span>
</text:a>
"I managed to capture this new Russian drone relatively unharmed. Therefore, I consider hunting to be successful, and interesting data from this drone was conveyed to the authorities of the Defense Forces of Ukraine," - said the Guards 31 brigadening.</text:p>
      <text:p text:style-name="P4">
As <text:a xlink:type="simple" xlink:href="https://www.ukrinform.ua/rubric-ato/3710783-zahisniki-sso-odnim-postrilom-zi-stingera-znisili-vorozij-dron.html" text:style-name="Internet_20_link" text:visited-style-name="Visited_20_Internet_20_Link">
 </text:a>
, defenders of the SCO shot by the Styinger IPsrk destroyed enemy UAVs.</text:p>
      <text:p text:style-name="P4">
<text:span text:style-name="T5">
Foto: ngu.gov.ua</text:span>
</text:p>
      <text:p text:style-name="P4">
News Source: <text:a xlink:type="simple" xlink:href="https://www.ukrinform.ua/rubric-ato/3711055-nacgvardiec-na-lugansini-zbiv-ridkisnij-rosijskij-dron-eleron.html" text:style-name="Internet_20_link" text:visited-style-name="Visited_20_Internet_20_Link">
https://www.ukrinform.ua/rubric-ato/3711055-nacgvardiec-na-lugansini-zbiv-ridkisnij-rosijskij-dron-eleron.html</text:a>
</text:p>
      <!--NEWS-->
      <text:h text:style-name="P10" text:outline-level="1">
<text:span text:style-name="T4">
Two exhibitions were presented in Kiev for the Day of Remembrance of Victims of Deportation of Crimean Tatars</text:span>
</text:h>
      <text:p text:style-name="P4">
Authors: Ukrinform (Person)</text:p>
      <text:p text:style-name="P4">
Publisher: Укринформ (Organization)</text:p>
      <text:p text:style-name="P4">
Published Time: 2023-05-18T-106:01:00+03:00</text:p>
      <text:p text:style-name="P4">
Modified Time: 2023-05-18T18:01:00+03:00</text:p>
      <text:p text:style-name="P4">
Description: Two photo exhibitions were organized near the railway station in Kiev on the occasion of the Victims of the Deportation Day of the Crimean Tatars. - Ukrinform.</text:p>
      <text:p text:style-name="P4">
Images: ["<text:a xlink:type="simple" xlink:href="https://static.ukrinform.com/photos/2023_05/thumb_files/630_360_1684421107-6412.jpeg" text:style-name="Internet_20_link" text:visited-style-name="Visited_20_Internet_20_Link">
630_360_16844...</text:a>
", "<text:a xlink:type="simple" xlink:href="https://static.ukrinform.com/photos/2023_05/thumb_files/630_360_1684421107-3854.jpeg" text:style-name="Internet_20_link" text:visited-style-name="Visited_20_Internet_20_Link">
630_360_16844...</text:a>
", "<text:a xlink:type="simple" xlink:href="https://static.ukrinform.com/photos/2023_05/thumb_files/630_360_1684421107-9200.jpeg" text:style-name="Internet_20_link" text:visited-style-name="Visited_20_Internet_20_Link">
630_360_16844...</text:a>
", "<text:a xlink:type="simple" xlink:href="https://static.ukrinform.com/photos/2023_05/thumb_files/630_360_1684421107-2833.jpeg" text:style-name="Internet_20_link" text:visited-style-name="Visited_20_Internet_20_Link">
630_360_16844...</text:a>
", "<text:a xlink:type="simple" xlink:href="https://static.ukrinform.com/photos/2023_05/thumb_files/630_360_1684421107-1685.jpeg" text:style-name="Internet_20_link" text:visited-style-name="Visited_20_Internet_20_Link">
630_360_16844...</text:a>
", "<text:a xlink:type="simple" xlink:href="https://static.ukrinform.com/photos/2023_05/thumb_files/630_360_1684421107-3512.jpeg" text:style-name="Internet_20_link" text:visited-style-name="Visited_20_Internet_20_Link">
630_360_16844...</text:a>
", "<text:a xlink:type="simple" xlink:href="https://static.ukrinform.com/photos/2023_05/thumb_files/630_360_1684421109-3284.jpeg" text:style-name="Internet_20_link" text:visited-style-name="Visited_20_Internet_20_Link">
630_360_16844...</text:a>
", "<text:a xlink:type="simple" xlink:href="https://static.ukrinform.com/photos/2023_05/thumb_files/630_360_1684421215-6793.jpeg" text:style-name="Internet_20_link" text:visited-style-name="Visited_20_Internet_20_Link">
630_360_16844...</text:a>
"]</text:p>
      <text:p text:style-name="P4">
Tags: ['Депортація', 'Кримські татари', 'Фотовиставка', 'Київ']</text:p>
      <text:p text:style-name="P4">
Type: Article</text:p>
      <!--METADATA-->
      <text:p text:style-name="P4">
<draw:frame draw:style-name="fr1" draw:name="Image31" text:anchor-type="as-char" svg:width="6.9236in" svg:height="3.956343in" draw:z-index="0">
<draw:image xlink:href="../Images/yкринформ/2023-05-18T-106-01-00-03-00/630_360_1684421107-6412.jpeg" xlink:type="simple" xlink:show="embed" xlink:actuate="onLoad" draw:mime-type="image/jpeg"/>
</draw:frame>
Two photo exhibitions were organized near the railway station in Kiev on the occasion of the Day of Remembrance of the Victims of Deportation of the Crimean Tatars.</text:p>
      <text:p text:style-name="P4">
Their presentation took place during the conference "Remember the story - returning the territory", Ukrinform correspondent reports.</text:p>
      <text:p text:style-name="P4">
At the exhibition "The History of the Occupied <text:a xlink:type="simple" xlink:href="https://www.ukrinform.ua/tag-krim" text:style-name="Internet_20_link" text:visited-style-name="Visited_20_Internet_20_Link">
</text:a>
"There are 25 pictures taken by Ukrainian reporters, which in 2014-2019 highlighted human rights violations in the occupied Crimea and documented the livelihood Adminaire of Enver Krosh and more.</text:p>
      <text:p text:style-name="P4">
<draw:frame draw:style-name="fr1" draw:name="Image32" text:anchor-type="as-char" svg:width="6.9236in" svg:height="3.956343in" draw:z-index="0">
<draw:image xlink:href="../Images/yкринформ/2023-05-18T-106-01-00-03-00/630_360_1684421107-3854.jpeg" xlink:type="simple" xlink:show="embed" xlink:actuate="onLoad" draw:mime-type="image/jpeg"/>
</draw:frame>
UKIYA presented two photo exhibitions for the Day of Remembrance of the Victims of Deportation of Crimean Tatars / Photo: Pavel Bagmut, Ukrinform <text:a xlink:type="simple" xlink:href="https://static.ukrinform.com/photos/2023_05/1684421107-3854.jpeg" text:style-name="Internet_20_link" text:visited-style-name="Visited_20_Internet_20_Link">
<draw:frame draw:style-name="fr1" draw:name="Image33" text:anchor-type="as-char" svg:width="6.9236in" svg:height="3.956343in" draw:z-index="0">
<draw:image xlink:href="../Images/yкринформ/2023-05-18T-106-01-00-03-00/630_360_1684421107-3854.jpeg" xlink:type="simple" xlink:show="embed" xlink:actuate="onLoad" draw:mime-type="image/jpeg"/>
</draw:frame>
</text:a>
 <text:a xlink:type="simple" xlink:href="https://static.ukrinform.com/photos/2023_05/1684421107-9200.jpeg" text:style-name="Internet_20_link" text:visited-style-name="Visited_20_Internet_20_Link">
<draw:frame draw:style-name="fr1" draw:name="Image34" text:anchor-type="as-char" svg:width="6.9236in" svg:height="3.956343in" draw:z-index="0">
<draw:image xlink:href="../Images/yкринформ/2023-05-18T-106-01-00-03-00/630_360_1684421107-9200.jpeg" xlink:type="simple" xlink:show="embed" xlink:actuate="onLoad" draw:mime-type="image/jpeg"/>
</draw:frame>
</text:a>
 <text:a xlink:type="simple" xlink:href="https://static.ukrinform.com/photos/2023_05/1684421107-6412.jpeg" text:style-name="Internet_20_link" text:visited-style-name="Visited_20_Internet_20_Link">
<draw:frame draw:style-name="fr1" draw:name="Image35" text:anchor-type="as-char" svg:width="6.9236in" svg:height="3.956343in" draw:z-index="0">
<draw:image xlink:href="../Images/yкринформ/2023-05-18T-106-01-00-03-00/630_360_1684421107-6412.jpeg" xlink:type="simple" xlink:show="embed" xlink:actuate="onLoad" draw:mime-type="image/jpeg"/>
</draw:frame>
</text:a>
 <text:a xlink:type="simple" xlink:href="https://static.ukrinform.com/photos/2023_05/1684421107-2833.jpeg" text:style-name="Internet_20_link" text:visited-style-name="Visited_20_Internet_20_Link">
<draw:frame draw:style-name="fr1" draw:name="Image36" text:anchor-type="as-char" svg:width="6.9236in" svg:height="3.956343in" draw:z-index="0">
<draw:image xlink:href="../Images/yкринформ/2023-05-18T-106-01-00-03-00/630_360_1684421107-2833.jpeg" xlink:type="simple" xlink:show="embed" xlink:actuate="onLoad" draw:mime-type="image/jpeg"/>
</draw:frame>
</text:a>
 <text:a xlink:type="simple" xlink:href="https://static.ukrinform.com/photos/2023_05/1684421107-1685.jpeg" text:style-name="Internet_20_link" text:visited-style-name="Visited_20_Internet_20_Link">
<draw:frame draw:style-name="fr1" draw:name="Image37" text:anchor-type="as-char" svg:width="6.9236in" svg:height="3.956343in" draw:z-index="0">
<draw:image xlink:href="../Images/yкринформ/2023-05-18T-106-01-00-03-00/630_360_1684421107-1685.jpeg" xlink:type="simple" xlink:show="embed" xlink:actuate="onLoad" draw:mime-type="image/jpeg"/>
</draw:frame>
</text:a>
 <text:a xlink:type="simple" xlink:href="https://static.ukrinform.com/photos/2023_05/1684421107-3512.jpeg" text:style-name="Internet_20_link" text:visited-style-name="Visited_20_Internet_20_Link">
<draw:frame draw:style-name="fr1" draw:name="Image38" text:anchor-type="as-char" svg:width="6.9236in" svg:height="3.956343in" draw:z-index="0">
<draw:image xlink:href="../Images/yкринформ/2023-05-18T-106-01-00-03-00/630_360_1684421107-3512.jpeg" xlink:type="simple" xlink:show="embed" xlink:actuate="onLoad" draw:mime-type="image/jpeg"/>
</draw:frame>
</text:a>
 <text:a xlink:type="simple" xlink:href="https://static.ukrinform.com/photos/2023_05/1684421109-3284.jpeg" text:style-name="Internet_20_link" text:visited-style-name="Visited_20_Internet_20_Link">
<draw:frame draw:style-name="fr1" draw:name="Image39" text:anchor-type="as-char" svg:width="6.9236in" svg:height="3.956343in" draw:z-index="0">
<draw:image xlink:href="../Images/yкринформ/2023-05-18T-106-01-00-03-00/630_360_1684421109-3284.jpeg" xlink:type="simple" xlink:show="embed" xlink:actuate="onLoad" draw:mime-type="image/jpeg"/>
</draw:frame>
</text:a>
 <text:a xlink:type="simple" xlink:href="https://static.ukrinform.com/photos/2023_05/1684421215-6793.jpeg" text:style-name="Internet_20_link" text:visited-style-name="Visited_20_Internet_20_Link">
<draw:frame draw:style-name="fr1" draw:name="Image40" text:anchor-type="as-char" svg:width="6.9236in" svg:height="3.956343in" draw:z-index="0">
<draw:image xlink:href="../Images/yкринформ/2023-05-18T-106-01-00-03-00/630_360_1684421215-6793.jpeg" xlink:type="simple" xlink:show="embed" xlink:actuate="onLoad" draw:mime-type="image/jpeg"/>
</draw:frame>
</text:a>
The authors - Alina Zhatko, Taras Ibrahimov, Alyoni Savchuk - because of journalistic conviction banned entry into the Russian Federation and occupied Crimea for a term of 10 to 35 years.</text:p>
      <text:p text:style-name="P4">
The second exhibition "Eyewitness Crimes" tells 10 stories of Crimean Tatars deported in 1944.<text:span text:style-name="T4">
 Read also: </text:span>
 <text:a xlink:type="simple" xlink:href="https://www.ukrinform.ua/rubric-crimea/3711014-prezident-iniciuvav-stvorenna-memorialu-zertv-krimskotatarskogo-narodu.html" text:style-name="Internet_20_link" text:visited-style-name="Visited_20_Internet_20_Link">
</text:a>
During the event, a video about life in the Crimea for the Soviet times and during the occupation of the Crimean peninsula in 2014, persecution and the imprisonment of Crimean Tatars and so on.</text:p>
      <text:p text:style-name="P4">
The attendees could also join the marathon for writing letters to political prisoners.</text:p>
      <text:p text:style-name="P4">
As it was reported, on May 18 in Ukraine the Day of Struggle for the Right -Tatar people was set and honored <text:a xlink:type="simple" xlink:href="https://www.ukrinform.ua/rubric-crimea/3710721-sogodni-ukraina-vsanovue-pamat-zertv-deportacii-krimskih-tatar.html" text:style-name="Internet_20_link" text:visited-style-name="Visited_20_Internet_20_Link">
</text:a>
 .</text:p>
      <text:p text:style-name="P4">
News Source: <text:a xlink:type="simple" xlink:href="https://www.ukrinform.ua/rubric-crimea/3711053-u-kievi-prezentuvali-dvi-fotovistavki-do-dna-pamati-zertv-deportacii-krimskih-tatar.html" text:style-name="Internet_20_link" text:visited-style-name="Visited_20_Internet_20_Link">
https://www.ukrinform.ua/rubric-crimea/3711053-u-kievi-prezentuvali-dvi-fotovistavki-do-dna-pamati-zertv-deportacii-krimskih-tatar.html</text:a>
</text:p>
      <!--NEWS-->
      <text:h text:style-name="P10" text:outline-level="1">
<text:span text:style-name="T4">
Ukraine has joined the OECD - Ministry of Finance Statistics Database</text:span>
</text:h>
      <text:p text:style-name="P4">
Authors: Ukrinform (Person)</text:p>
      <text:p text:style-name="P4">
Publisher: Укринформ (Organization)</text:p>
      <text:p text:style-name="P4">
Published Time: 2023-05-18T-109:54:00+03:00</text:p>
      <text:p text:style-name="P4">
Modified Time: 2023-05-18T17:54:00+03:00</text:p>
      <text:p text:style-name="P4">
Description: Ukraine has joined the global database of statistics of the organization of economic cooperation and development (OECD). - Ukrinform.</text:p>
      <text:p text:style-name="P4">
Images: ["<text:a xlink:type="simple" xlink:href="https://static.ukrinform.com/photos/2023_05/thumb_files/630_360_1684421494-850.jpg" text:style-name="Internet_20_link" text:visited-style-name="Visited_20_Internet_20_Link">
630_360_16844...</text:a>
"]</text:p>
      <text:p text:style-name="P4">
Tags: ['Економіка', 'Мінфін', 'ОЕСР', 'Україна']</text:p>
      <text:p text:style-name="P4">
Type: Article</text:p>
      <!--METADATA-->
      <text:p text:style-name="P4">
<draw:frame draw:style-name="fr1" draw:name="Image41" text:anchor-type="as-char" svg:width="6.9236in" svg:height="3.956343in" draw:z-index="0">
<draw:image xlink:href="../Images/yкринформ/2023-05-18T-109-54-00-03-00/630_360_1684421494-850.jpg" xlink:type="simple" xlink:show="embed" xlink:actuate="onLoad" draw:mime-type="image/jpeg"/>
</draw:frame>
Ukraine has joined the global database(OECD).</text:p>
      <text:p text:style-name="P4">
Як передає Укрінформ, про це повідомляє <text:a xlink:type="simple" xlink:href="https://www.mof.gov.ua/uk/news/ukraina_priiednalasia_do_globalnoi_bazi_danikh_statistiki_dokhodiv_oesr-4009" text:style-name="Internet_20_link" text:visited-style-name="Visited_20_Internet_20_Link">
</text:a>
.</text:p>
      <text:p text:style-name="P4">
"Україна в рамках поглиблення співробітництва з Організацією <text:a xlink:type="simple" xlink:href="https://www.ukrinform.ua/tag-ekonomika" text:style-name="Internet_20_link" text:visited-style-name="Visited_20_Internet_20_Link">
</text:a>
Cooperation and development has joined the global database of OECD income statistics and became 121 Ukraine, which provides information to the largest open source of data, " - the message reads.</text:p>
      <text:p text:style-name="P4">
It is noted that tax and non-tax revenues to budgets of all levels of Ukraine for 2012-2021 were classified according to the categories of income of the Oesrt of the standard template. They contain the ratio of different categories of taxes to GDP, to the total amount of revenues.</text:p>
      <text:p text:style-name="P4">
The information will be updated every year in the previous year.</text:p>
      <text:p text:style-name="P4">
The purpose of this OECD initiative is to improve the quality, coherence, comparability of the thadoration of income data.</text:p>
      <text:p text:style-name="P4">
<text:span text:style-name="T4">
 Read also: </text:span>
 <text:a xlink:type="simple" xlink:href="https://www.ukrinform.ua/rubric-economy/3683862-oesr-pokrasila-prognoz-dla-svitovoi-ekonomiki-na-cej-i-nastupnij-rik.html" text:style-name="Internet_20_link" text:visited-style-name="Visited_20_Internet_20_Link">
<text:span text:style-name="T4">
 OECD </text:span>
</text:a>
The global revenue base provides comparable data on taxation, tax facilities and changes in individual tax revenues over time for the overwhelming countries of the world.</text:p>
      <text:p text:style-name="P4">
As it was reported, the OECD is an organization created in 1960, which includes the 38 largest and most developed economies of the world, for which it is named "Club of Rich States".</text:p>
      <text:p text:style-name="P4">
News Source: <text:a xlink:type="simple" xlink:href="https://www.ukrinform.ua/rubric-economy/3711051-ukraina-priednalasa-do-bazi-danih-statistiki-dohodiv-oesr-minfin.html" text:style-name="Internet_20_link" text:visited-style-name="Visited_20_Internet_20_Link">
https://www.ukrinform.ua/rubric-economy/3711051-ukraina-priednalasa-do-bazi-danih-statistiki-dohodiv-oesr-minfin.html</text:a>
</text:p>
      <!--NEWS-->
      <text:h text:style-name="P10" text:outline-level="1">
<text:span text:style-name="T4">
Russia has tried to distance Ukrainians and Crimean Tatars - Dzhaparov at different times</text:span>
</text:h>
      <text:p text:style-name="P4">
Authors: Ukrinform (Person)</text:p>
      <text:p text:style-name="P4">
Publisher: Укринформ (Organization)</text:p>
      <text:p text:style-name="P4">
Published Time: 2023-05-18T-157:33:00+03:00</text:p>
      <text:p text:style-name="P4">
Modified Time: 2023-05-18T14:33:00+03:00</text:p>
      <text:p text:style-name="P4">
Description: Russia in Crimea repeats the crimes of the Russian Empire and the USSR, trying to distance Ukrainians and Crimean Tatars who have a very identical history. - Ukrinform.</text:p>
      <text:p text:style-name="P4">
Images: ["<text:a xlink:type="simple" xlink:href="https://static.ukrinform.com/photos/2023_04/thumb_files/630_360_1680520872-555.jpg" text:style-name="Internet_20_link" text:visited-style-name="Visited_20_Internet_20_Link">
630_360_16805...</text:a>
"]</text:p>
      <text:p text:style-name="P4">
Tags: ['Джапарова', 'Кримські татари', 'Окупація Криму', 'Війна з Росією']</text:p>
      <text:p text:style-name="P4">
Type: Article</text:p>
      <!--METADATA-->
      <text:p text:style-name="P4">
<draw:frame draw:style-name="fr1" draw:name="Image42" text:anchor-type="as-char" svg:width="6.9236in" svg:height="3.956343in" draw:z-index="0">
<draw:image xlink:href="../Images/yкринформ/2023-05-18T-157-33-00-03-00/630_360_1680520872-555.jpg" xlink:type="simple" xlink:show="embed" xlink:actuate="onLoad" draw:mime-type="image/jpeg"/>
</draw:frame>
Russia is repeating the crimes of the Russian Empire and the USSR, trying to distant the Ukrainian and Crimean Tatars who have a very identical history.</text:p>
      <text:p text:style-name="P4">
The first Deputy Foreign Minister Emina Dzhaykhi said this to the Day of Remembrance of the Victims of Genocide of the Crimean Tatar People "Remember the History - We return the territory", Ukrinform correspondent reports.</text:p>
      <text:p text:style-name="P4">
In her opinion, it is important to say that the Russian Federation in <text:a xlink:type="simple" xlink:href="https://www.ukrinform.ua/tag-krim" text:style-name="Internet_20_link" text:visited-style-name="Visited_20_Internet_20_Link">
</text:a>
Repeats the crimes committed by Russian imperia, Soviet Russia, which waged an information war as well as Putin's Russia is now in Crimea.</text:p>
      <text:p text:style-name="P4">
"Then, in Soviet Russia, we did not know it, but in fact I am completely recalled that Russia has always artificially created myths of one thing, trying to distance the Crimean Tatars and Ukrainians ... Because I am completely recalled that our history is very identical," - said the first Deputy Minister.</text:p>
      <text:p text:style-name="P4">
<text:span text:style-name="T4">
 Read also: </text:span>
 <text:a xlink:type="simple" xlink:href="https://www.ukrinform.ua/rubric-crimea/3710806-u-krimu-prohodat-zahodi-do-dna-pamati-zertv-genocidu-krimskotatarskogo-narodu-cubarov.html" text:style-name="Internet_20_link" text:visited-style-name="Visited_20_Internet_20_Link">
</text:a>
Dzhaparova noted that the Ukrainians and Crimean Tatars were squeezed and asked for physical existence. "The Holodomor and deportation, which are the same crime, a census of history, when Ukrainians and Crimean Tatars took away all that unites us - love and love for their land, traditions, ancestors," she emphasized.</text:p>
      <text:p text:style-name="P4">
As it was reported, today in Ukraine is celebrated <text:a xlink:type="simple" xlink:href="https://www.ukrinform.ua/rubric-crimea/3710721-sogodni-ukraina-vsanovue-pamat-zertv-deportacii-krimskih-tatar.html" text:style-name="Internet_20_link" text:visited-style-name="Visited_20_Internet_20_Link">
</text:a>
But the memory of the victim of the Crimean Tatars is honored.</text:p>
      <text:p text:style-name="P4">
News Source: <text:a xlink:type="simple" xlink:href="https://www.ukrinform.ua/rubric-crimea/3710950-rosia-za-riznih-casiv-namagalasa-distanciuvati-ukrainciv-i-krimskih-tatar-dzaparova.html" text:style-name="Internet_20_link" text:visited-style-name="Visited_20_Internet_20_Link">
https://www.ukrinform.ua/rubric-crimea/3710950-rosia-za-riznih-casiv-namagalasa-distanciuvati-ukrainciv-i-krimskih-tatar-dzaparova.html</text:a>
</text:p>
      <!--NEWS-->
      <text:h text:style-name="P10" text:outline-level="1">
<text:span text:style-name="T4">
The Defense Ministry reminded that it is forbidden to publish on social networks during the war</text:span>
</text:h>
      <text:p text:style-name="P4">
Authors: Ukrinform (Person)</text:p>
      <text:p text:style-name="P4">
Publisher: Укринформ (Organization)</text:p>
      <text:p text:style-name="P4">
Published Time: 2023-05-18T-18:42:00+03:00</text:p>
      <text:p text:style-name="P4">
Modified Time: 2023-05-18T23:42:00+03:00</text:p>
      <text:p text:style-name="P4">
Description: Deputy Minister of Defense Anna Malyar reminded that it is forbidden to publish on social networks so as not to give the enemy the forces of Ukraine's air defense. - Ukrinform.</text:p>
      <text:p text:style-name="P4">
Images: ["<text:a xlink:type="simple" xlink:href="https://static.ukrinform.com/photos/2023_02/thumb_files/630_360_1676289053-714.jpg" text:style-name="Internet_20_link" text:visited-style-name="Visited_20_Internet_20_Link">
630_360_16762...</text:a>
"]</text:p>
      <text:p text:style-name="P4">
Tags: ['Міноборони', 'Соцмережі', 'Війна з Росією', 'ППО']</text:p>
      <text:p text:style-name="P4">
Type: Article</text:p>
      <!--METADATA-->
      <text:p text:style-name="P4">
<draw:frame draw:style-name="fr1" draw:name="Image43" text:anchor-type="as-char" svg:width="6.9236in" svg:height="3.956343in" draw:z-index="0">
<draw:image xlink:href="../Images/yкринформ/2023-05-18T-18-42-00-03-00/630_360_1676289053-714.jpg" xlink:type="simple" xlink:show="embed" xlink:actuate="onLoad" draw:mime-type="image/jpeg"/>
</draw:frame>
Deputy Minister of Defense Anna Malyar reminded that it was forbidden to publish all -way networks so as not to issue the enemy of Ukraine's air defense forces.</text:p>
      <text:p text:style-name="P4">
As Ukrinform reports, she wrote about it in <text:a xlink:type="simple" xlink:href="https://t.me/annamaliar/763" text:style-name="Internet_20_link" text:visited-style-name="Visited_20_Internet_20_Link">
</text:a>
.</text:p>
      <text:p text:style-name="P4">
Так, оприлюднювати не можна:</text:p>
      <ul>
        <li>
фото та відео пусків ракет і розташування засобів української ППО;   * свої думки про те, яка зброя де може стояти і що прикривати;   * скільки одиниць техніки бачили чи пусків ракет чули.</li>
      </ul>
      <text:p text:style-name="P4">
<text:span text:style-name="T4">
Читайте також:</text:span>
 <text:a xlink:type="simple" xlink:href="https://www.ukrinform.ua/rubric-ato/3710743-potribna-totalna-tisa-gur-zaklikae-ne-publikuvati-kadri-zastosuvanna-bezpilotnikiv.html" text:style-name="Internet_20_link" text:visited-style-name="Visited_20_Internet_20_Link">
 <text:span text:style-name="T4">
публіку</text:span>
 </text:a>
As reported by Ukrinform, the other day <text:a xlink:type="simple" xlink:href="https://www.ukrinform.ua/tag-sbu" text:style-name="Internet_20_link" text:visited-style-name="Visited_20_Internet_20_Link">
</text:a>
exposing the people of Kyivans who <text:a xlink:type="simple" xlink:href="https://www.ukrinform.ua/rubric-kyiv/3710333-sbu-vikrila-sistoh-kian-aki-zasvitili-robotu-ppo.html" text:style-name="Internet_20_link" text:visited-style-name="Visited_20_Internet_20_Link">
</text:a>
About the work of the Ukrainian Air Defense during a massive rocket attack on May 16.</text:p>
      <text:p text:style-name="P4">
News Source: <text:a xlink:type="simple" xlink:href="https://www.ukrinform.ua/rubric-ato/3710960-u-minoboroni-nagadali-so-zaboroneno-publikuvati-u-socmerezah-pid-cas-vijni.html" text:style-name="Internet_20_link" text:visited-style-name="Visited_20_Internet_20_Link">
https://www.ukrinform.ua/rubric-ato/3710960-u-minoboroni-nagadali-so-zaboroneno-publikuvati-u-socmerezah-pid-cas-vijni.html</text:a>
</text:p>
      <!--NEWS-->
      <text:h text:style-name="P10" text:outline-level="1">
<text:span text:style-name="T4">
The court chose a precaution by Knyazev - arrest with a pledge of ₴ 107 million</text:span>
</text:h>
      <text:p text:style-name="P4">
Authors: Ukrinform (Person)</text:p>
      <text:p text:style-name="P4">
Publisher: Укринформ (Organization)</text:p>
      <text:p text:style-name="P4">
Published Time: 2023-05-18T-20:21:00+03:00</text:p>
      <text:p text:style-name="P4">
Modified Time: 2023-05-18T23:21:00+03:00</text:p>
      <text:p text:style-name="P4">
Description: The Supreme Anti -Corruption Court elected the exchanging of the Supreme Court of Vsevolod Knyazev a preventive measure in the form of detention with the possibility of introducing ₴ 107 million 360 thousand.</text:p>
      <text:p text:style-name="P4">
— Укрінформ.: </text:p>
      <text:p text:style-name="P4">
Images: ["<text:a xlink:type="simple" xlink:href="https://static.ukrinform.com/photos/2023_05/thumb_files/630_360_1684441248-220.jpg" text:style-name="Internet_20_link" text:visited-style-name="Visited_20_Internet_20_Link">
630_360_16844...</text:a>
"]</text:p>
      <text:p text:style-name="P4">
Tags: ['Арешт', 'Хабар', 'Князєв', 'Корупція', 'Застава', 'Вищий антикорупційний суд']</text:p>
      <text:p text:style-name="P4">
Type: Article</text:p>
      <!--METADATA-->
      <text:p text:style-name="P4">
<draw:frame draw:style-name="fr1" draw:name="Image44" text:anchor-type="as-char" svg:width="6.9236in" svg:height="3.956343in" draw:z-index="0">
<draw:image xlink:href="../Images/yкринформ/2023-05-18T-20-21-00-03-00/630_360_1684441248-220.jpg" xlink:type="simple" xlink:show="embed" xlink:actuate="onLoad" draw:mime-type="image/jpeg"/>
</draw:frame>
The High Anti -Corruption Court elected the exchanging of the Supreme Court of Vsevolod the princelyzhuzhuzhuzhzhny event in the form of detention with the possibility of introducing ₴ 107 million 360 thousand.</text:p>
      <text:p text:style-name="P4">
The corresponding decision was announced by the investigating judge, Ukrinform reports.</text:p>
      <text:p text:style-name="P4">
The court decided to send Knyazev into custody for 60 days with an alternative to a pledge of 107 million 360 thousand hryvnias.</text:p>
      <text:p text:style-name="P4">
The prosecutors were sorely elected a pre -trial detention measure in the form of a detention with an alternative to UAH 150 million. Narguarded such a petition by the fact that the expert <text:a xlink:type="simple" xlink:href="https://www.ukrinform.ua/tag-verhovnij-sud" text:style-name="Internet_20_link" text:visited-style-name="Visited_20_Internet_20_Link">
</text:a>
It can be hidden in Ukraine or abroad, influence witnesses, experts, judges of the Armed Forces, or even destroy dioxide.</text:p>
      <text:p text:style-name="P4">
Knyazev himself and his lawyers asked the court to choose a measure of restraint, not related to detention.</text:p>
      <text:p text:style-name="P4">
<text:span text:style-name="T4">
 Read also: </text:span>
 <text:a xlink:type="simple" xlink:href="https://www.ukrinform.ua/rubric-society/3710974-advokat-stverdzue-so-zi-slidstvom-spivpracuvav-pid-prikrittam-davnij-znajomij-knazeva.html" text:style-name="Internet_20_link" text:visited-style-name="Visited_20_Internet_20_Link">
<text:span text:style-name="T4">
 Knyazev </text:span>
</text:a>
As reported by Ukrinform, May 15, <text:a xlink:type="simple" xlink:href="https://www.ukrinform.ua/rubric-society/3709683-nabu-i-sap-vikrili-masstabnu-korupciu-u-verhovnomu-sudi.html" text:style-name="Internet_20_link" text:visited-style-name="Visited_20_Internet_20_Link">
</text:a>
Obtaining undue benefits by the management and judges of the Supreme Court. The law enforcement officers detained the chairman of the Knyazev Armed Forces and seized $ 2.7 million.</text:p>
      <text:p text:style-name="P4">
May 16, 2023 during the Plenum of the Supreme Court <text:a xlink:type="simple" xlink:href="https://www.ukrinform.ua/rubric-society/3710076-suddi-verhovnogo-sudu-progolosuvali-za-vislovlenna-nedoviri-knazevu.html" text:style-name="Internet_20_link" text:visited-style-name="Visited_20_Internet_20_Link">
</text:a>
Distribution of the current head of Uknyazyev. The judges also adopted the resolution of the Plenum of the Armed Forces on the termination of the authority of the Chairman of the Armed Forces Knyazev.</text:p>
      <text:p text:style-name="P4">
May 17, the Supreme Anti -Corruption Court <text:a xlink:type="simple" xlink:href="https://www.ukrinform.ua/rubric-society/3710545-vaks-vidmovivsa-zadovolniti-skargu-zahistu-knazeva-na-jogo-zatrimanna.html" text:style-name="Internet_20_link" text:visited-style-name="Visited_20_Internet_20_Link">
</text:a>
Knyazev's protection for his detention.</text:p>
      <text:p text:style-name="P4">
<text:span text:style-name="T4">
 Read also: </text:span>
 <text:a xlink:type="simple" xlink:href="https://www.ukrinform.ua/rubric-polytics/3710728-ukraina-spodivaetsa-so-zatrimanna-knazeva-ne-vpline-na-politicnij-kalendar-vidnosin-z-es.html" text:style-name="Internet_20_link" text:visited-style-name="Visited_20_Internet_20_Link">
</text:a>
May 18 <text:a xlink:type="simple" xlink:href="https://www.ukrinform.ua/rubric-society/3710933-vrp-nadala-dozvil-na-utrimanna-eksgolovi-knazeva-pid-vartou.html" text:style-name="Internet_20_link" text:visited-style-name="Visited_20_Internet_20_Link">
</text:a>
Submission of the Specialized Anti -Corruption Prosecutor's Office to grant a prison permit by print.<text:span text:style-name="T5">
Foto: public</text:span>
</text:p>
      <text:p text:style-name="P4">
News Source: <text:a xlink:type="simple" xlink:href="https://www.ukrinform.ua/rubric-society/3711149-sud-obrav-zapobiznij-zahid-knazevu.html" text:style-name="Internet_20_link" text:visited-style-name="Visited_20_Internet_20_Link">
https://www.ukrinform.ua/rubric-society/3711149-sud-obrav-zapobiznij-zahid-knazevu.html</text:a>
</text:p>
      <!--NEWS-->
      <text:h text:style-name="P10" text:outline-level="1">
<text:span text:style-name="T4">
Ukraine is trying to convey to the Arab countries its formula of peace - Yermak</text:span>
</text:h>
      <text:p text:style-name="P4">
Authors: Ukrinform (Person)</text:p>
      <text:p text:style-name="P4">
Publisher: Укринформ (Organization)</text:p>
      <text:p text:style-name="P4">
Published Time: 2023-05-18T-22:13:00+03:00</text:p>
      <text:p text:style-name="P4">
Modified Time: 2023-05-18T23:13:00+03:00</text:p>
      <text:p text:style-name="P4">
Description: Ukraine wants to protect all states of the world from the aggression that itself has arisen, and is trying to bring it to the Arab world. - Ukrinform.</text:p>
      <text:p text:style-name="P4">
Images: ["<text:a xlink:type="simple" xlink:href="https://static.ukrinform.com/photos/2023_05/thumb_files/630_360_1684440786-172.jpg" text:style-name="Internet_20_link" text:visited-style-name="Visited_20_Internet_20_Link">
630_360_16844...</text:a>
"]</text:p>
      <text:p text:style-name="P4">
Tags: ['Саудівська Аравія', 'Єрмак', 'Війна з Росією', 'Формула миру']</text:p>
      <text:p text:style-name="P4">
Type: Article</text:p>
      <!--METADATA-->
      <text:p text:style-name="P4">
<draw:frame draw:style-name="fr1" draw:name="Image45" text:anchor-type="as-char" svg:width="6.9236in" svg:height="3.956343in" draw:z-index="0">
<draw:image xlink:href="../Images/yкринформ/2023-05-18T-22-13-00-03-00/630_360_1684440786-172.jpg" xlink:type="simple" xlink:show="embed" xlink:actuate="onLoad" draw:mime-type="image/jpeg"/>
</draw:frame>
Ukraine is to protect all states of the world from the aggression that itself has emerged to bring it to the Arab world.</text:p>
      <text:p text:style-name="P4">
According to Ukrinform correspondent, about it in <text:a xlink:type="simple" xlink:href="https://t.me/s/ermaka2022" text:style-name="Internet_20_link" text:visited-style-name="Visited_20_Internet_20_Link">
</text:a>
From Saudi Arabia, the head of the Presidential Office of Ukraine Andriy Yermak told.</text:p>
      <text:p text:style-name="P4">
“Ukraine seeks to convey to the Arab world as it sees the end of this <text:a xlink:type="simple" xlink:href="https://www.ukrinform.ua/tag-vijna" text:style-name="Internet_20_link" text:visited-style-name="Visited_20_Internet_20_Link">
</text:a>
How to protect the states of the world of distinguished aggression, and, in particular, to convey the formula of peace proposed by President Vladimirzelen, ”the Yermak telegram reads.</text:p>
      <text:p text:style-name="P4">
It is noted that "this formula is fully based on the principles of international law and the UN Charter." "We will greet the participation of Saudi Arabia and other Arab countries in the future of the Peace Summit, in which leaders from all over the world will be able to find a decision on the basis of the formula of President Zelensky's peace to find this war in the center of Europe," the post states.</text:p>
      <text:p text:style-name="P4">
Yermak also noted that "even in difficult circumstances, Ukraine is awarded global problems, including the issues of world food security, which is facilitated by the initiative of President Vladimir Zelensky Grain Form Ukraine".</text:p>
      <text:p text:style-name="P4">
In addition, the head of the Presidential Office "noted the role of the kingdom of careful exchange of prisoners, which made a large number of Ukrainian and foreign citizens released." "Ukraine is grateful for the humanitarian aid received from the Arab world, in particular from Saudi Arabia, when the Russian Federation has been trying for several months to strike missiles and Iranian drones to destroy energy infrastructure, to leave millions of our citizens, heating and water supply and water. Winterv.</text:p>
      <text:p text:style-name="P4">
<text:span text:style-name="T4">
 Read also: </text:span>
 <text:a xlink:type="simple" xlink:href="https://www.ukrinform.ua/rubric-ato/3711110-zelenskij-mi-ne-maemo-potrapiti-v-omanu-koli-rosia-pocne-govoriti-pro-mir.html" text:style-name="Internet_20_link" text:visited-style-name="Visited_20_Internet_20_Link">
</text:a>
At the end, Yermak emphasized that "the Ukrainian side is ready to communicate with carriages and leaders who make certain proposals for peaceful regulation and end of the war, but does not accept any negotiations with any compromises concerning our territory and our people."</text:p>
      <text:p text:style-name="P4">
<text:span text:style-name="T5">
Foto: op</text:span>
</text:p>
      <text:p text:style-name="P4">
News Source: <text:a xlink:type="simple" xlink:href="https://www.ukrinform.ua/rubric-polytics/3711148-ukraina-namagaetsa-donesti-do-arabskih-krain-svou-formulu-miru-ermak.html" text:style-name="Internet_20_link" text:visited-style-name="Visited_20_Internet_20_Link">
https://www.ukrinform.ua/rubric-polytics/3711148-ukraina-namagaetsa-donesti-do-arabskih-krain-svou-formulu-miru-ermak.html</text:a>
</text:p>
      <!--NEWS-->
      <text:h text:style-name="P10" text:outline-level="1">
<text:span text:style-name="T4">
The UN indicated that it was receiving weapons from other states for war against Ukraine</text:span>
</text:h>
      <text:p text:style-name="P4">
Authors: Ukrinform (Person)</text:p>
      <text:p text:style-name="P4">
Publisher: Укринформ (Organization)</text:p>
      <text:p text:style-name="P4">
Published Time: 2023-05-18T-24:01:00+03:00</text:p>
      <text:p text:style-name="P4">
Modified Time: 2023-05-18T23:01:00+03:00</text:p>
      <text:p text:style-name="P4">
Description: The Deputy High Head of the United Nations on the disarmament of the EBO adaptation of Russia, which convened the Radbez to discuss the supply of weapons to Ukraine that the Armed Forces of the Russian Federation themselves receive weapons from abroad. - Ukrinform.</text:p>
      <text:p text:style-name="P4">
Images: ["<text:a xlink:type="simple" xlink:href="https://static.ukrinform.com/photos/2023_05/thumb_files/630_360_1684439893-902.jpeg" text:style-name="Internet_20_link" text:visited-style-name="Visited_20_Internet_20_Link">
630_360_16844...</text:a>
"]</text:p>
      <text:p text:style-name="P4">
Tags: ['ООН', 'Україна', 'Зброя', 'Війна з Росією']</text:p>
      <text:p text:style-name="P4">
Type: Article</text:p>
      <!--METADATA-->
      <text:p text:style-name="P4">
<draw:frame draw:style-name="fr1" draw:name="Image46" text:anchor-type="as-char" svg:width="6.9236in" svg:height="3.956343in" draw:z-index="0">
<draw:image xlink:href="../Images/yкринформ/2023-05-18T-24-01-00-03-00/630_360_1684439893-902.jpeg" xlink:type="simple" xlink:show="embed" xlink:actuate="onLoad" draw:mime-type="image/jpeg"/>
</draw:frame>
The Deputy High Head of the UN for Disarmament of the EBO Adding, which convened the Radbez to discuss supplies of weapons to Ukraine, which armed with the Russian Federation themselves receive weapons from abroad.</text:p>
      <text:p text:style-name="P4">
According to Ukrinform correspondent in New York, he stated this by the Security Council by reporting from the UN Secretariat.</text:p>
      <text:p text:style-name="P4">
He noted that information from governments on the supply of weapons of Iboelli -electricity systems is available in open sources. These deliveries include heavy weapons, including tanks, APCs, helicopters, helicopters, large -caliberneartilers, missile complexes, drones, ammunition by exstal management, small arms, light weapons, he said.</text:p>
      <text:p text:style-name="P4">
However, he said, Russia receives weapons from abroad.</text:p>
      <text:p text:style-name="P4">
<text:span text:style-name="T4">
 Read also: </text:span>
 <text:a xlink:type="simple" xlink:href="https://www.ukrinform.ua/rubric-crimea/3711124-v-oon-spodivautsa-so-vsi-prava-krimskih-tatar-dotrimuvatimutsa.html" text:style-name="Internet_20_link" text:visited-style-name="Visited_20_Internet_20_Link">
<text:span text:style-name="T4">
 UN </text:span>
</text:a>
“At the same time, states are reported that states are passing or planning to pass weapons, such as drones and ammunition with Russian armed forces for use in Ukraine. Moreover, the media reported the transmission of conventional types of ordinary weapons, including artillery missile systems, non -state groups that are involved in the war in Ukraine, ”the EBO said.</text:p>
      <text:p text:style-name="P4">
He recalled that the Office of the High Commissioner for Human Rights recorded the beginning of a full -scale invasion of 23 821 victim among civilian regulations in Ukraine - 8 836 killed and 14,985 wounded, "actual digits are likely to be much higher."</text:p>
      <text:p text:style-name="P4">
<text:span text:style-name="T4">
 Read also: </text:span>
 <text:a xlink:type="simple" xlink:href="https://www.ukrinform.ua/rubric-world/3710649-gensek-oon-prodovzenna-zernovoi-ugodi-e-garnou-novinou-dla-svitu.html" text:style-name="Internet_20_link" text:visited-style-name="Visited_20_Internet_20_Link">
<text:span text:style-name="T4">
 UN </text:span>
</text:a>
The UN representative also spoke about the destruction of infrastructure, residential buildings, schools, roads and bridges, and attacks on power plants.</text:p>
      <text:p text:style-name="P4">
As reported <text:a xlink:type="simple" xlink:href="https://www.ukrinform.ua/rubric-polytics/3711132-rosia-skarzitimetsa-radbezu-oon-na-te-so-ukraina-zbivae-ii-raketi-kislica.html" text:style-name="Internet_20_link" text:visited-style-name="Visited_20_Internet_20_Link">
</text:a>
, Russia has once again convened a meeting of the UN Security Council to discuss the supply of weapons to Ukraine.</text:p>
      <text:p text:style-name="P4">
News Source: <text:a xlink:type="simple" xlink:href="https://www.ukrinform.ua/rubric-ato/3711146-v-oon-vkazali-rosii-so-vona-otrimue-zbrou-z-insih-derzav-dla-vijni-proti-ukraini.html" text:style-name="Internet_20_link" text:visited-style-name="Visited_20_Internet_20_Link">
https://www.ukrinform.ua/rubric-ato/3711146-v-oon-vkazali-rosii-so-vona-otrimue-zbrou-z-insih-derzav-dla-vijni-proti-ukraini.html</text:a>
</text:p>
      <!--NEWS-->
      <text:h text:style-name="P10" text:outline-level="1">
<text:span text:style-name="T4">
World Cup 2023 with Hockey: Sweden's national team defeated the Hungarians, the victory of the Czech Republic, Germany and Switzerland</text:span>
</text:h>
      <text:p text:style-name="P4">
Authors: Ukrinform (Person)</text:p>
      <text:p text:style-name="P4">
Publisher: Укринформ (Organization)</text:p>
      <text:p text:style-name="P4">
Published Time: 2023-05-18T-27:59:00+03:00</text:p>
      <text:p text:style-name="P4">
Modified Time: 2023-05-18T22:59:00+03:00</text:p>
      <text:p text:style-name="P4">
Description: At the 2023 World Cup in Tampere (Finland) and Riga (Latvia), the fourth circle dies ended. - Ukrinform.</text:p>
      <text:p text:style-name="P4">
Images: ["<text:a xlink:type="simple" xlink:href="https://static.ukrinform.com/photos/2023_05/thumb_files/630_360_1684439398-342.jpg" text:style-name="Internet_20_link" text:visited-style-name="Visited_20_Internet_20_Link">
630_360_16844...</text:a>
"]</text:p>
      <text:p text:style-name="P4">
Tags: ['Чемпіонат світу', 'хокей']</text:p>
      <text:p text:style-name="P4">
Type: Article</text:p>
      <!--METADATA-->
      <text:p text:style-name="P4">
<draw:frame draw:style-name="fr1" draw:name="Image47" text:anchor-type="as-char" svg:width="6.9236in" svg:height="3.956343in" draw:z-index="0">
<draw:image xlink:href="../Images/yкринформ/2023-05-18T-27-59-00-03-00/630_360_1684439398-342.jpg" xlink:type="simple" xlink:show="embed" xlink:actuate="onLoad" draw:mime-type="image/jpeg"/>
</draw:frame>
The World-2023 World Warmake(Finland)and Riga(Latvia)The fights of the fourth circle of draw ended.</text:p>
      <text:p text:style-name="P4">
The fourth victory was continued by the Swedish national team, which confidently played the Hungarian team - 7: 1(3:1, 3:0, 1:0), reports Ukrinform.</text:p>
      <text:p text:style-name="P4">
In other matches of Thursday, the Czech Republic won a volitional victory over Slovenia - 6: 2(0:2, 1:0, 5:0), Germany beat Denmark - 6: 4(0:1, 3:1, 3:2), and Switzerzhav was a mountain over Slovakia - 4: 2(1:0, 1:2, 2:0).</text:p>
      <text:p text:style-name="P4">
<text:span text:style-name="T5">
Турнірне становище:</text:span>
</text:p>
      <text:p text:style-name="P4">
група А: США - 12 очок, Швеція - 11, Данія - 8, Фінляндія - 7, Франція - 4,Німеччина - 3, Угорщина - 2, Австрія - 1;</text:p>
      <text:p text:style-name="P4">
група В : Швейцарія - 12 очок, Канада - 11, Чехія - 10, Латвія - 5, Словаччина- 4, Норвегія - 4, Казахстан - 2, Словенія - 0.</text:p>
      <text:p text:style-name="P4">
У наступному турі 19-20 травня зіграють: Угорщина - Фінляндія, Австрія -Німеччина, Латвія - Словенія, Казахстан - Словаччина, США - Данія, Швеція -Франція, Канада - Швейцарія, Норвегія - Чехія.</text:p>
      <text:p text:style-name="P4">
Чемпіонат світу з хокею триватиме до 28 травня.</text:p>
      <text:p text:style-name="P4">
Фото: AFP.</text:p>
      <text:p text:style-name="P4">
News Source: <text:a xlink:type="simple" xlink:href="https://www.ukrinform.ua/rubric-sports/3711145-cs2023-z-hokeu-zbirna-svecii-rozgromila-ugorsinu-peremogi-nimeccini-ta-svejcarii.html" text:style-name="Internet_20_link" text:visited-style-name="Visited_20_Internet_20_Link">
https://www.ukrinform.ua/rubric-sports/3711145-cs2023-z-hokeu-zbirna-svecii-rozgromila-ugorsinu-peremogi-nimeccini-ta-svejcarii.html</text:a>
</text:p>
      <!--NEWS-->
      <text:h text:style-name="P10" text:outline-level="1">
<text:span text:style-name="T4">
Russia's decision to suspend participation in the nuclear weapons agreement is irresponsible - State Department</text:span>
</text:h>
      <text:p text:style-name="P4">
Authors: Ukrinform (Person)</text:p>
      <text:p text:style-name="P4">
Publisher: Укринформ (Organization)</text:p>
      <text:p text:style-name="P4">
Published Time: 2023-05-18T-29:44:00+03:00</text:p>
      <text:p text:style-name="P4">
Modified Time: 2023-05-18T22:44:00+03:00</text:p>
      <text:p text:style-name="P4">
Description: The United States continues to be committed to the Sono III treaty between Washington and Moscow and consider the suspension of Russia's participation in it as an "irresponsible" step that does not meet the interests of security for the whole world.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Ядерна зброя', 'Держдеп', 'Росія', 'Ракетний договір']</text:p>
      <text:p text:style-name="P4">
Type: Article</text:p>
      <!--METADATA-->
      <text:p text:style-name="P4">
<draw:frame draw:style-name="fr1" draw:name="Image48" text:anchor-type="as-char" svg:width="6.9236in" svg:height="3.956343in" draw:z-index="0">
<draw:image xlink:href="../Images/yкринформ/2023-05-18T-29-44-00-03-00/630_360_1666031974-150.jpg" xlink:type="simple" xlink:show="embed" xlink:actuate="onLoad" draw:mime-type="image/jpeg"/>
</draw:frame>
The connection continues to be committed to the Sono III treaty between Washington and Moscow, which weighs the suspension of Russia's participation in it as an "irresponsible" step that does not meet the interests of security for the whole world.</text:p>
      <text:p text:style-name="P4">
This was stated on Thursday during a briefing in Washington by the Deputy District State Administration Vedant Patel, reports Ukrinform's own correspondent.</text:p>
      <text:p text:style-name="P4">
"We adhere to this Agreement, and Russia's decisions in the unilateral order to fulfill our participation in S-III is annoying and irresponsible,"- emphasized the representative of the US Foreign Ministry.</text:p>
      <text:p text:style-name="P4">
He noted that the Sono III treaty strengthened the security interests not only of the United States and Russia, but also in other countries.</text:p>
      <text:p text:style-name="P4">
"We believe that the world will live better when both of our countries will fulfill the Senoi III," the State Department representative said. Therefore, according to him, the United States will continue to work on maintaining the contract.</text:p>
      <text:p text:style-name="P4">
<text:span text:style-name="T4">
 Read also: </text:span>
 <text:a xlink:type="simple" xlink:href="https://www.ukrinform.ua/rubric-ato/3708845-akso-putin-zastosue-adernu-zbrou-nastupnogo-dna-jogo-ne-bude-zelenskij.html" text:style-name="Internet_20_link" text:visited-style-name="Visited_20_Internet_20_Link">
<text:span text:style-name="T4">
 nuclear </text:span>
 <text:span text:style-name="T4">
 weapons </text:span>
</text:a>
As reported by Ukrinform, the US and Russia treaty on measures to further cosmic and restriction of strategic <text:a xlink:type="simple" xlink:href="https://www.ukrinform.ua/tag-aderna-zbroa" text:style-name="Internet_20_link" text:visited-style-name="Visited_20_Internet_20_Link">
</text:a>
S-III)It was signed by the parties in April 2010 and acquired the validity of February 2011. The document was designed for ten years, with the possibility of five years by agreement of the parties.</text:p>
      <text:p text:style-name="P4">
At the beginning of 2021 the contract was extended. However, in February 2023, Russia had participated in S-III.</text:p>
      <text:p text:style-name="P4">
News Source: <text:a xlink:type="simple" xlink:href="https://www.ukrinform.ua/rubric-world/3711133-risenna-rosii-prizupiniti-ucast-u-dogovori-pro-aderni-ozbroenna-e-bezvidpovidalnim-derzdep.html" text:style-name="Internet_20_link" text:visited-style-name="Visited_20_Internet_20_Link">
https://www.ukrinform.ua/rubric-world/3711133-risenna-rosii-prizupiniti-ucast-u-dogovori-pro-aderni-ozbroenna-e-bezvidpovidalnim-derzdep.html</text:a>
</text:p>
      <!--NEWS-->
      <text:h text:style-name="P10" text:outline-level="1">
<text:span text:style-name="T4">
JSC Kupiansk Directio Rusian Army Shelled Krasne First, Figolivka, Novomlinsk, two -year, with ...</text:span>
</text:h>
      <text:p text:style-name="P4">
Authors: liveuamap (Language: en)</text:p>
      <text:p text:style-name="P4">
Time: 2023-05-18T-29:51:00</text:p>
      <text:p text:style-name="P4">
Location: Kramatorsk (Latitude:49.73258 Longtitude:37.91382)</text:p>
      <text:p text:style-name="P4">
Videos: []</text:p>
      <text:p text:style-name="P4">
Images: []</text:p>
      <text:p text:style-name="P4">
Tags: ["Russia"]</text:p>
      <text:p text:style-name="P4">
Id: 22563642</text:p>
      <!--METADATA-->
      <text:p text:style-name="P4">
At Kupiansk direction Russian army shelled Krasne Pershe, Fyholivka,Novomlynsk, Dvorichna, Zapadne, Masutivka, Tabayivka, Berestove of Kharkivregion and Stelmakhivka of Luhansk region. Russian aviation conductedairstrikes near Masutivka, Kyslivka and Pershotravneve, - General Staff ofArmed Forces of Ukraine says in the morning report</text:p>
      <text:p text:style-name="P4">
News Collection Link: <text:a xlink:type="simple" xlink:href="https://liveuamap.com/en/2023/18-may-at-kupiansk-direction-russian-army-shelled-krasne" text:style-name="Internet_20_link" text:visited-style-name="Visited_20_Internet_20_Link">
https://liveuamap.com/en/2023/18-may-at-kupiansk-direction-russian-army-shelled-krasne</text:a>
</text:p>
      <text:p text:style-name="P4">
News Source: <text:a xlink:type="simple" xlink:href="https://t.me/lumsrc/4824" text:style-name="Internet_20_link" text:visited-style-name="Visited_20_Internet_20_Link">
https://t.me/lumsrc/4824</text:a>
</text:p>
      <!--NEWS-->
      <text:h text:style-name="P10" text:outline-level="1">
<text:span text:style-name="T4">
Молдова і США підписали угоду про «відкрите небо»</text:span>
</text:h>
      <text:p text:style-name="P4">
Authors: Ukrinform (Person)</text:p>
      <text:p text:style-name="P4">
Publisher: Укринформ (Organization)</text:p>
      <text:p text:style-name="P4">
Published Time: 2023-05-18T-31:22:00+03:00</text:p>
      <text:p text:style-name="P4">
Modified Time: 2023-05-18T22:22:00+03:00</text:p>
      <text:p text:style-name="P4">
Description: The authorities of the Republic of Moldova and the United States have signed an agreement on air transport liberalization on Thursday. - Ukrinform.</text:p>
      <text:p text:style-name="P4">
Images: ["<text:a xlink:type="simple" xlink:href="https://static.ukrinform.com/photos/2023_05/thumb_files/630_360_1684438070-921.jpg" text:style-name="Internet_20_link" text:visited-style-name="Visited_20_Internet_20_Link">
630_360_16844...</text:a>
", "<text:a xlink:type="simple" xlink:href="https://static.ukrinform.com/photos/2023_05/1684438070-861.jpg" text:style-name="Internet_20_link" text:visited-style-name="Visited_20_Internet_20_Link">
1684438070-86...</text:a>
", "<text:a xlink:type="simple" xlink:href="https://static.ukrinform.com/photos/2023_05/1684438070-722.jpg" text:style-name="Internet_20_link" text:visited-style-name="Visited_20_Internet_20_Link">
1684438070-72...</text:a>
"]</text:p>
      <text:p text:style-name="P4">
Tags: ['Молдова', 'США', 'Договір про відкрите небо']</text:p>
      <text:p text:style-name="P4">
Type: Article</text:p>
      <!--METADATA-->
      <text:p text:style-name="P4">
<draw:frame draw:style-name="fr1" draw:name="Image49" text:anchor-type="as-char" svg:width="6.9236in" svg:height="3.956343in" draw:z-index="0">
<draw:image xlink:href="../Images/yкринформ/2023-05-18T-31-22-00-03-00/630_360_1684438070-921.jpg" xlink:type="simple" xlink:show="embed" xlink:actuate="onLoad" draw:mime-type="image/jpeg"/>
</draw:frame>
Vladarespublika of Moldova and the US signed an agreement on liberalization of air transport on Thursday.</text:p>
      <text:p text:style-name="P4">
As Ukrinform reports, it reports <text:a xlink:type="simple" xlink:href="https://point.md/ru/novosti/obschestvo/priamye-reisy-iz-kishineva-v-ssha-vlasti-podpisali-soglashenie-o-vozdushnom-prostranstve/" text:style-name="Internet_20_link" text:visited-style-name="Visited_20_Internet_20_Link">
</text:a>
.</text:p>
      <text:p text:style-name="P4">
“Today we have the opportunity to sign an agreement on cooperation with economic, social and strategic influence, which will promote even more strengthening of the powerful relations between our states, which will bring us economic advantages, ultimate operators, ”said Lilia Dabidzha, Minister of Infrastructure of Regional Development of Moldova.</text:p>
      <text:p text:style-name="P4">
<draw:frame draw:style-name="fr1" draw:name="Image50" text:anchor-type="as-char" svg:width="6.9236in" svg:height="4.615733in" draw:z-index="0">
<draw:image xlink:href="../Images/yкринформ/2023-05-18T-31-22-00-03-00/1684438070-861.jpg" xlink:type="simple" xlink:show="embed" xlink:actuate="onLoad" draw:mime-type="image/jpeg"/>
</draw:frame>
The signed document will allow direct flights from Chisinau to the destination in <text:a xlink:type="simple" xlink:href="https://www.ukrinform.ua/tag-ssa" text:style-name="Internet_20_link" text:visited-style-name="Visited_20_Internet_20_Link">
</text:a>
On the contrary, the Minister reported.</text:p>
      <text:p text:style-name="P4">
<draw:frame draw:style-name="fr1" draw:name="Image51" text:anchor-type="as-char" svg:width="6.9236in" svg:height="4.615733in" draw:z-index="0">
<draw:image xlink:href="../Images/yкринформ/2023-05-18T-31-22-00-03-00/1684438070-722.jpg" xlink:type="simple" xlink:show="embed" xlink:actuate="onLoad" draw:mime-type="image/jpeg"/>
</draw:frame>
US representatives stressed that an agreement is an important step in the way of investing in this area.</text:p>
      <text:p text:style-name="P4">
"This is an important step towards increasing investments, closer relations between international countries in terms of security, and in the sense of the domosphere by the efforts of the Republicimoldov to ensure a strong and transparent business environment," said US Secretary of State for Management and Resources Richard Verma.</text:p>
      <text:p text:style-name="P4">
<text:span text:style-name="T4">
 Read also: </text:span>
 <text:a xlink:type="simple" xlink:href="https://www.ukrinform.ua/rubric-world/3710930-moldova-hoce-priednatisa-do-es-aknajsvidse-cerez-zagrozu-z-boku-rosii-sandu.html" text:style-name="Internet_20_link" text:visited-style-name="Visited_20_Internet_20_Link">
<text:span text:style-name="T4">
 Moldova </text:span>
</text:a>
He added that the Open Sky Agreement will help airlines to offers to the offices more convenient, affordable and efficient services.</text:p>
      <text:p text:style-name="P4">
As reported <text:a xlink:type="simple" xlink:href="https://www.ukrinform.ua/rubric-world/3710212-derzdep-pro-aviarejsi-rf-do-gruzii-ne-cas-posiluvati-spivpracu-z-rosieu.html" text:style-name="Internet_20_link" text:visited-style-name="Visited_20_Internet_20_Link">
</text:a>
, the US Department of the United States commented on the decision of the President of the Russian Federation Vladimirapoutin to abolish the visa regime for Georgian citizens and restore the assault with Georgia.</text:p>
      <text:p text:style-name="P4">
<text:span text:style-name="T5">
Foto: moldova1</text:span>
</text:p>
      <text:p text:style-name="P4">
News Source: <text:a xlink:type="simple" xlink:href="https://www.ukrinform.ua/rubric-world/3711141-moldova-i-ssa-pidpisali-ugodu-pro-vidkrite-nebo.html" text:style-name="Internet_20_link" text:visited-style-name="Visited_20_Internet_20_Link">
https://www.ukrinform.ua/rubric-world/3711141-moldova-i-ssa-pidpisali-ugodu-pro-vidkrite-nebo.html</text:a>
</text:p>
      <!--NEWS-->
      <text:h text:style-name="P10" text:outline-level="1">
<text:span text:style-name="T4">
At Lyman direction Russian army shelled Makiyivka, Nevske, Bilohorivka of Luhansk region and ...</text:span>
</text:h>
      <text:p text:style-name="P4">
Authors: liveuamap (Language: en)</text:p>
      <text:p text:style-name="P4">
Time: 2023-05-18T-31:51:00</text:p>
      <text:p text:style-name="P4">
Location: Bakhmut (Latitude:48.74249 Longtitude:38.15243)</text:p>
      <text:p text:style-name="P4">
Videos: []</text:p>
      <text:p text:style-name="P4">
Images: []</text:p>
      <text:p text:style-name="P4">
Tags: []</text:p>
      <text:p text:style-name="P4">
Id: 22563638</text:p>
      <!--METADATA-->
      <text:p text:style-name="P4">
None</text:p>
      <text:p text:style-name="P4">
News Collection Link: <text:a xlink:type="simple" xlink:href="https://liveuamap.com/en/2023/18-may-at-lyman-direction-russian-army-shelled-makiyivka" text:style-name="Internet_20_link" text:visited-style-name="Visited_20_Internet_20_Link">
https://liveuamap.com/en/2023/18-may-at-lyman-direction-russian-army-shelled-makiyivka</text:a>
</text:p>
      <text:p text:style-name="P4">
News Source: <text:a xlink:type="simple" xlink:href="https://liveuamap.com/en/2023/18-may-at-lyman-direction-russian-army-shelled-makiyivka" text:style-name="Internet_20_link" text:visited-style-name="Visited_20_Internet_20_Link">
https://liveuamap.com/en/2023/18-may-at-lyman-direction-russian-army-shelled-makiyivka</text:a>
</text:p>
      <!--NEWS-->
      <text:h text:style-name="P10" text:outline-level="1">
<text:span text:style-name="T4">
Zelensky announced the withdrawal of Crimean prisoners to the international level</text:span>
</text:h>
      <text:p text:style-name="P4">
Authors: Ukrinform (Person)</text:p>
      <text:p text:style-name="P4">
Publisher: Укринформ (Organization)</text:p>
      <text:p text:style-name="P4">
Published Time: 2023-05-18T-33:01:03+03:00</text:p>
      <text:p text:style-name="P4">
Modified Time: 2023-05-18T22:01:03+03:00</text:p>
      <text:p text:style-name="P4">
Description: President of Ukraine Volodymyr Zelensky announced important joint steps with the Majlis and bringing the issue of Crimean prisoners to an international level.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Кримські татари', 'Меджліс', "Політв'язні Кремля", 'Зеленський']</text:p>
      <text:p text:style-name="P4">
Type: Article</text:p>
      <!--METADATA-->
      <text:p text:style-name="P4">
<draw:frame draw:style-name="fr1" draw:name="Image52" text:anchor-type="as-char" svg:width="6.9236in" svg:height="3.956343in" draw:z-index="0">
<draw:image xlink:href="../Images/yкринформ/2023-05-18T-33-01-03-03-00/630_360_1682862659-378.jpeg" xlink:type="simple" xlink:show="embed" xlink:actuate="onLoad" draw:mime-type="image/jpeg"/>
</draw:frame>
President of Ukraine Volodymyr Zelensky announced important joint steps to the Representative and the issue of Crimean prisoners to the international level.</text:p>
      <text:p text:style-name="P4">
He told about it in the evening <text:a xlink:type="simple" xlink:href="https://www.youtube.com/watch" text:style-name="Internet_20_link" text:visited-style-name="Visited_20_Internet_20_Link">
</text:a>
Recalling that he visited the Office Crimea Platform on the Day of Remembrance of the Victims of the Genocide of the Crimean Tatar People, Ukrinform reports.</text:p>
      <text:p text:style-name="P4">
*!(http://https://t.me/OP_UA/9526)"I am glad to see that we created the" Crimean Platform "efficiently the power of our country and the Crimean Tatar people. I am glad to know that our joint work with Majlis brings the right result to Ukraine. By the way, some very important joint steps are preparing for the near future. Crimean prisoners and all our people in Crimea are brought to the new international level, "the President said.</text:p>
      <text:p text:style-name="P4">
He recalled that on May 18 we honor the memory of all victims of deportation <text:a xlink:type="simple" xlink:href="https://www.ukrinform.ua/tag-krimski-tatari" text:style-name="Internet_20_link" text:visited-style-name="Visited_20_Internet_20_Link">
</text:a>
.</text:p>
      <text:p text:style-name="P4">
<text:span text:style-name="T4">
 Read also: </text:span>
 <text:a xlink:type="simple" xlink:href="https://www.ukrinform.ua/rubric-crimea/3710714-u-kanadskomu-parlamenti-vsanuvali-zertv-deportacii-krimskih-tatar.html" text:style-name="Internet_20_link" text:visited-style-name="Visited_20_Internet_20_Link">
</text:a>
"It was one of the most serious crimes of the twentieth century - the whole people were taken away by force and forced to live in a foreign country for decades. Zelensky noted.</text:p>
      <text:p text:style-name="P4">
That is why, according to him, to return justice for all our people, to guarantee freedom for the whole of our country without any exception-this is a historical task. "The task of all who protect the state, everyone who elected Ukraine and therefore will win," the President emphasized.</text:p>
      <text:p text:style-name="P4">
In addition, the Head of State stressed that we do not forget about the quiet people whom the occupier holds in captivity for a moment.</text:p>
      <text:p text:style-name="P4">
<text:span text:style-name="T4">
 Read also: </text:span>
 <text:a xlink:type="simple" xlink:href="https://www.ukrinform.ua/rubric-crimea/3698245-peresliduvanna-krimskih-tatar-lubinec-pidtrimav-vimogi-komisara-radi-evropi.html" text:style-name="Internet_20_link" text:visited-style-name="Visited_20_Internet_20_Link">
</text:a>
"About prisoners of Ukrainians, about repressed in the occupied territories. About those who are in occupied cities and communities and awaits the return of our country, our country. We have to release all our people and all our land of Rabbi About one and a state, and we do not stop for victory, "Zelensky emphasized.</text:p>
      <text:p text:style-name="P4">
News Source: <text:a xlink:type="simple" xlink:href="https://www.ukrinform.ua/rubric-crimea/3711137-zelenskij-anonsuvav-vivedenna-pitanna-krimskih-vazniv-na-miznarodnij-riven.html" text:style-name="Internet_20_link" text:visited-style-name="Visited_20_Internet_20_Link">
https://www.ukrinform.ua/rubric-crimea/3711137-zelenskij-anonsuvav-vivedenna-pitanna-krimskih-vazniv-na-miznarodnij-riven.html</text:a>
</text:p>
      <!--NEWS-->
      <text:h text:style-name="P10" text:outline-level="1">
<text:span text:style-name="T4">
Bakhmut Directio Rusian Army Shelled Vasukivka, Zaliznyanske, Orikhovo-Vasylivka, New ...</text:span>
</text:h>
      <text:p text:style-name="P4">
Authors: liveuamap (Language: en)</text:p>
      <text:p text:style-name="P4">
Time: 2023-05-18T-33:51:00</text:p>
      <text:p text:style-name="P4">
Location: Kurdiumivka (Latitude:48.46598 Longtitude:37.95364)</text:p>
      <text:p text:style-name="P4">
Videos: []</text:p>
      <text:p text:style-name="P4">
Images: []</text:p>
      <text:p text:style-name="P4">
Tags: ["Russia"]</text:p>
      <text:p text:style-name="P4">
Id: 22563634</text:p>
      <!--METADATA-->
      <text:p text:style-name="P4">
At Bakhmut Direction Russian Army Shelled Vasukivka, Zaliznyanske, Orikhovo-Vasylivka, Novomarkove, Hryhorivka, BOHDANIVKA, BAKHMUT, I I IIVKA Hora, Pivnichne and Shumy of Donetsk Region. Russianivation Conducted Aircrakes Near NOVOMARKOVE, BOHDANIVKA, BAKHMUT, PREDTECHYNE AND KURDUMIVKA, - General Staff of Armed Forces of UKRAINS</text:p>
      <text:p text:style-name="P4">
News Collection Link:(https://liveuamap.com/en/2023/18-may-at-bakhmut-direction-russian-army-shelled-vasukivka)</text:p>
      <text:p text:style-name="P4">
News Source: <text:a xlink:type="simple" xlink:href="https://t.me/lumsrc/4826" text:style-name="Internet_20_link" text:visited-style-name="Visited_20_Internet_20_Link">
https://t.me/lumsrc/4826</text:a>
</text:p>
      <!--NEWS-->
      <text:h text:style-name="P10" text:outline-level="1">
<text:span text:style-name="T4">
The enemy in a day 10 times fired at the border communities of Sumy region</text:span>
</text:h>
      <text:p text:style-name="P4">
Authors: Ukrinform (Person)</text:p>
      <text:p text:style-name="P4">
Publisher: Укринформ (Organization)</text:p>
      <text:p text:style-name="P4">
Published Time: 2023-05-18T-36:59:00+03:00</text:p>
      <text:p text:style-name="P4">
Modified Time: 2023-05-18T21:59:00+03:00</text:p>
      <text:p text:style-name="P4">
Description: Russian troops on Thursday, May 18, carried out 10 shelling of border communities of Sumy region.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53" text:anchor-type="as-char" svg:width="6.9236in" svg:height="3.956343in" draw:z-index="0">
<draw:image xlink:href="../Images/yкринформ/2023-05-18T-36-59-00-03-00/630_360_1667124180-530.jpg" xlink:type="simple" xlink:show="embed" xlink:actuate="onLoad" draw:mime-type="image/jpeg"/>
</draw:frame>
Ruskivska on Thursday, May 18, 10 shells of border community region were fired.</text:p>
      <text:p text:style-name="P4">
According to Ukrinform, the Sumy Regional Military Administration reports in <text:a xlink:type="simple" xlink:href="https://t.me/Sumy_news_ODA/16261" text:style-name="Internet_20_link" text:visited-style-name="Visited_20_Internet_20_Link">
</text:a>
.</text:p>
      <text:p text:style-name="P4">
“During the day, the Russians made 10 <text:a xlink:type="simple" xlink:href="https://www.ukrinform.ua/tag-obstril" text:style-name="Internet_20_link" text:visited-style-name="Visited_20_Internet_20_Link">
</text:a>
. 62 explosions have been recorded. The settlements of Yunakovskaya, Belopilsk, Novoslobid, Miropil, Esman, Krasnopil communities were fired, ” - the message reads.</text:p>
      <text:p text:style-name="P4">
In the territory of the Yunak community, the enemy beat mortars(7 explosions)Tarathillery(8 explosions).</text:p>
      <text:p text:style-name="P4">
По Білопільській громаді загарбники здійснили мінометний обстріл (12 explosions).</text:p>
      <text:p text:style-name="P4">
У Новослобідській громаді зафіксовано чотири мінометні вибухи.</text:p>
      <text:p text:style-name="P4">
По Миропільській громаді росіяни вдарили з мінометів (3 explosions). Пошкодженожитловий будинок в с. Миропілля.</text:p>
      <text:p text:style-name="P4">
<text:span text:style-name="T4">
Читайте також:</text:span>
 <text:a xlink:type="simple" xlink:href="https://www.ukrinform.ua/rubric-ato/3710984-rosiani-zavdali-udaru-po-selu-cvirkuni-na-harkivsini.html" text:style-name="Internet_20_link" text:visited-style-name="Visited_20_Internet_20_Link">
 </text:a>
In addition, the Russians made a mortar fire(10 explosions)On the village. Studenocyman community. The hostile shelling damaged a private dwelling house, a farm building, a tractor, a field sprayer. Two civilians have obtained contours.</text:p>
      <text:p text:style-name="P4">
In the Krasnopil community, the invaders made mortar fire(18 blades).</text:p>
      <text:p text:style-name="P4">
Як повідомляв <text:a xlink:type="simple" xlink:href="https://www.ukrinform.ua/rubric-regions/3710331-za-ostannij-misac-vijska-rff-ponad-400-raziv-obstrilali-sumsinu.html" text:style-name="Internet_20_link" text:visited-style-name="Visited_20_Internet_20_Link">
 </text:a>
, over the last month, Russian troops fired at Sumy region more than 400 times.</text:p>
      <text:p text:style-name="P4">
News Source: <text:a xlink:type="simple" xlink:href="https://www.ukrinform.ua/rubric-ato/3711136-vorog-za-dobu-10-raziv-obstrilav-prikordonni-gromadi-sumsini.html" text:style-name="Internet_20_link" text:visited-style-name="Visited_20_Internet_20_Link">
https://www.ukrinform.ua/rubric-ato/3711136-vorog-za-dobu-10-raziv-obstrilav-prikordonni-gromadi-sumsini.html</text:a>
</text:p>
      <!--NEWS-->
      <text:h text:style-name="P10" text:outline-level="1">
<text:span text:style-name="T4">
The center of Vienna passed the embroidery gait</text:span>
</text:h>
      <text:p text:style-name="P4">
Authors: Ukrinform (Person)</text:p>
      <text:p text:style-name="P4">
Publisher: Укринформ (Organization)</text:p>
      <text:p text:style-name="P4">
Published Time: 2023-05-18T-38:54:00+03:00</text:p>
      <text:p text:style-name="P4">
Modified Time: 2023-05-18T21:54:00+03:00</text:p>
      <text:p text:style-name="P4">
Description: The Ukrainian diaspora and friends of Ukraine from other countries were held on Thursday by the Vienna Center for Embroidery Day, as well as to draw attention to the war conducted by Russia against Ukraine. - Ukrinform.</text:p>
      <text:p text:style-name="P4">
Images: ["<text:a xlink:type="simple" xlink:href="https://static.ukrinform.com/photos/2023_05/thumb_files/630_360_1684435828-2616.jpeg" text:style-name="Internet_20_link" text:visited-style-name="Visited_20_Internet_20_Link">
630_360_16844...</text:a>
", "<text:a xlink:type="simple" xlink:href="https://static.ukrinform.com/photos/2023_05/thumb_files/630_360_1684435828-4153.jpeg" text:style-name="Internet_20_link" text:visited-style-name="Visited_20_Internet_20_Link">
630_360_16844...</text:a>
", "<text:a xlink:type="simple" xlink:href="https://static.ukrinform.com/photos/2023_05/thumb_files/630_360_1684435828-7677.jpeg" text:style-name="Internet_20_link" text:visited-style-name="Visited_20_Internet_20_Link">
630_360_16844...</text:a>
", "<text:a xlink:type="simple" xlink:href="https://static.ukrinform.com/photos/2023_05/thumb_files/630_360_1684435828-4188.jpeg" text:style-name="Internet_20_link" text:visited-style-name="Visited_20_Internet_20_Link">
630_360_16844...</text:a>
", "<text:a xlink:type="simple" xlink:href="https://static.ukrinform.com/photos/2023_05/thumb_files/630_360_1684435828-8528.jpeg" text:style-name="Internet_20_link" text:visited-style-name="Visited_20_Internet_20_Link">
630_360_16844...</text:a>
", "<text:a xlink:type="simple" xlink:href="https://static.ukrinform.com/photos/2023_05/thumb_files/630_360_1684435828-5663.jpeg" text:style-name="Internet_20_link" text:visited-style-name="Visited_20_Internet_20_Link">
630_360_16844...</text:a>
", "<text:a xlink:type="simple" xlink:href="https://static.ukrinform.com/photos/2023_05/thumb_files/630_360_1684435829-1084.jpeg" text:style-name="Internet_20_link" text:visited-style-name="Visited_20_Internet_20_Link">
630_360_16844...</text:a>
", "<text:a xlink:type="simple" xlink:href="https://static.ukrinform.com/photos/2023_05/thumb_files/630_360_1684435829-1967.jpeg" text:style-name="Internet_20_link" text:visited-style-name="Visited_20_Internet_20_Link">
630_360_16844...</text:a>
", "<text:a xlink:type="simple" xlink:href="https://static.ukrinform.com/photos/2023_05/thumb_files/630_360_1684435829-4611.jpeg" text:style-name="Internet_20_link" text:visited-style-name="Visited_20_Internet_20_Link">
630_360_16844...</text:a>
", "<text:a xlink:type="simple" xlink:href="https://static.ukrinform.com/photos/2023_05/thumb_files/630_360_1684435829-9539.jpeg" text:style-name="Internet_20_link" text:visited-style-name="Visited_20_Internet_20_Link">
630_360_16844...</text:a>
", "<text:a xlink:type="simple" xlink:href="https://static.ukrinform.com/photos/2023_05/thumb_files/630_360_1684435829-8335.jpeg" text:style-name="Internet_20_link" text:visited-style-name="Visited_20_Internet_20_Link">
630_360_16844...</text:a>
", "<text:a xlink:type="simple" xlink:href="https://static.ukrinform.com/photos/2023_05/thumb_files/630_360_1684435829-3001.jpeg" text:style-name="Internet_20_link" text:visited-style-name="Visited_20_Internet_20_Link">
630_360_16844...</text:a>
"]</text:p>
      <text:p text:style-name="P4">
Tags: ['Австрія', 'Вишиванка', 'День вишиванки', 'Хода']</text:p>
      <text:p text:style-name="P4">
Type: Article</text:p>
      <!--METADATA-->
      <text:p text:style-name="P4">
<draw:frame draw:style-name="fr1" draw:name="Image54" text:anchor-type="as-char" svg:width="6.9236in" svg:height="3.956343in" draw:z-index="0">
<draw:image xlink:href="../Images/yкринформ/2023-05-18T-38-54-00-03-00/630_360_1684435828-2616.jpeg" xlink:type="simple" xlink:show="embed" xlink:actuate="onLoad" draw:mime-type="image/jpeg"/>
</draw:frame>
The Ukrainian diaspora and friends of Ukraine from other countries passed on Thursday the Vienna Center for Embroidery Day, as well as to draw attention to the war conducted by Russia against Ukraine.</text:p>
      <text:p text:style-name="P4">
About it reports its own correspondent of Ukrinform in Austria.</text:p>
      <text:p text:style-name="P4">
"We are here in" Ukrainian Armor Belletes " - <text:a xlink:type="simple" xlink:href="https://www.ukrinform.ua/tag-visivanka" text:style-name="Internet_20_link" text:visited-style-name="Visited_20_Internet_20_Link">
</text:a>
. In these protective vests, the whole of Europe is Ukrainian, "said the organizer of the action, the head of the NGO" Mrija "Andriy Karioti.</text:p>
      <text:p text:style-name="P4">
<draw:frame draw:style-name="fr1" draw:name="Image55" text:anchor-type="as-char" svg:width="6.9236in" svg:height="3.956343in" draw:z-index="0">
<draw:image xlink:href="../Images/yкринформ/2023-05-18T-38-54-00-03-00/630_360_1684435828-4153.jpeg" xlink:type="simple" xlink:show="embed" xlink:actuate="onLoad" draw:mime-type="image/jpeg"/>
</draw:frame>
Centremia passed the embroidery gait / Photo: Vasyl Kurtz, Ukrinform <text:a xlink:type="simple" xlink:href="https://static.ukrinform.com/photos/2023_05/1684435828-4153.jpeg" text:style-name="Internet_20_link" text:visited-style-name="Visited_20_Internet_20_Link">
<draw:frame draw:style-name="fr1" draw:name="Image56" text:anchor-type="as-char" svg:width="6.9236in" svg:height="3.956343in" draw:z-index="0">
<draw:image xlink:href="../Images/yкринформ/2023-05-18T-38-54-00-03-00/630_360_1684435828-4153.jpeg" xlink:type="simple" xlink:show="embed" xlink:actuate="onLoad" draw:mime-type="image/jpeg"/>
</draw:frame>
</text:a>
 <text:a xlink:type="simple" xlink:href="https://static.ukrinform.com/photos/2023_05/1684435828-7677.jpeg" text:style-name="Internet_20_link" text:visited-style-name="Visited_20_Internet_20_Link">
<draw:frame draw:style-name="fr1" draw:name="Image57" text:anchor-type="as-char" svg:width="6.9236in" svg:height="3.956343in" draw:z-index="0">
<draw:image xlink:href="../Images/yкринформ/2023-05-18T-38-54-00-03-00/630_360_1684435828-7677.jpeg" xlink:type="simple" xlink:show="embed" xlink:actuate="onLoad" draw:mime-type="image/jpeg"/>
</draw:frame>
</text:a>
 <text:a xlink:type="simple" xlink:href="https://static.ukrinform.com/photos/2023_05/1684435828-4188.jpeg" text:style-name="Internet_20_link" text:visited-style-name="Visited_20_Internet_20_Link">
<draw:frame draw:style-name="fr1" draw:name="Image58" text:anchor-type="as-char" svg:width="6.9236in" svg:height="3.956343in" draw:z-index="0">
<draw:image xlink:href="../Images/yкринформ/2023-05-18T-38-54-00-03-00/630_360_1684435828-4188.jpeg" xlink:type="simple" xlink:show="embed" xlink:actuate="onLoad" draw:mime-type="image/jpeg"/>
</draw:frame>
</text:a>
 <text:a xlink:type="simple" xlink:href="https://static.ukrinform.com/photos/2023_05/1684435828-8528.jpeg" text:style-name="Internet_20_link" text:visited-style-name="Visited_20_Internet_20_Link">
<draw:frame draw:style-name="fr1" draw:name="Image59" text:anchor-type="as-char" svg:width="6.9236in" svg:height="3.956343in" draw:z-index="0">
<draw:image xlink:href="../Images/yкринформ/2023-05-18T-38-54-00-03-00/630_360_1684435828-8528.jpeg" xlink:type="simple" xlink:show="embed" xlink:actuate="onLoad" draw:mime-type="image/jpeg"/>
</draw:frame>
</text:a>
 <text:a xlink:type="simple" xlink:href="https://static.ukrinform.com/photos/2023_05/1684435828-2616.jpeg" text:style-name="Internet_20_link" text:visited-style-name="Visited_20_Internet_20_Link">
<draw:frame draw:style-name="fr1" draw:name="Image60" text:anchor-type="as-char" svg:width="6.9236in" svg:height="3.956343in" draw:z-index="0">
<draw:image xlink:href="../Images/yкринформ/2023-05-18T-38-54-00-03-00/630_360_1684435828-2616.jpeg" xlink:type="simple" xlink:show="embed" xlink:actuate="onLoad" draw:mime-type="image/jpeg"/>
</draw:frame>
</text:a>
 <text:a xlink:type="simple" xlink:href="https://static.ukrinform.com/photos/2023_05/1684435828-5663.jpeg" text:style-name="Internet_20_link" text:visited-style-name="Visited_20_Internet_20_Link">
<draw:frame draw:style-name="fr1" draw:name="Image61" text:anchor-type="as-char" svg:width="6.9236in" svg:height="3.956343in" draw:z-index="0">
<draw:image xlink:href="../Images/yкринформ/2023-05-18T-38-54-00-03-00/630_360_1684435828-5663.jpeg" xlink:type="simple" xlink:show="embed" xlink:actuate="onLoad" draw:mime-type="image/jpeg"/>
</draw:frame>
</text:a>
 <text:a xlink:type="simple" xlink:href="https://static.ukrinform.com/photos/2023_05/1684435829-1084.jpeg" text:style-name="Internet_20_link" text:visited-style-name="Visited_20_Internet_20_Link">
<draw:frame draw:style-name="fr1" draw:name="Image62" text:anchor-type="as-char" svg:width="6.9236in" svg:height="3.956343in" draw:z-index="0">
<draw:image xlink:href="../Images/yкринформ/2023-05-18T-38-54-00-03-00/630_360_1684435829-1084.jpeg" xlink:type="simple" xlink:show="embed" xlink:actuate="onLoad" draw:mime-type="image/jpeg"/>
</draw:frame>
</text:a>
 <text:a xlink:type="simple" xlink:href="https://static.ukrinform.com/photos/2023_05/1684435829-1967.jpeg" text:style-name="Internet_20_link" text:visited-style-name="Visited_20_Internet_20_Link">
<draw:frame draw:style-name="fr1" draw:name="Image63" text:anchor-type="as-char" svg:width="6.9236in" svg:height="3.956343in" draw:z-index="0">
<draw:image xlink:href="../Images/yкринформ/2023-05-18T-38-54-00-03-00/630_360_1684435829-1967.jpeg" xlink:type="simple" xlink:show="embed" xlink:actuate="onLoad" draw:mime-type="image/jpeg"/>
</draw:frame>
</text:a>
 <text:a xlink:type="simple" xlink:href="https://static.ukrinform.com/photos/2023_05/1684435829-4611.jpeg" text:style-name="Internet_20_link" text:visited-style-name="Visited_20_Internet_20_Link">
<draw:frame draw:style-name="fr1" draw:name="Image64" text:anchor-type="as-char" svg:width="6.9236in" svg:height="3.956343in" draw:z-index="0">
<draw:image xlink:href="../Images/yкринформ/2023-05-18T-38-54-00-03-00/630_360_1684435829-4611.jpeg" xlink:type="simple" xlink:show="embed" xlink:actuate="onLoad" draw:mime-type="image/jpeg"/>
</draw:frame>
</text:a>
 <text:a xlink:type="simple" xlink:href="https://static.ukrinform.com/photos/2023_05/1684435829-9539.jpeg" text:style-name="Internet_20_link" text:visited-style-name="Visited_20_Internet_20_Link">
<draw:frame draw:style-name="fr1" draw:name="Image65" text:anchor-type="as-char" svg:width="6.9236in" svg:height="3.956343in" draw:z-index="0">
<draw:image xlink:href="../Images/yкринформ/2023-05-18T-38-54-00-03-00/630_360_1684435829-9539.jpeg" xlink:type="simple" xlink:show="embed" xlink:actuate="onLoad" draw:mime-type="image/jpeg"/>
</draw:frame>
</text:a>
 <text:a xlink:type="simple" xlink:href="https://static.ukrinform.com/photos/2023_05/1684435829-8335.jpeg" text:style-name="Internet_20_link" text:visited-style-name="Visited_20_Internet_20_Link">
<draw:frame draw:style-name="fr1" draw:name="Image66" text:anchor-type="as-char" svg:width="6.9236in" svg:height="3.956343in" draw:z-index="0">
<draw:image xlink:href="../Images/yкринформ/2023-05-18T-38-54-00-03-00/630_360_1684435829-8335.jpeg" xlink:type="simple" xlink:show="embed" xlink:actuate="onLoad" draw:mime-type="image/jpeg"/>
</draw:frame>
</text:a>
 <text:a xlink:type="simple" xlink:href="https://static.ukrinform.com/photos/2023_05/1684435829-3001.jpeg" text:style-name="Internet_20_link" text:visited-style-name="Visited_20_Internet_20_Link">
<draw:frame draw:style-name="fr1" draw:name="Image67" text:anchor-type="as-char" svg:width="6.9236in" svg:height="3.956343in" draw:z-index="0">
<draw:image xlink:href="../Images/yкринформ/2023-05-18T-38-54-00-03-00/630_360_1684435829-3001.jpeg" xlink:type="simple" xlink:show="embed" xlink:actuate="onLoad" draw:mime-type="image/jpeg"/>
</draw:frame>
</text:a>
</text:p>
      <text:p text:style-name="P4">
During the course, its participants sang the national anthem, "Oh in the meadow of red viburnum" and other patriotic songs, loudly chanting "Glory to Ukraine!-" Heroes of Glory!"," Glory to the nation!" -" Death to enemies!" !", as well as" Russlandterrorstaat!"(Russia is a terrorist state!"A huge brainer with the inscription" Russland = Terrorstaat "was in front of the column - in the reminder of a petition launched in Austria about the recognition of Russia by a terrorist state and the need for its support.</text:p>
      <text:p text:style-name="P4">
<text:span text:style-name="T4">
 Read also: </text:span>
 <text:a xlink:type="simple" xlink:href="https://www.ukrinform.ua/rubric-diaspora/3711120-u-rizi-vidznacili-den-visivanki-ta-vsanuvali-den-pamati-zertv-genocidu-krimskih-tatar.html" text:style-name="Internet_20_link" text:visited-style-name="Visited_20_Internet_20_Link">
<text:span text:style-name="T4">
 embroidery </text:span>
</text:a>
It was reported that every year on the third Thursday of May <text:a xlink:type="simple" xlink:href="https://www.ukrinform.ua/rubric-society/3710730-sogodni-den-visivanki.html" text:style-name="Internet_20_link" text:visited-style-name="Visited_20_Internet_20_Link">
</text:a>
День вишиванки.</text:p>
      <text:p text:style-name="P4">
18 травня в України <text:a xlink:type="simple" xlink:href="https://www.ukrinform.ua/rubric-crimea/3710721-sogodni-ukraina-vsanovue-pamat-zertv-deportacii-krimskih-tatar.html" text:style-name="Internet_20_link" text:visited-style-name="Visited_20_Internet_20_Link">
 </text:a>
Also the day of memory of the victims of the genocide of the Crimean Tatar people.</text:p>
      <text:p text:style-name="P4">
News Source: <text:a xlink:type="simple" xlink:href="https://www.ukrinform.ua/rubric-diaspora/3711135-centrom-vidna-projsla-visivankova-hoda.html" text:style-name="Internet_20_link" text:visited-style-name="Visited_20_Internet_20_Link">
https://www.ukrinform.ua/rubric-diaspora/3711135-centrom-vidna-projsla-visivankova-hoda.html</text:a>
</text:p>
      <!--NEWS-->
      <text:h text:style-name="P10" text:outline-level="1">
<text:span text:style-name="T4">
Dnipro, Dnipropetrovska Oblast(18:07). Red Alert: aerial threat. Sirens sounding. Take cover ...</text:span>
</text:h>
      <text:p text:style-name="P4">
Authors: liveuamap (Language: en)</text:p>
      <text:p text:style-name="P4">
Time: 2023-05-18T-3:08:00</text:p>
      <text:p text:style-name="P4">
Location: Dnipro (Latitude:48.45918 Longtitude:35.03828)</text:p>
      <text:p text:style-name="P4">
Videos: []</text:p>
      <text:p text:style-name="P4">
Images: []</text:p>
      <text:p text:style-name="P4">
Tags: ["Europe", "Central and Eastern Europe"]</text:p>
      <text:p text:style-name="P4">
Id: 22563745</text:p>
      <!--METADATA-->
      <text:p text:style-name="P4">
Dnipro, Dnipropetrovsk region(18:07). Red Alert: aerial threat. Sirenssounding. Take cover now!</text:p>
      <text:p text:style-name="P4">
News Collection Link: <text:a xlink:type="simple" xlink:href="https://liveuamap.com/en/2023/18-may-dnipro-dnipropetrovska-oblast1807-red-g" text:style-name="Internet_20_link" text:visited-style-name="Visited_20_Internet_20_Link">
https://liveuamap.com/en/2023/18-may-dnipro-dnipropetrovska-oblast1807-red-g</text:a>
</text:p>
      <text:p text:style-name="P4">
News Source: <text:a xlink:type="simple" xlink:href="https://t.me/air_alert_ua/45849" text:style-name="Internet_20_link" text:visited-style-name="Visited_20_Internet_20_Link">
https://t.me/air_alert_ua/45849</text:a>
</text:p>
      <!--NEWS-->
      <text:h text:style-name="P10" text:outline-level="1">
<text:span text:style-name="T4">
Russia will complain to the UN Security Council that Ukraine is knocking down its rockets - Kyslits</text:span>
</text:h>
      <text:p text:style-name="P4">
Authors: Ukrinform (Person)</text:p>
      <text:p text:style-name="P4">
Publisher: Укринформ (Organization)</text:p>
      <text:p text:style-name="P4">
Published Time: 2023-05-18T-40:37:00+03:00</text:p>
      <text:p text:style-name="P4">
Modified Time: 2023-05-18T21:37:00+03:00</text:p>
      <text:p text:style-name="P4">
Description: On Thursday, at a meeting of the UN Security Council, convened by Moscow, Russia's representatives will complain that Ukraine is being knocked down by their missiles, said the post -Representation of Ukraine at the UN Sergey Kislytsia. - Ukrinform.</text:p>
      <text:p text:style-name="P4">
Images: ["<text:a xlink:type="simple" xlink:href="https://static.ukrinform.com/photos/2021_04/thumb_files/630_360_1619604800-348.jpeg" text:style-name="Internet_20_link" text:visited-style-name="Visited_20_Internet_20_Link">
630_360_16196...</text:a>
"]</text:p>
      <text:p text:style-name="P4">
Tags: ['Ракета', 'Кислиця', 'Радбез ООН', 'Війна з Росією']</text:p>
      <text:p text:style-name="P4">
Type: Article</text:p>
      <!--METADATA-->
      <text:p text:style-name="P4">
<draw:frame draw:style-name="fr1" draw:name="Image68" text:anchor-type="as-char" svg:width="6.9236in" svg:height="3.956343in" draw:z-index="0">
<draw:image xlink:href="../Images/yкринформ/2023-05-18T-40-37-00-03-00/630_360_1619604800-348.jpeg" xlink:type="simple" xlink:show="embed" xlink:actuate="onLoad" draw:mime-type="image/jpeg"/>
</draw:frame>
In the fourth meeting of the UN Security Council, convened by Moscow, representatives of the Russian will be slaughtered at the fact that Ukraine is knocking down their missiles, said the post of Ukraine after the UN Sergey Kislytsia.</text:p>
      <text:p text:style-name="P4">
As Ukrinform reports, he commented in <text:a xlink:type="simple" xlink:href="https://twitter.com/sergiykyslytsya/status/1659235764310294529" text:style-name="Internet_20_link" text:visited-style-name="Visited_20_Internet_20_Link">
</text:a>
Russia for discussion of the Council of Supply of Ukraine Western Weapons.</text:p>
      <text:p text:style-name="P4">
“Lavrovs demanded a convocation of the Radbeza <text:a xlink:type="simple" xlink:href="https://www.ukrinform.ua/tag-oon" text:style-name="Internet_20_link" text:visited-style-name="Visited_20_Internet_20_Link">
</text:a>
–Coskigat that their westerwaffles are stuck every night in the sky above Ukraine, whose "inventors" who are already on the bunks. Although, judging by the success of Lavrov, they had to be themselves, ”Kyslytsy wrote.</text:p>
      <text:p text:style-name="P4">
At the same time, the deputy spokesman of the Secretary General Farhan Gak, at the request of the correspondentukrukrinform to comment on the Kremlin's complaints about Ukraine's ability to defend himself, said: “I am not going to interfere with the discussions that are happening in the Security Council. inhabited by the centers, including Kiev, and we will continue to do it. ”</text:p>
      <text:p text:style-name="P4">
The meeting of the UN Security Council at the request of the Russian Federation for the supply of Ukraine Western weapons is established on Thursday at 15:00(22:00 for Kiev).</text:p>
      <text:p text:style-name="P4">
<text:span text:style-name="T4">
Читайте також:</text:span>
 <text:a xlink:type="simple" xlink:href="https://www.ukrinform.ua/rubric-ato/3709631-kislica-v-radbezi-oon-lise-za-kviten-rosia-vbila-v-ukraini-207-civilnih-z-nih-11-ditej.html" text:style-name="Internet_20_link" text:visited-style-name="Visited_20_Internet_20_Link">
 <text:span text:style-name="T4">
Кислиця</text:span>
 </text:a>
</text:p>
      <text:p text:style-name="P4">
Як повідомлялося, за державну зраду у РФ заарештували трьох науковцівновосибірського Інституту теоретичної і прикладної механіки – директораінституту Олександра Шиплюка, доктора технічних наук Валерія Звегінцева йголовного наукового співробітника Анатолія Маслова, які розроблялигіперзвукові ракети «Кинджал». Маслов і Шиплюк були заарештовані ще влітку2022-го, а Звегінцев перебуває під домашнім арештом з 7 квітня цього року.</text:p>
      <text:p text:style-name="P4">
News Source: <text:a xlink:type="simple" xlink:href="https://www.ukrinform.ua/rubric-polytics/3711132-rosia-skarzitimetsa-radbezu-oon-na-te-so-ukraina-zbivae-ii-raketi-kislica.html" text:style-name="Internet_20_link" text:visited-style-name="Visited_20_Internet_20_Link">
https://www.ukrinform.ua/rubric-polytics/3711132-rosia-skarzitimetsa-radbezu-oon-na-te-so-ukraina-zbivae-ii-raketi-kislica.html</text:a>
</text:p>
      <!--NEWS-->
      <text:h text:style-name="P10" text:outline-level="1">
<text:span text:style-name="T4">
The Lithuanian Seimas recognized the Communist Party responsible for deportation in the XX century</text:span>
</text:h>
      <text:p text:style-name="P4">
Authors: Ukrinform (Person)</text:p>
      <text:p text:style-name="P4">
Publisher: Укринформ (Organization)</text:p>
      <text:p text:style-name="P4">
Published Time: 2023-05-18T-42:35:00+03:00</text:p>
      <text:p text:style-name="P4">
Modified Time: 2023-05-18T21:35:00+03:00</text:p>
      <text:p text:style-name="P4">
Description: The Lithuanian Parliament put responsibility for deportation to the Communist Party of Lithuania and emphasized the connection with the crimes of genocide committed by Russia in Ukraine. - Ukrinform.</text:p>
      <text:p text:style-name="P4">
Images: ["<text:a xlink:type="simple" xlink:href="https://static.ukrinform.com/photos/2023_05/thumb_files/630_360_1684425048-868.jpg" text:style-name="Internet_20_link" text:visited-style-name="Visited_20_Internet_20_Link">
630_360_16844...</text:a>
"]</text:p>
      <text:p text:style-name="P4">
Tags: ['Депортація', 'Геноцид', 'Литва', 'Комуністична партія']</text:p>
      <text:p text:style-name="P4">
Type: Article</text:p>
      <!--METADATA-->
      <text:p text:style-name="P4">
<draw:frame draw:style-name="fr1" draw:name="Image69" text:anchor-type="as-char" svg:width="6.9236in" svg:height="3.956343in" draw:z-index="0">
<draw:image xlink:href="../Images/yкринформ/2023-05-18T-42-35-00-03-00/630_360_1684425048-868.jpg" xlink:type="simple" xlink:show="embed" xlink:actuate="onLoad" draw:mime-type="image/jpeg"/>
</draw:frame>
The Lithuanian Parliament placed responsibility for the deportation of the Lithuanian Communist Party and emphasized the connection with the crimes of genocide committed by Russia in Ukraine.</text:p>
      <text:p text:style-name="P4">
About it reports <text:a xlink:type="simple" xlink:href="https://www.lrt.lt/ru/novosti/17/1992448/seim-priznal-kommunisticheskuiu-partiiu-litvy-otvetstvennoi-za-deportatsii" text:style-name="Internet_20_link" text:visited-style-name="Visited_20_Internet_20_Link">
</text:a>
, Ukrinform reports.</text:p>
      <text:p text:style-name="P4">
The Seimas 97 votes adopted a resolution dedicated to the 75th anniversary(https://www.ukrinform.ua/tag-litva)The subcarnate "Spring", held by the occupation regime of the Soviet Union on March 22, 1948.</text:p>
      <text:p text:style-name="P4">
The document states that the Communist Party of Lithuania "is responsible for the entertainment of Lithuania residents, confiscation and assignment of their property, torture of tadportation, which is tantamount to genocide, which was planned in advance by its instructions and deliberately occupying and repressive structures.</text:p>
      <text:p text:style-name="P4">
"We see the same today, when the occupiers and their local manuals are responsible for pre -thought -out schemes and instructions deport Ukrainians of Zabikhiv land, massively kidnapped their children, capture homes and otherwise so -called disloyal local residents in the occupied territories." The deputy of the Seimas Audronus Azhubal.</text:p>
      <text:p text:style-name="P4">
<text:span text:style-name="T4">
 Read also: </text:span>
 <text:a xlink:type="simple" xlink:href="https://www.ukrinform.ua/rubric-crimea/3710829-mzs-ukraini-zaklikae-svit-viznati-genocidom-deportaciu-krimskih-tatar-u-1944-roci.html" text:style-name="Internet_20_link" text:visited-style-name="Visited_20_Internet_20_Link">
<text:span text:style-name="T4">
 deportation </text:span>
</text:a>
Operation "Spring" was carried out by the Ministry of State Security of the USSR on May 22-24, 1948. Its purpose was called "weakening and elimination of nationalist groups of Lithuania." During the Lithuanian surgery, 40-50 thousand is deported, according to various data. persons.</text:p>
      <text:p text:style-name="P4">
News Source: <text:a xlink:type="simple" xlink:href="https://www.ukrinform.ua/rubric-world/3711073-sejm-litvi-viznav-kompartiu-vidpovidalnou-za-deportacii-u-xx-stolitti.html" text:style-name="Internet_20_link" text:visited-style-name="Visited_20_Internet_20_Link">
https://www.ukrinform.ua/rubric-world/3711073-sejm-litvi-viznav-kompartiu-vidpovidalnou-za-deportacii-u-xx-stolitti.html</text:a>
</text:p>
      <!--NEWS-->
      <text:h text:style-name="P10" text:outline-level="1">
<text:span text:style-name="T4">
Kateryna Monzul will judge Kharkiv Derby in the 27th round of UPL</text:span>
</text:h>
      <text:p text:style-name="P4">
Authors: Ukrinform (Person)</text:p>
      <text:p text:style-name="P4">
Publisher: Укринформ (Organization)</text:p>
      <text:p text:style-name="P4">
Published Time: 2023-05-18T-44:27:02+03:00</text:p>
      <text:p text:style-name="P4">
Modified Time: 2023-05-18T21:27:02+03:00</text:p>
      <text:p text:style-name="P4">
Description: On May 19-21, the fights of the 27th round of the Ukrainian Football Championship among the Premier League teams will be held. - Ukrinform.</text:p>
      <text:p text:style-name="P4">
Images: ["<text:a xlink:type="simple" xlink:href="https://static.ukrinform.com/photos/2022_11/thumb_files/630_360_1667844857-418.jpeg" text:style-name="Internet_20_link" text:visited-style-name="Visited_20_Internet_20_Link">
630_360_16678...</text:a>
"]</text:p>
      <text:p text:style-name="P4">
Tags: ['Футбол', "Прем'єр-ліга"]</text:p>
      <text:p text:style-name="P4">
Type: Article</text:p>
      <!--METADATA-->
      <text:p text:style-name="P4">
<draw:frame draw:style-name="fr1" draw:name="Image70" text:anchor-type="as-char" svg:width="6.9236in" svg:height="3.956343in" draw:z-index="0">
<draw:image xlink:href="../Images/yкринформ/2023-05-18T-44-27-02-03-00/630_360_1667844857-418.jpeg" xlink:type="simple" xlink:show="embed" xlink:actuate="onLoad" draw:mime-type="image/jpeg"/>
</draw:frame>
On 19-21 days will be the match of the 27th round of the Ukrainian Football Championship among the team-league.</text:p>
      <text:p text:style-name="P4">
The confrontation of Kharkiv clubs "Metalist 1925" and "Metalist" on May 21(Kyiv region)The judicial brigade, led by Arbitroshfiff Kharkiv, Kateryna Monzul, will serve, Ukrinform reports.</text:p>
      <text:p text:style-name="P4">
As it was reported, on Friday, May 19, the tour will open a match at the Avangard Stadium in Uzhgorod, where at 14.00 the players of Dnipro-1 will meet such "Kolos".</text:p>
      <text:p text:style-name="P4">
The first game day will continue the matches of Poltava Vorskla with Kryvyi Rih Kryvbas(15.00)and Shakhtar Donetsk with Rivne "Veres"(17.00).</text:p>
      <text:p text:style-name="P4">
У суботу, 20 травня, зіграють одеський «Чорноморець» та закарпатський «Минай»(13.00), Lugansk "Zorya" and "Ingulets" from Petrov(14.00), Alexandria of Takiiv Dynamo(15.00).</text:p>
      <text:p text:style-name="P4">
У неділю, 21 травня, зійдуться харківські «Металіст 1925» та «Металіст»(15.00), Lviv "Movement" and "Lviv"(17.00).</text:p>
      <text:p text:style-name="P4">
<text:span text:style-name="T4">
Читайте також:</text:span>
 <text:a xlink:type="simple" xlink:href="https://www.ukrinform.ua/rubric-sports/3710305-v-upl-sprostuvali-rozsirenna-cempionatu-do-20ti-komand.html" text:style-name="Internet_20_link" text:visited-style-name="Visited_20_Internet_20_Link">
 </text:a>
Shakhtar is the leader in the UPL standings, which has 63 points, then - Dnipro -1 -61, Zorya - 58, Dynamo - 50, Alexandria - 42, Kryvbas - 35, Vorskla » - 33," Kolos " - 33 ...</text:p>
      <text:p text:style-name="P4">
Photo: UAF.</text:p>
      <text:p text:style-name="P4">
News Source: <text:a xlink:type="simple" xlink:href="https://www.ukrinform.ua/rubric-sports/3711128-katerina-monzul-rozsudit-harkivske-derbi-u-27mu-turi-upl.html" text:style-name="Internet_20_link" text:visited-style-name="Visited_20_Internet_20_Link">
https://www.ukrinform.ua/rubric-sports/3711128-katerina-monzul-rozsudit-harkivske-derbi-u-27mu-turi-upl.html</text:a>
</text:p>
      <!--NEWS-->
      <text:h text:style-name="P10" text:outline-level="1">
<text:span text:style-name="T4">
In Riga, they celebrated the Embroidery Day and honored the Victims of the Crimean Tatars of the Victims of the Crimean Tatars</text:span>
</text:h>
      <text:p text:style-name="P4">
Authors: Ukrinform (Person)</text:p>
      <text:p text:style-name="P4">
Publisher: Укринформ (Organization)</text:p>
      <text:p text:style-name="P4">
Published Time: 2023-05-18T-46:27:00+03:00</text:p>
      <text:p text:style-name="P4">
Modified Time: 2023-05-18T21:27:00+03:00</text:p>
      <text:p text:style-name="P4">
Description: In the Latvian capital, on May 18, a number of events took place in connection with the two outstanding dates that coincide this year - the Day of Remembrance of Victims of Genocide of the Crimean Tatar People and Embroidery Day. - Ukrinform.</text:p>
      <text:p text:style-name="P4">
Images: ["<text:a xlink:type="simple" xlink:href="https://static.ukrinform.com/photos/2023_05/thumb_files/630_360_1684434101-7753.jpeg" text:style-name="Internet_20_link" text:visited-style-name="Visited_20_Internet_20_Link">
630_360_16844...</text:a>
", "<text:a xlink:type="simple" xlink:href="https://static.ukrinform.com/photos/2023_05/thumb_files/630_360_1684434101-9040.jpeg" text:style-name="Internet_20_link" text:visited-style-name="Visited_20_Internet_20_Link">
630_360_16844...</text:a>
", "<text:a xlink:type="simple" xlink:href="https://static.ukrinform.com/photos/2023_05/thumb_files/630_360_1684434096-2726.jpeg" text:style-name="Internet_20_link" text:visited-style-name="Visited_20_Internet_20_Link">
630_360_16844...</text:a>
", "<text:a xlink:type="simple" xlink:href="https://static.ukrinform.com/photos/2023_05/thumb_files/630_360_1684434097-6740.jpeg" text:style-name="Internet_20_link" text:visited-style-name="Visited_20_Internet_20_Link">
630_360_16844...</text:a>
", "<text:a xlink:type="simple" xlink:href="https://static.ukrinform.com/photos/2023_05/thumb_files/630_360_1684434097-1358.jpeg" text:style-name="Internet_20_link" text:visited-style-name="Visited_20_Internet_20_Link">
630_360_16844...</text:a>
", "<text:a xlink:type="simple" xlink:href="https://static.ukrinform.com/photos/2023_05/thumb_files/630_360_1684434097-1169.jpeg" text:style-name="Internet_20_link" text:visited-style-name="Visited_20_Internet_20_Link">
630_360_16844...</text:a>
", "<text:a xlink:type="simple" xlink:href="https://static.ukrinform.com/photos/2023_05/thumb_files/630_360_1684434097-6485.jpeg" text:style-name="Internet_20_link" text:visited-style-name="Visited_20_Internet_20_Link">
630_360_16844...</text:a>
", "<text:a xlink:type="simple" xlink:href="https://static.ukrinform.com/photos/2023_05/thumb_files/630_360_1684434097-9622.jpeg" text:style-name="Internet_20_link" text:visited-style-name="Visited_20_Internet_20_Link">
630_360_16844...</text:a>
", "<text:a xlink:type="simple" xlink:href="https://static.ukrinform.com/photos/2023_05/thumb_files/630_360_1684434101-9631.jpeg" text:style-name="Internet_20_link" text:visited-style-name="Visited_20_Internet_20_Link">
630_360_16844...</text:a>
", "<text:a xlink:type="simple" xlink:href="https://static.ukrinform.com/photos/2023_05/thumb_files/630_360_1684434101-2312.jpeg" text:style-name="Internet_20_link" text:visited-style-name="Visited_20_Internet_20_Link">
630_360_16844...</text:a>
", "<text:a xlink:type="simple" xlink:href="https://static.ukrinform.com/photos/2023_05/thumb_files/630_360_1684434102-4051.jpeg" text:style-name="Internet_20_link" text:visited-style-name="Visited_20_Internet_20_Link">
630_360_16844...</text:a>
"]</text:p>
      <text:p text:style-name="P4">
Tags: ['Діаспора', 'Кримські татари', 'Латвія', 'Посольство', 'День вишиванки']</text:p>
      <text:p text:style-name="P4">
Type: Article</text:p>
      <!--METADATA-->
      <text:p text:style-name="P4">
<draw:frame draw:style-name="fr1" draw:name="Image71" text:anchor-type="as-char" svg:width="6.9236in" svg:height="3.956343in" draw:z-index="0">
<draw:image xlink:href="../Images/yкринформ/2023-05-18T-46-27-00-03-00/630_360_1684434101-7753.jpeg" xlink:type="simple" xlink:show="embed" xlink:actuate="onLoad" draw:mime-type="image/jpeg"/>
</draw:frame>
On May 18, a number of events were held on May 18, in connection with the blessed dates that coincide this year - the Day of Remembrance of the Victims of the Genocukhukrim Tatar people and the Embroidery Day.</text:p>
      <text:p text:style-name="P4">
This was reported by Ukrinform correspondent.</text:p>
      <text:p text:style-name="P4">
In the morning in the inner court of the Embassy of Ukraine in Riga there was an event of the memory of innocent victims of the terrible crime of the Soviet regime. In this case, along with the flag of Ukraine, the Crimean Tatar flag was raised.</text:p>
      <text:p text:style-name="P4">
At the opening of the event, the Ambassador of Ukraine to Latvia Anatoly Kutsevol emphasized that "we will memorize those who have suffered from this tragedy, and we give a proper Shangukhrim Tatar people, who has undergone and continues repression from the Russian Empire, the USSR, and now. The head of the Directorate of Bilateral Relations of the Foreign Ministry of Latvia Nilsoni Janson Cubarova also spoke(Daughter of the head of the Majlis of the Crimean Tatar people Refatchubarov).</text:p>
      <text:p text:style-name="P4">
Після чого відбувся захід на честь Дня Вишиванки – вже у пам’ятника ТарасуШевченку. Тут пройшов парад вишиванок, за участі української громади в Латвії,учнів і вчителів Ризької Української середньої школи, дипломатів Посольства,членів Конфедерації українців в Латвії «ВІЧЕ» та українців, які перебувають вЛатвії як тимчасово переміщені особи. Під час заходу сестрички Сніжана таВладислава з України виконали всесвітньо відому пісню «Ой у лузі».</text:p>
      <text:p text:style-name="P4">
Ввечері пройшов ще один захід. У фонтана навпроти Латвійського національноготеатру опери та балету зібралися представники української діаспори, українськібіженці, білоруські політемігранти та латиські друзі України. Післяпівгодинного збору, спілкування, пісень всі розвернули національні прапориУкраїни, Латвії, Білорусі (white-red-white)But they went to the embroidery gait. The first stop was at the monument to the Freedom, to which the flowers were laid, and the singing of Ukraine and Latvia.Then the gait came to the Kobzar monument. It was emphasized here that today there are two more dates to the embroidery - the Day of Remembrance of the Victims of the Genocukrim Tatar people, as well as the anniversary of the Ukrainian defenders of the Ukrainian defenders. Therefore, a "moment of silence" was announced on the victims of repression and the gaping heroes. After that, in the free microphone mode, everyone is migrating about their embroidery, reading poems.</text:p>
      <text:p text:style-name="P4">
This action was prepared by the Congress of Latvia Ukrainians, and it was also attended by Ukrainian plastuns.</text:p>
      <text:p text:style-name="P4">
Recall the day of embroidery <text:a xlink:type="simple" xlink:href="https://www.ukrinform.ua/rubric-society/3710730-sogodni-den-visivanki.html" text:style-name="Internet_20_link" text:visited-style-name="Visited_20_Internet_20_Link">
</text:a>
Every year on the third Thursday of May. He was initiated in 2006 by a student of Chernivtsi National University Voronyuk.</text:p>
      <text:p text:style-name="P4">
<text:a xlink:type="simple" xlink:href="https://www.ukrinform.ua/rubric-crimea/3710721-sogodni-ukraina-vsanovue-pamat-zertv-deportacii-krimskih-tatar.html" text:style-name="Internet_20_link" text:visited-style-name="Visited_20_Internet_20_Link">
</text:a>
About 400,000 Crimean Tatars, whom the Soviet authorities began to export from the Crimean Peninsula on 18th 1944, was a purposeful action in order to destroy one of the fundamental peoples of Crimea.</text:p>
      <text:p text:style-name="P4">
<text:span text:style-name="T5">
Foto: Oleg Kudrin</text:span>
</text:p>
      <text:p text:style-name="P4">
News Source: <text:a xlink:type="simple" xlink:href="https://www.ukrinform.ua/rubric-diaspora/3711120-u-rizi-vidznacili-den-visivanki-ta-vsanuvali-den-pamati-zertv-genocidu-krimskih-tatar.html" text:style-name="Internet_20_link" text:visited-style-name="Visited_20_Internet_20_Link">
https://www.ukrinform.ua/rubric-diaspora/3711120-u-rizi-vidznacili-den-visivanki-ta-vsanuvali-den-pamati-zertv-genocidu-krimskih-tatar.html</text:a>
</text:p>
      <!--NEWS-->
      <text:h text:style-name="P10" text:outline-level="1">
<text:span text:style-name="T4">
Russia intends and the ability to attack the submarine energy and communication lines of the West - Wallace</text:span>
</text:h>
      <text:p text:style-name="P4">
Authors: Ukrinform (Person)</text:p>
      <text:p text:style-name="P4">
Publisher: Укринформ (Organization)</text:p>
      <text:p text:style-name="P4">
Published Time: 2023-05-18T-48:18:00+03:00</text:p>
      <text:p text:style-name="P4">
Modified Time: 2023-05-18T21:18:00+03:00</text:p>
      <text:p text:style-name="P4">
Description: Defense Minister Ben Wallace, during a meeting with Norwegian colleague, Bjorn Arilda Gram, stated that Moscow has submarines and intelligence ships that were "specially designed" for "potential sabotage or attack on critically important national infrastructure, which belongs to its enemies. - Ukrinform.</text:p>
      <text:p text:style-name="P4">
Images: ["<text:a xlink:type="simple" xlink:href="https://static.ukrinform.com/photos/2022_06/thumb_files/630_360_1654873380-990.jpg" text:style-name="Internet_20_link" text:visited-style-name="Visited_20_Internet_20_Link">
630_360_16548...</text:a>
"]</text:p>
      <text:p text:style-name="P4">
Tags: ['Енергетика', 'Захід', 'Війна з Росією', 'Бен Воллес']</text:p>
      <text:p text:style-name="P4">
Type: Article</text:p>
      <!--METADATA-->
      <text:p text:style-name="P4">
<draw:frame draw:style-name="fr1" draw:name="Image72" text:anchor-type="as-char" svg:width="6.9236in" svg:height="3.956343in" draw:z-index="0">
<draw:image xlink:href="../Images/yкринформ/2023-05-18T-48-18-00-03-00/630_360_1654873380-990.jpg" xlink:type="simple" xlink:show="embed" xlink:actuate="onLoad" draw:mime-type="image/jpeg"/>
</draw:frame>
UK ministry Ben Wallace, during a meeting with Norwegian Collegor Arilda Gram, stated that Moscow has submarines and intelligence, which were "specifically designed" for "potential sabotage or attack, covering national infrastructure, which belongs to its enemies."</text:p>
      <text:p text:style-name="P4">
As Ukrinform reports, it reports <text:a xlink:type="simple" xlink:href="https://www.theguardian.com/world/live/2023/may/18/russia-ukraine-war-live-updates-kyiv-missile-strikes-attack#top-of-blog" text:style-name="Internet_20_link" text:visited-style-name="Visited_20_Internet_20_Link">
</text:a>
.</text:p>
      <text:p text:style-name="P4">
“Undoubtedly, we can say that Russia intends and the ability to attack critically important national infrastructure of the West. We must intend to protect ourselves from this, ”said the Ministry of Defense British.</text:p>
      <text:p text:style-name="P4">
Volles reported that the Russians have a specific naval program aimed at observation and potential sabotage and attacks on a critical national infrastructure owned by opponents <text:a xlink:type="simple" xlink:href="https://www.ukrinform.ua/tag-rosia" text:style-name="Internet_20_link" text:visited-style-name="Visited_20_Internet_20_Link">
</text:a>
.</text:p>
      <text:p text:style-name="P4">
He added that there are submarines, reconnaissance ships and other equipment specifically designed for this purpose. The British Minister stressed that the Western countries that Russia can be aimed at is vulnerable to protection.</text:p>
      <text:p text:style-name="P4">
<text:span text:style-name="T4">
 Read also: </text:span>
 <text:a xlink:type="simple" xlink:href="https://www.ukrinform.ua/rubric-ato/3710893-u-cornomu-mori-rosia-trimae-cotiri-korabli-odin-z-kalibrami.html" text:style-name="Internet_20_link" text:visited-style-name="Visited_20_Internet_20_Link">
<text:span text:style-name="T4">
 black </text:span>
 <text:span text:style-name="T4">
 </text:span>
 sea **</text:a>
Wallace, together with gram, signed a joint statement about the intention to strengthen the cooperation of counteracting underwater threats after last year's attack on the Nordstream gas pipeline.</text:p>
      <text:p text:style-name="P4">
According to Ukrinform, in the Swedish Prosecutor's Office, which investigates Nord Stream underwriters, they stated today that the main version of the investigation is a suside group that is sponsored by the state.</text:p>
      <text:p text:style-name="P4">
<text:span text:style-name="T5">
Foto: op</text:span>
</text:p>
      <text:p text:style-name="P4">
News Source: <text:a xlink:type="simple" xlink:href="https://www.ukrinform.ua/rubric-world/3711125-rosia-mae-namir-i-zdatnist-atakuvati-pidvodni-energeticni-ta-komunikacijni-linii-zahodu-volles.html" text:style-name="Internet_20_link" text:visited-style-name="Visited_20_Internet_20_Link">
https://www.ukrinform.ua/rubric-world/3711125-rosia-mae-namir-i-zdatnist-atakuvati-pidvodni-energeticni-ta-komunikacijni-linii-zahodu-volles.html</text:a>
</text:p>
      <!--NEWS-->
      <text:h text:style-name="P10" text:outline-level="1">
<text:span text:style-name="T4">
Zelensky conducted a military office: air defense and defense forces - well done, we are preparing for the offensive</text:span>
</text:h>
      <text:p text:style-name="P4">
Authors: Ukrinform (Person)</text:p>
      <text:p text:style-name="P4">
Publisher: Укринформ (Organization)</text:p>
      <text:p text:style-name="P4">
Published Time: 2023-05-18T-50:15:00+03:00</text:p>
      <text:p text:style-name="P4">
Modified Time: 2023-05-18T21:15:00+03:00</text:p>
      <text:p text:style-name="P4">
Description: President of Ukraine Volodymyr Zelensky held a meeting of the military office, discussed the work of the brigades of defense, offensive and air forces. - Ukrinform.</text:p>
      <text:p text:style-name="P4">
Images: ["<text:a xlink:type="simple" xlink:href="https://static.ukrinform.com/photos/2023_02/thumb_files/630_360_1677260137-955.jpeg" text:style-name="Internet_20_link" text:visited-style-name="Visited_20_Internet_20_Link">
630_360_16772...</text:a>
"]</text:p>
      <text:p text:style-name="P4">
Tags: ['Президент', 'Зеленський', 'Війна з Росією']</text:p>
      <text:p text:style-name="P4">
Type: Article</text:p>
      <!--METADATA-->
      <text:p text:style-name="P4">
<draw:frame draw:style-name="fr1" draw:name="Image73" text:anchor-type="as-char" svg:width="6.9236in" svg:height="3.956343in" draw:z-index="0">
<draw:image xlink:href="../Images/yкринформ/2023-05-18T-50-15-00-03-00/630_360_1677260137-955.jpeg" xlink:type="simple" xlink:show="embed" xlink:actuate="onLoad" draw:mime-type="image/jpeg"/>
</draw:frame>
President of Ukraine Volodymyr Zelensky held a meeting of the military office, discussed the work of the brigades of defense, offensive and air forces.</text:p>
      <text:p text:style-name="P4">
He told about it in his evening <text:a xlink:type="simple" xlink:href="https://t.me/OP_UA/9526" text:style-name="Internet_20_link" text:visited-style-name="Visited_20_Internet_20_Link">
</text:a>
, reports Ukrinform.</text:p>
      <text:p text:style-name="P4">
"As soon as he held a military office. It is our special format for the Uzuzhsky circle with those responsible for the defense of the state. There were commander of the Front, the Head, the General Staff, Intelligence, Security. Southful work," the President said.</text:p>
      <text:p text:style-name="P4">
According to him, during the meeting, the wonderful work of the brigade, offensive and air forces was noted.</text:p>
      <text:p text:style-name="P4">
<text:span text:style-name="T4">
 Read also: </text:span>
 <text:a xlink:type="simple" xlink:href="https://www.ukrinform.ua/rubric-ato/3711112-zelenskij-pro-f16-mi-neodminno-pobacimo-v-ukrainskomu-nebi-bojovih-sokoliv.html" text:style-name="Internet_20_link" text:visited-style-name="Visited_20_Internet_20_Link">
<text:span text:style-name="T4">
 Zelensky </text:span>
</text:a>
"The first: the brigades of defense are good. <text:a xlink:type="simple" xlink:href="https://www.ukrinform.ua/tag-zelenskij" text:style-name="Internet_20_link" text:visited-style-name="Visited_20_Internet_20_Link">
</text:a>
.</text:p>
      <text:p text:style-name="P4">
He noted that in the protection of civilians, our priorities for this day, the next and in the near future are additional air defense systems, additional missiles, training and planes, long -range weapons. And it will be, the head of state is convinced.</text:p>
      <text:p text:style-name="P4">
<text:span text:style-name="T4">
 Read also: </text:span>
 <text:a xlink:type="simple" xlink:href="https://www.ukrinform.ua/rubric-ato/3711110-zelenskij-mi-ne-maemo-potrapiti-v-omanu-koli-rosia-pocne-govoriti-pro-mir.html" text:style-name="Internet_20_link" text:visited-style-name="Visited_20_Internet_20_Link">
<text:span text:style-name="T4">
 Zelensk </text:span>
</text:a>
As reported by Ukrinfoorm, NATO Secretary General Jens Stoltenberg has denied Russian propagandists and some Western publications that future contradiction against Russian invaders can be a "last one" for Ukraine, since Ukraine can only count on a further assistance.</text:p>
      <text:p text:style-name="P4">
<text:span text:style-name="T5">
Foto: op</text:span>
</text:p>
      <text:p text:style-name="P4">
News Source: <text:a xlink:type="simple" xlink:href="https://www.ukrinform.ua/rubric-ato/3711127-sili-ppo-brigadi-oboroni-molodci-gotuemos-do-nastupu-zelenskij-proviv-vijskovij-kabinet.html" text:style-name="Internet_20_link" text:visited-style-name="Visited_20_Internet_20_Link">
https://www.ukrinform.ua/rubric-ato/3711127-sili-ppo-brigadi-oboroni-molodci-gotuemos-do-nastupu-zelenskij-proviv-vijskovij-kabinet.html</text:a>
</text:p>
      <!--NEWS-->
      <text:h text:style-name="P10" text:outline-level="1">
<text:span text:style-name="T4">
The UN hope that all the Crimean Tatars' rights will be observed</text:span>
</text:h>
      <text:p text:style-name="P4">
Authors: Ukrinform (Person)</text:p>
      <text:p text:style-name="P4">
Publisher: Укринформ (Organization)</text:p>
      <text:p text:style-name="P4">
Published Time: 2023-05-18T-52:13:40+03:00</text:p>
      <text:p text:style-name="P4">
Modified Time: 2023-05-18T21:13:40+03:00</text:p>
      <text:p text:style-name="P4">
Description: The UN Secretary General Farhan Gak's deputy spokesman hopes that the Crimean Tatars will be observed in the temporarily occupied Crimea. - Ukrinform.</text:p>
      <text:p text:style-name="P4">
Images: ["<text:a xlink:type="simple" xlink:href="https://static.ukrinform.com/photos/2021_05/thumb_files/630_360_1621418762-145.jpg" text:style-name="Internet_20_link" text:visited-style-name="Visited_20_Internet_20_Link">
630_360_16214...</text:a>
"]</text:p>
      <text:p text:style-name="P4">
Tags: ['Кримські татари', 'ООН', 'Права людини']</text:p>
      <text:p text:style-name="P4">
Type: Article</text:p>
      <!--METADATA-->
      <text:p text:style-name="P4">
<draw:frame draw:style-name="fr1" draw:name="Image74" text:anchor-type="as-char" svg:width="6.9236in" svg:height="3.956343in" draw:z-index="0">
<draw:image xlink:href="../Images/yкринформ/2023-05-18T-52-13-40-03-00/630_360_1621418762-145.jpg" xlink:type="simple" xlink:show="embed" xlink:actuate="onLoad" draw:mime-type="image/jpeg"/>
</draw:frame>
The UN Secretary General Deputy Farhan Gak hopes that the Rights of the Crimean Tatars will be observed by the occupied Crimea.</text:p>
      <text:p text:style-name="P4">
He said this on Thursday, answering questions of Ukrinform.</text:p>
      <text:p text:style-name="P4">
The question was formulated as follows: “May 18 is the day of memory of the victim of the Crimean Tatar people. Russia, as you know, continues to override <text:a xlink:type="simple" xlink:href="https://www.ukrinform.ua/tag-krimski-tatari" text:style-name="Internet_20_link" text:visited-style-name="Visited_20_Internet_20_Link">
</text:a>
In the occupied Krym, throws them in prison, uses torture, kills them. Do you have any kind of words for this people on this day? After all, they must be not more than the Ukrainian army, but also by the UN. "</text:p>
      <text:p text:style-name="P4">
"The only thing I really want to say is that, of course, we support the communities in Ukraine and hope that all people's rights, including different groups in the country, will be followed," said the spokesman.</text:p>
      <text:p text:style-name="P4">
<text:span text:style-name="T4">
 Read also: </text:span>
 <text:a xlink:type="simple" xlink:href="https://www.ukrinform.ua/rubric-crimea/3711003-pisla-vizvolenna-krim-mae-projti-druznu-militarizaciu-taseva.html" text:style-name="Internet_20_link" text:visited-style-name="Visited_20_Internet_20_Link">
</text:a>
Journalists also asked him about the "so -called peace talks", which are being called numerous intermediaries - whether they should provide for the return of Crimean composition of Ukraine.</text:p>
      <text:p text:style-name="P4">
The hook answered in the affirmative.</text:p>
      <text:p text:style-name="P4">
"We have said and repeatedly repeated that they should be consistent with the Statutioones and resolutions of the General Assembly, and we continue to adhere to this position."</text:p>
      <text:p text:style-name="P4">
<text:span text:style-name="T4">
 Read also: </text:span>
 <text:a xlink:type="simple" xlink:href="https://www.ukrinform.ua/rubric-crimea/3710956-pri-vidnovlenni-krimu-vrahovuvatimut-poziciu-krimskih-tatar-veresuk.html" text:style-name="Internet_20_link" text:visited-style-name="Visited_20_Internet_20_Link">
</text:a>
As it was reported, resolutions of the General Assembly contain a proceedings of the removal of Russian troops from all territories within the international borders of Ukraine.</text:p>
      <text:p text:style-name="P4">
News Source: <text:a xlink:type="simple" xlink:href="https://www.ukrinform.ua/rubric-crimea/3711124-v-oon-spodivautsa-so-vsi-prava-krimskih-tatar-dotrimuvatimutsa.html" text:style-name="Internet_20_link" text:visited-style-name="Visited_20_Internet_20_Link">
https://www.ukrinform.ua/rubric-crimea/3711124-v-oon-spodivautsa-so-vsi-prava-krimskih-tatar-dotrimuvatimutsa.html</text:a>
</text:p>
      <!--NEWS-->
      <text:h text:style-name="P10" text:outline-level="1">
<text:span text:style-name="T4">
Friday Ukraine warms up to +26 °</text:span>
</text:h>
      <text:p text:style-name="P4">
Authors: Ukrinform (Person)</text:p>
      <text:p text:style-name="P4">
Publisher: Укринформ (Organization)</text:p>
      <text:p text:style-name="P4">
Published Time: 2023-05-18T-54:12:00+03:00</text:p>
      <text:p text:style-name="P4">
Modified Time: 2023-05-18T21:12:00+03:00</text:p>
      <text:p text:style-name="P4">
Description: On Friday, May 19, there will be changing cloudiness in Ukraine, short -term rain and thunderstorm are possible only in the west and south; The daytime temperature will be 21-26 °. - Ukrinform.</text:p>
      <text:p text:style-name="P4">
Images: ["<text:a xlink:type="simple" xlink:href="https://static.ukrinform.com/photos/2022_05/thumb_files/630_360_1652174813-868.jpeg" text:style-name="Internet_20_link" text:visited-style-name="Visited_20_Internet_20_Link">
630_360_16521...</text:a>
"]</text:p>
      <text:p text:style-name="P4">
Tags: ['Погода', 'Тепло', 'Весна']</text:p>
      <text:p text:style-name="P4">
Type: Article</text:p>
      <!--METADATA-->
      <text:p text:style-name="P4">
<draw:frame draw:style-name="fr1" draw:name="Image75" text:anchor-type="as-char" svg:width="6.9236in" svg:height="3.956343in" draw:z-index="0">
<draw:image xlink:href="../Images/yкринформ/2023-05-18T-54-12-00-03-00/630_360_1652174813-868.jpeg" xlink:type="simple" xlink:show="embed" xlink:actuate="onLoad" draw:mime-type="image/jpeg"/>
</draw:frame>
Pyatnytsia, May 19, there will be changing cloudiness in Ukraine, short -term rain and thunderstorm are possible only in the west and south; The daytime will be 21-26 °.</text:p>
      <text:p text:style-name="P4">
Ukrinform was reported at the Ukrainian Hydrometeorological Center.</text:p>
      <text:p text:style-name="P4">
"Changing cloudiness. In the western regions, day and southern part locally short-term rain, thunderstorm; in the rest of the territory without precipitation. Wind-east, 5-10 m/s. Temperature at night 10-15 °, in the western regions7-12 °; In the afternoon 21-26 °, in the extreme west of the country in some places 17-20 °, "-found forecasters.</text:p>
      <text:p text:style-name="P4">
Rainfall is not predicted in Kyiv and Kyiv region. The temperature in the capital will be 13-15 ° at night, 22-24 ° in the day, in the region there will be 10-15 ° at night, 21-26 ° in the afternoon.</text:p>
      <text:p text:style-name="P4">
Meteorologists warn that May 19-21 in Ukraine(In addition to Transcarpathia, Prykarpattya, Volyn, and May 19 and Crimea)The extraordinary level of exterminated danger will prevail.</text:p>
      <text:p text:style-name="P4">
At the same time, until May 22, flooding areas will be kept, lowered areas in separate settlements along the Kremenchug water storage facility in Cherkasy region(III level of danger is red).</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Cloud with clear weather forecasters is forecast for May 20-21. State -central, May 20 in the afternoon and in the western and northern regions, May 21, and collite and eastern part in places short -term rains, thunderstorms; on the restriction without precipitation. Temperature at night 11-16 °, in the western, May 21 and the copies of 8-13 °; day 21-26 °, in the southern and central regions up to 29 °.</text:p>
      <text:p text:style-name="P4">
In Kiev and the region in the afternoon, on May 20, there will be short rain, thunderstorm, 21 days without precipitation. The wind is mainly northeast, 7-12 m/s, in the region during the thunderstorm separate gusts of 15-20 m/s. Temperature on the area at night May 2011-16 °, May 21 8-13 °; day 21-26 °. In the capital it will be on the night of May 20, 14-16 °, May 21 11-13 °; day 24-26 °.</text:p>
      <text:p text:style-name="P4">
According to forecasters, May 22 in the southeastern part and Nakarkiv region, May 23, except the western regions, small rains, individual thunderstorms; in the rest of the territory without significant rainfall. The temperature at night is 8-14 °, in the south and east of the country up to 16 °; in the afternoon 19-25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a>
</text:p>
      <text:p text:style-name="P4">
News Source: <text:a xlink:type="simple" xlink:href="https://www.ukrinform.ua/rubric-regions/3710958-u-patnicu-ukrainu-progrie-do-26.html" text:style-name="Internet_20_link" text:visited-style-name="Visited_20_Internet_20_Link">
https://www.ukrinform.ua/rubric-regions/3710958-u-patnicu-ukrainu-progrie-do-26.html</text:a>
</text:p>
      <!--NEWS-->
      <text:h text:style-name="P10" text:outline-level="1">
<text:span text:style-name="T4">
Zelensky: Priorities for the near future - additional missiles, air defense and planes</text:span>
</text:h>
      <text:p text:style-name="P4">
Authors: Ukrinform (Person)</text:p>
      <text:p text:style-name="P4">
Publisher: Укринформ (Organization)</text:p>
      <text:p text:style-name="P4">
Published Time: 2023-05-18T-56:10:00+03:00</text:p>
      <text:p text:style-name="P4">
Modified Time: 2023-05-18T21:10:00+03:00</text:p>
      <text:p text:style-name="P4">
Description: Our priorities this week, next and in the near future - additional air defense systems, additional missiles, training and planes, long -range weapons. And it will be.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ЗСУ', 'Зеленський', 'Війна з Росією', '#stoprussia', 'ППО']</text:p>
      <text:p text:style-name="P4">
Type: Article</text:p>
      <!--METADATA-->
      <text:p text:style-name="P4">
<draw:frame draw:style-name="fr1" draw:name="Image76" text:anchor-type="as-char" svg:width="6.9236in" svg:height="3.956343in" draw:z-index="0">
<draw:image xlink:href="../Images/yкринформ/2023-05-18T-56-10-00-03-00/630_360_1682451261-591.jpeg" xlink:type="simple" xlink:show="embed" xlink:actuate="onLoad" draw:mime-type="image/jpeg"/>
</draw:frame>
Our priests this week, the next and in the near future - additional air defense systems, additional missiles, training and planes, long -range weapons. And it will be.</text:p>
      <text:p text:style-name="P4">
This was stated in the evening <text:a xlink:type="simple" xlink:href="https://www.youtube.com/watch" text:style-name="Internet_20_link" text:visited-style-name="Visited_20_Internet_20_Link">
</text:a>
 <text:a xlink:type="simple" xlink:href="https://www.youtube.com/watch" text:style-name="Internet_20_link" text:visited-style-name="Visited_20_Internet_20_Link">
</text:a>
President Volodymyr Zelenskyy, reports Ukrinform.</text:p>
      <text:p text:style-name="P4">
_Viso: _ <text:a xlink:type="simple" xlink:href="https://t.me/OP_UA/9526" text:style-name="Internet_20_link" text:visited-style-name="Visited_20_Internet_20_Link">
<text:span text:style-name="T5">
opice president, telegram</text:span>
</text:a>
<text:span text:style-name="T4">
 _ I wish health, dear Ukrainians!_ </text:span>
</text:p>
      <text:p text:style-name="P4">
He just held a military office. This is our special format of work of the Uzuzi circle with those responsible for the defense of the state.</text:p>
      <text:p text:style-name="P4">
There were commanders of key areas of the front. Also the head, the General Staff, intelligence, safety. Very meaningful work.</text:p>
      <text:p text:style-name="P4">
The first is that the brigades of defense - young men, the main strategic tasks have been completed, the details are not now reported.</text:p>
      <text:p text:style-name="P4">
Second: the brigades of the offensive - young people, we are preparing, without details.</text:p>
      <text:p text:style-name="P4">
Third: in the protection of civilians - air forces - young people, here with insulation. Our priorities this week, next and in the near future - additional air defense systems, additional missiles, training and planes, long -range weapons. And it will be.</text:p>
      <text:p text:style-name="P4">
He also held a thorough meeting with our international teams today. Ezoma - to retain the dynamics of international support and communication for the adviser, which was achieved in the first half of May, as well as these weeks. I am sure: we will fulfill this task.</text:p>
      <text:p text:style-name="P4">
He was honored to visit the Crimean Platform Office and meet with the leader -Crimean Tatar people Mustafa Dzhemilev, representatives of the Majlis of the Ikrman Tatar community.</text:p>
      <text:p text:style-name="P4">
Today and every year on this day, May 18, we honor the memory of all the victims of the Crimean Tatar people. It was one of the most serious crimes of the twenty century - the whole people were taken away from their native land and forced to live in alien. And when people returned home, Russia has once again brought the home, to our Ukraine evil - evil of aggression, repression, humiliation.</text:p>
      <text:p text:style-name="P4">
Returning justice for all our people, guarantee freedom for the whole state without any exception is our historical task. The task of all who protects the state, all who chose Ukraine and therefore will win.</text:p>
      <text:p text:style-name="P4">
I am glad to see that the Crimean platform created by us effectively directs the commonality of our country and the Crimean Tatar people. I am glad to know that the masked work with the Majlis brings the desired result.And one more.</text:p>
      <text:p text:style-name="P4">
Today, many Ukrainians and Ukrainian women have been in embroidery. It is important to remember what wealth unites us all. Ukraine is diverse, and that is our power, it was visible throughout the day in different embroidery ornaments.</text:p>
      <text:p text:style-name="P4">
But now I ask you all to remember those Ukrainians and Ukrainian women who are literally our strength with you, our protection with you. Many of our people were not overwhelmed, because they were in military uniform. I ask you now to remember everyone who <text:a xlink:type="simple" xlink:href="https://www.ukrinform.ua/tag-vijna-z-rosieu" text:style-name="Internet_20_link" text:visited-style-name="Visited_20_Internet_20_Link">
</text:a>
for the sake of Ukraine. All those who assign tasks and at combat posts for the sake of Ukraine. Anyone who trains our bullies for the sake of Ukraine. Those you know personally are those you have heard of, and thousands of others, who all equally save the life of Ukraine. Remember the prony now, please and thank them.</text:p>
      <text:p text:style-name="P4">
Also, we do not forget about those people whom the invader holds. About prisoners of Ukrainians, about those who are in occupied cities and communities and are waiting for a return flag, our country. We must release all our people and all the land from Russian captivity.</text:p>
      <text:p text:style-name="P4">
We act together, in unity, taking care of each other and about the state, and we do not stop at the victory.</text:p>
      <text:p text:style-name="P4">
Thank you all who help!</text:p>
      <text:p text:style-name="P4">
Glory to all who fight for Ukraine!</text:p>
      <text:p text:style-name="P4">
Eternal memory of all the victims of Russian tyranny!</text:p>
      <text:p text:style-name="P4">
Eternal memory of all victims of deportation of the Crimean Tatar people!</text:p>
      <text:p text:style-name="P4">
<text:span text:style-name="T4">
<text:span text:style-name="T5">
Glory to Ukraine!</text:span>
 </text:span>
</text:p>
      <text:p text:style-name="P4">
News Source: <text:a xlink:type="simple" xlink:href="https://www.ukrinform.ua/rubric-ato/3711129-zelenskij-nasi-prioriteti-na-najblizcij-cas-dodatkovi-sistemi-ppo-raketi-j-litaki.html" text:style-name="Internet_20_link" text:visited-style-name="Visited_20_Internet_20_Link">
https://www.ukrinform.ua/rubric-ato/3711129-zelenskij-nasi-prioriteti-na-najblizcij-cas-dodatkovi-sistemi-ppo-raketi-j-litaki.html</text:a>
</text:p>
      <!--NEWS-->
      <text:h text:style-name="P10" text:outline-level="1">
<text:span text:style-name="T4">
NATO Secretary General requires an increase in defense costs</text:span>
</text:h>
      <text:p text:style-name="P4">
Authors: Ukrinform (Person)</text:p>
      <text:p text:style-name="P4">
Publisher: Укринформ (Organization)</text:p>
      <text:p text:style-name="P4">
Published Time: 2023-05-18T-58:09:00+03:00</text:p>
      <text:p text:style-name="P4">
Modified Time: 2023-05-18T21:09:00+03:00</text:p>
      <text:p text:style-name="P4">
Description: NATO Secretary General Jens Stoltenberg called on the Alliance members to increase their defense costs as soon as possible to a minimum of two percent of the gross domestic product. - Ukrinform.</text:p>
      <text:p text:style-name="P4">
Images: ["<text:a xlink:type="simple" xlink:href="https://static.ukrinform.com/photos/2022_11/thumb_files/630_360_1668589929-696.jpg" text:style-name="Internet_20_link" text:visited-style-name="Visited_20_Internet_20_Link">
630_360_16685...</text:a>
"]</text:p>
      <text:p text:style-name="P4">
Tags: ['НАТО', 'Оборона', 'Гроші']</text:p>
      <text:p text:style-name="P4">
Type: Article</text:p>
      <!--METADATA-->
      <text:p text:style-name="P4">
<draw:frame draw:style-name="fr1" draw:name="Image77" text:anchor-type="as-char" svg:width="6.9236in" svg:height="3.956343in" draw:z-index="0">
<draw:image xlink:href="../Images/yкринформ/2023-05-18T-58-09-00-03-00/630_360_1668589929-696.jpg" xlink:type="simple" xlink:show="embed" xlink:actuate="onLoad" draw:mime-type="image/jpeg"/>
</draw:frame>
NATO Secretary General Jens Stoltenberg called on the Alliance members to maximize their defense expenses to a minimum of two percent of the gross internal product.</text:p>
      <text:p text:style-name="P4">
He stated this in an interview with the German edition <text:a xlink:type="simple" xlink:href="https://www.spiegel.de/politik/ukraine-krieg-nato-generalsekretaer-jens-stoltenberg-fordert-zwei-prozent-verteidigungsausgaben-als-absolutes-minimum-a-6d6ef1b5-0aa9-47c1-b5da-0c5d4c355d85" text:style-name="Internet_20_link" text:visited-style-name="Visited_20_Internet_20_Link">
</text:a>
, reports Ukrinform.</text:p>
      <text:p text:style-name="P4">
"I expect that all allies who have not reached two percent will make it faster," Stoltenberg said.</text:p>
      <text:p text:style-name="P4">
He added that "two percent is no longer a goal in the future, but an absolute minimum that everyone should reach - not in decades, but as soon as possible."</text:p>
      <text:p text:style-name="P4">
The Alliance head also repeated that there is no doubt that Ukraine should become a member of NATO, and the organization should guarantee that Russia will be more than not on a sovereign independent Ukraine.</text:p>
      <text:p text:style-name="P4">
<text:span text:style-name="T4">
 Read also: </text:span>
 <text:a xlink:type="simple" xlink:href="https://www.ukrinform.ua/rubric-ato/3710567-stoltenberg-sprostuvav-zaavi-pro-kontrnastup-ak-ostannij-sans-dla-ukraini.html" text:style-name="Internet_20_link" text:visited-style-name="Visited_20_Internet_20_Link">
<text:span text:style-name="T4">
 Stoltenberg </text:span>
</text:a>
It should be reminded that at the 2014 summit in Wales NATO identified two percent of GDP for all Member States in financing defense. Last year, only seven NATO countries.</text:p>
      <text:p text:style-name="P4">
News Source: <text:a xlink:type="simple" xlink:href="https://www.ukrinform.ua/rubric-world/3711122-gensek-nato-vimagae-zbilsenna-vitrat-na-oboronu.html" text:style-name="Internet_20_link" text:visited-style-name="Visited_20_Internet_20_Link">
https://www.ukrinform.ua/rubric-world/3711122-gensek-nato-vimagae-zbilsenna-vitrat-na-oboronu.html</text:a>
</text:p>
      <!--NEWS-->
      <text:h text:style-name="P10" text:outline-level="1">
<text:span text:style-name="T4">
Rocket stroke in Kharkiv region: Two houses are destroyed in circuses, dozens are damaged</text:span>
</text:h>
      <text:p text:style-name="P4">
Authors: Ukrinform (Person)</text:p>
      <text:p text:style-name="P4">
Publisher: Укринформ (Organization)</text:p>
      <text:p text:style-name="P4">
Published Time: 2023-05-18T-98:19:00+03:00</text:p>
      <text:p text:style-name="P4">
Modified Time: 2023-05-18T18:19:00+03:00</text:p>
      <text:p text:style-name="P4">
Description: As a result of the rocket strike in the village of Tsirkuni, Kharkiv region, two dwellings were completely destroyed, many private homes and outbuildings were damaged. - Ukrinform.</text:p>
      <text:p text:style-name="P4">
Images: ["<text:a xlink:type="simple" xlink:href="https://static.ukrinform.com/photos/2023_05/thumb_files/630_360_1684422878-595.jpg" text:style-name="Internet_20_link" text:visited-style-name="Visited_20_Internet_20_Link">
630_360_16844...</text:a>
", "<text:a xlink:type="simple" xlink:href="https://static.ukrinform.com/photos/2023_05/1684422879-805.jpg" text:style-name="Internet_20_link" text:visited-style-name="Visited_20_Internet_20_Link">
1684422879-80...</text:a>
", "<text:a xlink:type="simple" xlink:href="https://static.ukrinform.com/photos/2023_05/1684422878-707.jpg" text:style-name="Internet_20_link" text:visited-style-name="Visited_20_Internet_20_Link">
1684422878-70...</text:a>
", "<text:a xlink:type="simple" xlink:href="https://static.ukrinform.com/photos/2023_05/1684422878-689.jpg" text:style-name="Internet_20_link" text:visited-style-name="Visited_20_Internet_20_Link">
1684422878-68...</text:a>
"]</text:p>
      <text:p text:style-name="P4">
Tags: ['Обстріл', 'Харківщина', 'Війна з Росією', 'Ракетний удар']</text:p>
      <text:p text:style-name="P4">
Type: Article</text:p>
      <!--METADATA-->
      <text:p text:style-name="P4">
<draw:frame draw:style-name="fr1" draw:name="Image78" text:anchor-type="as-char" svg:width="6.9236in" svg:height="3.956343in" draw:z-index="0">
<draw:image xlink:href="../Images/yкринформ/2023-05-18T-98-19-00-03-00/630_360_1684422878-595.jpg" xlink:type="simple" xlink:show="embed" xlink:actuate="onLoad" draw:mime-type="image/jpeg"/>
</draw:frame>
In the village of Tsirkuni, Kirkuni, Kirkuni region, two of the two private homes and outbuildings were damaged.</text:p>
      <text:p text:style-name="P4">
This was reported in <text:a xlink:type="simple" xlink:href="https://t.me/synegubov/6221" text:style-name="Internet_20_link" text:visited-style-name="Visited_20_Internet_20_Link">
</text:a>
Head of Kharkiv Ovaologov Sinegubov, reports Ukrinform.</text:p>
      <text:p text:style-name="P4">
<draw:frame draw:style-name="fr1" draw:name="Image79" text:anchor-type="as-char" svg:width="6.9236in" svg:height="3.89773in" draw:z-index="0">
<draw:image xlink:href="../Images/yкринформ/2023-05-18T-98-19-00-03-00/1684422879-805.jpg" xlink:type="simple" xlink:show="embed" xlink:actuate="onLoad" draw:mime-type="image/jpeg"/>
</draw:frame>
"Two dwellings have been completely destroyed in the village. In addition, 13 private homes and 14 outbuildings were damaged," Synigubov said.</text:p>
      <text:p text:style-name="P4">
<text:span text:style-name="T4">
 Read also: </text:span>
 <text:a xlink:type="simple" xlink:href="https://www.ukrinform.ua/rubric-ato/3711018-na-harkivsini-vnaslidok-raketnogo-obstrilu-zaginula-ludina-dvoe-poraneni.html" text:style-name="Internet_20_link" text:visited-style-name="Visited_20_Internet_20_Link">
<text:span text:style-name="T4">
 Kharkiv region </text:span>
</text:a>
</text:p>
      <text:p text:style-name="P4">
<draw:frame draw:style-name="fr1" draw:name="Image80" text:anchor-type="as-char" svg:width="6.9236in" svg:height="3.89773in" draw:z-index="0">
<draw:image xlink:href="../Images/yкринформ/2023-05-18T-98-19-00-03-00/1684422878-707.jpg" xlink:type="simple" xlink:show="embed" xlink:actuate="onLoad" draw:mime-type="image/jpeg"/>
</draw:frame>
<draw:frame draw:style-name="fr1" draw:name="Image81" text:anchor-type="as-char" svg:width="6.9236in" svg:height="3.359228in" draw:z-index="0">
<draw:image xlink:href="../Images/yкринформ/2023-05-18T-98-19-00-03-00/1684422878-689.jpg" xlink:type="simple" xlink:show="embed" xlink:actuate="onLoad" draw:mime-type="image/jpeg"/>
</draw:frame>
According to the Prosecutor General's Office in <text:a xlink:type="simple" xlink:href="https://t.me/pgo_gov_ua/12288" text:style-name="Internet_20_link" text:visited-style-name="Visited_20_Internet_20_Link">
</text:a>
, with the provisions of the data, the invaders released a C-300 rocket from the Belgorod region of the Russian Federation.</text:p>
      <text:p text:style-name="P4">
Under the procedural leadership of the Dergachiv District Prosecutor's Office of the Kharkiv Region, a pre -trial investigation was launched on violation of the laws of the puzzle of war, combined with intentional murder(Part 2 of Art. 438 of the Criminal Code of Ukraine).</text:p>
      <text:p text:style-name="P4">
Раніше повідомлялося, що внаслідок ворожого <text:a xlink:type="simple" xlink:href="https://www.ukrinform.ua/tag-obstril" text:style-name="Internet_20_link" text:visited-style-name="Visited_20_Internet_20_Link">
 </text:a>
A 52-year-old resident was killed, two more civilians were injured.</text:p>
      <text:p text:style-name="P4">
<text:span text:style-name="T5">
Foto: Telegram / Oleg Synigubov</text:span>
</text:p>
      <text:p text:style-name="P4">
News Source: <text:a xlink:type="simple" xlink:href="https://www.ukrinform.ua/rubric-regions/3711061-raketnij-udar-po-harkivsini-u-cirkunah-zrujnovani-dva-budinki-desatki-poskodzeni.html" text:style-name="Internet_20_link" text:visited-style-name="Visited_20_Internet_20_Link">
https://www.ukrinform.ua/rubric-regions/3711061-raketnij-udar-po-harkivsini-u-cirkunah-zrujnovani-dva-budinki-desatki-poskodzeni.html</text:a>
</text:p>
      <!--NEWS-->
      <text:h text:style-name="P10" text:outline-level="1">
<text:span text:style-name="T4">
1 person killed, another 2 wounded during Russian missile strikes in Odesa overnight</text:span>
</text:h>
      <text:p text:style-name="P4">
Authors: liveuamap (Language: en)</text:p>
      <text:p text:style-name="P4">
Time: 2023-05-18T01:00:00</text:p>
      <text:p text:style-name="P4">
Location: Odesa, Odessa Oblast (Latitude:46.45691 Longtitude:30.67233)</text:p>
      <text:p text:style-name="P4">
Videos: []</text:p>
      <text:p text:style-name="P4">
Images: ["<text:a xlink:type="simple" xlink:href="https://liveuamap.com/pics/2023/05/18/22563626_0.jpg" text:style-name="Internet_20_link" text:visited-style-name="Visited_20_Internet_20_Link">
22563626_0.jpg</text:a>
", "<text:a xlink:type="simple" xlink:href="https://liveuamap.com/pics/2023/05/18/22563626_1.jpg" text:style-name="Internet_20_link" text:visited-style-name="Visited_20_Internet_20_Link">
22563626_1.jpg</text:a>
"]</text:p>
      <text:p text:style-name="P4">
Tags: ["Central and Eastern Europe"]</text:p>
      <text:p text:style-name="P4">
Id: 22563626</text:p>
      <!--METADATA-->
      <text:p text:style-name="P4">
1 person killed, another 2 wounded during Russian missile strikes in Odesaovernight</text:p>
      <text:p text:style-name="P4">
<draw:frame draw:style-name="fr1" draw:name="Image82" text:anchor-type="as-char" svg:width="6.9236in" svg:height="5.1927in" draw:z-index="0">
<draw:image xlink:href="../Images/liveuamap/2023-05-18T01-00-00/22563626_0.jpg" xlink:type="simple" xlink:show="embed" xlink:actuate="onLoad" draw:mime-type="image/jpeg"/>
</draw:frame>
<draw:frame draw:style-name="fr1" draw:name="Image83" text:anchor-type="as-char" svg:width="6.9236in" svg:height="5.1927in" draw:z-index="0">
<draw:image xlink:href="../Images/liveuamap/2023-05-18T01-00-00/22563626_1.jpg" xlink:type="simple" xlink:show="embed" xlink:actuate="onLoad" draw:mime-type="image/jpeg"/>
</draw:frame>
News Collection Link: <text:a xlink:type="simple" xlink:href="https://liveuamap.com/en/2023/18-may-1-person-killed-another-2-wounded-during-russian-missile" text:style-name="Internet_20_link" text:visited-style-name="Visited_20_Internet_20_Link">
https://liveuamap.com/en/2023/18-may-1-person-killed-another-2-wounded-during-russian-missile</text:a>
</text:p>
      <text:p text:style-name="P4">
News Source: <text:a xlink:type="simple" xlink:href="https://t.me/OdessaDumskayaNet/55858" text:style-name="Internet_20_link" text:visited-style-name="Visited_20_Internet_20_Link">
https://t.me/OdessaDumskayaNet/55858</text:a>
</text:p>
      <!--NEWS-->
      <text:h text:style-name="P10" text:outline-level="1">
<text:span text:style-name="T4">
At Sivershchyna and Slobozhanschyna directions Russian army shelled Khotiyivka of Chernihiv r...</text:span>
</text:h>
      <text:p text:style-name="P4">
Authors: liveuamap (Language: en)</text:p>
      <text:p text:style-name="P4">
Time: 2023-05-18T01:51:00</text:p>
      <text:p text:style-name="P4">
Location: Kharkiv (Latitude:50.16233 Longtitude:37.55273)</text:p>
      <text:p text:style-name="P4">
Videos: []</text:p>
      <text:p text:style-name="P4">
Images: []</text:p>
      <text:p text:style-name="P4">
Tags: ["Russia"]</text:p>
      <text:p text:style-name="P4">
Id: 22563647</text:p>
      <!--METADATA-->
      <text:p text:style-name="P4">
At sivershchyna and slBozhanschyna directions Russian army Shelled khotiyivkaof chernihiv region; Novovasylivka, Komarivka, Hirky, Iskryskivschyna andvolfyne of Sumy Region, ALSO HURYIV KOZACHOK, Udy, OKIP, KOZACHA, HOPAN, HATYSCHCHYSCHYCHYSCHYCKY ivka and zarubynka of kharkivregion, - General Staff of Armed Forces of Ukraine Says in the Morning Report</text:p>
      <text:p text:style-name="P4">
News Collection Link:(https://liveuamap.com/en/2023/18-may-at-sivershchyna-and-slobozhanschyna-directions-russian)</text:p>
      <text:p text:style-name="P4">
News Source: <text:a xlink:type="simple" xlink:href="https://t.me/lumsrc/4823" text:style-name="Internet_20_link" text:visited-style-name="Visited_20_Internet_20_Link">
https://t.me/lumsrc/4823</text:a>
</text:p>
      <!--NEWS-->
      <text:h text:style-name="P10" text:outline-level="1">
<text:span text:style-name="T4">
There is missile hit at infrastructure object in Khmelnitsky region</text:span>
</text:h>
      <text:p text:style-name="P4">
Authors: liveuamap (Language: en)</text:p>
      <text:p text:style-name="P4">
Time: 2023-05-18T01:54:48</text:p>
      <text:p text:style-name="P4">
Location: Khmelnitsky (Latitude:49.44123 Longtitude:26.96114)</text:p>
      <text:p text:style-name="P4">
Videos: []</text:p>
      <text:p text:style-name="P4">
Images: []</text:p>
      <text:p text:style-name="P4">
Tags: ["Europe", "Central and Eastern Europe"]</text:p>
      <text:p text:style-name="P4">
Id: 22563627</text:p>
      <!--METADATA-->
      <text:p text:style-name="P4">
There is missile hit at infrastructure object in Khmelnitsky region</text:p>
      <text:p text:style-name="P4">
News Collection Link: <text:a xlink:type="simple" xlink:href="https://liveuamap.com/en/2023/18-may-there-is-missile-hit-at-infrastructure-object-in-khmelnitsky" text:style-name="Internet_20_link" text:visited-style-name="Visited_20_Internet_20_Link">
https://liveuamap.com/en/2023/18-may-there-is-missile-hit-at-infrastructure-object-in-khmelnitsky</text:a>
</text:p>
      <text:p text:style-name="P4">
News Source: <text:a xlink:type="simple" xlink:href="https://t.me/operativnoZSU/96828" text:style-name="Internet_20_link" text:visited-style-name="Visited_20_Internet_20_Link">
https://t.me/operativnoZSU/96828</text:a>
</text:p>
      <!--NEWS-->
      <text:h text:style-name="P10" text:outline-level="1">
<text:span text:style-name="T4">
Ukrainian air defense shot down 29 of 30 missiles launched by Russia overnight</text:span>
</text:h>
      <text:p text:style-name="P4">
Authors: liveuamap (Language: en)</text:p>
      <text:p text:style-name="P4">
Time: 2023-05-18T02:29:20</text:p>
      <text:p text:style-name="P4">
Location: Kyiv, Kyiv city (Latitude:50.43348 Longtitude:30.47182)</text:p>
      <text:p text:style-name="P4">
Videos: []</text:p>
      <text:p text:style-name="P4">
Images: ["<text:a xlink:type="simple" xlink:href="https://liveuamap.com/pics/2023/05/18/22563685_0.jpg" text:style-name="Internet_20_link" text:visited-style-name="Visited_20_Internet_20_Link">
22563685_0.jpg</text:a>
"]</text:p>
      <text:p text:style-name="P4">
Tags: ["Europe", "Central and Eastern Europe"]</text:p>
      <text:p text:style-name="P4">
Id: 22563685</text:p>
      <!--METADATA-->
      <text:p text:style-name="P4">
Ukrainian air defense shot down 29 of 30 missiles launched by Russia overnight</text:p>
      <text:p text:style-name="P4">
<draw:frame draw:style-name="fr1" draw:name="Image84" text:anchor-type="as-char" svg:width="6.9236in" svg:height="6.9236in" draw:z-index="0">
<draw:image xlink:href="../Images/liveuamap/2023-05-18T02-29-20/22563685_0.jpg" xlink:type="simple" xlink:show="embed" xlink:actuate="onLoad" draw:mime-type="image/jpeg"/>
</draw:frame>
News Collection Link: <text:a xlink:type="simple" xlink:href="https://liveuamap.com/en/2023/18-may-ukrainian-air-defense-shot-down-29-of-30-missiles" text:style-name="Internet_20_link" text:visited-style-name="Visited_20_Internet_20_Link">
https://liveuamap.com/en/2023/18-may-ukrainian-air-defense-shot-down-29-of-30-missiles</text:a>
</text:p>
      <text:p text:style-name="P4">
News Source: <text:a xlink:type="simple" xlink:href="https://t.me/kpszsu/2523" text:style-name="Internet_20_link" text:visited-style-name="Visited_20_Internet_20_Link">
https://t.me/kpszsu/2523</text:a>
</text:p>
      <!--NEWS-->
      <text:h text:style-name="P10" text:outline-level="1">
<text:span text:style-name="T4">
Train derailed after railway was blown up near Simferopol in occupied Crimea</text:span>
</text:h>
      <text:p text:style-name="P4">
Authors: liveuamap (Language: en)</text:p>
      <text:p text:style-name="P4">
Time: 2023-05-18T02:34:40</text:p>
      <text:p text:style-name="P4">
Location: Simferopol (Latitude:44.88331 Longtitude:34.02474)</text:p>
      <text:p text:style-name="P4">
Videos: []</text:p>
      <text:p text:style-name="P4">
Images: ["<text:a xlink:type="simple" xlink:href="https://liveuamap.com/pics/2023/05/18/22563696_0.jpg" text:style-name="Internet_20_link" text:visited-style-name="Visited_20_Internet_20_Link">
22563696_0.jpg</text:a>
"]</text:p>
      <text:p text:style-name="P4">
Tags: ["Roads"]</text:p>
      <text:p text:style-name="P4">
Id: 22563696</text:p>
      <!--METADATA-->
      <text:p text:style-name="P4">
Train derailed after railway was blown up near Simferopol in occupied Crimea</text:p>
      <text:p text:style-name="P4">
<draw:frame draw:style-name="fr1" draw:name="Image85" text:anchor-type="as-char" svg:width="6.775in" svg:height="10.0in" draw:z-index="0">
<draw:image xlink:href="../Images/liveuamap/2023-05-18T02-34-40/22563696_0.jpg" xlink:type="simple" xlink:show="embed" xlink:actuate="onLoad" draw:mime-type="image/jpeg"/>
</draw:frame>
News Collection Link: <text:a xlink:type="simple" xlink:href="https://liveuamap.com/en/2023/18-may-train-derailed-after-railway-was-blown-up-near-simferopol" text:style-name="Internet_20_link" text:visited-style-name="Visited_20_Internet_20_Link">
https://liveuamap.com/en/2023/18-may-train-derailed-after-railway-was-blown-up-near-simferopol</text:a>
</text:p>
      <text:p text:style-name="P4">
News Source: <text:a xlink:type="simple" xlink:href="https://t.me/ENews112/13916" text:style-name="Internet_20_link" text:visited-style-name="Visited_20_Internet_20_Link">
https://t.me/ENews112/13916</text:a>
</text:p>
      <!--NEWS-->
      <text:h text:style-name="P10" text:outline-level="1">
<text:span text:style-name="T4">
Donetsk Oblast(08:35). Red Alert: aerial threat. Sirens sounding. Take cover now!</text:span>
</text:h>
      <text:p text:style-name="P4">
Authors: liveuamap (Language: en)</text:p>
      <text:p text:style-name="P4">
Time: 2023-05-18T02:36:00</text:p>
      <text:p text:style-name="P4">
Location: Donetsk Oblast (Latitude:48.7272 Longtitude:37.5791)</text:p>
      <text:p text:style-name="P4">
Videos: []</text:p>
      <text:p text:style-name="P4">
Images: []</text:p>
      <text:p text:style-name="P4">
Tags: ["Europe", "Central and Eastern Europe"]</text:p>
      <text:p text:style-name="P4">
Id: 22563698</text:p>
      <!--METADATA-->
      <text:p text:style-name="P4">
Donetsk Oblast(08:35). Red Alert: aerial threat. Sirens sounding. Take covernow!</text:p>
      <text:p text:style-name="P4">
News Collection Link: <text:a xlink:type="simple" xlink:href="https://liveuamap.com/en/2023/18-may-donetsk-oblast0835-red-alert-aerial-thg" text:style-name="Internet_20_link" text:visited-style-name="Visited_20_Internet_20_Link">
https://liveuamap.com/en/2023/18-may-donetsk-oblast0835-red-alert-aerial-thg</text:a>
</text:p>
      <text:p text:style-name="P4">
News Source: <text:a xlink:type="simple" xlink:href="https://t.me/air_alert_ua/45828" text:style-name="Internet_20_link" text:visited-style-name="Visited_20_Internet_20_Link">
https://t.me/air_alert_ua/45828</text:a>
</text:p>
      <!--NEWS-->
      <text:h text:style-name="P10" text:outline-level="1">
<text:span text:style-name="T4">
Zaporizka Oblast(09:05). Red Alert: aerial threat. Sirens sounding. Take cover now!</text:span>
</text:h>
      <text:p text:style-name="P4">
Authors: liveuamap (Language: en)</text:p>
      <text:p text:style-name="P4">
Time: 2023-05-18T03:07:00</text:p>
      <text:p text:style-name="P4">
Location: Zaporizka Oblast (Latitude:47.611411 Longtitude:35.764641)</text:p>
      <text:p text:style-name="P4">
Videos: []</text:p>
      <text:p text:style-name="P4">
Images: []</text:p>
      <text:p text:style-name="P4">
Tags: ["Europe", "Central and Eastern Europe"]</text:p>
      <text:p text:style-name="P4">
Id: 22563712</text:p>
      <!--METADATA-->
      <text:p text:style-name="P4">
Zaporizhzhia region(09:05). Red Alert: aerial threat. Sirens sounding. Take covernow!</text:p>
      <text:p text:style-name="P4">
News Collection Link: <text:a xlink:type="simple" xlink:href="https://liveuamap.com/en/2023/18-may-zaporizka-oblast0905-red-alert-aerial-g" text:style-name="Internet_20_link" text:visited-style-name="Visited_20_Internet_20_Link">
https://liveuamap.com/en/2023/18-may-zaporizka-oblast0905-red-alert-aerial-g</text:a>
</text:p>
      <text:p text:style-name="P4">
News Source: <text:a xlink:type="simple" xlink:href="https://t.me/air_alert_ua/45830" text:style-name="Internet_20_link" text:visited-style-name="Visited_20_Internet_20_Link">
https://t.me/air_alert_ua/45830</text:a>
</text:p>
      <!--NEWS-->
      <text:h text:style-name="P10" text:outline-level="1">
<text:span text:style-name="T4">
Donetsk Oblast(12:19). Red Alert: aerial threat. Sirens sounding. Take cover now!</text:span>
</text:h>
      <text:p text:style-name="P4">
Authors: liveuamap (Language: en)</text:p>
      <text:p text:style-name="P4">
Time: 2023-05-18T06:22:00</text:p>
      <text:p text:style-name="P4">
Location: Donetsk Oblast (Latitude:48.72744 Longtitude:37.5781)</text:p>
      <text:p text:style-name="P4">
Videos: []</text:p>
      <text:p text:style-name="P4">
Images: []</text:p>
      <text:p text:style-name="P4">
Tags: ["Europe", "Central and Eastern Europe"]</text:p>
      <text:p text:style-name="P4">
Id: 22563733</text:p>
      <!--METADATA-->
      <text:p text:style-name="P4">
Donetsk Oblast(12:19). Red Alert: aerial threat. Sirens sounding. Take covernow!</text:p>
      <text:p text:style-name="P4">
News Collection Link: <text:a xlink:type="simple" xlink:href="https://liveuamap.com/en/2023/18-may-donetsk-oblast1219-red-alert-aerial-thg" text:style-name="Internet_20_link" text:visited-style-name="Visited_20_Internet_20_Link">
https://liveuamap.com/en/2023/18-may-donetsk-oblast1219-red-alert-aerial-thg</text:a>
</text:p>
      <text:p text:style-name="P4">
News Source: <text:a xlink:type="simple" xlink:href="https://t.me/air_alert_ua/45833" text:style-name="Internet_20_link" text:visited-style-name="Visited_20_Internet_20_Link">
https://t.me/air_alert_ua/45833</text:a>
</text:p>
      <!--NEWS-->
      <text:h text:style-name="P10" text:outline-level="1">
<text:span text:style-name="T4">
Kharkiv, Kharkivska Oblast(13:52). Red Alert: aerial threat. Sirens sounding. Take cover now!</text:span>
</text:h>
      <text:p text:style-name="P4">
Authors: liveuamap (Language: en)</text:p>
      <text:p text:style-name="P4">
Time: 2023-05-18T07:54:00</text:p>
      <text:p text:style-name="P4">
Location: Kharkiv (Latitude:49.98187 Longtitude:36.25267)</text:p>
      <text:p text:style-name="P4">
Videos: []</text:p>
      <text:p text:style-name="P4">
Images: []</text:p>
      <text:p text:style-name="P4">
Tags: ["Europe", "Central and Eastern Europe"]</text:p>
      <text:p text:style-name="P4">
Id: 22563735</text:p>
      <!--METADATA-->
      <text:p text:style-name="P4">
Kharkiv, Kharkiv region(13:52). Red Alert: aerial threat. Sirens sounding.Take cover now!</text:p>
      <text:p text:style-name="P4">
News Collection Link: <text:a xlink:type="simple" xlink:href="https://liveuamap.com/en/2023/18-may-kharkiv-kharkivska-oblast1352-red-alerg" text:style-name="Internet_20_link" text:visited-style-name="Visited_20_Internet_20_Link">
https://liveuamap.com/en/2023/18-may-kharkiv-kharkivska-oblast1352-red-alerg</text:a>
</text:p>
      <text:p text:style-name="P4">
News Source: <text:a xlink:type="simple" xlink:href="https://t.me/air_alert_ua/45835" text:style-name="Internet_20_link" text:visited-style-name="Visited_20_Internet_20_Link">
https://t.me/air_alert_ua/45835</text:a>
</text:p>
      <!--NEWS-->
      <text:h text:style-name="P10" text:outline-level="1">
<text:span text:style-name="T4">
Russian army launching missiles at Kharkiv</text:span>
</text:h>
      <text:p text:style-name="P4">
Authors: liveuamap (Language: en)</text:p>
      <text:p text:style-name="P4">
Time: 2023-05-18T08:03:44</text:p>
      <text:p text:style-name="P4">
Location: Kharkiv (Latitude:50.00642 Longtitude:36.14965)</text:p>
      <text:p text:style-name="P4">
Videos: []</text:p>
      <text:p text:style-name="P4">
Images: []</text:p>
      <text:p text:style-name="P4">
Tags: ["Europe", "Central and Eastern Europe"]</text:p>
      <text:p text:style-name="P4">
Id: 22563736</text:p>
      <!--METADATA-->
      <text:p text:style-name="P4">
Russian army launching missiles at Kharkiv</text:p>
      <text:p text:style-name="P4">
News Collection Link: <text:a xlink:type="simple" xlink:href="https://liveuamap.com/en/2023/18-may-russian-army-launching-missiles-at-kharkiv-" text:style-name="Internet_20_link" text:visited-style-name="Visited_20_Internet_20_Link">
https://liveuamap.com/en/2023/18-may-russian-army-launching-missiles-at-kharkiv-</text:a>
</text:p>
      <text:p text:style-name="P4">
News Source: <text:a xlink:type="simple" xlink:href="https://t.me/synegubov/6217" text:style-name="Internet_20_link" text:visited-style-name="Visited_20_Internet_20_Link">
https://t.me/synegubov/6217</text:a>
</text:p>
      <!--NEWS-->
      <text:h text:style-name="P10" text:outline-level="1">
<text:span text:style-name="T4">
1 person killed, 2 wounded as result of shelling in Tsyrkuny village of Kharkiv region</text:span>
</text:h>
      <text:p text:style-name="P4">
Authors: liveuamap (Language: en)</text:p>
      <text:p text:style-name="P4">
Time: 2023-05-18T08:50:56</text:p>
      <text:p text:style-name="P4">
Location: Kharkiv (Latitude:50.08336 Longtitude:36.38998)</text:p>
      <text:p text:style-name="P4">
Videos: []</text:p>
      <text:p text:style-name="P4">
Images: []</text:p>
      <text:p text:style-name="P4">
Tags: []</text:p>
      <text:p text:style-name="P4">
Id: 22563738</text:p>
      <!--METADATA-->
      <text:p text:style-name="P4">
1 person killed, 2 wounded as result of shelling in Tsyrkuny village of Kharkiv regionNews Collection Link: <text:a xlink:type="simple" xlink:href="https://liveuamap.com/en/2023/18-may-1-person-killed-2-wounded-as-result-of-shelling-in" text:style-name="Internet_20_link" text:visited-style-name="Visited_20_Internet_20_Link">
https://liveuamap.com/en/2023/18-may-1-person-killed-2-wounded-as-result-of-shelling-in</text:a>
</text:p>
      <text:p text:style-name="P4">
News Source: <text:a xlink:type="simple" xlink:href="https://t.me/synegubov/6219" text:style-name="Internet_20_link" text:visited-style-name="Visited_20_Internet_20_Link">
https://t.me/synegubov/6219</text:a>
</text:p>
      <!--NEWS-->
      <text:h text:style-name="P10" text:outline-level="1">
<text:span text:style-name="T4">
Poltavska Oblast(16:43). Red Alert: aerial threat. Sirens sounding. Take cover now!</text:span>
</text:h>
      <text:p text:style-name="P4">
Authors: liveuamap (Language: en)</text:p>
      <text:p text:style-name="P4">
Time: 2023-05-18T10:43:00</text:p>
      <text:p text:style-name="P4">
Location: Poltavska Oblast (Latitude:49.47701 Longtitude:33.81767)</text:p>
      <text:p text:style-name="P4">
Videos: []</text:p>
      <text:p text:style-name="P4">
Images: []</text:p>
      <text:p text:style-name="P4">
Tags: ["Europe", "Central and Eastern Europe"]</text:p>
      <text:p text:style-name="P4">
Id: 22563740</text:p>
      <!--METADATA-->
      <text:p text:style-name="P4">
Poltava(16:43). Red Alert: aerial threat. Sirens sounding. Take covernow!</text:p>
      <text:p text:style-name="P4">
News Collection Link: <text:a xlink:type="simple" xlink:href="https://liveuamap.com/en/2023/18-may-poltavska-oblast1643-red-alert-aerial-g" text:style-name="Internet_20_link" text:visited-style-name="Visited_20_Internet_20_Link">
https://liveuamap.com/en/2023/18-may-poltavska-oblast1643-red-alert-aerial-g</text:a>
</text:p>
      <text:p text:style-name="P4">
News Source: <text:a xlink:type="simple" xlink:href="https://t.me/suspilnepoltava/11216" text:style-name="Internet_20_link" text:visited-style-name="Visited_20_Internet_20_Link">
https://t.me/suspilnepoltava/11216</text:a>
</text:p>
      <!--NEWS-->
      <text:h text:style-name="P10" text:outline-level="1">
<text:span text:style-name="T4">
Dnipro, Dnipropetrovska Oblast(16:43). Red Alert: aerial threat. Sirens sounding. Take cover ...</text:span>
</text:h>
      <text:p text:style-name="P4">
Authors: liveuamap (Language: en)</text:p>
      <text:p text:style-name="P4">
Time: 2023-05-18T10:44:00</text:p>
      <text:p text:style-name="P4">
Location: Dnipro (Latitude:48.45952 Longtitude:35.0379)</text:p>
      <text:p text:style-name="P4">
Videos: []</text:p>
      <text:p text:style-name="P4">
Images: []</text:p>
      <text:p text:style-name="P4">
Tags: ["Europe", "Central and Eastern Europe"]</text:p>
      <text:p text:style-name="P4">
Id: 22563741</text:p>
      <!--METADATA-->
      <text:p text:style-name="P4">
Dnipro, Dnipropetrovsk region(16:43). Red Alert: aerial threat. Sirenssounding. Take cover now!</text:p>
      <text:p text:style-name="P4">
News Collection Link: <text:a xlink:type="simple" xlink:href="https://liveuamap.com/en/2023/18-may-dnipro-dnipropetrovska-oblast1643-red-g" text:style-name="Internet_20_link" text:visited-style-name="Visited_20_Internet_20_Link">
https://liveuamap.com/en/2023/18-may-dnipro-dnipropetrovska-oblast1643-red-g</text:a>
</text:p>
      <text:p text:style-name="P4">
News Source: <text:a xlink:type="simple" xlink:href="https://t.me/suspilnednipro/15585" text:style-name="Internet_20_link" text:visited-style-name="Visited_20_Internet_20_Link">
https://t.me/suspilnednipro/15585</text:a>
</text:p>
      <!--NEWS-->
      <text:h text:style-name="P10" text:outline-level="1">
<text:span text:style-name="T4">
Kharkiv, Kharkiv region, Sumy region (16: Chch). Red Alrt: Aerial Tchretate. Sirens Sounding. ...</text:span>
</text:h>
      <text:p text:style-name="P4">
Authors: liveuamap (Language: en)</text:p>
      <text:p text:style-name="P4">
Time: 2023-05-18T10:45:00</text:p>
      <text:p text:style-name="P4">
Location: Kharkiv (Latitude:49.98021 Longtitude:36.25314)</text:p>
      <text:p text:style-name="P4">
Videos: []</text:p>
      <text:p text:style-name="P4">
Images: []</text:p>
      <text:p text:style-name="P4">
Tags: ["Europe", "Central and Eastern Europe"]</text:p>
      <text:p text:style-name="P4">
Id: 22563742</text:p>
      <!--METADATA-->
      <text:p text:style-name="P4">
Kharkiv, Kharkiv region, Sumy region(16:44). Red Alert: aerial threat.Sirens sounding. Take cover now!</text:p>
      <text:p text:style-name="P4">
News Collection Link: <text:a xlink:type="simple" xlink:href="https://liveuamap.com/en/2023/18-may-kharkiv-kharkivska-oblast-sumska-oblasg" text:style-name="Internet_20_link" text:visited-style-name="Visited_20_Internet_20_Link">
https://liveuamap.com/en/2023/18-may-kharkiv-kharkivska-oblast-sumska-oblasg</text:a>
</text:p>
      <text:p text:style-name="P4">
News Source: <text:a xlink:type="simple" xlink:href="https://t.me/air_alert_ua/45840" text:style-name="Internet_20_link" text:visited-style-name="Visited_20_Internet_20_Link">
https://t.me/air_alert_ua/45840</text:a>
</text:p>
      <!--NEWS-->
      <text:h text:style-name="P10" text:outline-level="1">
<text:span text:style-name="T4">
Processing region, Kherson, Kherson region (16:51). Red Alert: Aerial Threat. Siren Sundin ...</text:span>
</text:h>
      <text:p text:style-name="P4">
Authors: liveuamap (Language: en)</text:p>
      <text:p text:style-name="P4">
Time: 2023-05-18T10:53:00</text:p>
      <text:p text:style-name="P4">
Location: Zaporizka Oblast (Latitude:47.610851 Longtitude:35.764551)</text:p>
      <text:p text:style-name="P4">
Videos: []</text:p>
      <text:p text:style-name="P4">
Images: []</text:p>
      <text:p text:style-name="P4">
Tags: ["Europe", "Central and Eastern Europe"]</text:p>
      <text:p text:style-name="P4">
Id: 22563743</text:p>
      <!--METADATA-->
      <text:p text:style-name="P4">
Zaporizhzhya region, Kherson, Kherson region(16:51). Red Alert: aerial threat.Sirens sounding. Take cover now!</text:p>
      <text:p text:style-name="P4">
News Collection Link: <text:a xlink:type="simple" xlink:href="https://liveuamap.com/en/2023/18-may-zaporizka-oblast-kherson-khersonska-obg" text:style-name="Internet_20_link" text:visited-style-name="Visited_20_Internet_20_Link">
https://liveuamap.com/en/2023/18-may-zaporizka-oblast-kherson-khersonska-obg</text:a>
</text:p>
      <text:p text:style-name="P4">
News Source: <text:a xlink:type="simple" xlink:href="https://t.me/air_alert_ua/45842" text:style-name="Internet_20_link" text:visited-style-name="Visited_20_Internet_20_Link">
https://t.me/air_alert_ua/45842</text:a>
</text:p>
      <!--NEWS-->
      <text:h text:style-name="P10" text:outline-level="1">
<text:span text:style-name="T4">
Poltavska Oblast(18:08). Red Alert: aerial threat. Sirens sounding. Take cover now!</text:span>
</text:h>
      <text:p text:style-name="P4">
Authors: liveuamap (Language: en)</text:p>
      <text:p text:style-name="P4">
Time: 2023-05-18T12:08:00</text:p>
      <text:p text:style-name="P4">
Location: Poltavska Oblast (Latitude:49.47592 Longtitude:33.81919)</text:p>
      <text:p text:style-name="P4">
Videos: []</text:p>
      <text:p text:style-name="P4">
Images: []</text:p>
      <text:p text:style-name="P4">
Tags: ["Europe", "Central and Eastern Europe"]</text:p>
      <text:p text:style-name="P4">
Id: 22563746</text:p>
      <!--METADATA-->
      <text:p text:style-name="P4">
Poltava(18:08). Red Alert: aerial threat. Sirens sounding. Take covernow!</text:p>
      <text:p text:style-name="P4">
News Collection Link: <text:a xlink:type="simple" xlink:href="https://liveuamap.com/en/2023/18-may-poltavska-oblast1808-red-alert-aerial-g" text:style-name="Internet_20_link" text:visited-style-name="Visited_20_Internet_20_Link">
https://liveuamap.com/en/2023/18-may-poltavska-oblast1808-red-alert-aerial-g</text:a>
</text:p>
      <text:p text:style-name="P4">
News Source: <text:a xlink:type="simple" xlink:href="https://t.me/suspilnepoltava/11219" text:style-name="Internet_20_link" text:visited-style-name="Visited_20_Internet_20_Link">
https://t.me/suspilnepoltava/11219</text:a>
</text:p>
      <!--NEWS-->
      <text:h text:style-name="P10" text:outline-level="1">
<text:span text:style-name="T4">
Kharkiv, Kharkivska Oblast(18:08). Red Alert: aerial threat. Sirens sounding. Take cover now!</text:span>
</text:h>
      <text:p text:style-name="P4">
Authors: liveuamap (Language: en)</text:p>
      <text:p text:style-name="P4">
Time: 2023-05-18T12:10:00</text:p>
      <text:p text:style-name="P4">
Location: Kharkiv (Latitude:49.98057 Longtitude:36.25391)</text:p>
      <text:p text:style-name="P4">
Videos: []</text:p>
      <text:p text:style-name="P4">
Images: []</text:p>
      <text:p text:style-name="P4">
Tags: ["Europe", "Central and Eastern Europe"]</text:p>
      <text:p text:style-name="P4">
Id: 22563747</text:p>
      <!--METADATA-->
      <text:p text:style-name="P4">
Kharkiv, Kharkiv region(18:08). Red Alert: aerial threat. Sirens sounding.Take cover now!</text:p>
      <text:p text:style-name="P4">
News Collection Link: <text:a xlink:type="simple" xlink:href="https://liveuamap.com/en/2023/18-may-kharkiv-kharkivska-oblast1808-red-alerg" text:style-name="Internet_20_link" text:visited-style-name="Visited_20_Internet_20_Link">
https://liveuamap.com/en/2023/18-may-kharkiv-kharkivska-oblast1808-red-alerg</text:a>
</text:p>
      <text:p text:style-name="P4">
News Source: <text:a xlink:type="simple" xlink:href="https://t.me/air_alert_ua/45851" text:style-name="Internet_20_link" text:visited-style-name="Visited_20_Internet_20_Link">
https://t.me/air_alert_ua/45851</text:a>
</text:p>
      <!--NEWS-->
      <text:h text:style-name="P10" text:outline-level="1">
<text:span text:style-name="T4">
Donetsk Oblast(18:35). Red Alert: aerial threat. Sirens sounding. Take cover now!</text:span>
</text:h>
      <text:p text:style-name="P4">
Authors: liveuamap (Language: en)</text:p>
      <text:p text:style-name="P4">
Time: 2023-05-18T12:36:00</text:p>
      <text:p text:style-name="P4">
Location: Donetsk Oblast (Latitude:48.72798 Longtitude:37.5769)</text:p>
      <text:p text:style-name="P4">
Videos: []</text:p>
      <text:p text:style-name="P4">
Images: []</text:p>
      <text:p text:style-name="P4">
Tags: ["Europe", "Central and Eastern Europe"]</text:p>
      <text:p text:style-name="P4">
Id: 22563749</text:p>
      <!--METADATA-->
      <text:p text:style-name="P4">
Donetsk Oblast(18:35). Red Alert: aerial threat. Sirens sounding. Take covernow!</text:p>
      <text:p text:style-name="P4">
News Collection Link: <text:a xlink:type="simple" xlink:href="https://liveuamap.com/en/2023/18-may-donetsk-oblast1835-red-alert-aerial-thg" text:style-name="Internet_20_link" text:visited-style-name="Visited_20_Internet_20_Link">
https://liveuamap.com/en/2023/18-may-donetsk-oblast1835-red-alert-aerial-thg</text:a>
</text:p>
      <text:p text:style-name="P4">
News Source: <text:a xlink:type="simple" xlink:href="https://t.me/air_alert_ua/45852" text:style-name="Internet_20_link" text:visited-style-name="Visited_20_Internet_20_Link">
https://t.me/air_alert_ua/45852</text:a>
</text:p>
      <!--NEWS-->
      <text:h text:style-name="P10" text:outline-level="1">
<text:span text:style-name="T4">
Russian army shelled Nikopol today</text:span>
</text:h>
      <text:p text:style-name="P4">
Authors: liveuamap (Language: en)</text:p>
      <text:p text:style-name="P4">
Time: 2023-05-18T12:37:06</text:p>
      <text:p text:style-name="P4">
Location: Zaporizhia (Latitude:47.5668 Longtitude:34.39579)</text:p>
      <text:p text:style-name="P4">
Videos: []</text:p>
      <text:p text:style-name="P4">
Images: ["<text:a xlink:type="simple" xlink:href="https://liveuamap.com/pics/2023/05/18/22563750_0.jpg" text:style-name="Internet_20_link" text:visited-style-name="Visited_20_Internet_20_Link">
22563750_0.jpg</text:a>
", "<text:a xlink:type="simple" xlink:href="https://liveuamap.com/pics/2023/05/18/22563750_1.jpg" text:style-name="Internet_20_link" text:visited-style-name="Visited_20_Internet_20_Link">
22563750_1.jpg</text:a>
", "<text:a xlink:type="simple" xlink:href="https://liveuamap.com/pics/2023/05/18/22563750_2.jpg" text:style-name="Internet_20_link" text:visited-style-name="Visited_20_Internet_20_Link">
22563750_2.jpg</text:a>
", "<text:a xlink:type="simple" xlink:href="https://liveuamap.com/pics/2023/05/18/22563750_3.jpg" text:style-name="Internet_20_link" text:visited-style-name="Visited_20_Internet_20_Link">
22563750_3.jpg</text:a>
", "<text:a xlink:type="simple" xlink:href="https://liveuamap.com/pics/2023/05/18/22563750_4.jpg" text:style-name="Internet_20_link" text:visited-style-name="Visited_20_Internet_20_Link">
22563750_4.jpg</text:a>
"]</text:p>
      <text:p text:style-name="P4">
Tags: []</text:p>
      <text:p text:style-name="P4">
Id: 22563750</text:p>
      <!--METADATA-->
      <text:p text:style-name="P4">
Russian army shelled Nikopol today</text:p>
      <text:p text:style-name="P4">
<draw:frame draw:style-name="fr1" draw:name="Image86" text:anchor-type="as-char" svg:width="6.9236in" svg:height="5.1927in" draw:z-index="0">
<draw:image xlink:href="../Images/liveuamap/2023-05-18T12-37-06/22563750_0.jpg" xlink:type="simple" xlink:show="embed" xlink:actuate="onLoad" draw:mime-type="image/jpeg"/>
</draw:frame>
<draw:frame draw:style-name="fr1" draw:name="Image87" text:anchor-type="as-char" svg:width="6.9236in" svg:height="5.443681in" draw:z-index="0">
<draw:image xlink:href="../Images/liveuamap/2023-05-18T12-37-06/22563750_1.jpg" xlink:type="simple" xlink:show="embed" xlink:actuate="onLoad" draw:mime-type="image/jpeg"/>
</draw:frame>
<draw:frame draw:style-name="fr1" draw:name="Image88" text:anchor-type="as-char" svg:width="6.9236in" svg:height="5.1927in" draw:z-index="0">
<draw:image xlink:href="../Images/liveuamap/2023-05-18T12-37-06/22563750_2.jpg" xlink:type="simple" xlink:show="embed" xlink:actuate="onLoad" draw:mime-type="image/jpeg"/>
</draw:frame>
<draw:frame draw:style-name="fr1" draw:name="Image89" text:anchor-type="as-char" svg:width="6.9236in" svg:height="5.1927in" draw:z-index="0">
<draw:image xlink:href="../Images/liveuamap/2023-05-18T12-37-06/22563750_3.jpg" xlink:type="simple" xlink:show="embed" xlink:actuate="onLoad" draw:mime-type="image/jpeg"/>
</draw:frame>
<draw:frame draw:style-name="fr1" draw:name="Image90" text:anchor-type="as-char" svg:width="6.9236in" svg:height="5.391754in" draw:z-index="0">
<draw:image xlink:href="../Images/liveuamap/2023-05-18T12-37-06/22563750_4.jpg" xlink:type="simple" xlink:show="embed" xlink:actuate="onLoad" draw:mime-type="image/jpeg"/>
</draw:frame>
News Collection Link: <text:a xlink:type="simple" xlink:href="https://liveuamap.com/en/2023/18-may-russian-army-shelled-nikopol-today" text:style-name="Internet_20_link" text:visited-style-name="Visited_20_Internet_20_Link">
https://liveuamap.com/en/2023/18-may-russian-army-shelled-nikopol-today</text:a>
</text:p>
      <text:p text:style-name="P4">
News Source: <text:a xlink:type="simple" xlink:href="https://t.me/mykola_lukashuk/4619" text:style-name="Internet_20_link" text:visited-style-name="Visited_20_Internet_20_Link">
https://t.me/mykola_lukashuk/4619</text:a>
</text:p>
      <!--NEWS-->
      <text:h text:style-name="P10" text:outline-level="1">
<text:span text:style-name="T4">
Explosions reported in Beryslav district</text:span>
</text:h>
      <text:p text:style-name="P4">
Authors: liveuamap (Language: en)</text:p>
      <text:p text:style-name="P4">
Time: 2023-05-18T13:31:48</text:p>
      <text:p text:style-name="P4">
Location: Kherson (Latitude:46.84446 Longtitude:33.40805)</text:p>
      <text:p text:style-name="P4">
Videos: []</text:p>
      <text:p text:style-name="P4">
Images: []</text:p>
      <text:p text:style-name="P4">
Tags: ["Europe", "Central and Eastern Europe"]</text:p>
      <text:p text:style-name="P4">
Id: 22563792</text:p>
      <!--METADATA-->
      <text:p text:style-name="P4">
Explosions reported in Beryslav district</text:p>
      <text:p text:style-name="P4">
News Collection Link: <text:a xlink:type="simple" xlink:href="https://liveuamap.com/en/2023/18-may-explosions-reported-in-beryslav-district-" text:style-name="Internet_20_link" text:visited-style-name="Visited_20_Internet_20_Link">
https://liveuamap.com/en/2023/18-may-explosions-reported-in-beryslav-district-</text:a>
</text:p>
      <text:p text:style-name="P4">
News Source: <text:a xlink:type="simple" xlink:href="https://t.me/hueviyherson/39648" text:style-name="Internet_20_link" text:visited-style-name="Visited_20_Internet_20_Link">
https://t.me/hueviyherson/39648</text:a>
</text:p>
      <!--NEWS-->
      <text:h text:style-name="P10" text:outline-level="1">
<text:span text:style-name="T4">
In Ukrzaliznytsia, explanations are expected to restore agro -transportation in the direction of ports</text:span>
</text:h>
      <text:p text:style-name="P4">
Authors: Ukrinform (Person)</text:p>
      <text:p text:style-name="P4">
Publisher: Укринформ (Organization)</text:p>
      <text:p text:style-name="P4">
Published Time: 2023-05-18T13:53:00+03:00</text:p>
      <text:p text:style-name="P4">
Modified Time: 2023-05-18T13:53:00+03:00</text:p>
      <text:p text:style-name="P4">
Description: In Ukrzaliznytsia, they are awaiting clarification from the Ministry of Agrarian Agrarian Policy on the restoration of agro transportation within the "grain agreement". - Ukrinform.</text:p>
      <text:p text:style-name="P4">
Images: ["<text:a xlink:type="simple" xlink:href="https://static.ukrinform.com/photos/2023_05/thumb_files/630_360_1684406876-707.jpg" text:style-name="Internet_20_link" text:visited-style-name="Visited_20_Internet_20_Link">
630_360_16844...</text:a>
"]</text:p>
      <text:p text:style-name="P4">
Tags: ['Порт', 'Укрзалізниця', 'зерновий коридор']</text:p>
      <text:p text:style-name="P4">
Type: Article</text:p>
      <!--METADATA-->
      <text:p text:style-name="P4">
<draw:frame draw:style-name="fr1" draw:name="Image91" text:anchor-type="as-char" svg:width="6.9236in" svg:height="3.956343in" draw:z-index="0">
<draw:image xlink:href="../Images/yкринформ/2023-05-18T13-53-00-03-00/630_360_1684406876-707.jpg" xlink:type="simple" xlink:show="embed" xlink:actuate="onLoad" draw:mime-type="image/jpeg"/>
</draw:frame>
Uchczaliznytsia are waiting for clarification from the Ministry of Agrarian Agrarian Policy of Agro -Transportation within the Grain Agreement.</text:p>
      <text:p text:style-name="P4">
As Ukrinform reports with reference to <text:a xlink:type="simple" xlink:href="https://www.railinsider.com.ua/v-uz-spodivayutsya-na-doluchennya-portiv-mykolayeva-do-zernovogo-korydoru/" text:style-name="Internet_20_link" text:visited-style-name="Visited_20_Internet_20_Link">
</text:a>
, Prose was informed by the Deputy Director of the Commercial Work Department of Ukrzaliznytsia Valery Tkachov during a meeting with carriers.</text:p>
      <text:p text:style-name="P4">
“We have already received information that has been resolved with regard to Grain Koridor, and we are waiting for explanations by the Ministry of Deviation and the Ministry of Agriculture. I think that in the coming hours or days we will receive them, and we will restore transportation in the direction of seaports, ”Tkachov said.</text:p>
      <text:p text:style-name="P4">
He also added that it is expected to be involved in the Port of Nikolaev and Olbia.</text:p>
      <text:p text:style-name="P4">
<text:span text:style-name="T4">
 Read also: </text:span>
 <text:a xlink:type="simple" xlink:href="https://www.ukrinform.ua/rubric-world/3710649-gensek-oon-prodovzenna-zernovoi-ugodi-e-garnou-novinou-dla-svitu.html" text:style-name="Internet_20_link" text:visited-style-name="Visited_20_Internet_20_Link">
<text:span text:style-name="T4">
 grain </text:span>
</text:a>
“It would be very good news that additional ports of Nikolaev and Olbia will be added to the Grain Corridor. This will increase transportation ... For internal logistics to bring to Nikolaev - much cheaper and closer, to bring to <text:a xlink:type="simple" xlink:href="https://www.ukrinform.ua/tag-odesa" text:style-name="Internet_20_link" text:visited-style-name="Visited_20_Internet_20_Link">
</text:a>
Or the Black Sea, ”the UZ representative said.</text:p>
      <text:p text:style-name="P4">
As it was reported, the "Grain Agreement", within which Ukraine exports agricultural products through seaports, <text:a xlink:type="simple" xlink:href="https://www.ukrinform.ua/rubric-economy/3710574-zernovu-ugodu-prodovzili-na-dva-misaci.html" text:style-name="Internet_20_link" text:visited-style-name="Visited_20_Internet_20_Link">
</text:a>
.  Photo from Railinsider.com.ua</text:p>
      <text:p text:style-name="P4">
News Source: <text:a xlink:type="simple" xlink:href="https://www.ukrinform.ua/rubric-economy/3710931-v-ukrzaliznici-ocikuut-rozasnen-dla-vidnovlenna-agroperevezen-u-napramku-portiv.html" text:style-name="Internet_20_link" text:visited-style-name="Visited_20_Internet_20_Link">
https://www.ukrinform.ua/rubric-economy/3710931-v-ukrzaliznici-ocikuut-rozasnen-dla-vidnovlenna-agroperevezen-u-napramku-portiv.html</text:a>
</text:p>
      <!--NEWS-->
      <text:h text:style-name="P10" text:outline-level="1">
<text:span text:style-name="T4">
Chernivtsi region, Ternopil, Ternopil region, Rivne, Rivne region, Volyn region, ...</text:span>
</text:h>
      <text:p text:style-name="P4">
Authors: liveuamap (Language: en)</text:p>
      <text:p text:style-name="P4">
Time: 2023-05-18T13:53:00</text:p>
      <text:p text:style-name="P4">
Location: Chernivetska Oblast (Latitude:48.25000000 Longtitude:26.00000000)</text:p>
      <text:p text:style-name="P4">
Videos: []</text:p>
      <text:p text:style-name="P4">
Images: []</text:p>
      <text:p text:style-name="P4">
Tags: ["Europe", "Central and Eastern Europe"]</text:p>
      <text:p text:style-name="P4">
Id: 22563798</text:p>
      <!--METADATA-->
      <text:p text:style-name="P4">
Chernivtska Oblast, Ternopil, Ternopilska Oblast, Rivne, Rivnenska Oblast, Volynska Oblast, Chernihivska Oblast, Kherson, Khersonska, Khersonska. Adska Oblast, Zhytomyr, Zhytomyrska Oblast, Cherkaska Oblast, Poltavska Oblast, Kharkiv, Kharkivska Oblast, Vinnytska Oblast, Dnipro, Dnipro Dnipropetrovska oblast(19:52). Red Alert: aerial threat. Sirens sounding. Takecover now!</text:p>
      <text:p text:style-name="P4">
News Collection Link: <text:a xlink:type="simple" xlink:href="https://liveuamap.com/en/2023/18-may-chernivetska-oblast-ternopil-ternopilsg" text:style-name="Internet_20_link" text:visited-style-name="Visited_20_Internet_20_Link">
https://liveuamap.com/en/2023/18-may-chernivetska-oblast-ternopil-ternopilsg</text:a>
</text:p>
      <text:p text:style-name="P4">
News Source: <text:a xlink:type="simple" xlink:href="https://t.me/air_alert_ua/45872" text:style-name="Internet_20_link" text:visited-style-name="Visited_20_Internet_20_Link">
https://t.me/air_alert_ua/45872</text:a>
</text:p>
      <!--NEWS-->
      <text:h text:style-name="P10" text:outline-level="1">
<text:span text:style-name="T4">
Zaporizka Oblast(19:52). Red Alert: aerial threat. Sirens sounding. Take cover now!</text:span>
</text:h>
      <text:p text:style-name="P4">
Authors: liveuamap (Language: en)</text:p>
      <text:p text:style-name="P4">
Time: 2023-05-18T13:54:00</text:p>
      <text:p text:style-name="P4">
Location: Zaporizka Oblast (Latitude:47.612311 Longtitude:35.766211)</text:p>
      <text:p text:style-name="P4">
Videos: []</text:p>
      <text:p text:style-name="P4">
Images: []</text:p>
      <text:p text:style-name="P4">
Tags: ["Europe", "Central and Eastern Europe"]</text:p>
      <text:p text:style-name="P4">
Id: 22563799</text:p>
      <!--METADATA-->
      <text:p text:style-name="P4">
Zaporizhzhia region(19:52). Red Alert: aerial threat. Sirens sounding. Take covernow!</text:p>
      <text:p text:style-name="P4">
News Collection Link: <text:a xlink:type="simple" xlink:href="https://liveuamap.com/en/2023/18-may-zaporizka-oblast1952-red-alert-aerial-g" text:style-name="Internet_20_link" text:visited-style-name="Visited_20_Internet_20_Link">
https://liveuamap.com/en/2023/18-may-zaporizka-oblast1952-red-alert-aerial-g</text:a>
</text:p>
      <text:p text:style-name="P4">
News Source: <text:a xlink:type="simple" xlink:href="https://t.me/suspilnezaporizhzhya/12945" text:style-name="Internet_20_link" text:visited-style-name="Visited_20_Internet_20_Link">
https://t.me/suspilnezaporizhzhya/12945</text:a>
</text:p>
      <!--NEWS-->
      <text:h text:style-name="P10" text:outline-level="1">
<text:span text:style-name="T4">
Lviv, Lviv region, Mykolaiv, Mykolaiv region, Sumy region, Donetsk region, Kiev Obla ...</text:span>
</text:h>
      <text:p text:style-name="P4">
Authors: liveuamap (Language: en)</text:p>
      <text:p text:style-name="P4">
Time: 2023-05-18T13:55:00</text:p>
      <text:p text:style-name="P4">
Location: Lviv (Latitude:49.83846 Longtitude:24.02297)</text:p>
      <text:p text:style-name="P4">
Videos: []</text:p>
      <text:p text:style-name="P4">
Images: []</text:p>
      <text:p text:style-name="P4">
Tags: ["Europe", "Central and Eastern Europe"]</text:p>
      <text:p text:style-name="P4">
Id: 22563801</text:p>
      <!--METADATA-->
      <text:p text:style-name="P4">
Lviv, Lviv region, Mykolaiv, Mykolaiv region, Sumy region, Donetkoblast, Kiev region, Ivano-Frankivsk, Ivano-Frankivsk region, Transcarpathiaoblast(19:53). Red Alert: aerial threat. Sirens sounding. Take cover now!</text:p>
      <text:p text:style-name="P4">
News Collection Link: <text:a xlink:type="simple" xlink:href="https://liveuamap.com/en/2023/18-may-lviv-lvivska-oblast-mykolaiv-mykolayivg" text:style-name="Internet_20_link" text:visited-style-name="Visited_20_Internet_20_Link">
https://liveuamap.com/en/2023/18-may-lviv-lvivska-oblast-mykolaiv-mykolayivg</text:a>
</text:p>
      <text:p text:style-name="P4">
News Source: <text:a xlink:type="simple" xlink:href="https://t.me/air_alert_ua/45881" text:style-name="Internet_20_link" text:visited-style-name="Visited_20_Internet_20_Link">
https://t.me/air_alert_ua/45881</text:a>
</text:p>
      <!--NEWS-->
      <text:h text:style-name="P10" text:outline-level="1">
<text:span text:style-name="T4">
Helsinki opened an exhibition before World Embroidery Day</text:span>
</text:h>
      <text:p text:style-name="P4">
Authors: Ukrinform (Person)</text:p>
      <text:p text:style-name="P4">
Publisher: Укринформ (Organization)</text:p>
      <text:p text:style-name="P4">
Published Time: 2023-05-18T14:08:00+03:00</text:p>
      <text:p text:style-name="P4">
Modified Time: 2023-05-18T14:08:00+03:00</text:p>
      <text:p text:style-name="P4">
Description: The National Museum of Finland opened on the Day of Embroidery Pop-PA Exhibition "Embroidery and the power of Ukrainian skill" and the installation "Embroidery". - Ukrinform.</text:p>
      <text:p text:style-name="P4">
Images: ["<text:a xlink:type="simple" xlink:href="https://static.ukrinform.com/photos/2023_05/thumb_files/630_360_1684406935-471.jpg" text:style-name="Internet_20_link" text:visited-style-name="Visited_20_Internet_20_Link">
630_360_16844...</text:a>
", "<text:a xlink:type="simple" xlink:href="https://static.ukrinform.com/photos/2023_05/1684407059-629.jpg" text:style-name="Internet_20_link" text:visited-style-name="Visited_20_Internet_20_Link">
1684407059-62...</text:a>
", "<text:a xlink:type="simple" xlink:href="https://static.ukrinform.com/photos/2023_05/1684407178-518.jpg" text:style-name="Internet_20_link" text:visited-style-name="Visited_20_Internet_20_Link">
1684407178-51...</text:a>
", "<text:a xlink:type="simple" xlink:href="https://static.ukrinform.com/photos/2023_05/1684407382-875.jpg" text:style-name="Internet_20_link" text:visited-style-name="Visited_20_Internet_20_Link">
1684407382-87...</text:a>
"]</text:p>
      <text:p text:style-name="P4">
Tags: ['Діаспора', 'Фінляндія', 'Вишиванка', 'День вишиванки']</text:p>
      <text:p text:style-name="P4">
Type: Article</text:p>
      <!--METADATA-->
      <text:p text:style-name="P4">
<draw:frame draw:style-name="fr1" draw:name="Image92" text:anchor-type="as-char" svg:width="6.9236in" svg:height="3.956343in" draw:z-index="0">
<draw:image xlink:href="../Images/yкринформ/2023-05-18T14-08-00-03-00/630_360_1684406935-471.jpg" xlink:type="simple" xlink:show="embed" xlink:actuate="onLoad" draw:mime-type="image/jpeg"/>
</draw:frame>
The Pop-Pop of the Embroidery Museum of Embroidery opened the Embroidery and the Power of Ukrainian Skill and the Embroidery Installation.</text:p>
      <text:p text:style-name="P4">
As Ukrinform reports, about it in <text:a xlink:type="simple" xlink:href="https://www.facebook.com/events/984151439265885/" text:style-name="Internet_20_link" text:visited-style-name="Visited_20_Internet_20_Link">
</text:a>
Kansallismuseo reported - The National Museum of Finland.</text:p>
      <text:p text:style-name="P4">
<draw:frame draw:style-name="fr1" draw:name="Image93" text:anchor-type="as-char" svg:width="6.9236in" svg:height="5.1927in" draw:z-index="0">
<draw:image xlink:href="../Images/yкринформ/2023-05-18T14-08-00-03-00/1684407059-629.jpg" xlink:type="simple" xlink:show="embed" xlink:actuate="onLoad" draw:mime-type="image/jpeg"/>
</draw:frame>
It is noted that in the central hall of the National Museum the installation of embroidery was exhibited. Dozens of Ukrainian shirts are reminiscent of the importance of cultural inadant for humans and identity. The Ukrainians living in Finland provided their own embroidery for installation and created the installation together with the museum.</text:p>
      <text:p text:style-name="P4">
<draw:frame draw:style-name="fr1" draw:name="Image94" text:anchor-type="as-char" svg:width="6.9236in" svg:height="7.103902in" draw:z-index="0">
<draw:image xlink:href="../Images/yкринформ/2023-05-18T14-08-00-03-00/1684407178-518.jpg" xlink:type="simple" xlink:show="embed" xlink:actuate="onLoad" draw:mime-type="image/jpeg"/>
</draw:frame>
The installation "Vyshivanka", in the central hall of the museum, will last from May 18 to May 21: there are embroidered shirts provided by Ukrainians living in Ufaland. Pop-up exhibition "Vyshivanka and the power of Ukrainian needlework", a bullet shop, will continue until October 15: it exhibits Ukrainian texts with embroidery from the collections of this museum.</text:p>
      <text:p text:style-name="P4">
<draw:frame draw:style-name="fr1" draw:name="Image95" text:anchor-type="as-char" svg:width="6.9236in" svg:height="6.026096in" draw:z-index="0">
<draw:image xlink:href="../Images/yкринформ/2023-05-18T14-08-00-03-00/1684407382-875.jpg" xlink:type="simple" xlink:show="embed" xlink:actuate="onLoad" draw:mime-type="image/jpeg"/>
</draw:frame>
It should be noted that May 18 is International Museum Day, so the entrance to the National Museum of Finland is free.</text:p>
      <text:p text:style-name="P4">
We will remind, the Ministry of Culture and Information Policy of Ukraine <text:a xlink:type="simple" xlink:href="https://www.ukrinform.ua/rubric-diaspora/3710867-u-niderlandah-vidbuvsa-svatkovij-zahid-z-nagodi-dna-visivanki.html" text:style-name="Internet_20_link" text:visited-style-name="Visited_20_Internet_20_Link">
</text:a>
Video for Embroidery Day, which is determined every year on the third Thursday of May, this year - May 18.</text:p>
      <text:p text:style-name="P4">
<text:span text:style-name="T5">
Foto: Kansallismuseo - The National Museum of Finland</text:span>
</text:p>
      <text:p text:style-name="P4">
News Source: <text:a xlink:type="simple" xlink:href="https://www.ukrinform.ua/rubric-diaspora/3710932-u-gelsinki-vidkrilasa-vistavka-do-vsesvitnogo-dna-visivanki.html" text:style-name="Internet_20_link" text:visited-style-name="Visited_20_Internet_20_Link">
https://www.ukrinform.ua/rubric-diaspora/3710932-u-gelsinki-vidkrilasa-vistavka-do-vsesvitnogo-dna-visivanki.html</text:a>
</text:p>
      <!--NEWS-->
      <text:h text:style-name="P10" text:outline-level="1">
<text:span text:style-name="T4">
Tesla is negotiating a plant construction in India</text:span>
</text:h>
      <text:p text:style-name="P4">
Authors: Ukrinform (Person)</text:p>
      <text:p text:style-name="P4">
Publisher: Укринформ (Organization)</text:p>
      <text:p text:style-name="P4">
Published Time: 2023-05-18T14:12:00+03:00</text:p>
      <text:p text:style-name="P4">
Modified Time: 2023-05-18T14:12:00+03:00</text:p>
      <text:p text:style-name="P4">
Description: Tesla proposed to create electric vehicles in India. - Ukrinform.</text:p>
      <text:p text:style-name="P4">
Images: ["<text:a xlink:type="simple" xlink:href="https://static.ukrinform.com/photos/2019_06/thumb_files/630_360_1561030838-201.jpg" text:style-name="Internet_20_link" text:visited-style-name="Visited_20_Internet_20_Link">
630_360_15610...</text:a>
"]</text:p>
      <text:p text:style-name="P4">
Tags: ['Індія', 'Технології', 'Tesla', 'Завод']</text:p>
      <text:p text:style-name="P4">
Type: Article</text:p>
      <!--METADATA-->
      <text:p text:style-name="P4">
<draw:frame draw:style-name="fr1" draw:name="Image96" text:anchor-type="as-char" svg:width="6.9236in" svg:height="3.94026in" draw:z-index="0">
<draw:image xlink:href="../Images/yкринформ/2023-05-18T14-12-00-03-00/630_360_1561030838-201.jpg" xlink:type="simple" xlink:show="embed" xlink:actuate="onLoad" draw:mime-type="image/jpeg"/>
</draw:frame>
Tesla proposed to create electric vehicles in India.</text:p>
      <text:p text:style-name="P4">
About it reports <text:a xlink:type="simple" xlink:href="https://www.reuters.com/business/autos-transportation/tesla-revisiting-plans-manufacture-india-cnbc-tv18-2023-05-17/" text:style-name="Internet_20_link" text:visited-style-name="Visited_20_Internet_20_Link">
</text:a>
, reports Ukrinform.</text:p>
      <text:p text:style-name="P4">
"Although <text:a xlink:type="simple" xlink:href="https://www.ukrinform.ua/tag-tesla" text:style-name="Internet_20_link" text:visited-style-name="Visited_20_Internet_20_Link">
 </text:a>
She did not discuss with the Indian officials reducing imports on imports, she suggested to create a new factory, although without clarification of location and investment, " - said the news.</text:p>
      <text:p text:style-name="P4">
As it is noted, the proposal came after India refused to do the request of Tesla last year to reduce car import tax, which can be 100%.</text:p>
      <text:p text:style-name="P4">
<text:span text:style-name="T4">
 Read also: </text:span>
 <text:a xlink:type="simple" xlink:href="https://www.ukrinform.ua/rubric-technology/3692694-tesla-vstanovluvatime-u-avtomobili-desevsi-batarei-na-osnovi-zaliza.html" text:style-name="Internet_20_link" text:visited-style-name="Visited_20_Internet_20_Link">
<text:span text:style-name="T4">
 tesla </text:span>
</text:a>
India wanted the car manufacturer to produce cars on the spot, but Tesla wanted to "test" the market, importing the car.</text:p>
      <text:p text:style-name="P4">
As reported <text:a xlink:type="simple" xlink:href="https://www.ukrinform.ua/rubric-technology/3708599-tesla-vidklice-z-kitajskogo-rinku-ponad-11-miljona-avtomobiliv.html" text:style-name="Internet_20_link" text:visited-style-name="Visited_20_Internet_20_Link">
</text:a>
, Tesla electric vehicles from May 19 will withdraw more than 1.1 million masters from the Chinese market due to software failure.</text:p>
      <text:p text:style-name="P4">
News Source: <text:a xlink:type="simple" xlink:href="https://www.ukrinform.ua/rubric-technology/3710924-tesla-vede-peregovori-pro-budivnictvo-zavodu-v-indii.html" text:style-name="Internet_20_link" text:visited-style-name="Visited_20_Internet_20_Link">
https://www.ukrinform.ua/rubric-technology/3710924-tesla-vede-peregovori-pro-budivnictvo-zavodu-v-indii.html</text:a>
</text:p>
      <!--NEWS-->
      <text:h text:style-name="P10" text:outline-level="1">
<text:span text:style-name="T4">
In Zhytomyr presented traditional crafts and crafts of Polesie</text:span>
</text:h>
      <text:p text:style-name="P4">
Authors: Ukrinform (Person)</text:p>
      <text:p text:style-name="P4">
Publisher: Укринформ (Organization)</text:p>
      <text:p text:style-name="P4">
Published Time: 2023-05-18T14:13:00+03:00</text:p>
      <text:p text:style-name="P4">
Modified Time: 2023-05-18T14:13:00+03:00</text:p>
      <text:p text:style-name="P4">
Description: Prior to the International Museum Day at the Zhytomyr Regional Museum, an exhibition "Crafts and Crafts of Zhytomyr Polissya" was opened, half of which was shown by visitors for the first time. - Ukrinform.</text:p>
      <text:p text:style-name="P4">
Images: ["<text:a xlink:type="simple" xlink:href="https://static.ukrinform.com/photos/2023_05/thumb_files/630_360_1684406752-6170.jpeg" text:style-name="Internet_20_link" text:visited-style-name="Visited_20_Internet_20_Link">
630_360_16844...</text:a>
", "<text:a xlink:type="simple" xlink:href="https://static.ukrinform.com/photos/2023_05/thumb_files/630_360_1684406752-3661.jpeg" text:style-name="Internet_20_link" text:visited-style-name="Visited_20_Internet_20_Link">
630_360_16844...</text:a>
", "<text:a xlink:type="simple" xlink:href="https://static.ukrinform.com/photos/2023_05/thumb_files/630_360_1684406752-6659.jpeg" text:style-name="Internet_20_link" text:visited-style-name="Visited_20_Internet_20_Link">
630_360_16844...</text:a>
", "<text:a xlink:type="simple" xlink:href="https://static.ukrinform.com/photos/2023_05/thumb_files/630_360_1684406752-4195.jpeg" text:style-name="Internet_20_link" text:visited-style-name="Visited_20_Internet_20_Link">
630_360_16844...</text:a>
", "<text:a xlink:type="simple" xlink:href="https://static.ukrinform.com/photos/2023_05/thumb_files/630_360_1684406752-3444.jpeg" text:style-name="Internet_20_link" text:visited-style-name="Visited_20_Internet_20_Link">
630_360_16844...</text:a>
", "<text:a xlink:type="simple" xlink:href="https://static.ukrinform.com/photos/2023_05/thumb_files/630_360_1684406752-3090.jpeg" text:style-name="Internet_20_link" text:visited-style-name="Visited_20_Internet_20_Link">
630_360_16844...</text:a>
", "<text:a xlink:type="simple" xlink:href="https://static.ukrinform.com/photos/2023_05/thumb_files/630_360_1684406753-7855.jpeg" text:style-name="Internet_20_link" text:visited-style-name="Visited_20_Internet_20_Link">
630_360_16844...</text:a>
", "<text:a xlink:type="simple" xlink:href="https://static.ukrinform.com/photos/2023_05/thumb_files/630_360_1684406753-9663.jpeg" text:style-name="Internet_20_link" text:visited-style-name="Visited_20_Internet_20_Link">
630_360_16844...</text:a>
"]</text:p>
      <text:p text:style-name="P4">
Tags: ['Музей', 'Житомир', 'Полісся', 'Ремесло']</text:p>
      <text:p text:style-name="P4">
Type: Article</text:p>
      <!--METADATA-->
      <text:p text:style-name="P4">
<draw:frame draw:style-name="fr1" draw:name="Image97" text:anchor-type="as-char" svg:width="6.9236in" svg:height="3.956343in" draw:z-index="0">
<draw:image xlink:href="../Images/yкринформ/2023-05-18T14-13-00-03-00/630_360_1684406752-6170.jpeg" xlink:type="simple" xlink:show="embed" xlink:actuate="onLoad" draw:mime-type="image/jpeg"/>
</draw:frame>
International Museum Days in the Zhytomyr Regional Museum of Local History, the exhibition "Crafts and Crafts of Zhytomyr Polesie", half of which was shown for the first time.</text:p>
      <text:p text:style-name="P4">
A senior researcher of the department of the Museum of Nadiya Borisov told this at the opening of the exhibition, Ukrinform correspondent reports.</text:p>
      <text:p text:style-name="P4">
“The exhibition first presents almost 50% of the items stored(https://www.ukrinform.ua/tag-muzej). In the land that has made forestry, woodworking, including carpenters, was well developed quite well. It was the carpenters who were engaged in the construction of houses, outbuildings, mills and more. Our exhibition shows a unique old tool. In addition, a well -developed bondage was well developed in the country, even here you can see here, ”Borisova said.</text:p>
      <text:p text:style-name="P4">
<draw:frame draw:style-name="fr1" draw:name="Image98" text:anchor-type="as-char" svg:width="6.9236in" svg:height="3.956343in" draw:z-index="0">
<draw:image xlink:href="../Images/yкринформ/2023-05-18T14-13-00-03-00/630_360_1684406752-3661.jpeg" xlink:type="simple" xlink:show="embed" xlink:actuate="onLoad" draw:mime-type="image/jpeg"/>
</draw:frame>
Vymyomyri presented traditional crafts and crafts of Polesie / Photo: Irinachyrytsya <text:a xlink:type="simple" xlink:href="https://static.ukrinform.com/photos/2023_05/1684406752-3661.jpeg" text:style-name="Internet_20_link" text:visited-style-name="Visited_20_Internet_20_Link">
<draw:frame draw:style-name="fr1" draw:name="Image99" text:anchor-type="as-char" svg:width="6.9236in" svg:height="3.956343in" draw:z-index="0">
<draw:image xlink:href="../Images/yкринформ/2023-05-18T14-13-00-03-00/630_360_1684406752-3661.jpeg" xlink:type="simple" xlink:show="embed" xlink:actuate="onLoad" draw:mime-type="image/jpeg"/>
</draw:frame>
</text:a>
 <text:a xlink:type="simple" xlink:href="https://static.ukrinform.com/photos/2023_05/1684406752-6659.jpeg" text:style-name="Internet_20_link" text:visited-style-name="Visited_20_Internet_20_Link">
<draw:frame draw:style-name="fr1" draw:name="Image100" text:anchor-type="as-char" svg:width="6.9236in" svg:height="3.956343in" draw:z-index="0">
<draw:image xlink:href="../Images/yкринформ/2023-05-18T14-13-00-03-00/630_360_1684406752-6659.jpeg" xlink:type="simple" xlink:show="embed" xlink:actuate="onLoad" draw:mime-type="image/jpeg"/>
</draw:frame>
</text:a>
 <text:a xlink:type="simple" xlink:href="https://static.ukrinform.com/photos/2023_05/1684406752-4195.jpeg" text:style-name="Internet_20_link" text:visited-style-name="Visited_20_Internet_20_Link">
<draw:frame draw:style-name="fr1" draw:name="Image101" text:anchor-type="as-char" svg:width="6.9236in" svg:height="3.956343in" draw:z-index="0">
<draw:image xlink:href="../Images/yкринформ/2023-05-18T14-13-00-03-00/630_360_1684406752-4195.jpeg" xlink:type="simple" xlink:show="embed" xlink:actuate="onLoad" draw:mime-type="image/jpeg"/>
</draw:frame>
</text:a>
 <text:a xlink:type="simple" xlink:href="https://static.ukrinform.com/photos/2023_05/1684406752-3444.jpeg" text:style-name="Internet_20_link" text:visited-style-name="Visited_20_Internet_20_Link">
<draw:frame draw:style-name="fr1" draw:name="Image102" text:anchor-type="as-char" svg:width="6.9236in" svg:height="3.956343in" draw:z-index="0">
<draw:image xlink:href="../Images/yкринформ/2023-05-18T14-13-00-03-00/630_360_1684406752-3444.jpeg" xlink:type="simple" xlink:show="embed" xlink:actuate="onLoad" draw:mime-type="image/jpeg"/>
</draw:frame>
</text:a>
 <text:a xlink:type="simple" xlink:href="https://static.ukrinform.com/photos/2023_05/1684406752-6170.jpeg" text:style-name="Internet_20_link" text:visited-style-name="Visited_20_Internet_20_Link">
<draw:frame draw:style-name="fr1" draw:name="Image103" text:anchor-type="as-char" svg:width="6.9236in" svg:height="3.956343in" draw:z-index="0">
<draw:image xlink:href="../Images/yкринформ/2023-05-18T14-13-00-03-00/630_360_1684406752-6170.jpeg" xlink:type="simple" xlink:show="embed" xlink:actuate="onLoad" draw:mime-type="image/jpeg"/>
</draw:frame>
</text:a>
 <text:a xlink:type="simple" xlink:href="https://static.ukrinform.com/photos/2023_05/1684406752-3090.jpeg" text:style-name="Internet_20_link" text:visited-style-name="Visited_20_Internet_20_Link">
<draw:frame draw:style-name="fr1" draw:name="Image104" text:anchor-type="as-char" svg:width="6.9236in" svg:height="3.956343in" draw:z-index="0">
<draw:image xlink:href="../Images/yкринформ/2023-05-18T14-13-00-03-00/630_360_1684406752-3090.jpeg" xlink:type="simple" xlink:show="embed" xlink:actuate="onLoad" draw:mime-type="image/jpeg"/>
</draw:frame>
</text:a>
 <text:a xlink:type="simple" xlink:href="https://static.ukrinform.com/photos/2023_05/1684406753-7855.jpeg" text:style-name="Internet_20_link" text:visited-style-name="Visited_20_Internet_20_Link">
<draw:frame draw:style-name="fr1" draw:name="Image105" text:anchor-type="as-char" svg:width="6.9236in" svg:height="3.956343in" draw:z-index="0">
<draw:image xlink:href="../Images/yкринформ/2023-05-18T14-13-00-03-00/630_360_1684406753-7855.jpeg" xlink:type="simple" xlink:show="embed" xlink:actuate="onLoad" draw:mime-type="image/jpeg"/>
</draw:frame>
</text:a>
 <text:a xlink:type="simple" xlink:href="https://static.ukrinform.com/photos/2023_05/1684406753-9663.jpeg" text:style-name="Internet_20_link" text:visited-style-name="Visited_20_Internet_20_Link">
<draw:frame draw:style-name="fr1" draw:name="Image106" text:anchor-type="as-char" svg:width="6.9236in" svg:height="3.956343in" draw:z-index="0">
<draw:image xlink:href="../Images/yкринформ/2023-05-18T14-13-00-03-00/630_360_1684406753-9663.jpeg" xlink:type="simple" xlink:show="embed" xlink:actuate="onLoad" draw:mime-type="image/jpeg"/>
</draw:frame>
</text:a>
The exhibition also includes wicker products, including a cradle of vine, tree roots, a box for harvesting blueberries.</text:p>
      <text:p text:style-name="P4">
<text:span text:style-name="T4">
 Read also: </text:span>
 <text:a xlink:type="simple" xlink:href="https://www.ukrinform.ua/rubric-culture/3708483-na-ivanofrankivsini-vidtvorat-remisnicij-dvir-davnogo-galica.html" text:style-name="Internet_20_link" text:visited-style-name="Visited_20_Internet_20_Link">
</text:a>
</text:p>
      <text:p text:style-name="P4">
In addition, the Vyshivanka Day in the museum exhibits unique fragments of the embroidery of the nineteenth and early XX centuries.</text:p>
      <text:p text:style-name="P4">
In total, more than 900 embroidery fragments are stored in the museum collection.</text:p>
      <text:p text:style-name="P4">
News Source: <text:a xlink:type="simple" xlink:href="https://www.ukrinform.ua/rubric-culture/3710941-u-zitomiri-prezentuvali-tradicijni-promisli-i-remesla-polissa.html" text:style-name="Internet_20_link" text:visited-style-name="Visited_20_Internet_20_Link">
https://www.ukrinform.ua/rubric-culture/3710941-u-zitomiri-prezentuvali-tradicijni-promisli-i-remesla-polissa.html</text:a>
</text:p>
      <!--NEWS-->
      <text:h text:style-name="P10" text:outline-level="1">
<text:span text:style-name="T4">
Energy in two days resumed power supply in 15 settlements of Donetsk region</text:span>
</text:h>
      <text:p text:style-name="P4">
Authors: Ukrinform (Person)</text:p>
      <text:p text:style-name="P4">
Publisher: Укринформ (Organization)</text:p>
      <text:p text:style-name="P4">
Published Time: 2023-05-18T14:15:46+03:00</text:p>
      <text:p text:style-name="P4">
Modified Time: 2023-05-18T14:15:46+03:00</text:p>
      <text:p text:style-name="P4">
Description: In the Donetsk region for the past two days, on May 16 and 17, 2023, the electricity supply to residents of 15 settlements was restored, and 112 settlements remain without light. - Ukrinform.</text:p>
      <text:p text:style-name="P4">
Images: ["<text:a xlink:type="simple" xlink:href="https://static.ukrinform.com/photos/2023_05/thumb_files/630_360_1684408476-184.jpg" text:style-name="Internet_20_link" text:visited-style-name="Visited_20_Internet_20_Link">
630_360_16844...</text:a>
"]</text:p>
      <text:p text:style-name="P4">
Tags: ['Донеччина', 'ДТЕК', 'Електроенергія']</text:p>
      <text:p text:style-name="P4">
Type: Article</text:p>
      <!--METADATA-->
      <text:p text:style-name="P4">
<draw:frame draw:style-name="fr1" draw:name="Image107" text:anchor-type="as-char" svg:width="6.9236in" svg:height="3.956343in" draw:z-index="0">
<draw:image xlink:href="../Images/yкринформ/2023-05-18T14-15-46-03-00/630_360_1684408476-184.jpg" xlink:type="simple" xlink:show="embed" xlink:actuate="onLoad" draw:mime-type="image/jpeg"/>
</draw:frame>
Energy in the past two days, May 16 and 17, 2023, resumed electropolies to residents of 15 settlements, with light still 112 painted points.</text:p>
      <text:p text:style-name="P4">
According to Ukrinform, it was reported in <text:a xlink:type="simple" xlink:href="https://www.dtek-dem.com.ua/ua/news/dlya-ponad-30-tisyach-rodin-vidnoviv-svitlo-dtek-donecki-elektromerezhi-za-dvi-dobi" text:style-name="Internet_20_link" text:visited-style-name="Visited_20_Internet_20_Link">
</text:a>
.</text:p>
      <text:p text:style-name="P4">
“For May 16 and 17, DTEK's emergency repair crews were able to return electricity supply to 15 settlements of Donetsk region, which were deactivated through permanent shelling of the region. More than 30 thousand interloans again with light, ”the message reads.</text:p>
      <text:p text:style-name="P4">
It is noted that due to constant damage to networks and equipment, due to mood shelling without electricity, 112 settlements remain, the lamps of the power company do not have access to the work.</text:p>
      <text:p text:style-name="P4">
<text:span text:style-name="T4">
 Read also: </text:span>
 <text:a xlink:type="simple" xlink:href="https://www.ukrinform.ua/rubric-economy/3709859-vnaslidok-obstriliv-postrazdala-odna-z-teploelektrostancij-dtek.html" text:style-name="Internet_20_link" text:visited-style-name="Visited_20_Internet_20_Link">
<text:span text:style-name="T4">
 DTEK </text:span>
</text:a>
As it was reported in the second week of May(from 8 to 14 May)Dread -supply energy supplies in 34 settlements of Donetsk region, and 39 439 Rodin of the frontline were accessed to <text:a xlink:type="simple" xlink:href="https://www.ukrinform.ua/tag-elektroenergia" text:style-name="Internet_20_link" text:visited-style-name="Visited_20_Internet_20_Link">
</text:a>
 .</text:p>
      <text:p text:style-name="P4">
News Source: <text:a xlink:type="simple" xlink:href="https://www.ukrinform.ua/rubric-vidbudova/3710942-energetiki-za-dvi-dobi-vidnovili-elektropostacanna-u-15-naselenih-punktah-doneccini.html" text:style-name="Internet_20_link" text:visited-style-name="Visited_20_Internet_20_Link">
https://www.ukrinform.ua/rubric-vidbudova/3710942-energetiki-za-dvi-dobi-vidnovili-elektropostacanna-u-15-naselenih-punktah-doneccini.html</text:a>
</text:p>
      <!--NEWS-->
      <text:h text:style-name="P10" text:outline-level="1">
<text:span text:style-name="T4">
The Netherlands allocated € 40 million to support the work of the EBRD in Ukraine</text:span>
</text:h>
      <text:p text:style-name="P4">
Authors: Ukrinform (Person)</text:p>
      <text:p text:style-name="P4">
Publisher: Укринформ (Organization)</text:p>
      <text:p text:style-name="P4">
Published Time: 2023-05-18T14:16:14+03:00</text:p>
      <text:p text:style-name="P4">
Modified Time: 2023-05-18T14:16:14+03:00</text:p>
      <text:p text:style-name="P4">
Description: In cooperation with the EBRD, the Netherlands allocated 40 million euros to support the work of the bank in Ukraine. - Ukrinform.</text:p>
      <text:p text:style-name="P4">
Images: ["<text:a xlink:type="simple" xlink:href="https://static.ukrinform.com/photos/2023_01/thumb_files/630_360_1673967567-899.jpg" text:style-name="Internet_20_link" text:visited-style-name="Visited_20_Internet_20_Link">
630_360_16739...</text:a>
"]</text:p>
      <text:p text:style-name="P4">
Tags: ['ЄБРР', 'Нідерланди', 'Україна']</text:p>
      <text:p text:style-name="P4">
Type: Article</text:p>
      <!--METADATA-->
      <text:p text:style-name="P4">
<draw:frame draw:style-name="fr1" draw:name="Image108" text:anchor-type="as-char" svg:width="6.9236in" svg:height="3.956343in" draw:z-index="0">
<draw:image xlink:href="../Images/yкринформ/2023-05-18T14-16-14-03-00/630_360_1673967567-899.jpg" xlink:type="simple" xlink:show="embed" xlink:actuate="onLoad" draw:mime-type="image/jpeg"/>
</draw:frame>
The Netherlands has allocated 40 million euros to support the work of the Bank in Ukraine.</text:p>
      <text:p text:style-name="P4">
About it reports Ukrinform with reference to <text:a xlink:type="simple" xlink:href="https://www.ebrd.com/news/2023/ebrd-and-the-netherlands-cooperate-to-support-ukraine-.html" text:style-name="Internet_20_link" text:visited-style-name="Visited_20_Internet_20_Link">
</text:a>
.</text:p>
      <text:p text:style-name="P4">
“The EBRD and the Netherlands are cooperating to support Ukraine. 40 million euros isolated in support of the EBRD in Ukraine. Partnership for a good Ukrainian economy and people, ”the message reads.</text:p>
      <text:p text:style-name="P4">
It is noted that the donor support of Ukraine through the EBRD continues to grow isnanana about 1.5 billion euros.</text:p>
      <text:p text:style-name="P4">
During the annual meeting and the EBRD Business Forum in 2023, the Netherlands, the founding member of the EBRD and a reliable partner, gave the bank 40 million euros in the form of granting to support the bank's activities in Ukraine.</text:p>
      <text:p text:style-name="P4">
This is a subsequent contribution after a selected grant of € 72 million to support <text:a xlink:type="simple" xlink:href="https://www.ukrinform.ua/tag-kredit" text:style-name="Internet_20_link" text:visited-style-name="Visited_20_Internet_20_Link">
</text:a>
Ukrenergo Bank.</text:p>
      <text:p text:style-name="P4">
This helps the energy supplier to ensure urgent repair infrastructure, which has undergone intensive bombardment during Russia's anti -Ukraine war.</text:p>
      <text:p text:style-name="P4">
In addition, the Netherlands provided guarantees of 25 million euros to support private companies operating in the critical areas of Ukraine, including agriculture, food, transport and imports.</text:p>
      <text:p text:style-name="P4">
From the very beginning, the EBRD strongly condemned Russia's invasion of Ukraine. It provides careful support in immediate and large -scale response, directing funding and assistance where it is most needed. Bankpades to pay customers, supporting trade financing, energy security, food security and private sector, as well as ensuring vital infrastructure and liquidity for municipalities.</text:p>
      <text:p text:style-name="P4">
<text:span text:style-name="T4">
 Read also: </text:span>
 <text:a xlink:type="simple" xlink:href="https://www.ukrinform.ua/rubric-vidbudova/3710075-ukraini-dla-vidnovlenna-moze-znadobitis-250-milardiv-ebrr.html" text:style-name="Internet_20_link" text:visited-style-name="Visited_20_Internet_20_Link">
<text:span text:style-name="T4">
 EBRR </text:span>
</text:a>
The Netherlands is part of the growing donor group that reacted through the EBRD inaddress and technical support to meet the most remedial needs of Ukraine during the war.</text:p>
      <text:p text:style-name="P4">
The EBRD supports Ukraine and its real economy at a time when the country needs more.</text:p>
      <text:p text:style-name="P4">
The Bank pledged to provide financing of 3 billion euros during 2022 and2023 in partnership with international donors to help Ukrainian business and economy to keep functioning.As reported by Ukrinform, <text:a xlink:type="simple" xlink:href="https://www.ukrinform.ua/rubric-economy/3710892-norvegia-vidilila-se-130-miljoniv-grantiv-ebrr-dla-dopomogi-energetici-ukraini.html" text:style-name="Internet_20_link" text:visited-style-name="Visited_20_Internet_20_Link">
</text:a>
to support the activities of the European Bank of Reconstruction and Development(EBRD)on strengthening energy security in Ukraine.</text:p>
      <text:p text:style-name="P4">
News Source: <text:a xlink:type="simple" xlink:href="https://www.ukrinform.ua/rubric-economy/3710943-niderlandi-vidilili-40-miljoniv-na-pidtrimku-roboti-ebrr-v-ukraini.html" text:style-name="Internet_20_link" text:visited-style-name="Visited_20_Internet_20_Link">
https://www.ukrinform.ua/rubric-economy/3710943-niderlandi-vidilili-40-miljoniv-na-pidtrimku-roboti-ebrr-v-ukraini.html</text:a>
</text:p>
      <!--NEWS-->
      <text:h text:style-name="P10" text:outline-level="1">
<text:span text:style-name="T4">
The SAP has sent a petition for arrest and pledge for Knyazev</text:span>
</text:h>
      <text:p text:style-name="P4">
Authors: Ukrinform (Person)</text:p>
      <text:p text:style-name="P4">
Publisher: Укринформ (Organization)</text:p>
      <text:p text:style-name="P4">
Published Time: 2023-05-18T14:18:00+03:00</text:p>
      <text:p text:style-name="P4">
Modified Time: 2023-05-18T14:18:00+03:00</text:p>
      <text:p text:style-name="P4">
Description: The Specialized Anti -Corruption Prosecutor's Office has sent a request to the High Anti -Corruption Glass for the election of the exchanging of the Supreme Court of Vsevolod Knyazev of a preventive measure in the form of detention with the possibility of bail. - Ukrinform.</text:p>
      <text:p text:style-name="P4">
Images: ["<text:a xlink:type="simple" xlink:href="https://static.ukrinform.com/photos/2023_05/thumb_files/630_360_1684399738-474.jpg" text:style-name="Internet_20_link" text:visited-style-name="Visited_20_Internet_20_Link">
630_360_16843...</text:a>
"]</text:p>
      <text:p text:style-name="P4">
Tags: ['Арешт', 'Князєв', 'САП', 'Верховний Суд', 'Вища рада правосуддя']</text:p>
      <text:p text:style-name="P4">
Type: Article</text:p>
      <!--METADATA-->
      <text:p text:style-name="P4">
<draw:frame draw:style-name="fr1" draw:name="Image109" text:anchor-type="as-char" svg:width="6.9236in" svg:height="3.956343in" draw:z-index="0">
<draw:image xlink:href="../Images/yкринформ/2023-05-18T14-18-00-03-00/630_360_1684399738-474.jpg" xlink:type="simple" xlink:show="embed" xlink:actuate="onLoad" draw:mime-type="image/jpeg"/>
</draw:frame>
The Specialized Anti -Corruption Prosecutor's Office has sent a request to the High Anti -Corruption Square for the election of the exchanging of the Supreme Court of Vsevolod of the Prince of the Officer in the form of detention with the possibility of making a detention.</text:p>
      <text:p text:style-name="P4">
This was reported in a comment to the journalists by the SAP Prosecutor Alexander Omelchenkopislia with the High Council of Justice permission for the maintenance of Knyazev in custody, Ukrinform correspondent reports.</text:p>
      <text:p text:style-name="P4">
"We have submitted to the investigating judge of the Supreme Anti -Corruption Court, the request of the prince of pre -trial detention in the form of detention with the possibility of bail," he said.</text:p>
      <text:p text:style-name="P4">
<text:span text:style-name="T4">
 Read also: </text:span>
 <text:a xlink:type="simple" xlink:href="https://www.ukrinform.ua/rubric-society/3710933-vrp-nadala-dozvil-na-utrimanna-eksgolovi-knazeva-pid-vartou.html" text:style-name="Internet_20_link" text:visited-style-name="Visited_20_Internet_20_Link">
<text:span text:style-name="T4">
 Knyazev </text:span>
</text:a>
However, the prosecutor did not specify the amount of pledge. Currently, the time of the meeting is not known. At the same time, the SAP is expected to take place today.</text:p>
      <text:p text:style-name="P4">
Earlier today, on May 18, the High Council of Justice satisfied the submission of a specialized anti -corruption prosecutor's office to grant a permit for keeping exhibit <text:a xlink:type="simple" xlink:href="https://www.ukrinform.ua/tag-verhovnij-sud" text:style-name="Internet_20_link" text:visited-style-name="Visited_20_Internet_20_Link">
</text:a>
Knyazeva.</text:p>
      <text:p text:style-name="P4">
As reported by Ukrinform, May 15 <text:a xlink:type="simple" xlink:href="https://www.ukrinform.ua/rubric-society/3709683-nabu-i-sap-vikrili-masstabnu-korupciu-u-verhovnomu-sudi.html" text:style-name="Internet_20_link" text:visited-style-name="Visited_20_Internet_20_Link">
</text:a>
Obtaining undue benefits by the management and judges of the Supreme Court. The law enforcement officers detained the chairman of the Knyazev Armed Forces and withdrew $ 2.7 million.</text:p>
      <text:p text:style-name="P4">
<text:span text:style-name="T4">
 Read also: </text:span>
 <text:a xlink:type="simple" xlink:href="https://www.ukrinform.ua/rubric-society/3710911-sap-vidkrila-provadzenna-cerez-zliv-danih-u-spravi-knazeva.html" text:style-name="Internet_20_link" text:visited-style-name="Visited_20_Internet_20_Link">
<text:span text:style-name="T4">
 Knyazev </text:span>
</text:a>
May 16 during the Plenum of the Supreme Court <text:a xlink:type="simple" xlink:href="https://www.ukrinform.ua/rubric-society/3710076-suddi-verhovnogo-sudu-progolosuvali-za-vislovlenna-nedoviri-knazevu.html" text:style-name="Internet_20_link" text:visited-style-name="Visited_20_Internet_20_Link">
</text:a>
Distribution of the current chairman of the Assistant Knyazev. The judge also approved the Plenum of the Armed Forces on the termination of his powers as the chairman of the Armed Forces.</text:p>
      <text:p text:style-name="P4">
On May 17, the Supreme Anti -Corruption Court refused to satisfy the complaint of Observer Knyazev for his detention.</text:p>
      <text:p text:style-name="P4">
Knyazev himself called the case about him "revenge for his actions."</text:p>
      <text:p text:style-name="P4">
News Source: <text:a xlink:type="simple" xlink:href="https://www.ukrinform.ua/rubric-society/3710948-sap-napravila-do-sudu-klopotanna-pro-arest-i-zastavu-dla-knazeva.html" text:style-name="Internet_20_link" text:visited-style-name="Visited_20_Internet_20_Link">
https://www.ukrinform.ua/rubric-society/3710948-sap-napravila-do-sudu-klopotanna-pro-arest-i-zastavu-dla-knazeva.html</text:a>
</text:p>
      <!--NEWS-->
      <text:h text:style-name="P10" text:outline-level="1">
<text:span text:style-name="T4">
Kyiv City Council has approved a list of housing for displaced persons</text:span>
</text:h>
      <text:p text:style-name="P4">
Authors: Ukrinform (Person)</text:p>
      <text:p text:style-name="P4">
Publisher: Укринформ (Organization)</text:p>
      <text:p text:style-name="P4">
Published Time: 2023-05-18T14:19:00+03:00</text:p>
      <text:p text:style-name="P4">
Modified Time: 2023-05-18T14:19:00+03:00</text:p>
      <text:p text:style-name="P4">
Description: The Kyiv City Council approved the list of housing premises for temporary residence of internally displaced axis. - Ukrinform.</text:p>
      <text:p text:style-name="P4">
Images: ["<text:a xlink:type="simple" xlink:href="https://static.ukrinform.com/photos/2023_05/thumb_files/630_360_1684408611-151.jpg" text:style-name="Internet_20_link" text:visited-style-name="Visited_20_Internet_20_Link">
630_360_16844...</text:a>
"]</text:p>
      <text:p text:style-name="P4">
Tags: ['Переселенці', 'Житло', 'Київрада']</text:p>
      <text:p text:style-name="P4">
Type: Article</text:p>
      <!--METADATA-->
      <text:p text:style-name="P4">
<draw:frame draw:style-name="fr1" draw:name="Image110" text:anchor-type="as-char" svg:width="6.9236in" svg:height="3.956343in" draw:z-index="0">
<draw:image xlink:href="../Images/yкринформ/2023-05-18T14-19-00-03-00/630_360_1684408611-151.jpg" xlink:type="simple" xlink:show="embed" xlink:actuate="onLoad" draw:mime-type="image/jpeg"/>
</draw:frame>
The Kyiv Council approved the list of residential premises of the housing stock assigned to temporarily reside internally displaced axis.</text:p>
      <text:p text:style-name="P4">
About this <text:a xlink:type="simple" xlink:href="http://kmr.gov.ua/uk/content/kyyivrada-zatverdyla-perelik-zhytlovyh-prymishchen-fondu-zhytla-pryznachenogo-dlya" text:style-name="Internet_20_link" text:visited-style-name="Visited_20_Internet_20_Link">
 </text:a>
The Department of Construction of Housing of Kyiv, Ukrinform reports.</text:p>
      <text:p text:style-name="P4">
"The distribution of residential premises of the housing stock intended for temporary residence of internally displaced persons in the capital will be carried out by the Department of Housing and Housing on the submission of district administrations in the city of Kiev, which keep records For their further re -examination, " - the message reads.</text:p>
      <text:p text:style-name="P4">
Manager(Balance holder)The residential premises of this housing stock of the housing and repair of the housing stock "Housing". He is instructed to conclude contracts for the use of housing from the Housing Fund intended for temporary residence of the IDP. The enterprise will monitor its purposeful use, maintenance, technical operation and repair, as well as the fulfillment by the users of the terms of the contracts.</text:p>
      <text:p text:style-name="P4">
It is noted that last year the Department purchased 113 apartments within the framework of the program of economic and social development of Kyiv for 2021-2023 in the part of "The acquisition of housing for communal property for temporary use, including internally displaced persons". These are, with a separate one, 61 one -room, 49 two -rooms, 3 three -rooms.</text:p>
      <text:p text:style-name="P4">
According to <text:a xlink:type="simple" xlink:href="https://www.ukrinform.ua/tag-kmda" text:style-name="Internet_20_link" text:visited-style-name="Visited_20_Internet_20_Link">
 </text:a>
In Kiev there are 3.6 million fans, of which 250 thousand are internally displaced persons.</text:p>
      <text:p text:style-name="P4">
<text:span text:style-name="T4">
 Read also: </text:span>
 <text:a xlink:type="simple" xlink:href="https://www.ukrinform.ua/rubric-kyiv/3698502-kiivrada-rozirvala-dogovir-orendi-z-posolstvom-rf.html" text:style-name="Internet_20_link" text:visited-style-name="Visited_20_Internet_20_Link">
<text:span text:style-name="T4">
 Kyiv City Council </text:span>
</text:a>
As it was reported, the Kiev OVA considers the possibility of repairing hostels, which are communal property, for more comfortable living internally displaced persons.</text:p>
      <text:p text:style-name="P4">
<text:span text:style-name="T5">
Foto: kmr.gov.ua/</text:span>
</text:p>
      <text:p text:style-name="P4">
News Source: <text:a xlink:type="simple" xlink:href="https://www.ukrinform.ua/rubric-kyiv/3710945-kiivrada-zatverdila-perelik-zitla-dla-rozmisenna-pereselenciv.html" text:style-name="Internet_20_link" text:visited-style-name="Visited_20_Internet_20_Link">
https://www.ukrinform.ua/rubric-kyiv/3710945-kiivrada-zatverdila-perelik-zitla-dla-rozmisenna-pereselenciv.html</text:a>
</text:p>
      <!--NEWS-->
      <text:h text:style-name="P10" text:outline-level="1">
<text:span text:style-name="T4">
The US Ambassador has assured the support of Ukraine and Crimean Tatars</text:span>
</text:h>
      <text:p text:style-name="P4">
Authors: Ukrinform (Person)</text:p>
      <text:p text:style-name="P4">
Publisher: Укринформ (Organization)</text:p>
      <text:p text:style-name="P4">
Published Time: 2023-05-18T14:21:56+03:00</text:p>
      <text:p text:style-name="P4">
Modified Time: 2023-05-18T14:21:56+03:00</text:p>
      <text:p text:style-name="P4">
Description: The US Ambassador to Ukraine Bridget Brinka has declared support for the Crimean Tatars on the day of commemoration of the victims of the deportation of Crimean Tatars. - Ukrinform.</text:p>
      <text:p text:style-name="P4">
Images: ["<text:a xlink:type="simple" xlink:href="https://static.ukrinform.com/photos/2022_06/thumb_files/630_360_1654182527-716.jpg" text:style-name="Internet_20_link" text:visited-style-name="Visited_20_Internet_20_Link">
630_360_16541...</text:a>
"]</text:p>
      <text:p text:style-name="P4">
Tags: ['Крим', 'Кримські татари', 'США', 'Бріджит Брінк']</text:p>
      <text:p text:style-name="P4">
Type: Article</text:p>
      <!--METADATA-->
      <text:p text:style-name="P4">
<draw:frame draw:style-name="fr1" draw:name="Image111" text:anchor-type="as-char" svg:width="6.9236in" svg:height="3.956343in" draw:z-index="0">
<draw:image xlink:href="../Images/yкринформ/2023-05-18T14-21-56-03-00/630_360_1654182527-716.jpg" xlink:type="simple" xlink:show="embed" xlink:actuate="onLoad" draw:mime-type="image/jpeg"/>
</draw:frame>
The Ambassador Slazed Ukraine Bridget Brynk has declared support for the Crimean Tatars in the day of commemoration of the victims of the deportation of the Crimean Tatars.</text:p>
      <text:p text:style-name="P4">
The diplomat was published in <text:a xlink:type="simple" xlink:href="https://twitter.com/USAmbKyiv/status/1659143122733891584" text:style-name="Internet_20_link" text:visited-style-name="Visited_20_Internet_20_Link">
</text:a>
, reports Ukrinform.</text:p>
      <text:p text:style-name="P4">
“Russia seeks to destroy the Crimean Tatar culture, inheritance, identity. On the day of the deportation of the Crimean Tatars, the United States support Ukraine's Crimean Tatars. Crimea is Ukraine, ”said Bink.</text:p>
      <text:p text:style-name="Quotations">

<text:p text:style-name="P4">
Russia seeks to destroy Crimean Tatar culture, heritage, identity and&gt;
 memory. On the day of the Crimean Tatars deportation, the United States support&gt;
 Ukraine and the Crimean Tatars. Crimea is Ukraine. <text:a xlink:type="simple" xlink:href="https://t.co/yScs97iITD" text:style-name="Internet_20_link" text:visited-style-name="Visited_20_Internet_20_Link">
</text:a>
&gt;
&gt;
 — Ambassador Bridget A. Brink(@UsambkyIV) <text:a xlink:type="simple" xlink:href="https://twitter.com/USAmbKyiv/status/1659143122733891584" text:style-name="Internet_20_link" text:visited-style-name="Visited_20_Internet_20_Link">
&gt;
 </text:a>
She stressed that 79 years did not erase the injury of the mass Soviet deportation of 230,000 Crimean Tatars. And with the onset of unjust, unused full -scale war against Ukraine, the Russian occupation power intensified in Crimea.</text:p>

</text:p>
      <text:p text:style-name="P4">
<text:span text:style-name="T4">
 Read also: </text:span>
 <text:a xlink:type="simple" xlink:href="https://www.ukrinform.ua/rubric-society/3710815-den-visivanki-zelenskij-odagnuv-osoblivu-sorocku.html" text:style-name="Internet_20_link" text:visited-style-name="Visited_20_Internet_20_Link">
</text:a>
The American diplomat reminded that Russian invaders sought to destroy the Crimean Tatar culture, inheritance, identity and memory, refusing them to publicly celebrate the anniversary of mass deportation.</text:p>
      <text:p text:style-name="P4">
“The Russian political persecution campaign continues as part of the attack on the rich heritage and cultural diversity of Ukraine. I see the stability of the Tassil of the Crimean Tatars, woven into the family of all Ukrainians who resist, ”she said.</text:p>
      <text:p text:style-name="P4">
As it was reported, on May 18, Ukraine celebrates the Day of Struggle for the Right -Tatar people and commemorates the victims of deportation <text:a xlink:type="simple" xlink:href="https://www.ukrinform.ua/tag-krimski-tatari" text:style-name="Internet_20_link" text:visited-style-name="Visited_20_Internet_20_Link">
</text:a>
 .</text:p>
      <text:p text:style-name="P4">
News Source: <text:a xlink:type="simple" xlink:href="https://www.ukrinform.ua/rubric-crimea/3710946-posol-ssa-zapevnila-u-pidtrimci-ukraini-ta-krimskih-tatar.html" text:style-name="Internet_20_link" text:visited-style-name="Visited_20_Internet_20_Link">
https://www.ukrinform.ua/rubric-crimea/3710946-posol-ssa-zapevnila-u-pidtrimci-ukraini-ta-krimskih-tatar.html</text:a>
</text:p>
      <!--NEWS-->
      <text:h text:style-name="P10" text:outline-level="1">
<text:span text:style-name="T4">
The capital will take places dedicated to Mariupol defense</text:span>
</text:h>
      <text:p text:style-name="P4">
Authors: Ukrinform (Person)</text:p>
      <text:p text:style-name="P4">
Publisher: Укринформ (Organization)</text:p>
      <text:p text:style-name="P4">
Published Time: 2023-05-18T14:33:00+03:00</text:p>
      <text:p text:style-name="P4">
Modified Time: 2023-05-18T14:33:00+03:00</text:p>
      <text:p text:style-name="P4">
Description: In Kiev, within three days there will be events dedicated to tragic events that took place a year ago in Mariupol. - Ukrinform.</text:p>
      <text:p text:style-name="P4">
Images: ["<text:a xlink:type="simple" xlink:href="https://static.ukrinform.com/photos/2022_03/thumb_files/630_360_1647750062-122.jpg" text:style-name="Internet_20_link" text:visited-style-name="Visited_20_Internet_20_Link">
630_360_16477...</text:a>
", "<text:a xlink:type="simple" xlink:href="https://static.ukrinform.com/photos/2023_05/1684409138-888.jpg" text:style-name="Internet_20_link" text:visited-style-name="Visited_20_Internet_20_Link">
1684409138-88...</text:a>
"]</text:p>
      <text:p text:style-name="P4">
Tags: ['Маріуполь', 'Виставка', 'Київ']</text:p>
      <text:p text:style-name="P4">
Type: Article</text:p>
      <!--METADATA-->
      <text:p text:style-name="P4">
<draw:frame draw:style-name="fr1" draw:name="Image112" text:anchor-type="as-char" svg:width="6.9236in" svg:height="3.956343in" draw:z-index="0">
<draw:image xlink:href="../Images/yкринформ/2023-05-18T14-33-00-03-00/630_360_1647750062-122.jpg" xlink:type="simple" xlink:show="embed" xlink:actuate="onLoad" draw:mime-type="image/jpeg"/>
</draw:frame>
In Kiev, three days will take places dedicated to tragic events, which was a year ago in Mariupol.</text:p>
      <text:p text:style-name="P4">
This is stated in the press release provided by Ukrinform.</text:p>
      <text:p text:style-name="P4">
"On May 20, 2022, the territory of the Azovstal plant left the last Ukrainian defense guard. homes, "the message reads.</text:p>
      <text:p text:style-name="P4">
Thus, during May 19, 20 and 21, the exhibition "Mariupol will be held in the Museum of History of Ukraine in the Second War. 86 #Live ", public lecture" Unbreakable "on the lost ethnic groups of Mariupol and the performative literary event" #live ".</text:p>
      <text:p text:style-name="P4">
<draw:frame draw:style-name="fr1" draw:name="Image113" text:anchor-type="as-char" svg:width="6.9236in" svg:height="6.9236in" draw:z-index="0">
<draw:image xlink:href="../Images/yкринформ/2023-05-18T14-33-00-03-00/1684409138-888.jpg" xlink:type="simple" xlink:show="embed" xlink:actuate="onLoad" draw:mime-type="image/jpeg"/>
</draw:frame>
Exhibition "Mariupol. 86 #Live will tell you how the world has watched the city's struggle through the social networks of the city, which lasted 86 days. Photos, artifacts, and video topics will be presented [] <text:a xlink:type="simple" xlink:href="https://www.ukrinform.ua/tag-mariupol" text:style-name="Internet_20_link" text:visited-style-name="Visited_20_Internet_20_Link">
</text:a>
, his heroes-defenders and life of people in occupation, as well as a movie about the blockade of the city.</text:p>
      <text:p text:style-name="P4">
Admission to all measures is free.</text:p>
      <text:p text:style-name="P4">
<text:span text:style-name="T4">
 Read also: </text:span>
 <text:a xlink:type="simple" xlink:href="https://www.ukrinform.ua/rubric-kyiv/3709624-u-kievi-vidkrili-fotovistavku-pro-dosvid-vijni-pereselenciv-iz-mariupola.html" text:style-name="Internet_20_link" text:visited-style-name="Visited_20_Internet_20_Link">
<text:span text:style-name="T4">
 Mariupol </text:span>
</text:a>
It was reported that Russia's aggression has caused one of the largest humanitarian catastrophes in Mariupol. The city is almost 90% destroyed as a result of hostile, without normal supply of electricity, water, gas.</text:p>
      <text:p text:style-name="P4">
The invaders turn Mariupol and surrounding settlements into a Russian army's military-logistics hub.</text:p>
      <text:p text:style-name="P4">
News Source: <text:a xlink:type="simple" xlink:href="https://www.ukrinform.ua/rubric-kyiv/3710949-u-kievi-projdut-zahodi-prisvaceni-oboroni-mariupola.html" text:style-name="Internet_20_link" text:visited-style-name="Visited_20_Internet_20_Link">
https://www.ukrinform.ua/rubric-kyiv/3710949-u-kievi-projdut-zahodi-prisvaceni-oboroni-mariupola.html</text:a>
</text:p>
      <!--NEWS-->
      <text:h text:style-name="P10" text:outline-level="1">
<text:span text:style-name="T4">
The Russians have classified the case materials regarding the illegally detained Lenie Umerova</text:span>
</text:h>
      <text:p text:style-name="P4">
Authors: Ukrinform (Person)</text:p>
      <text:p text:style-name="P4">
Publisher: Укринформ (Organization)</text:p>
      <text:p text:style-name="P4">
Published Time: 2023-05-18T14:38:26+03:00</text:p>
      <text:p text:style-name="P4">
Modified Time: 2023-05-18T14:38:26+03:00</text:p>
      <text:p text:style-name="P4">
Description: The Russians have classified the materials of the criminal case against the illegally detained Crimean Tatarka Lenie Umerova, which was kept in the pre -trial detention center. - Ukrinform.</text:p>
      <text:p text:style-name="P4">
Images: ["<text:a xlink:type="simple" xlink:href="https://static.ukrinform.com/photos/2023_05/thumb_files/630_360_1684409592-295.jpg" text:style-name="Internet_20_link" text:visited-style-name="Visited_20_Internet_20_Link">
630_360_16844...</text:a>
", "<text:a xlink:type="simple" xlink:href="https://static.ukrinform.com/photos/2023_05/1684409821-859.jpg" text:style-name="Internet_20_link" text:visited-style-name="Visited_20_Internet_20_Link">
1684409821-85...</text:a>
", "<text:a xlink:type="simple" xlink:href="https://static.ukrinform.com/photos/2023_05/1684409806-834.jpg" text:style-name="Internet_20_link" text:visited-style-name="Visited_20_Internet_20_Link">
1684409806-83...</text:a>
"]</text:p>
      <text:p text:style-name="P4">
Tags: ['Кримські татари', 'Суд', 'Росія', 'Леніє Умерова']</text:p>
      <text:p text:style-name="P4">
Type: Article</text:p>
      <!--METADATA-->
      <text:p text:style-name="P4">
<draw:frame draw:style-name="fr1" draw:name="Image114" text:anchor-type="as-char" svg:width="6.9236in" svg:height="3.956343in" draw:z-index="0">
<draw:image xlink:href="../Images/yкринформ/2023-05-18T14-38-26-03-00/630_360_1684409592-295.jpg" xlink:type="simple" xlink:show="embed" xlink:actuate="onLoad" draw:mime-type="image/jpeg"/>
</draw:frame>
The Russian criminal proceedings against the illegally detained Krimean Tatar Lenie Umerova, which are kept in the pre -trial detention center Lefortovo.</text:p>
      <text:p text:style-name="P4">
Brother Lenie Umerova -Aziz told this during a press conference in Ukrinform.</text:p>
      <text:p text:style-name="P4">
"We are not told any details of the case, all the materials are classified. The tag took up a receipt of non-disclos Its condition is more or less, but it should be borne in mind that it has been in custody for almost half a year. Therefore, it is hardly possible to say a satisfactory psychological state, "Aziz Umerov said.</text:p>
      <text:p text:style-name="P4">
<draw:frame draw:style-name="fr1" draw:name="Image115" text:anchor-type="as-char" svg:width="6.9236in" svg:height="4.615733in" draw:z-index="0">
<draw:image xlink:href="../Images/yкринформ/2023-05-18T14-38-26-03-00/1684409821-859.jpg" xlink:type="simple" xlink:show="embed" xlink:actuate="onLoad" draw:mime-type="image/jpeg"/>
</draw:frame>
The chairman of the Board of the Crimean Human Rights Group Olga Skrypnyk noted that the Russian Lenie Rules used administratives, to abandon criminal prosecution.</text:p>
      <text:p text:style-name="P4">
<draw:frame draw:style-name="fr1" draw:name="Image116" text:anchor-type="as-char" svg:width="6.9236in" svg:height="4.615733in" draw:z-index="0">
<draw:image xlink:href="../Images/yкринформ/2023-05-18T14-38-26-03-00/1684409806-834.jpg" xlink:type="simple" xlink:show="embed" xlink:actuate="onLoad" draw:mime-type="image/jpeg"/>
</draw:frame>
"It's just a tool to delay time. At first, the Lennies kept the three months for foreigners, this time was not enough for a fabricate criminal case. Therefore, at least four" admins "were opened for it. - Skisskritnik.</text:p>
      <text:p text:style-name="P4">
<text:span text:style-name="T4">
 Read also: </text:span>
 <text:a xlink:type="simple" xlink:href="https://www.ukrinform.ua/rubric-crimea/3705154-nezakonno-zatrimanu-krimsku-tatarku-umerovu-perevezli-do-sizo-lefortovo.html" text:style-name="Internet_20_link" text:visited-style-name="Visited_20_Internet_20_Link">
</text:a>
She stressed that while Lennie Umerov was kept under the administration, she was not exposed to her, without any reason.</text:p>
      <text:p text:style-name="P4">
"They seized documents, telephone, bank cards, and then - simply stole Ivvized in Moscow.(https://www.ukrinform.ua/tag-fsb-rf)to form the image of spies of idvers, " - said the human rights activist.</text:p>
      <text:p text:style-name="P4">
As it was reported, the Lefortov court of Moscow <text:a xlink:type="simple" xlink:href="https://www.ukrinform.ua/rubric-crimea/3705286-sud-u-moskvi-zaarestuvav-krimsku-tatarku-umerovu-na-dva-misaci.html" text:style-name="Internet_20_link" text:visited-style-name="Visited_20_Internet_20_Link">
</text:a>
 (Article 276 of the Criminal Code).</text:p>
      <text:p text:style-name="P4">
_ First photo: aziz Umerov_</text:p>
      <text:p text:style-name="P4">
News Source: <text:a xlink:type="simple" xlink:href="https://www.ukrinform.ua/rubric-crimea/3710952-rosiani-zasekretili-materiali-spravi-stosovno-nezakonno-zatrimanoi-lenie-umerovoi.html" text:style-name="Internet_20_link" text:visited-style-name="Visited_20_Internet_20_Link">
https://www.ukrinform.ua/rubric-crimea/3710952-rosiani-zasekretili-materiali-spravi-stosovno-nezakonno-zatrimanoi-lenie-umerovoi.html</text:a>
</text:p>
      <!--NEWS-->
      <text:h text:style-name="P10" text:outline-level="1">
<text:span text:style-name="T4">
Zelensky approved the composition of the Advisory Council for the Crimea</text:span>
</text:h>
      <text:p text:style-name="P4">
Authors: Ukrinform (Person)</text:p>
      <text:p text:style-name="P4">
Publisher: Укринформ (Organization)</text:p>
      <text:p text:style-name="P4">
Published Time: 2023-05-18T14:40:00+03:00</text:p>
      <text:p text:style-name="P4">
Modified Time: 2023-05-18T14:40:00+03:00</text:p>
      <text:p text:style-name="P4">
Description: President Volodymyr Zelensky has approved the staff of the Advisory Council on the Autonomous Republic of Crimea and the city of Sevastopol. - Ukrinform.</text:p>
      <text:p text:style-name="P4">
Images: ["<text:a xlink:type="simple" xlink:href="https://static.ukrinform.com/photos/2022_09/thumb_files/630_360_1664388416-236.jpg" text:style-name="Internet_20_link" text:visited-style-name="Visited_20_Internet_20_Link">
630_360_16643...</text:a>
"]</text:p>
      <text:p text:style-name="P4">
Tags: ['Чубаров', 'Джемілєв', 'Окупація Криму', 'Зеленський']</text:p>
      <text:p text:style-name="P4">
Type: Article</text:p>
      <!--METADATA-->
      <text:p text:style-name="P4">
<draw:frame draw:style-name="fr1" draw:name="Image117" text:anchor-type="as-char" svg:width="6.9236in" svg:height="3.956343in" draw:z-index="0">
<draw:image xlink:href="../Images/yкринформ/2023-05-18T14-40-00-03-00/630_360_1664388416-236.jpg" xlink:type="simple" xlink:show="embed" xlink:actuate="onLoad" draw:mime-type="image/jpeg"/>
</draw:frame>
The Presidential Lordir Zelensky has approved the staff of the Advisory Board of Indications of Deoccupation and Reintegration of the Temporarily Occupied Territory of the Autonomous Republic of Crimea and the city of Sevastopol.</text:p>
      <text:p text:style-name="P4">
The corresponding decree <text:a xlink:type="simple" xlink:href="https://www.president.gov.ua/documents/2832023-46797" text:style-name="Internet_20_link" text:visited-style-name="Visited_20_Internet_20_Link">
</text:a>
Posted on the website of the head of state, reports Ukrinform.</text:p>
      <text:p text:style-name="P4">
He heads the Zelensky group. In addition to the President, it consists of 42 people, including the leader of the Crimean Tatar people Mustafa Dzhemilev and the head of the head of Refat Chubarov, a permanent representative of the President in <text:a xlink:type="simple" xlink:href="https://www.ukrinform.ua/tag-krim" text:style-name="Internet_20_link" text:visited-style-name="Visited_20_Internet_20_Link">
</text:a>
Tamila Tasheva, Oleksandr Tkachenko, Culture and Information Policy Ministers, Viceremier-Minister for Recovery of Ukraine-Minister of Community Development, Infrastructure Development Oleksandr Kubrakov, Viceremier-Minister for Innovation, Development of Education, Science and Technology. Transformations Mikhailofedorov, SBU Chairman Vasyl Malyuk and Prosecutor General Andriy Kostyi and others.</text:p>
      <text:p text:style-name="P4">
<text:span text:style-name="T4">
 Read also: </text:span>
 <text:a xlink:type="simple" xlink:href="https://www.ukrinform.ua/rubric-crimea/3710806-u-krimu-prohodat-zahodi-do-dna-pamati-zertv-genocidu-krimskotatarskogo-narodu-cubarov.html" text:style-name="Internet_20_link" text:visited-style-name="Visited_20_Internet_20_Link">
<text:span text:style-name="T4">
 Chubarov </text:span>
</text:a>
It was reported that the Advisory Board on Decouplation and Reintegration of the Occupied Territory of the Autonomous Republic of Crimea and the city of Sevastopol was established on August 15, 2022.</text:p>
      <text:p text:style-name="P4">
News Source: <text:a xlink:type="simple" xlink:href="https://www.ukrinform.ua/rubric-crimea/3710953-zelenskij-zatverdiv-sklad-konsultativnoi-radi-z-deokupacii-ta-reintegracii-krimu.html" text:style-name="Internet_20_link" text:visited-style-name="Visited_20_Internet_20_Link">
https://www.ukrinform.ua/rubric-crimea/3710953-zelenskij-zatverdiv-sklad-konsultativnoi-radi-z-deokupacii-ta-reintegracii-krimu.html</text:a>
</text:p>
      <!--NEWS-->
      <text:h text:style-name="P10" text:outline-level="1">
<text:span text:style-name="T4">
The number of injured as a result of rocket stroke in Odessa increased to three</text:span>
</text:h>
      <text:p text:style-name="P4">
Authors: Ukrinform (Person)</text:p>
      <text:p text:style-name="P4">
Publisher: Укринформ (Organization)</text:p>
      <text:p text:style-name="P4">
Published Time: 2023-05-18T14:42:17+03:00</text:p>
      <text:p text:style-name="P4">
Modified Time: 2023-05-18T14:42:17+03:00</text:p>
      <text:p text:style-name="P4">
Description: As a result of a rocket strike on Odessa, 3 people were injured on May 17, one person died. - Ukrinform.</text:p>
      <text:p text:style-name="P4">
Images: ["<text:a xlink:type="simple" xlink:href="https://static.ukrinform.com/photos/2023_05/thumb_files/630_360_1684410091-935.jpeg" text:style-name="Internet_20_link" text:visited-style-name="Visited_20_Internet_20_Link">
630_360_16844...</text:a>
", "<text:a xlink:type="simple" xlink:href="https://static.ukrinform.com/photos/2023_05/thumb_files/630_360_1684405609-2208.jpeg" text:style-name="Internet_20_link" text:visited-style-name="Visited_20_Internet_20_Link">
630_360_16844...</text:a>
", "<text:a xlink:type="simple" xlink:href="https://static.ukrinform.com/photos/2023_05/thumb_files/630_360_1684405609-5048.jpeg" text:style-name="Internet_20_link" text:visited-style-name="Visited_20_Internet_20_Link">
630_360_16844...</text:a>
", "<text:a xlink:type="simple" xlink:href="https://static.ukrinform.com/photos/2023_05/thumb_files/630_360_1684405609-7216.jpeg" text:style-name="Internet_20_link" text:visited-style-name="Visited_20_Internet_20_Link">
630_360_16844...</text:a>
", "<text:a xlink:type="simple" xlink:href="https://static.ukrinform.com/photos/2023_05/thumb_files/630_360_1684405609-5731.jpeg" text:style-name="Internet_20_link" text:visited-style-name="Visited_20_Internet_20_Link">
630_360_16844...</text:a>
", "<text:a xlink:type="simple" xlink:href="https://static.ukrinform.com/photos/2023_05/thumb_files/630_360_1684405609-4608.jpeg" text:style-name="Internet_20_link" text:visited-style-name="Visited_20_Internet_20_Link">
630_360_16844...</text:a>
", "<text:a xlink:type="simple" xlink:href="https://static.ukrinform.com/photos/2023_05/thumb_files/630_360_1684405609-6256.jpeg" text:style-name="Internet_20_link" text:visited-style-name="Visited_20_Internet_20_Link">
630_360_16844...</text:a>
", "<text:a xlink:type="simple" xlink:href="https://static.ukrinform.com/photos/2023_05/thumb_files/630_360_1684405610-9946.jpeg" text:style-name="Internet_20_link" text:visited-style-name="Visited_20_Internet_20_Link">
630_360_16844...</text:a>
", "<text:a xlink:type="simple" xlink:href="https://static.ukrinform.com/photos/2023_05/thumb_files/630_360_1684405610-9995.jpeg" text:style-name="Internet_20_link" text:visited-style-name="Visited_20_Internet_20_Link">
630_360_16844...</text:a>
", "<text:a xlink:type="simple" xlink:href="https://static.ukrinform.com/photos/2023_05/thumb_files/630_360_1684405610-7163.jpeg" text:style-name="Internet_20_link" text:visited-style-name="Visited_20_Internet_20_Link">
630_360_16844...</text:a>
", "<text:a xlink:type="simple" xlink:href="https://static.ukrinform.com/photos/2023_05/thumb_files/630_360_1684405610-1405.jpeg" text:style-name="Internet_20_link" text:visited-style-name="Visited_20_Internet_20_Link">
630_360_16844...</text:a>
", "<text:a xlink:type="simple" xlink:href="https://static.ukrinform.com/photos/2023_05/thumb_files/630_360_1684405610-8127.jpeg" text:style-name="Internet_20_link" text:visited-style-name="Visited_20_Internet_20_Link">
630_360_16844...</text:a>
", "<text:a xlink:type="simple" xlink:href="https://static.ukrinform.com/photos/2023_05/thumb_files/630_360_1684405610-6449.jpeg" text:style-name="Internet_20_link" text:visited-style-name="Visited_20_Internet_20_Link">
630_360_16844...</text:a>
", "<text:a xlink:type="simple" xlink:href="https://static.ukrinform.com/photos/2023_05/thumb_files/630_360_1684405612-8190.jpeg" text:style-name="Internet_20_link" text:visited-style-name="Visited_20_Internet_20_Link">
630_360_16844...</text:a>
", "<text:a xlink:type="simple" xlink:href="https://static.ukrinform.com/photos/2023_05/thumb_files/630_360_1684405612-7221.jpeg" text:style-name="Internet_20_link" text:visited-style-name="Visited_20_Internet_20_Link">
630_360_16844...</text:a>
", "<text:a xlink:type="simple" xlink:href="https://static.ukrinform.com/photos/2023_05/thumb_files/630_360_1684405612-2069.jpeg" text:style-name="Internet_20_link" text:visited-style-name="Visited_20_Internet_20_Link">
630_360_16844...</text:a>
", "<text:a xlink:type="simple" xlink:href="https://static.ukrinform.com/photos/2023_05/thumb_files/630_360_1684405612-9327.jpeg" text:style-name="Internet_20_link" text:visited-style-name="Visited_20_Internet_20_Link">
630_360_16844...</text:a>
"]</text:p>
      <text:p text:style-name="P4">
Tags: ['Одеса', 'Поранені', 'Ракетний удар']</text:p>
      <text:p text:style-name="P4">
Type: Article</text:p>
      <!--METADATA-->
      <text:p text:style-name="P4">
<draw:frame draw:style-name="fr1" draw:name="Image118" text:anchor-type="as-char" svg:width="6.9236in" svg:height="3.956343in" draw:z-index="0">
<draw:image xlink:href="../Images/yкринформ/2023-05-18T14-42-17-03-00/630_360_1684410091-935.jpeg" xlink:type="simple" xlink:show="embed" xlink:actuate="onLoad" draw:mime-type="image/jpeg"/>
</draw:frame>
In the afternoon, 3 people were injured in Odessa on May 17, a single man died.</text:p>
      <text:p text:style-name="P4">
About it on <text:a xlink:type="simple" xlink:href="http://www.youtube.com/watch" text:style-name="Internet_20_link" text:visited-style-name="Visited_20_Internet_20_Link">
</text:a>
Natalia Humeniuk, the head of the united press center, was reported by Media Center Odes.</text:p>
      <text:p text:style-name="P4">
"One person was killed, two were injured, and then it turned out that another person had addressed the tomato help," Gumeniuk said.</text:p>
      <text:p text:style-name="P4">
She noted that all 8 rockets have shot down the air defense forces, but as a result of the fall of the fragments of rockets, an industrial enterprise was damaged in <text:a xlink:type="simple" xlink:href="https://www.ukrinform.ua/tag-odesa" text:style-name="Internet_20_link" text:visited-style-name="Visited_20_Internet_20_Link">
</text:a>
.</text:p>
      <text:p text:style-name="P4">
“Indeed, when the air defense air, there may be a situation where the beaten rockets can be flew to the ground and harm. The peculiarity of our region is fatigue, which often miss the rockets over the sea and we have not recorded the impression of debris. And in general, often the debris causes fires, is the cause of destruction, ” - - - Raperagumeniuk.<text:span text:style-name="T4">
 Read also: </text:span>
 <text:a xlink:type="simple" xlink:href="https://www.ukrinform.ua/rubric-ato/3710880-nicna-raketna-ataka-na-ukrainu-ignat-rozpoviv-pro-osoblivist.html" text:style-name="Internet_20_link" text:visited-style-name="Visited_20_Internet_20_Link">
<text:span text:style-name="T4">
 missile </text:span>
</text:a>
As it was reported, over Odessa at night the air defense forces destroyed <text:a xlink:type="simple" xlink:href="https://www.ukrinform.ua/rubric-ato/3710814-nad-odesinou-vnoci-sili-ppo-zbili-sist-kalibriv-ta-dvi-raketi-iskanderk.html" text:style-name="Internet_20_link" text:visited-style-name="Visited_20_Internet_20_Link">
</text:a>
which army of the Russian Federation released the Krakhetnosi in the Black Sea and from the ground complexes, located at no means of occupied territory.</text:p>
      <text:p text:style-name="P4">
News Source: <text:a xlink:type="simple" xlink:href="https://www.ukrinform.ua/rubric-regions/3710954-kilkist-poranenih-unaslidok-raketnogo-udaru-v-odesi-zrosla-do-troh.html" text:style-name="Internet_20_link" text:visited-style-name="Visited_20_Internet_20_Link">
https://www.ukrinform.ua/rubric-regions/3710954-kilkist-poranenih-unaslidok-raketnogo-udaru-v-odesi-zrosla-do-troh.html</text:a>
</text:p>
      <!--NEWS-->
      <text:h text:style-name="P10" text:outline-level="1">
<text:span text:style-name="T4">
Kharkiv, Kharkivska Oblast(20:44). Red Alert: aerial threat. Sirens sounding. Take cover now!</text:span>
</text:h>
      <text:p text:style-name="P4">
Authors: liveuamap (Language: en)</text:p>
      <text:p text:style-name="P4">
Time: 2023-05-18T14:46:00</text:p>
      <text:p text:style-name="P4">
Location: Kharkiv (Latitude:49.98078 Longtitude:36.25255)</text:p>
      <text:p text:style-name="P4">
Videos: []</text:p>
      <text:p text:style-name="P4">
Images: []</text:p>
      <text:p text:style-name="P4">
Tags: ["Europe", "Central and Eastern Europe"]</text:p>
      <text:p text:style-name="P4">
Id: 22563807</text:p>
      <!--METADATA-->
      <text:p text:style-name="P4">
Kharkiv, Kharkiv region(20:44). Red Alert: aerial threat. Sirens sounding.Take cover now!</text:p>
      <text:p text:style-name="P4">
News Collection Link: <text:a xlink:type="simple" xlink:href="https://liveuamap.com/en/2023/18-may-kharkiv-kharkivska-oblast2044-red-alerg" text:style-name="Internet_20_link" text:visited-style-name="Visited_20_Internet_20_Link">
https://liveuamap.com/en/2023/18-may-kharkiv-kharkivska-oblast2044-red-alerg</text:a>
</text:p>
      <text:p text:style-name="P4">
News Source: <text:a xlink:type="simple" xlink:href="https://t.me/air_alert_ua/45905" text:style-name="Internet_20_link" text:visited-style-name="Visited_20_Internet_20_Link">
https://t.me/air_alert_ua/45905</text:a>
</text:p>
      <!--NEWS-->
      <text:h text:style-name="P10" text:outline-level="1">
<text:span text:style-name="T4">
When restoring Crimea will take into account the position of Crimean Tatars - Vereshchuk</text:span>
</text:h>
      <text:p text:style-name="P4">
Authors: Ukrinform (Person)</text:p>
      <text:p text:style-name="P4">
Publisher: Укринформ (Organization)</text:p>
      <text:p text:style-name="P4">
Published Time: 2023-05-18T14:47:00+03:00</text:p>
      <text:p text:style-name="P4">
Modified Time: 2023-05-18T14:47:00+03:00</text:p>
      <text:p text:style-name="P4">
Description: Viceremier -Minister - Minister of Reintegration of Temporarily Occupied Territories Irina Vereshchuk is convinced that during the restoration of Crimea after his release from Russian invaders, the vision of the Crimean Tatars will be required. - Ukrinform.</text:p>
      <text:p text:style-name="P4">
Images: ["<text:a xlink:type="simple" xlink:href="https://static.ukrinform.com/photos/2023_05/thumb_files/630_360_1684410251-448.jpg" text:style-name="Internet_20_link" text:visited-style-name="Visited_20_Internet_20_Link">
630_360_16844...</text:a>
"]</text:p>
      <text:p text:style-name="P4">
Tags: ['Кримські татари', 'Окупація Криму', 'Верещук', 'Відбудова']</text:p>
      <text:p text:style-name="P4">
Type: Article</text:p>
      <!--METADATA-->
      <text:p text:style-name="P4">
<draw:frame draw:style-name="fr1" draw:name="Image119" text:anchor-type="as-char" svg:width="6.9236in" svg:height="3.956343in" draw:z-index="0">
<draw:image xlink:href="../Images/yкринформ/2023-05-18T14-47-00-03-00/630_360_1684410251-448.jpg" xlink:type="simple" xlink:show="embed" xlink:actuate="onLoad" draw:mime-type="image/jpeg"/>
</draw:frame>
Viceremier -Minister - Minister of Reintegration of the Temporarily Occupied T territory Irina Vereshchuk is convinced that during the restoration of Crimea after the afternoon of release from Russian invaders, the vision of Crimean Tatars will need to be taken into account.</text:p>
      <text:p text:style-name="P4">
She expressed this opinion during the event "Remember the story - returning the territory", dedicated to the history, return and future of the Crimean Tatars of half -island, reports Ukrinform correspondent.</text:p>
      <text:p text:style-name="P4">
“We have to consider recovery <text:a xlink:type="simple" xlink:href="https://www.ukrinform.ua/tag-krim" text:style-name="Internet_20_link" text:visited-style-name="Visited_20_Internet_20_Link">
</text:a>
In that context and as it is seen by its inhabitants, the Crimean Tatars. It is such a union of our Ukrainian statehood and understanding of the spirit, understanding of the talent of what is really needed by the peninsula and its indigenous people's Tatars. If we combine, it will be that it will not allow you to ever know from us, to do genocide and to think that all this will pass with impunity. We will necessarily restore our Ukrainian Crimea, ”Vereshchuk said.</text:p>
      <text:p text:style-name="P4">
She noted that the liberation of the Ukrainian peninsula is actively discussed by the power. "A lot of laws and initiatives that are still awaiting us and will be adopted," the Ministry of Reintegration Head added.</text:p>
      <text:p text:style-name="P4">
Viceremier-Minister also recalled that the formation of a personnel reserve for deo-industrial territories has already begun. “The younger generation is a personnel reservoir. This is exactly what the generation that will rebuild our Crimea, ”Vereshchuk said.</text:p>
      <text:p text:style-name="P4">
<text:span text:style-name="T4">
 Read also: </text:span>
 <text:a xlink:type="simple" xlink:href="https://www.ukrinform.ua/rubric-crimea/3710953-zelenskij-zatverdiv-sklad-konsultativnoi-radi-z-deokupacii-ta-reintegracii-krimu.html" text:style-name="Internet_20_link" text:visited-style-name="Visited_20_Internet_20_Link">
<text:span text:style-name="T4">
 Zelensky </text:span>
</text:a>
As it was reported, earlier Viceremier -Minister - Minister of Reintegration of the Occupied Territories has already noted that in order to form a personnel reservo for work on the Russian invaders released from the Russian invaders, the government will accure a separate resolution. According to her forecast, the document should be accepted at the next time.</text:p>
      <text:p text:style-name="P4">
<text:a xlink:type="simple" xlink:href="https://www.ukrinform.ua/rubric-crimea/3710721-sogodni-ukraina-vsanovue-pamat-zertv-deportacii-krimskih-tatar.html" text:style-name="Internet_20_link" text:visited-style-name="Visited_20_Internet_20_Link">
</text:a>
It is celebrated on May 18.</text:p>
      <text:p text:style-name="P4">
News Source: <text:a xlink:type="simple" xlink:href="https://www.ukrinform.ua/rubric-crimea/3710956-pri-vidnovlenni-krimu-vrahovuvatimut-poziciu-krimskih-tatar-veresuk.html" text:style-name="Internet_20_link" text:visited-style-name="Visited_20_Internet_20_Link">
https://www.ukrinform.ua/rubric-crimea/3710956-pri-vidnovlenni-krimu-vrahovuvatimut-poziciu-krimskih-tatar-veresuk.html</text:a>
</text:p>
      <!--NEWS-->
      <text:h text:style-name="P10" text:outline-level="1">
<text:span text:style-name="T4">
During the searches, it was not possible to find about one million dollars from the bribe of Knyazev - the prosecutor</text:span>
</text:h>
      <text:p text:style-name="P4">
Authors: Ukrinform (Person)</text:p>
      <text:p text:style-name="P4">
Publisher: Укринформ (Organization)</text:p>
      <text:p text:style-name="P4">
Published Time: 2023-05-18T14:48:00+03:00</text:p>
      <text:p text:style-name="P4">
Modified Time: 2023-05-18T14:48:00+03:00</text:p>
      <text:p text:style-name="P4">
Description: Law enforcement officers did not find about a million dollars, according to the investigation transferred to the exchanging of the Supreme Court as an illegal benefit to make the necessary decision. - Ukrinform.</text:p>
      <text:p text:style-name="P4">
Images: ["<text:a xlink:type="simple" xlink:href="https://static.ukrinform.com/photos/2023_05/thumb_files/630_360_1684399735-180.jpg" text:style-name="Internet_20_link" text:visited-style-name="Visited_20_Internet_20_Link">
630_360_16843...</text:a>
"]</text:p>
      <text:p text:style-name="P4">
Tags: ['Хабар', 'Князєв', 'Прокуратура', 'Верховний Суд']</text:p>
      <text:p text:style-name="P4">
Type: Article</text:p>
      <!--METADATA-->
      <text:p text:style-name="P4">
<draw:frame draw:style-name="fr1" draw:name="Image120" text:anchor-type="as-char" svg:width="6.9236in" svg:height="3.956343in" draw:z-index="0">
<draw:image xlink:href="../Images/yкринформ/2023-05-18T14-48-00-03-00/630_360_1684399735-180.jpg" xlink:type="simple" xlink:show="embed" xlink:actuate="onLoad" draw:mime-type="image/jpeg"/>
</draw:frame>
Law enforcement officers did not find about a million dollars, according to the investigation transferred to the exchanging of the Supreme Court as an illegal benefit to make a need.</text:p>
      <text:p text:style-name="P4">
The prosecutor of the Specialized Anti -Corruption Prosecutor's Office Alexander Omelchenko in the High Council of Justice reported to reporters, Ukrinform correspondent reports.</text:p>
      <text:p text:style-name="P4">
Answering the question what amount law enforcement officers were missing after <text:a xlink:type="simple" xlink:href="https://www.ukrinform.ua/tag-obsuk" text:style-name="Internet_20_link" text:visited-style-name="Visited_20_Internet_20_Link">
</text:a>
, Omelchenko said: "About millionaadoars as an object of the wrongdoing."</text:p>
      <text:p text:style-name="P4">
According to the prosecutor, the money was transferred to Knyazev in two stages: on May 3, $ 1 million 350 thousand and May 15 - $ 450 thousand.</text:p>
      <text:p text:style-name="P4">
<text:span text:style-name="T4">
 Read also: </text:span>
 <text:a xlink:type="simple" xlink:href="https://www.ukrinform.ua/rubric-society/3710948-sap-napravila-do-sudu-klopotanna-pro-arest-i-zastavu-dla-knazeva.html" text:style-name="Internet_20_link" text:visited-style-name="Visited_20_Internet_20_Link">
<text:span text:style-name="T4">
 Knyazev </text:span>
</text:a>
Currently, law enforcement officers have seized $ 450,000. Knyazev at home, another $ 597 thousand was found in his office. The rest of the money has not yet been detected, Omelchenko said.</text:p>
      <text:p text:style-name="P4">
As reported by Ukrinform, May 15 <text:a xlink:type="simple" xlink:href="https://www.ukrinform.ua/rubric-society/3709683-nabu-i-sap-vikrili-masstabnu-korupciu-u-verhovnomu-sudi.html" text:style-name="Internet_20_link" text:visited-style-name="Visited_20_Internet_20_Link">
</text:a>
Obtaining undue benefits by the management and judges of the Supreme Court. The law enforcement officers detained the chairman of the Knyazev Armed Forces and withdrew $ 2.7 million.</text:p>
      <text:p text:style-name="P4">
May 16 during the Plenum of the Supreme Court <text:a xlink:type="simple" xlink:href="https://www.ukrinform.ua/rubric-society/3710076-suddi-verhovnogo-sudu-progolosuvali-za-vislovlenna-nedoviri-knazevu.html" text:style-name="Internet_20_link" text:visited-style-name="Visited_20_Internet_20_Link">
</text:a>
Distribution of the current chairman of the Assistant Knyazev. The judge also approved the Plenum of the Armed Forces on the termination of his powers as the chairman of the Armed Forces.</text:p>
      <text:p text:style-name="P4">
On May 17, the Supreme Anti -Corruption Court refused to satisfy the complaint of Observer Knyazev for his detention.</text:p>
      <text:p text:style-name="P4">
On May 18, the High Council of Justice satisfied the submission of the Specialized Anti -Corruption Prosecutor's Office to grant permission for the maintenance of the Supreme Court.</text:p>
      <text:p text:style-name="P4">
<text:span text:style-name="T4">
 Read also: </text:span>
 <text:a xlink:type="simple" xlink:href="https://www.ukrinform.ua/rubric-ato/3710644-akso-golovu-verhovnogo-sudu-ukraini-lovlat-na-habari-to-ce-katastrofa.html" text:style-name="Internet_20_link" text:visited-style-name="Visited_20_Internet_20_Link">
</text:a>
Knyazev, answering the questions of members <text:a xlink:type="simple" xlink:href="https://www.ukrinform.ua/tag-visa-rada-pravosudda" text:style-name="Internet_20_link" text:visited-style-name="Visited_20_Internet_20_Link">
</text:a>
Concerning the packages found in his office, he noted that a certain amount of his personal funds was stored in the safe. He is not aware of the origin of other sums, since the access of the Doctor of the Armed Forces has a wide range of people.</text:p>
      <text:p text:style-name="P4">
Knyazev called "revenge" about him.</text:p>
      <text:p text:style-name="P4">
News Source: <text:a xlink:type="simple" xlink:href="https://www.ukrinform.ua/rubric-society/3710957-pid-cas-obsukiv-ne-vdalosa-znajti-blizko-miljona-dolariv-iz-habara-knazevu-prokuror.html" text:style-name="Internet_20_link" text:visited-style-name="Visited_20_Internet_20_Link">
https://www.ukrinform.ua/rubric-society/3710957-pid-cas-obsukiv-ne-vdalosa-znajti-blizko-miljona-dolariv-iz-habara-knazevu-prokuror.html</text:a>
</text:p>
      <!--NEWS-->
      <text:h text:style-name="P10" text:outline-level="1">
<text:span text:style-name="T4">
US offer Israel Joint Military Planning for Iran - Jerusalem wants more details</text:span>
</text:h>
      <text:p text:style-name="P4">
Authors: Ukrinform (Person)</text:p>
      <text:p text:style-name="P4">
Publisher: Укринформ (Organization)</text:p>
      <text:p text:style-name="P4">
Published Time: 2023-05-18T14:55:41+03:00</text:p>
      <text:p text:style-name="P4">
Modified Time: 2023-05-18T14:55:41+03:00</text:p>
      <text:p text:style-name="P4">
Description: The United States has recently been offered Israel that Washington and Jerusalem take part in the Joint Military Planning for Iran. However, Israel has expressed concern about the conclusion of such an agreement with the United States. - Ukrinform.</text:p>
      <text:p text:style-name="P4">
Images: ["<text:a xlink:type="simple" xlink:href="https://static.ukrinform.com/photos/2018_03/thumb_files/630_360_1520635866-3257.jpg" text:style-name="Internet_20_link" text:visited-style-name="Visited_20_Internet_20_Link">
630_360_15206...</text:a>
"]</text:p>
      <text:p text:style-name="P4">
Tags: ['Іран', 'Ізраїль', 'США']</text:p>
      <text:p text:style-name="P4">
Type: Article</text:p>
      <!--METADATA-->
      <text:p text:style-name="P4">
<draw:frame draw:style-name="fr1" draw:name="Image121" text:anchor-type="as-char" svg:width="6.9236in" svg:height="3.956343in" draw:z-index="0">
<draw:image xlink:href="../Images/yкринформ/2023-05-18T14-55-41-03-00/630_360_1520635866-3257.jpg" xlink:type="simple" xlink:show="embed" xlink:actuate="onLoad" draw:mime-type="image/jpeg"/>
</draw:frame>
Szhanet was offered Israel that Washington and Jerusalem would take part in the Joint Military Planning regarding Iran. However, Israel has expressed an entity in the conclusion of such an agreement with the United States.</text:p>
      <text:p text:style-name="P4">
As Ukrinform reports, it reports <text:a xlink:type="simple" xlink:href="http://www.timesofisrael.com/us-said-to-propose-joint-military-planning-with-israel-on-iran-but-jerusalem-wary/" text:style-name="Internet_20_link" text:visited-style-name="Visited_20_Internet_20_Link">
</text:a>
.</text:p>
      <text:p text:style-name="P4">
"The day before, Baiden's administration appealed to Israeli officials with a default proposal that will significantly improve the US -Israeli -military cooperation," the message reads.</text:p>
      <text:p text:style-name="P4">
The American official stressed that this proposal "does not concern the planning of the US-Israeli strike on the nuclear program of Iran", and will be mainly focused on discussing the ways of anti-registration of Iran's anti-regional activities and unpredictable circumstances.</text:p>
      <text:p text:style-name="P4">
According to the report, such a proposal arose during a recent visit to the Donizrael of the Chairman of the Joint Committee of Chiefs of Staff General Milly, Defense Minister Lloyd Austin and US CCS Commander General Eric Kurilla.</text:p>
      <text:p text:style-name="P4">
However, it is noted that Israel reacted to the proposal carefully and ask him more details.</text:p>
      <text:p text:style-name="P4">
Israeli officials are concerned that the US proposal may be an attempt to "tie Israel's hands" and possibly complicate any plans for Jerusalem to use Iran, in particular, against his nuclear activity.</text:p>
      <text:p text:style-name="P4">
"<text:a xlink:type="simple" xlink:href="https://www.ukrinform.ua/tag-izrail" text:style-name="Internet_20_link" text:visited-style-name="Visited_20_Internet_20_Link">
</text:a>
He asked for clarification as to whether this proposal would be in the field of intelligence and scenarios, whether he would spread to spheres, " - said one of the Israeli officials.</text:p>
      <text:p text:style-name="P4">
<text:span text:style-name="T4">
 Read also: </text:span>
 <text:a xlink:type="simple" xlink:href="https://www.ukrinform.ua/rubric-world/3710703-u-bajdena-hocut-abi-saudivska-aravia-ta-izrail-uklali-mirnu-ugodu-do-kinca-roku.html" text:style-name="Internet_20_link" text:visited-style-name="Visited_20_Internet_20_Link">
<text:span text:style-name="T4">
 Israel </text:span>
</text:a>
As reported by Ukrinform, the White House seeks the conclusion of the Saudi-Israeli Peace Agreement over the next six to seven months-before the start of the presidential campaign in the United States.</text:p>
      <text:p text:style-name="P4">
News Source: <text:a xlink:type="simple" xlink:href="https://www.ukrinform.ua/rubric-world/3710959-ssa-proponuut-izrailu-spilne-vijskove-planuvanna-sodo-iranu-erusalim-hoce-bilse-podrobic.html" text:style-name="Internet_20_link" text:visited-style-name="Visited_20_Internet_20_Link">
https://www.ukrinform.ua/rubric-world/3710959-ssa-proponuut-izrailu-spilne-vijskove-planuvanna-sodo-iranu-erusalim-hoce-bilse-podrobic.html</text:a>
</text:p>
      <!--NEWS-->
      <text:h text:style-name="P10" text:outline-level="1">
<text:span text:style-name="T4">
In Beijing at the festival presented Ukrainian culture and traditional cuisine</text:span>
</text:h>
      <text:p text:style-name="P4">
Authors: Ukrinform (Person)</text:p>
      <text:p text:style-name="P4">
Publisher: Укринформ (Organization)</text:p>
      <text:p text:style-name="P4">
Published Time: 2023-05-18T15:01:00+03:00</text:p>
      <text:p text:style-name="P4">
Modified Time: 2023-05-18T15:01:00+03:00</text:p>
      <text:p text:style-name="P4">
Description: In the capital of China, Beijing Ukrainians during the National Elementary School of Fanchodi introduced the present with Ukrainian culture, clothing, customs and traditional dishes of Ukrainian cuisine. - Ukrinform.</text:p>
      <text:p text:style-name="P4">
Images: ["<text:a xlink:type="simple" xlink:href="https://static.ukrinform.com/photos/2023_05/thumb_files/630_360_1684410735-886.jpg" text:style-name="Internet_20_link" text:visited-style-name="Visited_20_Internet_20_Link">
630_360_16844...</text:a>
", "<text:a xlink:type="simple" xlink:href="https://static.ukrinform.com/photos/2023_05/thumb_files/630_360_1684410921-3578.jpeg" text:style-name="Internet_20_link" text:visited-style-name="Visited_20_Internet_20_Link">
630_360_16844...</text:a>
", "<text:a xlink:type="simple" xlink:href="https://static.ukrinform.com/photos/2023_05/thumb_files/630_360_1684410917-3047.jpeg" text:style-name="Internet_20_link" text:visited-style-name="Visited_20_Internet_20_Link">
630_360_16844...</text:a>
", "<text:a xlink:type="simple" xlink:href="https://static.ukrinform.com/photos/2023_05/thumb_files/630_360_1684410917-7595.jpeg" text:style-name="Internet_20_link" text:visited-style-name="Visited_20_Internet_20_Link">
630_360_16844...</text:a>
", "<text:a xlink:type="simple" xlink:href="https://static.ukrinform.com/photos/2023_05/thumb_files/630_360_1684410917-4797.jpeg" text:style-name="Internet_20_link" text:visited-style-name="Visited_20_Internet_20_Link">
630_360_16844...</text:a>
", "<text:a xlink:type="simple" xlink:href="https://static.ukrinform.com/photos/2023_05/thumb_files/630_360_1684410917-6275.jpeg" text:style-name="Internet_20_link" text:visited-style-name="Visited_20_Internet_20_Link">
630_360_16844...</text:a>
", "<text:a xlink:type="simple" xlink:href="https://static.ukrinform.com/photos/2023_05/thumb_files/630_360_1684410918-4308.jpeg" text:style-name="Internet_20_link" text:visited-style-name="Visited_20_Internet_20_Link">
630_360_16844...</text:a>
", "<text:a xlink:type="simple" xlink:href="https://static.ukrinform.com/photos/2023_05/thumb_files/630_360_1684410920-3887.jpeg" text:style-name="Internet_20_link" text:visited-style-name="Visited_20_Internet_20_Link">
630_360_16844...</text:a>
", "<text:a xlink:type="simple" xlink:href="https://static.ukrinform.com/photos/2023_05/thumb_files/630_360_1684410920-5284.jpeg" text:style-name="Internet_20_link" text:visited-style-name="Visited_20_Internet_20_Link">
630_360_16844...</text:a>
", "<text:a xlink:type="simple" xlink:href="https://static.ukrinform.com/photos/2023_05/thumb_files/630_360_1684410921-6397.jpeg" text:style-name="Internet_20_link" text:visited-style-name="Visited_20_Internet_20_Link">
630_360_16844...</text:a>
", "<text:a xlink:type="simple" xlink:href="https://static.ukrinform.com/photos/2023_05/thumb_files/630_360_1684410922-5789.jpeg" text:style-name="Internet_20_link" text:visited-style-name="Visited_20_Internet_20_Link">
630_360_16844...</text:a>
", "<text:a xlink:type="simple" xlink:href="https://static.ukrinform.com/photos/2023_05/thumb_files/630_360_1684410922-7111.jpeg" text:style-name="Internet_20_link" text:visited-style-name="Visited_20_Internet_20_Link">
630_360_16844...</text:a>
", "<text:a xlink:type="simple" xlink:href="https://static.ukrinform.com/photos/2023_05/thumb_files/630_360_1684410922-5089.jpeg" text:style-name="Internet_20_link" text:visited-style-name="Visited_20_Internet_20_Link">
630_360_16844...</text:a>
", "<text:a xlink:type="simple" xlink:href="https://static.ukrinform.com/photos/2023_05/thumb_files/630_360_1684410923-1132.jpeg" text:style-name="Internet_20_link" text:visited-style-name="Visited_20_Internet_20_Link">
630_360_16844...</text:a>
", "<text:a xlink:type="simple" xlink:href="https://static.ukrinform.com/photos/2023_05/thumb_files/630_360_1684410924-7966.jpeg" text:style-name="Internet_20_link" text:visited-style-name="Visited_20_Internet_20_Link">
630_360_16844...</text:a>
", "<text:a xlink:type="simple" xlink:href="https://static.ukrinform.com/photos/2023_05/thumb_files/630_360_1684410924-8856.jpeg" text:style-name="Internet_20_link" text:visited-style-name="Visited_20_Internet_20_Link">
630_360_16844...</text:a>
"]</text:p>
      <text:p text:style-name="P4">
Tags: ['Діаспора', 'Фестиваль', 'Китай', 'Культура', 'Пекін', 'Кухня']</text:p>
      <text:p text:style-name="P4">
Type: Article</text:p>
      <!--METADATA-->
      <text:p text:style-name="P4">
<draw:frame draw:style-name="fr1" draw:name="Image122" text:anchor-type="as-char" svg:width="6.9236in" svg:height="3.956343in" draw:z-index="0">
<draw:image xlink:href="../Images/yкринформ/2023-05-18T15-01-00-03-00/630_360_1684410735-886.jpg" xlink:type="simple" xlink:show="embed" xlink:actuate="onLoad" draw:mime-type="image/jpeg"/>
</draw:frame>
In the capital of Beijing, Ukrainians during the Festival of Nationalities at the International Payology School Fanchodi introduced the audience to Ukrainian culture, clothing, customs and traditional dishes of Ukrainian cuisine.</text:p>
      <text:p text:style-name="P4">
The action was joined by the parents of little Ukrainians-schools of the school and the Artsuliz Studio with a staff of Ukrainian folk dance "Palyanytsya", reports Ukrinform's own correspondent.</text:p>
      <text:p text:style-name="P4">
In general, the guests of the festival were able to see and taste Tastravas about fifty countries of the world, which were best tried to represent students and their parents.</text:p>
      <text:p text:style-name="P4">
Young dancers from "Palyanitsa" under the direction of Elena Kuzmenko and Oksanikovlev prepared and performed vividly incendiary Ukrainian dance, for which the outlook awarded them with stormy applause.</text:p>
      <text:p text:style-name="P4">
After the cultural program of the festival guests were invited to a closer acquaintance with special kitchens.</text:p>
      <text:p text:style-name="P4">
Despite the unusually hot weather for this period in Beijing(above 30 ° C in the shade), near the Ukrainian housewives was very highly and humble.</text:p>
      <text:p text:style-name="P4">
Ukrainian borscht, donuts, cabbage cabbage and all kinds of cakes, sweets and competing came to the taste of the kids and their parents.Through the efforts of the craftsmen, Ukrainian flags are decorating and clothing and not every third guest of the festival, adding yellow-synchyls with a wonderful May Day in the capital of China.</text:p>
      <text:p text:style-name="P4">
The funds collected by Ukrainians during the festival, which is about 30 thousand UAH, transferred from the charitable organizations of Ukraine, which provides assistance to the victims of transmitted aggression to Ukrainians.</text:p>
      <text:p text:style-name="P4">
As reported by Ukrinform, Ukrainians living in the Chinese city of Shanghai <text:a xlink:type="simple" xlink:href="https://www.ukrinform.ua/rubric-diaspora/3703520-u-sanhai-vidbuvsa-blagodijnij-zahid-na-pidtrimku-ukrainciv-postrazdalih-vid-rosijskoi-agresii.html" text:style-name="Internet_20_link" text:visited-style-name="Visited_20_Internet_20_Link">
</text:a>
A charity event in support of Ukrainian citizens, victims of Russian aggression.</text:p>
      <text:p text:style-name="P4">
<text:span text:style-name="T5">
Foto: Vladimir Sidorenko</text:span>
</text:p>
      <text:p text:style-name="P4">
News Source: <text:a xlink:type="simple" xlink:href="https://www.ukrinform.ua/rubric-diaspora/3710961-u-pekini-na-festivali-predstavili-ukrainsku-kulturu-j-tradicijnu-kuhnu.html" text:style-name="Internet_20_link" text:visited-style-name="Visited_20_Internet_20_Link">
https://www.ukrinform.ua/rubric-diaspora/3710961-u-pekini-na-festivali-predstavili-ukrainsku-kulturu-j-tradicijnu-kuhnu.html</text:a>
</text:p>
      <!--NEWS-->
      <text:h text:style-name="P10" text:outline-level="1">
<text:span text:style-name="T4">
Grain Agreement does not provide for the compliance of Russia's requirements - Bodnar Ambassador</text:span>
</text:h>
      <text:p text:style-name="P4">
Authors: Ukrinform (Person)</text:p>
      <text:p text:style-name="P4">
Publisher: Укринформ (Organization)</text:p>
      <text:p text:style-name="P4">
Published Time: 2023-05-18T15:11:00+03:00</text:p>
      <text:p text:style-name="P4">
Modified Time: 2023-05-18T15:11:00+03:00</text:p>
      <text:p text:style-name="P4">
Description: The Grain Agreement does not provide for any needs of Russia, the issues of the work of the ammonia and the removal of sanctions from Russian banks are currently discussing. - Ukrinform.</text:p>
      <text:p text:style-name="P4">
Images: ["<text:a xlink:type="simple" xlink:href="https://static.ukrinform.com/photos/2023_05/thumb_files/630_360_1684412050-133.jpg" text:style-name="Internet_20_link" text:visited-style-name="Visited_20_Internet_20_Link">
630_360_16844...</text:a>
"]</text:p>
      <text:p text:style-name="P4">
Tags: ['Україна', 'Росія', 'Туреччина', 'зерновий коридор']</text:p>
      <text:p text:style-name="P4">
Type: Article</text:p>
      <!--METADATA-->
      <text:p text:style-name="P4">
<draw:frame draw:style-name="fr1" draw:name="Image123" text:anchor-type="as-char" svg:width="6.9236in" svg:height="3.956343in" draw:z-index="0">
<draw:image xlink:href="../Images/yкринформ/2023-05-18T15-11-00-03-00/630_360_1684412050-133.jpg" xlink:type="simple" xlink:show="embed" xlink:actuate="onLoad" draw:mime-type="image/jpeg"/>
</draw:frame>
The Grain Agreement does not provide for any needs of Russia, the issues of the work of the ammonia and the removal of sanctions of Inspring banks are currently discussing.</text:p>
      <text:p text:style-name="P4">
This was stated by the Ambassador of Ukraine to Turkey Vasyl Bodnar at a briefing of Ukraine - Ukrinform.</text:p>
      <text:p text:style-name="P4">
“The agreement itself does not provide for any needs of Russia. The mechanisms of functioning of the grain corridor from the Ukrainian ports of the International Markets are translated. That <text:a xlink:type="simple" xlink:href="https://www.ukrinform.ua/tag-rosia" text:style-name="Internet_20_link" text:visited-style-name="Visited_20_Internet_20_Link">
 </text:a>
Trying to "attach" - these are issues related to the ammonia pipeline, with the removal of sanctions from banks and organizations engaged in trade in grain and fertilizers. These questions are still on discussion, " - the diplomat explained.</text:p>
      <text:p text:style-name="P4">
He noted that the UN signed an agreement with the aggressor country and a corresponding memorial for facilitating the resolution of these issues.</text:p>
      <text:p text:style-name="P4">
"Therefore, discussions about those requirements are ongoing, and the grain initiative must function properly, since the document on it was signed in this format," the ambassador proclaimed.</text:p>
      <text:p text:style-name="P4">
<text:span text:style-name="T4">
 Read also: </text:span>
 <text:a xlink:type="simple" xlink:href="https://www.ukrinform.ua/rubric-world/3710653-ssa-privitali-prodovzenna-zernovoi-ugodi-j-doriknuli-rosii-za-ii-povedinku.html" text:style-name="Internet_20_link" text:visited-style-name="Visited_20_Internet_20_Link">
<text:span text:style-name="T4">
 grain </text:span>
</text:a>
As reported by Ukrinform, Ukraine, the United Nations and Turkey, 18, 2023, agreed on the continuation of the Initiatives for the Secure Transportation of Agricultural Products through the Black Sea. The agreement was extended for 1,20 days, but in Russia it was stated that the agreement would be valid until May 18, 2023.</text:p>
      <text:p text:style-name="P4">
On May 17 it became known that <text:a xlink:type="simple" xlink:href="https://www.ukrinform.ua/rubric-economy/3710574-zernovu-ugodu-prodovzili-na-dva-misaci.html" text:style-name="Internet_20_link" text:visited-style-name="Visited_20_Internet_20_Link">
</text:a>
for two months.</text:p>
      <text:p text:style-name="P4">
Since April 2023, the Russian side has constantly blocked the implementation of the Grain Agreement. In particular, from May 8 to May 14, 2023, according to the Ukrainian Club of Agrarian Business, no vessel has been inspected to enter the naval ports of Ukraine and no vessel was registered for inspection.</text:p>
      <text:p text:style-name="P4">
News Source: <text:a xlink:type="simple" xlink:href="https://www.ukrinform.ua/rubric-economy/3710970-zernova-ugoda-ne-peredbacae-vikonanna-vimog-rosii-posol-bodnar.html" text:style-name="Internet_20_link" text:visited-style-name="Visited_20_Internet_20_Link">
https://www.ukrinform.ua/rubric-economy/3710970-zernova-ugoda-ne-peredbacae-vikonanna-vimog-rosii-posol-bodnar.html</text:a>
</text:p>
      <!--NEWS-->
      <text:h text:style-name="P10" text:outline-level="1">
<text:span text:style-name="T4">
Sushkevich: Let's do everything to continue the removal of Russia and Belarus from competitions</text:span>
</text:h>
      <text:p text:style-name="P4">
Authors: Ukrinform (Person)</text:p>
      <text:p text:style-name="P4">
Publisher: Укринформ (Organization)</text:p>
      <text:p text:style-name="P4">
Published Time: 2023-05-18T15:12:51+03:00</text:p>
      <text:p text:style-name="P4">
Modified Time: 2023-05-18T15:12:51+03:00</text:p>
      <text:p text:style-name="P4">
Description: On April 25, the Tribunal of the International Paralympic Committee (IPC) in Dubai granted the appeals of the National Paralympic Committees of Russia and Belarus to restore membership in the international Paralympic movement. - Ukrinform.</text:p>
      <text:p text:style-name="P4">
Images: ["<text:a xlink:type="simple" xlink:href="https://static.ukrinform.com/photos/2023_05/thumb_files/630_360_1684403632-863.jpg" text:style-name="Internet_20_link" text:visited-style-name="Visited_20_Internet_20_Link">
630_360_16844...</text:a>
"]</text:p>
      <text:p text:style-name="P4">
Tags: ['Спорт', 'Укрінформ', 'Війна', 'Паралімпійці']</text:p>
      <text:p text:style-name="P4">
Type: Article</text:p>
      <!--METADATA-->
      <text:p text:style-name="P4">
<draw:frame draw:style-name="fr1" draw:name="Image124" text:anchor-type="as-char" svg:width="6.9236in" svg:height="3.956343in" draw:z-index="0">
<draw:image xlink:href="../Images/yкринформ/2023-05-18T15-12-51-03-00/630_360_1684403632-863.jpg" xlink:type="simple" xlink:show="embed" xlink:actuate="onLoad" draw:mime-type="image/jpeg"/>
</draw:frame>
April 25 Aapelation Tribunal of the International Paralympic Committee(IPC)Dubajajadadadaders the appeals of the National Paralympic Committees of Russia and Belarusiano restore membership in the International Paralympic Rus.</text:p>
      <text:p text:style-name="P4">
During today's press conference in Ukrinform, the President of the National Committee of Sports of Persons with Disabilities of Ukraine Valery Sushkevich appealed to the sports general with a call to do everything to prevent the agency's competitions, reports agency correspondents.</text:p>
      <text:p text:style-name="P4">
"Now the status of membership of Russia and Belarus in the International Paralympic Committee will consider the General Assembly of the Organization, which will be held on September 28-29 in Bahrain," Sushkevich said. - Inspection, however, that the decision of the tribunal on the suspension of deprivation of membership of the Paralympic committees of Russian Belarus does not affect the return of athletes of these countries. They remain in international start ... The killers are not in the civilized span of exports in particular. Many people on the planet call the paralympic movement of human civilization. People may have equal the right tamosiness. Paralympic sports contribute to the realization of these rights. Can a country that makes aggression and murder by state policy to be with a civilized world? The question is rhetorical. During the 2022 Paralympics, the Ukrainian Paralympics managed to unite all nations and reach the only correct decision of the IPC -not to admit to Igor Russia and Belarus. These countries then went home with nothing. It was the victory of Paralympic sports. And victories are so needed by our state ...</text:p>
      <text:p text:style-name="P4">
By the way, the President of the Copper Paralympic Committee, Andrugapersons, does not resist the decision of the Council of Appeal to restore the membership of the Russian Federation and RB. The decision respects, but does not weather with him. Now we have to do everything to continue the removal of Russia and Belarus from competitions. "</text:p>
      <text:p text:style-name="P4">
Valery Sushkevich also emphasized that in the current situation there are very important habitats of the Ukrainian state and its partner countries.<text:span text:style-name="T4">
 Read also: </text:span>
 <text:a xlink:type="simple" xlink:href="https://www.ukrinform.ua/rubric-sports/3700640-britania-i-francia-postavili-pid-sumniv-nejtralnist-rosijskih-ta-biloruskih-sportsmeniv.html" text:style-name="Internet_20_link" text:visited-style-name="Visited_20_Internet_20_Link">
</text:a>
At the same time, I would like to thank for help in our struggle for "civilized sports" to President Vladimir Zedensky, the management of the Ministry of Ministry of Justice and Sports, the Ukrainian Government, ” - said the head of the Ukrainian Paralympics.</text:p>
      <text:p text:style-name="P4">
Photo: ukrinform.ua.</text:p>
      <text:p text:style-name="P4">
News Source: <text:a xlink:type="simple" xlink:href="https://www.ukrinform.ua/rubric-sports/3710967-suskevic-zrobimo-vse-sob-prodovziti-vidstoronenna-rosii-ta-bilorusi-vid-zmagan.html" text:style-name="Internet_20_link" text:visited-style-name="Visited_20_Internet_20_Link">
https://www.ukrinform.ua/rubric-sports/3710967-suskevic-zrobimo-vse-sob-prodovziti-vidstoronenna-rosii-ta-bilorusi-vid-zmagan.html</text:a>
</text:p>
      <!--NEWS-->
      <text:h text:style-name="P10" text:outline-level="1">
<text:span text:style-name="T4">
There will soon be more NASAMS systems in Ukraine: Stefanchuk visited the company in Norway</text:span>
</text:h>
      <text:p text:style-name="P4">
Authors: Ukrinform (Person)</text:p>
      <text:p text:style-name="P4">
Publisher: Укринформ (Organization)</text:p>
      <text:p text:style-name="P4">
Published Time: 2023-05-18T15:14:54+03:00</text:p>
      <text:p text:style-name="P4">
Modified Time: 2023-05-18T15:14:54+03:00</text:p>
      <text:p text:style-name="P4">
Description: Very soon there will be more NASAMS air defense systems in Ukraine, so that Russia is more efficiently producing everything in peaceful Ukrainian cities and protecting itself from its brutal attacks. - Ukrinform.</text:p>
      <text:p text:style-name="P4">
Images: ["<text:a xlink:type="simple" xlink:href="https://static.ukrinform.com/photos/2023_05/thumb_files/630_360_1684411837-9149.jpeg" text:style-name="Internet_20_link" text:visited-style-name="Visited_20_Internet_20_Link">
630_360_16844...</text:a>
", "<text:a xlink:type="simple" xlink:href="https://static.ukrinform.com/photos/2023_05/thumb_files/630_360_1684411837-7801.jpeg" text:style-name="Internet_20_link" text:visited-style-name="Visited_20_Internet_20_Link">
630_360_16844...</text:a>
", "<text:a xlink:type="simple" xlink:href="https://static.ukrinform.com/photos/2023_05/thumb_files/630_360_1684411837-2661.jpeg" text:style-name="Internet_20_link" text:visited-style-name="Visited_20_Internet_20_Link">
630_360_16844...</text:a>
", "<text:a xlink:type="simple" xlink:href="https://static.ukrinform.com/photos/2023_05/thumb_files/630_360_1684411837-5821.jpeg" text:style-name="Internet_20_link" text:visited-style-name="Visited_20_Internet_20_Link">
630_360_16844...</text:a>
", "<text:a xlink:type="simple" xlink:href="https://static.ukrinform.com/photos/2023_05/thumb_files/630_360_1684411837-7482.jpeg" text:style-name="Internet_20_link" text:visited-style-name="Visited_20_Internet_20_Link">
630_360_16844...</text:a>
"]</text:p>
      <text:p text:style-name="P4">
Tags: ['Норвегія', 'Стефанчук', 'Війна з Росією', 'ППО', 'NASAMS']</text:p>
      <text:p text:style-name="P4">
Type: Article</text:p>
      <!--METADATA-->
      <text:p text:style-name="P4">
<draw:frame draw:style-name="fr1" draw:name="Image125" text:anchor-type="as-char" svg:width="6.9236in" svg:height="3.956343in" draw:z-index="0">
<draw:image xlink:href="../Images/yкринформ/2023-05-18T15-14-54-03-00/630_360_1684411837-9149.jpeg" xlink:type="simple" xlink:show="embed" xlink:actuate="onLoad" draw:mime-type="image/jpeg"/>
</draw:frame>
There will be more NASAMS air defense systems in Ukraine, so that Russia is more effective in all that Russia is producing in peaceful Ukrainian cities, to protect from its brutal attacks.</text:p>
      <text:p text:style-name="P4">
As Ukrinform reports with reference to message B <text:a xlink:type="simple" xlink:href="https://t.me/verkhovnaradaukrainy/50913" text:style-name="Internet_20_link" text:visited-style-name="Visited_20_Internet_20_Link">
</text:a>
The Verkhovna Rada of Ukraine, the Chairman of the Verkhovna Rada Ruslan Stefanchuk said after a visit to the enterprise in Norway, where NASAMS air defense is produced.</text:p>
      <text:p text:style-name="P4">
"Today, together with the President of Kongsberg Defense &amp; Aerospace, Eyrik Lee Tap -President Masuda Garakhan, we have talked about increasing the supply of anti -air systems for the Armed Forces of Ukraine," he said.</text:p>
      <text:p text:style-name="P4">
<text:span text:style-name="T4">
 Read also: </text:span>
 <text:a xlink:type="simple" xlink:href="https://www.ukrinform.ua/rubric-ato/3699020-ukraina-najbilse-potrebue-nazemnih-sistem-ppo-glava-pentagonu.html" text:style-name="Internet_20_link" text:visited-style-name="Visited_20_Internet_20_Link">
</text:a>
According to Stefanchuk, he visited the enterprise where they produce, in particular the air defense.</text:p>
      <text:p text:style-name="P4">
“They are in Ukraine and we need more. And there will be more of them !!!Shortly!Quite Score!"</text:p>
      <text:p text:style-name="P4">
<draw:frame draw:style-name="fr1" draw:name="Image126" text:anchor-type="as-char" svg:width="6.9236in" svg:height="3.956343in" draw:z-index="0">
<draw:image xlink:href="../Images/yкринформ/2023-05-18T15-14-54-03-00/630_360_1684411837-7801.jpeg" xlink:type="simple" xlink:show="embed" xlink:actuate="onLoad" draw:mime-type="image/jpeg"/>
</draw:frame>
Ruslantefanchuk visited the enterprise in Norway, where the NASAMS air defense is produced / photo: Verkhovna Rada of Ukraine <text:a xlink:type="simple" xlink:href="https://static.ukrinform.com/photos/2023_05/1684411837-7801.jpeg" text:style-name="Internet_20_link" text:visited-style-name="Visited_20_Internet_20_Link">
<draw:frame draw:style-name="fr1" draw:name="Image127" text:anchor-type="as-char" svg:width="6.9236in" svg:height="3.956343in" draw:z-index="0">
<draw:image xlink:href="../Images/yкринформ/2023-05-18T15-14-54-03-00/630_360_1684411837-7801.jpeg" xlink:type="simple" xlink:show="embed" xlink:actuate="onLoad" draw:mime-type="image/jpeg"/>
</draw:frame>
</text:a>
 <text:a xlink:type="simple" xlink:href="https://static.ukrinform.com/photos/2023_05/1684411837-9149.jpeg" text:style-name="Internet_20_link" text:visited-style-name="Visited_20_Internet_20_Link">
<draw:frame draw:style-name="fr1" draw:name="Image128" text:anchor-type="as-char" svg:width="6.9236in" svg:height="3.956343in" draw:z-index="0">
<draw:image xlink:href="../Images/yкринформ/2023-05-18T15-14-54-03-00/630_360_1684411837-9149.jpeg" xlink:type="simple" xlink:show="embed" xlink:actuate="onLoad" draw:mime-type="image/jpeg"/>
</draw:frame>
</text:a>
 <text:a xlink:type="simple" xlink:href="https://static.ukrinform.com/photos/2023_05/1684411837-2661.jpeg" text:style-name="Internet_20_link" text:visited-style-name="Visited_20_Internet_20_Link">
<draw:frame draw:style-name="fr1" draw:name="Image129" text:anchor-type="as-char" svg:width="6.9236in" svg:height="3.956343in" draw:z-index="0">
<draw:image xlink:href="../Images/yкринформ/2023-05-18T15-14-54-03-00/630_360_1684411837-2661.jpeg" xlink:type="simple" xlink:show="embed" xlink:actuate="onLoad" draw:mime-type="image/jpeg"/>
</draw:frame>
</text:a>
 <text:a xlink:type="simple" xlink:href="https://static.ukrinform.com/photos/2023_05/1684411837-5821.jpeg" text:style-name="Internet_20_link" text:visited-style-name="Visited_20_Internet_20_Link">
<draw:frame draw:style-name="fr1" draw:name="Image130" text:anchor-type="as-char" svg:width="6.9236in" svg:height="3.956343in" draw:z-index="0">
<draw:image xlink:href="../Images/yкринформ/2023-05-18T15-14-54-03-00/630_360_1684411837-5821.jpeg" xlink:type="simple" xlink:show="embed" xlink:actuate="onLoad" draw:mime-type="image/jpeg"/>
</draw:frame>
</text:a>
 <text:a xlink:type="simple" xlink:href="https://static.ukrinform.com/photos/2023_05/1684411837-7482.jpeg" text:style-name="Internet_20_link" text:visited-style-name="Visited_20_Internet_20_Link">
<draw:frame draw:style-name="fr1" draw:name="Image131" text:anchor-type="as-char" svg:width="6.9236in" svg:height="3.956343in" draw:z-index="0">
<draw:image xlink:href="../Images/yкринформ/2023-05-18T15-14-54-03-00/630_360_1684411837-7482.jpeg" xlink:type="simple" xlink:show="embed" xlink:actuate="onLoad" draw:mime-type="image/jpeg"/>
</draw:frame>
</text:a>
As stressed <text:a xlink:type="simple" xlink:href="https://www.ukrinform.ua/tag-stefancuk" text:style-name="Internet_20_link" text:visited-style-name="Visited_20_Internet_20_Link">
</text:a>
, “Ukraine has to win in the war that Russia has unleashed. And Ukraine will win. Norway is a goal with us. ”</text:p>
      <text:p text:style-name="P4">
News Source: <text:a xlink:type="simple" xlink:href="https://www.ukrinform.ua/rubric-ato/3710971-v-ukraini-skoro-bude-bilse-sistem-nasams-stefancuk-vidvidav-pidpriemstvo-u-norvegii.html" text:style-name="Internet_20_link" text:visited-style-name="Visited_20_Internet_20_Link">
https://www.ukrinform.ua/rubric-ato/3710971-v-ukraini-skoro-bude-bilse-sistem-nasams-stefancuk-vidvidav-pidpriemstvo-u-norvegii.html</text:a>
</text:p>
      <!--NEWS-->
      <text:h text:style-name="P10" text:outline-level="1">
<text:span text:style-name="T4">
In Khmelnytskyi due to shelling damaged switchgear</text:span>
</text:h>
      <text:p text:style-name="P4">
Authors: Ukrinform (Person)</text:p>
      <text:p text:style-name="P4">
Publisher: Укринформ (Organization)</text:p>
      <text:p text:style-name="P4">
Published Time: 2023-05-18T15:19:47+03:00</text:p>
      <text:p text:style-name="P4">
Modified Time: 2023-05-18T15:19:47+03:00</text:p>
      <text:p text:style-name="P4">
Description: In Khmelnytskyi, as a result of morning Russian shelling, several sections of distribution networks have been partially damaged, three settlements have been deactivated. - Ukrinform.</text:p>
      <text:p text:style-name="P4">
Images: ["<text:a xlink:type="simple" xlink:href="https://static.ukrinform.com/photos/2023_02/thumb_files/630_360_1677090548-641.jpg" text:style-name="Internet_20_link" text:visited-style-name="Visited_20_Internet_20_Link">
630_360_16770...</text:a>
"]</text:p>
      <text:p text:style-name="P4">
Tags: ['Електроенергія', 'Хмельниччина', 'Ракетний удар']</text:p>
      <text:p text:style-name="P4">
Type: Article</text:p>
      <!--METADATA-->
      <text:p text:style-name="P4">
<draw:frame draw:style-name="fr1" draw:name="Image132" text:anchor-type="as-char" svg:width="6.9236in" svg:height="3.956343in" draw:z-index="0">
<draw:image xlink:href="../Images/yкринформ/2023-05-18T15-19-47-03-00/630_360_1677090548-641.jpg" xlink:type="simple" xlink:show="embed" xlink:actuate="onLoad" draw:mime-type="image/jpeg"/>
</draw:frame>
The Nakhmelnytsky region, as a result of the morning Russian shelling, is partially damaged by the sections of distribution networks, three settlements have been deactivated.</text:p>
      <text:p text:style-name="P4">
This was reported in <text:a xlink:type="simple" xlink:href="http://t.me/khmelnytskoblenergo/133" text:style-name="Internet_20_link" text:visited-style-name="Visited_20_Internet_20_Link">
</text:a>
Preschools of the feller, reports Ukrinform.</text:p>
      <text:p text:style-name="P4">
"As a result of the night attack, several damage to several areas of distribution networks of Khmelnytsky district took place," the statement said.</text:p>
      <text:p text:style-name="P4">
It is noted that after checking the terrain and obtaining permission from specialists <text:a xlink:type="simple" xlink:href="https://www.ukrinform.ua/tag-dsns" text:style-name="Internet_20_link" text:visited-style-name="Visited_20_Internet_20_Link">
</text:a>
Energy began emergency restoration work. Since the damage is not very complex, the electricity consumers of three de -related villages will be restored by the end of the working day.</text:p>
      <text:p text:style-name="P4">
<text:span text:style-name="T4">
 Read also: </text:span>
 <text:a xlink:type="simple" xlink:href="https://www.ukrinform.ua/rubric-regions/3710732-na-mikolaivsini-vnaslidok-raketnogo-obstrilu-rf-vinikla-pozeza-na-pidpriemstvi.html" text:style-name="Internet_20_link" text:visited-style-name="Visited_20_Internet_20_Link">
<text:span text:style-name="T4">
 firing </text:span>
</text:a>
As <text:a xlink:type="simple" xlink:href="https://www.ukrinform.ua/rubric-ato/3710745-zagarbniki-vlucili-v-obekt-infrastrukturi-na-hmelniccini.html" text:style-name="Internet_20_link" text:visited-style-name="Visited_20_Internet_20_Link">
 </text:a>
Ukrinform, Russian troops in the morning of 18th more struck in the Khmelnytsky region and hit the objectinfrastructure.</text:p>
      <text:p text:style-name="P4">
News Source: <text:a xlink:type="simple" xlink:href="https://www.ukrinform.ua/rubric-regions/3710972-na-hmelniccini-vnaslidok-obstriliv-poskodzeni-rozpodilci-elektromerezi.html" text:style-name="Internet_20_link" text:visited-style-name="Visited_20_Internet_20_Link">
https://www.ukrinform.ua/rubric-regions/3710972-na-hmelniccini-vnaslidok-obstriliv-poskodzeni-rozpodilci-elektromerezi.html</text:a>
</text:p>
      <!--NEWS-->
      <text:h text:style-name="P10" text:outline-level="1">
<text:span text:style-name="T4">
The lawyer claims that he collaborated with the investigation under the cover of a long -time acquaintance Knyazev</text:span>
</text:h>
      <text:p text:style-name="P4">
Authors: Ukrinform (Person)</text:p>
      <text:p text:style-name="P4">
Publisher: Укринформ (Organization)</text:p>
      <text:p text:style-name="P4">
Published Time: 2023-05-18T15:22:00+03:00</text:p>
      <text:p text:style-name="P4">
Modified Time: 2023-05-18T15:22:00+03:00</text:p>
      <text:p text:style-name="P4">
Description: In the case of a bribe of $ 2.7 million. The National Anti -Corruption Bureau collaborated with a longtime familiar exquisite of the Supreme Court of Vsevolod Knyazev Kirill Gorburov. - Ukrinform.</text:p>
      <text:p text:style-name="P4">
Images: ["<text:a xlink:type="simple" xlink:href="https://static.ukrinform.com/photos/2023_05/thumb_files/630_360_1684399738-474.jpg" text:style-name="Internet_20_link" text:visited-style-name="Visited_20_Internet_20_Link">
630_360_16843...</text:a>
"]</text:p>
      <text:p text:style-name="P4">
Tags: ['Адвокат', 'Князєв', 'Верховний Суд']</text:p>
      <text:p text:style-name="P4">
Type: Article</text:p>
      <!--METADATA-->
      <text:p text:style-name="P4">
<draw:frame draw:style-name="fr1" draw:name="Image133" text:anchor-type="as-char" svg:width="6.9236in" svg:height="3.956343in" draw:z-index="0">
<draw:image xlink:href="../Images/yкринформ/2023-05-18T15-22-00-03-00/630_360_1684399738-474.jpg" xlink:type="simple" xlink:show="embed" xlink:actuate="onLoad" draw:mime-type="image/jpeg"/>
</draw:frame>
In the case of a bribe of $ 2.7 million. A longtime familiar expert of the Supreme Court of Vsevolod Knyazevakylo Gorburov worked with the National Anti -Corruption Bureau.</text:p>
      <text:p text:style-name="P4">
This was stated by Knyazev's lawyer during a meeting of the High Council of Justice, Ukrinform reports.</text:p>
      <text:p text:style-name="P4">
According to the defender, Knyazev is charged with the creation of an organized criminal group, which, according to the investigation, included three people: the expert of the Armed Forces himself, the lawyer Oleg Goretsky and a trusted person named Cyril Gorburov. The investigation reported about the suspicions of Knyazev and Goretsky, but Gorburov's prosecutions were unspoken.</text:p>
      <text:p text:style-name="P4">
"Gorburov is a person who cooperated with the investigation under the cover. He was confidential cooperation," the lawyer said.</text:p>
      <text:p text:style-name="P4">
<text:span text:style-name="T4">
 Read also: </text:span>
 <text:a xlink:type="simple" xlink:href="https://www.ukrinform.ua/rubric-society/3710957-pid-cas-obsukiv-ne-vdalosa-znajti-blizko-miljona-dolariv-iz-habara-knazevu-prokuror.html" text:style-name="Internet_20_link" text:visited-style-name="Visited_20_Internet_20_Link">
<text:span text:style-name="T4">
 prince </text:span>
</text:a>
In his opinion, Gorburov provoked the expert of the Armed Forces.</text:p>
      <text:p text:style-name="P4">
According to the lawyer, Knyazev was acquainted with Gorburov since 2007, even when I live <text:a xlink:type="simple" xlink:href="https://www.ukrinform.ua/tag-mikolaiv" text:style-name="Internet_20_link" text:visited-style-name="Visited_20_Internet_20_Link">
</text:a>
.</text:p>
      <text:p text:style-name="P4">
A man named Cyril Gorburov was a deputy of the Nikolaev City Council. The given media, Cyril Gorburov - Kum Knyazev.</text:p>
      <text:p text:style-name="P4">
As reported by Ukrinform, May 15 <text:a xlink:type="simple" xlink:href="https://www.ukrinform.ua/rubric-society/3709683-nabu-i-sap-vikrili-masstabnu-korupciu-u-verhovnomu-sudi.html" text:style-name="Internet_20_link" text:visited-style-name="Visited_20_Internet_20_Link">
</text:a>
Obtaining undue benefits by the management and judges of the Supreme Court. The law enforcement officers detained the chairman of the Knyazev Armed Forces and withdrew $ 2.7 million.</text:p>
      <text:p text:style-name="P4">
May 16 during the Plenum of the Supreme Court <text:a xlink:type="simple" xlink:href="https://www.ukrinform.ua/rubric-society/3710076-suddi-verhovnogo-sudu-progolosuvali-za-vislovlenna-nedoviri-knazevu.html" text:style-name="Internet_20_link" text:visited-style-name="Visited_20_Internet_20_Link">
</text:a>
Distribution of the current chairman of the Assistant Knyazev. The judge also approved the Plenum of the Armed Forces on the termination of his powers as the chairman of the Armed Forces.</text:p>
      <text:p text:style-name="P4">
<text:span text:style-name="T4">
 Read also: </text:span>
 <text:a xlink:type="simple" xlink:href="https://www.ukrinform.ua/rubric-society/3710948-sap-napravila-do-sudu-klopotanna-pro-arest-i-zastavu-dla-knazeva.html" text:style-name="Internet_20_link" text:visited-style-name="Visited_20_Internet_20_Link">
<text:span text:style-name="T4">
 Knyazev </text:span>
</text:a>
On May 17, the Supreme Anti -Corruption Court refused to satisfy the complaint of Observer Knyazev for his detention.</text:p>
      <text:p text:style-name="P4">
On May 18, the High Council of Justice satisfied the submission of the Specialized Anti -Corruption Prosecutor's Office to grant permission for the maintenance of the Supreme Court.</text:p>
      <text:p text:style-name="P4">
Knyazev called the case "revenge".</text:p>
      <text:p text:style-name="P4">
News Source: <text:a xlink:type="simple" xlink:href="https://www.ukrinform.ua/rubric-society/3710974-advokat-stverdzue-so-zi-slidstvom-spivpracuvav-pid-prikrittam-davnij-znajomij-knazeva.html" text:style-name="Internet_20_link" text:visited-style-name="Visited_20_Internet_20_Link">
https://www.ukrinform.ua/rubric-society/3710974-advokat-stverdzue-so-zi-slidstvom-spivpracuvav-pid-prikrittam-davnij-znajomij-knazeva.html</text:a>
</text:p>
      <!--NEWS-->
      <text:h text:style-name="P10" text:outline-level="1">
<text:span text:style-name="T4">
Yastremskaya lost Paolini at WTA tournament in Florence</text:span>
</text:h>
      <text:p text:style-name="P4">
Authors: Ukrinform (Person)</text:p>
      <text:p text:style-name="P4">
Publisher: Укринформ (Organization)</text:p>
      <text:p text:style-name="P4">
Published Time: 2023-05-18T15:24:23+03:00</text:p>
      <text:p text:style-name="P4">
Modified Time: 2023-05-18T15:24:23+03:00</text:p>
      <text:p text:style-name="P4">
Description: Ukrainian tennis player Diana Yastremskaya stopped in the second round of the tournament (WTA) in the Italian city of Florence with a prize fund of $ 115 thousand - Ukrinform.</text:p>
      <text:p text:style-name="P4">
Images: ["<text:a xlink:type="simple" xlink:href="https://static.ukrinform.com/photos/2023_05/thumb_files/630_360_1684402895-932.jpeg" text:style-name="Internet_20_link" text:visited-style-name="Visited_20_Internet_20_Link">
630_360_16844...</text:a>
"]</text:p>
      <text:p text:style-name="P4">
Tags: ['Теніс', 'Збірна України', 'Жінки', 'Даяна Ястремська']</text:p>
      <text:p text:style-name="P4">
Type: Article</text:p>
      <!--METADATA-->
      <text:p text:style-name="P4">
<draw:frame draw:style-name="fr1" draw:name="Image134" text:anchor-type="as-char" svg:width="6.9236in" svg:height="3.956343in" draw:z-index="0">
<draw:image xlink:href="../Images/yкринформ/2023-05-18T15-24-23-03-00/630_360_1684402895-932.jpeg" xlink:type="simple" xlink:show="embed" xlink:actuate="onLoad" draw:mime-type="image/jpeg"/>
</draw:frame>
Ukrainian tennis player Diana Yastremskaya stopped in the second round of the tournament(WTA)In the Italian city of Florence with a prize fund $ 115 thousand.</text:p>
      <text:p text:style-name="P4">
Diana(№158 WTA)In the three sets, the 65th "rackets" of the world of Yasmin Paoliniz Italy - 5: 7, 6: 4, 3: 6, reports Ukrinform.</text:p>
      <text:p text:style-name="P4">
The rivals were spent 2 hours on the court for 28 minutes.</text:p>
      <text:p text:style-name="P4">
The tournament in Florence will last until May 21.</text:p>
      <text:p text:style-name="P4">
<text:span text:style-name="T4">
 Read also: </text:span>
 <text:a xlink:type="simple" xlink:href="https://www.ukrinform.ua/rubric-sports/3710174-astremska-probilasa-do-18-finalu-turniru-wta-u-florencii.html" text:style-name="Internet_20_link" text:visited-style-name="Visited_20_Internet_20_Link">
<text:span text:style-name="T4">
 Yastremskaya </text:span>
</text:a>
Next week, Yastremskaya starts in the qualification of the Open Championship.</text:p>
      <text:p text:style-name="P4">
Photo: btu.org.ua.</text:p>
      <text:p text:style-name="P4">
News Source: <text:a xlink:type="simple" xlink:href="https://www.ukrinform.ua/rubric-sports/3710975-astremska-prograla-paolini-na-turniri-wta-u-florencii.html" text:style-name="Internet_20_link" text:visited-style-name="Visited_20_Internet_20_Link">
https://www.ukrinform.ua/rubric-sports/3710975-astremska-prograla-paolini-na-turniri-wta-u-florencii.html</text:a>
</text:p>
      <!--NEWS-->
      <text:h text:style-name="P10" text:outline-level="1">
<text:span text:style-name="T4">
Thomas Bach: We want athletes from all 206 IOC national committees can participate in the Olympic Games</text:span>
</text:h>
      <text:p text:style-name="P4">
Authors: Ukrinform (Person)</text:p>
      <text:p text:style-name="P4">
Publisher: Укринформ (Organization)</text:p>
      <text:p text:style-name="P4">
Published Time: 2023-05-18T15:24:41+03:00</text:p>
      <text:p text:style-name="P4">
Modified Time: 2023-05-18T15:24:41+03:00</text:p>
      <text:p text:style-name="P4">
Description: The President of the International Olympic Committee (IOC) during a speech in Sofia in honor of the 100th anniversary of the NOC of Bulgaria expressed his hope that representatives of all national committees would be able to participate in the Olympiad in Paris. - Ukrinform.</text:p>
      <text:p text:style-name="P4">
Images: ["<text:a xlink:type="simple" xlink:href="https://static.ukrinform.com/photos/2023_05/thumb_files/630_360_1684412513-447.jpg" text:style-name="Internet_20_link" text:visited-style-name="Visited_20_Internet_20_Link">
630_360_16844...</text:a>
"]</text:p>
      <text:p text:style-name="P4">
Tags: ['МОК', 'Олімпіада', 'Олімпійські ігри']</text:p>
      <text:p text:style-name="P4">
Type: Article</text:p>
      <!--METADATA-->
      <text:p text:style-name="P4">
<draw:frame draw:style-name="fr1" draw:name="Image135" text:anchor-type="as-char" svg:width="6.9236in" svg:height="3.956343in" draw:z-index="0">
<draw:image xlink:href="../Images/yкринформ/2023-05-18T15-24-41-03-00/630_360_1684412513-447.jpg" xlink:type="simple" xlink:show="embed" xlink:actuate="onLoad" draw:mime-type="image/jpeg"/>
</draw:frame>
President of the International Olympic Committee(Mok)During his speech in Sofia in honor of the 1,000th anniversary of Bulgaria, he said that representatives of all national components would be able to participate in the Olympiad in Paris.</text:p>
      <text:p text:style-name="P4">
About this <text:a xlink:type="simple" xlink:href="https://www.insidethegames.biz/articles/1137089/bach-hints-russia-inclusion-paris-2024" text:style-name="Internet_20_link" text:visited-style-name="Visited_20_Internet_20_Link">
 </text:a>
Inside the Games, reports Ukrinform.</text:p>
      <text:p text:style-name="P4">
“The IOC recommendation is that athletes of all countries are allowed to choose participation in qualification competitions that are already taking place. I hope that many federations will accept our recommendations. I am happy to have received support from this issue from President of Bulgaria Rumen Radev. He, like us, wants sportsmen of all 206 IOC national committees could participate in the Volhympic Games, ”Bach said.</text:p>
      <text:p text:style-name="P4">
<text:span text:style-name="T4">
 Read also: </text:span>
 <text:a xlink:type="simple" xlink:href="https://www.ukrinform.ua/rubric-sports/3705960-tomas-bah-mi-dokladaemo-vsi-zusilla-sob-vikonati-misiu-sodo-povernenna-rosian-i-bilorusiv-do-miznarodnih-zmagan.html" text:style-name="Internet_20_link" text:visited-style-name="Visited_20_Internet_20_Link">
<text:span text:style-name="T4">
 Thomas </text:span>
 <text:span text:style-name="T4">
 Bach </text:span>
</text:a>
As reported by Ukrinform, at the end of January, the IOC announced the intention of returning sportsmen from Russia and Belarus to performances in international competitions by the Pidwear Flag.</text:p>
      <text:p text:style-name="P4">
<text:a xlink:type="simple" xlink:href="https://www.ukrinform.ua/rubric-sports/3695638-minmolodsportu-pidgotuvalo-oficijnij-nakaz-pro-bojkot-zmagan-z-rosijskimi-ta-biloruskimi-sportsmenami.html" text:style-name="Internet_20_link" text:visited-style-name="Visited_20_Internet_20_Link">
</text:a>
Ukraine is unchanged in this regard: while in Ukraine it is long, aggressor countries should not be admitted to competitions in any status, even under a neutral flag. In case of admission of Russians and Belarus, the Ukrainian national team can boycott the Olympics.</text:p>
      <text:p text:style-name="P4">
Photo: Getty Images</text:p>
      <text:p text:style-name="P4">
News Source: <text:a xlink:type="simple" xlink:href="https://www.ukrinform.ua/rubric-sports/3710977-tomas-bah-hocemo-sob-sportsmeni-z-usih-206-nacionalnih-komitetiv-mok-mogli-brati-ucast-v-olimpijskih-igrah.html" text:style-name="Internet_20_link" text:visited-style-name="Visited_20_Internet_20_Link">
https://www.ukrinform.ua/rubric-sports/3710977-tomas-bah-hocemo-sob-sportsmeni-z-usih-206-nacionalnih-komitetiv-mok-mogli-brati-ucast-v-olimpijskih-igrah.html</text:a>
</text:p>
      <!--NEWS-->
      <text:h text:style-name="P10" text:outline-level="1">
<text:span text:style-name="T4">
Ukraine and the US discussed the energy recovery and protection plan until next winter</text:span>
</text:h>
      <text:p text:style-name="P4">
Authors: Ukrinform (Person)</text:p>
      <text:p text:style-name="P4">
Publisher: Укринформ (Organization)</text:p>
      <text:p text:style-name="P4">
Published Time: 2023-05-18T15:27:00+03:00</text:p>
      <text:p text:style-name="P4">
Modified Time: 2023-05-18T15:27:00+03:00</text:p>
      <text:p text:style-name="P4">
Description: Ukraine and the US discussed the transparency of the use of direct budget assistance from the United States and the need for the restoration of Ukraine, in particular in the energy sector. - Ukrinform.</text:p>
      <text:p text:style-name="P4">
Images: ["<text:a xlink:type="simple" xlink:href="https://static.ukrinform.com/photos/2023_05/thumb_files/630_360_1684412680-669.jpg" text:style-name="Internet_20_link" text:visited-style-name="Visited_20_Internet_20_Link">
630_360_16844...</text:a>
", "<text:a xlink:type="simple" xlink:href="https://static.ukrinform.com/photos/2023_05/1684412680-802.jpg" text:style-name="Internet_20_link" text:visited-style-name="Visited_20_Internet_20_Link">
1684412680-80...</text:a>
", "<text:a xlink:type="simple" xlink:href="https://static.ukrinform.com/photos/2023_05/1684412680-508.jpg" text:style-name="Internet_20_link" text:visited-style-name="Visited_20_Internet_20_Link">
1684412680-50...</text:a>
"]</text:p>
      <text:p text:style-name="P4">
Tags: ['Енергетика', 'Мінфін', 'США', 'допомога', 'Війна з Росією', 'Відбудова']</text:p>
      <text:p text:style-name="P4">
Type: Article</text:p>
      <!--METADATA-->
      <text:p text:style-name="P4">
<draw:frame draw:style-name="fr1" draw:name="Image136" text:anchor-type="as-char" svg:width="6.9236in" svg:height="3.956343in" draw:z-index="0">
<draw:image xlink:href="../Images/yкринформ/2023-05-18T15-27-00-03-00/630_360_1684412680-669.jpg" xlink:type="simple" xlink:show="embed" xlink:actuate="onLoad" draw:mime-type="image/jpeg"/>
</draw:frame>
Ukraine Tasha discussed the transparency of the use of direct budget assistance provided and the need for the restoration of Ukraine, in particular in the energy sector.</text:p>
      <text:p text:style-name="P4">
According to Ukrinform with reference to <text:a xlink:type="simple" xlink:href="https://www.mof.gov.ua/uk/news/sergii_marchenko_met_with_the_us_deputy_secretary_of_state-4008" text:style-name="Internet_20_link" text:visited-style-name="Visited_20_Internet_20_Link">
</text:a>
This was discussed during a meeting of the Minister of Finance of Ukraine Sergey Marchenko Taspantian of the State Secretary of the United States on Richard Verma Resources Management.</text:p>
      <text:p text:style-name="P4">
“Thanks to the direct budget support of the United States, we continue to ensure stable public administration in Ukraine and partially compensate for the social and humanitarian expenditures of the state budget. In addition to the urgent social needs of the state budget, we also focus on our partners on the rapid renovation of Ukraine, which should begin this year, ”Marchenko said.</text:p>
      <text:p text:style-name="P4">
<draw:frame draw:style-name="fr1" draw:name="Image137" text:anchor-type="as-char" svg:width="6.9236in" svg:height="4.923449in" draw:z-index="0">
<draw:image xlink:href="../Images/yкринформ/2023-05-18T15-27-00-03-00/1684412680-802.jpg" xlink:type="simple" xlink:show="embed" xlink:actuate="onLoad" draw:mime-type="image/jpeg"/>
</draw:frame>
During the meeting, the parties discussed economic assistance and the restoration plan of Ukraine. Attention was focused on two USE ASSESSIONS OF USE FOR ARRIVAL RESERVATION. The first is to ensure the safety of the energy system of the pre -coming winter, restoration, decentralization and introduction of "green" standards of energy sector. The second is economic assistance for the promotion of Ukraine's trade reorientation to the EU, as well as the return of economic growth after a recession by 30% in 2022.</text:p>
      <text:p text:style-name="P4">
<text:span text:style-name="T4">
 Read also: </text:span>
 <text:a xlink:type="simple" xlink:href="https://www.ukrinform.ua/rubric-economy/3710107-ukraina-gotue-energosistemu-do-zimi-z-urahuvannam-mozlivih-vijskovih-zagroz-galusenko.html" text:style-name="Internet_20_link" text:visited-style-name="Visited_20_Internet_20_Link">
</text:a>
Marchenko also stressed the need to create favorable conditions for attracting private investment.  <draw:frame draw:style-name="fr1" draw:name="Image138" text:anchor-type="as-char" svg:width="6.9236in" svg:height="4.429822in" draw:z-index="0">
<draw:image xlink:href="../Images/yкринформ/2023-05-18T15-27-00-03-00/1684412680-508.jpg" xlink:type="simple" xlink:show="embed" xlink:actuate="onLoad" draw:mime-type="image/jpeg"/>
</draw:frame>
"Currently, the Government of Ukraine is working on the creation of a" healthy "environment for investments in the private sector. This will be supported by proper government, the rule of law and efforts in the fight against corruption. Ukraine is interested gas, logistics of tableware, ”the Minister of Finance emphasized.</text:p>
      <text:p text:style-name="P4">
As reported by Ukrinform, in September <text:a xlink:type="simple" xlink:href="https://www.ukrinform.ua/tag-ssa" text:style-name="Internet_20_link" text:visited-style-name="Visited_20_Internet_20_Link">
</text:a>
They plan to declare a package of assistance to Ukraine for 2024. The package of assistance is considered $ 60 billion.</text:p>
      <text:p text:style-name="P4">
<text:span text:style-name="T5">
Foto: Ministry of Finance of Ukraine</text:span>
</text:p>
      <text:p text:style-name="P4">
News Source: <text:a xlink:type="simple" xlink:href="https://www.ukrinform.ua/rubric-vidbudova/3710979-ukraina-ta-ssa-obgovorili-plan-vidnovlenna-i-zahistu-energetiki-do-nastupnoi-zimi.html" text:style-name="Internet_20_link" text:visited-style-name="Visited_20_Internet_20_Link">
https://www.ukrinform.ua/rubric-vidbudova/3710979-ukraina-ta-ssa-obgovorili-plan-vidnovlenna-i-zahistu-energetiki-do-nastupnoi-zimi.html</text:a>
</text:p>
      <!--NEWS-->
      <text:h text:style-name="P10" text:outline-level="1">
<text:span text:style-name="T4">
The Russians struck the village of Tsirkuni in Kharkiv region</text:span>
</text:h>
      <text:p text:style-name="P4">
Authors: Ukrinform (Person)</text:p>
      <text:p text:style-name="P4">
Publisher: Укринформ (Organization)</text:p>
      <text:p text:style-name="P4">
Published Time: 2023-05-18T15:29:00+03:00</text:p>
      <text:p text:style-name="P4">
Modified Time: 2023-05-18T15:29:00+03:00</text:p>
      <text:p text:style-name="P4">
Description: The Russians struck the village of Cirkuns, and people can be rubbed under the rubble of the house.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арківщина', 'Війна з Росією', 'Ракетний удар']</text:p>
      <text:p text:style-name="P4">
Type: Article</text:p>
      <!--METADATA-->
      <text:p text:style-name="P4">
<draw:frame draw:style-name="fr1" draw:name="Image139" text:anchor-type="as-char" svg:width="6.9236in" svg:height="3.956343in" draw:z-index="0">
<draw:image xlink:href="../Images/yкринформ/2023-05-18T15-29-00-03-00/630_360_1538997483-946.jpg" xlink:type="simple" xlink:show="embed" xlink:actuate="onLoad" draw:mime-type="image/jpeg"/>
</draw:frame>
The stroke in the village of Tsirkuns, under the rubble of the house, can be located.</text:p>
      <text:p text:style-name="P4">
As Ukrinform reports, about it in <text:a xlink:type="simple" xlink:href="https://t.me/synegubov/6218" text:style-name="Internet_20_link" text:visited-style-name="Visited_20_Internet_20_Link">
</text:a>
Oleg Sinegubov, reported by Kharkiv Regional State Administration.</text:p>
      <text:p text:style-name="P4">
“According to preliminary information, the“ arrival ”was in the village. Circusters of Kharkiv district. Under the rubble can be a person, ”he said.</text:p>
      <text:p text:style-name="P4">
All emergency services work in place. The data is specified.</text:p>
      <text:p text:style-name="P4">
<text:span text:style-name="T4">
 Read also: </text:span>
 <text:a xlink:type="simple" xlink:href="https://www.ukrinform.ua/rubric-regions/3710863-za-dobu-vid-atak-rosian-postrazdali-16-regioniv-zvedenna-ova.html" text:style-name="Internet_20_link" text:visited-style-name="Visited_20_Internet_20_Link">
</text:a>
Last night, the enemy struck a rocket stroke, previously from the S-300 SPR, in the village of Tsirkuni, Kharkiv district. The rocket hit the ground. Previously, there were poorly and large -scale destruction. Damaged a private car.</text:p>
      <text:p text:style-name="P4">
Over the past day, the enemy fired at at least 20 settlements of Kharkiv, Kupyansk and Chuguev districts of the region.</text:p>
      <text:p text:style-name="P4">
In the areas of Masyutivka, Kislovka and May Day occupiers used booed aviation.</text:p>
      <text:p text:style-name="P4">
As a result of two <text:a xlink:type="simple" xlink:href="https://www.ukrinform.ua/tag-obstril" text:style-name="Internet_20_link" text:visited-style-name="Visited_20_Internet_20_Link">
</text:a>
with. Novoosinokupyansky district there were forest fires.</text:p>
      <text:p text:style-name="P4">
News Source: <text:a xlink:type="simple" xlink:href="https://www.ukrinform.ua/rubric-ato/3710984-rosiani-zavdali-udaru-po-selu-cvirkuni-na-harkivsini.html" text:style-name="Internet_20_link" text:visited-style-name="Visited_20_Internet_20_Link">
https://www.ukrinform.ua/rubric-ato/3710984-rosiani-zavdali-udaru-po-selu-cvirkuni-na-harkivsini.html</text:a>
</text:p>
      <!--NEWS-->
      <text:h text:style-name="P10" text:outline-level="1">
<text:span text:style-name="T4">
Snow Maida went out to the quarterfinals of the 60-thousand ITF in France</text:span>
</text:h>
      <text:p text:style-name="P4">
Authors: Ukrinform (Person)</text:p>
      <text:p text:style-name="P4">
Publisher: Укринформ (Organization)</text:p>
      <text:p text:style-name="P4">
Published Time: 2023-05-18T15:34:00+03:00</text:p>
      <text:p text:style-name="P4">
Modified Time: 2023-05-18T15:34:00+03:00</text:p>
      <text:p text:style-name="P4">
Description: The Ukrainian won Kathleen Kanev from Germany. - Ukrinform.</text:p>
      <text:p text:style-name="P4">
Images: ["<text:a xlink:type="simple" xlink:href="https://static.ukrinform.com/photos/2023_05/thumb_files/630_360_1684413145-514.jpeg" text:style-name="Internet_20_link" text:visited-style-name="Visited_20_Internet_20_Link">
630_360_16844...</text:a>
"]</text:p>
      <text:p text:style-name="P4">
Tags: ['Теніс']</text:p>
      <text:p text:style-name="P4">
Type: Article</text:p>
      <!--METADATA-->
      <text:p text:style-name="P4">
<draw:frame draw:style-name="fr1" draw:name="Image140" text:anchor-type="as-char" svg:width="6.9236in" svg:height="3.956343in" draw:z-index="0">
<draw:image xlink:href="../Images/yкринформ/2023-05-18T15-34-00-03-00/630_360_1684413145-514.jpeg" xlink:type="simple" xlink:show="embed" xlink:actuate="onLoad" draw:mime-type="image/jpeg"/>
</draw:frame>
Katlin Kavev from Germany won the Ukrainian.</text:p>
      <text:p text:style-name="P4">
Ukrainian tennis player Daria Snigur(№169 WTA)She won another victory for ITF in France, Ukrinform reports.</text:p>
      <text:p text:style-name="P4">
In the second round, the foundation of the fourth sown Ukrainian in three parties was overcome by Kathlinkenev from Germany, who began the fight in qualification - 6: 3, 3: 6, 6: 3.</text:p>
      <text:p text:style-name="P4">
In the match of the first round Snigur in two sets beat the Frenchwoman Yasmin Manzuri(№487 WTA)which also started in qualification.</text:p>
      <text:p text:style-name="P4">
In the next round, Lucy Nguyen will become a fertilian rival from Ukraine there(№387 WTA).</text:p>
      <text:p text:style-name="P4">
Турнір у Сен-Годан триватиме до 21 травня.</text:p>
      <text:p text:style-name="P4">
<text:span text:style-name="T4">
Читайте також:</text:span>
 <text:a xlink:type="simple" xlink:href="https://www.ukrinform.ua/rubric-sports/3710975-astremska-prograla-paolini-na-turniri-wta-u-florencii.html" text:style-name="Internet_20_link" text:visited-style-name="Visited_20_Internet_20_Link">
 <text:span text:style-name="T4">
Ястремська</text:span>
 </text:a>
As reported by Ukrinform, Diana Yastremskaya conceded in three sets the 65th "rackets" of the world Yasmin Paolini from Italy in the second Scorductor.(WTA)In the Italian city of Florence.</text:p>
      <text:p text:style-name="P4">
Photo: btu.org.ua</text:p>
      <text:p text:style-name="P4">
News Source: <text:a xlink:type="simple" xlink:href="https://www.ukrinform.ua/rubric-sports/3710982-snigur-vijsla-v-cvertfinal-60tisacnika-itf-u-francii.html" text:style-name="Internet_20_link" text:visited-style-name="Visited_20_Internet_20_Link">
https://www.ukrinform.ua/rubric-sports/3710982-snigur-vijsla-v-cvertfinal-60tisacnika-itf-u-francii.html</text:a>
</text:p>
      <!--NEWS-->
      <text:h text:style-name="P10" text:outline-level="1">
<text:span text:style-name="T4">
President Zelensky created Council on liberation of Crimea</text:span>
</text:h>
      <text:p text:style-name="P4">
Authors: liveuamap (Language: en)</text:p>
      <text:p text:style-name="P4">
Time: 2023-05-18T15:43:47</text:p>
      <text:p text:style-name="P4">
Location: Kyiv, Kyiv city (Latitude:50.44426 Longtitude:30.52914)</text:p>
      <text:p text:style-name="P4">
Videos: []</text:p>
      <text:p text:style-name="P4">
Images: ["<text:a xlink:type="simple" xlink:href="https://liveuamap.com/pics/2023/05/18/22563809_0.jpg" text:style-name="Internet_20_link" text:visited-style-name="Visited_20_Internet_20_Link">
22563809_0.jpg</text:a>
"]</text:p>
      <text:p text:style-name="P4">
Tags: []</text:p>
      <text:p text:style-name="P4">
Id: 22563809</text:p>
      <!--METADATA-->
      <text:p text:style-name="P4">
President Zelensky created Council on liberation of Crimea</text:p>
      <text:p text:style-name="P4">
<draw:frame draw:style-name="fr1" draw:name="Image141" text:anchor-type="as-char" svg:width="6.9236in" svg:height="4.83989in" draw:z-index="0">
<draw:image xlink:href="../Images/liveuamap/2023-05-18T15-43-47/22563809_0.jpg" xlink:type="simple" xlink:show="embed" xlink:actuate="onLoad" draw:mime-type="image/jpeg"/>
</draw:frame>
News Collection Link: <text:a xlink:type="simple" xlink:href="https://liveuamap.com/en/2023/18-may-president-zelensky-created-council-on-liberation-of" text:style-name="Internet_20_link" text:visited-style-name="Visited_20_Internet_20_Link">
https://liveuamap.com/en/2023/18-may-president-zelensky-created-council-on-liberation-of</text:a>
</text:p>
      <text:p text:style-name="P4">
News Source: <text:a xlink:type="simple" xlink:href="https://t.me/operativnoZSU/96923" text:style-name="Internet_20_link" text:visited-style-name="Visited_20_Internet_20_Link">
https://t.me/operativnoZSU/96923</text:a>
</text:p>
      <!--NEWS-->
      <text:h text:style-name="P10" text:outline-level="1">
<text:span text:style-name="T4">
The Japanese Hospital will take foreign fighters for the first</text:span>
</text:h>
      <text:p text:style-name="P4">
Authors: Ukrinform (Person)</text:p>
      <text:p text:style-name="P4">
Publisher: Укринформ (Organization)</text:p>
      <text:p text:style-name="P4">
Published Time: 2023-05-18T15:49:00+03:00</text:p>
      <text:p text:style-name="P4">
Modified Time: 2023-05-18T15:49:00+03:00</text:p>
      <text:p text:style-name="P4">
Description: Japan's Defense Minister Japanese Hamada said on Thursday that two wounded servicemen of the Armed Forces of Ukraine would be treated at the Japanese hospital at the beginning of the next month. - Ukrinform.</text:p>
      <text:p text:style-name="P4">
Images: ["<text:a xlink:type="simple" xlink:href="https://static.ukrinform.com/photos/2023_05/thumb_files/630_360_1684414282-798.jpg" text:style-name="Internet_20_link" text:visited-style-name="Visited_20_Internet_20_Link">
630_360_16844...</text:a>
", "<text:a xlink:type="simple" xlink:href="https://static.ukrinform.com/photos/2023_05/1684414224-821.png" text:style-name="Internet_20_link" text:visited-style-name="Visited_20_Internet_20_Link">
1684414224-82...</text:a>
"]</text:p>
      <text:p text:style-name="P4">
Tags: ['Японія', 'Поранені', 'Військові', 'Війна з Росією']</text:p>
      <text:p text:style-name="P4">
Type: Article</text:p>
      <!--METADATA-->
      <text:p text:style-name="P4">
<draw:frame draw:style-name="fr1" draw:name="Image142" text:anchor-type="as-char" svg:width="6.9236in" svg:height="3.956343in" draw:z-index="0">
<draw:image xlink:href="../Images/yкринформ/2023-05-18T15-49-00-03-00/630_360_1684414282-798.jpg" xlink:type="simple" xlink:show="embed" xlink:actuate="onLoad" draw:mime-type="image/jpeg"/>
</draw:frame>
Japan's Ministry of Defense Hamada said on Thursday that two wounded military servicemen of the Armed Forces of Ukraine will be treated in the Japanese house at the beginning of the next month.</text:p>
      <text:p text:style-name="P4">
About it reports <text:a xlink:type="simple" xlink:href="http://english.kyodonews.net/news/2023/05/514e918bc872-2-wounded-ukraine-army-soldiers-to-be-treated-in-japan-next-month.html" text:style-name="Internet_20_link" text:visited-style-name="Visited_20_Internet_20_Link">
</text:a>
, reports Ukrinform.</text:p>
      <text:p text:style-name="P4">
Japan seeks to demonstrate greater commitment to Ukraine on the eve of the Samotuvilic seven.</text:p>
      <text:p text:style-name="P4">
According to the Japanese Defense Office, two men of 20 years will pass a course of rehabilitation in the central hospital of self -defense forces in Tokyo.</text:p>
      <text:p text:style-name="P4">
The military will undergo rehabilitation within one or two months with the accustomed to wheelchairs and prostheses on the feet, the message said.</text:p>
      <text:p text:style-name="P4">
<text:span text:style-name="T4">
 Read also: </text:span>
 <text:a xlink:type="simple" xlink:href="https://www.ukrinform.ua/rubric-vidbudova/3710229-aponia-rozgladae-ucast-glavi-mzs-u-londonskij-konferencii-z-vidnovlenna-ukraini-zmi.html" text:style-name="Internet_20_link" text:visited-style-name="Visited_20_Internet_20_Link">
<text:span text:style-name="T4">
 Japan </text:span>
</text:a>
Costs for their stay in hospital and road in size from 2.2 to 4.2 million yon(16 thousand - $ 30.5 thousand)will pay for the government <text:a xlink:type="simple" xlink:href="https://www.ukrinform.ua/tag-aponia" text:style-name="Internet_20_link" text:visited-style-name="Visited_20_Internet_20_Link">
</text:a>
.</text:p>
      <text:p text:style-name="P4">
As it is noted, this step was agreed after meeting at the Ministry of Defense of Yatukadza Hamada and Ambassador of Ukraine to Japan Sergiim Korsunsky on Thursday.</text:p>
      <text:p text:style-name="P4">
<draw:frame draw:style-name="fr1" draw:name="Image143" text:anchor-type="as-char" svg:width="6.9236in" svg:height="3.94033in" draw:z-index="0">
<draw:image xlink:href="../Images/yкринформ/2023-05-18T15-49-00-03-00/1684414224-821.png" xlink:type="simple" xlink:show="embed" xlink:actuate="onLoad" draw:mime-type="image/png"/>
</draw:frame>
This will be the first time when the hospital will be treated by foreign army fighters. The admission of the wounded military is a response to the Ukrainian request.</text:p>
      <text:p text:style-name="P4">
"It also matters from a humanitarian point of view," said a minefield.</text:p>
      <text:p text:style-name="P4">
As reported by Ukrinform, in April the Ministry of Restoration and the Japanese Agency of International Cooperation(JICA)They signed a $ 400 million grant agreement. The funds will be aimed at restoring the critical infrastructure of Ukraine damaged as a result of the war.</text:p>
      <text:p text:style-name="P4">
<text:span text:style-name="T4">
 Read also: </text:span>
 <text:a xlink:type="simple" xlink:href="https://www.ukrinform.ua/rubric-vidbudova/3709664-aponia-hoce-zaproponuvati-ukraini-novi-tehnologii-dla-pislavoennogo-vidnovlenna.html" text:style-name="Internet_20_link" text:visited-style-name="Visited_20_Internet_20_Link">
<text:span text:style-name="T4">
 Japan </text:span>
</text:a>
Since the beginning of this year, Ukraine and Japan have already agreed to allocate more than $ 600 million for the need to renew the state.</text:p>
      <text:p text:style-name="P4">
News Source: <text:a xlink:type="simple" xlink:href="https://www.ukrinform.ua/rubric-society/3710988-aponskij-gospital-vperse-prijme-inozemnih-bijciv-na-likuvanna-idut-voini-zsu.html" text:style-name="Internet_20_link" text:visited-style-name="Visited_20_Internet_20_Link">
https://www.ukrinform.ua/rubric-society/3710988-aponskij-gospital-vperse-prijme-inozemnih-bijciv-na-likuvanna-idut-voini-zsu.html</text:a>
</text:p>
      <!--NEWS-->
      <text:h text:style-name="P10" text:outline-level="1">
<text:span text:style-name="T4">
The Russians started the "workout" near Mariupol to create a picture before Shogg's visit</text:span>
</text:h>
      <text:p text:style-name="P4">
Authors: Ukrinform (Person)</text:p>
      <text:p text:style-name="P4">
Publisher: Укринформ (Organization)</text:p>
      <text:p text:style-name="P4">
Published Time: 2023-05-18T15:50:00+03:00</text:p>
      <text:p text:style-name="P4">
Modified Time: 2023-05-18T15:50:00+03:00</text:p>
      <text:p text:style-name="P4">
Description: Near the temporarily captured by the Russian army of Mariupol, the invaders rolled the artillery and began their "training", and explosions were heard.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Маріуполь', 'Російські військові', 'Шойгу', 'Війна з Росією']</text:p>
      <text:p text:style-name="P4">
Type: Article</text:p>
      <!--METADATA-->
      <text:p text:style-name="P4">
<draw:frame draw:style-name="fr1" draw:name="Image144" text:anchor-type="as-char" svg:width="6.9236in" svg:height="3.956343in" draw:z-index="0">
<draw:image xlink:href="../Images/yкринформ/2023-05-18T15-50-00-03-00/630_360_1669987737-966.jpg" xlink:type="simple" xlink:show="embed" xlink:actuate="onLoad" draw:mime-type="image/jpeg"/>
</draw:frame>
The invaders were rolled around the Russian army by the Russian army of Mariupol and began their "training", and explosions were heard.</text:p>
      <text:p text:style-name="P4">
As Ukrinform reports, about it in <text:a xlink:type="simple" xlink:href="https://t.me/andriyshTime/9780" text:style-name="Internet_20_link" text:visited-style-name="Visited_20_Internet_20_Link">
</text:a>
The mayor of Mariupol informed Petro Andryushchenko.</text:p>
      <text:p text:style-name="P4">
“North of <text:a xlink:type="simple" xlink:href="https://www.ukrinform.ua/tag-mariupol" text:style-name="Internet_20_link" text:visited-style-name="Visited_20_Internet_20_Link">
</text:a>
In the direction of Volnovchirus, she rolled the artillery and begins "training". Because of this, explosions are heard in Sartanite in the Kalmius district. Not cinema, the landfill. Rusnya accurately brought the injured people to rabies, ”Andryushchenko wrote.</text:p>
      <text:p text:style-name="P4">
Then, in his next post in <text:a xlink:type="simple" xlink:href="https://t.me/andriyshTime/9798" text:style-name="Internet_20_link" text:visited-style-name="Visited_20_Internet_20_Link">
</text:a>
He explained that the invaders arranged this art training for the sake of arrival of Russian Defense Ministers Sergei Shoigu to make him a "picture of the front at the front."</text:p>
      <text:p text:style-name="P4">
“And here is the reason for today's training in Mariupol. Just Russian creates a picture "on the front" for the visit of Shoig. He complains that they are forced to spend such necessary on the front shells, ”Andryushchenko wrote.</text:p>
      <text:p text:style-name="P4">
He published the appropriate audio recording in which the Russian military utility conversation tells why they rolled artillery today and began to argue that explosions were heard in the city. The Russian soldier reported that the Uchravian was released shells, and today they raised everyone at 6 am and said to stretch guns and shoot in the field. When asked why to do it, they answered that the Russian Defense Minister Shogu.</text:p>
      <text:p text:style-name="P4">
<text:span text:style-name="T4">
 Read also: </text:span>
 <text:a xlink:type="simple" xlink:href="https://www.ukrinform.ua/rubric-ato/3707359-sojgu-gerasimov-i-prigozin-vze-viznacaut-miz-sobou-vinnih-u-porazci-gur.html" text:style-name="Internet_20_link" text:visited-style-name="Visited_20_Internet_20_Link">
<text:span text:style-name="T4">
 shoig </text:span>
</text:a>
This Russian military said the soldiers were shocked and diversified: “The boys spit, say - let's be better than ego(Shoigu - order.)Darling. The dwelling of the canonade from the rustle will set up, as a war in Kino, something Jacobi on the advanced was. Everything in the shock from this. I sit here, as… Full, Zhdem Khokhlov. ”</text:p>
      <text:p text:style-name="P4">
As it was reported, the invaders turn Mariupol and the surrounding settlements of the Navi-logistics hub of the Russian army.</text:p>
      <text:p text:style-name="P4">
News Source: <text:a xlink:type="simple" xlink:href="https://www.ukrinform.ua/rubric-ato/3710986-rosiani-pocali-trenuvanna-bila-mariupola-sob-stvoriti-kartinku-do-vizitu-sojgu.html" text:style-name="Internet_20_link" text:visited-style-name="Visited_20_Internet_20_Link">
https://www.ukrinform.ua/rubric-ato/3710986-rosiani-pocali-trenuvanna-bila-mariupola-sob-stvoriti-kartinku-do-vizitu-sojgu.html</text:a>
</text:p>
      <!--NEWS-->
      <text:h text:style-name="P10" text:outline-level="1">
<text:span text:style-name="T4">
The ambassador warned against the division of Turkish politicians into pro -Western and lurne</text:span>
</text:h>
      <text:p text:style-name="P4">
Authors: Ukrinform (Person)</text:p>
      <text:p text:style-name="P4">
Publisher: Укринформ (Organization)</text:p>
      <text:p text:style-name="P4">
Published Time: 2023-05-18T16:17:52+03:00</text:p>
      <text:p text:style-name="P4">
Modified Time: 2023-05-18T16:17:52+03:00</text:p>
      <text:p text:style-name="P4">
Description: The Ambassador of Ukraine to Turkey Vasyl Bodnar warns against the division of Turkish politicians into pro -Western and liberals or liberals and conservatives, as this does not take into account the Eastern features. - Ukrinform.</text:p>
      <text:p text:style-name="P4">
Images: ["<text:a xlink:type="simple" xlink:href="https://static.ukrinform.com/photos/2020_05/thumb_files/630_360_1589392423-974.jpg" text:style-name="Internet_20_link" text:visited-style-name="Visited_20_Internet_20_Link">
630_360_15893...</text:a>
", "<text:a xlink:type="simple" xlink:href="https://static.ukrinform.com/photos/2023_05/1684411042-236.jpg" text:style-name="Internet_20_link" text:visited-style-name="Visited_20_Internet_20_Link">
1684411042-23...</text:a>
"]</text:p>
      <text:p text:style-name="P4">
Tags: ['Посол', 'Туреччина', 'Боднар']</text:p>
      <text:p text:style-name="P4">
Type: Article</text:p>
      <!--METADATA-->
      <text:p text:style-name="P4">
<draw:frame draw:style-name="fr1" draw:name="Image145" text:anchor-type="as-char" svg:width="6.9236in" svg:height="3.959901in" draw:z-index="0">
<draw:image xlink:href="../Images/yкринформ/2023-05-18T16-17-52-03-00/630_360_1589392423-974.jpg" xlink:type="simple" xlink:show="embed" xlink:actuate="onLoad" draw:mime-type="image/jpeg"/>
</draw:frame>
Vasyl Bodnar's Ambassador in Turkey warns against the division of Turkish politicians with nourishes and liberals or liberals and conservatives, as it does not care.</text:p>
      <text:p text:style-name="P4">
He said this during a briefing at the Media Center Ukraine - Ukrinform.</text:p>
      <text:p text:style-name="P4">
"In fact, the promotion of the topic that it is pro -Western and democratic, which is pro -Russian as liberal, and this conservative is very conditional and is done under the pathologra -traditional Western democracy, which does not take into account the Eastern features," the Ukrainian diplomat said.</text:p>
      <text:p text:style-name="P4">
<draw:frame draw:style-name="fr1" draw:name="Image146" text:anchor-type="as-char" svg:width="6.9236in" svg:height="4.615733in" draw:z-index="0">
<draw:image xlink:href="../Images/yкринформ/2023-05-18T16-17-52-03-00/1684411042-236.jpg" xlink:type="simple" xlink:show="embed" xlink:actuate="onLoad" draw:mime-type="image/jpeg"/>
</draw:frame>
In particular, he said, the party of justice and progress, headed by the interpreted president Recep Tayyip Erdogan, has a right -hand bias with the Islamic platform, but over the last 20 years it has changed quite much.</text:p>
      <text:p text:style-name="P4">
“In the 2010s, they have made a lot to achieve progress in the EU dialogue and parties in time were very progressive, liberal democrats that made serious reforms. Then gradually this discourse of the party came down to more of such a nationalist dimension, ”Bodnar explained.</text:p>
      <text:p text:style-name="P4">
<text:span text:style-name="T4">
 Read also: </text:span>
 <text:a xlink:type="simple" xlink:href="https://www.ukrinform.ua/rubric-economy/3710970-zernova-ugoda-ne-peredbacae-vikonanna-vimog-rosii-posol-bodnar.html" text:style-name="Internet_20_link" text:visited-style-name="Visited_20_Internet_20_Link">
<text:span text:style-name="T4">
 Bodnar </text:span>
</text:a>
He stressed that in Turkish discourse nationalism should be interpreted as a state and not compared it with right nationalism.</text:p>
      <text:p text:style-name="P4">
“To talk about that one(policies in <text:a xlink:type="simple" xlink:href="https://www.ukrinform.ua/tag-tureccina" text:style-name="Internet_20_link" text:visited-style-name="Visited_20_Internet_20_Link">
</text:a>
- order.)The pro -Western, other listeners are not true. I will remind you that the republican People's Party, which is now in opposition to Erdogan, has been in power for a long time. There were periods when there was a one -party government. They pursued a policy of exclusive orientation to Turkish interest. There was no impact of the event, nor the East, ”the ambassador emphasized.</text:p>
      <text:p text:style-name="P4">
In his opinion, it is now about confronting the Turkish opposition with Erdogan to change power, and the conservative-nationalist forces are concentrated by the more eenaurus preservation of the government coalition format.</text:p>
      <text:p text:style-name="P4">
As it was reported, the second round of election of Turkish President will take place on the 28th.</text:p>
      <text:p text:style-name="P4">
News Source: <text:a xlink:type="simple" xlink:href="https://www.ukrinform.ua/rubric-world/3711000-posol-zasterig-vid-podilu-tureckih-politikiv-na-prozahidnih-i-proshidnih-tut-svoe-lekalo-demokratii.html" text:style-name="Internet_20_link" text:visited-style-name="Visited_20_Internet_20_Link">
https://www.ukrinform.ua/rubric-world/3711000-posol-zasterig-vid-podilu-tureckih-politikiv-na-prozahidnih-i-proshidnih-tut-svoe-lekalo-demokratii.html</text:a>
</text:p>
      <!--NEWS-->
      <text:h text:style-name="P10" text:outline-level="1">
<text:span text:style-name="T4">
After the liberation of Crimea must go through "friendly militarization" - Tasheva</text:span>
</text:h>
      <text:p text:style-name="P4">
Authors: Ukrinform (Person)</text:p>
      <text:p text:style-name="P4">
Publisher: Укринформ (Organization)</text:p>
      <text:p text:style-name="P4">
Published Time: 2023-05-18T16:22:00+03:00</text:p>
      <text:p text:style-name="P4">
Modified Time: 2023-05-18T16:22:00+03:00</text:p>
      <text:p text:style-name="P4">
Description: After liberation from the Russian occupation, Crimea should be as integrated as possible into Ukrainian and European infrastructure and undergo "friendly militarization". - Ukrinform.</text:p>
      <text:p text:style-name="P4">
Images: ["<text:a xlink:type="simple" xlink:href="https://static.ukrinform.com/photos/2023_05/thumb_files/630_360_1684416081-814.jpg" text:style-name="Internet_20_link" text:visited-style-name="Visited_20_Internet_20_Link">
630_360_16844...</text:a>
"]</text:p>
      <text:p text:style-name="P4">
Tags: ['Деокупація', 'Крим', 'Таміла Ташева']</text:p>
      <text:p text:style-name="P4">
Type: Article</text:p>
      <!--METADATA-->
      <text:p text:style-name="P4">
<draw:frame draw:style-name="fr1" draw:name="Image147" text:anchor-type="as-char" svg:width="6.9236in" svg:height="3.956343in" draw:z-index="0">
<draw:image xlink:href="../Images/yкринформ/2023-05-18T16-22-00-03-00/630_360_1684416081-814.jpg" xlink:type="simple" xlink:show="embed" xlink:actuate="onLoad" draw:mime-type="image/jpeg"/>
</draw:frame>
After liberation from the Russian occupation of Crimea should be the most integrated in Ukrainian and European infrastructure and undergo "friendly militarization".</text:p>
      <text:p text:style-name="P4">
At this during the event, "Remember the history - we return the territory" emphasized the presidential representative of the President of Ukraine in the Autonomous Republic of Crimea Tamil Tasheva, reports Ukrinform correspondent.</text:p>
      <text:p text:style-name="P4">
"Crimea must be as combined with the mainland of Ukraine as possible, of course, it should be inscribed as possible into the European infrastructure," Tasheva was.</text:p>
      <text:p text:style-name="P4">
According to her, it should be an economically strong Ukrainian region, fully written in all reforms that have taken place in the country since 2014 and in a humanitarian space.</text:p>
      <text:p text:style-name="P4">
She emphasized that a "friendly militarization" should take place on the peninsula. Ie <text:a xlink:type="simple" xlink:href="https://www.ukrinform.ua/tag-krim" text:style-name="Internet_20_link" text:visited-style-name="Visited_20_Internet_20_Link">
</text:a>
He has to completely get rid of the Russian Flot, instead of being inscribed in the Ukrainian context, with the Ukrainian armory forces, the Ukrainian Navy, where the military component coexists with civil life.</text:p>
      <text:p text:style-name="P4">
The Presidential Representative to the ARC noted that Crimea should be a tourist region, a year -round resort - but not limited to the stereotype of "sea, mountains, sun", but become a territory where three -root peoples develop: Crimean Tatars, Karaites and Crimea.</text:p>
      <text:p text:style-name="P4">
In turn, the chairman of the Board of the Crimean Tatar Rescue Center Skender Bariyev emphasized the need for legislative security of the collective and political rights of indigenous peoples, such as the right of ground, language, education, participation in representative bodies, and in particular - we need a domain.</text:p>
      <text:p text:style-name="P4">
<text:span text:style-name="T4">
 Read also: </text:span>
 <text:a xlink:type="simple" xlink:href="https://www.ukrinform.ua/rubric-crimea/3710950-rosia-za-riznih-casiv-namagalasa-distanciuvati-ukrainciv-i-krimskih-tatar-dzaparova.html" text:style-name="Internet_20_link" text:visited-style-name="Visited_20_Internet_20_Link">
<text:span text:style-name="T4">
 Russia </text:span>
 <text:span text:style-name="T4">
 Different </text:span>
 <text:span text:style-name="T4">
 times </text:span>
 <text:span text:style-name="T4">
 </text:span>
 tried <text:span text:style-name="T4">
<text:span text:style-name="T5">
* to distance </text:span>
* </text:span>
 Ukrainians <text:span text:style-name="T4">
 </text:span>
 <text:span text:style-name="T4">
 Crimean </text:span>
 <text:span text:style-name="T4">
 </text:span>
 Tatar <text:span text:style-name="T4">
 </text:span>
 <text:span text:style-name="T4">
 </text:span>
 <text:span text:style-name="T4">
 </text:span>
 <text:span text:style-name="T4">
 Giaparova </text:span>
</text:a>
As it was reported, today in Ukraine there is a day of struggle for the right -hand Tatar people and commemorates the victims of the deportation of Crimean Tatars.</text:p>
      <text:p text:style-name="P4">
News Source: <text:a xlink:type="simple" xlink:href="https://www.ukrinform.ua/rubric-crimea/3711003-pisla-vizvolenna-krim-mae-projti-druznu-militarizaciu-taseva.html" text:style-name="Internet_20_link" text:visited-style-name="Visited_20_Internet_20_Link">
https://www.ukrinform.ua/rubric-crimea/3711003-pisla-vizvolenna-krim-mae-projti-druznu-militarizaciu-taseva.html</text:a>
</text:p>
      <!--NEWS-->
      <text:h text:style-name="P10" text:outline-level="1">
<text:span text:style-name="T4">
The President initiated the creation of a memorial of victims of the Crimean Tatar people</text:span>
</text:h>
      <text:p text:style-name="P4">
Authors: Ukrinform (Person)</text:p>
      <text:p text:style-name="P4">
Publisher: Укринформ (Organization)</text:p>
      <text:p text:style-name="P4">
Published Time: 2023-05-18T16:27:00+03:00</text:p>
      <text:p text:style-name="P4">
Modified Time: 2023-05-18T16:27:00+03:00</text:p>
      <text:p text:style-name="P4">
Description: President Volodymyr Zelenskyy proposed to create a Central Memorial of the Victims of the Crimean Tatar People's Genocide.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Крим', 'Кримські татари', 'Меморіал', 'Зеленський']</text:p>
      <text:p text:style-name="P4">
Type: Article</text:p>
      <!--METADATA-->
      <text:p text:style-name="P4">
<draw:frame draw:style-name="fr1" draw:name="Image148" text:anchor-type="as-char" svg:width="6.9236in" svg:height="3.956343in" draw:z-index="0">
<draw:image xlink:href="../Images/yкринформ/2023-05-18T16-27-00-03-00/630_360_1679682020-565.jpeg" xlink:type="simple" xlink:show="embed" xlink:actuate="onLoad" draw:mime-type="image/jpeg"/>
</draw:frame>
The Presidential Lordir Zelensky proposed to create the Central Memorial of the Victim of the Crimean Tatar People.</text:p>
      <text:p text:style-name="P4">
He said about it <text:a xlink:type="simple" xlink:href="https://www.facebook.com/zelenskiy.official/videos/1592678847897475/" text:style-name="Internet_20_link" text:visited-style-name="Visited_20_Internet_20_Link">
</text:a>
Nazahods on the occasion of the Day of Struggle for the Rights of the Crimean Tatar People Tavhaning the memory of the victims of the deportation of Crimean Tatars, Ukrinform reports.</text:p>
      <text:p text:style-name="P4">
“History is not only events, they are also places in which people's hearts are called when they touch the tragic moments of history. <text:a xlink:type="simple" xlink:href="https://www.ukrinform.ua/tag-krimski-tatari" text:style-name="Internet_20_link" text:visited-style-name="Visited_20_Internet_20_Link">
</text:a>
It deserves such a full -fledged central memorial, which would be reminiscent of a crime that was committed by the anti -Crimean Tatar people, the victims of deportation, the power of the people who have taken care of. It seems to me that it is very important. Dear present, first of all-Momstafa-aga(The leader of the Crimean Tatar people Mustafa Dzhemilev - ed.), I will be working on such an idea and choosing the best variant together, ”the President said.</text:p>
      <text:p text:style-name="P4">
<text:span text:style-name="T5">
Viso: <text:a xlink:type="simple" xlink:href="https://t.me/OP_UA/9521" text:style-name="Internet_20_link" text:visited-style-name="Visited_20_Internet_20_Link">
</text:a>
</text:span>
</text:p>
      <text:p text:style-name="P4">
He recalled that now the whole Ukrainian family honors the victims of the deportation of the Crimean Tatar people, against whom 79 years ago was committed by a crime: “Hundreds of thousands of people were expelled to a foreign country. The whole people of the deprived house and tried to erase everything that said about it in the Crimea. "</text:p>
      <text:p text:style-name="P4">
Zelensky emphasized that now everyone in Ukraine is recognizing the evil that has returned the years, changing their symbols, but not changing their essence to self -destroy people.</text:p>
      <text:p text:style-name="P4">
“But this time we will destroy it. We have to do it. Whatever Russia does, its aggression will be defeated. It will not be able to steal neither Crimea nor any other part of our country. This is our home with you, ”the President emphasized.</text:p>
      <text:p text:style-name="P4">
<text:span text:style-name="T4">
 Read also: </text:span>
 <text:a xlink:type="simple" xlink:href="https://www.ukrinform.ua/rubric-crimea/3711011-zelenskij-bez-povernenna-krimu-ne-bude-spokou-v-miznarodnih-vidnosinah.html" text:style-name="Internet_20_link" text:visited-style-name="Visited_20_Internet_20_Link">
<text:span text:style-name="T4">
 Zelensky </text:span>
</text:a>
He also noted that Ukraine is doing everything to add to its history a journal victory that will open a reliable way home for all our people and will be a support for freedom throughout our land.As it was reported, on May 18 in Ukraine the Day of Struggle for the Right -Tatar people was set and honored <text:a xlink:type="simple" xlink:href="https://www.ukrinform.ua/rubric-crimea/3710721-sogodni-ukraina-vsanovue-pamat-zertv-deportacii-krimskih-tatar.html" text:style-name="Internet_20_link" text:visited-style-name="Visited_20_Internet_20_Link">
</text:a>
.</text:p>
      <text:p text:style-name="P4">
<text:span text:style-name="T5">
Foto: op</text:span>
</text:p>
      <text:p text:style-name="P4">
News Source: <text:a xlink:type="simple" xlink:href="https://www.ukrinform.ua/rubric-crimea/3711014-prezident-iniciuvav-stvorenna-memorialu-zertv-krimskotatarskogo-narodu.html" text:style-name="Internet_20_link" text:visited-style-name="Visited_20_Internet_20_Link">
https://www.ukrinform.ua/rubric-crimea/3711014-prezident-iniciuvav-stvorenna-memorialu-zertv-krimskotatarskogo-narodu.html</text:a>
</text:p>
      <!--NEWS-->
      <text:h text:style-name="P10" text:outline-level="1">
<text:span text:style-name="T4">
In Chernivtsi, an exhibition saved on the front of embroidery was opened</text:span>
</text:h>
      <text:p text:style-name="P4">
Authors: Ukrinform (Person)</text:p>
      <text:p text:style-name="P4">
Publisher: Укринформ (Organization)</text:p>
      <text:p text:style-name="P4">
Published Time: 2023-05-18T16:27:14+03:00</text:p>
      <text:p text:style-name="P4">
Modified Time: 2023-05-18T16:27:14+03:00</text:p>
      <text:p text:style-name="P4">
Description: In Chernivtsi, the Embroidery Museum opened the exhibition "Saved" - these are embroidered shirts, towels and tablecloths, which was exported from the Ukrainian military villages in Kharkiv in Kharkiv region. - Ukrinform.</text:p>
      <text:p text:style-name="P4">
Images: ["<text:a xlink:type="simple" xlink:href="https://static.ukrinform.com/photos/2023_05/thumb_files/630_360_1684416112-3874.jpeg" text:style-name="Internet_20_link" text:visited-style-name="Visited_20_Internet_20_Link">
630_360_16844...</text:a>
", "<text:a xlink:type="simple" xlink:href="https://static.ukrinform.com/photos/2023_05/thumb_files/630_360_1684416112-1383.jpeg" text:style-name="Internet_20_link" text:visited-style-name="Visited_20_Internet_20_Link">
630_360_16844...</text:a>
", "<text:a xlink:type="simple" xlink:href="https://static.ukrinform.com/photos/2023_05/thumb_files/630_360_1684416112-3580.jpeg" text:style-name="Internet_20_link" text:visited-style-name="Visited_20_Internet_20_Link">
630_360_16844...</text:a>
", "<text:a xlink:type="simple" xlink:href="https://static.ukrinform.com/photos/2023_05/thumb_files/630_360_1684416112-5568.jpeg" text:style-name="Internet_20_link" text:visited-style-name="Visited_20_Internet_20_Link">
630_360_16844...</text:a>
", "<text:a xlink:type="simple" xlink:href="https://static.ukrinform.com/photos/2023_05/thumb_files/630_360_1684416112-7717.jpeg" text:style-name="Internet_20_link" text:visited-style-name="Visited_20_Internet_20_Link">
630_360_16844...</text:a>
", "<text:a xlink:type="simple" xlink:href="https://static.ukrinform.com/photos/2023_05/thumb_files/630_360_1684416112-7919.jpeg" text:style-name="Internet_20_link" text:visited-style-name="Visited_20_Internet_20_Link">
630_360_16844...</text:a>
", "<text:a xlink:type="simple" xlink:href="https://static.ukrinform.com/photos/2023_05/thumb_files/630_360_1684416113-8842.jpeg" text:style-name="Internet_20_link" text:visited-style-name="Visited_20_Internet_20_Link">
630_360_16844...</text:a>
"]</text:p>
      <text:p text:style-name="P4">
Tags: ['Вишиванка', 'День вишиванки', 'Чернівці']</text:p>
      <text:p text:style-name="P4">
Type: Article</text:p>
      <!--METADATA-->
      <text:p text:style-name="P4">
<draw:frame draw:style-name="fr1" draw:name="Image149" text:anchor-type="as-char" svg:width="6.9236in" svg:height="3.956343in" draw:z-index="0">
<draw:image xlink:href="../Images/yкринформ/2023-05-18T16-27-14-03-00/630_360_1684416112-3874.jpeg" xlink:type="simple" xlink:show="embed" xlink:actuate="onLoad" draw:mime-type="image/jpeg"/>
</draw:frame>
Embroidery Museums opened the exhibition "Saved" - these are embroidery, towels and tablecloths, which was exported from the Ukrainian military in Kharkiv.</text:p>
      <text:p text:style-name="P4">
This was reported by Ukrinform correspondent.</text:p>
      <text:p text:style-name="P4">
<draw:frame draw:style-name="fr1" draw:name="Image150" text:anchor-type="as-char" svg:width="6.9236in" svg:height="3.956343in" draw:z-index="0">
<draw:image xlink:href="../Images/yкринформ/2023-05-18T16-27-14-03-00/630_360_1684416112-3874.jpeg" xlink:type="simple" xlink:show="embed" xlink:actuate="onLoad" draw:mime-type="image/jpeg"/>
</draw:frame>
Ovikhnivtsi opened an exhibition saved on the front of embroideries / Photo: Vitaliyolik, Ukrinform <text:a xlink:type="simple" xlink:href="https://static.ukrinform.com/photos/2023_05/1684416112-3874.jpeg" text:style-name="Internet_20_link" text:visited-style-name="Visited_20_Internet_20_Link">
<draw:frame draw:style-name="fr1" draw:name="Image151" text:anchor-type="as-char" svg:width="6.9236in" svg:height="3.956343in" draw:z-index="0">
<draw:image xlink:href="../Images/yкринформ/2023-05-18T16-27-14-03-00/630_360_1684416112-3874.jpeg" xlink:type="simple" xlink:show="embed" xlink:actuate="onLoad" draw:mime-type="image/jpeg"/>
</draw:frame>
</text:a>
 <text:a xlink:type="simple" xlink:href="https://static.ukrinform.com/photos/2023_05/1684416112-1383.jpeg" text:style-name="Internet_20_link" text:visited-style-name="Visited_20_Internet_20_Link">
<draw:frame draw:style-name="fr1" draw:name="Image152" text:anchor-type="as-char" svg:width="6.9236in" svg:height="3.956343in" draw:z-index="0">
<draw:image xlink:href="../Images/yкринформ/2023-05-18T16-27-14-03-00/630_360_1684416112-1383.jpeg" xlink:type="simple" xlink:show="embed" xlink:actuate="onLoad" draw:mime-type="image/jpeg"/>
</draw:frame>
</text:a>
 <text:a xlink:type="simple" xlink:href="https://static.ukrinform.com/photos/2023_05/1684416112-3580.jpeg" text:style-name="Internet_20_link" text:visited-style-name="Visited_20_Internet_20_Link">
<draw:frame draw:style-name="fr1" draw:name="Image153" text:anchor-type="as-char" svg:width="6.9236in" svg:height="3.956343in" draw:z-index="0">
<draw:image xlink:href="../Images/yкринформ/2023-05-18T16-27-14-03-00/630_360_1684416112-3580.jpeg" xlink:type="simple" xlink:show="embed" xlink:actuate="onLoad" draw:mime-type="image/jpeg"/>
</draw:frame>
</text:a>
 <text:a xlink:type="simple" xlink:href="https://static.ukrinform.com/photos/2023_05/1684416112-5568.jpeg" text:style-name="Internet_20_link" text:visited-style-name="Visited_20_Internet_20_Link">
<draw:frame draw:style-name="fr1" draw:name="Image154" text:anchor-type="as-char" svg:width="6.9236in" svg:height="3.956343in" draw:z-index="0">
<draw:image xlink:href="../Images/yкринформ/2023-05-18T16-27-14-03-00/630_360_1684416112-5568.jpeg" xlink:type="simple" xlink:show="embed" xlink:actuate="onLoad" draw:mime-type="image/jpeg"/>
</draw:frame>
</text:a>
 <text:a xlink:type="simple" xlink:href="https://static.ukrinform.com/photos/2023_05/1684416112-7717.jpeg" text:style-name="Internet_20_link" text:visited-style-name="Visited_20_Internet_20_Link">
<draw:frame draw:style-name="fr1" draw:name="Image155" text:anchor-type="as-char" svg:width="6.9236in" svg:height="3.956343in" draw:z-index="0">
<draw:image xlink:href="../Images/yкринформ/2023-05-18T16-27-14-03-00/630_360_1684416112-7717.jpeg" xlink:type="simple" xlink:show="embed" xlink:actuate="onLoad" draw:mime-type="image/jpeg"/>
</draw:frame>
</text:a>
 <text:a xlink:type="simple" xlink:href="https://static.ukrinform.com/photos/2023_05/1684416112-7919.jpeg" text:style-name="Internet_20_link" text:visited-style-name="Visited_20_Internet_20_Link">
<draw:frame draw:style-name="fr1" draw:name="Image156" text:anchor-type="as-char" svg:width="6.9236in" svg:height="3.956343in" draw:z-index="0">
<draw:image xlink:href="../Images/yкринформ/2023-05-18T16-27-14-03-00/630_360_1684416112-7919.jpeg" xlink:type="simple" xlink:show="embed" xlink:actuate="onLoad" draw:mime-type="image/jpeg"/>
</draw:frame>
</text:a>
 <text:a xlink:type="simple" xlink:href="https://static.ukrinform.com/photos/2023_05/1684416113-8842.jpeg" text:style-name="Internet_20_link" text:visited-style-name="Visited_20_Internet_20_Link">
<draw:frame draw:style-name="fr1" draw:name="Image157" text:anchor-type="as-char" svg:width="6.9236in" svg:height="3.956343in" draw:z-index="0">
<draw:image xlink:href="../Images/yкринформ/2023-05-18T16-27-14-03-00/630_360_1684416113-8842.jpeg" xlink:type="simple" xlink:show="embed" xlink:actuate="onLoad" draw:mime-type="image/jpeg"/>
</draw:frame>
</text:a>
"The exhibition is called" Rescued. Vyshivanka Taerivnik of the Embroidery Museum Lesya Voronyuk.</text:p>
      <text:p text:style-name="P4">
<text:span text:style-name="T4">
 Read also: </text:span>
 <text:a xlink:type="simple" xlink:href="https://www.ukrinform.ua/rubric-culture/3710842-u-vinnici-do-dna-visivanki-prezentuvali-vistavku-ornamenti-podilla.html" text:style-name="Internet_20_link" text:visited-style-name="Visited_20_Internet_20_Link">
</text:a>
According to her, today in <text:a xlink:type="simple" xlink:href="https://www.ukrinform.ua/tag-muzej" text:style-name="Internet_20_link" text:visited-style-name="Visited_20_Internet_20_Link">
</text:a>
Presented a close up of 20 exhibits. But in general, from that destroyed village managed to save over 50 embroidered things.</text:p>
      <text:p text:style-name="P4">
At present, it cannot name a military or a settlement where this embroidery has been died. He hopes that this can be done later.<text:span text:style-name="T4">
 Read also: </text:span>
 <text:a xlink:type="simple" xlink:href="https://www.ukrinform.ua/rubric-culture/3710920-u-muzei-golodomoru-prezentuvali-vistavku-visivanok-z-unikalnimi-istoriami.html" text:style-name="Internet_20_link" text:visited-style-name="Visited_20_Internet_20_Link">
<text:span text:style-name="T4">
 embroidery </text:span>
</text:a>
Read more about the history of rescue of embroidered shirts, towels and tablecloths in the Kharkiv region <text:a xlink:type="simple" xlink:href="https://www.ukrinform.ua/rubric-culture/3710580-vratuvati-radovogo-visivanku.html" text:style-name="Internet_20_link" text:visited-style-name="Visited_20_Internet_20_Link">
</text:a>
Ukrinform.</text:p>
      <text:p text:style-name="P4">
News Source: <text:a xlink:type="simple" xlink:href="https://www.ukrinform.ua/rubric-culture/3711005-u-cernivcah-vidkrili-vistavku-vratovanih-na-fronti-visivanok.html" text:style-name="Internet_20_link" text:visited-style-name="Visited_20_Internet_20_Link">
https://www.ukrinform.ua/rubric-culture/3711005-u-cernivcah-vidkrili-vistavku-vratovanih-na-fronti-visivanok.html</text:a>
</text:p>
      <!--NEWS-->
      <text:h text:style-name="P10" text:outline-level="1">
<text:span text:style-name="T4">
Diplomats of EU countries told what embroidery means for them</text:span>
</text:h>
      <text:p text:style-name="P4">
Authors: Ukrinform (Person)</text:p>
      <text:p text:style-name="P4">
Publisher: Укринформ (Organization)</text:p>
      <text:p text:style-name="P4">
Published Time: 2023-05-18T16:33:26+03:00</text:p>
      <text:p text:style-name="P4">
Modified Time: 2023-05-18T16:33:26+03:00</text:p>
      <text:p text:style-name="P4">
Description: The European Union representation in Ukraine has published a video where EU diplomats tell you what embroidery means for them. - Ukrinform.</text:p>
      <text:p text:style-name="P4">
Images: ["<text:a xlink:type="simple" xlink:href="https://static.ukrinform.com/photos/2023_05/thumb_files/630_360_1684414711-964.jpg" text:style-name="Internet_20_link" text:visited-style-name="Visited_20_Internet_20_Link">
630_360_16844...</text:a>
"]</text:p>
      <text:p text:style-name="P4">
Tags: ['Євросоюз', 'День вишиванки', 'Дипломати']</text:p>
      <text:p text:style-name="P4">
Type: Article</text:p>
      <!--METADATA-->
      <text:p text:style-name="P4">
<draw:frame draw:style-name="fr1" draw:name="Image158" text:anchor-type="as-char" svg:width="6.9236in" svg:height="3.956343in" draw:z-index="0">
<draw:image xlink:href="../Images/yкринформ/2023-05-18T16-33-26-03-00/630_360_1684414711-964.jpg" xlink:type="simple" xlink:show="embed" xlink:actuate="onLoad" draw:mime-type="image/jpeg"/>
</draw:frame>
The European Union Representation in Ukraine has published a video where EU diplomats say what embroidery means for them.</text:p>
      <text:p text:style-name="P4">
Video representation posted in <text:a xlink:type="simple" xlink:href="http://twitter.com/EUDelegationUA/status/1659107564708143106" text:style-name="Internet_20_link" text:visited-style-name="Visited_20_Internet_20_Link">
</text:a>
, reports Ukrinform</text:p>
      <text:p text:style-name="P4">
The video of the European Union Ambassador Mattie Maasikas, who noted that for him, the Vyshivanka is a noise.</text:p>
      <text:p text:style-name="P4">
German Ambassador to Ukraine Anka Felguzen said that it was beauty for her; French Ambassador Etien de Passen is a symbol and tradition; The Ambassador Estonia Let's Kusk - Victory.</text:p>
      <text:p text:style-name="P4">
The Ambassador of Ireland to Ukraine Teresa Hili stated that for her embroidery symbolizes Ukrainians to nature and a clear sense of place and culture, and the Ambassador Lituvaldemaras Sarappinas also noted that it was a spirit of victory for him.</text:p>
      <text:p text:style-name="P4">
Video: <text:a xlink:type="simple" xlink:href="https://twitter.com/EUDelegationUA/status/1659107564708143106" text:style-name="Internet_20_link" text:visited-style-name="Visited_20_Internet_20_Link">
</text:a>
More than two dozen diplomats and employees of the countries [] took part in the video recording [] <text:a xlink:type="simple" xlink:href="https://www.ukrinform.ua/tag-evrosouz" text:style-name="Internet_20_link" text:visited-style-name="Visited_20_Internet_20_Link">
</text:a>
. They are all drifted in embroidery.</text:p>
      <text:p text:style-name="P4">
It was reported that every year on the third Thursday of May <text:a xlink:type="simple" xlink:href="https://www.ukrinform.ua/rubric-society/3710730-sogodni-den-visivanki.html" text:style-name="Internet_20_link" text:visited-style-name="Visited_20_Internet_20_Link">
</text:a>
Embroidery Day.</text:p>
      <text:p text:style-name="P4">
May 18 in Ukraine <text:a xlink:type="simple" xlink:href="https://www.ukrinform.ua/rubric-crimea/3710721-sogodni-ukraina-vsanovue-pamat-zertv-deportacii-krimskih-tatar.html" text:style-name="Internet_20_link" text:visited-style-name="Visited_20_Internet_20_Link">
</text:a>
Also the day of memory of the victims of the genocide of the Crimean Tatar people.</text:p>
      <text:p text:style-name="P4">
News Source: <text:a xlink:type="simple" xlink:href="https://www.ukrinform.ua/rubric-society/3711010-diplomati-krain-es-rozpovili-so-dla-nih-oznacae-visivanka.html" text:style-name="Internet_20_link" text:visited-style-name="Visited_20_Internet_20_Link">
https://www.ukrinform.ua/rubric-society/3711010-diplomati-krain-es-rozpovili-so-dla-nih-oznacae-visivanka.html</text:a>
</text:p>
      <!--NEWS-->
      <text:h text:style-name="P10" text:outline-level="1">
<text:span text:style-name="T4">
Zelensky: Without the return of Crimea there will be no rest in international relations</text:span>
</text:h>
      <text:p text:style-name="P4">
Authors: Ukrinform (Person)</text:p>
      <text:p text:style-name="P4">
Publisher: Укринформ (Organization)</text:p>
      <text:p text:style-name="P4">
Published Time: 2023-05-18T16:34:00+03:00</text:p>
      <text:p text:style-name="P4">
Modified Time: 2023-05-18T16:34:00+03:00</text:p>
      <text:p text:style-name="P4">
Description: Ukraine continues to fight for the liberation of Crimea from the Russian occupation, and more and more leaders understand that without the return of the peninsula, Ukraine will not return the full force of international law and rest of international relations.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Кримські татари', 'Окупація Криму', 'Зеленський']</text:p>
      <text:p text:style-name="P4">
Type: Article</text:p>
      <!--METADATA-->
      <text:p text:style-name="P4">
<draw:frame draw:style-name="fr1" draw:name="Image159" text:anchor-type="as-char" svg:width="6.9236in" svg:height="3.956343in" draw:z-index="0">
<draw:image xlink:href="../Images/yкринформ/2023-05-18T16-34-00-03-00/630_360_1682451261-591.jpeg" xlink:type="simple" xlink:show="embed" xlink:actuate="onLoad" draw:mime-type="image/jpeg"/>
</draw:frame>
Ukraine premises the struggle for the liberation of Crimea from the Russian occupation, and more and more leaders of the states understand that without the return of the peninsula, Ukraine will not have the full force of international law and rest of international relations.</text:p>
      <text:p text:style-name="P4">
This was noted by President Volodymyr Zelenskyy in <text:a xlink:type="simple" xlink:href="https://www.facebook.com/watch/" text:style-name="Internet_20_link" text:visited-style-name="Visited_20_Internet_20_Link">
</text:a>
At the event on the occasion of the Day of the Crimean Tatar people and honoring the memory of the victim of the Crimean Tatars, Ukrinform reports.</text:p>
      <text:p text:style-name="P4">
“We continue our work for the sake of liberation <text:a xlink:type="simple" xlink:href="https://www.ukrinform.ua/tag-krim" text:style-name="Internet_20_link" text:visited-style-name="Visited_20_Internet_20_Link">
</text:a>
, it will necessarily be fulfilling it to the state system of Ukraine ... Now more and more leaders are aware that without the return of Crimea there will be no return of international relations and the full force of international law, ”the head of the state emphasized.</text:p>
      <text:p text:style-name="P4">
<text:span text:style-name="T5">
Viso: <text:a xlink:type="simple" xlink:href="https://t.me/OP_UA/9521" text:style-name="Internet_20_link" text:visited-style-name="Visited_20_Internet_20_Link">
</text:a>
</text:span>
</text:p>
      <text:p text:style-name="P4">
He said that work was ongoing at the level of state institutions of the state in preparation for the reintegration of Crimea, and informed that he had signed the decree renovation of the consultative council on the de -occupation of the peninsula.</text:p>
      <text:p text:style-name="P4">
The President also assured that Ukraine remembers everyone whom the Russian invaders have been liberty and works for their liberation.</text:p>
      <text:p text:style-name="P4">
<text:span text:style-name="T4">
 Read also: </text:span>
 <text:a xlink:type="simple" xlink:href="https://www.ukrinform.ua/rubric-crimea/3710953-zelenskij-zatverdiv-sklad-konsultativnoi-radi-z-deokupacii-ta-reintegracii-krimu.html" text:style-name="Internet_20_link" text:visited-style-name="Visited_20_Internet_20_Link">
<text:span text:style-name="T4">
 Zelensky </text:span>
</text:a>
“I am sure that the time will come when we can all together on May 18 with the confidence that in our Crimea, in its flowering gardens, hospitable homes, free life, there are warm memories occupation. It will be!”, - Zelensky emphasized.</text:p>
      <text:p text:style-name="P4">
It was reported that on May 18, Ukraine has set the Day of Struggle for the Right -Tatar people and <text:a xlink:type="simple" xlink:href="https://www.ukrinform.ua/rubric-crimea/3710721-sogodni-ukraina-vsanovue-pamat-zertv-deportacii-krimskih-tatar.html" text:style-name="Internet_20_link" text:visited-style-name="Visited_20_Internet_20_Link">
</text:a>
.</text:p>
      <text:p text:style-name="P4">
<text:span text:style-name="T5">
Foto: op</text:span>
</text:p>
      <text:p text:style-name="P4">
News Source: <text:a xlink:type="simple" xlink:href="https://www.ukrinform.ua/rubric-crimea/3711011-zelenskij-bez-povernenna-krimu-ne-bude-spokou-v-miznarodnih-vidnosinah.html" text:style-name="Internet_20_link" text:visited-style-name="Visited_20_Internet_20_Link">
https://www.ukrinform.ua/rubric-crimea/3711011-zelenskij-bez-povernenna-krimu-ne-bude-spokou-v-miznarodnih-vidnosinah.html</text:a>
</text:p>
      <!--NEWS-->
      <text:h text:style-name="P10" text:outline-level="1">
<text:span text:style-name="T4">
Deputy Blinken came to Ukraine and met with ministers and diplomats</text:span>
</text:h>
      <text:p text:style-name="P4">
Authors: Ukrinform (Person)</text:p>
      <text:p text:style-name="P4">
Publisher: Укринформ (Organization)</text:p>
      <text:p text:style-name="P4">
Published Time: 2023-05-18T16:37:00+03:00</text:p>
      <text:p text:style-name="P4">
Modified Time: 2023-05-18T16:37:00+03:00</text:p>
      <text:p text:style-name="P4">
Description: US Deputy Secretary of State for Management and Resources Richard Verma visited Ukraine, where he met with representatives of the Ukrainian authorities. - Ukrinform.</text:p>
      <text:p text:style-name="P4">
Images: ["<text:a xlink:type="simple" xlink:href="https://static.ukrinform.com/photos/2023_05/thumb_files/630_360_1684417151-930.jpeg" text:style-name="Internet_20_link" text:visited-style-name="Visited_20_Internet_20_Link">
630_360_16844...</text:a>
", "<text:a xlink:type="simple" xlink:href="https://static.ukrinform.com/photos/2023_05/1684417151-484.jpeg" text:style-name="Internet_20_link" text:visited-style-name="Visited_20_Internet_20_Link">
1684417151-48...</text:a>
", "<text:a xlink:type="simple" xlink:href="https://static.ukrinform.com/photos/2023_05/1684417151-271.jpeg" text:style-name="Internet_20_link" text:visited-style-name="Visited_20_Internet_20_Link">
1684417151-27...</text:a>
"]</text:p>
      <text:p text:style-name="P4">
Tags: ['США', 'Оксана Марченко', 'Кубраков', 'Блінкен', 'Бріджит Брінк']</text:p>
      <text:p text:style-name="P4">
Type: Article</text:p>
      <!--METADATA-->
      <text:p text:style-name="P4">
<draw:frame draw:style-name="fr1" draw:name="Image160" text:anchor-type="as-char" svg:width="6.9236in" svg:height="3.948616in" draw:z-index="0">
<draw:image xlink:href="../Images/yкринформ/2023-05-18T16-37-00-03-00/630_360_1684417151-930.jpeg" xlink:type="simple" xlink:show="embed" xlink:actuate="onLoad" draw:mime-type="image/jpeg"/>
</draw:frame>
US Deputy Secretary of State for Management and Resources Richard Verma visited Ukraine, where he met with representatives of the Ukrainian authorities.</text:p>
      <text:p text:style-name="P4">
In the video, the American official assured that Washington will continue to provide the necessary support to Ukraine to protect its independence together, Ukrinform reports.</text:p>
      <text:p text:style-name="P4">
As Verma reported in <text:a xlink:type="simple" xlink:href="https://twitter.com/DepSecStateMR/status/1659136747354112003" text:style-name="Internet_20_link" text:visited-style-name="Visited_20_Internet_20_Link">
</text:a>
, the purpose of his visit was to evaluate "how American support helps Ukraine to defend against Russian aggression."</text:p>
      <text:p text:style-name="P4">
<draw:frame draw:style-name="fr1" draw:name="Image161" text:anchor-type="as-char" svg:width="6.9236in" svg:height="4.611226in" draw:z-index="0">
<draw:image xlink:href="../Images/yкринформ/2023-05-18T16-37-00-03-00/1684417151-484.jpeg" xlink:type="simple" xlink:show="embed" xlink:actuate="onLoad" draw:mime-type="image/jpeg"/>
</draw:frame>
"We will be with Ukraine for as long as it takes," Verma assured.</text:p>
      <text:p text:style-name="P4">
US Deputy Secretary of State reported that except <text:a xlink:type="simple" xlink:href="https://twitter.com/DepSecStateMR/status/1659144297206382592" text:style-name="Internet_20_link" text:visited-style-name="Visited_20_Internet_20_Link">
</text:a>
With the staff of the American Embassy in Kiev, in particular, <text:a xlink:type="simple" xlink:href="https://twitter.com/DepSecStateMR/status/1659151856440864770" text:style-name="Internet_20_link" text:visited-style-name="Visited_20_Internet_20_Link">
</text:a>
With the Minister of Finance of Ukraine Sergey Marchenko.</text:p>
      <text:p text:style-name="P4">
"We had a productive meeting about further support of Ukraine to protect its territorial integrity," Verma stressed.</text:p>
      <text:p text:style-name="P4">
Besides, he <text:a xlink:type="simple" xlink:href="https://twitter.com/DepSecStateMR/status/1659174499575644164" text:style-name="Internet_20_link" text:visited-style-name="Visited_20_Internet_20_Link">
</text:a>
Oleksandr Kubrakov, Minister of Community Development, Territories and Infrastructure of Ukraine. According to him, a fruitful discussion about "the future of Ukraine's restoration and American investments in the Ukrainian energy sector" was conducted.</text:p>
      <text:p text:style-name="P4">
<draw:frame draw:style-name="fr1" draw:name="Image162" text:anchor-type="as-char" svg:width="6.9236in" svg:height="4.388341in" draw:z-index="0">
<draw:image xlink:href="../Images/yкринформ/2023-05-18T16-37-00-03-00/1684417151-271.jpeg" xlink:type="simple" xlink:show="embed" xlink:actuate="onLoad" draw:mime-type="image/jpeg"/>
</draw:frame>
In <text:a xlink:type="simple" xlink:href="https://twitter.com/DepSecStateMR/status/1659166947592814592" text:style-name="Internet_20_link" text:visited-style-name="Visited_20_Internet_20_Link">
</text:a>
From the Michael's Golden-Domed Cathedral in Kyiv, the American top diplomatista was sipping that continued support for Ukraine means providing Kiev security, economic and humanitarian assistance to Kiev.</text:p>
      <text:p text:style-name="Quotations">

<text:p text:style-name="P4">
So honored to be here in kyiv to see first-hand how the People of Ukraine&gt;
 Continue to Bravely Defend Against Russia's Attacks. <text:a xlink:type="simple" xlink:href="https://twitter.com/hashtag/UnitedWithUkraine" text:style-name="Internet_20_link" text:visited-style-name="Visited_20_Internet_20_Link">
&gt;
</text:a>
&gt;
 <text:a xlink:type="simple" xlink:href="https://t.co/iubDaBKnX4" text:style-name="Internet_20_link" text:visited-style-name="Visited_20_Internet_20_Link">
 </text:a>
&gt;
&gt;
 — Richard R. Verma(@DepSecStateMR) <text:a xlink:type="simple" xlink:href="https://twitter.com/DepSecStateMR/status/1659166947592814592" text:style-name="Internet_20_link" text:visited-style-name="Visited_20_Internet_20_Link">
&gt;
 </text:a>
<text:span text:style-name="T4">
 Read also: </text:span>
 <text:a xlink:type="simple" xlink:href="https://www.ukrinform.ua/rubric-vidbudova/3710979-ukraina-ta-ssa-obgovorili-plan-vidnovlenna-i-zahistu-energetiki-do-nastupnoi-zimi.html" text:style-name="Internet_20_link" text:visited-style-name="Visited_20_Internet_20_Link">
</text:a>
</text:p>

</text:p>
      <text:p text:style-name="P4">
Verma was reportedly appointed Deputy Secretary of State for Management and Resources in April this year. This is his first foreign businessman in this position. In addition to Ukraine, he visited Poland, and on Thursday is a Zakist in Moldova.</text:p>
      <text:p text:style-name="P4">
<text:span text:style-name="T5">
Foto: Richard Verma/Twitter</text:span>
</text:p>
      <text:p text:style-name="P4">
News Source: <text:a xlink:type="simple" xlink:href="https://www.ukrinform.ua/rubric-polytics/3711015-v-ukrainu-priihav-zastupnik-blinkena-i-zustrivsa-z-ministrami-j-diplomatami.html" text:style-name="Internet_20_link" text:visited-style-name="Visited_20_Internet_20_Link">
https://www.ukrinform.ua/rubric-polytics/3711015-v-ukrainu-priihav-zastupnik-blinkena-i-zustrivsa-z-ministrami-j-diplomatami.html</text:a>
</text:p>
      <!--NEWS-->
      <text:h text:style-name="P10" text:outline-level="1">
<text:span text:style-name="T4">
In Belarus, the Dragon Teeth Line near the border with Ukraine - the media appeared</text:span>
</text:h>
      <text:p text:style-name="P4">
Authors: Ukrinform (Person)</text:p>
      <text:p text:style-name="P4">
Publisher: Укринформ (Organization)</text:p>
      <text:p text:style-name="P4">
Published Time: 2023-05-18T16:38:05+03:00</text:p>
      <text:p text:style-name="P4">
Modified Time: 2023-05-18T16:38:05+03:00</text:p>
      <text:p text:style-name="P4">
Description: In Belarus, 20 kilometers from the border with Ukraine, there was a line of "Dragon teeth", in addition, they are probably constructed fortifications near them. - Ukrinform.</text:p>
      <text:p text:style-name="P4">
Images: ["<text:a xlink:type="simple" xlink:href="https://static.ukrinform.com/photos/2023_05/thumb_files/630_360_1684416873-207.jpg" text:style-name="Internet_20_link" text:visited-style-name="Visited_20_Internet_20_Link">
630_360_16844...</text:a>
", "<text:a xlink:type="simple" xlink:href="https://static.ukrinform.com/photos/2023_05/1684416759-480.jpg" text:style-name="Internet_20_link" text:visited-style-name="Visited_20_Internet_20_Link">
1684416759-48...</text:a>
"]</text:p>
      <text:p text:style-name="P4">
Tags: ['Білорусь', 'Фортифікаційні споруди']</text:p>
      <text:p text:style-name="P4">
Type: Article</text:p>
      <!--METADATA-->
      <text:p text:style-name="P4">
<draw:frame draw:style-name="fr1" draw:name="Image163" text:anchor-type="as-char" svg:width="6.9236in" svg:height="3.956343in" draw:z-index="0">
<draw:image xlink:href="../Images/yкринформ/2023-05-18T16-38-05-03-00/630_360_1684416873-207.jpg" xlink:type="simple" xlink:show="embed" xlink:actuate="onLoad" draw:mime-type="image/jpeg"/>
</draw:frame>
Ubellorus, 20 kilometers from the border with Ukraine, appeared the line of "teeth", in addition, they are probably constructed fortifications next to them.</text:p>
      <text:p text:style-name="P4">
As Ukrinform reports, it reports <text:a xlink:type="simple" xlink:href="http://t.me/Hajun_BY/6844" text:style-name="Internet_20_link" text:visited-style-name="Visited_20_Internet_20_Link">
</text:a>
Belarusian Huyun.</text:p>
      <text:p text:style-name="P4">
<draw:frame draw:style-name="fr1" draw:name="Image164" text:anchor-type="as-char" svg:width="6.9236in" svg:height="4.538804in" draw:z-index="0">
<draw:image xlink:href="../Images/yкринформ/2023-05-18T16-38-05-03-00/1684416759-480.jpg" xlink:type="simple" xlink:show="embed" xlink:actuate="onLoad" draw:mime-type="image/jpeg"/>
</draw:frame>
"For 10 km from Gomel, near the M8 route in the direction of the border with Ukraine, there was a line of anti -tank fortifications -" The teeth of the dragon ". In addition, construction work on construction is probably under the insights, probably fortifications of construction," - the message reads.</text:p>
      <text:p text:style-name="P4">
The monitoring group calls the "symbolic" what today, May 18, Alexander Lukashenko argued that the future Ukrainian counter -offensive is an unusual "misinformation".</text:p>
      <text:p text:style-name="P4">
<text:span text:style-name="T4">
 Read also: </text:span>
 <text:a xlink:type="simple" xlink:href="https://www.ukrinform.ua/rubric-ato/3709444-na-teritorii-bilorusi-perebuvae-blizko-25-tisaci-vijskovih-rf.html" text:style-name="Internet_20_link" text:visited-style-name="Visited_20_Internet_20_Link">
<text:span text:style-name="T4">
 Belarus </text:span>
</text:a>
As reported <text:a xlink:type="simple" xlink:href="https://www.ukrinform.ua/rubric-ato/3709444-na-teritorii-bilorusi-perebuvae-blizko-25-tisaci-vijskovih-rf.html" text:style-name="Internet_20_link" text:visited-style-name="Visited_20_Internet_20_Link">
</text:a>
, as of middle, the situation on the border with <text:a xlink:type="simple" xlink:href="https://www.ukrinform.ua/tag-bilorus" text:style-name="Internet_20_link" text:visited-style-name="Visited_20_Internet_20_Link">
</text:a>
remains fully controlled. There are currently 2.5 thousand Russian soldiers on the territory of the Republic of Civil Code.</text:p>
      <text:p text:style-name="P4">
News Source: <text:a xlink:type="simple" xlink:href="https://www.ukrinform.ua/rubric-world/3711012-u-bilorusi-zavilas-linia-zubiv-drakona-nepodalik-kordonu-z-ukrainou-zmi.html" text:style-name="Internet_20_link" text:visited-style-name="Visited_20_Internet_20_Link">
https://www.ukrinform.ua/rubric-world/3711012-u-bilorusi-zavilas-linia-zubiv-drakona-nepodalik-kordonu-z-ukrainou-zmi.html</text:a>
</text:p>
      <!--NEWS-->
      <text:h text:style-name="P10" text:outline-level="1">
<text:span text:style-name="T4">
"Coventry" and "Luton" will play in the playoff final for reaching the APL</text:span>
</text:h>
      <text:p text:style-name="P4">
Authors: Ukrinform (Person)</text:p>
      <text:p text:style-name="P4">
Publisher: Укринформ (Organization)</text:p>
      <text:p text:style-name="P4">
Published Time: 2023-05-18T16:38:22+03:00</text:p>
      <text:p text:style-name="P4">
Modified Time: 2023-05-18T16:38:22+03:00</text:p>
      <text:p text:style-name="P4">
Description: The match will be held on Vembleu on May 27. - Ukrinform.</text:p>
      <text:p text:style-name="P4">
Images: ["<text:a xlink:type="simple" xlink:href="https://static.ukrinform.com/photos/2023_05/thumb_files/630_360_1684417052-689.jpg" text:style-name="Internet_20_link" text:visited-style-name="Visited_20_Internet_20_Link">
630_360_16844...</text:a>
"]</text:p>
      <text:p text:style-name="P4">
Tags: ['Футбол', 'АПЛ']</text:p>
      <text:p text:style-name="P4">
Type: Article</text:p>
      <!--METADATA-->
      <text:p text:style-name="P4">
<draw:frame draw:style-name="fr1" draw:name="Image165" text:anchor-type="as-char" svg:width="6.9236in" svg:height="3.956343in" draw:z-index="0">
<draw:image xlink:href="../Images/yкринформ/2023-05-18T16-38-22-03-00/630_360_1684417052-689.jpg" xlink:type="simple" xlink:show="embed" xlink:actuate="onLoad" draw:mime-type="image/jpeg"/>
</draw:frame>
The match will go to Wemlib on May 27.</text:p>
      <text:p text:style-name="P4">
Coventry and Luton will play in the playoffs in the Finals to reach the English Premier League, Ukrinform reports.</text:p>
      <text:p text:style-name="P4">
Luton beat two matches in the semifinals of Sanderland. The first pond won the "black cats"(2:1), in the meeting and response at home arenaisily were the "hats"(2:0).</text:p>
      <text:p text:style-name="P4">
«Ковентрі» у першому поєдинку зіграв унічию з «Мідлсбро» (0:0). У зустрічі увідповідь «Небесно-блакитні» здобули на виїзді мінімальну перемогу (1:0).</text:p>
      <text:p text:style-name="P4">
Фінальний матч плей-офф пройде на Вемблі 27 травня.</text:p>
      <text:p text:style-name="P4">
<text:span text:style-name="T4">
Читайте також:</text:span>
 <text:a xlink:type="simple" xlink:href="https://www.ukrinform.ua/rubric-sports/3709690-apl-liverpul-u-gostah-rozgromiv-lester.html" text:style-name="Internet_20_link" text:visited-style-name="Visited_20_Internet_20_Link">
 <text:span text:style-name="T4">
АПЛ</text:span>
 </text:a>
As reported by Ukrinform, earlier the exit to the APL was guaranteed by Bernley and Sheffield United.</text:p>
      <text:p text:style-name="P4">
Photo: Getty Images</text:p>
      <text:p text:style-name="P4">
News Source: <text:a xlink:type="simple" xlink:href="https://www.ukrinform.ua/rubric-sports/3711013-koventri-ta-luton-zigraut-u-finali-plejoff-za-vihid-do-apl.html" text:style-name="Internet_20_link" text:visited-style-name="Visited_20_Internet_20_Link">
https://www.ukrinform.ua/rubric-sports/3711013-koventri-ta-luton-zigraut-u-finali-plejoff-za-vihid-do-apl.html</text:a>
</text:p>
      <!--NEWS-->
      <text:h text:style-name="P10" text:outline-level="1">
<text:span text:style-name="T4">
In Kharkiv region, a person was killed as a result of rocket firing, two wounded</text:span>
</text:h>
      <text:p text:style-name="P4">
Authors: Ukrinform (Person)</text:p>
      <text:p text:style-name="P4">
Publisher: Укринформ (Organization)</text:p>
      <text:p text:style-name="P4">
Published Time: 2023-05-18T16:43:00+03:00</text:p>
      <text:p text:style-name="P4">
Modified Time: 2023-05-18T16:43:00+03:00</text:p>
      <text:p text:style-name="P4">
Description: As a result of a rocket stroke in the village of Tsirkuny, one person was killed, two more were injured. - Ukrinform.</text:p>
      <text:p text:style-name="P4">
Images: ["<text:a xlink:type="simple" xlink:href="https://static.ukrinform.com/photos/2022_06/thumb_files/630_360_1654768443-794.jpg" text:style-name="Internet_20_link" text:visited-style-name="Visited_20_Internet_20_Link">
630_360_16547...</text:a>
"]</text:p>
      <text:p text:style-name="P4">
Tags: ['Харківщина', 'Війна з Росією', 'Ракетний удар']</text:p>
      <text:p text:style-name="P4">
Type: Article</text:p>
      <!--METADATA-->
      <text:p text:style-name="P4">
<draw:frame draw:style-name="fr1" draw:name="Image166" text:anchor-type="as-char" svg:width="6.9236in" svg:height="3.956343in" draw:z-index="0">
<draw:image xlink:href="../Images/yкринформ/2023-05-18T16-43-00-03-00/630_360_1654768443-794.jpg" xlink:type="simple" xlink:show="embed" xlink:actuate="onLoad" draw:mime-type="image/jpeg"/>
</draw:frame>
In the village of Tsirkuni, Kirkuni, Kirkuni region, one person was killed and injured.</text:p>
      <text:p text:style-name="P4">
This was reported in <text:a xlink:type="simple" xlink:href="https://t.me/synegubov/6219" text:style-name="Internet_20_link" text:visited-style-name="Visited_20_Internet_20_Link">
</text:a>
Head of Kharkiv Ovaologov Sinegubov, reports Ukrinform.</text:p>
      <text:p text:style-name="P4">
“According to the Regional Center for Emergency Medical Aid, as a result of the missile hall of the occupiers on the village. The circus was killed by one person. Two more civilians were injured. Doctors provide them with all the necessary help, ” - said Synegubov.</text:p>
      <text:p text:style-name="P4">
<text:span text:style-name="T4">
 Read also: </text:span>
 <text:a xlink:type="simple" xlink:href="https://www.ukrinform.ua/rubric-ato/3710984-rosiani-zavdali-udaru-po-selu-cvirkuni-na-harkivsini.html" text:style-name="Internet_20_link" text:visited-style-name="Visited_20_Internet_20_Link">
<text:span text:style-name="T4">
 Circus </text:span>
</text:a>
Earlier it was reported that in the village. Circus <text:a xlink:type="simple" xlink:href="https://www.ukrinform.ua/tag-harkivsina" text:style-name="Internet_20_link" text:visited-style-name="Visited_20_Internet_20_Link">
</text:a>
The rocket is recorded in a private dwelling house, and a person may be sub -face.</text:p>
      <text:p text:style-name="P4">
News Source: <text:a xlink:type="simple" xlink:href="https://www.ukrinform.ua/rubric-ato/3711018-na-harkivsini-vnaslidok-raketnogo-obstrilu-zaginula-ludina-dvoe-poraneni.html" text:style-name="Internet_20_link" text:visited-style-name="Visited_20_Internet_20_Link">
https://www.ukrinform.ua/rubric-ato/3711018-na-harkivsini-vnaslidok-raketnogo-obstrilu-zaginula-ludina-dvoe-poraneni.html</text:a>
</text:p>
      <!--NEWS-->
      <text:h text:style-name="P10" text:outline-level="1">
<text:span text:style-name="T4">
EU and Ukraine's economy has shown stability in the conditions of Russian aggression - the European Commission</text:span>
</text:h>
      <text:p text:style-name="P4">
Authors: Ukrinform (Person)</text:p>
      <text:p text:style-name="P4">
Publisher: Укринформ (Organization)</text:p>
      <text:p text:style-name="P4">
Published Time: 2023-05-18T16:47:26+03:00</text:p>
      <text:p text:style-name="P4">
Modified Time: 2023-05-18T16:47:26+03:00</text:p>
      <text:p text:style-name="P4">
Description: The EU's spring economic forecast has recorded higher economic development rates than was predicted in winter and the higher EU and Ukraine economic stability of Russia in Russia. - Ukrinform.</text:p>
      <text:p text:style-name="P4">
Images: ["<text:a xlink:type="simple" xlink:href="https://static.ukrinform.com/photos/2016_05/thumb_files/630_360_1462365899-2256.jpg" text:style-name="Internet_20_link" text:visited-style-name="Visited_20_Internet_20_Link">
630_360_14623...</text:a>
"]</text:p>
      <text:p text:style-name="P4">
Tags: ['Економіка', 'Єврокомісія', 'Україна']</text:p>
      <text:p text:style-name="P4">
Type: Article</text:p>
      <!--METADATA-->
      <text:p text:style-name="P4">
<draw:frame draw:style-name="fr1" draw:name="Image167" text:anchor-type="as-char" svg:width="6.9236in" svg:height="3.956343in" draw:z-index="0">
<draw:image xlink:href="../Images/yкринформ/2023-05-18T16-47-26-03-00/630_360_1462365899-2256.jpg" xlink:type="simple" xlink:show="embed" xlink:actuate="onLoad" draw:mime-type="image/jpeg"/>
</draw:frame>
Spring economic forecast of the EU has recorded higher economic development rates than was predicted in winter and higher than the expected economic resistance of the EU and Ukraine in the face of Russia's aggression.</text:p>
      <text:p text:style-name="P4">
This was stated by the European Commissioner for Economics Paolo Gentiloni, <text:a xlink:type="simple" xlink:href="http://ec.europa.eu/commission/presscorner/detail/en/speech_23_2762" text:style-name="Internet_20_link" text:visited-style-name="Visited_20_Internet_20_Link">
</text:a>
The forecast overview of the development of the European economy, which first includes the indicators of new candidates for membership in the EU - Ukraine, Moldova and Bosnia Igerzegovina, Ukrinform correspondent reports.</text:p>
      <text:p text:style-name="P4">
"Undoubtedly, the Russian aggressive war against Ukraine throws a long shadowiness to our whole economy. It is not only a human and geopolitical problem, it is also a great economic risk ... But we must be proud that European economic economics demonstrates such outstanding stability ... Management during energy crisis, Fiscal policy coordination - all this led to the script that appeared to be better than expectations, "Gentiloni said.</text:p>
      <text:p text:style-name="P4">
In particular, according to him, in May, the gas price reached 35 euros in the ground, which is the lowest since the summer of 2021, and according to the forecast, gas prices will be reduced in 2023-2024.</text:p>
      <text:p text:style-name="P4">
According to the <text:a xlink:type="simple" xlink:href="http://ec.europa.eu/commission/presscorner/detail/en/ip_23_2723" text:style-name="Internet_20_link" text:visited-style-name="Visited_20_Internet_20_Link">
</text:a>
European Commission, EU economic growth rates were 1%(0.8% by winter forecasting), with a prospect of increasing up to 1.7% in 2024. Growth in European GDP is expected at 1.1% and 1.6% in 2023 and in 2024. At the same time, the level of inflation in the euro area is expected at 5.8% of the uniform year and will decrease to 2.8% in 2024.</text:p>
      <text:p text:style-name="P4">
<text:span text:style-name="T4">
 Read also: </text:span>
 <text:a xlink:type="simple" xlink:href="https://www.ukrinform.ua/rubric-economy/3709638-ricnij-zvit-nbu-popri-vijnu-vdalosa-zberegti-makrofinansovu-stabilnist-ta-doviru-gromadan.html" text:style-name="Internet_20_link" text:visited-style-name="Visited_20_Internet_20_Link">
</text:a>
Ukraine European Commission <text:a xlink:type="simple" xlink:href="https://ec.europa.eu/economy_finance/forecasts/2023/spring/SpecialIssue-Candidate_countries.pdf" text:style-name="Internet_20_link" text:visited-style-name="Visited_20_Internet_20_Link">
</text:a>
As a country with an "average wealth" of a population of over 40 million, where the share of GDP per capita is about 29.3%of the average by EU countries.</text:p>
      <text:p text:style-name="P4">
“This section is based mainly on pre -war indicators, which makes enormous uncertainty. At the same time, the country demonstrated prominent resistance during the war and in the efforts to join the EU after, which kept the status of a candidate country on June 23, 2023. This should improve the spectivity for Ukraine, ”the document reads.“The economy has proved stability despite the war. The movement of the population, the reduction of business activity and severe economic losses in the regions of active combat have in fact caused high inflation and the rise in unemployment. In 2022, private consumption and investment fell by 30% and 35 percent, respectively, it caused a 29.1% reduction of GDP. In addition, Russian attacks on the energy grid at the end of 2022 - at the beginning of 2023 destroyed or seriously damaged the power of energy infrastructure. At the same time, the expected energy infrastructure, as well as the initiatives of solidarity and financial assistance, will, according to the forecast, will contribute to the stabilization of economic indicators in 2023, ”the EC said.</text:p>
      <text:p text:style-name="P4">
In particular, according to expectations <text:a xlink:type="simple" xlink:href="https://www.ukrinform.ua/tag-evrokomisia" text:style-name="Internet_20_link" text:visited-style-name="Visited_20_Internet_20_Link">
</text:a>
, within 2024, the process of restoration of the country with a gradual decrease in inflation, which will be stored at about 20%this year will begin. Will also diminish the unemployment rate(Current 15%).</text:p>
      <text:p text:style-name="P4">
«Величезні зусилля будуть необхідні для приваблення інвестицій тазапочаткування повномасштабної відбудови, вартість якої зараз оцінюється нарівні 411 мільярдів доларів США. Амбітна програма реформ також буде необхідноюдля країни у просуванні на шляху до ЄС», - сказано у доповіді Єврокомісії.</text:p>
      <text:p text:style-name="P4">
<text:span text:style-name="T4">
Читайте також:</text:span>
 <text:a xlink:type="simple" xlink:href="https://www.ukrinform.ua/rubric-ato/3709960-ebrr-ocikue-pomirnogo-zrostanna-ekonomiki-ukraini.html" text:style-name="Internet_20_link" text:visited-style-name="Visited_20_Internet_20_Link">
 </text:a>
The next, summer economic forecast, the European Commission will present in July.</text:p>
      <text:p text:style-name="P4">
News Source: <text:a xlink:type="simple" xlink:href="https://www.ukrinform.ua/rubric-economy/3711019-ekonomiki-es-i-ukraini-viavili-stijkist-v-umovah-rosijskoi-agresii-evrokomisia.html" text:style-name="Internet_20_link" text:visited-style-name="Visited_20_Internet_20_Link">
https://www.ukrinform.ua/rubric-economy/3711019-ekonomiki-es-i-ukraini-viavili-stijkist-v-umovah-rosijskoi-agresii-evrokomisia.html</text:a>
</text:p>
      <!--NEWS-->
      <text:h text:style-name="P10" text:outline-level="1">
<text:span text:style-name="T4">
Sofia Kyivska Reserve is holding events on the occasion of International Museum Day</text:span>
</text:h>
      <text:p text:style-name="P4">
Authors: Ukrinform (Person)</text:p>
      <text:p text:style-name="P4">
Publisher: Укринформ (Organization)</text:p>
      <text:p text:style-name="P4">
Published Time: 2023-05-18T16:58:15+03:00</text:p>
      <text:p text:style-name="P4">
Modified Time: 2023-05-18T16:58:15+03:00</text:p>
      <text:p text:style-name="P4">
Description: During May 18-21, quests, excursions and exhibitions on the occasion of International Museum Day will be held on the territory of Sofia Kyivska National Reserve. - Ukrinform.</text:p>
      <text:p text:style-name="P4">
Images: ["<text:a xlink:type="simple" xlink:href="https://static.ukrinform.com/photos/2021_03/thumb_files/630_360_1615384002-894.jpg" text:style-name="Internet_20_link" text:visited-style-name="Visited_20_Internet_20_Link">
630_360_16153...</text:a>
"]</text:p>
      <text:p text:style-name="P4">
Tags: None</text:p>
      <text:p text:style-name="P4">
Type: Article</text:p>
      <!--METADATA-->
      <text:p text:style-name="P4">
<draw:frame draw:style-name="fr1" draw:name="Image168" text:anchor-type="as-char" svg:width="6.9236in" svg:height="3.956343in" draw:z-index="0">
<draw:image xlink:href="../Images/yкринформ/2023-05-18T16-58-15-03-00/630_360_1615384002-894.jpg" xlink:type="simple" xlink:show="embed" xlink:actuate="onLoad" draw:mime-type="image/jpeg"/>
</draw:frame>
During May 18-21, the Sofia Kyivska National Reserve will take place, excursions and exhibitions on the occasion of International Museum Day.</text:p>
      <text:p text:style-name="P4">
As Ukrinform reports, the publication [] reports(http://vechirniy.kyiv.ua/news/82874/?fbclid=IwAR0XKKVrBFJJ8vRa25cncNgtMn-oWrzt8BsCMu0mxdJv4F1hA0w8n9JGOTc)"This year, traditionally, the reserve proposes to celebrate the International Day Museums - to visit an exhibition or quest with the whole family, a lecture, a tour of a astermate -class," - the message reads.</text:p>
      <text:p text:style-name="P4">
According to the program, on May 18, at noon, the inter -museum quest "Khranithelistops", as well as the lecture "Artistic Chronicle of the Monument: The Cyril Church of Vocational Arts", and at 14 o'clock - the quest "Angels of Litili, Klucasagubila".</text:p>
      <text:p text:style-name="P4">
On May 19, a lecture "St. Demetrostovskaya in the history of the Cyril Church" at the Cyril Church Museum is scheduled for 12 o'clock in the day, and at the15 o'clock at the Zaborovsky Brah, the educational and cognitive program "Road to Sanlis" will begin.</text:p>
      <text:p text:style-name="P4">
On May 20, a lecture "Savatuptalo-a catcher of the Kyiv-Kiriliv Church" will be held at the Museum "Cyril Church", and at 13 o'clock-a master class "St. Andrew's Etudes" in the St. Andrew's Church. At 2:00 pm is planned a master class of hungry on the territory of the Reserve "Sofia Kyivska".</text:p>
      <text:p text:style-name="P4">
Also in the reserve on May 21 at 12 o'clock you can pass the quest "Angels flying, the keys lost". Six exhibitions will also be available this day. In particular, the Museum "Metropolitan House" has an exhibition "Vasyl Krychevsky: Works from Sofia of Kyiv's stock collection", dedicated to the 150th anniversary of an outstanding artist. Another artist is devoted to the exposition "Leonid Totsky: Artist and Restorator". The heroic landscape exhibition is also available.</text:p>
      <text:p text:style-name="P4">
The exposition "Russian-Ukrainian wars of the XII- XXI centuries. On the gate of Zaborovsky presented an exhibition "In intervals of inter -rashes. Andriy Bogomolov and his students. "</text:p>
      <text:p text:style-name="P4">
“On the occasion of the holiday, traditionally, on May 18, the entrance to the territory of the National Reserve" Sofia Kiev "and the observation deck of the St. Andrew's Church, as well as the objects of real estate cultural heritage: Sofia Cathedral, Homemotropolitan, Khlibon, Brama Zaborovsky, Repeated, Bell, Andrews. Golden Gate is free, ”the testimony said.As reported by Ukrinform, the exhibition "Crafts and Crafts of Zhytomyr Polissya" was opened at the International Museum Day at the Zhytomyr Regional Museum of Local History.</text:p>
      <text:p text:style-name="P4">
News Source: <text:a xlink:type="simple" xlink:href="https://www.ukrinform.ua/rubric-culture/3711023-zapovidnik-sofia-kiivska-provodit-zahodi-z-nagodi-miznarodnogo-dna-muzeiv.html" text:style-name="Internet_20_link" text:visited-style-name="Visited_20_Internet_20_Link">
https://www.ukrinform.ua/rubric-culture/3711023-zapovidnik-sofia-kiivska-provodit-zahodi-z-nagodi-miznarodnogo-dna-muzeiv.html</text:a>
</text:p>
      <!--NEWS-->
      <text:h text:style-name="P10" text:outline-level="1">
<text:span text:style-name="T4">
Galushchenko informed China's government delegation about the situation for the ZPP</text:span>
</text:h>
      <text:p text:style-name="P4">
Authors: Ukrinform (Person)</text:p>
      <text:p text:style-name="P4">
Publisher: Укринформ (Organization)</text:p>
      <text:p text:style-name="P4">
Published Time: 2023-05-18T16:59:54+03:00</text:p>
      <text:p text:style-name="P4">
Modified Time: 2023-05-18T16:59:54+03:00</text:p>
      <text:p text:style-name="P4">
Description: The stay of the Russian Federation in the territory of Zaporizhzhya NPP carries risks to the nuclear safety of the entire continent, the station must be de -cupoun, demilitarized and returned to the full guidance of the Ukrainian operator. - Ukrinform.</text:p>
      <text:p text:style-name="P4">
Images: ["<text:a xlink:type="simple" xlink:href="https://static.ukrinform.com/photos/2022_08/thumb_files/630_360_1659601205-271.jpg" text:style-name="Internet_20_link" text:visited-style-name="Visited_20_Internet_20_Link">
630_360_16596...</text:a>
"]</text:p>
      <text:p text:style-name="P4">
Tags: ['Китай', 'Запорізька АЕС', 'Галущенко', 'Війна з Росією']</text:p>
      <text:p text:style-name="P4">
Type: Article</text:p>
      <!--METADATA-->
      <text:p text:style-name="P4">
<draw:frame draw:style-name="fr1" draw:name="Image169" text:anchor-type="as-char" svg:width="6.9236in" svg:height="3.956343in" draw:z-index="0">
<draw:image xlink:href="../Images/yкринформ/2023-05-18T16-59-54-03-00/630_360_1659601205-271.jpg" xlink:type="simple" xlink:show="embed" xlink:actuate="onLoad" draw:mime-type="image/jpeg"/>
</draw:frame>
The stay of the Russian Federation in the territory of Zaporizhzhya NPP carries the risks to the nuclear security of the entire continent, the station must be deoocular, demilitarized and reinforced under the full leadership of the Ukrainian operator.</text:p>
      <text:p text:style-name="P4">
This was emphasized by the Minister of Energy of Ukraine Herman Galushchenko at a briefing proposal security situation in the country for a Chinese government delegation on Cholosis by a special representative of the China Government for Eurasia Lee Huey, reports Ukrainian, with reference to <text:a xlink:type="simple" xlink:href="http://mev.gov.ua/novyna/perebuvannya-viyskovykh-rf-na-terytoriyi-zaes-nese-ryzyky-dlya-yadernoyi-bezpeky-vsoho" text:style-name="Internet_20_link" text:visited-style-name="Visited_20_Internet_20_Link">
</text:a>
.</text:p>
      <text:p text:style-name="P4">
“We urge the international community to respond strictly to the facts of nuclear terrorism committed by Russia. In order to ensure the nuclear and radiation safety of the ZPPC, it must be de -flowered, demilitarized and returned to the full -time of the Ukrainian operator, which will ensure the safe operation of the object, ”Galushchenko said.</text:p>
      <text:p text:style-name="P4">
<text:span text:style-name="T4">
 Read also: </text:span>
 <text:a xlink:type="simple" xlink:href="https://www.ukrinform.ua/rubric-regions/3707273-zagarbniki-planuut-evakuuvati-ponad-3-000-pracivnikiv-zaes-ta-ihnih-ridnih.html" text:style-name="Internet_20_link" text:visited-style-name="Visited_20_Internet_20_Link">
<text:span text:style-name="T4">
 ZPP </text:span>
</text:a>
The head of the Ministry of Energy has informed foreign guests about the dangers and risks of a binding with the capture of Russia of Zaporizhzhya NPP, and also noted that the Russians violated all seven key principles of nuclear safety. They prefers hostage to the station staff, applying psychological and physical pressure.</text:p>
      <text:p text:style-name="P4">
"Every minute of staying at the Russian military and equipment - the risks to the nuclear and radiation safety of the entire continent," - added Galushchenko.</text:p>
      <text:p text:style-name="P4">
<text:span text:style-name="T4">
 Read also: </text:span>
 <text:a xlink:type="simple" xlink:href="https://www.ukrinform.ua/rubric-regions/3710020-rosiani-zaboronili-pracivnikam-zaes-spilkuvatis-miz-sobou-energoatom.html" text:style-name="Internet_20_link" text:visited-style-name="Visited_20_Internet_20_Link">
<text:span text:style-name="T4">
 ZPP </text:span>
</text:a>
As it was reported, the number of armed Russian soldiers increased on a temporarily occupied Zaporizhzhya Nuclear Power Plant. Their number is more than 2.5 thousand people.</text:p>
      <text:p text:style-name="P4">
President of Energoatom Petro Kotin stated that the training of staff who will work at the Zaporizhzhia NPP after the energy is being deprived of Silaborons is already ongoing.</text:p>
      <text:p text:style-name="P4">
Maga Raphael Mariano Grossi's head plans to submit an agreement of Ukraine on the RFCO Protection of the ZPP in the Security Council <text:a xlink:type="simple" xlink:href="https://www.ukrinform.ua/tag-oon" text:style-name="Internet_20_link" text:visited-style-name="Visited_20_Internet_20_Link">
</text:a>
this month.</text:p>
      <text:p text:style-name="P4">
News Source: <text:a xlink:type="simple" xlink:href="https://www.ukrinform.ua/rubric-polytics/3711024-galusenko-poinformuvav-uradovu-delegaciu-kitau-pro-situaciu-na-zaes.html" text:style-name="Internet_20_link" text:visited-style-name="Visited_20_Internet_20_Link">
https://www.ukrinform.ua/rubric-polytics/3711024-galusenko-poinformuvav-uradovu-delegaciu-kitau-pro-situaciu-na-zaes.html</text:a>
</text:p>
      <!--NEWS-->
      <text:h text:style-name="P10" text:outline-level="1">
<text:span text:style-name="T4">
The Russian officer who ordered the sector to seize in Gostomel was suspected</text:span>
</text:h>
      <text:p text:style-name="P4">
Authors: Ukrinform (Person)</text:p>
      <text:p text:style-name="P4">
Publisher: Укринформ (Organization)</text:p>
      <text:p text:style-name="P4">
Published Time: 2023-05-18T17:03:00+03:00</text:p>
      <text:p text:style-name="P4">
Modified Time: 2023-05-18T17:03:00+03:00</text:p>
      <text:p text:style-name="P4">
Description: Law enforcement officers declared suspicion of the Deputy Commander of the Airborne Forces of the Armed Forces of the Russian Federation, who ordered the seizure of the Kiev-Anatonov-2 airfield. - Ukrinform.</text:p>
      <text:p text:style-name="P4">
Images: ["<text:a xlink:type="simple" xlink:href="https://static.ukrinform.com/photos/2022_06/thumb_files/630_360_1656079350-8877.jpeg" text:style-name="Internet_20_link" text:visited-style-name="Visited_20_Internet_20_Link">
630_360_16560...</text:a>
", "<text:a xlink:type="simple" xlink:href="https://static.ukrinform.com/photos/2023_05/1684418355-546.jpg" text:style-name="Internet_20_link" text:visited-style-name="Visited_20_Internet_20_Link">
1684418355-54...</text:a>
"]</text:p>
      <text:p text:style-name="P4">
Tags: ['Аеропорт "Гостомель"', 'Офіс генпрокурора', 'Війна з Росією']</text:p>
      <text:p text:style-name="P4">
Type: Article</text:p>
      <!--METADATA-->
      <text:p text:style-name="P4">
<draw:frame draw:style-name="fr1" draw:name="Image170" text:anchor-type="as-char" svg:width="6.9236in" svg:height="3.956343in" draw:z-index="0">
<draw:image xlink:href="../Images/yкринформ/2023-05-18T17-03-00-03-00/630_360_1656079350-8877.jpeg" xlink:type="simple" xlink:show="embed" xlink:actuate="onLoad" draw:mime-type="image/jpeg"/>
</draw:frame>
Law enforcement officers declared suspicion of the Deputy Commander of the Airborne Armed Forces of the Russian Federation, who ordered the capture of Kyiv-Anatonov-2.</text:p>
      <text:p text:style-name="P4">
As Ukrinform reports, it has reported <text:a xlink:type="simple" xlink:href="https://www.gp.gov.ua/ua/posts/povidomleno-pro-pidozru-zastupniku-komanduyucogo-povitryano-desantnix-viisk-zs-rf-yakii-viddav-nakaz-na-urazennya-ta-zaxoplennya-nazemnix-cilei-na-teritoriyi-ukrayini" text:style-name="Internet_20_link" text:visited-style-name="Visited_20_Internet_20_Link">
</text:a>
.</text:p>
      <text:p text:style-name="P4">
The person is charged with committing deliberate actions in order to change the boundaries of the territory of Ukraine's tanica border, which led to the death of people, as well as an aggressive war(Part 3 of Art. 110, Part 2 of Art. 28, Part 2 of Art. 437 Criminal Code of Ukraine).</text:p>
      <text:p text:style-name="P4">
<draw:frame draw:style-name="fr1" draw:name="Image171" text:anchor-type="as-char" svg:width="6.9236in" svg:height="4.660609in" draw:z-index="0">
<draw:image xlink:href="../Images/yкринформ/2023-05-18T17-03-00-03-00/1684418355-546.jpg" xlink:type="simple" xlink:show="embed" xlink:actuate="onLoad" draw:mime-type="image/jpeg"/>
</draw:frame>
According to the investigation, the suspect organized the preparation and orders and dismantling for the implementation of airborne troops by considering the units of the army aviation of the Armed Forces of the Russian Federation of the defeat "Antonov"(In Gostomel).</text:p>
      <text:p text:style-name="P4">
<text:span text:style-name="T4">
Читайте також:</text:span>
 <text:a xlink:type="simple" xlink:href="https://www.ukrinform.ua/rubric-regions/3690575-vizvolenna-gostomela-ak-rik-tomu-zsu-znisili-elitnij-rosijskij-desant.html" text:style-name="Internet_20_link" text:visited-style-name="Visited_20_Internet_20_Link">
 </text:a>
By his actions, the attacker ensured a full -scale invasion of units of armory forces <text:a xlink:type="simple" xlink:href="https://www.ukrinform.ua/tag-rosia" text:style-name="Internet_20_link" text:visited-style-name="Visited_20_Internet_20_Link">
</text:a>
On the territory of Ukraine by a demand of its capture.</text:p>
      <text:p text:style-name="P4">
The actions of the suspect have led to the death of people, including children, to receive theirite injuries of varying severity, as well as to causing material losses in the form of destruction of buildings, property and infrastructure.</text:p>
      <text:p text:style-name="P4">
As reported by Ukrinform, the Security Service of Ukraine <text:a xlink:type="simple" xlink:href="https://www.ukrinform.ua/rubric-society/3710579-sbu-vstanovila-osobu-rosijskogo-komandira-akij-nakazuvav-obstriluvati-herson.html" text:style-name="Internet_20_link" text:visited-style-name="Visited_20_Internet_20_Link">
</text:a>
The Russian Commander, which ordered the firing of Kherson residential quarters.</text:p>
      <text:p text:style-name="P4">
News Source: <text:a xlink:type="simple" xlink:href="https://www.ukrinform.ua/rubric-society/3711026-rosijskomu-oficeru-akij-viddav-nakaz-zahopiti-aerodrom-u-gostomeli-ogolosili-pidozru.html" text:style-name="Internet_20_link" text:visited-style-name="Visited_20_Internet_20_Link">
https://www.ukrinform.ua/rubric-society/3711026-rosijskomu-oficeru-akij-viddav-nakaz-zahopiti-aerodrom-u-gostomeli-ogolosili-pidozru.html</text:a>
</text:p>
      <!--NEWS-->
      <text:h text:style-name="P10" text:outline-level="1">
<text:span text:style-name="T4">
In Sevastopol explosions - social networks</text:span>
</text:h>
      <text:p text:style-name="P4">
Authors: Ukrinform (Person)</text:p>
      <text:p text:style-name="P4">
Publisher: Укринформ (Organization)</text:p>
      <text:p text:style-name="P4">
Published Time: 2023-05-18T17:09:56+03:00</text:p>
      <text:p text:style-name="P4">
Modified Time: 2023-05-18T17:09:56+03:00</text:p>
      <text:p text:style-name="P4">
Description: A number of explosions were heard in the temporarily occupied Sevastopol.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Крим', 'Севастополь', 'Вибух']</text:p>
      <text:p text:style-name="P4">
Type: Article</text:p>
      <!--METADATA-->
      <text:p text:style-name="P4">
<draw:frame draw:style-name="fr1" draw:name="Image172" text:anchor-type="as-char" svg:width="6.9236in" svg:height="3.956343in" draw:z-index="0">
<draw:image xlink:href="../Images/yкринформ/2023-05-18T17-09-56-03-00/630_360_1669987737-966.jpg" xlink:type="simple" xlink:show="embed" xlink:actuate="onLoad" draw:mime-type="image/jpeg"/>
</draw:frame>
A number of explosions were erupted by the occupied Sevastopol.</text:p>
      <text:p text:style-name="P4">
This was reported by telegram channel <text:a xlink:type="simple" xlink:href="http://t.me/crimean_bavovna/1389" text:style-name="Internet_20_link" text:visited-style-name="Visited_20_Internet_20_Link">
</text:a>
, reports Ukrinform.</text:p>
      <text:p text:style-name="P4">
"Sevastopol has counted 14 explosions today," the post reads.</text:p>
      <text:p text:style-name="P4">
It is noted that Russia's "head" of Sevastopol Mikhail Rivozhayaeyaeaevic the sounds of explosions in the city "educational shooting".</text:p>
      <text:p text:style-name="P4">
<text:span text:style-name="T4">
 Read also: </text:span>
 <text:a xlink:type="simple" xlink:href="https://www.ukrinform.ua/rubric-crimea/3710790-u-krimu-stavsa-vibuh-na-zaliznici-zijsli-z-rejok-vagoni-zmi.html" text:style-name="Internet_20_link" text:visited-style-name="Visited_20_Internet_20_Link">
</text:a>
As it was reported, today in the temporarily occupied <text:a xlink:type="simple" xlink:href="https://www.ukrinform.ua/tag-krim" text:style-name="Internet_20_link" text:visited-style-name="Visited_20_Internet_20_Link">
</text:a>
There was a blast of the railway cloth in all the Ferropol district, resulting in several wagons from the rails, the trains were stopped.</text:p>
      <text:p text:style-name="P4">
News Source: <text:a xlink:type="simple" xlink:href="https://www.ukrinform.ua/rubric-crimea/3711030-u-sevastopoli-prolunali-vibuhi-socmerezi.html" text:style-name="Internet_20_link" text:visited-style-name="Visited_20_Internet_20_Link">
https://www.ukrinform.ua/rubric-crimea/3711030-u-sevastopoli-prolunali-vibuhi-socmerezi.html</text:a>
</text:p>
      <!--NEWS-->
      <text:h text:style-name="P10" text:outline-level="1">
<text:span text:style-name="T4">
Olga Kobylyanska's shirt was presented in Chernivtsi for the first time</text:span>
</text:h>
      <text:p text:style-name="P4">
Authors: Ukrinform (Person)</text:p>
      <text:p text:style-name="P4">
Publisher: Укринформ (Organization)</text:p>
      <text:p text:style-name="P4">
Published Time: 2023-05-18T17:19:52+03:00</text:p>
      <text:p text:style-name="P4">
Modified Time: 2023-05-18T17:19:52+03:00</text:p>
      <text:p text:style-name="P4">
Description: In Chernivtsi, Olga Kobylyanska's embroidered embroidered embroidered shirt was presented in the museum of embroidery. It was presented within the framework of the project "Embroidery in the clothes of prominent Ukrainians". - Ukrinform.</text:p>
      <text:p text:style-name="P4">
Images: ["<text:a xlink:type="simple" xlink:href="https://static.ukrinform.com/photos/2023_05/thumb_files/630_360_1684419438-9018.jpeg" text:style-name="Internet_20_link" text:visited-style-name="Visited_20_Internet_20_Link">
630_360_16844...</text:a>
", "<text:a xlink:type="simple" xlink:href="https://static.ukrinform.com/photos/2023_05/thumb_files/630_360_1684419438-9953.jpeg" text:style-name="Internet_20_link" text:visited-style-name="Visited_20_Internet_20_Link">
630_360_16844...</text:a>
", "<text:a xlink:type="simple" xlink:href="https://static.ukrinform.com/photos/2023_05/thumb_files/630_360_1684419438-5609.jpeg" text:style-name="Internet_20_link" text:visited-style-name="Visited_20_Internet_20_Link">
630_360_16844...</text:a>
", "<text:a xlink:type="simple" xlink:href="https://static.ukrinform.com/photos/2023_05/thumb_files/630_360_1684419438-7786.jpeg" text:style-name="Internet_20_link" text:visited-style-name="Visited_20_Internet_20_Link">
630_360_16844...</text:a>
", "<text:a xlink:type="simple" xlink:href="https://static.ukrinform.com/photos/2023_05/thumb_files/630_360_1684419438-4822.jpeg" text:style-name="Internet_20_link" text:visited-style-name="Visited_20_Internet_20_Link">
630_360_16844...</text:a>
"]</text:p>
      <text:p text:style-name="P4">
Tags: ['Вишиванка', 'День вишиванки', 'Чернівці']</text:p>
      <text:p text:style-name="P4">
Type: Article</text:p>
      <!--METADATA-->
      <text:p text:style-name="P4">
<draw:frame draw:style-name="fr1" draw:name="Image173" text:anchor-type="as-char" svg:width="6.9236in" svg:height="3.956343in" draw:z-index="0">
<draw:image xlink:href="../Images/yкринформ/2023-05-18T17-19-52-03-00/630_360_1684419438-9018.jpeg" xlink:type="simple" xlink:show="embed" xlink:actuate="onLoad" draw:mime-type="image/jpeg"/>
</draw:frame>
Evvyshivanki presented the first reproduced embroidered shirt of Kobylyanska in the museum of embroidery. It was presented within the framework of the project "Embroidery in the clothes of prominent Ukrainian".</text:p>
      <text:p text:style-name="P4">
This was reported by Ukrinform correspondent.</text:p>
      <text:p text:style-name="P4">
<draw:frame draw:style-name="fr1" draw:name="Image174" text:anchor-type="as-char" svg:width="6.9236in" svg:height="3.956343in" draw:z-index="0">
<draw:image xlink:href="../Images/yкринформ/2023-05-18T17-19-52-03-00/630_360_1684419438-9953.jpeg" xlink:type="simple" xlink:show="embed" xlink:actuate="onLoad" draw:mime-type="image/jpeg"/>
</draw:frame>
Ochernivtsi presented for the first time, Olga Kobylyanska's embroidered shirt /Photo: Vitaliy Oliynyk, Ukrinform <text:a xlink:type="simple" xlink:href="https://static.ukrinform.com/photos/2023_05/1684419438-9953.jpeg" text:style-name="Internet_20_link" text:visited-style-name="Visited_20_Internet_20_Link">
![] [](Images/yкринформ/2023-05-18T17-19-52-03-00/630_360_1684419438-9953.jpeg)</text:a>
 <text:a xlink:type="simple" xlink:href="https://static.ukrinform.com/photos/2023_05/1684419438-5609.jpeg" text:style-name="Internet_20_link" text:visited-style-name="Visited_20_Internet_20_Link">
<draw:frame draw:style-name="fr1" draw:name="Image175" text:anchor-type="as-char" svg:width="6.9236in" svg:height="3.956343in" draw:z-index="0">
<draw:image xlink:href="../Images/yкринформ/2023-05-18T17-19-52-03-00/630_360_1684419438-5609.jpeg" xlink:type="simple" xlink:show="embed" xlink:actuate="onLoad" draw:mime-type="image/jpeg"/>
</draw:frame>
</text:a>
 <text:a xlink:type="simple" xlink:href="https://static.ukrinform.com/photos/2023_05/1684419438-7786.jpeg" text:style-name="Internet_20_link" text:visited-style-name="Visited_20_Internet_20_Link">
<draw:frame draw:style-name="fr1" draw:name="Image176" text:anchor-type="as-char" svg:width="6.9236in" svg:height="3.956343in" draw:z-index="0">
<draw:image xlink:href="../Images/yкринформ/2023-05-18T17-19-52-03-00/630_360_1684419438-7786.jpeg" xlink:type="simple" xlink:show="embed" xlink:actuate="onLoad" draw:mime-type="image/jpeg"/>
</draw:frame>
</text:a>
 <text:a xlink:type="simple" xlink:href="https://static.ukrinform.com/photos/2023_05/1684419438-9018.jpeg" text:style-name="Internet_20_link" text:visited-style-name="Visited_20_Internet_20_Link">
<draw:frame draw:style-name="fr1" draw:name="Image177" text:anchor-type="as-char" svg:width="6.9236in" svg:height="3.956343in" draw:z-index="0">
<draw:image xlink:href="../Images/yкринформ/2023-05-18T17-19-52-03-00/630_360_1684419438-9018.jpeg" xlink:type="simple" xlink:show="embed" xlink:actuate="onLoad" draw:mime-type="image/jpeg"/>
</draw:frame>
</text:a>
 <text:a xlink:type="simple" xlink:href="https://static.ukrinform.com/photos/2023_05/1684419438-4822.jpeg" text:style-name="Internet_20_link" text:visited-style-name="Visited_20_Internet_20_Link">
<draw:frame draw:style-name="fr1" draw:name="Image178" text:anchor-type="as-char" svg:width="6.9236in" svg:height="3.956343in" draw:z-index="0">
<draw:image xlink:href="../Images/yкринформ/2023-05-18T17-19-52-03-00/630_360_1684419438-4822.jpeg" xlink:type="simple" xlink:show="embed" xlink:actuate="onLoad" draw:mime-type="image/jpeg"/>
</draw:frame>
</text:a>
"As soon as we met Lesya Voronyuk, we began to cooperate a little, and they said that they had an Olga Kobylyanska shirt in the museum. And last year, after the presentation of Stepan Bandera's recruited shirt, we went from Chernivtsi. They were photographed in the year of work and were able to recreate, " - says the curator of the project" Embroidery in the clothes of prominent Ukrainians "Tatiana Zez.</text:p>
      <text:p text:style-name="P4">
According to her, at first the experts recreated the scheme of the shirt, identified the right -hand, which will be visually similar to the original, and already according to the recruited scheme, she cleared the shirt of a craftsman from Lviv region Lesya Dimchuk.</text:p>
      <text:p text:style-name="P4">
<text:span text:style-name="T4">
 Read also: </text:span>
 <text:a xlink:type="simple" xlink:href="https://www.ukrinform.ua/rubric-culture/3710941-u-zitomiri-prezentuvali-tradicijni-promisli-i-remesla-polissa.html" text:style-name="Internet_20_link" text:visited-style-name="Visited_20_Internet_20_Link">
</text:a>
</text:p>
      <text:p text:style-name="P4">
Also, the curator of the project "Embroidery in the clothes of prominent Ukrainians" said that the interpreted embroidered shirts of historical figures are made on the order of the now -famous Ukrainians. In particular, Igor Kozlovsky has Shevchenko's private handwriting, Akhtem Seitablaev bought Mikhail Staritsky's shirt.</text:p>
      <text:p text:style-name="P4">
Olga Kobylyanska's shirt was made to order by the head of the museum Lesya Voronyuk and it was she who was dressed in this shirt during the presentation.</text:p>
      <text:p text:style-name="P4">
<text:span text:style-name="T4">
 Read also: </text:span>
 <text:a xlink:type="simple" xlink:href="https://www.ukrinform.ua/rubric-culture/3711005-u-cernivcah-vidkrili-vistavku-vratovanih-na-fronti-visivanok.html" text:style-name="Internet_20_link" text:visited-style-name="Visited_20_Internet_20_Link">
</text:a>
As reported by Ukrinform, earlier in the framework of the project "Embroidery in the clothes of prominent Ukrainian" recreated shirt of Stepan Bandera <text:a xlink:type="simple" xlink:href="https://www.ukrinform.ua/rubric-society/3708197-zaluznomu-podaruvali-vidtvorenu-visivanku-banderi-u-stili-military.html" text:style-name="Internet_20_link" text:visited-style-name="Visited_20_Internet_20_Link">
</text:a>
 .</text:p>
      <text:p text:style-name="P4">
News Source: <text:a xlink:type="simple" xlink:href="https://www.ukrinform.ua/rubric-culture/3711033-u-cernivcah-prezentuvali-vperse-vidtvorenu-visitu-sorocku-olgi-kobilanskoi.html" text:style-name="Internet_20_link" text:visited-style-name="Visited_20_Internet_20_Link">
https://www.ukrinform.ua/rubric-culture/3711033-u-cernivcah-prezentuvali-vperse-vidtvorenu-visitu-sorocku-olgi-kobilanskoi.html</text:a>
</text:p>
      <!--NEWS-->
      <text:h text:style-name="P10" text:outline-level="1">
<text:span text:style-name="T4">
Nadal for the first time since 2004 will not play Rolan Harros</text:span>
</text:h>
      <text:p text:style-name="P4">
Authors: Ukrinform (Person)</text:p>
      <text:p text:style-name="P4">
Publisher: Укринформ (Organization)</text:p>
      <text:p text:style-name="P4">
Published Time: 2023-05-18T17:20:00+03:00</text:p>
      <text:p text:style-name="P4">
Modified Time: 2023-05-18T17:20:00+03:00</text:p>
      <text:p text:style-name="P4">
Description: In the next few months, the Spaniard does not plan to play. - Ukrinform.</text:p>
      <text:p text:style-name="P4">
Images: ["<text:a xlink:type="simple" xlink:href="https://static.ukrinform.com/photos/2023_05/thumb_files/630_360_1684419413-688.jpg" text:style-name="Internet_20_link" text:visited-style-name="Visited_20_Internet_20_Link">
630_360_16844...</text:a>
"]</text:p>
      <text:p text:style-name="P4">
Tags: ['Теніс', 'Надаль']</text:p>
      <text:p text:style-name="P4">
Type: Article</text:p>
      <!--METADATA-->
      <text:p text:style-name="P4">
<draw:frame draw:style-name="fr1" draw:name="Image179" text:anchor-type="as-char" svg:width="6.9236in" svg:height="3.956343in" draw:z-index="0">
<draw:image xlink:href="../Images/yкринформ/2023-05-18T17-20-00-03-00/630_360_1684419413-688.jpg" xlink:type="simple" xlink:show="embed" xlink:actuate="onLoad" draw:mime-type="image/jpeg"/>
</draw:frame>
The next few months the Spaniard does not plan to play.</text:p>
      <text:p text:style-name="P4">
22-time winner of Rafael Nadal tournaments during a press conference in his Academy in Mallorca <text:a xlink:type="simple" xlink:href="https://twitter.com/rolandgarros/status/1659199485539663873" text:style-name="Internet_20_link" text:visited-style-name="Visited_20_Internet_20_Link">
</text:a>
which will not play on Rolangarros, and miss a few more months, Ukrinform reports.</text:p>
      <text:p text:style-name="P4">
“This is not my decision, it's a solution of my body. I hope to be ready for Kubkadevis and I want to play in 2024, which will be the last year of my career. I am able to have the opportunity to enjoy it and say goodbye to those tournaments with which I want to, ”Nadal said.</text:p>
      <text:p text:style-name="P4">
The Spaniard did not go to the court after Australian Open because of the thigh injury. There are only 4 played matches and one victory in his account.</text:p>
      <text:p text:style-name="P4">
<text:span text:style-name="T4">
 Read also: </text:span>
 <text:a xlink:type="simple" xlink:href="https://www.ukrinform.ua/rubric-sports/3708264-organizatori-rolan-garros2023-nazvali-rozmir-prizovogo-fondu.html" text:style-name="Internet_20_link" text:visited-style-name="Visited_20_Internet_20_Link">
</text:a>
As reported by Ukrinform, in 2021 Nadal was injured in Rolan Harros and at the end of the season played only two matches, but in 2022 he returned to the court, spent 47 matches, winning "Australian Open" and "Rolan Garros".</text:p>
      <text:p text:style-name="P4">
Photo: Getty Images</text:p>
      <text:p text:style-name="P4">
News Source: <text:a xlink:type="simple" xlink:href="https://www.ukrinform.ua/rubric-sports/3711034-nadal-uperse-z-2004-roku-propustit-rolan-garros.html" text:style-name="Internet_20_link" text:visited-style-name="Visited_20_Internet_20_Link">
https://www.ukrinform.ua/rubric-sports/3711034-nadal-uperse-z-2004-roku-propustit-rolan-garros.html</text:a>
</text:p>
      <!--NEWS-->
      <text:h text:style-name="P10" text:outline-level="1">
<text:span text:style-name="T4">
Frankivsk was shown a collection of "sleeves" created in the early XX century</text:span>
</text:h>
      <text:p text:style-name="P4">
Authors: Ukrinform (Person)</text:p>
      <text:p text:style-name="P4">
Publisher: Укринформ (Organization)</text:p>
      <text:p text:style-name="P4">
Published Time: 2023-05-18T17:24:00+03:00</text:p>
      <text:p text:style-name="P4">
Modified Time: 2023-05-18T17:24:00+03:00</text:p>
      <text:p text:style-name="P4">
Description: The Ivano-Frankivsk Museum opened an exhibition of women's shirts-"sleeve", created on Pokut in the first half of the 20th century. - Ukrinform.</text:p>
      <text:p text:style-name="P4">
Images: ["<text:a xlink:type="simple" xlink:href="https://static.ukrinform.com/photos/2023_05/thumb_files/630_360_1684419089-628.jpg" text:style-name="Internet_20_link" text:visited-style-name="Visited_20_Internet_20_Link">
630_360_16844...</text:a>
"]</text:p>
      <text:p text:style-name="P4">
Tags: ['Івано-Франківськ', 'Музей', 'Вишиванка', 'Виставка']</text:p>
      <text:p text:style-name="P4">
Type: Article</text:p>
      <!--METADATA-->
      <text:p text:style-name="P4">
<draw:frame draw:style-name="fr1" draw:name="Image180" text:anchor-type="as-char" svg:width="6.9236in" svg:height="3.956343in" draw:z-index="0">
<draw:image xlink:href="../Images/yкринформ/2023-05-18T17-24-00-03-00/630_360_1684419089-628.jpg" xlink:type="simple" xlink:show="embed" xlink:actuate="onLoad" draw:mime-type="image/jpeg"/>
</draw:frame>
The Ivano-Frankivsk Museum opened an exhibition of women's shirts-"sleeve", created in Pokut in the first half of the 20th century.</text:p>
      <text:p text:style-name="P4">
About it in <text:a xlink:type="simple" xlink:href="https://www.facebook.com/ifkmMuseum/posts/pfbid0PFUFizRfczvqCepFwb9JGXNFYsPd6x2hxnc3vYLTLXW6fWjjVQYAjJsef3RjK9cul" text:style-name="Internet_20_link" text:visited-style-name="Visited_20_Internet_20_Link">
</text:a>
reports the Ivano-Frankivsk Museum of Local History, Ukrinform reports.</text:p>
      <text:p text:style-name="P4">
“On Ukrainian Day <text:a xlink:type="simple" xlink:href="https://www.ukrinform.ua/tag-visivanka" text:style-name="Internet_20_link" text:visited-style-name="Visited_20_Internet_20_Link">
</text:a>
The museum is presenting the online exhibition of women's shirts-the "sleeve" of the first half of the XX century. Before the review, products from the ethnographic region of Pokuttya are presented, namely: Snyatyn district(Kalalua village, Kulachin village), Gorodenkovsky district(Tergovytsya village, village. Corns), Tlumatsky district(p. Palagichi)”, - reports the Museum of Local History.</text:p>
      <text:p text:style-name="P4">
According to them, Pokut shirts stand out by the wealth of embroidery technicians, motives, ornaments.</text:p>
      <text:p text:style-name="P4">
"One shirt presents up to 3 or more embroidery techniques," the museum added.</text:p>
      <text:p text:style-name="P4">
It is noted that the shirts of "sleeves" had several names and many ornaments. First place was red, the second - black. It is only at the beginning of the 20th century that yellow, blue, green, purple appeared in the embroidered shirts in the embroidered shirts.</text:p>
      <text:p text:style-name="P4">
<text:span text:style-name="T4">
 Read also: </text:span>
 <text:a xlink:type="simple" xlink:href="https://www.ukrinform.ua/rubric-regions/3710884-u-frankivsku-rusku-trijcu-vdagli-u-visivanki.html" text:style-name="Internet_20_link" text:visited-style-name="Visited_20_Internet_20_Link">
<text:span text:style-name="T4">
 embroidery </text:span>
</text:a>
“Embroidered completely in red colors -“ Chervonenky ”(For girls), or fever - “Chornenki”(For married women and elderly women), dash(the sleeves of black-red shirts, rarely black and yellow). Проте навіть у«чорнєнках» морщінка (decoration near the neck and on the cuffs)He was always red, ”added to the museum of local lore.</text:p>
      <text:p text:style-name="P4">
Here it was noted that in the embroidery of shirts on Pokutt a clear -grained system of embroidery placement on the sleeves: settings, wrinkles was made(stripes up to 20 cm, placed under settings), the entire plane of the sleeve to the cuffs, which will be different in size, ornament, technique of execution. The richest inseed embroidery was created on the setting.</text:p>
      <text:p text:style-name="P4">
<text:span text:style-name="T5">
Foto: Ivano-Frankivsk Museum</text:span>
</text:p>
      <text:p text:style-name="P4">
News Source: <text:a xlink:type="simple" xlink:href="https://www.ukrinform.ua/rubric-culture/3711036-u-frankivsku-pokazali-kolekciu-rukavanok-stvorenih-na-pocatku-xx-stolitta.html" text:style-name="Internet_20_link" text:visited-style-name="Visited_20_Internet_20_Link">
https://www.ukrinform.ua/rubric-culture/3711036-u-frankivsku-pokazali-kolekciu-rukavanok-stvorenih-na-pocatku-xx-stolitta.html</text:a>
</text:p>
      <!--NEWS-->
      <text:h text:style-name="P10" text:outline-level="1">
<text:span text:style-name="T4">
China's Foreign Ministry: Ukraine should not become a border in a large force confrontation in Europe</text:span>
</text:h>
      <text:p text:style-name="P4">
Authors: Ukrinform (Person)</text:p>
      <text:p text:style-name="P4">
Publisher: Укринформ (Organization)</text:p>
      <text:p text:style-name="P4">
Published Time: 2023-05-18T17:26:19+03:00</text:p>
      <text:p text:style-name="P4">
Modified Time: 2023-05-18T17:26:19+03:00</text:p>
      <text:p text:style-name="P4">
Description: China believes that Ukraine should not be a border in a great force confrontation in Europe, and a long peace on the continent can only be built through dialogue between European states and respect for each other's interests. - Ukrinform.</text:p>
      <text:p text:style-name="P4">
Images: ["<text:a xlink:type="simple" xlink:href="https://static.ukrinform.com/photos/2023_04/thumb_files/630_360_1681869376-396.jpg" text:style-name="Internet_20_link" text:visited-style-name="Visited_20_Internet_20_Link">
630_360_16818...</text:a>
"]</text:p>
      <text:p text:style-name="P4">
Tags: ['Китай', 'Україна', 'Росія']</text:p>
      <text:p text:style-name="P4">
Type: Article</text:p>
      <!--METADATA-->
      <text:p text:style-name="P4">
<draw:frame draw:style-name="fr1" draw:name="Image181" text:anchor-type="as-char" svg:width="6.9236in" svg:height="3.956343in" draw:z-index="0">
<draw:image xlink:href="../Images/yкринформ/2023-05-18T17-26-19-03-00/630_360_1681869376-396.jpg" xlink:type="simple" xlink:show="embed" xlink:actuate="onLoad" draw:mime-type="image/jpeg"/>
</draw:frame>
China thinks that Ukraine should not be a border in the great power of Europe, and a long peace on the continent can only be built through dialogue between European states and respect for each other's interests.</text:p>
      <text:p text:style-name="P4">
This was stated during a briefing by the Ministry of Foreign Affairs of the People's Department of China Van Wenbin, reports Ukrinform's own correspondent.</text:p>
      <text:p text:style-name="P4">
“Position <text:a xlink:type="simple" xlink:href="https://www.ukrinform.ua/tag-kitaj" text:style-name="Internet_20_link" text:visited-style-name="Visited_20_Internet_20_Link">
</text:a>
Concerning the Ukrainian issue is consistent and clear. Ukraine should not be a border in a large powerful response, ”Van said, commenting on the words of the former Secretary of State Sshenri Kissinger in an interview with Economist that Ukraine should acquire membership of VNATO and it will meet the interests of both Kyiv and Moscow.</text:p>
      <text:p text:style-name="P4">
The diplomat added that in the present circumstances, "all parties should remain calm, show restraint and avoid any action that can strengthen the crisis."</text:p>
      <text:p text:style-name="P4">
"It is necessary to build a balanced, effective and durable architecture of European security through dialogue and consultation and the search for a solution that will really contribute to long -term peace and security in Europe," he said, adding that the strengthening and expansion of military unions is not an effective way to ensure the security of the region.</text:p>
      <text:p text:style-name="P4">
"We hope that all parties will seek to achieve joint, comprehensive tastic security and build a balanced, effective and durable architecture ... based on respect for the legitimate interests of each other's security, to realize long -term peace in Europe," the spokesman said.</text:p>
      <text:p text:style-name="P4">
<text:span text:style-name="T4">
 Read also: </text:span>
 <text:a xlink:type="simple" xlink:href="https://www.ukrinform.ua/rubric-polytics/3710871-u-mzs-kitau-rozkrili-detali-vizitu-specpredstavnika-v-ukrainu.html" text:style-name="Internet_20_link" text:visited-style-name="Visited_20_Internet_20_Link">
<text:span text:style-name="T4">
 China </text:span>
</text:a>
As reported by Ukrinform, in the office of the President took place <text:a xlink:type="simple" xlink:href="http://www.ukrinform.ua/rubric-polytics/3710868-v-op-proveli-bezpekovij-brifing-dla-kitajskoi-delegacii.html" text:style-name="Internet_20_link" text:visited-style-name="Visited_20_Internet_20_Link">
</text:a>
led by a special representative of the PRC for Eurasia Lee Khuey.</text:p>
      <text:p text:style-name="P4">
News Source: <text:a xlink:type="simple" xlink:href="https://www.ukrinform.ua/rubric-polytics/3711038-mzs-kitau-ukraina-ne-povinna-stati-kordonom-u-velikomu-silovomu-protistoanni-v-evropi.html" text:style-name="Internet_20_link" text:visited-style-name="Visited_20_Internet_20_Link">
https://www.ukrinform.ua/rubric-polytics/3711038-mzs-kitau-ukraina-ne-povinna-stati-kordonom-u-velikomu-silovomu-protistoanni-v-evropi.html</text:a>
</text:p>
      <!--NEWS-->
      <text:h text:style-name="P10" text:outline-level="1">
<text:span text:style-name="T4">
Japan's government confirmed that Zelensky would take part in the G7 Summit</text:span>
</text:h>
      <text:p text:style-name="P4">
Authors: Ukrinform (Person)</text:p>
      <text:p text:style-name="P4">
Publisher: Укринформ (Organization)</text:p>
      <text:p text:style-name="P4">
Published Time: 2023-05-18T17:29:00+03:00</text:p>
      <text:p text:style-name="P4">
Modified Time: 2023-05-18T17:29:00+03:00</text:p>
      <text:p text:style-name="P4">
Description: President of Ukraine Volodymyr Zelensky will take part in the G7 summit in Hiroshima. - Ukrinform.</text:p>
      <text:p text:style-name="P4">
Images: ["<text:a xlink:type="simple" xlink:href="https://static.ukrinform.com/photos/2023_04/thumb_files/630_360_1682522773-211.jpeg" text:style-name="Internet_20_link" text:visited-style-name="Visited_20_Internet_20_Link">
630_360_16825...</text:a>
"]</text:p>
      <text:p text:style-name="P4">
Tags: ['Японія', 'Саміт', 'Велика вісімка', 'Зеленський']</text:p>
      <text:p text:style-name="P4">
Type: Article</text:p>
      <!--METADATA-->
      <text:p text:style-name="P4">
<draw:frame draw:style-name="fr1" draw:name="Image182" text:anchor-type="as-char" svg:width="6.9236in" svg:height="3.956343in" draw:z-index="0">
<draw:image xlink:href="../Images/yкринформ/2023-05-18T17-29-00-03-00/630_360_1682522773-211.jpeg" xlink:type="simple" xlink:show="embed" xlink:actuate="onLoad" draw:mime-type="image/jpeg"/>
</draw:frame>
President of Ukraine Volodymyr Zelenskyy will take part in the G7 summit in Hiroshim online.</text:p>
      <text:p text:style-name="P4">
The government of Japan reported this on Thursday, Ukrinform reports with a reference to <text:a xlink:type="simple" xlink:href="https://english.kyodonews.net/news/2023/05/34d964fb48c1-urgent-ukraine-president-to-attend-g-7-summit-online-on-sun-japan-govt.html" text:style-name="Internet_20_link" text:visited-style-name="Visited_20_Internet_20_Link">
</text:a>
.</text:p>
      <text:p text:style-name="P4">
“President of Ukraine Volodymyr Zelensky will take part in the Greater Seven Summit in Hiroshima on Sunday online, the government said <text:a xlink:type="simple" xlink:href="https://www.ukrinform.ua/tag-aponia" text:style-name="Internet_20_link" text:visited-style-name="Visited_20_Internet_20_Link">
</text:a>
On Thursday after the rumors that he may be present at the meeting, ”the newspaper writes.</text:p>
      <text:p text:style-name="P4">
According to the agency, when Japan Prime Minister Fumio Kisidazhza was an unexpected trip to Kiev for negotiations with Zelensky, he was invited that he had invited the Ukrainian leader to take part in a three-day summit, which was consistent on Friday, online.</text:p>
      <text:p text:style-name="P4">
<text:span text:style-name="T4">
 Read also: </text:span>
 <text:a xlink:type="simple" xlink:href="https://www.ukrinform.ua/rubric-polytics/3710684-vijna-vidbudova-ekonomika-bilij-dim-nazvav-temi-sodo-ukraini-dla-obgovorenna-na-samiti-g7.html" text:style-name="Internet_20_link" text:visited-style-name="Visited_20_Internet_20_Link">
<text:span text:style-name="T4">
 Summit </text:span>
</text:a>
At the same time the Japanese edition <text:a xlink:type="simple" xlink:href="https://mainichi.jp/articles/20230518/k00/00m/010/438000c" text:style-name="Internet_20_link" text:visited-style-name="Visited_20_Internet_20_Link">
</text:a>
Informs that Kishida's foundations, it was planned that Zelensky would take part in the Usasidation of G7 leaders in the afternoon on May 19. "But because of the circumstances related to the Ukrainian side, it was decided that he would take part in(In this way - ed.)On the morning of May 21, ”Kishid said.</text:p>
      <text:p text:style-name="P4">
As reported by Ukrinform, the deputy head of the Presidential Office Igor Zhovkvasayaeaued that President Volodymyr Zelenskyy could visit the G7 Summit Uchiroshima, which will begin on Thursday if the situation on the battlefield allows.</text:p>
      <text:p text:style-name="P4">
The Seven Group includes the United States, Canada, Japan, Germany, France, Italy Tavelika Britain. The leaders of these states, as well as the invited guests, will gather a day summit in Hiroshima on May 19-21.</text:p>
      <text:p text:style-name="P4">
<text:span text:style-name="T5">
Foto: op</text:span>
</text:p>
      <text:p text:style-name="P4">
News Source: <text:a xlink:type="simple" xlink:href="https://www.ukrinform.ua/rubric-polytics/3711041-urad-aponii-pidtverdiv-so-zelenskij-vizme-ucast-u-samiti-g7-onlajn.html" text:style-name="Internet_20_link" text:visited-style-name="Visited_20_Internet_20_Link">
https://www.ukrinform.ua/rubric-polytics/3711041-urad-aponii-pidtverdiv-so-zelenskij-vizme-ucast-u-samiti-g7-onlajn.html</text:a>
</text:p>
      <!--NEWS-->
      <text:h text:style-name="P10" text:outline-level="1">
<text:span text:style-name="T4">
The temporary attorney in Ukraine leaves Georgia</text:span>
</text:h>
      <text:p text:style-name="P4">
Authors: Ukrinform (Person)</text:p>
      <text:p text:style-name="P4">
Publisher: Укринформ (Organization)</text:p>
      <text:p text:style-name="P4">
Published Time: 2023-05-18T17:34:00+03:00</text:p>
      <text:p text:style-name="P4">
Modified Time: 2023-05-18T17:34:00+03:00</text:p>
      <text:p text:style-name="P4">
Description: The temporary attorney in Ukraine in Georgia Andriy Kasyanov leaves the country. - Ukrinform.</text:p>
      <text:p text:style-name="P4">
Images: ["<text:a xlink:type="simple" xlink:href="https://static.ukrinform.com/photos/2023_05/thumb_files/630_360_1684420247-490.jpg" text:style-name="Internet_20_link" text:visited-style-name="Visited_20_Internet_20_Link">
630_360_16844...</text:a>
"]</text:p>
      <text:p text:style-name="P4">
Tags: ['Грузія', 'Посольство', 'Україна', 'Війна з Росією']</text:p>
      <text:p text:style-name="P4">
Type: Article</text:p>
      <!--METADATA-->
      <text:p text:style-name="P4">
<draw:frame draw:style-name="fr1" draw:name="Image183" text:anchor-type="as-char" svg:width="6.9236in" svg:height="3.956343in" draw:z-index="0">
<draw:image xlink:href="../Images/yкринформ/2023-05-18T17-34-00-03-00/630_360_1684420247-490.jpg" xlink:type="simple" xlink:show="embed" xlink:actuate="onLoad" draw:mime-type="image/jpeg"/>
</draw:frame>
Provisional in the affairs of Ukraine in Georgia Andriy Kasyanov leaves the country.</text:p>
      <text:p text:style-name="P4">
About it reports the Embassy of Ukraine in Georgia in <text:a xlink:type="simple" xlink:href="https://www.facebook.com/permalink.php" text:style-name="Internet_20_link" text:visited-style-name="Visited_20_Internet_20_Link">
</text:a>
, reports Ukrinform.</text:p>
      <text:p text:style-name="P4">
“Leaving Georgia, I want to wish you all peace, well -being, harmony of tague, success, happiness and prosperity!I am firmly convinced that in Ukraine and <text:a xlink:type="simple" xlink:href="https://www.ukrinform.ua/tag-gruzia" text:style-name="Internet_20_link" text:visited-style-name="Visited_20_Internet_20_Link">
</text:a>
Not only a common story, but a social bright future in a single friendly family of European peoples is the histra -scene goal of our countries to unite to the EU and NATO - it is a question for the very near time!” - said in Kasyanov's address.</text:p>
      <text:p text:style-name="P4">
He noted that the war against Ukraine had strengthened friendships and Ukrainians, and thanked the citizens of Georgia for the help they gave and continue to provide.</text:p>
      <text:p text:style-name="P4">
“For the future life will remain in my memory a courageous and soulful impulse, habitation and courage of Georgian volunteers who, with weapons in their arms, have the freedom and independence of our countries. And in the memory of dozens of thousands of Ukrainians who have left their homes under pressure from Russian invaders, the warmth and hospitality of the Georgian people, who gave them the harness, will remain forever, shared everyone to ensure decent conditions of stay and study of Ukrainian children, ”the diplomat said.</text:p>
      <text:p text:style-name="P4">
<text:span text:style-name="T4">
 Read also: </text:span>
 <text:a xlink:type="simple" xlink:href="https://www.ukrinform.ua/rubric-polytics/3710066-rozsirenna-aviaspolucenna-mzs-ukraini-nagadalo-gruzii-naviso-svit-izolue-rf.html" text:style-name="Internet_20_link" text:visited-style-name="Visited_20_Internet_20_Link">
</text:a>
According to the media, Kasyanov leaves Georgia in connection with the expiration of the term.</text:p>
      <text:p text:style-name="P4">
After the withdrawal of the ambassador last spring, Kasyanov fulfilled the obligations of the head of the embassy.</text:p>
      <text:p text:style-name="P4">
<text:span text:style-name="T5">
Foto: Embassy of Ukraine in Georgia / Facebook</text:span>
</text:p>
      <text:p text:style-name="P4">
News Source: <text:a xlink:type="simple" xlink:href="https://www.ukrinform.ua/rubric-polytics/3711042-timcasovo-povirenij-u-spravah-ukraini-zalisae-gruziu.html" text:style-name="Internet_20_link" text:visited-style-name="Visited_20_Internet_20_Link">
https://www.ukrinform.ua/rubric-polytics/3711042-timcasovo-povirenij-u-spravah-ukraini-zalisae-gruziu.html</text:a>
</text:p>
      <!--NEWS-->
      <text:h text:style-name="P10" text:outline-level="1">
<text:span text:style-name="T4">
US and Japan leaders agreed to continue sanctions against Russia and support Ukraine</text:span>
</text:h>
      <text:p text:style-name="P4">
Authors: Ukrinform (Person)</text:p>
      <text:p text:style-name="P4">
Publisher: Укринформ (Organization)</text:p>
      <text:p text:style-name="P4">
Published Time: 2023-05-18T17:49:05+03:00</text:p>
      <text:p text:style-name="P4">
Modified Time: 2023-05-18T17:49:05+03:00</text:p>
      <text:p text:style-name="P4">
Description: Japan Prime Minister Fumio Kishid and US President Joe Biden agreed on the need to continue sanctioning pressure on Russia, as well as support Ukraine in the future. - Ukrinform.</text:p>
      <text:p text:style-name="P4">
Images: ["<text:a xlink:type="simple" xlink:href="https://static.ukrinform.com/photos/2023_05/thumb_files/630_360_1684421041-696.png" text:style-name="Internet_20_link" text:visited-style-name="Visited_20_Internet_20_Link">
630_360_16844...</text:a>
"]</text:p>
      <text:p text:style-name="P4">
Tags: ['Японія', 'США', 'Україна', 'Велика сімка', 'Війна з Росією']</text:p>
      <text:p text:style-name="P4">
Type: Article</text:p>
      <!--METADATA-->
      <text:p text:style-name="P4">
<draw:frame draw:style-name="fr1" draw:name="Image184" text:anchor-type="as-char" svg:width="6.9236in" svg:height="3.956343in" draw:z-index="0">
<draw:image xlink:href="../Images/yкринформ/2023-05-18T17-49-05-03-00/630_360_1684421041-696.png" xlink:type="simple" xlink:show="embed" xlink:actuate="onLoad" draw:mime-type="image/png"/>
</draw:frame>
Japan Prime Minister Fumio Kishid and US President Joe Biden agreed on the need to continue the sanction pressure on Russia, as well as support Ukraine in the future.</text:p>
      <text:p text:style-name="P4">
This was stated on Thursday by the Japanese Prime Minister after meeting with the head of Bigoly in Hiroshima, Ukrinform reports with reference to <text:a xlink:type="simple" xlink:href="http://www.reuters.com/world/japan-united-states-continue-russia-sanctions-ukraine-support-kishida-says-2023-05-18/" text:style-name="Internet_20_link" text:visited-style-name="Visited_20_Internet_20_Link">
</text:a>
.</text:p>
      <text:p text:style-name="P4">
“We agree to work closely with like-minded countries, including <text:a xlink:type="simple" xlink:href="https://www.ukrinform.ua/tag-velika-simka" text:style-name="Internet_20_link" text:visited-style-name="Visited_20_Internet_20_Link">
</text:a>
, and we agree to have a strict sanctions against Russia, as well as decisive support of Ukraine, ”Kishida spoke in time to communicate with journalists.</text:p>
      <text:p text:style-name="P4">
The leaders of Japan and the United States met on the eve of the Summit of the Gritter(G7), which is gathered in Hiroshima on May 19-21, to discuss the wide-spectrum of the topics-from climate change and food security to strengthening the sanctions in contrast of Russia.</text:p>
      <text:p text:style-name="P4">
<text:span text:style-name="T4">
 Read also: </text:span>
 <text:a xlink:type="simple" xlink:href="https://www.ukrinform.ua/rubric-world/3710898-naslidki-pandemii-ta-vijna-rf-proti-ukraini-u-evrosouzi-rozpovili-pro-temi-zustrici-g7.html" text:style-name="Internet_20_link" text:visited-style-name="Visited_20_Internet_20_Link">
</text:a>
As reported by Ukrinform, on the eve of <text:a xlink:type="simple" xlink:href="https://www.ukrinform.ua/rubric-polytics/3710684-vijna-vidbudova-ekonomika-bilij-dim-nazvav-temi-sodo-ukraini-dla-obgovorenna-na-samiti-g7.html" text:style-name="Internet_20_link" text:visited-style-name="Visited_20_Internet_20_Link">
</text:a>
that the agenda of the G7 leaders' meeting of Russian aggression against Ukraine will include discussing the Nafrorot situation and the continuation of international support of the Ukrainian state.</text:p>
      <text:p text:style-name="P4">
In addition, the leaders of the most developed countries will discuss the opportunities to raise the negotiation positions of official Kiev to complete the war, as well as to report the reconstruction of Ukrainian infrastructure.</text:p>
      <text:p text:style-name="P4">
<text:span text:style-name="T5">
Foto: kyodo</text:span>
</text:p>
      <text:p text:style-name="P4">
News Source: <text:a xlink:type="simple" xlink:href="https://www.ukrinform.ua/rubric-world/3711047-lideri-ssa-i-aponii-pogodilisa-prodovzuvati-sankcii-proti-rosii-ta-pidtrimuvati-ukrainu.html" text:style-name="Internet_20_link" text:visited-style-name="Visited_20_Internet_20_Link">
https://www.ukrinform.ua/rubric-world/3711047-lideri-ssa-i-aponii-pogodilisa-prodovzuvati-sankcii-proti-rosii-ta-pidtrimuvati-ukrainu.html</text:a>
</text:p>
      <!--NEWS-->
      <text:h text:style-name="P10" text:outline-level="1">
<text:span text:style-name="T4">
The deportation of Ukrainian children has started in 2015 in the occupied Crimea - Lubinets</text:span>
</text:h>
      <text:p text:style-name="P4">
Authors: Ukrinform (Person)</text:p>
      <text:p text:style-name="P4">
Publisher: Укринформ (Organization)</text:p>
      <text:p text:style-name="P4">
Published Time: 2023-05-18T17:51:00+03:00</text:p>
      <text:p text:style-name="P4">
Modified Time: 2023-05-18T17:51:00+03:00</text:p>
      <text:p text:style-name="P4">
Description: The Verkhovna Rada Commissioner for Human Rights Dmitry Lubinets stated that the first program of forced deportation by Russia of Ukrainian children began in occupied Crimea in 2015. - Ukrinform.</text:p>
      <text:p text:style-name="P4">
Images: ["<text:a xlink:type="simple" xlink:href="https://static.ukrinform.com/photos/2023_05/thumb_files/630_360_1684421250-548.jpg" text:style-name="Internet_20_link" text:visited-style-name="Visited_20_Internet_20_Link">
630_360_16844...</text:a>
"]</text:p>
      <text:p text:style-name="P4">
Tags: ['Депортація', 'Діти', 'Росія', 'Війна з Росією', 'Дмитро Лубінець']</text:p>
      <text:p text:style-name="P4">
Type: Article</text:p>
      <!--METADATA-->
      <text:p text:style-name="P4">
<draw:frame draw:style-name="fr1" draw:name="Image185" text:anchor-type="as-char" svg:width="6.9236in" svg:height="3.956343in" draw:z-index="0">
<draw:image xlink:href="../Images/yкринформ/2023-05-18T17-51-00-03-00/630_360_1684421250-548.jpg" xlink:type="simple" xlink:show="embed" xlink:actuate="onLoad" draw:mime-type="image/jpeg"/>
</draw:frame>
The Verkhovna Rada Commissioner for Human Rights Dmitry Lubinets stated that the first program of forced deportation by Russia of Ukrainian children began in the 2015 -in -law Crimea.</text:p>
      <text:p text:style-name="P4">
He said this during the conference "Remember the story - returning the territory", Ukrinform correspondent reports.</text:p>
      <text:p text:style-name="P4">
According to the Ombudsman, the territory of Ukraine is now recorded by war crimes by the zos of genocide, the invaders forcibly deport children and massively capture civilian hostages.</text:p>
      <text:p text:style-name="P4">
“But Russia has started to do so since 2014. In particular, the first official program of fork deportation of Ukrainian children began with <text:a xlink:type="simple" xlink:href="https://www.ukrinform.ua/tag-krim" text:style-name="Internet_20_link" text:visited-style-name="Visited_20_Internet_20_Link">
</text:a>
, since 2015. All this time, we shouted that Ukrainian children were already deporting - and the world was silent, expressed deeply seizure, ”he said.</text:p>
      <text:p text:style-name="P4">
<text:span text:style-name="T4">
 Read also: </text:span>
 <text:a xlink:type="simple" xlink:href="https://www.ukrinform.ua/rubric-society/3710905-u-rf-pidgotuvali-infrastrukturu-dla-deportacii-ukrainciv-se-do-24-lutogo-2022-roku-pravozahisnica.html" text:style-name="Internet_20_link" text:visited-style-name="Visited_20_Internet_20_Link">
<text:span text:style-name="T4">
 deportant </text:span>
</text:a>
Lubinets also expressed his conviction that from Crimea the war with Russia began, and the liberation of the peninsula it would end.</text:p>
      <text:p text:style-name="P4">
“For us, as for the citizens of Ukraine, the return of Crimea will be the end of the decomposition of our illegally captured territories. And for the world, it should have the beginning of serious transformations, starting effective mechanisms of influential into the country that became the aggressor. Because words do not work, " - the emphasis.</text:p>
      <text:p text:style-name="P4">
As it was reported, President Volodymyr Zelenskyy stated that Ukraine continues to release the Crimea from the Russian occupation.</text:p>
      <text:p text:style-name="P4">
News Source: <text:a xlink:type="simple" xlink:href="https://www.ukrinform.ua/rubric-society/3711049-deportaciu-ukrainskih-ditej-rosia-pocala-z-2015-roku-v-okupovanomu-krimu-lubinec.html" text:style-name="Internet_20_link" text:visited-style-name="Visited_20_Internet_20_Link">
https://www.ukrinform.ua/rubric-society/3711049-deportaciu-ukrainskih-ditej-rosia-pocala-z-2015-roku-v-okupovanomu-krimu-lubinec.html</text:a>
</text:p>
      <!--NEWS-->
      <text:h text:style-name="P10" text:outline-level="1">
<text:span text:style-name="T4">
Ukraine has joined the OECD - Ministry of Finance Statistics Database</text:span>
</text:h>
      <text:p text:style-name="P4">
Authors: Ukrinform (Person)</text:p>
      <text:p text:style-name="P4">
Publisher: Укринформ (Organization)</text:p>
      <text:p text:style-name="P4">
Published Time: 2023-05-18T17:54:00+03:00</text:p>
      <text:p text:style-name="P4">
Modified Time: 2023-05-18T17:54:00+03:00</text:p>
      <text:p text:style-name="P4">
Description: Ukraine has joined the global database of statistics of the organization of economic cooperation and development (OECD). - Ukrinform.</text:p>
      <text:p text:style-name="P4">
Images: ["<text:a xlink:type="simple" xlink:href="https://static.ukrinform.com/photos/2023_05/thumb_files/630_360_1684421494-850.jpg" text:style-name="Internet_20_link" text:visited-style-name="Visited_20_Internet_20_Link">
630_360_16844...</text:a>
"]</text:p>
      <text:p text:style-name="P4">
Tags: ['Економіка', 'Мінфін', 'ОЕСР', 'Україна']</text:p>
      <text:p text:style-name="P4">
Type: Article</text:p>
      <!--METADATA-->
      <text:p text:style-name="P4">
<draw:frame draw:style-name="fr1" draw:name="Image186" text:anchor-type="as-char" svg:width="6.9236in" svg:height="3.956343in" draw:z-index="0">
<draw:image xlink:href="../Images/yкринформ/2023-05-18T17-54-00-03-00/630_360_1684421494-850.jpg" xlink:type="simple" xlink:show="embed" xlink:actuate="onLoad" draw:mime-type="image/jpeg"/>
</draw:frame>
Ukraine has joined the global database(OECD).</text:p>
      <text:p text:style-name="P4">
Як передає Укрінформ, про це повідомляє <text:a xlink:type="simple" xlink:href="https://www.mof.gov.ua/uk/news/ukraina_priiednalasia_do_globalnoi_bazi_danikh_statistiki_dokhodiv_oesr-4009" text:style-name="Internet_20_link" text:visited-style-name="Visited_20_Internet_20_Link">
</text:a>
.</text:p>
      <text:p text:style-name="P4">
"Україна в рамках поглиблення співробітництва з Організацією <text:a xlink:type="simple" xlink:href="https://www.ukrinform.ua/tag-ekonomika" text:style-name="Internet_20_link" text:visited-style-name="Visited_20_Internet_20_Link">
</text:a>
Cooperation and development has joined the global database of OECD income statistics and became 121 Ukraine, which provides information to the largest open source of data, " - the message reads.</text:p>
      <text:p text:style-name="P4">
It is noted that tax and non-tax revenues to budgets of all levels of Ukraine for 2012-2021 were classified according to the categories of income of the Oesrt of the standard template. They contain the ratio of different categories of taxes to GDP, to the total amount of revenues.</text:p>
      <text:p text:style-name="P4">
The information will be updated every year in the previous year.</text:p>
      <text:p text:style-name="P4">
The purpose of this OECD initiative is to improve the quality, coherence, comparability of the thadoration of income data.</text:p>
      <text:p text:style-name="P4">
<text:span text:style-name="T4">
 Read also: </text:span>
 <text:a xlink:type="simple" xlink:href="https://www.ukrinform.ua/rubric-economy/3683862-oesr-pokrasila-prognoz-dla-svitovoi-ekonomiki-na-cej-i-nastupnij-rik.html" text:style-name="Internet_20_link" text:visited-style-name="Visited_20_Internet_20_Link">
<text:span text:style-name="T4">
 OECD </text:span>
</text:a>
The global revenue base provides comparable data on taxation, tax facilities and changes in individual tax revenues over time for the overwhelming countries of the world.</text:p>
      <text:p text:style-name="P4">
As it was reported, the OECD is an organization created in 1960, which includes the 38 largest and most developed economies of the world, for which it is named "Club of Rich States".</text:p>
      <text:p text:style-name="P4">
News Source: <text:a xlink:type="simple" xlink:href="https://www.ukrinform.ua/rubric-economy/3711051-ukraina-priednalasa-do-bazi-danih-statistiki-dohodiv-oesr-minfin.html" text:style-name="Internet_20_link" text:visited-style-name="Visited_20_Internet_20_Link">
https://www.ukrinform.ua/rubric-economy/3711051-ukraina-priednalasa-do-bazi-danih-statistiki-dohodiv-oesr-minfin.html</text:a>
</text:p>
      <!--NEWS-->
      <text:h text:style-name="P10" text:outline-level="1">
<text:span text:style-name="T4">
Two exhibitions were presented in Kiev for the Day of Remembrance of Victims of Deportation of Crimean Tatars</text:span>
</text:h>
      <text:p text:style-name="P4">
Authors: Ukrinform (Person)</text:p>
      <text:p text:style-name="P4">
Publisher: Укринформ (Organization)</text:p>
      <text:p text:style-name="P4">
Published Time: 2023-05-18T18:01:00+03:00</text:p>
      <text:p text:style-name="P4">
Modified Time: 2023-05-18T18:01:00+03:00</text:p>
      <text:p text:style-name="P4">
Description: Two photo exhibitions were organized near the railway station in Kiev on the occasion of the Victims of the Deportation Day of the Crimean Tatars. - Ukrinform.</text:p>
      <text:p text:style-name="P4">
Images: ["<text:a xlink:type="simple" xlink:href="https://static.ukrinform.com/photos/2023_05/thumb_files/630_360_1684421107-6412.jpeg" text:style-name="Internet_20_link" text:visited-style-name="Visited_20_Internet_20_Link">
630_360_16844...</text:a>
", "<text:a xlink:type="simple" xlink:href="https://static.ukrinform.com/photos/2023_05/thumb_files/630_360_1684421107-3854.jpeg" text:style-name="Internet_20_link" text:visited-style-name="Visited_20_Internet_20_Link">
630_360_16844...</text:a>
", "<text:a xlink:type="simple" xlink:href="https://static.ukrinform.com/photos/2023_05/thumb_files/630_360_1684421107-9200.jpeg" text:style-name="Internet_20_link" text:visited-style-name="Visited_20_Internet_20_Link">
630_360_16844...</text:a>
", "<text:a xlink:type="simple" xlink:href="https://static.ukrinform.com/photos/2023_05/thumb_files/630_360_1684421107-2833.jpeg" text:style-name="Internet_20_link" text:visited-style-name="Visited_20_Internet_20_Link">
630_360_16844...</text:a>
", "<text:a xlink:type="simple" xlink:href="https://static.ukrinform.com/photos/2023_05/thumb_files/630_360_1684421107-1685.jpeg" text:style-name="Internet_20_link" text:visited-style-name="Visited_20_Internet_20_Link">
630_360_16844...</text:a>
", "<text:a xlink:type="simple" xlink:href="https://static.ukrinform.com/photos/2023_05/thumb_files/630_360_1684421107-3512.jpeg" text:style-name="Internet_20_link" text:visited-style-name="Visited_20_Internet_20_Link">
630_360_16844...</text:a>
", "<text:a xlink:type="simple" xlink:href="https://static.ukrinform.com/photos/2023_05/thumb_files/630_360_1684421109-3284.jpeg" text:style-name="Internet_20_link" text:visited-style-name="Visited_20_Internet_20_Link">
630_360_16844...</text:a>
", "<text:a xlink:type="simple" xlink:href="https://static.ukrinform.com/photos/2023_05/thumb_files/630_360_1684421215-6793.jpeg" text:style-name="Internet_20_link" text:visited-style-name="Visited_20_Internet_20_Link">
630_360_16844...</text:a>
"]</text:p>
      <text:p text:style-name="P4">
Tags: ['Депортація', 'Кримські татари', 'Фотовиставка', 'Київ']</text:p>
      <text:p text:style-name="P4">
Type: Article</text:p>
      <!--METADATA-->
      <text:p text:style-name="P4">
<draw:frame draw:style-name="fr1" draw:name="Image187" text:anchor-type="as-char" svg:width="6.9236in" svg:height="3.956343in" draw:z-index="0">
<draw:image xlink:href="../Images/yкринформ/2023-05-18T18-01-00-03-00/630_360_1684421107-6412.jpeg" xlink:type="simple" xlink:show="embed" xlink:actuate="onLoad" draw:mime-type="image/jpeg"/>
</draw:frame>
Two photo exhibitions were organized near the railway station in Kiev on the occasion of the Day of Remembrance of the Victims of Deportation of the Crimean Tatars.</text:p>
      <text:p text:style-name="P4">
Their presentation took place during the conference "Remember the story - returning the territory", Ukrinform correspondent reports.</text:p>
      <text:p text:style-name="P4">
At the exhibition "The History of the Occupied <text:a xlink:type="simple" xlink:href="https://www.ukrinform.ua/tag-krim" text:style-name="Internet_20_link" text:visited-style-name="Visited_20_Internet_20_Link">
</text:a>
"There are 25 pictures taken by Ukrainian reporters, which in 2014-2019 highlighted human rights violations in the occupied Crimea and documented the livelihood Adminaire of Enver Krosh and more.</text:p>
      <text:p text:style-name="P4">
<draw:frame draw:style-name="fr1" draw:name="Image188" text:anchor-type="as-char" svg:width="6.9236in" svg:height="3.956343in" draw:z-index="0">
<draw:image xlink:href="../Images/yкринформ/2023-05-18T18-01-00-03-00/630_360_1684421107-3854.jpeg" xlink:type="simple" xlink:show="embed" xlink:actuate="onLoad" draw:mime-type="image/jpeg"/>
</draw:frame>
In Kiev, two photo exhibitions were presented to the Day of Remembrance of the Victims of Deportation of Crimean Tatars/ Photo: Pavel Bagmut, Ukrinform <text:a xlink:type="simple" xlink:href="https://static.ukrinform.com/photos/2023_05/1684421107-3854.jpeg" text:style-name="Internet_20_link" text:visited-style-name="Visited_20_Internet_20_Link">
<draw:frame draw:style-name="fr1" draw:name="Image189" text:anchor-type="as-char" svg:width="6.9236in" svg:height="3.956343in" draw:z-index="0">
<draw:image xlink:href="../Images/yкринформ/2023-05-18T18-01-00-03-00/630_360_1684421107-3854.jpeg" xlink:type="simple" xlink:show="embed" xlink:actuate="onLoad" draw:mime-type="image/jpeg"/>
</draw:frame>
</text:a>
 <text:a xlink:type="simple" xlink:href="https://static.ukrinform.com/photos/2023_05/1684421107-9200.jpeg" text:style-name="Internet_20_link" text:visited-style-name="Visited_20_Internet_20_Link">
<draw:frame draw:style-name="fr1" draw:name="Image190" text:anchor-type="as-char" svg:width="6.9236in" svg:height="3.956343in" draw:z-index="0">
<draw:image xlink:href="../Images/yкринформ/2023-05-18T18-01-00-03-00/630_360_1684421107-9200.jpeg" xlink:type="simple" xlink:show="embed" xlink:actuate="onLoad" draw:mime-type="image/jpeg"/>
</draw:frame>
</text:a>
 <text:a xlink:type="simple" xlink:href="https://static.ukrinform.com/photos/2023_05/1684421107-6412.jpeg" text:style-name="Internet_20_link" text:visited-style-name="Visited_20_Internet_20_Link">
<draw:frame draw:style-name="fr1" draw:name="Image191" text:anchor-type="as-char" svg:width="6.9236in" svg:height="3.956343in" draw:z-index="0">
<draw:image xlink:href="../Images/yкринформ/2023-05-18T18-01-00-03-00/630_360_1684421107-6412.jpeg" xlink:type="simple" xlink:show="embed" xlink:actuate="onLoad" draw:mime-type="image/jpeg"/>
</draw:frame>
</text:a>
 <text:a xlink:type="simple" xlink:href="https://static.ukrinform.com/photos/2023_05/1684421107-2833.jpeg" text:style-name="Internet_20_link" text:visited-style-name="Visited_20_Internet_20_Link">
<draw:frame draw:style-name="fr1" draw:name="Image192" text:anchor-type="as-char" svg:width="6.9236in" svg:height="3.956343in" draw:z-index="0">
<draw:image xlink:href="../Images/yкринформ/2023-05-18T18-01-00-03-00/630_360_1684421107-2833.jpeg" xlink:type="simple" xlink:show="embed" xlink:actuate="onLoad" draw:mime-type="image/jpeg"/>
</draw:frame>
</text:a>
 <text:a xlink:type="simple" xlink:href="https://static.ukrinform.com/photos/2023_05/1684421107-1685.jpeg" text:style-name="Internet_20_link" text:visited-style-name="Visited_20_Internet_20_Link">
<draw:frame draw:style-name="fr1" draw:name="Image193" text:anchor-type="as-char" svg:width="6.9236in" svg:height="3.956343in" draw:z-index="0">
<draw:image xlink:href="../Images/yкринформ/2023-05-18T18-01-00-03-00/630_360_1684421107-1685.jpeg" xlink:type="simple" xlink:show="embed" xlink:actuate="onLoad" draw:mime-type="image/jpeg"/>
</draw:frame>
</text:a>
 <text:a xlink:type="simple" xlink:href="https://static.ukrinform.com/photos/2023_05/1684421107-3512.jpeg" text:style-name="Internet_20_link" text:visited-style-name="Visited_20_Internet_20_Link">
<draw:frame draw:style-name="fr1" draw:name="Image194" text:anchor-type="as-char" svg:width="6.9236in" svg:height="3.956343in" draw:z-index="0">
<draw:image xlink:href="../Images/yкринформ/2023-05-18T18-01-00-03-00/630_360_1684421107-3512.jpeg" xlink:type="simple" xlink:show="embed" xlink:actuate="onLoad" draw:mime-type="image/jpeg"/>
</draw:frame>
</text:a>
 <text:a xlink:type="simple" xlink:href="https://static.ukrinform.com/photos/2023_05/1684421109-3284.jpeg" text:style-name="Internet_20_link" text:visited-style-name="Visited_20_Internet_20_Link">
<draw:frame draw:style-name="fr1" draw:name="Image195" text:anchor-type="as-char" svg:width="6.9236in" svg:height="3.956343in" draw:z-index="0">
<draw:image xlink:href="../Images/yкринформ/2023-05-18T18-01-00-03-00/630_360_1684421109-3284.jpeg" xlink:type="simple" xlink:show="embed" xlink:actuate="onLoad" draw:mime-type="image/jpeg"/>
</draw:frame>
</text:a>
 <text:a xlink:type="simple" xlink:href="https://static.ukrinform.com/photos/2023_05/1684421215-6793.jpeg" text:style-name="Internet_20_link" text:visited-style-name="Visited_20_Internet_20_Link">
<draw:frame draw:style-name="fr1" draw:name="Image196" text:anchor-type="as-char" svg:width="6.9236in" svg:height="3.956343in" draw:z-index="0">
<draw:image xlink:href="../Images/yкринформ/2023-05-18T18-01-00-03-00/630_360_1684421215-6793.jpeg" xlink:type="simple" xlink:show="embed" xlink:actuate="onLoad" draw:mime-type="image/jpeg"/>
</draw:frame>
</text:a>
The authors - Alina Zhatko, Taras Ibrahimov, Alyoni Savchuk - because of journalistic conviction banned entry into the Russian Federation and occupied Crimea for a term of 10 to 35 years.</text:p>
      <text:p text:style-name="P4">
The second exhibition "Eyewitness Crimes" tells 10 stories of Crimean Tatars deported in 1944.<text:span text:style-name="T4">
 Read also: </text:span>
 <text:a xlink:type="simple" xlink:href="https://www.ukrinform.ua/rubric-crimea/3711014-prezident-iniciuvav-stvorenna-memorialu-zertv-krimskotatarskogo-narodu.html" text:style-name="Internet_20_link" text:visited-style-name="Visited_20_Internet_20_Link">
</text:a>
During the event, a video about life in the Crimea for the Soviet times and during the occupation of the Crimean peninsula in 2014, persecution and the imprisonment of Crimean Tatars and so on.</text:p>
      <text:p text:style-name="P4">
The attendees could also join the marathon for writing letters to political prisoners.</text:p>
      <text:p text:style-name="P4">
As it was reported, on May 18 in Ukraine the Day of Struggle for the Right -Tatar people was set and honored <text:a xlink:type="simple" xlink:href="https://www.ukrinform.ua/rubric-crimea/3710721-sogodni-ukraina-vsanovue-pamat-zertv-deportacii-krimskih-tatar.html" text:style-name="Internet_20_link" text:visited-style-name="Visited_20_Internet_20_Link">
</text:a>
 .</text:p>
      <text:p text:style-name="P4">
News Source: <text:a xlink:type="simple" xlink:href="https://www.ukrinform.ua/rubric-crimea/3711053-u-kievi-prezentuvali-dvi-fotovistavki-do-dna-pamati-zertv-deportacii-krimskih-tatar.html" text:style-name="Internet_20_link" text:visited-style-name="Visited_20_Internet_20_Link">
https://www.ukrinform.ua/rubric-crimea/3711053-u-kievi-prezentuvali-dvi-fotovistavki-do-dna-pamati-zertv-deportacii-krimskih-tatar.html</text:a>
</text:p>
      <!--NEWS-->
      <text:h text:style-name="P10" text:outline-level="1">
<text:span text:style-name="T4">
The National Guard in Luhansk region knocked down a rare Russian drone "Eleron"</text:span>
</text:h>
      <text:p text:style-name="P4">
Authors: Ukrinform (Person)</text:p>
      <text:p text:style-name="P4">
Publisher: Укринформ (Organization)</text:p>
      <text:p text:style-name="P4">
Published Time: 2023-05-18T18:07:00+03:00</text:p>
      <text:p text:style-name="P4">
Modified Time: 2023-05-18T18:07:00+03:00</text:p>
      <text:p text:style-name="P4">
Description: The National Guard at the pseudo "February" knocked down in the Luhansk region a rare Russian UAV "Eleron". - Ukrinform.</text:p>
      <text:p text:style-name="P4">
Images: ["<text:a xlink:type="simple" xlink:href="https://static.ukrinform.com/photos/2023_05/thumb_files/630_360_1684422225-502.jpg" text:style-name="Internet_20_link" text:visited-style-name="Visited_20_Internet_20_Link">
630_360_16844...</text:a>
", "<text:a xlink:type="simple" xlink:href="https://static.ukrinform.com/photos/2023_05/1684422224-883.jpg" text:style-name="Internet_20_link" text:visited-style-name="Visited_20_Internet_20_Link">
1684422224-88...</text:a>
", "<text:a xlink:type="simple" xlink:href="https://static.ukrinform.com/photos/2023_05/1684422224-619.jpg" text:style-name="Internet_20_link" text:visited-style-name="Visited_20_Internet_20_Link">
1684422224-61...</text:a>
"]</text:p>
      <text:p text:style-name="P4">
Tags: ['Луганщина', 'Нацгвардія', 'Дрон', 'Війна з Росією']</text:p>
      <text:p text:style-name="P4">
Type: Article</text:p>
      <!--METADATA-->
      <text:p text:style-name="P4">
<draw:frame draw:style-name="fr1" draw:name="Image197" text:anchor-type="as-char" svg:width="6.9236in" svg:height="3.956343in" draw:z-index="0">
<draw:image xlink:href="../Images/yкринформ/2023-05-18T18-07-00-03-00/630_360_1684422225-502.jpg" xlink:type="simple" xlink:show="embed" xlink:actuate="onLoad" draw:mime-type="image/jpeg"/>
</draw:frame>
The National Guard at the pseudo "February" knocked down in the Luhansk region a rare Russian -wing "Eleron".</text:p>
      <text:p text:style-name="P4">
This was reported <text:a xlink:type="simple" xlink:href="https://ngu.gov.ua/gvardiyecz-na-psevdo-lyutyj-pryzemlyv-ridkisnyj-vorozhyj-bpla-eleron/" text:style-name="Internet_20_link" text:visited-style-name="Visited_20_Internet_20_Link">
</text:a>
, reports Ukrinform.</text:p>
      <text:p text:style-name="P4">
“In Luhansk region there are rigid battles for the city of Kreminna, but our soldiers give a good repeling to the enemy. The Guardian with the call sign “February” after the queue with machine metrometrius that he knocked out not only the personnel of the enemy around armored vehicles, but also hostile <text:a xlink:type="simple" xlink:href="https://www.ukrinform.ua/tag-bezpilotnik" text:style-name="Internet_20_link" text:visited-style-name="Visited_20_Internet_20_Link">
</text:a>
”,” NSUs.</text:p>
      <text:p text:style-name="P4">
<draw:frame draw:style-name="fr1" draw:name="Image198" text:anchor-type="as-char" svg:width="6.9236in" svg:height="4.615733in" draw:z-index="0">
<draw:image xlink:href="../Images/yкринформ/2023-05-18T18-07-00-03-00/1684422224-883.jpg" xlink:type="simple" xlink:show="embed" xlink:actuate="onLoad" draw:mime-type="image/jpeg"/>
</draw:frame>
According to her, it is a complex for an air intelligence of near action.</text:p>
      <text:p text:style-name="P4">
<draw:frame draw:style-name="fr1" draw:name="Image199" text:anchor-type="as-char" svg:width="6.9236in" svg:height="4.615733in" draw:z-index="0">
<draw:image xlink:href="../Images/yкринформ/2023-05-18T18-07-00-03-00/1684422224-619.jpg" xlink:type="simple" xlink:show="embed" xlink:actuate="onLoad" draw:mime-type="image/jpeg"/>
</draw:frame>
<text:span text:style-name="T4">
 Read also: </text:span>
 <text:a xlink:type="simple" xlink:href="https://www.ukrinform.ua/rubric-ato/3710782-na-kirovogradsini-zbili-raketu-ta-bezpilotnik-e-rujnuvanna.html" text:style-name="Internet_20_link" text:visited-style-name="Visited_20_Internet_20_Link">
<text:span text:style-name="T4">
 drone </text:span>
</text:a>
"I managed to capture this new Russian drone relatively unharmed. Therefore, I consider hunting to be successful, and interesting data from this drone was conveyed to the authorities of the Defense Forces of Ukraine," - said the Guards 31 brigadening.</text:p>
      <text:p text:style-name="P4">
As <text:a xlink:type="simple" xlink:href="https://www.ukrinform.ua/rubric-ato/3710783-zahisniki-sso-odnim-postrilom-zi-stingera-znisili-vorozij-dron.html" text:style-name="Internet_20_link" text:visited-style-name="Visited_20_Internet_20_Link">
 </text:a>
, defenders of the SCO shot by the Styinger IPsrk destroyed enemy UAVs.</text:p>
      <text:p text:style-name="P4">
<text:span text:style-name="T5">
Foto: ngu.gov.ua</text:span>
</text:p>
      <text:p text:style-name="P4">
News Source: <text:a xlink:type="simple" xlink:href="https://www.ukrinform.ua/rubric-ato/3711055-nacgvardiec-na-lugansini-zbiv-ridkisnij-rosijskij-dron-eleron.html" text:style-name="Internet_20_link" text:visited-style-name="Visited_20_Internet_20_Link">
https://www.ukrinform.ua/rubric-ato/3711055-nacgvardiec-na-lugansini-zbiv-ridkisnij-rosijskij-dron-eleron.html</text:a>
</text:p>
      <!--NEWS-->
      <text:h text:style-name="P10" text:outline-level="1">
<text:span text:style-name="T4">
NATO at a summit in Vilnius will approve a major response plan in case of attack by Russia - media</text:span>
</text:h>
      <text:p text:style-name="P4">
Authors: Ukrinform (Person)</text:p>
      <text:p text:style-name="P4">
Publisher: Укринформ (Organization)</text:p>
      <text:p text:style-name="P4">
Published Time: 2023-05-18T18:10:35+03:00</text:p>
      <text:p text:style-name="P4">
Modified Time: 2023-05-18T18:10:35+03:00</text:p>
      <text:p text:style-name="P4">
Description: NATO at a summit in Vilnius in July plans to approve thousands of pages of secret military plans, which will describe in detail how the Alliance will respond to Russia's attack. - Ukrinform.</text:p>
      <text:p text:style-name="P4">
Images: ["<text:a xlink:type="simple" xlink:href="https://static.ukrinform.com/photos/2023_03/thumb_files/630_360_1680278305-857.jpg" text:style-name="Internet_20_link" text:visited-style-name="Visited_20_Internet_20_Link">
630_360_16802...</text:a>
"]</text:p>
      <text:p text:style-name="P4">
Tags: ['НАТО', 'Саміт', 'Агресія РФ']</text:p>
      <text:p text:style-name="P4">
Type: Article</text:p>
      <!--METADATA-->
      <text:p text:style-name="P4">
<draw:frame draw:style-name="fr1" draw:name="Image200" text:anchor-type="as-char" svg:width="6.9236in" svg:height="3.956343in" draw:z-index="0">
<draw:image xlink:href="../Images/yкринформ/2023-05-18T18-10-35-03-00/630_360_1680278305-857.jpg" xlink:type="simple" xlink:show="embed" xlink:actuate="onLoad" draw:mime-type="image/jpeg"/>
</draw:frame>
NATO in Vilnius plans to approve thousands of pages of secret military plans in July, which will describe in detail how the Alliance will respond to Russia's attack.</text:p>
      <text:p text:style-name="P4">
About it reports <text:a xlink:type="simple" xlink:href="http://www.reuters.com/world/nato-reaches-back-cold-war-past-with-first-major-defence-plans-decades-2023-05-18/" text:style-name="Internet_20_link" text:visited-style-name="Visited_20_Internet_20_Link">
</text:a>
, reports Ukrinform.</text:p>
      <text:p text:style-name="P4">
This step, as the agency writes, means a fundamental change, because the afternoon of the Cold War The Alliance did not see the need to develop large -scale plans because it believed that Russia no longer poses a threat to the existence of the world.</text:p>
      <text:p text:style-name="P4">
But given that "the bloodiest war in Europe since 1945 is raging directly behind its border, in Ukraine, the Alliance now warns that all the necessary plans should have a long time before the conflict with an equal enemy, such as Moscow," says publication.</text:p>
      <text:p text:style-name="P4">
<text:span text:style-name="T4">
 Read also: </text:span>
 <text:a xlink:type="simple" xlink:href="https://www.ukrinform.ua/rubric-polytics/3709480-stoltenberg-rozpoviv-cogo-ukraini-ocikuvati-vid-lipnevogo-samitu-nato.html" text:style-name="Internet_20_link" text:visited-style-name="Visited_20_Internet_20_Link">
</text:a>
“The fundamental difference between the crisis management and the collective defense is as follows: the terms are not determined by us, but our opponent. We should be ready for the conflict at any time, ”NATO Bauer, said NATO Bauer Military Committee.</text:p>
      <text:p text:style-name="P4">
Outlining what the Alliance calls its regional plans, NATO will also give the countries recommendations on how to modernize their forces tamatry and technical support.</text:p>
      <text:p text:style-name="P4">
"Allies will know exactly what forces and means are necessary, including where, how to deploy," the head said <text:a xlink:type="simple" xlink:href="https://www.ukrinform.ua/tag-nato" text:style-name="Internet_20_link" text:visited-style-name="Visited_20_Internet_20_Link">
</text:a>
Jenstoltenberg about strictly classified documents, which, as in the time of the cold, will appoint certain troops to protect certain regions.</text:p>
      <text:p text:style-name="P4">
This formalizes the process started by the annexation of Crimea in 2014, which widowed Western allies for the first time to deploy battle units in the east, Avalyan Britain, Canada and Germany took the initiative in one of the Baltic countries, the agency writes.</text:p>
      <text:p text:style-name="P4">
<text:span text:style-name="T4">
 Read also: </text:span>
 <text:a xlink:type="simple" xlink:href="https://www.ukrinform.ua/rubric-polytics/3710675-mzs-polsi-clenstvo-ukraini-v-nato-bude-garantieu-bezpeki-v-evropi.html" text:style-name="Internet_20_link" text:visited-style-name="Visited_20_Internet_20_Link">
</text:a>
According to NATO officials, it will take several years to fully implement plans, although they emphasize that the Alliance may take action immediately.</text:p>
      <text:p text:style-name="P4">
News Source: <text:a xlink:type="simple" xlink:href="https://www.ukrinform.ua/rubric-world/3711057-nato-na-samiti-u-vilnusi-zatverdit-velikij-plan-reaguvanna-na-vipadok-ataki-rosii-zmi.html" text:style-name="Internet_20_link" text:visited-style-name="Visited_20_Internet_20_Link">
https://www.ukrinform.ua/rubric-world/3711057-nato-na-samiti-u-vilnusi-zatverdit-velikij-plan-reaguvanna-na-vipadok-ataki-rosii-zmi.html</text:a>
</text:p>
      <!--NEWS-->
      <text:h text:style-name="P10" text:outline-level="1">
<text:span text:style-name="T4">
Players were forbidden to go out with their country's flags on the match of the playoff Blast Paris Major 2023</text:span>
</text:h>
      <text:p text:style-name="P4">
Authors: Ukrinform (Person)</text:p>
      <text:p text:style-name="P4">
Publisher: Укринформ (Organization)</text:p>
      <text:p text:style-name="P4">
Published Time: 2023-05-18T18:13:00+03:00</text:p>
      <text:p text:style-name="P4">
Modified Time: 2023-05-18T18:13:00+03:00</text:p>
      <text:p text:style-name="P4">
Description: The Blast Paris Major playoffs will be held from May 18 to 21. - Ukrinform.</text:p>
      <text:p text:style-name="P4">
Images: ["<text:a xlink:type="simple" xlink:href="https://static.ukrinform.com/photos/2023_05/thumb_files/630_360_1684422663-606.jpg" text:style-name="Internet_20_link" text:visited-style-name="Visited_20_Internet_20_Link">
630_360_16844...</text:a>
"]</text:p>
      <text:p text:style-name="P4">
Tags: ['кіберспорт']</text:p>
      <text:p text:style-name="P4">
Type: Article</text:p>
      <!--METADATA-->
      <text:p text:style-name="P4">
<draw:frame draw:style-name="fr1" draw:name="Image201" text:anchor-type="as-char" svg:width="6.9236in" svg:height="3.956343in" draw:z-index="0">
<draw:image xlink:href="../Images/yкринформ/2023-05-18T18-13-00-03-00/630_360_1684422663-606.jpg" xlink:type="simple" xlink:show="embed" xlink:actuate="onLoad" draw:mime-type="image/jpeg"/>
</draw:frame>
The playoffblast paris Major will be held from May 18 to May 21.</text:p>
      <text:p text:style-name="P4">
Blast Paris Major 2023 players were forbidden to go out with the flags of their country with a lamp of playoffs, about it <text:a xlink:type="simple" xlink:href="https://t.me/ceh99999/17238" text:style-name="Internet_20_link" text:visited-style-name="Visited_20_Internet_20_Link">
</text:a>
Monte Aidin Aydin Manager Turlybekov, Ukrinform reports.</text:p>
      <text:p text:style-name="P4">
The prohibition information was also confirmed by MAINCAST.</text:p>
      <text:p text:style-name="P4">
It is noted that the audience was allowed to be in the arena with the flags.</text:p>
      <text:p text:style-name="P4">
In February, ESL forbade fans to bring flags to the arena on Iemkatowice.</text:p>
      <text:p text:style-name="P4">
The Blast Paris Major playoffs will be held from May 18 to May 21. The Blast Parismajor prize fund is $ 1.25 million.</text:p>
      <text:p text:style-name="P4">
<text:span text:style-name="T4">
 Read also: </text:span>
 <text:a xlink:type="simple" xlink:href="https://www.ukrinform.ua/rubric-sports/3709571-monte-vijsli-v-plejoff-blasttv-paris-major-2023.html" text:style-name="Internet_20_link" text:visited-style-name="Visited_20_Internet_20_Link">
<text:span text:style-name="T4">
 monte </text:span>
</text:a>
As reported by Ukrinform, the Ukrainian team Monte will perform at the tournament.</text:p>
      <text:p text:style-name="P4">
Photo: Monte / Instagram</text:p>
      <text:p text:style-name="P4">
News Source: <text:a xlink:type="simple" xlink:href="https://www.ukrinform.ua/rubric-sports/3711059-gravcam-zaboronili-vihoditi-z-praporami-svoei-kraini-na-matci-plejoff-blast-paris-major-2023.html" text:style-name="Internet_20_link" text:visited-style-name="Visited_20_Internet_20_Link">
https://www.ukrinform.ua/rubric-sports/3711059-gravcam-zaboronili-vihoditi-z-praporami-svoei-kraini-na-matci-plejoff-blast-paris-major-2023.html</text:a>
</text:p>
      <!--NEWS-->
      <text:h text:style-name="P10" text:outline-level="1">
<text:span text:style-name="T4">
Rocket stroke in Kharkiv region: Two houses are destroyed in circuses, dozens are damaged</text:span>
</text:h>
      <text:p text:style-name="P4">
Authors: Ukrinform (Person)</text:p>
      <text:p text:style-name="P4">
Publisher: Укринформ (Organization)</text:p>
      <text:p text:style-name="P4">
Published Time: 2023-05-18T18:19:00+03:00</text:p>
      <text:p text:style-name="P4">
Modified Time: 2023-05-18T18:19:00+03:00</text:p>
      <text:p text:style-name="P4">
Description: As a result of the rocket strike in the village of Tsirkuni, Kharkiv region, two dwellings were completely destroyed, many private homes and outbuildings were damaged. - Ukrinform.</text:p>
      <text:p text:style-name="P4">
Images: ["<text:a xlink:type="simple" xlink:href="https://static.ukrinform.com/photos/2023_05/thumb_files/630_360_1684422878-595.jpg" text:style-name="Internet_20_link" text:visited-style-name="Visited_20_Internet_20_Link">
630_360_16844...</text:a>
", "<text:a xlink:type="simple" xlink:href="https://static.ukrinform.com/photos/2023_05/1684422879-805.jpg" text:style-name="Internet_20_link" text:visited-style-name="Visited_20_Internet_20_Link">
1684422879-80...</text:a>
", "<text:a xlink:type="simple" xlink:href="https://static.ukrinform.com/photos/2023_05/1684422878-707.jpg" text:style-name="Internet_20_link" text:visited-style-name="Visited_20_Internet_20_Link">
1684422878-70...</text:a>
", "<text:a xlink:type="simple" xlink:href="https://static.ukrinform.com/photos/2023_05/1684422878-689.jpg" text:style-name="Internet_20_link" text:visited-style-name="Visited_20_Internet_20_Link">
1684422878-68...</text:a>
"]</text:p>
      <text:p text:style-name="P4">
Tags: ['Обстріл', 'Харківщина', 'Війна з Росією', 'Ракетний удар']</text:p>
      <text:p text:style-name="P4">
Type: Article</text:p>
      <!--METADATA-->
      <text:p text:style-name="P4">
<draw:frame draw:style-name="fr1" draw:name="Image202" text:anchor-type="as-char" svg:width="6.9236in" svg:height="3.956343in" draw:z-index="0">
<draw:image xlink:href="../Images/yкринформ/2023-05-18T18-19-00-03-00/630_360_1684422878-595.jpg" xlink:type="simple" xlink:show="embed" xlink:actuate="onLoad" draw:mime-type="image/jpeg"/>
</draw:frame>
In the village of Tsirkuni, Kirkuni, Kirkuni region, two of the two private homes and outbuildings were damaged.</text:p>
      <text:p text:style-name="P4">
This was reported in <text:a xlink:type="simple" xlink:href="https://t.me/synegubov/6221" text:style-name="Internet_20_link" text:visited-style-name="Visited_20_Internet_20_Link">
</text:a>
Head of Kharkiv Ovaologov Sinegubov, reports Ukrinform.</text:p>
      <text:p text:style-name="P4">
<draw:frame draw:style-name="fr1" draw:name="Image203" text:anchor-type="as-char" svg:width="6.9236in" svg:height="3.89773in" draw:z-index="0">
<draw:image xlink:href="../Images/yкринформ/2023-05-18T18-19-00-03-00/1684422879-805.jpg" xlink:type="simple" xlink:show="embed" xlink:actuate="onLoad" draw:mime-type="image/jpeg"/>
</draw:frame>
"Two dwellings have been completely destroyed in the village. In addition, 13 private homes and 14 outbuildings were damaged," Synigubov said.</text:p>
      <text:p text:style-name="P4">
<text:span text:style-name="T4">
 Read also: </text:span>
 <text:a xlink:type="simple" xlink:href="https://www.ukrinform.ua/rubric-ato/3711018-na-harkivsini-vnaslidok-raketnogo-obstrilu-zaginula-ludina-dvoe-poraneni.html" text:style-name="Internet_20_link" text:visited-style-name="Visited_20_Internet_20_Link">
<text:span text:style-name="T4">
 Kharkiv region </text:span>
</text:a>
</text:p>
      <text:p text:style-name="P4">
<draw:frame draw:style-name="fr1" draw:name="Image204" text:anchor-type="as-char" svg:width="6.9236in" svg:height="3.89773in" draw:z-index="0">
<draw:image xlink:href="../Images/yкринформ/2023-05-18T18-19-00-03-00/1684422878-707.jpg" xlink:type="simple" xlink:show="embed" xlink:actuate="onLoad" draw:mime-type="image/jpeg"/>
</draw:frame>
<draw:frame draw:style-name="fr1" draw:name="Image205" text:anchor-type="as-char" svg:width="6.9236in" svg:height="3.359228in" draw:z-index="0">
<draw:image xlink:href="../Images/yкринформ/2023-05-18T18-19-00-03-00/1684422878-689.jpg" xlink:type="simple" xlink:show="embed" xlink:actuate="onLoad" draw:mime-type="image/jpeg"/>
</draw:frame>
According to the Prosecutor General's Office in <text:a xlink:type="simple" xlink:href="https://t.me/pgo_gov_ua/12288" text:style-name="Internet_20_link" text:visited-style-name="Visited_20_Internet_20_Link">
</text:a>
, with the provisions of the data, the invaders released a C-300 rocket from the Belgorod region of the Russian Federation.</text:p>
      <text:p text:style-name="P4">
Under the procedural leadership of the Dergachiv District Prosecutor's Office of the Kharkiv Region, a pre -trial investigation was launched on violation of the laws of the puzzle of war, combined with intentional murder(Part 2 of Art. 438 of the Criminal Code of Ukraine).</text:p>
      <text:p text:style-name="P4">
Раніше повідомлялося, що внаслідок ворожого <text:a xlink:type="simple" xlink:href="https://www.ukrinform.ua/tag-obstril" text:style-name="Internet_20_link" text:visited-style-name="Visited_20_Internet_20_Link">
 </text:a>
A 52-year-old resident was killed, two more civilians were injured.</text:p>
      <text:p text:style-name="P4">
<text:span text:style-name="T5">
Foto: Telegram / Oleg Synigubov</text:span>
</text:p>
      <text:p text:style-name="P4">
News Source: <text:a xlink:type="simple" xlink:href="https://www.ukrinform.ua/rubric-regions/3711061-raketnij-udar-po-harkivsini-u-cirkunah-zrujnovani-dva-budinki-desatki-poskodzeni.html" text:style-name="Internet_20_link" text:visited-style-name="Visited_20_Internet_20_Link">
https://www.ukrinform.ua/rubric-regions/3711061-raketnij-udar-po-harkivsini-u-cirkunah-zrujnovani-dva-budinki-desatki-poskodzeni.html</text:a>
</text:p>
      <!--NEWS-->
      <text:h text:style-name="P10" text:outline-level="1">
<text:span text:style-name="T4">
Toyota with partners will sell electric vows</text:span>
</text:h>
      <text:p text:style-name="P4">
Authors: Ukrinform (Person)</text:p>
      <text:p text:style-name="P4">
Publisher: Укринформ (Organization)</text:p>
      <text:p text:style-name="P4">
Published Time: 2023-05-18T18:20:00+03:00</text:p>
      <text:p text:style-name="P4">
Modified Time: 2023-05-18T18:20:00+03:00</text:p>
      <text:p text:style-name="P4">
Description: Toyota Motor Corp, together with two other car manufacturers, presented an electric microfurgon for the Japanese delivery industry on Thursday. - Ukrinform.</text:p>
      <text:p text:style-name="P4">
Images: ["<text:a xlink:type="simple" xlink:href="https://static.ukrinform.com/photos/2015_10/thumb_files/630_360_1444282945-5058-korporatsiya-toyota-motor-corp.jpg" text:style-name="Internet_20_link" text:visited-style-name="Visited_20_Internet_20_Link">
630_360_14442...</text:a>
"]</text:p>
      <text:p text:style-name="P4">
Tags: ['Електромобілі', 'Toyota ', 'Транспорт']</text:p>
      <text:p text:style-name="P4">
Type: Article</text:p>
      <!--METADATA-->
      <text:p text:style-name="P4">
<draw:frame draw:style-name="fr1" draw:name="Image206" text:anchor-type="as-char" svg:width="6.9236in" svg:height="3.956343in" draw:z-index="0">
<draw:image xlink:href="../Images/yкринформ/2023-05-18T18-20-00-03-00/630_360_1444282945-5058-korporatsiya-toyota-motor-corp.jpg" xlink:type="simple" xlink:show="embed" xlink:actuate="onLoad" draw:mime-type="image/jpeg"/>
</draw:frame>
Toyota Motor Corp, together with two other car manufacturers, Thursday presented an electric microfurgon for the Japanese delivery industry.</text:p>
      <text:p text:style-name="P4">
As Ukrinform reports, it reports <text:a xlink:type="simple" xlink:href="https://www.reuters.com/business/autos-transportation/toyota-partners-start-selling-electric-micro-vans-by-march-2024-2023-05-18/" text:style-name="Internet_20_link" text:visited-style-name="Visited_20_Internet_20_Link">
</text:a>
.</text:p>
      <text:p text:style-name="P4">
Презентація відбулася в японському місті Хіросіма в рамках саміту країнВеликої сімки (G7), one of the key issues of which was to reduce the ejection of the carbon into the atmosphere.</text:p>
      <text:p text:style-name="P4">
A small electrical commercial van will operate on the battery system <text:a xlink:type="simple" xlink:href="https://www.ukrinform.ua/tag-elektromobili" text:style-name="Internet_20_link" text:visited-style-name="Visited_20_Internet_20_Link">
</text:a>
, which Toyota develops jointly with the production of Daihatsu and Suzuki Motor Corp mini -vehicle experts, according to a joint statement of companies. The van will go on sale in the versions of the clutches of all three brands.</text:p>
      <text:p text:style-name="P4">
The new minibus will have one charge of 200 kilometers and will be released by March 31, 2024.</text:p>
      <text:p text:style-name="P4">
According to the statement, cars will be produced by Daihatsu, which is a subsidiary of Toyota since 2016.</text:p>
      <text:p text:style-name="P4">
The new model will be classified as a KEI vehicle, which is not taxed by an internal tariff in Japan.</text:p>
      <text:p text:style-name="P4">
<text:span text:style-name="T4">
 Read also: </text:span>
 <text:a xlink:type="simple" xlink:href="https://www.ukrinform.ua/rubric-technology/3701487-toyota-vstanovila-novij-rekord-z-virobnictva-ta-prodaziv-avto.html" text:style-name="Internet_20_link" text:visited-style-name="Visited_20_Internet_20_Link">
<text:span text:style-name="T4">
 Toyota </text:span>
</text:a>
Micro Kei vehicles are very popular with idio farms for the delivery of agricultural products, parcels and other towns in cities and rural Japan, which is partially related to their low price.</text:p>
      <text:p text:style-name="P4">
As reported <text:a xlink:type="simple" xlink:href="https://www.ukrinform.ua/rubric-technology/3680745-mitsubishi-motors-do-2035-roku-elektrifikue-vsi-svoi-avtomobili.html" text:style-name="Internet_20_link" text:visited-style-name="Visited_20_Internet_20_Link">
</text:a>
, Japanese carmaker Mitsubishi Motors Corp. Plans to translate the entire range of cars into electric motors by the middle decade.</text:p>
      <text:p text:style-name="P4">
<text:span text:style-name="T5">
Foto: blog.carandriver.com</text:span>
</text:p>
      <text:p text:style-name="P4">
News Source: <text:a xlink:type="simple" xlink:href="https://www.ukrinform.ua/rubric-technology/3711062-toyota-z-partnerami-prodavatimut-elektricni-mikroavtobusi.html" text:style-name="Internet_20_link" text:visited-style-name="Visited_20_Internet_20_Link">
https://www.ukrinform.ua/rubric-technology/3711062-toyota-z-partnerami-prodavatimut-elektricni-mikroavtobusi.html</text:a>
</text:p>
      <!--NEWS-->
      <text:h text:style-name="P10" text:outline-level="1">
<text:span text:style-name="T4">
Italy will teach Ukrainian military</text:span>
</text:h>
      <text:p text:style-name="P4">
Authors: Ukrinform (Person)</text:p>
      <text:p text:style-name="P4">
Publisher: Укринформ (Organization)</text:p>
      <text:p text:style-name="P4">
Published Time: 2023-05-18T18:38:37+03:00</text:p>
      <text:p text:style-name="P4">
Modified Time: 2023-05-18T18:38:37+03:00</text:p>
      <text:p text:style-name="P4">
Description: Italy will train Ukrainian military in schools and military sites in the country, as well as take part in European-Ukrainian curricula in Belgium, Poland and Germany. - Ukrinform.</text:p>
      <text:p text:style-name="P4">
Images: ["<text:a xlink:type="simple" xlink:href="https://static.ukrinform.com/photos/2023_01/thumb_files/630_360_1673469063-825.png" text:style-name="Internet_20_link" text:visited-style-name="Visited_20_Internet_20_Link">
630_360_16734...</text:a>
"]</text:p>
      <text:p text:style-name="P4">
Tags: ['Італія', 'Військові навчання', 'Військові']</text:p>
      <text:p text:style-name="P4">
Type: Article</text:p>
      <!--METADATA-->
      <text:p text:style-name="P4">
<draw:frame draw:style-name="fr1" draw:name="Image207" text:anchor-type="as-char" svg:width="6.9236in" svg:height="3.956343in" draw:z-index="0">
<draw:image xlink:href="../Images/yкринформ/2023-05-18T18-38-37-03-00/630_360_1673469063-825.png" xlink:type="simple" xlink:show="embed" xlink:actuate="onLoad" draw:mime-type="image/png"/>
</draw:frame>
Italian will be Ukrainian military in schools and military sites in the country, and will take part in the European-Ukrainian curricula of Ubelgia, Poland and Germany.</text:p>
      <text:p text:style-name="P4">
As Ukrinform reports, it reports <text:a xlink:type="simple" xlink:href="http://www.ansa.it/english/news/2023/05/18/italy-to-train-ukraine-troops-in-italy-too-says-crosetto_9c093f47-5bbc-4395-afbd-95a64d79cc24.html" text:style-name="Internet_20_link" text:visited-style-name="Visited_20_Internet_20_Link">
</text:a>
Guido Krozetto's reference to the Minister of Defense.</text:p>
      <text:p text:style-name="P4">
According to Serrotto, the Italian defense department is currently considering the opportunity to participate in the European initiative to prepare the Ukrainian military, "to send staff staff to commands in Brussels, Poland Tanimenchyna, as well as to offer special modules to be held, but in schools and in the military and military. Businesses in our national territory. "</text:p>
      <text:p text:style-name="P4">
<text:span text:style-name="T4">
 Read also: </text:span>
 <text:a xlink:type="simple" xlink:href="https://www.ukrinform.ua/rubric-ato/3708155-do-nimeccini-pribuli-tanki-abrams-na-akih-navcatimutsa-ukrainski-vijskovi-zmi.html" text:style-name="Internet_20_link" text:visited-style-name="Visited_20_Internet_20_Link">
<text:span text:style-name="T4">
 I will study </text:span>
</text:a>
As reported by Ukrinform, high representative <text:a xlink:type="simple" xlink:href="https://www.ukrinform.ua/tag-evrosouz" text:style-name="Internet_20_link" text:visited-style-name="Visited_20_Internet_20_Link">
</text:a>
On April 21, Josep Borrel said that more than 16,000 Ukrainian military had already been trained within the EU training mission. He also reported about the delivery of ammunition and missiles to Ukraine worth more than 600 million euros.</text:p>
      <text:p text:style-name="P4">
News Source: <text:a xlink:type="simple" xlink:href="https://www.ukrinform.ua/rubric-ato/3711065-italia-navcatime-ukrainskih-vijskovih.html" text:style-name="Internet_20_link" text:visited-style-name="Visited_20_Internet_20_Link">
https://www.ukrinform.ua/rubric-ato/3711065-italia-navcatime-ukrainskih-vijskovih.html</text:a>
</text:p>
      <!--NEWS-->
      <text:h text:style-name="P10" text:outline-level="1">
<text:span text:style-name="T4">
UNESCO's office will open in Lviv in the fall</text:span>
</text:h>
      <text:p text:style-name="P4">
Authors: Ukrinform (Person)</text:p>
      <text:p text:style-name="P4">
Publisher: Укринформ (Organization)</text:p>
      <text:p text:style-name="P4">
Published Time: 2023-05-18T18:52:13+03:00</text:p>
      <text:p text:style-name="P4">
Modified Time: 2023-05-18T18:52:13+03:00</text:p>
      <text:p text:style-name="P4">
Description: The UNESCO Office will be opened in Lviv this fall. - Ukrinform.</text:p>
      <text:p text:style-name="P4">
Images: ["<text:a xlink:type="simple" xlink:href="https://static.ukrinform.com/photos/2023_03/thumb_files/630_360_1679993424-561.jpg" text:style-name="Internet_20_link" text:visited-style-name="Visited_20_Internet_20_Link">
630_360_16799...</text:a>
"]</text:p>
      <text:p text:style-name="P4">
Tags: ['Львів', 'Садовий', 'ЮНЕСКО']</text:p>
      <text:p text:style-name="P4">
Type: Article</text:p>
      <!--METADATA-->
      <text:p text:style-name="P4">
<draw:frame draw:style-name="fr1" draw:name="Image208" text:anchor-type="as-char" svg:width="6.9236in" svg:height="3.956343in" draw:z-index="0">
<draw:image xlink:href="../Images/yкринформ/2023-05-18T18-52-13-03-00/630_360_1679993424-561.jpg" xlink:type="simple" xlink:show="embed" xlink:actuate="onLoad" draw:mime-type="image/jpeg"/>
</draw:frame>
UNESCO's office will open in Lviv autumn.</text:p>
      <text:p text:style-name="P4">
The mayor of Lviv Andriy Sadovy reported about it at the conference "Crime performs of cultural heritage - in military and extra -war period", Ukrinform reports.</text:p>
      <text:p text:style-name="P4">
<text:span text:style-name="T4">
 Read also: </text:span>
 <text:a xlink:type="simple" xlink:href="https://www.ukrinform.ua/rubric-regions/3691492-v-odesi-vidkrili-tablicku-pro-vklucenna-centru-mista-do-spisku-unesko.html" text:style-name="Internet_20_link" text:visited-style-name="Visited_20_Internet_20_Link">
<text:span text:style-name="T4">
 UNESCO </text:span>
</text:a>
“This year is 25 years old as Lviv has become part of the UNESCO family, that is, the whole historical part is protected by this international community. Unfortunately, if you take a walk in the city center, you will not see many monuments because they are taken. Not only do we hide our own in the war, but also help other cities. Ihakh thank <text:a xlink:type="simple" xlink:href="https://www.ukrinform.ua/tag-unesko" text:style-name="Internet_20_link" text:visited-style-name="Visited_20_Internet_20_Link">
</text:a>
that opens the office in Lviv, which will start work in the fall, ”Sadovy said.</text:p>
      <text:p text:style-name="P4">
He also noted that it was in Lviv that most of the cultural and grievance of Ukraine is concentrated, and expressed his hope for synergy with the Ministry of Culture of Inform Policy.</text:p>
      <text:p text:style-name="P4">
<text:span text:style-name="T4">
 Read also: </text:span>
 <text:a xlink:type="simple" xlink:href="https://www.ukrinform.ua/rubric-vidbudova/3710341-vidnovlenna-cernigivsini-vidbuvatimetsa-kompleksno-spilno-z-unesko.html" text:style-name="Internet_20_link" text:visited-style-name="Visited_20_Internet_20_Link">
<text:span text:style-name="T4">
 UNESCO </text:span>
</text:a>
UNESCO has been reported to allocate $ 1.5 million to create a cultural center in Lviv.</text:p>
      <text:p text:style-name="P4">
News Source: <text:a xlink:type="simple" xlink:href="https://www.ukrinform.ua/rubric-regions/3711069-u-lvovi-voseni-vidkrietsa-ofis-unesko.html" text:style-name="Internet_20_link" text:visited-style-name="Visited_20_Internet_20_Link">
https://www.ukrinform.ua/rubric-regions/3711069-u-lvovi-voseni-vidkrietsa-ofis-unesko.html</text:a>
</text:p>
      <!--NEWS-->
      <text:h text:style-name="P10" text:outline-level="1">
<text:span text:style-name="T4">
NATO Introduction, Aviation Coalition and Sanctions: Kuleba named key areas of consolidation of partners</text:span>
</text:h>
      <text:p text:style-name="P4">
Authors: Ukrinform (Person)</text:p>
      <text:p text:style-name="P4">
Publisher: Укринформ (Organization)</text:p>
      <text:p text:style-name="P4">
Published Time: 2023-05-18T18:54:42+03:00</text:p>
      <text:p text:style-name="P4">
Modified Time: 2023-05-18T18:54:42+03:00</text:p>
      <text:p text:style-name="P4">
Description: The Ministry of Foreign Affairs of Ukraine is now paying priority to reaching the consensus of partners on Ukraine's accession to NATO, providing Kiev with modern aircraft and imposing new rigid sanctions against Russia. - Ukrinform.</text:p>
      <text:p text:style-name="P4">
Images: ["<text:a xlink:type="simple" xlink:href="https://static.ukrinform.com/photos/2023_05/thumb_files/630_360_1683309991-286.png" text:style-name="Internet_20_link" text:visited-style-name="Visited_20_Internet_20_Link">
630_360_16833...</text:a>
"]</text:p>
      <text:p text:style-name="P4">
Tags: ['Дмитро Кулеба', 'Літак', 'НАТО', 'Санкції']</text:p>
      <text:p text:style-name="P4">
Type: Article</text:p>
      <!--METADATA-->
      <text:p text:style-name="P4">
<draw:frame draw:style-name="fr1" draw:name="Image209" text:anchor-type="as-char" svg:width="6.9236in" svg:height="3.956343in" draw:z-index="0">
<draw:image xlink:href="../Images/yкринформ/2023-05-18T18-54-42-03-00/630_360_1683309991-286.png" xlink:type="simple" xlink:show="embed" xlink:actuate="onLoad" draw:mime-type="image/png"/>
</draw:frame>
The Ministry of Foreign Affairs of Ukraine is now giving priority to consensus partners on Ukraine's accession to NATO, providing Kyiv -modern aircraft and the introduction of new rigid sanctions against Russia.</text:p>
      <text:p text:style-name="P4">
The Minister of Foreign Affairs Dmytro Kuleba stated this during the Conference Strategic ARK, organized by the Polish Institute of International Relations, Ukrinform reports with reference to <text:a xlink:type="simple" xlink:href="http://mfa.gov.ua/news/dmitro-kuleba-nazvav-tri-klyuchovih-napryami-konsolidaciyi-partneriv-ukrayini-chlenstvo-v-nato-aviacijna-koaliciya-ta-sankciyi" text:style-name="Internet_20_link" text:visited-style-name="Visited_20_Internet_20_Link">
</text:a>
.</text:p>
      <text:p text:style-name="P4">
“When Russia attempted annexation of Crimea in 2014, the world was the only speech but not in actions. This prompted Russia to continue aggression and expand its Donbas, and later to the entire territory of Ukraine during full -scale intensification. From last year, we, fortunately, have the unity of countries in the world in support of Ukraine. We all put off problems aside and united around a common goal, counteracting a common enemy, ”the Foreign Ministry said.</text:p>
      <text:p text:style-name="P4">
He recalled that a year ago, during the EU discussion on granting Ukraine the status of a European Union status in the European Union, some skeptics called Kiev not undercarriage, insisting on a decision that had no consensus. Finally, it was achieved and after the decision of the EU country celebrated unity. Kuleba has compared this dynamics with the current discussion of Ukraine in NATO, which, in his opinion, will also end with a positive resort.</text:p>
      <text:p text:style-name="P4">
The Ministry of Foreign Affairs emphasized the unity of views of Ukraine and Poland and noted that two -country work together to achieve the unity of an international coalition with a number of specific decisions. According to the minister, unity cannot be considered out of specific steps. Different decisions require different circles of countries to conquer consensus, and Ukrainian diplomacy is working on its construction in a particular case.</text:p>
      <text:p text:style-name="P4">
“Nowadays, the widest unity of countries is needed around the position that Ukraine has to prevents in this war under the conditions defined by Ukraine itself. Countries that are in their own purpose are beginning to make the right decisions very quickly. Priority steps, over the construction of consensus for which we are currently working - NATO's Celebration, Aviation Coalition and Will to impose new harsh sanctions against Russia. There are many other important steps, but these three -way, ” - stressed <text:a xlink:type="simple" xlink:href="https://www.ukrinform.ua/tag-kuleba" text:style-name="Internet_20_link" text:visited-style-name="Visited_20_Internet_20_Link">
</text:a>
 .</text:p>
      <text:p text:style-name="P4">
<text:span text:style-name="T4">
 Read also: </text:span>
 <text:a xlink:type="simple" xlink:href="https://www.ukrinform.ua/rubric-polytics/3710604-specpredstavnik-kitau-zustrilisa-z-kulebou-v-kievi-govorili-pro-pripinenna-vijni.html" text:style-name="Internet_20_link" text:visited-style-name="Visited_20_Internet_20_Link">
<text:span text:style-name="T4">
 Kulebo </text:span>
</text:a>
It was reported that the meeting of the Heads of State and Government of NATO will take place in Vilnius on July 11-12, 2023.</text:p>
      <text:p text:style-name="P4">
News Source: <text:a xlink:type="simple" xlink:href="https://www.ukrinform.ua/rubric-polytics/3711071-vstup-u-nato-aviacijna-koalicia-i-sankcii-kuleba-nazvav-klucovi-naprami-konsolidacii-partneriv.html" text:style-name="Internet_20_link" text:visited-style-name="Visited_20_Internet_20_Link">
https://www.ukrinform.ua/rubric-polytics/3711071-vstup-u-nato-aviacijna-koalicia-i-sankcii-kuleba-nazvav-klucovi-naprami-konsolidacii-partneriv.html</text:a>
</text:p>
      <!--NEWS-->
      <text:h text:style-name="P10" text:outline-level="1">
<text:span text:style-name="T4">
On four "hot" directions per day there were 17 combat clashes</text:span>
</text:h>
      <text:p text:style-name="P4">
Authors: Ukrinform (Person)</text:p>
      <text:p text:style-name="P4">
Publisher: Укринформ (Organization)</text:p>
      <text:p text:style-name="P4">
Published Time: 2023-05-18T19:00:57+03:00</text:p>
      <text:p text:style-name="P4">
Modified Time: 2023-05-18T19:00:57+03:00</text:p>
      <text:p text:style-name="P4">
Description: There were 17 fighting clashes during the Liman, Bakhmut, Avdiiv and Marinsky directions, and the hottest battles were conducted by the cities of Bakhmut and Marinka, Donetsk region. - Ukrinform.</text:p>
      <text:p text:style-name="P4">
Images: ["<text:a xlink:type="simple" xlink:href="https://static.ukrinform.com/photos/2022_09/thumb_files/630_360_1662821775-396.jpg" text:style-name="Internet_20_link" text:visited-style-name="Visited_20_Internet_20_Link">
630_360_16628...</text:a>
"]</text:p>
      <text:p text:style-name="P4">
Tags: ['Генштаб', 'Обстріл', 'Війна з Росією']</text:p>
      <text:p text:style-name="P4">
Type: Article</text:p>
      <!--METADATA-->
      <text:p text:style-name="P4">
<draw:frame draw:style-name="fr1" draw:name="Image210" text:anchor-type="as-char" svg:width="6.9236in" svg:height="3.956343in" draw:z-index="0">
<draw:image xlink:href="../Images/yкринформ/2023-05-18T19-00-57-03-00/630_360_1662821775-396.jpg" xlink:type="simple" xlink:show="embed" xlink:actuate="onLoad" draw:mime-type="image/jpeg"/>
</draw:frame>
The Nalimansk, Bakhmut, Avdiiv and Marinsky directions have taken place 17 fighting clashes, and the hottest battles are conducted for Bakhmut, Imarinka, Donetsk region.</text:p>
      <text:p text:style-name="P4">
According to Ukrinform, the General Staff of the Armed Forces of Ukraine reported in <text:a xlink:type="simple" xlink:href="https://www.facebook.com/GeneralStaff.ua/posts/pfbid02LPFZdJpXDKMynVzQuceUSQD5hDzbsGKfMFtApK2NQcA4gW3JRyCS3dgdXNS1C7qrl" text:style-name="Internet_20_link" text:visited-style-name="Visited_20_Internet_20_Link">
</text:a>
Having published the prompt information as of 18:00 on May 18.</text:p>
      <text:p text:style-name="P4">
According to the General Staff, in the mentioned directions, Russian troops continue to cut the main effort.</text:p>
      <text:p text:style-name="P4">
In general, Ukrainian aviation per day made six strokes in areas of staffing and military equipment of the invaders.</text:p>
      <text:p text:style-name="P4">
"During this day, our defenders destroyed 21 winged rocket and 7 elaborate UAVs of various types," the General Staff said.</text:p>
      <text:p text:style-name="P4">
<text:span text:style-name="T4">
 Read also: </text:span>
 <text:a xlink:type="simple" xlink:href="https://www.ukrinform.ua/rubric-ato/3710876-gumenuk-rozpovila-pro-sprobu-rf-obduriti-ukrainskih-vijskovih-pered-raketnou-atakou.html" text:style-name="Internet_20_link" text:visited-style-name="Visited_20_Internet_20_Link">
</text:a>
Units of Ukrainian missile troops and artillery struck the area of concentration and military equipment, ammunition composition, three artillery units at the fire position, anti-aircraft missile complex, seven stations of radiolectronic wrestling and enemy radar.</text:p>
      <text:p text:style-name="P4">
The Russian army in total during the day made 36 missile and 23 aviation ravines, as well as about 30 <text:a xlink:type="simple" xlink:href="https://www.ukrinform.ua/tag-obstril" text:style-name="Internet_20_link" text:visited-style-name="Visited_20_Internet_20_Link">
</text:a>
Reactive systems of volley fire on the positions of defense forces and settlements of Ukraine.</text:p>
      <text:p text:style-name="P4">
It is emphasized that the likelihood of carrying out the enemy of missile and aviation strikes is high throughout the country.</text:p>
      <text:p text:style-name="P4">
<text:span text:style-name="T4">
 Read also: </text:span>
 <text:a xlink:type="simple" xlink:href="https://www.ukrinform.ua/rubric-ato/3710825-u-rajoni-bahmuta-sili-oboroni-za-dobu-prosunulisa-miscami-na-1700-metriv-zsu.html" text:style-name="Internet_20_link" text:visited-style-name="Visited_20_Internet_20_Link">
</text:a>
<text:span text:style-name="T4">
 In Volyn and Polissya directions </text:span>
 The operational situation was significant variable, the signs of formation of offensive groups were not detected.</text:p>
      <text:p text:style-name="P4">
<text:span text:style-name="T4">
 In the Siversky and Slobozhansky directions </text:span>
 the Russian Federation continues to keep the military presence in border areas with Ukraine.</text:p>
      <text:p text:style-name="P4">
Mortar and artillery shelling from the Russians during the day, Visnyonivka of the Chernihiv region, boyar-legeary, Pavlovka, Basivka and Miropillya region, as well as Staritsa, Sinelnikovo, Ogirtseve, Gatyshche, Nesterne Ibudarki of Kharkiv region.<text:span text:style-name="T4">
 In the Liman direction </text:span>
 during the day the enemy did not carry out the offensive actions, instead fired at the artillery Makeevka and Bigorivka of Lugansk region, Verkhnnyamyansk and controversial Donetsk region.</text:p>
      <text:p text:style-name="P4">
<text:span text:style-name="T4">
 In the Bakhmut direction </text:span>
 Russian troops continue to take offensive actions. Driving heavy battles outside the city of Bakhmut. The unsuccessful attempts of the offensive to the invaders in the direction of Ivanovo.</text:p>
      <text:p text:style-name="P4">
Aviation strikes were struck by the districts of Bogdanivka and Bakhmut. Vasyukivka, Zaliznyanske, Orikhovo-Vasylivka, Bogdanivka, Bakhmut, Ivanivske, Yar, White Mountain and North Donetsk region were injured.</text:p>
      <text:p text:style-name="P4">
<text:span text:style-name="T4">
 In the Avdeevsky direction </text:span>
 the Russian army conducted offensive actions in the direction of the seer, but it was not successful. During the day, the enemy beat from aviation in districts in the district and Avdiivka, fired at Novokalin, Berdychi, Avdiivka, Tonenko, Pervomaisk, Karlovka and Nevelsky Donetsk region from the artillery.</text:p>
      <text:p text:style-name="P4">
<text:span text:style-name="T4">
 In the Mariinsky direction </text:span>
 the units of the Defense Forces once again reflected the numerous mats of the Russians in the Marinka area. At the same time, the invaders continue to destroy the desired points along the line of collision, from the artillery fired Krasnogorivka, Marinka and Victory of Donetsk region.</text:p>
      <text:p text:style-name="P4">
<text:span text:style-name="T4">
 In the mineral direction </text:span>
 During the day of the Russian troops, the offensive actions were not carried out, instead they caused aviation strikes near the Golden Niva and the Great Holf. The shelling of the Russians, in particular, coal, Prychistivka, Novoukrainka and Shakhtarsk.</text:p>
      <text:p text:style-name="P4">
<text:span text:style-name="T4">
 In Zaporizhzhya and Kherson directions </text:span>
 The Russian army continues the Varioron Act. The enemy struck a number of other settlements, including the Burlatske Donetsk region, Olgiv, Magic, White, Little Tokmachka, Novodanilovka, Novoandriivka, Kamyansk and Zaporozhye region, in the Novopol.</text:p>
      <text:p text:style-name="P4">
<text:span text:style-name="T4">
 Read also: </text:span>
 <text:a xlink:type="simple" xlink:href="https://www.ukrinform.ua/rubric-ato/3710880-nicna-raketna-ataka-na-ukrainu-ignat-rozpoviv-pro-osoblivist.html" text:style-name="Internet_20_link" text:visited-style-name="Visited_20_Internet_20_Link">
</text:a>
In the temporarily captured territories of the Kherson region, the Russians continue to pressure on the local population, in particular on residents of Genichesky district. Bygrowing deportation, invaders force Ukrainian citizens to receive Russian passports.</text:p>
      <text:p text:style-name="P4">
According to the General Staff, the enemy power has arrived in some settlements of Kakhovsky district. The Russian military is not only inhabited in free homes, but in those where civilians live. People who are indignant are threatened with existence.As reported by Ukrinform, from 21:00 on May 17 to 05:30 on May 18, the Russian(https://www.ukrinform.ua/rubric-ato/3710754-ukrainski-bijci-vnoci-znisili-29-krilatih-raket-ta-dva-sahedi.html)From different directions. Ukrainian defenders during this time destroyed a total of 29 winged rockets of the enemy.</text:p>
      <text:p text:style-name="P4">
News Source: <text:a xlink:type="simple" xlink:href="https://www.ukrinform.ua/rubric-ato/3711072-na-cotiroh-garacih-napramkah-za-dobu-vidbulisa-17-bojovih-zitknen.html" text:style-name="Internet_20_link" text:visited-style-name="Visited_20_Internet_20_Link">
https://www.ukrinform.ua/rubric-ato/3711072-na-cotiroh-garacih-napramkah-za-dobu-vidbulisa-17-bojovih-zitknen.html</text:a>
</text:p>
      <!--NEWS-->
      <text:h text:style-name="P10" text:outline-level="1">
<text:span text:style-name="T4">
The Minister of Defense of Britain has confirmed the use of Storm Shadow by Ukraine</text:span>
</text:h>
      <text:p text:style-name="P4">
Authors: Ukrinform (Person)</text:p>
      <text:p text:style-name="P4">
Publisher: Укринформ (Organization)</text:p>
      <text:p text:style-name="P4">
Published Time: 2023-05-18T19:09:14+03:00</text:p>
      <text:p text:style-name="P4">
Modified Time: 2023-05-18T19:09:14+03:00</text:p>
      <text:p text:style-name="P4">
Description: The UK Defense Minister Ben Volles has confirmed that Storm Shadow missiles transferred to Ukraine have been used. - Ukrinform.</text:p>
      <text:p text:style-name="P4">
Images: ["<text:a xlink:type="simple" xlink:href="https://static.ukrinform.com/photos/2018_04/thumb_files/630_360_1522941676-5218.jpg" text:style-name="Internet_20_link" text:visited-style-name="Visited_20_Internet_20_Link">
630_360_15229...</text:a>
"]</text:p>
      <text:p text:style-name="P4">
Tags: ['Британія', 'Україна', 'Storm Shadow']</text:p>
      <text:p text:style-name="P4">
Type: Article</text:p>
      <!--METADATA-->
      <text:p text:style-name="P4">
<draw:frame draw:style-name="fr1" draw:name="Image211" text:anchor-type="as-char" svg:width="6.9236in" svg:height="3.956343in" draw:z-index="0">
<draw:image xlink:href="../Images/yкринформ/2023-05-18T19-09-14-03-00/630_360_1522941676-5218.jpg" xlink:type="simple" xlink:show="embed" xlink:actuate="onLoad" draw:mime-type="image/jpeg"/>
</draw:frame>
The United Kingdom Ministry Ben Volles has confirmed that the Storm Shadow Rocket range was used to Ukraine.</text:p>
      <text:p text:style-name="P4">
About it reports <text:a xlink:type="simple" xlink:href="http://news.sky.com/story/ukraine-war-latest-russia-will-be-exceptionally-concerned-as-ukraine-shoots-down-putins-undefeatable-ballistic-missile-12541713" text:style-name="Internet_20_link" text:visited-style-name="Visited_20_Internet_20_Link">
</text:a>
, reports Ukrinform.</text:p>
      <text:p text:style-name="P4">
“All I can say is what as far as I understand, they(Stormhadow missiles - order.)They have been used from the moment we announced their transfer to Ukraine, but I do not intend to go into details, ”Volles said.</text:p>
      <text:p text:style-name="P4">
He also noted that the weapons provided by Ukraine by Western allies were "powerful".</text:p>
      <text:p text:style-name="P4">
<text:span text:style-name="T4">
 Read also: </text:span>
 <text:a xlink:type="simple" xlink:href="https://www.ukrinform.ua/rubric-ato/3710149-ukraina-vze-vikoristovue-proti-armii-rf-raketi-storm-shadow-cnn.html" text:style-name="Internet_20_link" text:visited-style-name="Visited_20_Internet_20_Link">
<text:span text:style-name="T4">
 Storm </text:span>
 <text:span text:style-name="T4">
 Shadow </text:span>
</text:a>
As reported by Ukrinform, on May 11, Ben Volles confirmed the transfer of long -range Storm Shadow missiles to London.</text:p>
      <text:p text:style-name="P4">
Storm Shadow - a winged latch rocket developed jointly <text:a xlink:type="simple" xlink:href="https://www.ukrinform.ua/tag-britania" text:style-name="Internet_20_link" text:visited-style-name="Visited_20_Internet_20_Link">
</text:a>
and France. It is usually launched from the air. With firing range over 250 km(155 miles)It is only a little one of the 185-mile American army system "Earth-Earth"(ATACMS).</text:p>
      <text:p text:style-name="P4">
News Source: <text:a xlink:type="simple" xlink:href="https://www.ukrinform.ua/rubric-ato/3711074-ministr-oboroni-britanii-pidtverdiv-vikoristanna-ukrainou-storm-shadow.html" text:style-name="Internet_20_link" text:visited-style-name="Visited_20_Internet_20_Link">
https://www.ukrinform.ua/rubric-ato/3711074-ministr-oboroni-britanii-pidtverdiv-vikoristanna-ukrainou-storm-shadow.html</text:a>
</text:p>
      <!--NEWS-->
      <text:h text:style-name="P10" text:outline-level="1">
<text:span text:style-name="T4">
The number of dead as a result of floods in Italy increased to nine</text:span>
</text:h>
      <text:p text:style-name="P4">
Authors: Ukrinform (Person)</text:p>
      <text:p text:style-name="P4">
Publisher: Укринформ (Organization)</text:p>
      <text:p text:style-name="P4">
Published Time: 2023-05-18T19:12:00+03:00</text:p>
      <text:p text:style-name="P4">
Modified Time: 2023-05-18T19:12:00+03:00</text:p>
      <text:p text:style-name="P4">
Description: In Italy, in the Emilia-Romanya region, the destructive floods have taken the lives of nine people. - Ukrinform.</text:p>
      <text:p text:style-name="P4">
Images: ["<text:a xlink:type="simple" xlink:href="https://static.ukrinform.com/photos/2023_05/thumb_files/630_360_1684426246-451.jpg" text:style-name="Internet_20_link" text:visited-style-name="Visited_20_Internet_20_Link">
630_360_16844...</text:a>
"]</text:p>
      <text:p text:style-name="P4">
Tags: ['Італія', 'Повінь', 'Стихія', 'Загибель']</text:p>
      <text:p text:style-name="P4">
Type: Article</text:p>
      <!--METADATA-->
      <text:p text:style-name="P4">
<draw:frame draw:style-name="fr1" draw:name="Image212" text:anchor-type="as-char" svg:width="6.9236in" svg:height="3.956343in" draw:z-index="0">
<draw:image xlink:href="../Images/yкринформ/2023-05-18T19-12-00-03-00/630_360_1684426246-451.jpg" xlink:type="simple" xlink:show="embed" xlink:actuate="onLoad" draw:mime-type="image/jpeg"/>
</draw:frame>
In Italy, in the Emilia-Romanya region, the destructive floods have taken the lives of nine people.</text:p>
      <text:p text:style-name="P4">
About it reports <text:a xlink:type="simple" xlink:href="https://www.ansa.it/english/news/general_news/2023/05/18/govt-to-declare-state-of-calamity-for-emilia-romagna_4fb1a13b-9d5a-4b5c-b0d7-d359bae0d2cc.html" text:style-name="Internet_20_link" text:visited-style-name="Visited_20_Internet_20_Link">
</text:a>
, reports Ukrinform.</text:p>
      <text:p text:style-name="P4">
According to the Minister of Environment and Energy Security, Gilbertopichtto, the next Tuesday at a meeting of the Cabinet of Ministers in the region will be a state of natural disaster.</text:p>
      <text:p text:style-name="P4">
Emilia-Romanya Region on Tuesday and Wednesday suffered from <text:a xlink:type="simple" xlink:href="https://www.ukrinform.ua/tag-dos" text:style-name="Internet_20_link" text:visited-style-name="Visited_20_Internet_20_Link">
</text:a>
. Up to 500 mmopads occurred in 36 hours - half of the average annual amount, all rivers in the region came out.</text:p>
      <text:p text:style-name="P4">
Thousands of people had to evacuate through floods, at least 4,000 people had fallen without a roof over their head.</text:p>
      <text:p text:style-name="P4">
In addition, on Thursday in the region, 50,000 people were left without electricity.</text:p>
      <text:p text:style-name="P4">
At the same time, the BBC reports that about 280 soil molds occurred in Italy as a result of floods.</text:p>
      <text:p text:style-name="P4">
<text:span text:style-name="T4">
 Read also: </text:span>
 <text:a xlink:type="simple" xlink:href="https://www.ukrinform.ua/rubric-world/3708069-kilkist-zagiblih-unaslidok-poveni-v-kongo-perevisila-430.html" text:style-name="Internet_20_link" text:visited-style-name="Visited_20_Internet_20_Link">
<text:span text:style-name="T4">
 flood </text:span>
</text:a>
In the region of Emilia-Romanya, the flooding of settlements was not only made by the spilling of rivers, but also because of the overcrowding of the channels.</text:p>
      <text:p text:style-name="P4">
The head of the region Stefano Bonacini said that the loss from the elements reaches the million euros.</text:p>
      <text:p text:style-name="P4">
Earlier it was reported that <text:a xlink:type="simple" xlink:href="https://www.ukrinform.ua/rubric-world/3710376-povin-v-italii-troe-zagiblih-i-blizko-5000-evakujovanih.html" text:style-name="Internet_20_link" text:visited-style-name="Visited_20_Internet_20_Link">
</text:a>
 .</text:p>
      <text:p text:style-name="P4">
News Source: <text:a xlink:type="simple" xlink:href="https://www.ukrinform.ua/rubric-world/3711077-kilkist-zagiblih-unaslidok-povenej-v-italii-zrosla-do-devati.html" text:style-name="Internet_20_link" text:visited-style-name="Visited_20_Internet_20_Link">
https://www.ukrinform.ua/rubric-world/3711077-kilkist-zagiblih-unaslidok-povenej-v-italii-zrosla-do-devati.html</text:a>
</text:p>
      <!--NEWS-->
      <text:h text:style-name="P10" text:outline-level="1">
<text:span text:style-name="T4">
French Ambassador visited Slavyansk and Kramatorsk</text:span>
</text:h>
      <text:p text:style-name="P4">
Authors: Ukrinform (Person)</text:p>
      <text:p text:style-name="P4">
Publisher: Укринформ (Organization)</text:p>
      <text:p text:style-name="P4">
Published Time: 2023-05-18T19:16:00+03:00</text:p>
      <text:p text:style-name="P4">
Modified Time: 2023-05-18T19:16:00+03:00</text:p>
      <text:p text:style-name="P4">
Description: French Ambassador to Ukraine Etien de Passen saw with his own eyes the extent of destruction, which was made by the Russian army after February 24, 2022 in Slavyansk and Kramatorsk in Donetsk region. - Ukrinform.</text:p>
      <text:p text:style-name="P4">
Images: ["<text:a xlink:type="simple" xlink:href="https://static.ukrinform.com/photos/2023_05/thumb_files/630_360_1684426367-694.jpg" text:style-name="Internet_20_link" text:visited-style-name="Visited_20_Internet_20_Link">
630_360_16844...</text:a>
"]</text:p>
      <text:p text:style-name="P4">
Tags: ['Донеччина', 'Франція', 'Посол']</text:p>
      <text:p text:style-name="P4">
Type: Article</text:p>
      <!--METADATA-->
      <text:p text:style-name="P4">
<draw:frame draw:style-name="fr1" draw:name="Image213" text:anchor-type="as-char" svg:width="6.9236in" svg:height="3.956343in" draw:z-index="0">
<draw:image xlink:href="../Images/yкринформ/2023-05-18T19-16-00-03-00/630_360_1684426367-694.jpg" xlink:type="simple" xlink:show="embed" xlink:actuate="onLoad" draw:mime-type="image/jpeg"/>
</draw:frame>
Etienne de Possen, Etienne de Possen, saw with his own eyes the extent of destruction, which was made by the Russian army after February 24, 2022 in the Slavic Taxa in Donetsk.</text:p>
      <text:p text:style-name="P4">
This was reported in <text:a xlink:type="simple" xlink:href="http://t.me/pavlokyrylenko_donoda/8020" text:style-name="Internet_20_link" text:visited-style-name="Visited_20_Internet_20_Link">
</text:a>
Head of Donetsk Regional Military Administration Pavel Kirilenko, reports.</text:p>
      <text:p text:style-name="P4">
"About the current humanitarian situation in the region and further cooperation with France today with the Ambassador of France to Ukraine Etienne de Passen ... He told the prostration in the region, and paid special attention to the scale in our largest free cities - Slavic and Kramatorsk. Mr. Ambassador saw the destruction with his own eyes, ”the headcooblast wrote.</text:p>
      <text:p text:style-name="P4">
He recalled that the Ambassador has been in Ukraine for almost four years and is well aware of the projects implemented by France in Donetsk. In particular, during the full-scale invasion of Russia into our territory, French organizationsActed and U-Saved provided invaluable assistance to civilians in front-line regions: water, food, generators, bourgeois. They also contributed to the development of destroyed housing.</text:p>
      <text:p text:style-name="P4">
"I am sure that the French Republic will continue to be our reliable partner of the Donetsk region," Kirilenko said, thanking Etienne de Posen to the Taurus French people for the support of Ukraine during the war.</text:p>
      <text:p text:style-name="P4">
<text:span text:style-name="T4">
 Read also: </text:span>
 <text:a xlink:type="simple" xlink:href="https://www.ukrinform.ua/rubric-polytics/3710130-delegacia-svedskogo-parlamentu-vidvidala-borodanku-bucu-ta-irpin.html" text:style-name="Internet_20_link" text:visited-style-name="Visited_20_Internet_20_Link">
<text:span text:style-name="T4">
 Borodyanka </text:span>
</text:a>
As reported, <text:a xlink:type="simple" xlink:href="https://www.ukrinform.ua/tag-doneccina" text:style-name="Internet_20_link" text:visited-style-name="Visited_20_Internet_20_Link">
</text:a>
He constantly reassures Russian troops, daily kills and traumatic residents, destroys infrastructure.</text:p>
      <text:p text:style-name="P4">
News Source: <text:a xlink:type="simple" xlink:href="https://www.ukrinform.ua/rubric-regions/3711078-posol-francii-vidvidav-slovansk-ta-kramatorsk.html" text:style-name="Internet_20_link" text:visited-style-name="Visited_20_Internet_20_Link">
https://www.ukrinform.ua/rubric-regions/3711078-posol-francii-vidvidav-slovansk-ta-kramatorsk.html</text:a>
</text:p>
      <!--NEWS-->
      <text:h text:style-name="P10" text:outline-level="1">
<text:span text:style-name="T4">
Grain Corridor has not yet resumed work - 62 vessels are waiting for inspection</text:span>
</text:h>
      <text:p text:style-name="P4">
Authors: Ukrinform (Person)</text:p>
      <text:p text:style-name="P4">
Publisher: Укринформ (Organization)</text:p>
      <text:p text:style-name="P4">
Published Time: 2023-05-18T19:26:55+03:00</text:p>
      <text:p text:style-name="P4">
Modified Time: 2023-05-18T19:26:55+03:00</text:p>
      <text:p text:style-name="P4">
Description: According to the Ministry of Community Development, Territories and Infrastructure of Ukraine, 62 vessels are currently awaiting inspection for the event to Ukrainian seaports, and none of them have been agreed by the Russian side. - Ukrinform.</text:p>
      <text:p text:style-name="P4">
Images: ["<text:a xlink:type="simple" xlink:href="https://static.ukrinform.com/photos/2022_12/thumb_files/630_360_1670499328-437.jpg" text:style-name="Internet_20_link" text:visited-style-name="Visited_20_Internet_20_Link">
630_360_16704...</text:a>
"]</text:p>
      <text:p text:style-name="P4">
Tags: ['Зерно', 'Росія', 'Війна з Росією', 'зерновий коридор', 'Міністерство відновлення']</text:p>
      <text:p text:style-name="P4">
Type: Article</text:p>
      <!--METADATA-->
      <text:p text:style-name="P4">
<draw:frame draw:style-name="fr1" draw:name="Image214" text:anchor-type="as-char" svg:width="6.9236in" svg:height="3.956343in" draw:z-index="0">
<draw:image xlink:href="../Images/yкринформ/2023-05-18T19-26-55-03-00/630_360_1670499328-437.jpg" xlink:type="simple" xlink:show="embed" xlink:actuate="onLoad" draw:mime-type="image/jpeg"/>
</draw:frame>
Under the Divisions of Community, Territories and Infrastructure Development, 62 Judicials are expected to be inspected for the event in Ukrainian seaports, and no one has been agreed by the Russian side.</text:p>
      <text:p text:style-name="P4">
According to Ukrinform, the Deputy Minister of Community Development, Territories and Infrastructure of Ukraine Yuriy Vaskov told this in an interview for <text:a xlink:type="simple" xlink:href="https://ukrainian.voanews.com/a/interview_vaskov_zernova_ugoda/7098756.html" text:style-name="Internet_20_link" text:visited-style-name="Visited_20_Internet_20_Link">
</text:a>
"Our Turkish partners confirmed 120 days(The duration of the grain corridor agreed in the Bereznibot - Ed.). І Організація Об’єднаних Hацій – 120днів. російська федерація фактично сказала, що ми вийдемо за 60 днів. Тому те,що вчора було сказано всіма сторонами угоди - що вона подовжена, ми вважаємо,що вона просто розблокована. Але поки що на словах. Тому що, незважаючи навчорашні заяви, і вчора, і сьогодні, досі не проінспектоване жодне судно.Тобто 62 судна залишаються в очікуванні інспекції на вхід. Жодна не погодженавсіма сторонами угоди, а саме російською федерацією", - сказав він.</text:p>
      <text:p text:style-name="P4">
<text:span text:style-name="T4">
Читайте також:</text:span>
 <text:a xlink:type="simple" xlink:href="https://www.ukrinform.ua/rubric-economy/3710970-zernova-ugoda-ne-peredbacae-vikonanna-vimog-rosii-posol-bodnar.html" text:style-name="Internet_20_link" text:visited-style-name="Visited_20_Internet_20_Link">
 <text:span text:style-name="T4">
Зернова</text:span>
 </text:a>
According to Vaskov, the number of inspections should be sufficient for the vessels to be unexpected for them for more than two days. He noted that it could be ten inspections a day, and may be fifteen, twenty.</text:p>
      <text:p text:style-name="P4">
According to the Deputy Minister, the joint coordination center has to coordinate the work of the corridor, not to regulate through the decision of one of the four -page what to do and what not to do.</text:p>
      <text:p text:style-name="P4">
"In our opinion, &lt;...&gt;
 16 inspections a day in both directions - as an entrance, such to exit - it will be enough so that there is no queue for the world to receive maximum food. If it is a system," Vaskov stressed.</text:p>
      <text:p text:style-name="P4">
<text:span text:style-name="T4">
 Read also: </text:span>
 <text:a xlink:type="simple" xlink:href="https://www.ukrinform.ua/rubric-world/3710653-ssa-privitali-prodovzenna-zernovoi-ugodi-j-doriknuli-rosii-za-ii-povedinku.html" text:style-name="Internet_20_link" text:visited-style-name="Visited_20_Internet_20_Link">
<text:span text:style-name="T4">
 grain </text:span>
</text:a>
As reported by Ukrinform, Ukraine, the United Nations and Turkey, 18, 2023, agreed on the continuation of the "safe transportation of agricultural products through <text:a xlink:type="simple" xlink:href="https://www.ukrinform.ua/tag-corne-more" text:style-name="Internet_20_link" text:visited-style-name="Visited_20_Internet_20_Link">
</text:a>
”. The agreement was extended for 120 days, but in Russia it was stated that the decision would be valid until May 18, 2023.</text:p>
      <text:p text:style-name="P4">
News Source: <text:a xlink:type="simple" xlink:href="https://www.ukrinform.ua/rubric-economy/3711082-zernovij-koridor-dosi-ne-vidnoviv-robotu-na-inspekciu-ocikuut-62-sudna.html" text:style-name="Internet_20_link" text:visited-style-name="Visited_20_Internet_20_Link">
https://www.ukrinform.ua/rubric-economy/3711082-zernovij-koridor-dosi-ne-vidnoviv-robotu-na-inspekciu-ocikuut-62-sudna.html</text:a>
</text:p>
      <!--NEWS-->
      <text:h text:style-name="P10" text:outline-level="1">
<text:span text:style-name="T4">
"Suitcase, Station, Hague": Ottawa conducted a picket under the Russian Embassy</text:span>
</text:h>
      <text:p text:style-name="P4">
Authors: Ukrinform (Person)</text:p>
      <text:p text:style-name="P4">
Publisher: Укринформ (Organization)</text:p>
      <text:p text:style-name="P4">
Published Time: 2023-05-18T19:30:00+03:00</text:p>
      <text:p text:style-name="P4">
Modified Time: 2023-05-18T19:30:00+03:00</text:p>
      <text:p text:style-name="P4">
Description: Local activists and representatives of the Crimean Tatar community of Canada held an action "Suitcase, Station, Hague," in Ottawa under the Embassy of Russia - a symbolic expulsion of the Russian Embassy from Canada. - Ukrinform.</text:p>
      <text:p text:style-name="P4">
Images: ["<text:a xlink:type="simple" xlink:href="https://static.ukrinform.com/photos/2023_05/thumb_files/630_360_1684426653-988.jpg" text:style-name="Internet_20_link" text:visited-style-name="Visited_20_Internet_20_Link">
630_360_16844...</text:a>
", "<text:a xlink:type="simple" xlink:href="https://static.ukrinform.com/photos/2023_05/1684426654-836.jpg" text:style-name="Internet_20_link" text:visited-style-name="Visited_20_Internet_20_Link">
1684426654-83...</text:a>
", "<text:a xlink:type="simple" xlink:href="https://static.ukrinform.com/photos/2023_05/1684426654-127.jpg" text:style-name="Internet_20_link" text:visited-style-name="Visited_20_Internet_20_Link">
1684426654-12...</text:a>
", "<text:a xlink:type="simple" xlink:href="https://static.ukrinform.com/photos/2023_05/1684426655-702.jpg" text:style-name="Internet_20_link" text:visited-style-name="Visited_20_Internet_20_Link">
1684426655-70...</text:a>
", "<text:a xlink:type="simple" xlink:href="https://static.ukrinform.com/photos/2023_05/1684426655-933.jpg" text:style-name="Internet_20_link" text:visited-style-name="Visited_20_Internet_20_Link">
1684426655-93...</text:a>
", "<text:a xlink:type="simple" xlink:href="https://static.ukrinform.com/photos/2023_05/1684426656-763.jpg" text:style-name="Internet_20_link" text:visited-style-name="Visited_20_Internet_20_Link">
1684426656-76...</text:a>
"]</text:p>
      <text:p text:style-name="P4">
Tags: ['Канада', 'Посольство', 'Акція', 'Війна з Росією']</text:p>
      <text:p text:style-name="P4">
Type: Article</text:p>
      <!--METADATA-->
      <text:p text:style-name="P4">
<draw:frame draw:style-name="fr1" draw:name="Image215" text:anchor-type="as-char" svg:width="6.9236in" svg:height="3.956343in" draw:z-index="0">
<draw:image xlink:href="../Images/yкринформ/2023-05-18T19-30-00-03-00/630_360_1684426653-988.jpg" xlink:type="simple" xlink:show="embed" xlink:actuate="onLoad" draw:mime-type="image/jpeg"/>
</draw:frame>
Local activists and representatives of the Crimean Tatar community of Canada held an action "Suitan, Station, Hague," in the Embassy of Russia, a symbolic expulsion of the Russian embassy from Canada.</text:p>
      <text:p text:style-name="P4">
This was reported by Ukrinform correspondent.</text:p>
      <text:p text:style-name="P4">
A group of protesters reminded Russian diplomats about the deportation of Crimean Tatars, the indigenous population of Crimea, in 1944, and the illegal occupation of the Krym in 2014. And also about the abuse of the indigenous people of Crimea, which is carried out by the first days of occupation of the peninsula.</text:p>
      <text:p text:style-name="P4">
<draw:frame draw:style-name="fr1" draw:name="Image216" text:anchor-type="as-char" svg:width="6.9236in" svg:height="9.231467in" draw:z-index="0">
<draw:image xlink:href="../Images/yкринформ/2023-05-18T19-30-00-03-00/1684426654-836.jpg" xlink:type="simple" xlink:show="embed" xlink:actuate="onLoad" draw:mime-type="image/jpeg"/>
</draw:frame>
<draw:frame draw:style-name="fr1" draw:name="Image217" text:anchor-type="as-char" svg:width="6.9236in" svg:height="9.231467in" draw:z-index="0">
<draw:image xlink:href="../Images/yкринформ/2023-05-18T19-30-00-03-00/1684426654-127.jpg" xlink:type="simple" xlink:show="embed" xlink:actuate="onLoad" draw:mime-type="image/jpeg"/>
</draw:frame>
Participants of the action brought suitcases for the members of the embassy and printed the tickets for the Russian ambassador to Canada Oleg Stepanov and other diplomats <text:a xlink:type="simple" xlink:href="https://www.ukrinform.ua/tag-rosia" text:style-name="Internet_20_link" text:visited-style-name="Visited_20_Internet_20_Link">
</text:a>
, as well as packing for them, warm hoped that they would never return to Ottawa.</text:p>
      <text:p text:style-name="P4">
<draw:frame draw:style-name="fr1" draw:name="Image218" text:anchor-type="as-char" svg:width="6.9236in" svg:height="9.231467in" draw:z-index="0">
<draw:image xlink:href="../Images/yкринформ/2023-05-18T19-30-00-03-00/1684426655-702.jpg" xlink:type="simple" xlink:show="embed" xlink:actuate="onLoad" draw:mime-type="image/jpeg"/>
</draw:frame>
<draw:frame draw:style-name="fr1" draw:name="Image219" text:anchor-type="as-char" svg:width="6.9236in" svg:height="9.231467in" draw:z-index="0">
<draw:image xlink:href="../Images/yкринформ/2023-05-18T19-30-00-03-00/1684426655-933.jpg" xlink:type="simple" xlink:show="embed" xlink:actuate="onLoad" draw:mime-type="image/jpeg"/>
</draw:frame>
This action was to remind Russian diplomats that they would soon be converted to Ukraine, and all guilty of the Peninsula's occupation awaits the International Criminal Court.</text:p>
      <text:p text:style-name="P4">
<draw:frame draw:style-name="fr1" draw:name="Image220" text:anchor-type="as-char" svg:width="6.9236in" svg:height="9.231467in" draw:z-index="0">
<draw:image xlink:href="../Images/yкринформ/2023-05-18T19-30-00-03-00/1684426656-763.jpg" xlink:type="simple" xlink:show="embed" xlink:actuate="onLoad" draw:mime-type="image/jpeg"/>
</draw:frame>
<text:span text:style-name="T4">
 Read also: </text:span>
 <text:a xlink:type="simple" xlink:href="https://www.ukrinform.ua/rubric-crimea/3711053-u-kievi-prezentuvali-dvi-fotovistavki-do-dna-pamati-zertv-deportacii-krimskih-tatar.html" text:style-name="Internet_20_link" text:visited-style-name="Visited_20_Internet_20_Link">
<text:span text:style-name="T4">
 Tatar </text:span>
</text:a>
As it was reported, on May 18 in Ukraine the Day of Struggle for the Right -Tatar people was set and honored <text:a xlink:type="simple" xlink:href="https://www.ukrinform.ua/rubric-crimea/3710721-sogodni-ukraina-vsanovue-pamat-zertv-deportacii-krimskih-tatar.html" text:style-name="Internet_20_link" text:visited-style-name="Visited_20_Internet_20_Link">
</text:a>
 .</text:p>
      <text:p text:style-name="P4">
News Source: <text:a xlink:type="simple" xlink:href="https://www.ukrinform.ua/rubric-world/3711083-cemodan-vokzal-gaaga-v-ottavi-proveli-piket-pid-posolstvom-rf.html" text:style-name="Internet_20_link" text:visited-style-name="Visited_20_Internet_20_Link">
https://www.ukrinform.ua/rubric-world/3711083-cemodan-vokzal-gaaga-v-ottavi-proveli-piket-pid-posolstvom-rf.html</text:a>
</text:p>
      <!--NEWS-->
      <text:h text:style-name="P10" text:outline-level="1">
<text:span text:style-name="T4">
Defense forces control the southwestern part of Bakhmut-painter</text:span>
</text:h>
      <text:p text:style-name="P4">
Authors: Ukrinform (Person)</text:p>
      <text:p text:style-name="P4">
Publisher: Укринформ (Organization)</text:p>
      <text:p text:style-name="P4">
Published Time: 2023-05-18T19:33:14+03:00</text:p>
      <text:p text:style-name="P4">
Modified Time: 2023-05-18T19:33:14+03:00</text:p>
      <text:p text:style-name="P4">
Description: The forces of Ukraine's defense as of now control the southwestern part of Bakhmut of Donetsk region. - Ukrinform.</text:p>
      <text:p text:style-name="P4">
Images: ["<text:a xlink:type="simple" xlink:href="https://static.ukrinform.com/photos/2023_04/thumb_files/630_360_1682412643-256.png" text:style-name="Internet_20_link" text:visited-style-name="Visited_20_Internet_20_Link">
630_360_16824...</text:a>
"]</text:p>
      <text:p text:style-name="P4">
Tags: ['Бахмут', 'Донеччина', 'Міноборони', 'Війна з Росією', 'Ганна Маляр']</text:p>
      <text:p text:style-name="P4">
Type: Article</text:p>
      <!--METADATA-->
      <text:p text:style-name="P4">
<draw:frame draw:style-name="fr1" draw:name="Image221" text:anchor-type="as-char" svg:width="6.9236in" svg:height="3.956343in" draw:z-index="0">
<draw:image xlink:href="../Images/yкринформ/2023-05-18T19-33-14-03-00/630_360_1682412643-256.png" xlink:type="simple" xlink:show="embed" xlink:actuate="onLoad" draw:mime-type="image/png"/>
</draw:frame>
Ukraine's forces of Ukraine as of now control the southwestern part of the Bakhmutadon region.</text:p>
      <text:p text:style-name="P4">
According to Ukrinform, the Deputy Minister of Defense Anna Malyar reported about this <text:a xlink:type="simple" xlink:href="https://t.me/annamaliar/764" text:style-name="Internet_20_link" text:visited-style-name="Visited_20_Internet_20_Link">
</text:a>
.</text:p>
      <text:p text:style-name="P4">
“The enemy has pulled most of his reserves in Bakhmut and a significantly increased grouping. Today the enemy attacked Bakhmut all day. All attacks by our defense are reflected. As of now, we control the southwestern part of Bakhmut, ”the painter said.</text:p>
      <text:p text:style-name="P4">
She also reported that on the outskirts in the north of Bakhmut the enemy was also felt, but the attacks were reflected. There are 500 meters in some areas.</text:p>
      <text:p text:style-name="P4">
<text:span text:style-name="T4">
 Read also: </text:span>
 <text:a xlink:type="simple" xlink:href="https://www.ukrinform.ua/rubric-ato/3711072-na-cotiroh-garacih-napramkah-za-dobu-vidbulisa-17-bojovih-zitknen.html" text:style-name="Internet_20_link" text:visited-style-name="Visited_20_Internet_20_Link">
</text:a>
The painter noted that in the suburbs of Bakhmut in the south during the day there were fierce. “The enemy went on the offensive and tried to return the lost territories, but suffered losses and failed to perform his tasks. In some plots, our Ourivska advanced 1 km, ”the Deputy Minister said.</text:p>
      <text:p text:style-name="P4">
According to her, the military tasks of Bakhmut's defense and the suburbs. “We are currently winning for some planned actions. The command of the Khortytsia, in which the Bakhmut direction, keeps the situation under control, ”the painter.</text:p>
      <text:p text:style-name="P4">
<text:span text:style-name="T4">
 Read also: </text:span>
 <text:a xlink:type="simple" xlink:href="https://www.ukrinform.ua/rubric-ato/3710646-maxar-pokazala-suputnikovi-znimki-zrujnovanogo-bahmuta.html" text:style-name="Internet_20_link" text:visited-style-name="Visited_20_Internet_20_Link">
<text:span text:style-name="T4">
 Bakhmut </text:span>
</text:a>
As reported by Ukrinform, according to the General Staff of the Armed Forces of Ukraine, Nalimansk, Bakhmut, Avdiivsky and Mariinsky directions for the same time <text:a xlink:type="simple" xlink:href="https://www.ukrinform.ua/rubric-ato/3711072-na-cotiroh-garacih-napramkah-za-dobu-vidbulisa-17-bojovih-zitknen.html" text:style-name="Internet_20_link" text:visited-style-name="Visited_20_Internet_20_Link">
</text:a>
, the hottest battles are conducted by the cities of Bakhmut and Marinka <text:a xlink:type="simple" xlink:href="https://www.ukrinform.ua/tag-doneccina" text:style-name="Internet_20_link" text:visited-style-name="Visited_20_Internet_20_Link">
</text:a>
.</text:p>
      <text:p text:style-name="P4">
<text:span text:style-name="T5">
Foto: Konstantin Liber</text:span>
</text:p>
      <text:p text:style-name="P4">
News Source: <text:a xlink:type="simple" xlink:href="https://www.ukrinform.ua/rubric-ato/3711086-sili-oboroni-kontroluut-pivdennozahidnu-castinu-bahmuta-malar.html" text:style-name="Internet_20_link" text:visited-style-name="Visited_20_Internet_20_Link">
https://www.ukrinform.ua/rubric-ato/3711086-sili-oboroni-kontroluut-pivdennozahidnu-castinu-bahmuta-malar.html</text:a>
</text:p>
      <!--NEWS-->
      <text:h text:style-name="P10" text:outline-level="1">
<text:span text:style-name="T4">
Molchanov went out to the 1/4 finals of a paired discharge at the ATP tournament in Turin</text:span>
</text:h>
      <text:p text:style-name="P4">
Authors: Ukrinform (Person)</text:p>
      <text:p text:style-name="P4">
Publisher: Укринформ (Organization)</text:p>
      <text:p text:style-name="P4">
Published Time: 2023-05-18T19:42:07+03:00</text:p>
      <text:p text:style-name="P4">
Modified Time: 2023-05-18T19:42:07+03:00</text:p>
      <text:p text:style-name="P4">
Description: Kazakh -Ukrainian duo Andriy Golubev - Denis Molchanov made his way to the quarterfinals of the Tournament of the Association of Tennisists of Professionals (ATP) of the Challenger series in the Italian tour with a prize fund of $ 200 thousand - Ukrinform.</text:p>
      <text:p text:style-name="P4">
Images: ["<text:a xlink:type="simple" xlink:href="https://static.ukrinform.com/photos/2023_05/thumb_files/630_360_1684428119-584.jpg" text:style-name="Internet_20_link" text:visited-style-name="Visited_20_Internet_20_Link">
630_360_16844...</text:a>
"]</text:p>
      <text:p text:style-name="P4">
Tags: ['Теніс']</text:p>
      <text:p text:style-name="P4">
Type: Article</text:p>
      <!--METADATA-->
      <text:p text:style-name="P4">
<draw:frame draw:style-name="fr1" draw:name="Image222" text:anchor-type="as-char" svg:width="6.9236in" svg:height="3.956343in" draw:z-index="0">
<draw:image xlink:href="../Images/yкринформ/2023-05-18T19-42-07-03-00/630_360_1684428119-584.jpg" xlink:type="simple" xlink:show="embed" xlink:actuate="onLoad" draw:mime-type="image/jpeg"/>
</draw:frame>
Kazakh -Ukrainian duo Andriy Golubev - Denis Molchanov made his way to the dawn of the tournament(ATP)The Challenger series Italian Turin with a prize fund of $ 200 thousand.</text:p>
      <text:p text:style-name="P4">
At the start of the competitions Golubev and Molchanov won over the 3 -mnitor -seeded by British Julian Cash and Henry Patten - 7: 6(7:2), 5: 7, 10: 8, transmits Ukrinform.</text:p>
      <text:p text:style-name="P4">
The next Golubev and Molchans match will be held against tandem Sebastian Bes(Argentina)- Toygu Soybot Wild(Brazil).</text:p>
      <text:p text:style-name="P4">
<text:span text:style-name="T4">
Читайте також:</text:span>
 <text:a xlink:type="simple" xlink:href="https://www.ukrinform.ua/rubric-sports/3710769-ludmila-kicenok-zupinilasa-u-cvertfinali-parnogo-turniru-wta-u-rimi.html" text:style-name="Internet_20_link" text:visited-style-name="Visited_20_Internet_20_Link">
 </text:a>
The tournament in Turin will end on May 20.</text:p>
      <text:p text:style-name="P4">
Photo: btu.org.ua.</text:p>
      <text:p text:style-name="P4">
News Source: <text:a xlink:type="simple" xlink:href="https://www.ukrinform.ua/rubric-sports/3711087-molcanov-vijsov-do-14-finalu-parnogo-rozradu-na-turniri-atp-u-turini.html" text:style-name="Internet_20_link" text:visited-style-name="Visited_20_Internet_20_Link">
https://www.ukrinform.ua/rubric-sports/3711087-molcanov-vijsov-do-14-finalu-parnogo-rozradu-na-turniri-atp-u-turini.html</text:a>
</text:p>
      <!--NEWS-->
      <text:h text:style-name="P10" text:outline-level="1">
<text:span text:style-name="T4">
WAKS canceled the closure of the theft case in Ukrzaliznytsia</text:span>
</text:h>
      <text:p text:style-name="P4">
Authors: Ukrinform (Person)</text:p>
      <text:p text:style-name="P4">
Publisher: Укринформ (Organization)</text:p>
      <text:p text:style-name="P4">
Published Time: 2023-05-18T19:46:00+03:00</text:p>
      <text:p text:style-name="P4">
Modified Time: 2023-05-18T19:46:00+03:00</text:p>
      <text:p text:style-name="P4">
Description: The Court of Appeal of the Supreme Anti -Corruption Court has sent a case of appropriation of more than 93 million hryvnias of Ukrzaliznytsia's joint -stock company. - Ukrinform.</text:p>
      <text:p text:style-name="P4">
Images: ["<text:a xlink:type="simple" xlink:href="https://static.ukrinform.com/photos/2018_07/thumb_files/630_360_1532017869-1678.jpg" text:style-name="Internet_20_link" text:visited-style-name="Visited_20_Internet_20_Link">
630_360_15320...</text:a>
"]</text:p>
      <text:p text:style-name="P4">
Tags: ['Антикорупційний суд', 'Укрзалізниця', 'Апеляція']</text:p>
      <text:p text:style-name="P4">
Type: Article</text:p>
      <!--METADATA-->
      <text:p text:style-name="P4">
<draw:frame draw:style-name="fr1" draw:name="Image223" text:anchor-type="as-char" svg:width="6.9236in" svg:height="3.956343in" draw:z-index="0">
<draw:image xlink:href="../Images/yкринформ/2023-05-18T19-46-00-03-00/630_360_1532017869-1678.jpg" xlink:type="simple" xlink:show="embed" xlink:actuate="onLoad" draw:mime-type="image/jpeg"/>
</draw:frame>
The Court of Appeal of the Supreme Anti -Corruption Court has sent a new consideration of more than 93 million hryvnias of the Ukrzaliznytsia joint -stock company for a new consideration.</text:p>
      <text:p text:style-name="P4">
The specialized anti -corruption prosecutor reported this in <text:a xlink:type="simple" xlink:href="http://t.me/sap_gov_ua/1402" text:style-name="Internet_20_link" text:visited-style-name="Visited_20_Internet_20_Link">
</text:a>
, reports Ukrinform.</text:p>
      <text:p text:style-name="P4">
Nine people are accused of the case, among them - People's Deputies and former officials of the Center for Production of Production of Ukrzaliznytsia.</text:p>
      <text:p text:style-name="P4">
As recalled at the SAP, on September 8, 2022, the Supreme Anti -Corruption Court satisfied the defense party and closed the mentioned case on the basis of paragraph 10 of Part 10 of Article 284 of the Criminal Procedure Code of Ukraine as such, where the report of suspicion had a period of pre -trial investigation.</text:p>
      <text:p text:style-name="P4">
The prosecutor disagreed with the said court decision and appealed him in the judicial instance.</text:p>
      <text:p text:style-name="P4">
By its decision, the Wax Court of Appeal granted the complaint of the prosecutor and the decision of the panel of judges of first instance.</text:p>
      <text:p text:style-name="P4">
<text:span text:style-name="T4">
 Read also: </text:span>
 <text:a xlink:type="simple" xlink:href="https://www.ukrinform.ua/rubric-society/3710545-vaks-vidmovivsa-zadovolniti-skargu-zahistu-knazeva-na-jogo-zatrimanna.html" text:style-name="Internet_20_link" text:visited-style-name="Visited_20_Internet_20_Link">
<text:span text:style-name="T4">
 WAKS </text:span>
</text:a>
It was reported that the pre-trial investigation found that a group of employees of the Center for Production of Production of Ukrzaliznytsia, with the involvement of controlled enterprises-intermediary enterprises, organized the procedures of open trading procedures for the procurement of arrowways, spare parts to them and the set of disposal.</text:p>
      <text:p text:style-name="P4">
The attackers were conspiracy with the People's Deputy.</text:p>
      <text:p text:style-name="P4">
The implementation of the criminal scheme led to overpayment by the enterprise during 2015-2017 more than 93 million hryvnias for the supply of goods.</text:p>
      <text:p text:style-name="P4">
News Source: <text:a xlink:type="simple" xlink:href="https://www.ukrinform.ua/rubric-society/3711088-vaks-skasuvav-zakritta-spravi-pro-rozkradanna-v-ukrzaliznici.html" text:style-name="Internet_20_link" text:visited-style-name="Visited_20_Internet_20_Link">
https://www.ukrinform.ua/rubric-society/3711088-vaks-skasuvav-zakritta-spravi-pro-rozkradanna-v-ukrzaliznici.html</text:a>
</text:p>
      <!--NEWS-->
      <text:h text:style-name="P10" text:outline-level="1">
<text:span text:style-name="T4">
Ukraine will prepare a dossier for introduction of Easter eggs and Reshetilov embroidery in the UNESCO list</text:span>
</text:h>
      <text:p text:style-name="P4">
Authors: Ukrinform (Person)</text:p>
      <text:p text:style-name="P4">
Publisher: Укринформ (Organization)</text:p>
      <text:p text:style-name="P4">
Published Time: 2023-05-18T19:54:00+03:00</text:p>
      <text:p text:style-name="P4">
Modified Time: 2023-05-18T19:54:00+03:00</text:p>
      <text:p text:style-name="P4">
Description: The MKIP prepares a dossier for the UNESCO Ukrainian Pysanka, Reshetilov embroidery and Chernihiv cultural landscape. - Ukrinform.</text:p>
      <text:p text:style-name="P4">
Images: ["<text:a xlink:type="simple" xlink:href="https://static.ukrinform.com/photos/2023_05/thumb_files/630_360_1684428851-997.jpg" text:style-name="Internet_20_link" text:visited-style-name="Visited_20_Internet_20_Link">
630_360_16844...</text:a>
"]</text:p>
      <text:p text:style-name="P4">
Tags: ['Культурна спадщина', 'Ткаченко', 'ЮНЕСКО', 'Єдині новини']</text:p>
      <text:p text:style-name="P4">
Type: Article</text:p>
      <!--METADATA-->
      <text:p text:style-name="P4">
<draw:frame draw:style-name="fr1" draw:name="Image224" text:anchor-type="as-char" svg:width="6.9236in" svg:height="3.956343in" draw:z-index="0">
<draw:image xlink:href="../Images/yкринформ/2023-05-18T19-54-00-03-00/630_360_1684428851-997.jpg" xlink:type="simple" xlink:show="embed" xlink:actuate="onLoad" draw:mime-type="image/jpeg"/>
</draw:frame>
Mkipprazes the dossier for the introduction of UNESCO -Ukrainian Pysanka, the Reshetilov embroidery and cultural landscape in the world heritage.</text:p>
      <text:p text:style-name="P4">
The Minister of Culture and Information Policy Oleksandr Tkachenko informed the broadcasting of the Teleterna "Unified News", Ukrinform correspondent reports.</text:p>
      <text:p text:style-name="P4">
“We are in the queue to prepare for the consideration of several files. Among them are Easter eggs, embroidery, actually Reshetilovskaya(white on white). Робота над цим триває, таксамо як і над додатковими досьє щодо міст - ідеться про <text:a xlink:type="simple" xlink:href="https://www.ukrinform.ua/tag-kultura" text:style-name="Internet_20_link" text:visited-style-name="Visited_20_Internet_20_Link">
</text:a>
Landscape of Ancient Chernihiv, ”Tkachenko said.</text:p>
      <text:p text:style-name="P4">
According to him, UNESCO is aware of all requests from Ukraine.</text:p>
      <text:p text:style-name="P4">
"I think that, given the item" threatened "objects, it will be necessary to move faster both about embroidery and Easter eggs and other object -a -trial cultural heritage," the minister emphasized.</text:p>
      <text:p text:style-name="P4">
<text:span text:style-name="T4">
 Read also: </text:span>
 <text:a xlink:type="simple" xlink:href="https://www.ukrinform.ua/rubric-regions/3711069-u-lvovi-voseni-vidkrietsa-ofis-unesko.html" text:style-name="Internet_20_link" text:visited-style-name="Visited_20_Internet_20_Link">
<text:span text:style-name="T4">
 UNESCO </text:span>
</text:a>
As reported <text:a xlink:type="simple" xlink:href="https://www.ukrinform.ua/rubric-culture/3659188-istoricnij-centr-odesi-vnesli-do-spisku-unesko.html" text:style-name="Internet_20_link" text:visited-style-name="Visited_20_Internet_20_Link">
</text:a>
, in January 2023, the historical center of the city's port of Odesa was included in the UNESCO World Heritage List.</text:p>
      <text:p text:style-name="P4">
News Source: <text:a xlink:type="simple" xlink:href="https://www.ukrinform.ua/rubric-culture/3711090-ukraina-gotuvatime-dose-dla-vnesenna-pisanki-ta-resetilivskoi-visivki-do-spisku-unesko.html" text:style-name="Internet_20_link" text:visited-style-name="Visited_20_Internet_20_Link">
https://www.ukrinform.ua/rubric-culture/3711090-ukraina-gotuvatime-dose-dla-vnesenna-pisanki-ta-resetilivskoi-visivki-do-spisku-unesko.html</text:a>
</text:p>
      <!--NEWS-->
      <text:h text:style-name="P10" text:outline-level="1">
<text:span text:style-name="T4">
The enemy hit Nikopol from heavy artillery - a dozen shells flew</text:span>
</text:h>
      <text:p text:style-name="P4">
Authors: Ukrinform (Person)</text:p>
      <text:p text:style-name="P4">
Publisher: Укринформ (Organization)</text:p>
      <text:p text:style-name="P4">
Published Time: 2023-05-18T20:01:00+03:00</text:p>
      <text:p text:style-name="P4">
Modified Time: 2023-05-18T20:01:00+03:00</text:p>
      <text:p text:style-name="P4">
Description: In the afternoon, the army of the Russian Federation hit Nikopol from heavy artillery. - Ukrinform.</text:p>
      <text:p text:style-name="P4">
Images: ["<text:a xlink:type="simple" xlink:href="https://static.ukrinform.com/photos/2023_05/thumb_files/630_360_1684429412-928.jpg" text:style-name="Internet_20_link" text:visited-style-name="Visited_20_Internet_20_Link">
630_360_16844...</text:a>
"]</text:p>
      <text:p text:style-name="P4">
Tags: ['Нікополь', 'Обстріл', 'Війна з Росією']</text:p>
      <text:p text:style-name="P4">
Type: Article</text:p>
      <!--METADATA-->
      <text:p text:style-name="P4">
<draw:frame draw:style-name="fr1" draw:name="Image225" text:anchor-type="as-char" svg:width="6.9236in" svg:height="3.956343in" draw:z-index="0">
<draw:image xlink:href="../Images/yкринформ/2023-05-18T20-01-00-03-00/630_360_1684429412-928.jpg" xlink:type="simple" xlink:show="embed" xlink:actuate="onLoad" draw:mime-type="image/jpeg"/>
</draw:frame>
On the daytimearmia of the Russian Federation hit Nikopol from heavy artillery.</text:p>
      <text:p text:style-name="P4">
About it in <text:a xlink:type="simple" xlink:href="https://t.me/dnipropetrovskaODA/4702" text:style-name="Internet_20_link" text:visited-style-name="Visited_20_Internet_20_Link">
</text:a>
Informs the Chief -Propetrovsk Ova Sergei Lisak, Ukrinform reports.</text:p>
      <text:p text:style-name="P4">
"There were a dozen shells flew to the city. People were not injured. Unfortunately, the eruption," he wrote.</text:p>
      <text:p text:style-name="P4">
4 private homes are damaged. One outbuilding is destroyed, 3 more - stepped. 3 power lines are beaten.</text:p>
      <text:p text:style-name="P4">
<text:span text:style-name="T4">
 Read also: </text:span>
 <text:a xlink:type="simple" xlink:href="https://www.ukrinform.ua/rubric-regions/3711061-raketnij-udar-po-harkivsini-u-cirkunah-zrujnovani-dva-budinki-desatki-poskodzeni.html" text:style-name="Internet_20_link" text:visited-style-name="Visited_20_Internet_20_Link">
</text:a>
Earlier it was reported that the army of the Russian Federation <text:a xlink:type="simple" xlink:href="https://www.ukrinform.ua/tag-obstril" text:style-name="Internet_20_link" text:visited-style-name="Visited_20_Internet_20_Link">
</text:a>
Nikopol region from the temporarily occupied territory of Zaporizhzhya region.</text:p>
      <text:p text:style-name="P4">
<text:span text:style-name="T5">
Foto: Sergey Lisak / Dnipropetrovsk Regional State Administration(This)</text:span>
</text:p>
      <text:p text:style-name="P4">
News Source: <text:a xlink:type="simple" xlink:href="https://www.ukrinform.ua/rubric-ato/3711095-rosiani-vdarili-po-nikopolu-z-vazkoi-artilerii-priletilo-z-desatok-snaradiv.html" text:style-name="Internet_20_link" text:visited-style-name="Visited_20_Internet_20_Link">
https://www.ukrinform.ua/rubric-ato/3711095-rosiani-vdarili-po-nikopolu-z-vazkoi-artilerii-priletilo-z-desatok-snaradiv.html</text:a>
</text:p>
      <!--NEWS-->
      <text:h text:style-name="P10" text:outline-level="1">
<text:span text:style-name="T4">
In the Kyiv region with the assistance of United 24 began to restore damaged high -rise buildings</text:span>
</text:h>
      <text:p text:style-name="P4">
Authors: Ukrinform (Person)</text:p>
      <text:p text:style-name="P4">
Publisher: Укринформ (Organization)</text:p>
      <text:p text:style-name="P4">
Published Time: 2023-05-18T20:02:00+03:00</text:p>
      <text:p text:style-name="P4">
Modified Time: 2023-05-18T20:02:00+03:00</text:p>
      <text:p text:style-name="P4">
Description: Dmitry and Gostomel communities begin work to restore damaged multi -storey buildings with the assistance of United 24. - Ukrinform.</text:p>
      <text:p text:style-name="P4">
Images: ["<text:a xlink:type="simple" xlink:href="https://static.ukrinform.com/photos/2023_05/thumb_files/630_360_1684428130-7179.jpeg" text:style-name="Internet_20_link" text:visited-style-name="Visited_20_Internet_20_Link">
630_360_16844...</text:a>
", "<text:a xlink:type="simple" xlink:href="https://static.ukrinform.com/photos/2023_05/thumb_files/630_360_1684428128-9119.jpeg" text:style-name="Internet_20_link" text:visited-style-name="Visited_20_Internet_20_Link">
630_360_16844...</text:a>
", "<text:a xlink:type="simple" xlink:href="https://static.ukrinform.com/photos/2023_05/thumb_files/630_360_1684428127-2581.jpeg" text:style-name="Internet_20_link" text:visited-style-name="Visited_20_Internet_20_Link">
630_360_16844...</text:a>
", "<text:a xlink:type="simple" xlink:href="https://static.ukrinform.com/photos/2023_05/thumb_files/630_360_1684428128-3625.jpeg" text:style-name="Internet_20_link" text:visited-style-name="Visited_20_Internet_20_Link">
630_360_16844...</text:a>
", "<text:a xlink:type="simple" xlink:href="https://static.ukrinform.com/photos/2023_05/thumb_files/630_360_1684428128-9639.jpeg" text:style-name="Internet_20_link" text:visited-style-name="Visited_20_Internet_20_Link">
630_360_16844...</text:a>
", "<text:a xlink:type="simple" xlink:href="https://static.ukrinform.com/photos/2023_05/thumb_files/630_360_1684428128-2601.jpeg" text:style-name="Internet_20_link" text:visited-style-name="Visited_20_Internet_20_Link">
630_360_16844...</text:a>
", "<text:a xlink:type="simple" xlink:href="https://static.ukrinform.com/photos/2023_05/thumb_files/630_360_1684428128-7749.jpeg" text:style-name="Internet_20_link" text:visited-style-name="Visited_20_Internet_20_Link">
630_360_16844...</text:a>
", "<text:a xlink:type="simple" xlink:href="https://static.ukrinform.com/photos/2023_05/thumb_files/630_360_1684428130-2490.jpeg" text:style-name="Internet_20_link" text:visited-style-name="Visited_20_Internet_20_Link">
630_360_16844...</text:a>
", "<text:a xlink:type="simple" xlink:href="https://static.ukrinform.com/photos/2023_05/thumb_files/630_360_1684428130-4748.jpeg" text:style-name="Internet_20_link" text:visited-style-name="Visited_20_Internet_20_Link">
630_360_16844...</text:a>
", "<text:a xlink:type="simple" xlink:href="https://static.ukrinform.com/photos/2023_05/thumb_files/630_360_1684428130-3790.jpeg" text:style-name="Internet_20_link" text:visited-style-name="Visited_20_Internet_20_Link">
630_360_16844...</text:a>
", "<text:a xlink:type="simple" xlink:href="https://static.ukrinform.com/photos/2023_05/thumb_files/630_360_1684428130-6983.jpeg" text:style-name="Internet_20_link" text:visited-style-name="Visited_20_Internet_20_Link">
630_360_16844...</text:a>
", "<text:a xlink:type="simple" xlink:href="https://static.ukrinform.com/photos/2023_05/thumb_files/630_360_1684428131-5825.jpeg" text:style-name="Internet_20_link" text:visited-style-name="Visited_20_Internet_20_Link">
630_360_16844...</text:a>
", "<text:a xlink:type="simple" xlink:href="https://static.ukrinform.com/photos/2023_05/thumb_files/630_360_1684428132-4522.jpeg" text:style-name="Internet_20_link" text:visited-style-name="Visited_20_Internet_20_Link">
630_360_16844...</text:a>
"]</text:p>
      <text:p text:style-name="P4">
Tags: ['Будинок', 'Київщина', 'Відбудова', 'United 24']</text:p>
      <text:p text:style-name="P4">
Type: Article</text:p>
      <!--METADATA-->
      <text:p text:style-name="P4">
<draw:frame draw:style-name="fr1" draw:name="Image226" text:anchor-type="as-char" svg:width="6.9236in" svg:height="3.956343in" draw:z-index="0">
<draw:image xlink:href="../Images/yкринформ/2023-05-18T20-02-00-03-00/630_360_1684428130-7179.jpeg" xlink:type="simple" xlink:show="embed" xlink:actuate="onLoad" draw:mime-type="image/jpeg"/>
</draw:frame>
Udmitrov and Gostomel communities begin work on the restoration of high -rise buildings with the assistance of United 24.</text:p>
      <text:p text:style-name="P4">
This was reported by Ukrinform correspondent.</text:p>
      <text:p text:style-name="P4">
On May 18, the village of Mila Dmitrovsky Territorial Community took place an event of the launch of work on the restoration of damaged multi -storey buildings. Restoration work with the assistance of the United 24 platform begins in three -naked points <text:a xlink:type="simple" xlink:href="https://www.ukrinform.ua/tag-kiivsina" text:style-name="Internet_20_link" text:visited-style-name="Visited_20_Internet_20_Link">
</text:a>
: Gostomel village; Buzova and Dmitry Soaps.In total, under this program in the Kyiv region it is planned to restore 18 damages: 7 - in Irpen, 4 - in Borodyanka, 3 - in Gostomel village, 3 - the University of Buzova and 1 - in the village of Mila.</text:p>
      <text:p text:style-name="P4">
The work should end before the start of the heating season.</text:p>
      <text:p text:style-name="P4">
The event was attended by the head of the Kyiv Regional Military Administration Ruslan Kravchenko, representatives of the Ministry of Community Development, Tainfrastructure, UN Development Program, local authorities and subordination organizations.</text:p>
      <text:p text:style-name="P4">
“We have launched the United 24 Program in the Kiev region today. The Kyiv regional military administration as an executive and controlling body of superprocesses performs the task of the President of Ukraine, ” - said Kokravchenko.</text:p>
      <text:p text:style-name="P4">
For all objects, the technical supervision is carried out by the UN and the Kyiv regional administration.</text:p>
      <text:p text:style-name="P4">
In addition, each object will be installed cameras that will online recover the recovery process.</text:p>
      <text:p text:style-name="P4">
“United 24 is a fund that can transfer funds to any organization, any needs of the whole country. The funds that are currently laid on the restoration of these18 homes are the donuts that people have recalculated. We have great responsibility, because it is the personal funds of the residents of the world, the funds of large tassent business and so on. All these are the money of those who want to help Ukraine to look, ”said Natalia Kozlovskaya, Deputy Minister of Community Development of Communities, Territories of Tainfrastructure.</text:p>
      <text:p text:style-name="P4">
<text:span text:style-name="T4">
 Read also: </text:span>
 <text:a xlink:type="simple" xlink:href="https://www.ukrinform.ua/rubric-vidbudova/3710635-vidbudova-ukraini-moze-zaversitisa-do-lita-2026-roku-volker.html" text:style-name="Internet_20_link" text:visited-style-name="Visited_20_Internet_20_Link">
<text:span text:style-name="T4">
 Reconstruction </text:span>
</text:a>
As reported by Ukrinform, President of Ukraine Volodymyr Zelenskyy initiated the creation of the global project United24, who seeks to unite people from all over their desire to help our country.</text:p>
      <text:p text:style-name="P4">
United24 is the eponymous platform for funding for support of Ukraine. The chief is to increase the volume of donations in favor of our country, to ensure the efficiency and transparency of their distribution.</text:p>
      <text:p text:style-name="P4">
News Source: <text:a xlink:type="simple" xlink:href="https://www.ukrinform.ua/rubric-vidbudova/3711092-na-kiivsini-za-sprianna-united-24-pocali-vidnovluvati-poskodzeni-bagatopoverhivki.html" text:style-name="Internet_20_link" text:visited-style-name="Visited_20_Internet_20_Link">
https://www.ukrinform.ua/rubric-vidbudova/3711092-na-kiivsini-za-sprianna-united-24-pocali-vidnovluvati-poskodzeni-bagatopoverhivki.html</text:a>
</text:p>
      <!--NEWS-->
      <text:h text:style-name="P10" text:outline-level="1">
<text:span text:style-name="T4">
In Kiev there will be a metro "Square of Ukrainian Heroes" and Churchill Street - renamed 26 objects</text:span>
</text:h>
      <text:p text:style-name="P4">
Authors: Ukrinform (Person)</text:p>
      <text:p text:style-name="P4">
Publisher: Укринформ (Organization)</text:p>
      <text:p text:style-name="P4">
Published Time: 2023-05-18T20:08:21+03:00</text:p>
      <text:p text:style-name="P4">
Modified Time: 2023-05-18T20:08:21+03:00</text:p>
      <text:p text:style-name="P4">
Description: The Kyiv City Council renamed 26 city facilities, in particular, metro stations, streets and lanes. - Ukrinform.</text:p>
      <text:p text:style-name="P4">
Images: ["<text:a xlink:type="simple" xlink:href="https://static.ukrinform.com/photos/2016_01/thumb_files/630_360_1452762462-7051-metro-drujbyi-narodov.jpg" text:style-name="Internet_20_link" text:visited-style-name="Visited_20_Internet_20_Link">
630_360_14527...</text:a>
"]</text:p>
      <text:p text:style-name="P4">
Tags: ['Метро', 'Київ', 'Перейменування']</text:p>
      <text:p text:style-name="P4">
Type: Article</text:p>
      <!--METADATA-->
      <text:p text:style-name="P4">
<draw:frame draw:style-name="fr1" draw:name="Image227" text:anchor-type="as-char" svg:width="6.9236in" svg:height="3.956343in" draw:z-index="0">
<draw:image xlink:href="../Images/yкринформ/2023-05-18T20-08-21-03-00/630_360_1452762462-7051-metro-drujbyi-narodov.jpg" xlink:type="simple" xlink:show="embed" xlink:actuate="onLoad" draw:mime-type="image/jpeg"/>
</draw:frame>
The Kyiv City Council renamed 26 city facilities, in particular, stations of Metro, streets and lanes.</text:p>
      <text:p text:style-name="P4">
This was informed by Kyiv Mayor Vitaliy Klitschko in <text:a xlink:type="simple" xlink:href="http://t.me/vitaliy_klitschko/1968" text:style-name="Internet_20_link" text:visited-style-name="Visited_20_Internet_20_Link">
</text:a>
, reports Ukrinform.</text:p>
      <text:p text:style-name="P4">
“The Kyiv City Council today has 26 city sites. In particular, the station "Friendship of Peoples" was renamed to the station "Zvirinetsk", the station "Leo Tolstoy" to "Square of Ukrainian Heroes", the project station "Prospect of Pravda" to the Warsaw Station, - he wrote.</text:p>
      <text:p text:style-name="P4">
Klitschko also noted that a number of streets and lanes were renamed in different artions of the capital.</text:p>
      <text:p text:style-name="P4">
"In total, 314 city sites have already received new names in the capital," - summed up.</text:p>
      <text:p text:style-name="P4">
The mayor reminded that the process of derusification in Kiev is ongoing.</text:p>
      <text:p text:style-name="P4">
As reports <text:a xlink:type="simple" xlink:href="https://kmr.gov.ua/uk/content/u-stolyci-pereymenuvaly-shche-26-miskyh-obyektiv-nazvy-yakyh-povyazani-z-rosiyeyu-ta-yiyi" text:style-name="Internet_20_link" text:visited-style-name="Visited_20_Internet_20_Link">
</text:a>
Kyiv City Councils, deputies supported the decision to rename objects whose names are related to Russia and its satellites:</text:p>
      <text:p text:style-name="P4">
Holosiivskyi district:</text:p>
      <ul>
        <li>
General Matikin Street-Koncha-Zaspinskaya Street; * Yuri Smolich Street - Dokia Humenna Street; * Rzhevsky lane - Stanislav Lem lane; * Volodyina Dubinina Street - Ray Bradbury Street; * Levitan lane - Nikolai Burachek lane; * Proletarskaya Street - Natalia Lototskaya Street; * Natalia Lototskaya Proletarian lane lane; * Maria Borovychenko Street is Vira Gedroits Street.</li>
      </ul>
      <text:p text:style-name="P4">
Svyatoshinsky district:</text:p>
      <ul>
        <li>
Kulibin lane - Antonina Smerek lane; * Richard Zorge Street - Vasyl Yeroshenko Street; * Chervonozavodsky lane - Anatoly Basilevich lane.</li>
      </ul>
      <text:p text:style-name="P4">
Dniprovsky District:</text:p>
      <ul>
        <li>
Academician Butler Street - Robert Lisovsky Street; * Stanukovych Street is Little Lyubov Street.</li>
      </ul>
      <text:p text:style-name="P4">
Desnyanskiy District:</text:p>
      <ul>
        <li>
Chervonotska Street - Winston Churchill Street; * Nekrasov Street - Zinaida Tulub Street; * Matrosova Street - Opanas Zalivakha Street.</li>
      </ul>
      <text:p text:style-name="P4">
Shevchenkivskyi District:</text:p>
      <ul>
        <li>
Orlovsky lane - George Orwell lane.</li>
      </ul>
      <text:p text:style-name="P4">
Darnytskyi district:</text:p>
      <ul>
        <li>
Chkalova Street - Sergey Svitoslavsky Street; * Lermontov lane of the 5th-Dmitry Tsvitkovsky lane; * Volga-Don Lane-Nadiya Svitlichna lane; * Suvorov lane - Nina lane.</li>
      </ul>
      <text:p text:style-name="P4">
Solomenskyi District:</text:p>
      <ul>
        <li>
Alexander Pirogovsky Street - Grigory Kochura Street.</li>
      </ul>
      <text:p text:style-name="P4">
Pechersk District:</text:p>
      <ul>
        <li>
Petrovskaya Alley - Alley of Magdeburg Law.As reported by Ukrinform, one of the streets near Babi Yar in <text:a xlink:type="simple" xlink:href="https://www.ukrinform.ua/tag-kiiv" text:style-name="Internet_20_link" text:visited-style-name="Visited_20_Internet_20_Link">
</text:a>
They plan to name in honor of Ukrainian rulers of the peoples of the world, who rescued Jews during World War II.</li>
      </ul>
      <text:p text:style-name="P4">
News Source: <text:a xlink:type="simple" xlink:href="https://www.ukrinform.ua/rubric-kyiv/3711099-u-kievi-bude-metro-plosa-ukrainskih-geroiv-i-vulica-cercilla-perejmenuvali-26-obektiv.html" text:style-name="Internet_20_link" text:visited-style-name="Visited_20_Internet_20_Link">
https://www.ukrinform.ua/rubric-kyiv/3711099-u-kievi-bude-metro-plosa-ukrainskih-geroiv-i-vulica-cercilla-perejmenuvali-26-obektiv.html</text:a>
</text:p>
      <!--NEWS-->
      <text:h text:style-name="P10" text:outline-level="1">
<text:span text:style-name="T4">
Russians flood fields on the occupied part of Zaporozhye</text:span>
</text:h>
      <text:p text:style-name="P4">
Authors: Ukrinform (Person)</text:p>
      <text:p text:style-name="P4">
Publisher: Укринформ (Organization)</text:p>
      <text:p text:style-name="P4">
Published Time: 2023-05-18T20:16:00+03:00</text:p>
      <text:p text:style-name="P4">
Modified Time: 2023-05-18T20:16:00+03:00</text:p>
      <text:p text:style-name="P4">
Description: In the occupied part of the Zaporizhzhya region, the invaders flood the fields. - Ukrinform.</text:p>
      <text:p text:style-name="P4">
Images: ["<text:a xlink:type="simple" xlink:href="https://static.ukrinform.com/photos/2020_07/thumb_files/630_360_1593674117-767.jpg" text:style-name="Internet_20_link" text:visited-style-name="Visited_20_Internet_20_Link">
630_360_15936...</text:a>
"]</text:p>
      <text:p text:style-name="P4">
Tags: ['Оборона', 'Окупація', 'Запоріжжя', 'Війна з Росією']</text:p>
      <text:p text:style-name="P4">
Type: Article</text:p>
      <!--METADATA-->
      <text:p text:style-name="P4">
<draw:frame draw:style-name="fr1" draw:name="Image228" text:anchor-type="as-char" svg:width="6.9236in" svg:height="3.956343in" draw:z-index="0">
<draw:image xlink:href="../Images/yкринформ/2023-05-18T20-16-00-03-00/630_360_1593674117-767.jpg" xlink:type="simple" xlink:show="embed" xlink:actuate="onLoad" draw:mime-type="image/jpeg"/>
</draw:frame>
The invaders of the Zaporizhzhya region flood the fields.</text:p>
      <text:p text:style-name="P4">
About it on the air of the national telephone "<text:a xlink:type="simple" xlink:href="https://t.me/ivan_fedorov_melitopol/2028" text:style-name="Internet_20_link" text:visited-style-name="Visited_20_Internet_20_Link">
</text:a>
"The mayor of Melitopolya Fedorov said, Ukrinform reports.</text:p>
      <text:p text:style-name="P4">
“We see a tendency that <text:a xlink:type="simple" xlink:href="https://www.ukrinform.ua/tag-rosijski-vijskovi" text:style-name="Internet_20_link" text:visited-style-name="Visited_20_Internet_20_Link">
</text:a>
floods the fields. In the occupied part of the Zaporizhzhya region, there is a large system of systemicity, now on these channels the enemy deliberately raises the water level of water, thus, he seems to build defense structures for himself, "he said.</text:p>
      <text:p text:style-name="P4">
Some fields, according to Fedorov, are replaced. Flonting and mining does not make agricultural work in the occupied territories.</text:p>
      <text:p text:style-name="P4">
<text:span text:style-name="T4">
 Read also: </text:span>
 <text:a xlink:type="simple" xlink:href="https://www.ukrinform.ua/rubric-regions/3710747-u-gulajpoli-na-zaporizzi-vnaslidok-obstriliv-zaginula-zinka.html" text:style-name="Internet_20_link" text:visited-style-name="Visited_20_Internet_20_Link">
<text:span text:style-name="T4">
 Zaporozhye </text:span>
</text:a>
He added that two weeks ago, the invaders flooded the fields near Mikhailivka. Narazh water stands in the fields of settlements Petrivka, Hannivka, Vymivka Tayalzavetivka.</text:p>
      <text:p text:style-name="P4">
_ Photo illustrative_</text:p>
      <text:p text:style-name="P4">
News Source: <text:a xlink:type="simple" xlink:href="https://www.ukrinform.ua/rubric-regions/3711103-rosiani-zatopluut-pola-na-okupovanij-castini-zaporizza.html" text:style-name="Internet_20_link" text:visited-style-name="Visited_20_Internet_20_Link">
https://www.ukrinform.ua/rubric-regions/3711103-rosiani-zatopluut-pola-na-okupovanij-castini-zaporizza.html</text:a>
</text:p>
      <!--NEWS-->
      <text:h text:style-name="P10" text:outline-level="1">
<text:span text:style-name="T4">
Zelensky: We don't have to mislead when Russia starts talking about peace</text:span>
</text:h>
      <text:p text:style-name="P4">
Authors: Ukrinform (Person)</text:p>
      <text:p text:style-name="P4">
Publisher: Укринформ (Organization)</text:p>
      <text:p text:style-name="P4">
Published Time: 2023-05-18T20:17:00+03:00</text:p>
      <text:p text:style-name="P4">
Modified Time: 2023-05-18T20:17:00+03:00</text:p>
      <text:p text:style-name="P4">
Description: President of Ukraine Volodymyr Zelensky warns that we should not mislead when Russia starts talking about peace, because it just takes time for new plans. - Ukrinform.</text:p>
      <text:p text:style-name="P4">
Images: ["<text:a xlink:type="simple" xlink:href="https://static.ukrinform.com/photos/2023_02/thumb_files/630_360_1677264924-906.jpg" text:style-name="Internet_20_link" text:visited-style-name="Visited_20_Internet_20_Link">
630_360_16772...</text:a>
"]</text:p>
      <text:p text:style-name="P4">
Tags: ['Мир', 'Переговори', 'Зеленський', 'Війна з Росією']</text:p>
      <text:p text:style-name="P4">
Type: Article</text:p>
      <!--METADATA-->
      <text:p text:style-name="P4">
<draw:frame draw:style-name="fr1" draw:name="Image229" text:anchor-type="as-char" svg:width="6.9236in" svg:height="3.956343in" draw:z-index="0">
<draw:image xlink:href="../Images/yкринформ/2023-05-18T20-17-00-03-00/630_360_1677264924-906.jpg" xlink:type="simple" xlink:show="embed" xlink:actuate="onLoad" draw:mime-type="image/jpeg"/>
</draw:frame>
Volodymyr Zelenskyy presidentials warns that we do not have to mislead when Russia starts talking about peace, because it just takes time for new plans.</text:p>
      <text:p text:style-name="P4">
According to Ukrinform, he said this in an address to the participants of the second conference Pism Strategic Ark, according to <text:a xlink:type="simple" xlink:href="https://t.me/V_Zelenskiy_official/6264" text:style-name="Internet_20_link" text:visited-style-name="Visited_20_Internet_20_Link">
</text:a>
Heads of State.</text:p>
      <text:p text:style-name="P4">
"We have no right to mislead when <text:a xlink:type="simple" xlink:href="https://www.ukrinform.ua/tag-rosia" text:style-name="Internet_20_link" text:visited-style-name="Visited_20_Internet_20_Link">
</text:a>
It will actively talk about peace, talk about diplomacy. Russia is worried about the end of bloodshed, and the end of money, resources, to make it up, "the President said.</text:p>
      <text:p text:style-name="P4">
According to him, Russia is needed not peace, but time for new missiles, a new plan, a new attack. "This is the formula of Russian politics. For centuries," he said.</text:p>
      <text:p text:style-name="P4">
According to the Zelensky, XXI century, the latter should be the latter for this Russian political, and the mechanisms for the implementation of this contain Ukrainian formular, security guarantees, so that such a similar one.</text:p>
      <text:p text:style-name="P4">
"So that it did not repeat on May 18, 1944. The genocide of the Crimean Tatar people. Primus deportation and loss of their home for decades. All that modern Russia, calling itself by the successors and followers of the totalitarian regime, repeated in Crimea in 2014. , Umariupoli, in Kherson, "the President said.</text:p>
      <text:p text:style-name="P4">
<text:span text:style-name="T4">
 Read also: </text:span>
 <text:a xlink:type="simple" xlink:href="https://www.ukrinform.ua/rubric-crimea/3711011-zelenskij-bez-povernenna-krimu-ne-bude-spokou-v-miznarodnih-vidnosinah.html" text:style-name="Internet_20_link" text:visited-style-name="Visited_20_Internet_20_Link">
<text:span text:style-name="T4">
 Zelensky </text:span>
</text:a>
According to him, the unpunished evil is always returned, and therefore without an international robust, the prosecution will be held accountable very soon.</text:p>
      <text:p text:style-name="P4">
<text:span text:style-name="T5">
Foto: op</text:span>
</text:p>
      <text:p text:style-name="P4">
News Source: <text:a xlink:type="simple" xlink:href="https://www.ukrinform.ua/rubric-ato/3711110-zelenskij-mi-ne-maemo-potrapiti-v-omanu-koli-rosia-pocne-govoriti-pro-mir.html" text:style-name="Internet_20_link" text:visited-style-name="Visited_20_Internet_20_Link">
https://www.ukrinform.ua/rubric-ato/3711110-zelenskij-mi-ne-maemo-potrapiti-v-omanu-koli-rosia-pocne-govoriti-pro-mir.html</text:a>
</text:p>
      <!--NEWS-->
      <text:h text:style-name="P10" text:outline-level="1">
<text:span text:style-name="T4">
PFL conducted a draw for the right to play in the first league</text:span>
</text:h>
      <text:p text:style-name="P4">
Authors: Ukrinform (Person)</text:p>
      <text:p text:style-name="P4">
Publisher: Укринформ (Organization)</text:p>
      <text:p text:style-name="P4">
Published Time: 2023-05-18T20:17:36+03:00</text:p>
      <text:p text:style-name="P4">
Modified Time: 2023-05-18T20:17:36+03:00</text:p>
      <text:p text:style-name="P4">
Description: In the capital's football house there was a draw of playoff matches for the right to play in the competitions of the first league of the season-2023/24, in which the second team of the second league and the seventh team of the group "Disposal" of the first league will come together. - Ukrinform.</text:p>
      <text:p text:style-name="P4">
Images: ["<text:a xlink:type="simple" xlink:href="https://static.ukrinform.com/photos/2023_05/thumb_files/630_360_1684430210-939.jpg" text:style-name="Internet_20_link" text:visited-style-name="Visited_20_Internet_20_Link">
630_360_16844...</text:a>
"]</text:p>
      <text:p text:style-name="P4">
Tags: ['Футбол', 'Полісся']</text:p>
      <text:p text:style-name="P4">
Type: Article</text:p>
      <!--METADATA-->
      <text:p text:style-name="P4">
<draw:frame draw:style-name="fr1" draw:name="Image230" text:anchor-type="as-char" svg:width="6.9236in" svg:height="3.956343in" draw:z-index="0">
<draw:image xlink:href="../Images/yкринформ/2023-05-18T20-17-36-03-00/630_360_1684430210-939.jpg" xlink:type="simple" xlink:show="embed" xlink:actuate="onLoad" draw:mime-type="image/jpeg"/>
</draw:frame>
The Utility House of Football took place a lot of playoff matches for the right in the first league competitions of the season-2023/24, in which the second command of the League and the seventh team of the first league group will come together.</text:p>
      <text:p text:style-name="P4">
As reports <text:a xlink:type="simple" xlink:href="http://pfl.ua/news/details/13406" text:style-name="Internet_20_link" text:visited-style-name="Visited_20_Internet_20_Link">
</text:a>
Professional football(PFL), the matches will take place on June 3 and 10, the second league representative starts a reset on his own field, Ukrinform reports.</text:p>
      <text:p text:style-name="P4">
According to the regulations, if the playoff matches are completed with an equal account, then the winner after the end of the main match in response is determined by additional time(Two halves of 15 minutes). Якщо в додатковий часпереможця не виявлено, призначається серія 11-метрових ударів згідно зПравилами гри IFAB.</text:p>
      <text:p text:style-name="P4">
<text:span text:style-name="T4">
Читайте також:</text:span>
 <text:a xlink:type="simple" xlink:href="https://www.ukrinform.ua/rubric-sports/3709173-polissa-vperse-v-istorii-vijslo-v-upl.html" text:style-name="Internet_20_link" text:visited-style-name="Visited_20_Internet_20_Link">
 <text:span text:style-name="T4">
Полісся</text:span>
 </text:a>
We will remind, the leaders of the first league of Zhytomyr "Polesie" and Kiev "Obolon" had the right to perform the next season in the Premier League of Ukraine.</text:p>
      <text:p text:style-name="P4">
Photo: PFL.</text:p>
      <text:p text:style-name="P4">
News Source: <text:a xlink:type="simple" xlink:href="https://www.ukrinform.ua/rubric-sports/3711104-pfl-provela-zerebkuvanna-za-pravo-grati-u-persij-lizi.html" text:style-name="Internet_20_link" text:visited-style-name="Visited_20_Internet_20_Link">
https://www.ukrinform.ua/rubric-sports/3711104-pfl-provela-zerebkuvanna-za-pravo-grati-u-persij-lizi.html</text:a>
</text:p>
      <!--NEWS-->
      <text:h text:style-name="P10" text:outline-level="1">
<text:span text:style-name="T4">
In the case of Knyazev the court arrested a lawyer, a pledge - 80 million</text:span>
</text:h>
      <text:p text:style-name="P4">
Authors: Ukrinform (Person)</text:p>
      <text:p text:style-name="P4">
Publisher: Укринформ (Organization)</text:p>
      <text:p text:style-name="P4">
Published Time: 2023-05-18T20:19:00+03:00</text:p>
      <text:p text:style-name="P4">
Modified Time: 2023-05-18T20:19:00+03:00</text:p>
      <text:p text:style-name="P4">
Description: The Supreme Anti -Corruption Court chose a pre -trial detention measure with an alternative to a lawyer's bail, exposed with the former chairman of the Supreme Court Vsevolod Knyazev in corruption. - Ukrinform.</text:p>
      <text:p text:style-name="P4">
Images: ["<text:a xlink:type="simple" xlink:href="https://static.ukrinform.com/photos/2018_10/thumb_files/630_360_1540839872-223.jpg" text:style-name="Internet_20_link" text:visited-style-name="Visited_20_Internet_20_Link">
630_360_15408...</text:a>
"]</text:p>
      <text:p text:style-name="P4">
Tags: ['Адвокат', 'Хабар', 'Князєв', 'Антикорупційний суд', 'Застава']</text:p>
      <text:p text:style-name="P4">
Type: Article</text:p>
      <!--METADATA-->
      <text:p text:style-name="P4">
<draw:frame draw:style-name="fr1" draw:name="Image231" text:anchor-type="as-char" svg:width="6.9236in" svg:height="3.956343in" draw:z-index="0">
<draw:image xlink:href="../Images/yкринформ/2023-05-18T20-19-00-03-00/630_360_1540839872-223.jpg" xlink:type="simple" xlink:show="embed" xlink:actuate="onLoad" draw:mime-type="image/jpeg"/>
</draw:frame>
The High Anti -Corruption Court chose a measure of restraint in the form of detention with a pledge of a lawyer, exposed together with the former President of the Vsevolod Knyazev in corruption.</text:p>
      <text:p text:style-name="P4">
According to Ukrinform, the specialized anti -corruption prosecutor's office reported in <text:a xlink:type="simple" xlink:href="https://t.me/sap_gov_ua/1403" text:style-name="Internet_20_link" text:visited-style-name="Visited_20_Internet_20_Link">
</text:a>
.</text:p>
      <text:p text:style-name="P4">
The pledge provided by a court decision is UAH 80 million. The restraint will be valid for 60 days - on July 13 this year.</text:p>
      <text:p text:style-name="P4">
In the case of pledge on a lawyer, it will be obliged to arrive with the right requirement for a detective, prosecutor or court to inform them of changing their place of residence and work.</text:p>
      <text:p text:style-name="P4">
<text:span text:style-name="T4">
 Read also: </text:span>
 <text:a xlink:type="simple" xlink:href="https://www.ukrinform.ua/rubric-society/3710957-pid-cas-obsukiv-ne-vdalosa-znajti-blizko-miljona-dolariv-iz-habara-knazevu-prokuror.html" text:style-name="Internet_20_link" text:visited-style-name="Visited_20_Internet_20_Link">
<text:span text:style-name="T4">
 Knyazev </text:span>
</text:a>
The person will be obliged to wear an electronic control and maintain communication with other suspects in the case and witnesses. It must build a passport for storage in the territorial unit of the State Migration Service(Passports)for traveling abroad and other documents that give legal departure/entry into Ukraine.</text:p>
      <text:p text:style-name="P4">
To leave from Kiev without the permission of a detective, prosecutor or <text:a xlink:type="simple" xlink:href="https://www.ukrinform.ua/tag-sud" text:style-name="Internet_20_link" text:visited-style-name="Visited_20_Internet_20_Link">
</text:a>
The lawyer will be forbidden.</text:p>
      <text:p text:style-name="P4">
<text:span text:style-name="T4">
 Read also: </text:span>
 <text:a xlink:type="simple" xlink:href="https://www.ukrinform.ua/rubric-society/3711097-vovk-v-ovecij-skuri-abo-ak-dosagti-totalnoi-neterpimosti-do-korupcii-v-suspilstvi.html" text:style-name="Internet_20_link" text:visited-style-name="Visited_20_Internet_20_Link">
<text:span text:style-name="T4">
 Sheep </text:span>
</text:a>
As reported by Ukrinform, on May 15, the National Anti -Corruption Bureau of Ukraine reported <text:a xlink:type="simple" xlink:href="https://www.ukrinform.ua/rubric-society/3709683-nabu-i-sap-vikrili-masstabnu-korupciu-u-verhovnomu-sudi.html" text:style-name="Internet_20_link" text:visited-style-name="Visited_20_Internet_20_Link">
</text:a>
In the Supreme Court of Ukraine. The law enforcement officers detained the chairman of Vsevolod Knyazev in force at that time.</text:p>
      <text:p text:style-name="P4">
To work on criminal proceedings to expose corruption in the Supreme Court <text:a xlink:type="simple" xlink:href="https://www.ukrinform.ua/rubric-society/3709899-masstabnu-korupciu-u-verhovnomu-sudi-dopomogli-viaviti-detektivi-pid-prikrittam-nabu.html" text:style-name="Internet_20_link" text:visited-style-name="Visited_20_Internet_20_Link">
</text:a>
Detectives under cover. They recorded a number of contacts of the owner of the financial group "Finance and Credit" with one of the owners of the advocacy association used to cover criminal activity.</text:p>
      <text:p text:style-name="P4">
It is established that the mentioned persons agreed to transfer the wrongful benefit of the tinting of the courts of the court for the adoption of the necessary entrepreneurial decision.</text:p>
      <text:p text:style-name="P4">
News Source: <text:a xlink:type="simple" xlink:href="https://www.ukrinform.ua/rubric-society/3711107-u-spravi-knazeva-sud-arestuvav-advokata-zastava-80-miljoniv.html" text:style-name="Internet_20_link" text:visited-style-name="Visited_20_Internet_20_Link">
https://www.ukrinform.ua/rubric-society/3711107-u-spravi-knazeva-sud-arestuvav-advokata-zastava-80-miljoniv.html</text:a>
</text:p>
      <!--NEWS-->
      <text:h text:style-name="P10" text:outline-level="1">
<text:span text:style-name="T4">
In Kropyvnytskyi, four soldiers of the Armed Forces were buried</text:span>
</text:h>
      <text:p text:style-name="P4">
Authors: Ukrinform (Person)</text:p>
      <text:p text:style-name="P4">
Publisher: Укринформ (Organization)</text:p>
      <text:p text:style-name="P4">
Published Time: 2023-05-18T20:26:34+03:00</text:p>
      <text:p text:style-name="P4">
Modified Time: 2023-05-18T20:26:34+03:00</text:p>
      <text:p text:style-name="P4">
Description: In Kropyvnytskyi, four soldiers of the Armed Forces were held on the last way. - Ukrinform.</text:p>
      <text:p text:style-name="P4">
Images: ["<text:a xlink:type="simple" xlink:href="https://static.ukrinform.com/photos/2023_05/thumb_files/630_360_1684430671-618.jpg" text:style-name="Internet_20_link" text:visited-style-name="Visited_20_Internet_20_Link">
630_360_16844...</text:a>
"]</text:p>
      <text:p text:style-name="P4">
Tags: ['Кропивницький', 'Прощання', 'Війна з Росією']</text:p>
      <text:p text:style-name="P4">
Type: Article</text:p>
      <!--METADATA-->
      <text:p text:style-name="P4">
<draw:frame draw:style-name="fr1" draw:name="Image232" text:anchor-type="as-char" svg:width="6.9236in" svg:height="3.956343in" draw:z-index="0">
<draw:image xlink:href="../Images/yкринформ/2023-05-18T20-26-34-03-00/630_360_1684430671-618.jpg" xlink:type="simple" xlink:show="embed" xlink:actuate="onLoad" draw:mime-type="image/jpeg"/>
</draw:frame>
In the last way, Kropyvnytskyi made four soldiers of the Armed Forces.</text:p>
      <text:p text:style-name="P4">
About this <text:a xlink:type="simple" xlink:href="http://kr-rada.gov.ua/news/znovu-bil-i-skorbota-za-timi-hto-ne-povernuvsya-z-boyiv-kropivnichani-proveli-u-zasviti-geroyiv-zemlyakiv-18-05-2023.html" text:style-name="Internet_20_link" text:visited-style-name="Visited_20_Internet_20_Link">
 </text:a>
City Council, Ukrinform reports.</text:p>
      <text:p text:style-name="P4">
"Senior sergeant Sergey Polishchuk, junior sergeant Volodymyr Digtyarenko Tasbtati Maxim Timganov and Roman Ganin found eternal rest on the alley of honorary burials of the Far -Term Cemetery," - the message reads.</text:p>
      <text:p text:style-name="P4">
It is noted that 45-year-old BMP commander Sergei Polishchuk died on April 23 for Bakhmut.</text:p>
      <text:p text:style-name="P4">
A member of the crew of self-propelled artillery combat vehicle 49-year-old Vladimirdigtyarenko died on June 10 last year in the Severodonetsk district of the Luhansk region.</text:p>
      <text:p text:style-name="P4">
Sagittarius of landing and assault platoon Maxim Timganov was killed in the battle of Marinka on March 30. He was 27 years old.</text:p>
      <text:p text:style-name="P4">
The same amount was fulfilled by the driver of an airmobile platoon of Roman Ganin, who waged on March 30 in Luhansk region.</text:p>
      <text:p text:style-name="P4">
The funeral service for the dead was served by Archbishop Kropyvnytsky and Golovanovsky Mark.</text:p>
      <text:p text:style-name="P4">
<text:span text:style-name="T5">
Foto: Public Kropyvnytsky</text:span>
</text:p>
      <text:p text:style-name="P4">
News Source: <text:a xlink:type="simple" xlink:href="https://www.ukrinform.ua/rubric-regions/3711108-u-kropivnickomu-pohovali-cotiroh-bijciv-zsu.html" text:style-name="Internet_20_link" text:visited-style-name="Visited_20_Internet_20_Link">
https://www.ukrinform.ua/rubric-regions/3711108-u-kropivnickomu-pohovali-cotiroh-bijciv-zsu.html</text:a>
</text:p>
      <!--NEWS-->
      <text:h text:style-name="P10" text:outline-level="1">
<text:span text:style-name="T4">
The world wheat prices fell after the continuation of the Grain Agreement - CNN</text:span>
</text:h>
      <text:p text:style-name="P4">
Authors: Ukrinform (Person)</text:p>
      <text:p text:style-name="P4">
Publisher: Укринформ (Organization)</text:p>
      <text:p text:style-name="P4">
Published Time: 2023-05-18T20:27:00+03:00</text:p>
      <text:p text:style-name="P4">
Modified Time: 2023-05-18T20:27:00+03:00</text:p>
      <text:p text:style-name="P4">
Description: World wheat prices have decreased on Thursday after the day before it was announced that the Black Sea Grain Agreement continues for the next two months. - Ukrinform.</text:p>
      <text:p text:style-name="P4">
Images: ["<text:a xlink:type="simple" xlink:href="https://static.ukrinform.com/photos/2022_05/thumb_files/630_360_1651657694-321.jpg" text:style-name="Internet_20_link" text:visited-style-name="Visited_20_Internet_20_Link">
630_360_16516...</text:a>
"]</text:p>
      <text:p text:style-name="P4">
Tags: ['Ціни', 'Економіка', 'зерновий коридор']</text:p>
      <text:p text:style-name="P4">
Type: Article</text:p>
      <!--METADATA-->
      <text:p text:style-name="P4">
<draw:frame draw:style-name="fr1" draw:name="Image233" text:anchor-type="as-char" svg:width="6.9236in" svg:height="3.956343in" draw:z-index="0">
<draw:image xlink:href="../Images/yкринформ/2023-05-18T20-27-00-03-00/630_360_1651657694-321.jpg" xlink:type="simple" xlink:show="embed" xlink:actuate="onLoad" draw:mime-type="image/jpeg"/>
</draw:frame>
The World Wheat on Thursday decreased after the day before it was announced that the Black Sea Grain Agreement continues for the next two months.</text:p>
      <text:p text:style-name="P4">
This is stated in the message <text:a xlink:type="simple" xlink:href="http://www.cnn.com/europe/live-news/russia-ukraine-war-news-05-18-23/h_801a9b06e6b8f65dbbde99fe3f63ef34" text:style-name="Internet_20_link" text:visited-style-name="Visited_20_Internet_20_Link">
</text:a>
, reports Ukrinform.</text:p>
      <text:p text:style-name="P4">
"Futures on the wheat on the Chicago Exchange fell by 2% to $ 6.12 for bushels. In general, prices fell by 23% from the beginning of the year and 57% from the moment of a historical maximum of $ 14.30 per bushel last March" , -this in the message.</text:p>
      <text:p text:style-name="P4">
According to Gro Intelligence, which is engaged in agricultural statistics, Ukraine and <text:a xlink:type="simple" xlink:href="https://www.ukrinform.ua/tag-rosia" text:style-name="Internet_20_link" text:visited-style-name="Visited_20_Internet_20_Link">
</text:a>
Almost a third of world wheat exports. They also include the touches of the world's largest exporters in barley, corn, rapeseed oil.</text:p>
      <text:p text:style-name="P4">
A few days after the invasion of Russia in 2022, global prices for wheat increased, and the Food and Agricultural Organization of the UNUMA preceded that because of the war, 47 million people may be in a state of "acute food security". Instead, the "Grain Agreement", as stated in the UN, was concluded in July last year, helped to "stabilize markets and reduce intensiveness."</text:p>
      <text:p text:style-name="P4">
<text:span text:style-name="T4">
 Read also: </text:span>
 <text:a xlink:type="simple" xlink:href="https://www.ukrinform.ua/rubric-economy/3710970-zernova-ugoda-ne-peredbacae-vikonanna-vimog-rosii-posol-bodnar.html" text:style-name="Internet_20_link" text:visited-style-name="Visited_20_Internet_20_Link">
<text:span text:style-name="T4">
 grain </text:span>
</text:a>
It was reported that the Black Sea Grain Agreement had to end on Thursday, Alevon <text:a xlink:type="simple" xlink:href="https://www.ukrinform.ua/rubric-economy/3710574-zernovu-ugodu-prodovzili-na-dva-misaci.html" text:style-name="Internet_20_link" text:visited-style-name="Visited_20_Internet_20_Link">
</text:a>
for another two months.</text:p>
      <text:p text:style-name="P4">
News Source: <text:a xlink:type="simple" xlink:href="https://www.ukrinform.ua/rubric-economy/3711081-svitovi-cini-na-psenicu-vpali-pisla-prodovzenna-zernovoi-ugodi-cnn.html" text:style-name="Internet_20_link" text:visited-style-name="Visited_20_Internet_20_Link">
https://www.ukrinform.ua/rubric-economy/3711081-svitovi-cini-na-psenicu-vpali-pisla-prodovzenna-zernovoi-ugodi-cnn.html</text:a>
</text:p>
      <!--NEWS-->
      <text:h text:style-name="P10" text:outline-level="1">
<text:span text:style-name="T4">
Norway will be handed over to Ukraine for a long range and radars to detect artillery</text:span>
</text:h>
      <text:p text:style-name="P4">
Authors: Ukrinform (Person)</text:p>
      <text:p text:style-name="P4">
Publisher: Укринформ (Organization)</text:p>
      <text:p text:style-name="P4">
Published Time: 2023-05-18T20:34:00+03:00</text:p>
      <text:p text:style-name="P4">
Modified Time: 2023-05-18T20:34:00+03:00</text:p>
      <text:p text:style-name="P4">
Description: Norway will hand over eight RSSLs for a long range and three Arthur radar. - Ukrinform.</text:p>
      <text:p text:style-name="P4">
Images: ["<text:a xlink:type="simple" xlink:href="https://static.ukrinform.com/photos/2023_05/thumb_files/630_360_1684430958-652.jpg" text:style-name="Internet_20_link" text:visited-style-name="Visited_20_Internet_20_Link">
630_360_16844...</text:a>
"]</text:p>
      <text:p text:style-name="P4">
Tags: ['Норвегія', 'Україна', 'Радар', 'РСЗВ']</text:p>
      <text:p text:style-name="P4">
Type: Article</text:p>
      <!--METADATA-->
      <text:p text:style-name="P4">
<draw:frame draw:style-name="fr1" draw:name="Image234" text:anchor-type="as-char" svg:width="6.9236in" svg:height="3.956343in" draw:z-index="0">
<draw:image xlink:href="../Images/yкринформ/2023-05-18T20-34-00-03-00/630_360_1684430958-652.jpg" xlink:type="simple" xlink:show="embed" xlink:actuate="onLoad" draw:mime-type="image/jpeg"/>
</draw:frame>
Norway will transmit to Ukraine eight RSSLs of a long range and three radars of Arthur.</text:p>
      <text:p text:style-name="P4">
This was announced by Norwegian Defense Bjorn Grame during a meeting by the Minister of Defense of the United Kingdom Ben Wallace in Northwood, reports Ukrinform with reference to <text:a xlink:type="simple" xlink:href="https://www.regjeringen.no/no/aktuelt/statement-from-bjorn-arild-gram-meeting-ben-wallace-in-northwood/id2977724/" text:style-name="Internet_20_link" text:visited-style-name="Visited_20_Internet_20_Link">
</text:a>
.</text:p>
      <text:p text:style-name="P4">
“Today we confirm the delivery of long -range artillery and radars. <text:a xlink:type="simple" xlink:href="https://www.ukrinform.ua/tag-norvegia" text:style-name="Internet_20_link" text:visited-style-name="Visited_20_Internet_20_Link">
</text:a>
Provides three radars to detect Artthur's artillery and up to eight reactive systems of the Grama -type of Gram, Gram said.</text:p>
      <text:p text:style-name="P4">
He added that the supply of these weapons to Ukraine is carried out in close cooperation with the Britain.</text:p>
      <text:p text:style-name="P4">
According to him, this demonstrates the determination of the British and Norwegian governments to support the Ukrainian people.</text:p>
      <text:p text:style-name="P4">
The minister also reported that since the summer, Norway will double the number of instructors involved in the Interflex Operation on Ukrainian Twilight Training.</text:p>
      <text:p text:style-name="P4">
<text:span text:style-name="T4">
 Read also: </text:span>
 <text:a xlink:type="simple" xlink:href="https://www.ukrinform.ua/rubric-ato/3709236-norvegia-cogoric-provede-navcanna-dla-3200-ukrainskih-vijskovih.html" text:style-name="Internet_20_link" text:visited-style-name="Visited_20_Internet_20_Link">
<text:span text:style-name="T4">
 Norway </text:span>
</text:a>
During the meeting, the ministers of the two countries agreed to continue and strengthen Ukraine's support.</text:p>
      <text:p text:style-name="P4">
As reported <text:a xlink:type="simple" xlink:href="https://www.ukrinform.ua/rubric-economy/3710892-norvegia-vidilila-se-130-miljoniv-grantiv-ebrr-dla-dopomogi-energetici-ukraini.html" text:style-name="Internet_20_link" text:visited-style-name="Visited_20_Internet_20_Link">
</text:a>
, Norway has allocated 1.5 billion Norwegian crowns(About 130 million euros)in support of the European Bank for Reconstruction and Development(EBRD)on strengthening energy security in Ukraine.</text:p>
      <text:p text:style-name="P4">
News Source: <text:a xlink:type="simple" xlink:href="https://www.ukrinform.ua/rubric-ato/3711113-norvegia-peredast-ukraini-rszv-velikoi-dalnosti-ta-radari-dla-viavlenna-artilerii.html" text:style-name="Internet_20_link" text:visited-style-name="Visited_20_Internet_20_Link">
https://www.ukrinform.ua/rubric-ato/3711113-norvegia-peredast-ukraini-rszv-velikoi-dalnosti-ta-radari-dla-viavlenna-artilerii.html</text:a>
</text:p>
      <!--NEWS-->
      <text:h text:style-name="P10" text:outline-level="1">
<text:span text:style-name="T4">
Ukraine has no right to premature weapons - Zelensky</text:span>
</text:h>
      <text:p text:style-name="P4">
Authors: Ukrinform (Person)</text:p>
      <text:p text:style-name="P4">
Publisher: Укринформ (Organization)</text:p>
      <text:p text:style-name="P4">
Published Time: 2023-05-18T20:41:00+03:00</text:p>
      <text:p text:style-name="P4">
Modified Time: 2023-05-18T20:41:00+03:00</text:p>
      <text:p text:style-name="P4">
Description: President Volodymyr Zelenskyy stressed that the battle for the future of the world is ongoing now, and Ukraine and its allies have no right to premature weapons and not fight for a final victory.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Зброя', 'Зеленський', 'Війна з Росією']</text:p>
      <text:p text:style-name="P4">
Type: Article</text:p>
      <!--METADATA-->
      <text:p text:style-name="P4">
<draw:frame draw:style-name="fr1" draw:name="Image235" text:anchor-type="as-char" svg:width="6.9236in" svg:height="3.956343in" draw:z-index="0">
<draw:image xlink:href="../Images/yкринформ/2023-05-18T20-41-00-03-00/630_360_1682063024-559.jpeg" xlink:type="simple" xlink:show="embed" xlink:actuate="onLoad" draw:mime-type="image/jpeg"/>
</draw:frame>
The Presidential Lordir Zelensky emphasized that the battle for the future of the world is currently underway, Iukraine and its allies have no right to premature weapons and not fight a pre -paceable victory.</text:p>
      <text:p text:style-name="P4">
He said in <text:a xlink:type="simple" xlink:href="https://t.me/V_Zelenskiy_official/6264" text:style-name="Internet_20_link" text:visited-style-name="Visited_20_Internet_20_Link">
</text:a>
to the participants of the second Pism Strategic Ark conference, Ukrinform reports.</text:p>
      <text:p text:style-name="P4">
"The decisive battle for the future of the world lasts 449 days ... We have no right to play. We have no right for a moment to weaken resistance, opposition, do not have the possession not to squeeze evil, lose the unity said the President.</text:p>
      <text:p text:style-name="P4">
He recalled that the date of the forum - May 18 is a landmark "day in which the history has left us many tips and lessons. Zakorog and mistakes that we have the right to repeat on the way to our global security. This is May 18, 1792, when one hundredth <text:a xlink:type="simple" xlink:href="https://www.ukrinform.ua/tag-rosijski-vijskovi" text:style-name="Internet_20_link" text:visited-style-name="Visited_20_Internet_20_Link">
</text:a>
The borders of the Commonwealth passed and invaded its land. The Russo -Polish War began, which we all remember the consequences, "Zelensky said.</text:p>
      <text:p text:style-name="P4">
According to him, today the enemy is the same, and the same purpose and price of defeat.</text:p>
      <text:p text:style-name="P4">
The President also mentioned another date - May 18 last year, when Natootod the application for the entry of two new members. He noted that the speed, this path of Finland passed, and the high prospects of Sweden give Ukrainian confidence and faith in the NATO Vilnius Summit, in the determination of the Alliance and volunteer to support their choice in favor of the values of freedom and indivisibility of security.</text:p>
      <text:p text:style-name="P4">
<text:span text:style-name="T4">
 Read also: </text:span>
 <text:a xlink:type="simple" xlink:href="https://www.ukrinform.ua/rubric-ato/3711110-zelenskij-mi-ne-maemo-potrapiti-v-omanu-koli-rosia-pocne-govoriti-pro-mir.html" text:style-name="Internet_20_link" text:visited-style-name="Visited_20_Internet_20_Link">
<text:span text:style-name="T4">
 Zelensky </text:span>
</text:a>
"It gives us confidence that in July we will see a new important stage on the path of Ukraine to NATO membership. On the way to a common and safe future.</text:p>
      <text:p text:style-name="P4">
As it was reported, on September 30, 2022, President Volodymyr Zelenskyy, Chiefial Council Ruslan Stefanchuk and Prime Minister Denis Schmigal signed Ukraine's visa for joining NATO in an accelerated order.</text:p>
      <text:p text:style-name="P4">
<text:span text:style-name="T5">
Foto: op</text:span>
</text:p>
      <text:p text:style-name="P4">
News Source: <text:a xlink:type="simple" xlink:href="https://www.ukrinform.ua/rubric-ato/3711115-mi-ne-maemo-prava-peredcasno-sklasti-zbrou-zelenskij.html" text:style-name="Internet_20_link" text:visited-style-name="Visited_20_Internet_20_Link">
https://www.ukrinform.ua/rubric-ato/3711115-mi-ne-maemo-prava-peredcasno-sklasti-zbrou-zelenskij.html</text:a>
</text:p>
      <!--NEWS-->
      <text:h text:style-name="P10" text:outline-level="1">
<text:span text:style-name="T4">
A performance was held in Lviv for the 79th anniversary of the deportation of the Crimean Tatar people</text:span>
</text:h>
      <text:p text:style-name="P4">
Authors: Ukrinform (Person)</text:p>
      <text:p text:style-name="P4">
Publisher: Укринформ (Organization)</text:p>
      <text:p text:style-name="P4">
Published Time: 2023-05-18T20:50:00+03:00</text:p>
      <text:p text:style-name="P4">
Modified Time: 2023-05-18T20:50:00+03:00</text:p>
      <text:p text:style-name="P4">
Description: The Memorial Museum of Totalitarian Regimes "The Territory of Terror", which in Lviv, conducted a performance "Power of memory", dedicated to the deportation of the Crimean Tatar people. - Ukrinform.</text:p>
      <text:p text:style-name="P4">
Images: ["<text:a xlink:type="simple" xlink:href="https://static.ukrinform.com/photos/2023_05/thumb_files/630_360_1684432645-159.jpg" text:style-name="Internet_20_link" text:visited-style-name="Visited_20_Internet_20_Link">
630_360_16844...</text:a>
", "<text:a xlink:type="simple" xlink:href="https://static.ukrinform.com/photos/2023_05/thumb_files/630_360_1684432379-3742.jpeg" text:style-name="Internet_20_link" text:visited-style-name="Visited_20_Internet_20_Link">
630_360_16844...</text:a>
", "<text:a xlink:type="simple" xlink:href="https://static.ukrinform.com/photos/2023_05/thumb_files/630_360_1684432379-4627.jpeg" text:style-name="Internet_20_link" text:visited-style-name="Visited_20_Internet_20_Link">
630_360_16844...</text:a>
", "<text:a xlink:type="simple" xlink:href="https://static.ukrinform.com/photos/2023_05/thumb_files/630_360_1684432379-5760.jpeg" text:style-name="Internet_20_link" text:visited-style-name="Visited_20_Internet_20_Link">
630_360_16844...</text:a>
", "<text:a xlink:type="simple" xlink:href="https://static.ukrinform.com/photos/2023_05/thumb_files/630_360_1684432379-4864.jpeg" text:style-name="Internet_20_link" text:visited-style-name="Visited_20_Internet_20_Link">
630_360_16844...</text:a>
", "<text:a xlink:type="simple" xlink:href="https://static.ukrinform.com/photos/2023_05/thumb_files/630_360_1684432379-2245.jpeg" text:style-name="Internet_20_link" text:visited-style-name="Visited_20_Internet_20_Link">
630_360_16844...</text:a>
", "<text:a xlink:type="simple" xlink:href="https://static.ukrinform.com/photos/2023_05/thumb_files/630_360_1684432418-2902.jpeg" text:style-name="Internet_20_link" text:visited-style-name="Visited_20_Internet_20_Link">
630_360_16844...</text:a>
", "<text:a xlink:type="simple" xlink:href="https://static.ukrinform.com/photos/2023_05/thumb_files/630_360_1684432427-6179.jpeg" text:style-name="Internet_20_link" text:visited-style-name="Visited_20_Internet_20_Link">
630_360_16844...</text:a>
", "<text:a xlink:type="simple" xlink:href="https://static.ukrinform.com/photos/2023_05/thumb_files/630_360_1684432436-8281.jpeg" text:style-name="Internet_20_link" text:visited-style-name="Visited_20_Internet_20_Link">
630_360_16844...</text:a>
", "<text:a xlink:type="simple" xlink:href="https://static.ukrinform.com/photos/2023_05/thumb_files/630_360_1684432441-2624.jpeg" text:style-name="Internet_20_link" text:visited-style-name="Visited_20_Internet_20_Link">
630_360_16844...</text:a>
"]</text:p>
      <text:p text:style-name="P4">
Tags: ['Депортація', 'Кримські татари', 'Львів', 'Перформанс']</text:p>
      <text:p text:style-name="P4">
Type: Article</text:p>
      <!--METADATA-->
      <text:p text:style-name="P4">
<draw:frame draw:style-name="fr1" draw:name="Image236" text:anchor-type="as-char" svg:width="6.9236in" svg:height="3.956343in" draw:z-index="0">
<draw:image xlink:href="../Images/yкринформ/2023-05-18T20-50-00-03-00/630_360_1684432645-159.jpg" xlink:type="simple" xlink:show="embed" xlink:actuate="onLoad" draw:mime-type="image/jpeg"/>
</draw:frame>
The Umemorial Museum of the Totalitarian Regimes "Territory of Terror", which in Lviv, conducted a performance of "Power of memory", dedicated to the deportation of the Crymal Tatar people.</text:p>
      <text:p text:style-name="P4">
About it reports <text:a xlink:type="simple" xlink:href="http://loda.gov.ua/news/65817" text:style-name="Internet_20_link" text:visited-style-name="Visited_20_Internet_20_Link">
</text:a>
, reports Ukrinform.</text:p>
      <text:p text:style-name="P4">
It is noted that within the event Ukrainian artist, painter, graphic, performer, author of many artistic projects Vlodko Kaufman posted various lost things on white -made paper on the white -made things that people use in everyday life: parts of the screen, jewelry, glasses, spoons and more.</text:p>
      <text:p text:style-name="P4">
“We need to remember our story, even if it is painful and we reflexive want to dive into unpleasant memories. The smallest details of the past, the first look, insignificant, those we forget or even reject, which is known for us by "white spots" - is an integral part of the flowing life, traveled by the coordinates in the trajectory - the organizers said.</text:p>
      <text:p text:style-name="P4">
<draw:frame draw:style-name="fr1" draw:name="Image237" text:anchor-type="as-char" svg:width="6.9236in" svg:height="3.956343in" draw:z-index="0">
<draw:image xlink:href="../Images/yкринформ/2023-05-18T20-50-00-03-00/630_360_1684432379-3742.jpeg" xlink:type="simple" xlink:show="embed" xlink:actuate="onLoad" draw:mime-type="image/jpeg"/>
</draw:frame>
Performance for the 79th anniversary of the deportation of the Crimean Tatar people / Photo: fishing <text:a xlink:type="simple" xlink:href="https://static.ukrinform.com/photos/2023_05/1684432379-3742.jpeg" text:style-name="Internet_20_link" text:visited-style-name="Visited_20_Internet_20_Link">
<draw:frame draw:style-name="fr1" draw:name="Image238" text:anchor-type="as-char" svg:width="6.9236in" svg:height="3.956343in" draw:z-index="0">
<draw:image xlink:href="../Images/yкринформ/2023-05-18T20-50-00-03-00/630_360_1684432379-3742.jpeg" xlink:type="simple" xlink:show="embed" xlink:actuate="onLoad" draw:mime-type="image/jpeg"/>
</draw:frame>
</text:a>
 <text:a xlink:type="simple" xlink:href="https://static.ukrinform.com/photos/2023_05/1684432379-4627.jpeg" text:style-name="Internet_20_link" text:visited-style-name="Visited_20_Internet_20_Link">
<draw:frame draw:style-name="fr1" draw:name="Image239" text:anchor-type="as-char" svg:width="6.9236in" svg:height="3.956343in" draw:z-index="0">
<draw:image xlink:href="../Images/yкринформ/2023-05-18T20-50-00-03-00/630_360_1684432379-4627.jpeg" xlink:type="simple" xlink:show="embed" xlink:actuate="onLoad" draw:mime-type="image/jpeg"/>
</draw:frame>
</text:a>
 <text:a xlink:type="simple" xlink:href="https://static.ukrinform.com/photos/2023_05/1684432379-5760.jpeg" text:style-name="Internet_20_link" text:visited-style-name="Visited_20_Internet_20_Link">
<draw:frame draw:style-name="fr1" draw:name="Image240" text:anchor-type="as-char" svg:width="6.9236in" svg:height="3.956343in" draw:z-index="0">
<draw:image xlink:href="../Images/yкринформ/2023-05-18T20-50-00-03-00/630_360_1684432379-5760.jpeg" xlink:type="simple" xlink:show="embed" xlink:actuate="onLoad" draw:mime-type="image/jpeg"/>
</draw:frame>
</text:a>
 <text:a xlink:type="simple" xlink:href="https://static.ukrinform.com/photos/2023_05/1684432379-4864.jpeg" text:style-name="Internet_20_link" text:visited-style-name="Visited_20_Internet_20_Link">
<draw:frame draw:style-name="fr1" draw:name="Image241" text:anchor-type="as-char" svg:width="6.9236in" svg:height="3.956343in" draw:z-index="0">
<draw:image xlink:href="../Images/yкринформ/2023-05-18T20-50-00-03-00/630_360_1684432379-4864.jpeg" xlink:type="simple" xlink:show="embed" xlink:actuate="onLoad" draw:mime-type="image/jpeg"/>
</draw:frame>
</text:a>
 <text:a xlink:type="simple" xlink:href="https://static.ukrinform.com/photos/2023_05/1684432379-2245.jpeg" text:style-name="Internet_20_link" text:visited-style-name="Visited_20_Internet_20_Link">
<draw:frame draw:style-name="fr1" draw:name="Image242" text:anchor-type="as-char" svg:width="6.9236in" svg:height="3.956343in" draw:z-index="0">
<draw:image xlink:href="../Images/yкринформ/2023-05-18T20-50-00-03-00/630_360_1684432379-2245.jpeg" xlink:type="simple" xlink:show="embed" xlink:actuate="onLoad" draw:mime-type="image/jpeg"/>
</draw:frame>
</text:a>
 <text:a xlink:type="simple" xlink:href="https://static.ukrinform.com/photos/2023_05/1684432418-2902.jpeg" text:style-name="Internet_20_link" text:visited-style-name="Visited_20_Internet_20_Link">
<draw:frame draw:style-name="fr1" draw:name="Image243" text:anchor-type="as-char" svg:width="6.9236in" svg:height="3.956343in" draw:z-index="0">
<draw:image xlink:href="../Images/yкринформ/2023-05-18T20-50-00-03-00/630_360_1684432418-2902.jpeg" xlink:type="simple" xlink:show="embed" xlink:actuate="onLoad" draw:mime-type="image/jpeg"/>
</draw:frame>
</text:a>
 <text:a xlink:type="simple" xlink:href="https://static.ukrinform.com/photos/2023_05/1684432427-6179.jpeg" text:style-name="Internet_20_link" text:visited-style-name="Visited_20_Internet_20_Link">
<draw:frame draw:style-name="fr1" draw:name="Image244" text:anchor-type="as-char" svg:width="6.9236in" svg:height="3.956343in" draw:z-index="0">
<draw:image xlink:href="../Images/yкринформ/2023-05-18T20-50-00-03-00/630_360_1684432427-6179.jpeg" xlink:type="simple" xlink:show="embed" xlink:actuate="onLoad" draw:mime-type="image/jpeg"/>
</draw:frame>
</text:a>
 <text:a xlink:type="simple" xlink:href="https://static.ukrinform.com/photos/2023_05/1684432436-8281.jpeg" text:style-name="Internet_20_link" text:visited-style-name="Visited_20_Internet_20_Link">
<draw:frame draw:style-name="fr1" draw:name="Image245" text:anchor-type="as-char" svg:width="6.9236in" svg:height="3.956343in" draw:z-index="0">
<draw:image xlink:href="../Images/yкринформ/2023-05-18T20-50-00-03-00/630_360_1684432436-8281.jpeg" xlink:type="simple" xlink:show="embed" xlink:actuate="onLoad" draw:mime-type="image/jpeg"/>
</draw:frame>
</text:a>
 <text:a xlink:type="simple" xlink:href="https://static.ukrinform.com/photos/2023_05/1684432441-2624.jpeg" text:style-name="Internet_20_link" text:visited-style-name="Visited_20_Internet_20_Link">
<draw:frame draw:style-name="fr1" draw:name="Image246" text:anchor-type="as-char" svg:width="6.9236in" svg:height="3.956343in" draw:z-index="0">
<draw:image xlink:href="../Images/yкринформ/2023-05-18T20-50-00-03-00/630_360_1684432441-2624.jpeg" xlink:type="simple" xlink:show="embed" xlink:actuate="onLoad" draw:mime-type="image/jpeg"/>
</draw:frame>
</text:a>
</text:p>
      <text:p text:style-name="P4">
<text:span text:style-name="T4">
 Read also: </text:span>
 <text:a xlink:type="simple" xlink:href="https://www.ukrinform.ua/rubric-crimea/3710829-mzs-ukraini-zaklikae-svit-viznati-genocidom-deportaciu-krimskih-tatar-u-1944-roci.html" text:style-name="Internet_20_link" text:visited-style-name="Visited_20_Internet_20_Link">
<text:span text:style-name="T4">
 Tatar </text:span>
</text:a>
As it was reported today <text:a xlink:type="simple" xlink:href="https://loda.gov.ua/news/65631" text:style-name="Internet_20_link" text:visited-style-name="Visited_20_Internet_20_Link">
</text:a>
, so here they honor the memory of the victims of the genocide of the Crimean Tatar people.</text:p>
      <text:p text:style-name="P4">
News Source: <text:a xlink:type="simple" xlink:href="https://www.ukrinform.ua/rubric-regions/3711117-u-lvovi-vidbuvsa-performans-do-79i-ricnici-deportacii-krimskotatarskogo-narodu.html" text:style-name="Internet_20_link" text:visited-style-name="Visited_20_Internet_20_Link">
https://www.ukrinform.ua/rubric-regions/3711117-u-lvovi-vidbuvsa-performans-do-79i-ricnici-deportacii-krimskotatarskogo-narodu.html</text:a>
</text:p>
      <!--NEWS-->
      <text:h text:style-name="P10" text:outline-level="1">
<text:span text:style-name="T4">
Air alarm was declared all over Ukraine</text:span>
</text:h>
      <text:p text:style-name="P4">
Authors: Ukrinform (Person)</text:p>
      <text:p text:style-name="P4">
Publisher: Укринформ (Organization)</text:p>
      <text:p text:style-name="P4">
Published Time: 2023-05-18T20:55:00+03:00</text:p>
      <text:p text:style-name="P4">
Modified Time: 2023-05-18T20:55:00+03:00</text:p>
      <text:p text:style-name="P4">
Description: Large -scale air alarm is declared all over Ukraine. - Ukrinform.</text:p>
      <text:p text:style-name="P4">
Images: ["<text:a xlink:type="simple" xlink:href="https://static.ukrinform.com/photos/2022_04/thumb_files/630_360_1649971569-525.jpg" text:style-name="Internet_20_link" text:visited-style-name="Visited_20_Internet_20_Link">
630_360_16499...</text:a>
"]</text:p>
      <text:p text:style-name="P4">
Tags: ['Україна', 'Війна з Росією', 'Повітряна тривога']</text:p>
      <text:p text:style-name="P4">
Type: Article</text:p>
      <!--METADATA-->
      <text:p text:style-name="P4">
<draw:frame draw:style-name="fr1" draw:name="Image247" text:anchor-type="as-char" svg:width="6.9236in" svg:height="3.956343in" draw:z-index="0">
<draw:image xlink:href="../Images/yкринформ/2023-05-18T20-55-00-03-00/630_360_1649971569-525.jpg" xlink:type="simple" xlink:show="embed" xlink:actuate="onLoad" draw:mime-type="image/jpeg"/>
</draw:frame>
Large -scale alarm has been declared throughout Ukraine.</text:p>
      <text:p text:style-name="P4">
About it with reference to data <text:a xlink:type="simple" xlink:href="https://map.ukrainealarm.com/" text:style-name="Internet_20_link" text:visited-style-name="Visited_20_Internet_20_Link">
</text:a>
The air duty transmits Ukrinform.</text:p>
      <text:p text:style-name="P4">
As reported by Ukrinform, earlier large -scale air alarm was announced on 18th at about 4 am.</text:p>
      <text:p text:style-name="P4">
News Source: <text:a xlink:type="simple" xlink:href="https://www.ukrinform.ua/rubric-ato/3711121-po-vsij-ukraini-ogolosili-povitranu-trivogu.html" text:style-name="Internet_20_link" text:visited-style-name="Visited_20_Internet_20_Link">
https://www.ukrinform.ua/rubric-ato/3711121-po-vsij-ukraini-ogolosili-povitranu-trivogu.html</text:a>
</text:p>
      <!--NEWS-->
      <text:h text:style-name="P10" text:outline-level="1">
<text:span text:style-name="T4">
Pope Francis plans to send delegations to Ukraine and Russia to end the war</text:span>
</text:h>
      <text:p text:style-name="P4">
Authors: Ukrinform (Person)</text:p>
      <text:p text:style-name="P4">
Publisher: Укринформ (Organization)</text:p>
      <text:p text:style-name="P4">
Published Time: 2023-05-18T20:59:00+03:00</text:p>
      <text:p text:style-name="P4">
Modified Time: 2023-05-18T20:59:00+03:00</text:p>
      <text:p text:style-name="P4">
Description: Pope Francis hopes to send personal delegations to the Presidents of Ukraine and Russia to mediate the fire. - Ukrinform.</text:p>
      <text:p text:style-name="P4">
Images: ["<text:a xlink:type="simple" xlink:href="https://static.ukrinform.com/photos/2023_02/thumb_files/630_360_1677611723-183.jpg" text:style-name="Internet_20_link" text:visited-style-name="Visited_20_Internet_20_Link">
630_360_16776...</text:a>
"]</text:p>
      <text:p text:style-name="P4">
Tags: ['Папа Франциск', 'Переговори', 'Україна', 'Ватикан', 'Агресія РФ', 'Росія', 'Католицька церква']</text:p>
      <text:p text:style-name="P4">
Type: Article</text:p>
      <!--METADATA-->
      <text:p text:style-name="P4">
<draw:frame draw:style-name="fr1" draw:name="Image248" text:anchor-type="as-char" svg:width="6.9236in" svg:height="3.956343in" draw:z-index="0">
<draw:image xlink:href="../Images/yкринформ/2023-05-18T20-59-00-03-00/630_360_1677611723-183.jpg" xlink:type="simple" xlink:show="embed" xlink:actuate="onLoad" draw:mime-type="image/jpeg"/>
</draw:frame>
The Papari Francis hopes to send personal delegations to the President of Ukraine and Russia to mediate the fire.</text:p>
      <text:p text:style-name="P4">
According to Ukrinform, Orthodox Times reports with reference to <text:a xlink:type="simple" xlink:href="http://ilsismografo.blogspot.com/2023/05/vaticano-cardinale-matteo-zuppi-kyiv-e.html" text:style-name="Internet_20_link" text:visited-style-name="Visited_20_Internet_20_Link">
</text:a>
.</text:p>
      <text:p text:style-name="P4">
According to II Sismografo, Cardinal Matteo Zuppi from Bologna will go to Kiev into internships with President of Ukraine Volodymyr Zelensky, while the head of the Eastern Vatican's Eastern Churches, Archbishop Claudio Gudzherotti will depart Domoskov for a meeting with Russian President Vladimir Putin. It is noted that the presidents agreed to meet with Pope Francis' envoys.</text:p>
      <text:p text:style-name="P4">
Zuppi and Guzherotti did not provide any comments about the trips, said II Sismografo.</text:p>
      <text:p text:style-name="P4">
In 2003, Pope John Paul II made a similar attempt, sent to Washington and Baghdad in an unsuccessful attempt to prevent the War of Virak.</text:p>
      <text:p text:style-name="P4">
<text:span text:style-name="T4">
 Read also: </text:span>
 <text:a xlink:type="simple" xlink:href="https://www.ukrinform.ua/rubric-society/3708863-zelenskij-spodivaetsa-so-rozmova-z-papou-franciskom-moze-vplinuti-na-istoriu.html" text:style-name="Internet_20_link" text:visited-style-name="Visited_20_Internet_20_Link">
<text:span text:style-name="T4">
 Francis </text:span>
</text:a>
As it was reported, on May 1, the head of the Catholic Church, Pope Franciscziyskayae that the Vatican was involved in a peacekeeping mission to try to launch Russia's war against Ukraine.</text:p>
      <text:p text:style-name="P4">
May 13 President of Ukraine <text:a xlink:type="simple" xlink:href="https://www.ukrinform.ua/rubric-society/3708876-u-vatikani-rozpovili-podrobici-zustrici-zelenskogo-z-papou-franciskom.html" text:style-name="Internet_20_link" text:visited-style-name="Visited_20_Internet_20_Link">
</text:a>
With Pope Francis in the Vatican.  Photo: Getty Images</text:p>
      <text:p text:style-name="P4">
News Source: <text:a xlink:type="simple" xlink:href="https://www.ukrinform.ua/rubric-polytics/3711118-papa-francisk-planue-vidpraviti-delegacii-v-ukrainu-i-rosiu-dla-pripinenna-vijni.html" text:style-name="Internet_20_link" text:visited-style-name="Visited_20_Internet_20_Link">
https://www.ukrinform.ua/rubric-polytics/3711118-papa-francisk-planue-vidpraviti-delegacii-v-ukrainu-i-rosiu-dla-pripinenna-vijni.html</text:a>
</text:p>
      <!--NEWS-->
      <text:h text:style-name="P10" text:outline-level="1">
<text:span text:style-name="T4">
Above Mariupol fix high activity of Russian aviation</text:span>
</text:h>
      <text:p text:style-name="P4">
Authors: Ukrinform (Person)</text:p>
      <text:p text:style-name="P4">
Publisher: Укринформ (Organization)</text:p>
      <text:p text:style-name="P4">
Published Time: 2023-05-18T21:00:00+03:00</text:p>
      <text:p text:style-name="P4">
Modified Time: 2023-05-18T21:00:00+03:00</text:p>
      <text:p text:style-name="P4">
Description: Above the temporarily captured invaders of Mariupol and the area around the city capture high activity of aircraft of the Russian Federation. - Ukrinform.</text:p>
      <text:p text:style-name="P4">
Images: ["<text:a xlink:type="simple" xlink:href="https://static.ukrinform.com/photos/2023_05/thumb_files/630_360_1684432476-774.jpg" text:style-name="Internet_20_link" text:visited-style-name="Visited_20_Internet_20_Link">
630_360_16844...</text:a>
", "<text:a xlink:type="simple" xlink:href="https://static.ukrinform.com/photos/2023_05/1684432482-222.jpg" text:style-name="Internet_20_link" text:visited-style-name="Visited_20_Internet_20_Link">
1684432482-22...</text:a>
"]</text:p>
      <text:p text:style-name="P4">
Tags: ['Маріуполь', 'Російська авіація', 'Війна з Росією']</text:p>
      <text:p text:style-name="P4">
Type: Article</text:p>
      <!--METADATA-->
      <text:p text:style-name="P4">
<draw:frame draw:style-name="fr1" draw:name="Image249" text:anchor-type="as-char" svg:width="6.9236in" svg:height="3.956343in" draw:z-index="0">
<draw:image xlink:href="../Images/yкринформ/2023-05-18T21-00-00-03-00/630_360_1684432476-774.jpg" xlink:type="simple" xlink:show="embed" xlink:actuate="onLoad" draw:mime-type="image/jpeg"/>
</draw:frame>
Suffisting the invaders of Mariupol and the area around the city will fix the high activity of the Russian Federation.</text:p>
      <text:p text:style-name="P4">
As Ukrinform reports, about it in <text:a xlink:type="simple" xlink:href="https://t.me/andriyshTime/9806" text:style-name="Internet_20_link" text:visited-style-name="Visited_20_Internet_20_Link">
</text:a>
The mayor of Mariupol mayor Petro Andryushchenko and published answers.</text:p>
      <text:p text:style-name="P4">
“Unusual in appearance but high aviation activity over <text:a xlink:type="simple" xlink:href="https://www.ukrinform.ua/tag-mariupol" text:style-name="Internet_20_link" text:visited-style-name="Visited_20_Internet_20_Link">
</text:a>
and area. The main activity of the village. Yuryevka/Urzuf. From the direction of the Primorsky-Akhtarskaya and further to the bikzapore. Aircraft and in the appearance of a rocket(Bombs are managed). Над містомтакож з боку Ростова. Місце пуску - с. Бердянське/Агробаза», - написавАндрющенко.</text:p>
      <text:p text:style-name="P4">
<draw:frame draw:style-name="fr1" draw:name="Image250" text:anchor-type="as-char" svg:width="5.286145in" svg:height="10.0in" draw:z-index="0">
<draw:image xlink:href="../Images/yкринформ/2023-05-18T21-00-00-03-00/1684432482-222.jpg" xlink:type="simple" xlink:show="embed" xlink:actuate="onLoad" draw:mime-type="image/jpeg"/>
</draw:frame>
<text:span text:style-name="T4">
 Read also: </text:span>
 <text:a xlink:type="simple" xlink:href="https://www.ukrinform.ua/rubric-ato/3710986-rosiani-pocali-trenuvanna-bila-mariupola-sob-stvoriti-kartinku-do-vizitu-sojgu.html" text:style-name="Internet_20_link" text:visited-style-name="Visited_20_Internet_20_Link">
<text:span text:style-name="T4">
 Mariupol </text:span>
</text:a>
As it was reported, the invaders turn Mariupol and the surrounding settlements of the Navi-logistics hub of the Russian army.</text:p>
      <text:p text:style-name="P4">
<text:span text:style-name="T5">
Foto: Andryushchenko Time</text:span>
</text:p>
      <text:p text:style-name="P4">
News Source: <text:a xlink:type="simple" xlink:href="https://www.ukrinform.ua/rubric-ato/3711119-nad-mariupolem-fiksuut-visoku-aktivnist-rosijskoi-aviacii.html" text:style-name="Internet_20_link" text:visited-style-name="Visited_20_Internet_20_Link">
https://www.ukrinform.ua/rubric-ato/3711119-nad-mariupolem-fiksuut-visoku-aktivnist-rosijskoi-aviacii.html</text:a>
</text:p>
      <!--NEWS-->
      <text:h text:style-name="P10" text:outline-level="1">
<text:span text:style-name="T4">
NATO Secretary General requires an increase in defense costs</text:span>
</text:h>
      <text:p text:style-name="P4">
Authors: Ukrinform (Person)</text:p>
      <text:p text:style-name="P4">
Publisher: Укринформ (Organization)</text:p>
      <text:p text:style-name="P4">
Published Time: 2023-05-18T21:09:00+03:00</text:p>
      <text:p text:style-name="P4">
Modified Time: 2023-05-18T21:09:00+03:00</text:p>
      <text:p text:style-name="P4">
Description: NATO Secretary General Jens Stoltenberg called on the Alliance members to increase their defense costs as soon as possible to a minimum of two percent of the gross domestic product. - Ukrinform.</text:p>
      <text:p text:style-name="P4">
Images: ["<text:a xlink:type="simple" xlink:href="https://static.ukrinform.com/photos/2022_11/thumb_files/630_360_1668589929-696.jpg" text:style-name="Internet_20_link" text:visited-style-name="Visited_20_Internet_20_Link">
630_360_16685...</text:a>
"]</text:p>
      <text:p text:style-name="P4">
Tags: ['НАТО', 'Оборона', 'Гроші']</text:p>
      <text:p text:style-name="P4">
Type: Article</text:p>
      <!--METADATA-->
      <text:p text:style-name="P4">
<draw:frame draw:style-name="fr1" draw:name="Image251" text:anchor-type="as-char" svg:width="6.9236in" svg:height="3.956343in" draw:z-index="0">
<draw:image xlink:href="../Images/yкринформ/2023-05-18T21-09-00-03-00/630_360_1668589929-696.jpg" xlink:type="simple" xlink:show="embed" xlink:actuate="onLoad" draw:mime-type="image/jpeg"/>
</draw:frame>
NATO Secretary General Jens Stoltenberg called on the Alliance members to maximize their defense expenses to a minimum of two percent of the gross internal product.</text:p>
      <text:p text:style-name="P4">
He stated this in an interview with the German edition <text:a xlink:type="simple" xlink:href="https://www.spiegel.de/politik/ukraine-krieg-nato-generalsekretaer-jens-stoltenberg-fordert-zwei-prozent-verteidigungsausgaben-als-absolutes-minimum-a-6d6ef1b5-0aa9-47c1-b5da-0c5d4c355d85" text:style-name="Internet_20_link" text:visited-style-name="Visited_20_Internet_20_Link">
</text:a>
, reports Ukrinform.</text:p>
      <text:p text:style-name="P4">
"I expect that all allies who have not reached two percent will make it faster," Stoltenberg said.</text:p>
      <text:p text:style-name="P4">
He added that "two percent is no longer a goal in the future, but an absolute minimum that everyone should reach - not in decades, but as soon as possible."</text:p>
      <text:p text:style-name="P4">
The Alliance head also repeated that there is no doubt that Ukraine should become a member of NATO, and the organization should guarantee that Russia will be more than not on a sovereign independent Ukraine.</text:p>
      <text:p text:style-name="P4">
<text:span text:style-name="T4">
 Read also: </text:span>
 <text:a xlink:type="simple" xlink:href="https://www.ukrinform.ua/rubric-ato/3710567-stoltenberg-sprostuvav-zaavi-pro-kontrnastup-ak-ostannij-sans-dla-ukraini.html" text:style-name="Internet_20_link" text:visited-style-name="Visited_20_Internet_20_Link">
<text:span text:style-name="T4">
 Stoltenberg </text:span>
</text:a>
It should be reminded that at the 2014 summit in Wales NATO identified two percent of GDP for all Member States in financing defense. Last year, only seven NATO countries.</text:p>
      <text:p text:style-name="P4">
News Source: <text:a xlink:type="simple" xlink:href="https://www.ukrinform.ua/rubric-world/3711122-gensek-nato-vimagae-zbilsenna-vitrat-na-oboronu.html" text:style-name="Internet_20_link" text:visited-style-name="Visited_20_Internet_20_Link">
https://www.ukrinform.ua/rubric-world/3711122-gensek-nato-vimagae-zbilsenna-vitrat-na-oboronu.html</text:a>
</text:p>
      <!--NEWS-->
      <text:h text:style-name="P10" text:outline-level="1">
<text:span text:style-name="T4">
Zelensky: Priorities for the near future - additional missiles, air defense and planes</text:span>
</text:h>
      <text:p text:style-name="P4">
Authors: Ukrinform (Person)</text:p>
      <text:p text:style-name="P4">
Publisher: Укринформ (Organization)</text:p>
      <text:p text:style-name="P4">
Published Time: 2023-05-18T21:10:00+03:00</text:p>
      <text:p text:style-name="P4">
Modified Time: 2023-05-18T21:10:00+03:00</text:p>
      <text:p text:style-name="P4">
Description: Our priorities this week, next and in the near future - additional air defense systems, additional missiles, training and planes, long -range weapons. And it will be. - Ukrinform.</text:p>
      <text:p text:style-name="P4">
Images: ["<text:a xlink:type="simple" xlink:href="https://static.ukrinform.com/photos/2023_04/thumb_files/630_360_1682451261-591.jpeg" text:style-name="Internet_20_link" text:visited-style-name="Visited_20_Internet_20_Link">
630_360_16824...</text:a>
"]</text:p>
      <text:p text:style-name="P4">
Tags: ['ЗСУ', 'Зеленський', 'Війна з Росією', '#stoprussia', 'ППО']</text:p>
      <text:p text:style-name="P4">
Type: Article</text:p>
      <!--METADATA-->
      <text:p text:style-name="P4">
<draw:frame draw:style-name="fr1" draw:name="Image252" text:anchor-type="as-char" svg:width="6.9236in" svg:height="3.956343in" draw:z-index="0">
<draw:image xlink:href="../Images/yкринформ/2023-05-18T21-10-00-03-00/630_360_1682451261-591.jpeg" xlink:type="simple" xlink:show="embed" xlink:actuate="onLoad" draw:mime-type="image/jpeg"/>
</draw:frame>
Our priests this week, the next and in the near future - additional air defense systems, additional missiles, training and planes, long -range weapons. And it will be.</text:p>
      <text:p text:style-name="P4">
This was stated in the evening <text:a xlink:type="simple" xlink:href="https://www.youtube.com/watch" text:style-name="Internet_20_link" text:visited-style-name="Visited_20_Internet_20_Link">
</text:a>
 <text:a xlink:type="simple" xlink:href="https://www.youtube.com/watch" text:style-name="Internet_20_link" text:visited-style-name="Visited_20_Internet_20_Link">
</text:a>
President Volodymyr Zelenskyy, reports Ukrinform.</text:p>
      <text:p text:style-name="P4">
_Viso: _ <text:a xlink:type="simple" xlink:href="https://t.me/OP_UA/9526" text:style-name="Internet_20_link" text:visited-style-name="Visited_20_Internet_20_Link">
<text:span text:style-name="T5">
opice president, telegram</text:span>
</text:a>
<text:span text:style-name="T4">
 _ I wish health, dear Ukrainians!_ </text:span>
</text:p>
      <text:p text:style-name="P4">
He just held a military office. This is our special format of work of the Uzuzi circle with those responsible for the defense of the state.</text:p>
      <text:p text:style-name="P4">
There were commanders of key areas of the front. Also the head, the General Staff, intelligence, safety. Very meaningful work.</text:p>
      <text:p text:style-name="P4">
The first is that the brigades of defense - young men, the main strategic tasks have been completed, the details are not now reported.</text:p>
      <text:p text:style-name="P4">
Second: the brigades of the offensive - young people, we are preparing, without details.</text:p>
      <text:p text:style-name="P4">
Third: in the protection of civilians - air forces - young people, here with insulation. Our priorities this week, next and in the near future - additional air defense systems, additional missiles, training and planes, long -range weapons. And it will be.</text:p>
      <text:p text:style-name="P4">
He also held a thorough meeting with our international teams today. Ezoma - to retain the dynamics of international support and communication for the adviser, which was achieved in the first half of May, as well as these weeks. I am sure: we will fulfill this task.</text:p>
      <text:p text:style-name="P4">
He was honored to visit the Crimean Platform Office and meet with the leader -Crimean Tatar people Mustafa Dzhemilev, representatives of the Majlis of the Ikrman Tatar community.</text:p>
      <text:p text:style-name="P4">
Today and every year on this day, May 18, we honor the memory of all the victims of the Crimean Tatar people. It was one of the most serious crimes of the twenty century - the whole people were taken away from their native land and forced to live in alien. And when people returned home, Russia has once again brought the home, to our Ukraine evil - evil of aggression, repression, humiliation.</text:p>
      <text:p text:style-name="P4">
Returning justice for all our people, guarantee freedom for the whole state without any exception is our historical task. The task of all who protects the state, all who chose Ukraine and therefore will win.</text:p>
      <text:p text:style-name="P4">
I am glad to see that the Crimean platform created by us effectively directs the commonality of our country and the Crimean Tatar people. I am glad to know that the masked work with the Majlis brings the desired result.And one more.</text:p>
      <text:p text:style-name="P4">
Today, many Ukrainians and Ukrainian women have been in embroidery. It is important to remember what wealth unites us all. Ukraine is diverse, and that is our power, it was visible throughout the day in different embroidery ornaments.</text:p>
      <text:p text:style-name="P4">
But now I ask you all to remember those Ukrainians and Ukrainian women who are literally our strength with you, our protection with you. Many of our people were not overwhelmed, because they were in military uniform. I ask you now to remember everyone who <text:a xlink:type="simple" xlink:href="https://www.ukrinform.ua/tag-vijna-z-rosieu" text:style-name="Internet_20_link" text:visited-style-name="Visited_20_Internet_20_Link">
</text:a>
for the sake of Ukraine. All those who assign tasks and at combat posts for the sake of Ukraine. Anyone who trains our bullies for the sake of Ukraine. Those you know personally are those you have heard of, and thousands of others, who all equally save the life of Ukraine. Remember the prony now, please and thank them.</text:p>
      <text:p text:style-name="P4">
Also, we do not forget about those people whom the invader holds. About prisoners of Ukrainians, about those who are in occupied cities and communities and are waiting for a return flag, our country. We must release all our people and all the land from Russian captivity.</text:p>
      <text:p text:style-name="P4">
We act together, in unity, taking care of each other and about the state, and we do not stop at the victory.</text:p>
      <text:p text:style-name="P4">
Thank you all who help!</text:p>
      <text:p text:style-name="P4">
Glory to all who fight for Ukraine!</text:p>
      <text:p text:style-name="P4">
Eternal memory of all the victims of Russian tyranny!</text:p>
      <text:p text:style-name="P4">
Eternal memory of all victims of deportation of the Crimean Tatar people!</text:p>
      <text:p text:style-name="P4">
<text:span text:style-name="T4">
<text:span text:style-name="T5">
Glory to Ukraine!</text:span>
 </text:span>
</text:p>
      <text:p text:style-name="P4">
News Source: <text:a xlink:type="simple" xlink:href="https://www.ukrinform.ua/rubric-ato/3711129-zelenskij-nasi-prioriteti-na-najblizcij-cas-dodatkovi-sistemi-ppo-raketi-j-litaki.html" text:style-name="Internet_20_link" text:visited-style-name="Visited_20_Internet_20_Link">
https://www.ukrinform.ua/rubric-ato/3711129-zelenskij-nasi-prioriteti-na-najblizcij-cas-dodatkovi-sistemi-ppo-raketi-j-litaki.html</text:a>
</text:p>
      <!--NEWS-->
      <text:h text:style-name="P10" text:outline-level="1">
<text:span text:style-name="T4">
Friday Ukraine warms up to +26 °</text:span>
</text:h>
      <text:p text:style-name="P4">
Authors: Ukrinform (Person)</text:p>
      <text:p text:style-name="P4">
Publisher: Укринформ (Organization)</text:p>
      <text:p text:style-name="P4">
Published Time: 2023-05-18T21:12:00+03:00</text:p>
      <text:p text:style-name="P4">
Modified Time: 2023-05-18T21:12:00+03:00</text:p>
      <text:p text:style-name="P4">
Description: On Friday, May 19, there will be changing cloudiness in Ukraine, short -term rain and thunderstorm are possible only in the west and south; The daytime temperature will be 21-26 °. - Ukrinform.</text:p>
      <text:p text:style-name="P4">
Images: ["<text:a xlink:type="simple" xlink:href="https://static.ukrinform.com/photos/2022_05/thumb_files/630_360_1652174813-868.jpeg" text:style-name="Internet_20_link" text:visited-style-name="Visited_20_Internet_20_Link">
630_360_16521...</text:a>
"]</text:p>
      <text:p text:style-name="P4">
Tags: ['Погода', 'Тепло', 'Весна']</text:p>
      <text:p text:style-name="P4">
Type: Article</text:p>
      <!--METADATA-->
      <text:p text:style-name="P4">
<draw:frame draw:style-name="fr1" draw:name="Image253" text:anchor-type="as-char" svg:width="6.9236in" svg:height="3.956343in" draw:z-index="0">
<draw:image xlink:href="../Images/yкринформ/2023-05-18T21-12-00-03-00/630_360_1652174813-868.jpeg" xlink:type="simple" xlink:show="embed" xlink:actuate="onLoad" draw:mime-type="image/jpeg"/>
</draw:frame>
Pyatnytsia, May 19, there will be changing cloudiness in Ukraine, short -term rain and thunderstorm are possible only in the west and south; The daytime will be 21-26 °.</text:p>
      <text:p text:style-name="P4">
Ukrinform was reported at the Ukrainian Hydrometeorological Center.</text:p>
      <text:p text:style-name="P4">
"Changing cloudiness. In the western regions, day and southern part locally short-term rain, thunderstorm; in the rest of the territory without precipitation. Wind-east, 5-10 m/s. Temperature at night 10-15 °, in the western regions7-12 °; In the afternoon 21-26 °, in the extreme west of the country in some places 17-20 °, "-found forecasters.</text:p>
      <text:p text:style-name="P4">
Rainfall is not predicted in Kyiv and Kyiv region. The temperature in the capital will be 13-15 ° at night, 22-24 ° in the day, in the region there will be 10-15 ° at night, 21-26 ° in the afternoon.</text:p>
      <text:p text:style-name="P4">
Meteorologists warn that May 19-21 in Ukraine(In addition to Transcarpathia, Prykarpattya, Volyn, and May 19 and Crimea)The extraordinary level of exterminated danger will prevail.</text:p>
      <text:p text:style-name="P4">
At the same time, until May 22, flooding areas will be kept, lowered areas in separate settlements along the Kremenchug water storage facility in Cherkasy region(III level of danger is red).</text:p>
      <text:p text:style-name="P4">
<text:span text:style-name="T4">
Читайте також:</text:span>
 <text:a xlink:type="simple" xlink:href="https://www.ukrinform.ua/rubric-world/3698438-u-grenlandii-katastroficno-svidko-tane-kriga-klimatologi.html" text:style-name="Internet_20_link" text:visited-style-name="Visited_20_Internet_20_Link">
 <text:span text:style-name="T4">
кліматолог</text:span>
 </text:a>
Cloud with clear weather forecasters is forecast for May 20-21. State -central, May 20 in the afternoon and in the western and northern regions, May 21, and collite and eastern part in places short -term rains, thunderstorms; on the restriction without precipitation. Temperature at night 11-16 °, in the western, May 21 and the copies of 8-13 °; day 21-26 °, in the southern and central regions up to 29 °.</text:p>
      <text:p text:style-name="P4">
In Kiev and the region in the afternoon, on May 20, there will be short rain, thunderstorm, 21 days without precipitation. The wind is mainly northeast, 7-12 m/s, in the region during the thunderstorm separate gusts of 15-20 m/s. Temperature on the area at night May 2011-16 °, May 21 8-13 °; day 21-26 °. In the capital it will be on the night of May 20, 14-16 °, May 21 11-13 °; day 24-26 °.</text:p>
      <text:p text:style-name="P4">
According to forecasters, May 22 in the southeastern part and Nakarkiv region, May 23, except the western regions, small rains, individual thunderstorms; in the rest of the territory without significant rainfall. The temperature at night is 8-14 °, in the south and east of the country up to 16 °; in the afternoon 19-25 °.</text:p>
      <text:p text:style-name="P4">
<text:span text:style-name="T4">
 Read also: </text:span>
 <text:a xlink:type="simple" xlink:href="https://www.ukrinform.ua/rubric-world/3699440-naselenna-u-vsomu-sviti-strazdae-vid-ekstremalnih-pogodnih-i-klimaticnih-avis-vmo.html" text:style-name="Internet_20_link" text:visited-style-name="Visited_20_Internet_20_Link">
</text:a>
</text:p>
      <text:p text:style-name="P4">
News Source: <text:a xlink:type="simple" xlink:href="https://www.ukrinform.ua/rubric-regions/3710958-u-patnicu-ukrainu-progrie-do-26.html" text:style-name="Internet_20_link" text:visited-style-name="Visited_20_Internet_20_Link">
https://www.ukrinform.ua/rubric-regions/3710958-u-patnicu-ukrainu-progrie-do-26.html</text:a>
</text:p>
      <!--NEWS-->
      <text:h text:style-name="P10" text:outline-level="1">
<text:span text:style-name="T4">
The UN hope that all the Crimean Tatars' rights will be observed</text:span>
</text:h>
      <text:p text:style-name="P4">
Authors: Ukrinform (Person)</text:p>
      <text:p text:style-name="P4">
Publisher: Укринформ (Organization)</text:p>
      <text:p text:style-name="P4">
Published Time: 2023-05-18T21:13:40+03:00</text:p>
      <text:p text:style-name="P4">
Modified Time: 2023-05-18T21:13:40+03:00</text:p>
      <text:p text:style-name="P4">
Description: The UN Secretary General Farhan Gak's deputy spokesman hopes that the Crimean Tatars will be observed in the temporarily occupied Crimea. - Ukrinform.</text:p>
      <text:p text:style-name="P4">
Images: ["<text:a xlink:type="simple" xlink:href="https://static.ukrinform.com/photos/2021_05/thumb_files/630_360_1621418762-145.jpg" text:style-name="Internet_20_link" text:visited-style-name="Visited_20_Internet_20_Link">
630_360_16214...</text:a>
"]</text:p>
      <text:p text:style-name="P4">
Tags: ['Кримські татари', 'ООН', 'Права людини']</text:p>
      <text:p text:style-name="P4">
Type: Article</text:p>
      <!--METADATA-->
      <text:p text:style-name="P4">
<draw:frame draw:style-name="fr1" draw:name="Image254" text:anchor-type="as-char" svg:width="6.9236in" svg:height="3.956343in" draw:z-index="0">
<draw:image xlink:href="../Images/yкринформ/2023-05-18T21-13-40-03-00/630_360_1621418762-145.jpg" xlink:type="simple" xlink:show="embed" xlink:actuate="onLoad" draw:mime-type="image/jpeg"/>
</draw:frame>
The UN Secretary General Deputy Farhan Gak hopes that the Rights of the Crimean Tatars will be observed by the occupied Crimea.</text:p>
      <text:p text:style-name="P4">
He said this on Thursday, answering questions of Ukrinform.</text:p>
      <text:p text:style-name="P4">
The question was formulated as follows: “May 18 is the day of memory of the victim of the Crimean Tatar people. Russia, as you know, continues to override <text:a xlink:type="simple" xlink:href="https://www.ukrinform.ua/tag-krimski-tatari" text:style-name="Internet_20_link" text:visited-style-name="Visited_20_Internet_20_Link">
</text:a>
In the occupied Krym, throws them in prison, uses torture, kills them. Do you have any kind of words for this people on this day? After all, they must be not more than the Ukrainian army, but also by the UN. "</text:p>
      <text:p text:style-name="P4">
"The only thing I really want to say is that, of course, we support the communities in Ukraine and hope that all people's rights, including different groups in the country, will be followed," said the spokesman.</text:p>
      <text:p text:style-name="P4">
<text:span text:style-name="T4">
 Read also: </text:span>
 <text:a xlink:type="simple" xlink:href="https://www.ukrinform.ua/rubric-crimea/3711003-pisla-vizvolenna-krim-mae-projti-druznu-militarizaciu-taseva.html" text:style-name="Internet_20_link" text:visited-style-name="Visited_20_Internet_20_Link">
</text:a>
Journalists also asked him about the "so -called peace talks", which are being called numerous intermediaries - whether they should provide for the return of Crimean composition of Ukraine.</text:p>
      <text:p text:style-name="P4">
The hook answered in the affirmative.</text:p>
      <text:p text:style-name="P4">
"We have said and repeatedly repeated that they should be consistent with the Statutioones and resolutions of the General Assembly, and we continue to adhere to this position."</text:p>
      <text:p text:style-name="P4">
<text:span text:style-name="T4">
 Read also: </text:span>
 <text:a xlink:type="simple" xlink:href="https://www.ukrinform.ua/rubric-crimea/3710956-pri-vidnovlenni-krimu-vrahovuvatimut-poziciu-krimskih-tatar-veresuk.html" text:style-name="Internet_20_link" text:visited-style-name="Visited_20_Internet_20_Link">
</text:a>
As it was reported, resolutions of the General Assembly contain a proceedings of the removal of Russian troops from all territories within the international borders of Ukraine.</text:p>
      <text:p text:style-name="P4">
News Source: <text:a xlink:type="simple" xlink:href="https://www.ukrinform.ua/rubric-crimea/3711124-v-oon-spodivautsa-so-vsi-prava-krimskih-tatar-dotrimuvatimutsa.html" text:style-name="Internet_20_link" text:visited-style-name="Visited_20_Internet_20_Link">
https://www.ukrinform.ua/rubric-crimea/3711124-v-oon-spodivautsa-so-vsi-prava-krimskih-tatar-dotrimuvatimutsa.html</text:a>
</text:p>
      <!--NEWS-->
      <text:h text:style-name="P10" text:outline-level="1">
<text:span text:style-name="T4">
Zelensky conducted a military office: air defense and defense forces - well done, we are preparing for the offensive</text:span>
</text:h>
      <text:p text:style-name="P4">
Authors: Ukrinform (Person)</text:p>
      <text:p text:style-name="P4">
Publisher: Укринформ (Organization)</text:p>
      <text:p text:style-name="P4">
Published Time: 2023-05-18T21:15:00+03:00</text:p>
      <text:p text:style-name="P4">
Modified Time: 2023-05-18T21:15:00+03:00</text:p>
      <text:p text:style-name="P4">
Description: President of Ukraine Volodymyr Zelensky held a meeting of the military office, discussed the work of the brigades of defense, offensive and air forces. - Ukrinform.</text:p>
      <text:p text:style-name="P4">
Images: ["<text:a xlink:type="simple" xlink:href="https://static.ukrinform.com/photos/2023_02/thumb_files/630_360_1677260137-955.jpeg" text:style-name="Internet_20_link" text:visited-style-name="Visited_20_Internet_20_Link">
630_360_16772...</text:a>
"]</text:p>
      <text:p text:style-name="P4">
Tags: ['Президент', 'Зеленський', 'Війна з Росією']</text:p>
      <text:p text:style-name="P4">
Type: Article</text:p>
      <!--METADATA-->
      <text:p text:style-name="P4">
<draw:frame draw:style-name="fr1" draw:name="Image255" text:anchor-type="as-char" svg:width="6.9236in" svg:height="3.956343in" draw:z-index="0">
<draw:image xlink:href="../Images/yкринформ/2023-05-18T21-15-00-03-00/630_360_1677260137-955.jpeg" xlink:type="simple" xlink:show="embed" xlink:actuate="onLoad" draw:mime-type="image/jpeg"/>
</draw:frame>
President of Ukraine Volodymyr Zelensky held a meeting of the military office, discussing the libraries of the brigades of defense, offensive and air forces.</text:p>
      <text:p text:style-name="P4">
He told about it in his evening <text:a xlink:type="simple" xlink:href="https://t.me/OP_UA/9526" text:style-name="Internet_20_link" text:visited-style-name="Visited_20_Internet_20_Link">
</text:a>
, reports Ukrinform.</text:p>
      <text:p text:style-name="P4">
"As soon as he held a military office. It is our special format of work of the Uzuzhsky circle with those responsible for the defense of the state. There were commander of the Front, the Head, the General Staff, intelligence, security.</text:p>
      <text:p text:style-name="P4">
According to him, during the meeting, the wonderful work of the brigade, offensive and air forces was noted.</text:p>
      <text:p text:style-name="P4">
<text:span text:style-name="T4">
 Read also: </text:span>
 <text:a xlink:type="simple" xlink:href="https://www.ukrinform.ua/rubric-ato/3711112-zelenskij-pro-f16-mi-neodminno-pobacimo-v-ukrainskomu-nebi-bojovih-sokoliv.html" text:style-name="Internet_20_link" text:visited-style-name="Visited_20_Internet_20_Link">
<text:span text:style-name="T4">
 Zelensky </text:span>
</text:a>
"The first: the brigades of defense are good. <text:a xlink:type="simple" xlink:href="https://www.ukrinform.ua/tag-zelenskij" text:style-name="Internet_20_link" text:visited-style-name="Visited_20_Internet_20_Link">
</text:a>
.</text:p>
      <text:p text:style-name="P4">
He noted that in the protection of civilians, our priorities for this day, the next and in the near future are additional air defense systems, additional missiles, training and planes, long -range weapons. And it will be, the head of state is convinced.</text:p>
      <text:p text:style-name="P4">
<text:span text:style-name="T4">
 Read also: </text:span>
 <text:a xlink:type="simple" xlink:href="https://www.ukrinform.ua/rubric-ato/3711110-zelenskij-mi-ne-maemo-potrapiti-v-omanu-koli-rosia-pocne-govoriti-pro-mir.html" text:style-name="Internet_20_link" text:visited-style-name="Visited_20_Internet_20_Link">
<text:span text:style-name="T4">
 Zelensk </text:span>
</text:a>
As reported by Ukrinfoorm, NATO Secretary General Jens Stoltenberg has denied Russian propagandists and some Western publications that future contradiction against Russian invaders can be a "last one" for Ukraine, since Ukraine can only count on a further assistance.</text:p>
      <text:p text:style-name="P4">
<text:span text:style-name="T5">
Foto: op</text:span>
</text:p>
      <text:p text:style-name="P4">
News Source: <text:a xlink:type="simple" xlink:href="https://www.ukrinform.ua/rubric-ato/3711127-sili-ppo-brigadi-oboroni-molodci-gotuemos-do-nastupu-zelenskij-proviv-vijskovij-kabinet.html" text:style-name="Internet_20_link" text:visited-style-name="Visited_20_Internet_20_Link">
https://www.ukrinform.ua/rubric-ato/3711127-sili-ppo-brigadi-oboroni-molodci-gotuemos-do-nastupu-zelenskij-proviv-vijskovij-kabinet.html</text:a>
</text:p>
      <!--NEWS-->
      <text:h text:style-name="P10" text:outline-level="1">
<text:span text:style-name="T4">
Russia intends and the ability to attack the submarine energy and communication lines of the West - Wallace</text:span>
</text:h>
      <text:p text:style-name="P4">
Authors: Ukrinform (Person)</text:p>
      <text:p text:style-name="P4">
Publisher: Укринформ (Organization)</text:p>
      <text:p text:style-name="P4">
Published Time: 2023-05-18T21:18:00+03:00</text:p>
      <text:p text:style-name="P4">
Modified Time: 2023-05-18T21:18:00+03:00</text:p>
      <text:p text:style-name="P4">
Description: Defense Minister Ben Wallace, during a meeting with Norwegian colleague, Bjorn Arilda Gram, stated that Moscow has submarines and intelligence ships that were "specially designed" for "potential sabotage or attack on critically important national infrastructure, which belongs to its enemies. - Ukrinform.</text:p>
      <text:p text:style-name="P4">
Images: ["<text:a xlink:type="simple" xlink:href="https://static.ukrinform.com/photos/2022_06/thumb_files/630_360_1654873380-990.jpg" text:style-name="Internet_20_link" text:visited-style-name="Visited_20_Internet_20_Link">
630_360_16548...</text:a>
"]</text:p>
      <text:p text:style-name="P4">
Tags: ['Енергетика', 'Захід', 'Війна з Росією', 'Бен Воллес']</text:p>
      <text:p text:style-name="P4">
Type: Article</text:p>
      <!--METADATA-->
      <text:p text:style-name="P4">
<draw:frame draw:style-name="fr1" draw:name="Image256" text:anchor-type="as-char" svg:width="6.9236in" svg:height="3.956343in" draw:z-index="0">
<draw:image xlink:href="../Images/yкринформ/2023-05-18T21-18-00-03-00/630_360_1654873380-990.jpg" xlink:type="simple" xlink:show="embed" xlink:actuate="onLoad" draw:mime-type="image/jpeg"/>
</draw:frame>
UK ministry Ben Wallace, during a meeting with Norwegian Collegor Arilda Gram, stated that Moscow has submarines and intelligence, which were "specifically designed" for "potential sabotage or attack, covering national infrastructure, which belongs to its enemies."</text:p>
      <text:p text:style-name="P4">
As Ukrinform reports, it reports <text:a xlink:type="simple" xlink:href="https://www.theguardian.com/world/live/2023/may/18/russia-ukraine-war-live-updates-kyiv-missile-strikes-attack#top-of-blog" text:style-name="Internet_20_link" text:visited-style-name="Visited_20_Internet_20_Link">
</text:a>
.</text:p>
      <text:p text:style-name="P4">
“Undoubtedly, we can say that Russia intends and the ability to attack critically important national infrastructure of the West. We must intend to protect ourselves from this, ”said the Ministry of Defense British.</text:p>
      <text:p text:style-name="P4">
Volles reported that the Russians have a specific naval program aimed at observation and potential sabotage and attacks on a critical national infrastructure owned by opponents <text:a xlink:type="simple" xlink:href="https://www.ukrinform.ua/tag-rosia" text:style-name="Internet_20_link" text:visited-style-name="Visited_20_Internet_20_Link">
</text:a>
.</text:p>
      <text:p text:style-name="P4">
He added that there are submarines, reconnaissance ships and other equipment specifically designed for this purpose. The British Minister stressed that the Western countries that Russia can be aimed at is vulnerable to protection.</text:p>
      <text:p text:style-name="P4">
<text:span text:style-name="T4">
 Read also: </text:span>
 <text:a xlink:type="simple" xlink:href="https://www.ukrinform.ua/rubric-ato/3710893-u-cornomu-mori-rosia-trimae-cotiri-korabli-odin-z-kalibrami.html" text:style-name="Internet_20_link" text:visited-style-name="Visited_20_Internet_20_Link">
<text:span text:style-name="T4">
 black </text:span>
 <text:span text:style-name="T4">
 </text:span>
 sea **</text:a>
Wallace, together with gram, signed a joint statement about the intention to strengthen the cooperation of counteracting underwater threats after last year's attack on the Nordstream gas pipeline.</text:p>
      <text:p text:style-name="P4">
According to Ukrinform, in the Swedish Prosecutor's Office, which investigates Nord Stream underwriters, they stated today that the main version of the investigation is a suside group that is sponsored by the state.</text:p>
      <text:p text:style-name="P4">
<text:span text:style-name="T5">
Foto: op</text:span>
</text:p>
      <text:p text:style-name="P4">
News Source: <text:a xlink:type="simple" xlink:href="https://www.ukrinform.ua/rubric-world/3711125-rosia-mae-namir-i-zdatnist-atakuvati-pidvodni-energeticni-ta-komunikacijni-linii-zahodu-volles.html" text:style-name="Internet_20_link" text:visited-style-name="Visited_20_Internet_20_Link">
https://www.ukrinform.ua/rubric-world/3711125-rosia-mae-namir-i-zdatnist-atakuvati-pidvodni-energeticni-ta-komunikacijni-linii-zahodu-volles.html</text:a>
</text:p>
      <!--NEWS-->
      <text:h text:style-name="P10" text:outline-level="1">
<text:span text:style-name="T4">
In Riga, they celebrated the Embroidery Day and honored the Victims of the Crimean Tatars of the Victims of the Crimean Tatars</text:span>
</text:h>
      <text:p text:style-name="P4">
Authors: Ukrinform (Person)</text:p>
      <text:p text:style-name="P4">
Publisher: Укринформ (Organization)</text:p>
      <text:p text:style-name="P4">
Published Time: 2023-05-18T21:27:00+03:00</text:p>
      <text:p text:style-name="P4">
Modified Time: 2023-05-18T21:27:00+03:00</text:p>
      <text:p text:style-name="P4">
Description: In the Latvian capital, on May 18, a number of events took place in connection with the two outstanding dates that coincide this year - the Day of Remembrance of Victims of Genocide of the Crimean Tatar People and Embroidery Day. - Ukrinform.</text:p>
      <text:p text:style-name="P4">
Images: ["<text:a xlink:type="simple" xlink:href="https://static.ukrinform.com/photos/2023_05/thumb_files/630_360_1684434101-7753.jpeg" text:style-name="Internet_20_link" text:visited-style-name="Visited_20_Internet_20_Link">
630_360_16844...</text:a>
", "<text:a xlink:type="simple" xlink:href="https://static.ukrinform.com/photos/2023_05/thumb_files/630_360_1684434101-9040.jpeg" text:style-name="Internet_20_link" text:visited-style-name="Visited_20_Internet_20_Link">
630_360_16844...</text:a>
", "<text:a xlink:type="simple" xlink:href="https://static.ukrinform.com/photos/2023_05/thumb_files/630_360_1684434096-2726.jpeg" text:style-name="Internet_20_link" text:visited-style-name="Visited_20_Internet_20_Link">
630_360_16844...</text:a>
", "<text:a xlink:type="simple" xlink:href="https://static.ukrinform.com/photos/2023_05/thumb_files/630_360_1684434097-6740.jpeg" text:style-name="Internet_20_link" text:visited-style-name="Visited_20_Internet_20_Link">
630_360_16844...</text:a>
", "<text:a xlink:type="simple" xlink:href="https://static.ukrinform.com/photos/2023_05/thumb_files/630_360_1684434097-1358.jpeg" text:style-name="Internet_20_link" text:visited-style-name="Visited_20_Internet_20_Link">
630_360_16844...</text:a>
", "<text:a xlink:type="simple" xlink:href="https://static.ukrinform.com/photos/2023_05/thumb_files/630_360_1684434097-1169.jpeg" text:style-name="Internet_20_link" text:visited-style-name="Visited_20_Internet_20_Link">
630_360_16844...</text:a>
", "<text:a xlink:type="simple" xlink:href="https://static.ukrinform.com/photos/2023_05/thumb_files/630_360_1684434097-6485.jpeg" text:style-name="Internet_20_link" text:visited-style-name="Visited_20_Internet_20_Link">
630_360_16844...</text:a>
", "<text:a xlink:type="simple" xlink:href="https://static.ukrinform.com/photos/2023_05/thumb_files/630_360_1684434097-9622.jpeg" text:style-name="Internet_20_link" text:visited-style-name="Visited_20_Internet_20_Link">
630_360_16844...</text:a>
", "<text:a xlink:type="simple" xlink:href="https://static.ukrinform.com/photos/2023_05/thumb_files/630_360_1684434101-9631.jpeg" text:style-name="Internet_20_link" text:visited-style-name="Visited_20_Internet_20_Link">
630_360_16844...</text:a>
", "<text:a xlink:type="simple" xlink:href="https://static.ukrinform.com/photos/2023_05/thumb_files/630_360_1684434101-2312.jpeg" text:style-name="Internet_20_link" text:visited-style-name="Visited_20_Internet_20_Link">
630_360_16844...</text:a>
", "<text:a xlink:type="simple" xlink:href="https://static.ukrinform.com/photos/2023_05/thumb_files/630_360_1684434102-4051.jpeg" text:style-name="Internet_20_link" text:visited-style-name="Visited_20_Internet_20_Link">
630_360_16844...</text:a>
"]</text:p>
      <text:p text:style-name="P4">
Tags: ['Діаспора', 'Кримські татари', 'Латвія', 'Посольство', 'День вишиванки']</text:p>
      <text:p text:style-name="P4">
Type: Article</text:p>
      <!--METADATA-->
      <text:p text:style-name="P4">
<draw:frame draw:style-name="fr1" draw:name="Image257" text:anchor-type="as-char" svg:width="6.9236in" svg:height="3.956343in" draw:z-index="0">
<draw:image xlink:href="../Images/yкринформ/2023-05-18T21-27-00-03-00/630_360_1684434101-7753.jpeg" xlink:type="simple" xlink:show="embed" xlink:actuate="onLoad" draw:mime-type="image/jpeg"/>
</draw:frame>
On May 18, a number of events were held on May 18, in connection with the blessed dates that coincide this year - the Day of Remembrance of the Victims of the Genocukhukrim Tatar people and the Embroidery Day.</text:p>
      <text:p text:style-name="P4">
This was reported by Ukrinform correspondent.</text:p>
      <text:p text:style-name="P4">
In the morning in the inner court of the Embassy of Ukraine in Riga there was an event of the memory of innocent victims of the terrible crime of the Soviet regime. In this case, along with the flag of Ukraine, the Crimean Tatar flag was raised.</text:p>
      <text:p text:style-name="P4">
At the opening of the event, the Ambassador of Ukraine to Latvia Anatoly Kutsevol emphasized that "we will memorize those who have suffered from this tragedy, and we give a proper Shangukhrim Tatar people, who has undergone and continues repression from the Russian Empire, the USSR, and now. The head of the Directorate of Bilateral Relations of the Foreign Ministry of Latvia Nilsoni Janson Cubarova also spoke(Daughter of the head of the Majlis of the Crimean Tatar people Refatchubarov).</text:p>
      <text:p text:style-name="P4">
Після чого відбувся захід на честь Дня Вишиванки – вже у пам’ятника ТарасуШевченку. Тут пройшов парад вишиванок, за участі української громади в Латвії,учнів і вчителів Ризької Української середньої школи, дипломатів Посольства,членів Конфедерації українців в Латвії «ВІЧЕ» та українців, які перебувають вЛатвії як тимчасово переміщені особи. Під час заходу сестрички Сніжана таВладислава з України виконали всесвітньо відому пісню «Ой у лузі».</text:p>
      <text:p text:style-name="P4">
Ввечері пройшов ще один захід. У фонтана навпроти Латвійського національноготеатру опери та балету зібралися представники української діаспори, українськібіженці, білоруські політемігранти та латиські друзі України. Післяпівгодинного збору, спілкування, пісень всі розвернули національні прапориУкраїни, Латвії, Білорусі (white-red-white)But they went to the embroidery gait. The first stop was at the monument to the Freedom, to which the flowers were laid, and the singing of Ukraine and Latvia.Then the gait came to the Kobzar monument. It was emphasized here that today there are two more dates to the embroidery - the Day of Remembrance of the Victims of the Genocukrim Tatar people, as well as the anniversary of the Ukrainian defenders of the Ukrainian defenders. Therefore, a "moment of silence" was announced on the victims of repression and the gaping heroes. After that, in the free microphone mode, everyone is migrating about their embroidery, reading poems.</text:p>
      <text:p text:style-name="P4">
This action was prepared by the Congress of Latvia Ukrainians, and it was also attended by Ukrainian plastuns.</text:p>
      <text:p text:style-name="P4">
Recall the day of embroidery <text:a xlink:type="simple" xlink:href="https://www.ukrinform.ua/rubric-society/3710730-sogodni-den-visivanki.html" text:style-name="Internet_20_link" text:visited-style-name="Visited_20_Internet_20_Link">
</text:a>
Every year on the third Thursday of May. He was initiated in 2006 by a student of Chernivtsi National University Voronyuk.</text:p>
      <text:p text:style-name="P4">
<text:a xlink:type="simple" xlink:href="https://www.ukrinform.ua/rubric-crimea/3710721-sogodni-ukraina-vsanovue-pamat-zertv-deportacii-krimskih-tatar.html" text:style-name="Internet_20_link" text:visited-style-name="Visited_20_Internet_20_Link">
</text:a>
About 400,000 Crimean Tatars, whom the Soviet authorities began to export from the Crimean Peninsula on 18th 1944, was a purposeful action in order to destroy one of the fundamental peoples of Crimea.</text:p>
      <text:p text:style-name="P4">
<text:span text:style-name="T5">
Foto: Oleg Kudrin</text:span>
</text:p>
      <text:p text:style-name="P4">
News Source: <text:a xlink:type="simple" xlink:href="https://www.ukrinform.ua/rubric-diaspora/3711120-u-rizi-vidznacili-den-visivanki-ta-vsanuvali-den-pamati-zertv-genocidu-krimskih-tatar.html" text:style-name="Internet_20_link" text:visited-style-name="Visited_20_Internet_20_Link">
https://www.ukrinform.ua/rubric-diaspora/3711120-u-rizi-vidznacili-den-visivanki-ta-vsanuvali-den-pamati-zertv-genocidu-krimskih-tatar.html</text:a>
</text:p>
      <!--NEWS-->
      <text:h text:style-name="P10" text:outline-level="1">
<text:span text:style-name="T4">
Kateryna Monzul will judge Kharkiv Derby in the 27th round of UPL</text:span>
</text:h>
      <text:p text:style-name="P4">
Authors: Ukrinform (Person)</text:p>
      <text:p text:style-name="P4">
Publisher: Укринформ (Organization)</text:p>
      <text:p text:style-name="P4">
Published Time: 2023-05-18T21:27:02+03:00</text:p>
      <text:p text:style-name="P4">
Modified Time: 2023-05-18T21:27:02+03:00</text:p>
      <text:p text:style-name="P4">
Description: On May 19-21, the fights of the 27th round of the Ukrainian Football Championship among the Premier League teams will be held. - Ukrinform.</text:p>
      <text:p text:style-name="P4">
Images: ["<text:a xlink:type="simple" xlink:href="https://static.ukrinform.com/photos/2022_11/thumb_files/630_360_1667844857-418.jpeg" text:style-name="Internet_20_link" text:visited-style-name="Visited_20_Internet_20_Link">
630_360_16678...</text:a>
"]</text:p>
      <text:p text:style-name="P4">
Tags: ['Футбол', "Прем'єр-ліга"]</text:p>
      <text:p text:style-name="P4">
Type: Article</text:p>
      <!--METADATA-->
      <text:p text:style-name="P4">
<draw:frame draw:style-name="fr1" draw:name="Image258" text:anchor-type="as-char" svg:width="6.9236in" svg:height="3.956343in" draw:z-index="0">
<draw:image xlink:href="../Images/yкринформ/2023-05-18T21-27-02-03-00/630_360_1667844857-418.jpeg" xlink:type="simple" xlink:show="embed" xlink:actuate="onLoad" draw:mime-type="image/jpeg"/>
</draw:frame>
On 19-21 days will be the match of the 27th round of the Ukrainian Football Championship among the team-league.</text:p>
      <text:p text:style-name="P4">
The confrontation of Kharkiv clubs "Metalist 1925" and "Metalist" on May 21(Kyiv region)The judicial brigade, led by Arbitroshfiff Kharkiv, Kateryna Monzul, will serve, Ukrinform reports.</text:p>
      <text:p text:style-name="P4">
As it was reported, on Friday, May 19, the tour will open a match at the Avangard Stadium in Uzhgorod, where at 14.00 the players of Dnipro-1 will meet such "Kolos".</text:p>
      <text:p text:style-name="P4">
The first game day will continue the matches of Poltava Vorskla with Kryvyi Rih Kryvbas(15.00)and Shakhtar Donetsk with Rivne "Veres"(17.00).</text:p>
      <text:p text:style-name="P4">
У суботу, 20 травня, зіграють одеський «Чорноморець» та закарпатський «Минай»(13.00), Lugansk "Zorya" and "Ingulets" from Petrov(14.00), Alexandria of Takiiv Dynamo(15.00).</text:p>
      <text:p text:style-name="P4">
У неділю, 21 травня, зійдуться харківські «Металіст 1925» та «Металіст»(15.00), Lviv "Movement" and "Lviv"(17.00).</text:p>
      <text:p text:style-name="P4">
<text:span text:style-name="T4">
Читайте також:</text:span>
 <text:a xlink:type="simple" xlink:href="https://www.ukrinform.ua/rubric-sports/3710305-v-upl-sprostuvali-rozsirenna-cempionatu-do-20ti-komand.html" text:style-name="Internet_20_link" text:visited-style-name="Visited_20_Internet_20_Link">
 </text:a>
Shakhtar is the leader in the UPL standings, which has 63 points, then - Dnipro -1 -61, Zorya - 58, Dynamo - 50, Alexandria - 42, Kryvbas - 35, Vorskla » - 33," Kolos " - 33 ...</text:p>
      <text:p text:style-name="P4">
Photo: UAF.</text:p>
      <text:p text:style-name="P4">
News Source: <text:a xlink:type="simple" xlink:href="https://www.ukrinform.ua/rubric-sports/3711128-katerina-monzul-rozsudit-harkivske-derbi-u-27mu-turi-upl.html" text:style-name="Internet_20_link" text:visited-style-name="Visited_20_Internet_20_Link">
https://www.ukrinform.ua/rubric-sports/3711128-katerina-monzul-rozsudit-harkivske-derbi-u-27mu-turi-upl.html</text:a>
</text:p>
      <!--NEWS-->
      <text:h text:style-name="P10" text:outline-level="1">
<text:span text:style-name="T4">
The Lithuanian Seimas recognized the Communist Party responsible for deportation in the XX century</text:span>
</text:h>
      <text:p text:style-name="P4">
Authors: Ukrinform (Person)</text:p>
      <text:p text:style-name="P4">
Publisher: Укринформ (Organization)</text:p>
      <text:p text:style-name="P4">
Published Time: 2023-05-18T21:35:00+03:00</text:p>
      <text:p text:style-name="P4">
Modified Time: 2023-05-18T21:35:00+03:00</text:p>
      <text:p text:style-name="P4">
Description: The Lithuanian Parliament put responsibility for deportation to the Communist Party of Lithuania and emphasized the connection with the crimes of genocide committed by Russia in Ukraine. - Ukrinform.</text:p>
      <text:p text:style-name="P4">
Images: ["<text:a xlink:type="simple" xlink:href="https://static.ukrinform.com/photos/2023_05/thumb_files/630_360_1684425048-868.jpg" text:style-name="Internet_20_link" text:visited-style-name="Visited_20_Internet_20_Link">
630_360_16844...</text:a>
"]</text:p>
      <text:p text:style-name="P4">
Tags: ['Депортація', 'Геноцид', 'Литва', 'Комуністична партія']</text:p>
      <text:p text:style-name="P4">
Type: Article</text:p>
      <!--METADATA-->
      <text:p text:style-name="P4">
<draw:frame draw:style-name="fr1" draw:name="Image259" text:anchor-type="as-char" svg:width="6.9236in" svg:height="3.956343in" draw:z-index="0">
<draw:image xlink:href="../Images/yкринформ/2023-05-18T21-35-00-03-00/630_360_1684425048-868.jpg" xlink:type="simple" xlink:show="embed" xlink:actuate="onLoad" draw:mime-type="image/jpeg"/>
</draw:frame>
The Lithuanian Parliament placed responsibility for deportation to the Communist Party Lithuania emphasized the connection with the crimes of genocide committed by Russia in Ukraine.</text:p>
      <text:p text:style-name="P4">
About it reports <text:a xlink:type="simple" xlink:href="https://www.lrt.lt/ru/novosti/17/1992448/seim-priznal-kommunisticheskuiu-partiiu-litvy-otvetstvennoi-za-deportatsii" text:style-name="Internet_20_link" text:visited-style-name="Visited_20_Internet_20_Link">
</text:a>
, Ukrinform reports.</text:p>
      <text:p text:style-name="P4">
The Seimas 97 votes adopted a resolution dedicated to the 75th anniversary(https://www.ukrinform.ua/tag-litva)The subcarnate "Spring", held by the occupation regime of the Soviet Union on March 22, 1948.</text:p>
      <text:p text:style-name="P4">
The document states that the Communist Party of Lithuania "is responsible for the entertainment of Lithuania residents, confiscation and assignment of their property, torture of tadportation, which is tantamount to genocide, which was planned in advance by its instructions and deliberately occupying and repressive structures.</text:p>
      <text:p text:style-name="P4">
"We see the same today, when the occupiers and their local manuals are responsible for pre -thought -out schemes and instructions deport Ukrainians of Zabikhiv land, massively kidnapped their children, capture homes and otherwise so -called disloyal local residents in the occupied territories." The deputy of the Seimas Audronus Azhubal.</text:p>
      <text:p text:style-name="P4">
<text:span text:style-name="T4">
 Read also: </text:span>
 <text:a xlink:type="simple" xlink:href="https://www.ukrinform.ua/rubric-crimea/3710829-mzs-ukraini-zaklikae-svit-viznati-genocidom-deportaciu-krimskih-tatar-u-1944-roci.html" text:style-name="Internet_20_link" text:visited-style-name="Visited_20_Internet_20_Link">
<text:span text:style-name="T4">
 deportation </text:span>
</text:a>
Operation "Spring" was carried out by the Ministry of State Security of the USSR on May 22-24, 1948. Its purpose was called "weakening and elimination of nationalist groups of Lithuania." During the Lithuanian surgery, 40-50 thousand is deported, according to various data. persons.</text:p>
      <text:p text:style-name="P4">
News Source: <text:a xlink:type="simple" xlink:href="https://www.ukrinform.ua/rubric-world/3711073-sejm-litvi-viznav-kompartiu-vidpovidalnou-za-deportacii-u-xx-stolitti.html" text:style-name="Internet_20_link" text:visited-style-name="Visited_20_Internet_20_Link">
https://www.ukrinform.ua/rubric-world/3711073-sejm-litvi-viznav-kompartiu-vidpovidalnou-za-deportacii-u-xx-stolitti.html</text:a>
</text:p>
      <!--NEWS-->
      <text:h text:style-name="P10" text:outline-level="1">
<text:span text:style-name="T4">
Russia will complain to the UN Security Council that Ukraine is knocking down its rockets - Kyslits</text:span>
</text:h>
      <text:p text:style-name="P4">
Authors: Ukrinform (Person)</text:p>
      <text:p text:style-name="P4">
Publisher: Укринформ (Organization)</text:p>
      <text:p text:style-name="P4">
Published Time: 2023-05-18T21:37:00+03:00</text:p>
      <text:p text:style-name="P4">
Modified Time: 2023-05-18T21:37:00+03:00</text:p>
      <text:p text:style-name="P4">
Description: On Thursday, at a meeting of the UN Security Council, convened by Moscow, Russia's representatives will complain that Ukraine is being knocked down by their missiles, said the post -Representation of Ukraine at the UN Sergey Kislytsia. - Ukrinform.</text:p>
      <text:p text:style-name="P4">
Images: ["<text:a xlink:type="simple" xlink:href="https://static.ukrinform.com/photos/2021_04/thumb_files/630_360_1619604800-348.jpeg" text:style-name="Internet_20_link" text:visited-style-name="Visited_20_Internet_20_Link">
630_360_16196...</text:a>
"]</text:p>
      <text:p text:style-name="P4">
Tags: ['Ракета', 'Кислиця', 'Радбез ООН', 'Війна з Росією']</text:p>
      <text:p text:style-name="P4">
Type: Article</text:p>
      <!--METADATA-->
      <text:p text:style-name="P4">
<draw:frame draw:style-name="fr1" draw:name="Image260" text:anchor-type="as-char" svg:width="6.9236in" svg:height="3.956343in" draw:z-index="0">
<draw:image xlink:href="../Images/yкринформ/2023-05-18T21-37-00-03-00/630_360_1619604800-348.jpeg" xlink:type="simple" xlink:show="embed" xlink:actuate="onLoad" draw:mime-type="image/jpeg"/>
</draw:frame>
In the fourth meeting of the UN Security Council, convened by Moscow, representatives of the Russian will be slaughtered at the fact that Ukraine is knocking down their missiles, said the post of Ukraine after the UN Sergey Kislytsia.</text:p>
      <text:p text:style-name="P4">
As Ukrinform reports, he commented in <text:a xlink:type="simple" xlink:href="https://twitter.com/sergiykyslytsya/status/1659235764310294529" text:style-name="Internet_20_link" text:visited-style-name="Visited_20_Internet_20_Link">
</text:a>
Russia for discussion of the Council of Supply of Ukraine Western Weapons.</text:p>
      <text:p text:style-name="P4">
“Lavrovs demanded a convocation of the Radbeza <text:a xlink:type="simple" xlink:href="https://www.ukrinform.ua/tag-oon" text:style-name="Internet_20_link" text:visited-style-name="Visited_20_Internet_20_Link">
</text:a>
–Coskigat that their westerwaffles are stuck every night in the sky above Ukraine, whose "inventors" who are already on the bunks. Although, judging by the success of Lavrov, they had to be themselves, ”Kyslytsy wrote.</text:p>
      <text:p text:style-name="P4">
At the same time, the deputy spokesman of the Secretary General Farhan Gak, at the request of the correspondentukrukrinform to comment on the Kremlin's complaints about Ukraine's ability to defend himself, said: “I am not going to interfere with the discussions that are happening in the Security Council. inhabited by the centers, including Kiev, and we will continue to do it. ”</text:p>
      <text:p text:style-name="P4">
The meeting of the UN Security Council at the request of the Russian Federation for the supply of Ukraine Western weapons is established on Thursday at 15:00(22:00 for Kiev).</text:p>
      <text:p text:style-name="P4">
<text:span text:style-name="T4">
Читайте також:</text:span>
 <text:a xlink:type="simple" xlink:href="https://www.ukrinform.ua/rubric-ato/3709631-kislica-v-radbezi-oon-lise-za-kviten-rosia-vbila-v-ukraini-207-civilnih-z-nih-11-ditej.html" text:style-name="Internet_20_link" text:visited-style-name="Visited_20_Internet_20_Link">
 <text:span text:style-name="T4">
Кислиця</text:span>
 </text:a>
It was reported that three scientific and applied mechanics - Director Institute of Alexander Shiplyuk, Doctor of Technical Sciences Valery Zvegintsev and Chief Scientific Fellow Anatoly Maslov, who developed gampers "were reported in the Russian Federation in the Russian Federation in the Russian Federation. Maslov and Shiplyuk were arrested in the summer of 20122, and Zegintsev has been under house arrest since April 7 this year.</text:p>
      <text:p text:style-name="P4">
News Source: <text:a xlink:type="simple" xlink:href="https://www.ukrinform.ua/rubric-polytics/3711132-rosia-skarzitimetsa-radbezu-oon-na-te-so-ukraina-zbivae-ii-raketi-kislica.html" text:style-name="Internet_20_link" text:visited-style-name="Visited_20_Internet_20_Link">
https://www.ukrinform.ua/rubric-polytics/3711132-rosia-skarzitimetsa-radbezu-oon-na-te-so-ukraina-zbivae-ii-raketi-kislica.html</text:a>
</text:p>
      <!--NEWS-->
      <text:h text:style-name="P10" text:outline-level="1">
<text:span text:style-name="T4">
The center of Vienna passed the embroidery gait</text:span>
</text:h>
      <text:p text:style-name="P4">
Authors: Ukrinform (Person)</text:p>
      <text:p text:style-name="P4">
Publisher: Укринформ (Organization)</text:p>
      <text:p text:style-name="P4">
Published Time: 2023-05-18T21:54:00+03:00</text:p>
      <text:p text:style-name="P4">
Modified Time: 2023-05-18T21:54:00+03:00</text:p>
      <text:p text:style-name="P4">
Description: The Ukrainian diaspora and friends of Ukraine from other countries were held on Thursday by the Vienna Center for Embroidery Day, as well as to draw attention to the war conducted by Russia against Ukraine. - Ukrinform.</text:p>
      <text:p text:style-name="P4">
Images: ["<text:a xlink:type="simple" xlink:href="https://static.ukrinform.com/photos/2023_05/thumb_files/630_360_1684435828-2616.jpeg" text:style-name="Internet_20_link" text:visited-style-name="Visited_20_Internet_20_Link">
630_360_16844...</text:a>
", "<text:a xlink:type="simple" xlink:href="https://static.ukrinform.com/photos/2023_05/thumb_files/630_360_1684435828-4153.jpeg" text:style-name="Internet_20_link" text:visited-style-name="Visited_20_Internet_20_Link">
630_360_16844...</text:a>
", "<text:a xlink:type="simple" xlink:href="https://static.ukrinform.com/photos/2023_05/thumb_files/630_360_1684435828-7677.jpeg" text:style-name="Internet_20_link" text:visited-style-name="Visited_20_Internet_20_Link">
630_360_16844...</text:a>
", "<text:a xlink:type="simple" xlink:href="https://static.ukrinform.com/photos/2023_05/thumb_files/630_360_1684435828-4188.jpeg" text:style-name="Internet_20_link" text:visited-style-name="Visited_20_Internet_20_Link">
630_360_16844...</text:a>
", "<text:a xlink:type="simple" xlink:href="https://static.ukrinform.com/photos/2023_05/thumb_files/630_360_1684435828-8528.jpeg" text:style-name="Internet_20_link" text:visited-style-name="Visited_20_Internet_20_Link">
630_360_16844...</text:a>
", "<text:a xlink:type="simple" xlink:href="https://static.ukrinform.com/photos/2023_05/thumb_files/630_360_1684435828-5663.jpeg" text:style-name="Internet_20_link" text:visited-style-name="Visited_20_Internet_20_Link">
630_360_16844...</text:a>
", "<text:a xlink:type="simple" xlink:href="https://static.ukrinform.com/photos/2023_05/thumb_files/630_360_1684435829-1084.jpeg" text:style-name="Internet_20_link" text:visited-style-name="Visited_20_Internet_20_Link">
630_360_16844...</text:a>
", "<text:a xlink:type="simple" xlink:href="https://static.ukrinform.com/photos/2023_05/thumb_files/630_360_1684435829-1967.jpeg" text:style-name="Internet_20_link" text:visited-style-name="Visited_20_Internet_20_Link">
630_360_16844...</text:a>
", "<text:a xlink:type="simple" xlink:href="https://static.ukrinform.com/photos/2023_05/thumb_files/630_360_1684435829-4611.jpeg" text:style-name="Internet_20_link" text:visited-style-name="Visited_20_Internet_20_Link">
630_360_16844...</text:a>
", "<text:a xlink:type="simple" xlink:href="https://static.ukrinform.com/photos/2023_05/thumb_files/630_360_1684435829-9539.jpeg" text:style-name="Internet_20_link" text:visited-style-name="Visited_20_Internet_20_Link">
630_360_16844...</text:a>
", "<text:a xlink:type="simple" xlink:href="https://static.ukrinform.com/photos/2023_05/thumb_files/630_360_1684435829-8335.jpeg" text:style-name="Internet_20_link" text:visited-style-name="Visited_20_Internet_20_Link">
630_360_16844...</text:a>
", "<text:a xlink:type="simple" xlink:href="https://static.ukrinform.com/photos/2023_05/thumb_files/630_360_1684435829-3001.jpeg" text:style-name="Internet_20_link" text:visited-style-name="Visited_20_Internet_20_Link">
630_360_16844...</text:a>
"]</text:p>
      <text:p text:style-name="P4">
Tags: ['Австрія', 'Вишиванка', 'День вишиванки', 'Хода']</text:p>
      <text:p text:style-name="P4">
Type: Article</text:p>
      <!--METADATA-->
      <text:p text:style-name="P4">
<draw:frame draw:style-name="fr1" draw:name="Image261" text:anchor-type="as-char" svg:width="6.9236in" svg:height="3.956343in" draw:z-index="0">
<draw:image xlink:href="../Images/yкринформ/2023-05-18T21-54-00-03-00/630_360_1684435828-2616.jpeg" xlink:type="simple" xlink:show="embed" xlink:actuate="onLoad" draw:mime-type="image/jpeg"/>
</draw:frame>
The Ukrainian diaspora and friends of Ukraine from other countries passed on Thursday the Vienna Center for Embroidery Day, as well as to draw attention to the war conducted by Russia against Ukraine.</text:p>
      <text:p text:style-name="P4">
About it reports its own correspondent of Ukrinform in Austria.</text:p>
      <text:p text:style-name="P4">
"We are here in" Ukrainian Armor Belletes " - <text:a xlink:type="simple" xlink:href="https://www.ukrinform.ua/tag-visivanka" text:style-name="Internet_20_link" text:visited-style-name="Visited_20_Internet_20_Link">
</text:a>
. In these protective vests, the whole of Europe is Ukrainian, "said the organizer of the action, the head of the NGO" Mrija "Andriy Karioti.</text:p>
      <text:p text:style-name="P4">
<draw:frame draw:style-name="fr1" draw:name="Image262" text:anchor-type="as-char" svg:width="6.9236in" svg:height="3.956343in" draw:z-index="0">
<draw:image xlink:href="../Images/yкринформ/2023-05-18T21-54-00-03-00/630_360_1684435828-4153.jpeg" xlink:type="simple" xlink:show="embed" xlink:actuate="onLoad" draw:mime-type="image/jpeg"/>
</draw:frame>
Centremia passed the embroidery gait / Photo: Vasyl Kurtz, Ukrinform <text:a xlink:type="simple" xlink:href="https://static.ukrinform.com/photos/2023_05/1684435828-4153.jpeg" text:style-name="Internet_20_link" text:visited-style-name="Visited_20_Internet_20_Link">
<draw:frame draw:style-name="fr1" draw:name="Image263" text:anchor-type="as-char" svg:width="6.9236in" svg:height="3.956343in" draw:z-index="0">
<draw:image xlink:href="../Images/yкринформ/2023-05-18T21-54-00-03-00/630_360_1684435828-4153.jpeg" xlink:type="simple" xlink:show="embed" xlink:actuate="onLoad" draw:mime-type="image/jpeg"/>
</draw:frame>
</text:a>
 <text:a xlink:type="simple" xlink:href="https://static.ukrinform.com/photos/2023_05/1684435828-7677.jpeg" text:style-name="Internet_20_link" text:visited-style-name="Visited_20_Internet_20_Link">
<draw:frame draw:style-name="fr1" draw:name="Image264" text:anchor-type="as-char" svg:width="6.9236in" svg:height="3.956343in" draw:z-index="0">
<draw:image xlink:href="../Images/yкринформ/2023-05-18T21-54-00-03-00/630_360_1684435828-7677.jpeg" xlink:type="simple" xlink:show="embed" xlink:actuate="onLoad" draw:mime-type="image/jpeg"/>
</draw:frame>
</text:a>
 <text:a xlink:type="simple" xlink:href="https://static.ukrinform.com/photos/2023_05/1684435828-4188.jpeg" text:style-name="Internet_20_link" text:visited-style-name="Visited_20_Internet_20_Link">
<draw:frame draw:style-name="fr1" draw:name="Image265" text:anchor-type="as-char" svg:width="6.9236in" svg:height="3.956343in" draw:z-index="0">
<draw:image xlink:href="../Images/yкринформ/2023-05-18T21-54-00-03-00/630_360_1684435828-4188.jpeg" xlink:type="simple" xlink:show="embed" xlink:actuate="onLoad" draw:mime-type="image/jpeg"/>
</draw:frame>
</text:a>
 <text:a xlink:type="simple" xlink:href="https://static.ukrinform.com/photos/2023_05/1684435828-8528.jpeg" text:style-name="Internet_20_link" text:visited-style-name="Visited_20_Internet_20_Link">
<draw:frame draw:style-name="fr1" draw:name="Image266" text:anchor-type="as-char" svg:width="6.9236in" svg:height="3.956343in" draw:z-index="0">
<draw:image xlink:href="../Images/yкринформ/2023-05-18T21-54-00-03-00/630_360_1684435828-8528.jpeg" xlink:type="simple" xlink:show="embed" xlink:actuate="onLoad" draw:mime-type="image/jpeg"/>
</draw:frame>
</text:a>
 <text:a xlink:type="simple" xlink:href="https://static.ukrinform.com/photos/2023_05/1684435828-2616.jpeg" text:style-name="Internet_20_link" text:visited-style-name="Visited_20_Internet_20_Link">
<draw:frame draw:style-name="fr1" draw:name="Image267" text:anchor-type="as-char" svg:width="6.9236in" svg:height="3.956343in" draw:z-index="0">
<draw:image xlink:href="../Images/yкринформ/2023-05-18T21-54-00-03-00/630_360_1684435828-2616.jpeg" xlink:type="simple" xlink:show="embed" xlink:actuate="onLoad" draw:mime-type="image/jpeg"/>
</draw:frame>
</text:a>
 <text:a xlink:type="simple" xlink:href="https://static.ukrinform.com/photos/2023_05/1684435828-5663.jpeg" text:style-name="Internet_20_link" text:visited-style-name="Visited_20_Internet_20_Link">
<draw:frame draw:style-name="fr1" draw:name="Image268" text:anchor-type="as-char" svg:width="6.9236in" svg:height="3.956343in" draw:z-index="0">
<draw:image xlink:href="../Images/yкринформ/2023-05-18T21-54-00-03-00/630_360_1684435828-5663.jpeg" xlink:type="simple" xlink:show="embed" xlink:actuate="onLoad" draw:mime-type="image/jpeg"/>
</draw:frame>
</text:a>
 <text:a xlink:type="simple" xlink:href="https://static.ukrinform.com/photos/2023_05/1684435829-1084.jpeg" text:style-name="Internet_20_link" text:visited-style-name="Visited_20_Internet_20_Link">
<draw:frame draw:style-name="fr1" draw:name="Image269" text:anchor-type="as-char" svg:width="6.9236in" svg:height="3.956343in" draw:z-index="0">
<draw:image xlink:href="../Images/yкринформ/2023-05-18T21-54-00-03-00/630_360_1684435829-1084.jpeg" xlink:type="simple" xlink:show="embed" xlink:actuate="onLoad" draw:mime-type="image/jpeg"/>
</draw:frame>
</text:a>
 <text:a xlink:type="simple" xlink:href="https://static.ukrinform.com/photos/2023_05/1684435829-1967.jpeg" text:style-name="Internet_20_link" text:visited-style-name="Visited_20_Internet_20_Link">
<draw:frame draw:style-name="fr1" draw:name="Image270" text:anchor-type="as-char" svg:width="6.9236in" svg:height="3.956343in" draw:z-index="0">
<draw:image xlink:href="../Images/yкринформ/2023-05-18T21-54-00-03-00/630_360_1684435829-1967.jpeg" xlink:type="simple" xlink:show="embed" xlink:actuate="onLoad" draw:mime-type="image/jpeg"/>
</draw:frame>
</text:a>
 <text:a xlink:type="simple" xlink:href="https://static.ukrinform.com/photos/2023_05/1684435829-4611.jpeg" text:style-name="Internet_20_link" text:visited-style-name="Visited_20_Internet_20_Link">
<draw:frame draw:style-name="fr1" draw:name="Image271" text:anchor-type="as-char" svg:width="6.9236in" svg:height="3.956343in" draw:z-index="0">
<draw:image xlink:href="../Images/yкринформ/2023-05-18T21-54-00-03-00/630_360_1684435829-4611.jpeg" xlink:type="simple" xlink:show="embed" xlink:actuate="onLoad" draw:mime-type="image/jpeg"/>
</draw:frame>
</text:a>
 <text:a xlink:type="simple" xlink:href="https://static.ukrinform.com/photos/2023_05/1684435829-9539.jpeg" text:style-name="Internet_20_link" text:visited-style-name="Visited_20_Internet_20_Link">
<draw:frame draw:style-name="fr1" draw:name="Image272" text:anchor-type="as-char" svg:width="6.9236in" svg:height="3.956343in" draw:z-index="0">
<draw:image xlink:href="../Images/yкринформ/2023-05-18T21-54-00-03-00/630_360_1684435829-9539.jpeg" xlink:type="simple" xlink:show="embed" xlink:actuate="onLoad" draw:mime-type="image/jpeg"/>
</draw:frame>
</text:a>
 <text:a xlink:type="simple" xlink:href="https://static.ukrinform.com/photos/2023_05/1684435829-8335.jpeg" text:style-name="Internet_20_link" text:visited-style-name="Visited_20_Internet_20_Link">
<draw:frame draw:style-name="fr1" draw:name="Image273" text:anchor-type="as-char" svg:width="6.9236in" svg:height="3.956343in" draw:z-index="0">
<draw:image xlink:href="../Images/yкринформ/2023-05-18T21-54-00-03-00/630_360_1684435829-8335.jpeg" xlink:type="simple" xlink:show="embed" xlink:actuate="onLoad" draw:mime-type="image/jpeg"/>
</draw:frame>
</text:a>
 <text:a xlink:type="simple" xlink:href="https://static.ukrinform.com/photos/2023_05/1684435829-3001.jpeg" text:style-name="Internet_20_link" text:visited-style-name="Visited_20_Internet_20_Link">
<draw:frame draw:style-name="fr1" draw:name="Image274" text:anchor-type="as-char" svg:width="6.9236in" svg:height="3.956343in" draw:z-index="0">
<draw:image xlink:href="../Images/yкринформ/2023-05-18T21-54-00-03-00/630_360_1684435829-3001.jpeg" xlink:type="simple" xlink:show="embed" xlink:actuate="onLoad" draw:mime-type="image/jpeg"/>
</draw:frame>
</text:a>
</text:p>
      <text:p text:style-name="P4">
During the course, its participants sang the national anthem, "Oh in the meadow of red viburnum" and other patriotic songs, loudly chanting "Glory to Ukraine!-" Heroes of Glory!"," Glory to the nation!" -" Death to enemies!" !", as well as" Russlandterrorstaat!"(Russia is a terrorist state!"A huge brainer with the inscription" Russland = Terrorstaat "was in front of the column - in the reminder of a petition launched in Austria about the recognition of Russia by a terrorist state and the need for its support.</text:p>
      <text:p text:style-name="P4">
<text:span text:style-name="T4">
 Read also: </text:span>
 <text:a xlink:type="simple" xlink:href="https://www.ukrinform.ua/rubric-diaspora/3711120-u-rizi-vidznacili-den-visivanki-ta-vsanuvali-den-pamati-zertv-genocidu-krimskih-tatar.html" text:style-name="Internet_20_link" text:visited-style-name="Visited_20_Internet_20_Link">
<text:span text:style-name="T4">
 embroidery </text:span>
</text:a>
It was reported that every year on the third Thursday of May <text:a xlink:type="simple" xlink:href="https://www.ukrinform.ua/rubric-society/3710730-sogodni-den-visivanki.html" text:style-name="Internet_20_link" text:visited-style-name="Visited_20_Internet_20_Link">
</text:a>
Embroidery Day.</text:p>
      <text:p text:style-name="P4">
May 18 in Ukraine <text:a xlink:type="simple" xlink:href="https://www.ukrinform.ua/rubric-crimea/3710721-sogodni-ukraina-vsanovue-pamat-zertv-deportacii-krimskih-tatar.html" text:style-name="Internet_20_link" text:visited-style-name="Visited_20_Internet_20_Link">
</text:a>
Also the day of memory of the victims of the genocide of the Crimean Tatar people.</text:p>
      <text:p text:style-name="P4">
News Source: <text:a xlink:type="simple" xlink:href="https://www.ukrinform.ua/rubric-diaspora/3711135-centrom-vidna-projsla-visivankova-hoda.html" text:style-name="Internet_20_link" text:visited-style-name="Visited_20_Internet_20_Link">
https://www.ukrinform.ua/rubric-diaspora/3711135-centrom-vidna-projsla-visivankova-hoda.html</text:a>
</text:p>
      <!--NEWS-->
      <text:h text:style-name="P10" text:outline-level="1">
<text:span text:style-name="T4">
The enemy in a day 10 times fired at the border communities of Sumy region</text:span>
</text:h>
      <text:p text:style-name="P4">
Authors: Ukrinform (Person)</text:p>
      <text:p text:style-name="P4">
Publisher: Укринформ (Organization)</text:p>
      <text:p text:style-name="P4">
Published Time: 2023-05-18T21:59:00+03:00</text:p>
      <text:p text:style-name="P4">
Modified Time: 2023-05-18T21:59:00+03:00</text:p>
      <text:p text:style-name="P4">
Description: Russian troops on Thursday, May 18, carried out 10 shelling of border communities of Sumy region. - Ukrinform.</text:p>
      <text:p text:style-name="P4">
Images: ["<text:a xlink:type="simple" xlink:href="https://static.ukrinform.com/photos/2022_10/thumb_files/630_360_1667124180-530.jpg" text:style-name="Internet_20_link" text:visited-style-name="Visited_20_Internet_20_Link">
630_360_16671...</text:a>
"]</text:p>
      <text:p text:style-name="P4">
Tags: ['Обстріл', 'Сумщина', 'Війна з Росією']</text:p>
      <text:p text:style-name="P4">
Type: Article</text:p>
      <!--METADATA-->
      <text:p text:style-name="P4">
<draw:frame draw:style-name="fr1" draw:name="Image275" text:anchor-type="as-char" svg:width="6.9236in" svg:height="3.956343in" draw:z-index="0">
<draw:image xlink:href="../Images/yкринформ/2023-05-18T21-59-00-03-00/630_360_1667124180-530.jpg" xlink:type="simple" xlink:show="embed" xlink:actuate="onLoad" draw:mime-type="image/jpeg"/>
</draw:frame>
Ruskivska on Thursday, May 18, 10 shells of border community region were fired.</text:p>
      <text:p text:style-name="P4">
According to Ukrinform, the Sumy Regional Military Administration reports in <text:a xlink:type="simple" xlink:href="https://t.me/Sumy_news_ODA/16261" text:style-name="Internet_20_link" text:visited-style-name="Visited_20_Internet_20_Link">
</text:a>
.</text:p>
      <text:p text:style-name="P4">
“During the day, the Russians made 10 <text:a xlink:type="simple" xlink:href="https://www.ukrinform.ua/tag-obstril" text:style-name="Internet_20_link" text:visited-style-name="Visited_20_Internet_20_Link">
</text:a>
. 62 explosions have been recorded. The settlements of Yunakovskaya, Belopilsk, Novoslobid, Miropil, Esman, Krasnopil communities were fired, ” - the message reads.</text:p>
      <text:p text:style-name="P4">
In the territory of the Yunak community, the enemy beat mortars(7 explosions)Tarathillery(8 explosions).</text:p>
      <text:p text:style-name="P4">
По Білопільській громаді загарбники здійснили мінометний обстріл (12 explosions).</text:p>
      <text:p text:style-name="P4">
У Новослобідській громаді зафіксовано чотири мінометні вибухи.</text:p>
      <text:p text:style-name="P4">
По Миропільській громаді росіяни вдарили з мінометів (3 explosions). Пошкодженожитловий будинок в с. Миропілля.</text:p>
      <text:p text:style-name="P4">
<text:span text:style-name="T4">
Читайте також:</text:span>
 <text:a xlink:type="simple" xlink:href="https://www.ukrinform.ua/rubric-ato/3710984-rosiani-zavdali-udaru-po-selu-cvirkuni-na-harkivsini.html" text:style-name="Internet_20_link" text:visited-style-name="Visited_20_Internet_20_Link">
 </text:a>
In addition, the Russians made a mortar fire(10 explosions)On the village. Studenocyman community. The hostile shelling damaged a private dwelling house, a farm building, a tractor, a field sprayer. Two civilians have obtained contours.</text:p>
      <text:p text:style-name="P4">
In the Krasnopil community, the invaders made mortar fire(18 blades).</text:p>
      <text:p text:style-name="P4">
Як повідомляв <text:a xlink:type="simple" xlink:href="https://www.ukrinform.ua/rubric-regions/3710331-za-ostannij-misac-vijska-rff-ponad-400-raziv-obstrilali-sumsinu.html" text:style-name="Internet_20_link" text:visited-style-name="Visited_20_Internet_20_Link">
 </text:a>
, over the last month, Russian troops fired at Sumy region more than 400 times.</text:p>
      <text:p text:style-name="P4">
News Source: <text:a xlink:type="simple" xlink:href="https://www.ukrinform.ua/rubric-ato/3711136-vorog-za-dobu-10-raziv-obstrilav-prikordonni-gromadi-sumsini.html" text:style-name="Internet_20_link" text:visited-style-name="Visited_20_Internet_20_Link">
https://www.ukrinform.ua/rubric-ato/3711136-vorog-za-dobu-10-raziv-obstrilav-prikordonni-gromadi-sumsini.html</text:a>
</text:p>
      <!--NEWS-->
      <text:h text:style-name="P10" text:outline-level="1">
<text:span text:style-name="T4">
Zelensky announced the withdrawal of Crimean prisoners to the international level</text:span>
</text:h>
      <text:p text:style-name="P4">
Authors: Ukrinform (Person)</text:p>
      <text:p text:style-name="P4">
Publisher: Укринформ (Organization)</text:p>
      <text:p text:style-name="P4">
Published Time: 2023-05-18T22:01:03+03:00</text:p>
      <text:p text:style-name="P4">
Modified Time: 2023-05-18T22:01:03+03:00</text:p>
      <text:p text:style-name="P4">
Description: President of Ukraine Volodymyr Zelensky announced important joint steps with the Majlis and bringing the issue of Crimean prisoners to an international level. - Ukrinform.</text:p>
      <text:p text:style-name="P4">
Images: ["<text:a xlink:type="simple" xlink:href="https://static.ukrinform.com/photos/2023_04/thumb_files/630_360_1682862659-378.jpeg" text:style-name="Internet_20_link" text:visited-style-name="Visited_20_Internet_20_Link">
630_360_16828...</text:a>
"]</text:p>
      <text:p text:style-name="P4">
Tags: ['Кримські татари', 'Меджліс', "Політв'язні Кремля", 'Зеленський']</text:p>
      <text:p text:style-name="P4">
Type: Article</text:p>
      <!--METADATA-->
      <text:p text:style-name="P4">
<draw:frame draw:style-name="fr1" draw:name="Image276" text:anchor-type="as-char" svg:width="6.9236in" svg:height="3.956343in" draw:z-index="0">
<draw:image xlink:href="../Images/yкринформ/2023-05-18T22-01-03-03-00/630_360_1682862659-378.jpeg" xlink:type="simple" xlink:show="embed" xlink:actuate="onLoad" draw:mime-type="image/jpeg"/>
</draw:frame>
President of Ukraine Volodymyr Zelensky announced important joint steps with the Majlis Ivivtsi Issue of Crimean Prisoners to an international level.</text:p>
      <text:p text:style-name="P4">
He told about it in the evening <text:a xlink:type="simple" xlink:href="https://www.youtube.com/watch" text:style-name="Internet_20_link" text:visited-style-name="Visited_20_Internet_20_Link">
</text:a>
Recalling that he visited the Office Crimea Platform on the Day of Remembrance of the Victims of the Genocide of the Crimean Tatar People, Ukrinform reports.</text:p>
      <text:p text:style-name="P4">
*!(http://https://t.me/OP_UA/9526)"I am glad to see that we created the" Crimean Platform "efficiently the power of our country and the Crimean Tatar people. I am glad to know that our joint work with Majlis brings the right result to Ukraine. By the way, some very important joint steps are preparing for the near future. Crimean prisoners and all our people in Crimea are brought to the new international level, "the President said.</text:p>
      <text:p text:style-name="P4">
He recalled that on May 18 we honor the memory of all victims of deportation <text:a xlink:type="simple" xlink:href="https://www.ukrinform.ua/tag-krimski-tatari" text:style-name="Internet_20_link" text:visited-style-name="Visited_20_Internet_20_Link">
</text:a>
.</text:p>
      <text:p text:style-name="P4">
<text:span text:style-name="T4">
 Read also: </text:span>
 <text:a xlink:type="simple" xlink:href="https://www.ukrinform.ua/rubric-crimea/3710714-u-kanadskomu-parlamenti-vsanuvali-zertv-deportacii-krimskih-tatar.html" text:style-name="Internet_20_link" text:visited-style-name="Visited_20_Internet_20_Link">
</text:a>
"It was one of the most serious crimes of the twentieth century - the whole people were taken away by force and forced to live in a foreign country for decades. Zelensky noted.</text:p>
      <text:p text:style-name="P4">
That is why, according to him, to return justice for all our people, to guarantee freedom for the whole of our country without any exception-this is a historical task. "The task of all who protect the state, everyone who elected Ukraine and therefore will win," the President emphasized.</text:p>
      <text:p text:style-name="P4">
In addition, the Head of State stressed that we do not forget about the quiet people whom the occupier holds in captivity for a moment.</text:p>
      <text:p text:style-name="P4">
<text:span text:style-name="T4">
 Read also: </text:span>
 <text:a xlink:type="simple" xlink:href="https://www.ukrinform.ua/rubric-crimea/3698245-peresliduvanna-krimskih-tatar-lubinec-pidtrimav-vimogi-komisara-radi-evropi.html" text:style-name="Internet_20_link" text:visited-style-name="Visited_20_Internet_20_Link">
</text:a>
"About prisoners of Ukrainians, about repressed in the occupied territories. About those who are in occupied cities and communities and awaits the return of our country, our country. We have to release all our people and all our land of Rabbi About one and a state, and we do not stop for victory, "Zelensky emphasized.</text:p>
      <text:p text:style-name="P4">
News Source: <text:a xlink:type="simple" xlink:href="https://www.ukrinform.ua/rubric-crimea/3711137-zelenskij-anonsuvav-vivedenna-pitanna-krimskih-vazniv-na-miznarodnij-riven.html" text:style-name="Internet_20_link" text:visited-style-name="Visited_20_Internet_20_Link">
https://www.ukrinform.ua/rubric-crimea/3711137-zelenskij-anonsuvav-vivedenna-pitanna-krimskih-vazniv-na-miznarodnij-riven.html</text:a>
</text:p>
      <!--NEWS-->
      <text:h text:style-name="P10" text:outline-level="1">
<text:span text:style-name="T4">
Moldova and the US signed an Open Sky Agreement</text:span>
</text:h>
      <text:p text:style-name="P4">
Authors: Ukrinform (Person)</text:p>
      <text:p text:style-name="P4">
Publisher: Укринформ (Organization)</text:p>
      <text:p text:style-name="P4">
Published Time: 2023-05-18T22:22:00+03:00</text:p>
      <text:p text:style-name="P4">
Modified Time: 2023-05-18T22:22:00+03:00</text:p>
      <text:p text:style-name="P4">
Description: The authorities of the Republic of Moldova and the United States have signed an agreement on air transport liberalization on Thursday. - Ukrinform.</text:p>
      <text:p text:style-name="P4">
Images: ["<text:a xlink:type="simple" xlink:href="https://static.ukrinform.com/photos/2023_05/thumb_files/630_360_1684438070-921.jpg" text:style-name="Internet_20_link" text:visited-style-name="Visited_20_Internet_20_Link">
630_360_16844...</text:a>
", "<text:a xlink:type="simple" xlink:href="https://static.ukrinform.com/photos/2023_05/1684438070-861.jpg" text:style-name="Internet_20_link" text:visited-style-name="Visited_20_Internet_20_Link">
1684438070-86...</text:a>
", "<text:a xlink:type="simple" xlink:href="https://static.ukrinform.com/photos/2023_05/1684438070-722.jpg" text:style-name="Internet_20_link" text:visited-style-name="Visited_20_Internet_20_Link">
1684438070-72...</text:a>
"]</text:p>
      <text:p text:style-name="P4">
Tags: ['Молдова', 'США', 'Договір про відкрите небо']</text:p>
      <text:p text:style-name="P4">
Type: Article</text:p>
      <!--METADATA-->
      <text:p text:style-name="P4">
<draw:frame draw:style-name="fr1" draw:name="Image277" text:anchor-type="as-char" svg:width="6.9236in" svg:height="3.956343in" draw:z-index="0">
<draw:image xlink:href="../Images/yкринформ/2023-05-18T22-22-00-03-00/630_360_1684438070-921.jpg" xlink:type="simple" xlink:show="embed" xlink:actuate="onLoad" draw:mime-type="image/jpeg"/>
</draw:frame>
Vladarespublika of Moldova and the US signed an agreement on liberalization of air transport on Thursday.</text:p>
      <text:p text:style-name="P4">
As Ukrinform reports, it reports <text:a xlink:type="simple" xlink:href="https://point.md/ru/novosti/obschestvo/priamye-reisy-iz-kishineva-v-ssha-vlasti-podpisali-soglashenie-o-vozdushnom-prostranstve/" text:style-name="Internet_20_link" text:visited-style-name="Visited_20_Internet_20_Link">
</text:a>
.</text:p>
      <text:p text:style-name="P4">
“Today we have the opportunity to sign an agreement on cooperation with economic, social and strategic influence, which will promote even more strengthening of the powerful relations between our states, which will bring us economic advantages, ultimate operators, ”said Lilia Dabidzha, Minister of Infrastructure of Regional Development of Moldova.</text:p>
      <text:p text:style-name="P4">
<draw:frame draw:style-name="fr1" draw:name="Image278" text:anchor-type="as-char" svg:width="6.9236in" svg:height="4.615733in" draw:z-index="0">
<draw:image xlink:href="../Images/yкринформ/2023-05-18T22-22-00-03-00/1684438070-861.jpg" xlink:type="simple" xlink:show="embed" xlink:actuate="onLoad" draw:mime-type="image/jpeg"/>
</draw:frame>
The signed document will allow direct flights from Chisinau to the destination in <text:a xlink:type="simple" xlink:href="https://www.ukrinform.ua/tag-ssa" text:style-name="Internet_20_link" text:visited-style-name="Visited_20_Internet_20_Link">
</text:a>
On the contrary, the Minister reported.</text:p>
      <text:p text:style-name="P4">
<draw:frame draw:style-name="fr1" draw:name="Image279" text:anchor-type="as-char" svg:width="6.9236in" svg:height="4.615733in" draw:z-index="0">
<draw:image xlink:href="../Images/yкринформ/2023-05-18T22-22-00-03-00/1684438070-722.jpg" xlink:type="simple" xlink:show="embed" xlink:actuate="onLoad" draw:mime-type="image/jpeg"/>
</draw:frame>
US representatives stressed that an agreement is an important step in the way of investing in this area.</text:p>
      <text:p text:style-name="P4">
"This is an important step towards increasing investments, closer relations between international countries in terms of security, and in the sense of the domosphere by the efforts of the Republicimoldov to ensure a strong and transparent business environment," said US Secretary of State for Management and Resources Richard Verma.</text:p>
      <text:p text:style-name="P4">
<text:span text:style-name="T4">
 Read also: </text:span>
 <text:a xlink:type="simple" xlink:href="https://www.ukrinform.ua/rubric-world/3710930-moldova-hoce-priednatisa-do-es-aknajsvidse-cerez-zagrozu-z-boku-rosii-sandu.html" text:style-name="Internet_20_link" text:visited-style-name="Visited_20_Internet_20_Link">
<text:span text:style-name="T4">
 Moldova </text:span>
</text:a>
He added that the Open Sky Agreement will help airlines to offers to the offices more convenient, affordable and efficient services.</text:p>
      <text:p text:style-name="P4">
As reported <text:a xlink:type="simple" xlink:href="https://www.ukrinform.ua/rubric-world/3710212-derzdep-pro-aviarejsi-rf-do-gruzii-ne-cas-posiluvati-spivpracu-z-rosieu.html" text:style-name="Internet_20_link" text:visited-style-name="Visited_20_Internet_20_Link">
</text:a>
, the US Department of the United States commented on the decision of the President of the Russian Federation Vladimirapoutin to abolish the visa regime for Georgian citizens and restore the assault with Georgia.</text:p>
      <text:p text:style-name="P4">
<text:span text:style-name="T5">
Foto: moldova1</text:span>
</text:p>
      <text:p text:style-name="P4">
News Source: <text:a xlink:type="simple" xlink:href="https://www.ukrinform.ua/rubric-world/3711141-moldova-i-ssa-pidpisali-ugodu-pro-vidkrite-nebo.html" text:style-name="Internet_20_link" text:visited-style-name="Visited_20_Internet_20_Link">
https://www.ukrinform.ua/rubric-world/3711141-moldova-i-ssa-pidpisali-ugodu-pro-vidkrite-nebo.html</text:a>
</text:p>
      <!--NEWS-->
      <text:h text:style-name="P10" text:outline-level="1">
<text:span text:style-name="T4">
Russia's decision to suspend participation in the nuclear weapons agreement is irresponsible - State Department</text:span>
</text:h>
      <text:p text:style-name="P4">
Authors: Ukrinform (Person)</text:p>
      <text:p text:style-name="P4">
Publisher: Укринформ (Organization)</text:p>
      <text:p text:style-name="P4">
Published Time: 2023-05-18T22:44:00+03:00</text:p>
      <text:p text:style-name="P4">
Modified Time: 2023-05-18T22:44:00+03:00</text:p>
      <text:p text:style-name="P4">
Description: The United States continues to be committed to the Sono III treaty between Washington and Moscow and consider the suspension of Russia's participation in it as an "irresponsible" step that does not meet the interests of security for the whole world. - Ukrinform.</text:p>
      <text:p text:style-name="P4">
Images: ["<text:a xlink:type="simple" xlink:href="https://static.ukrinform.com/photos/2022_10/thumb_files/630_360_1666031974-150.jpg" text:style-name="Internet_20_link" text:visited-style-name="Visited_20_Internet_20_Link">
630_360_16660...</text:a>
"]</text:p>
      <text:p text:style-name="P4">
Tags: ['США', 'Ядерна зброя', 'Держдеп', 'Росія', 'Ракетний договір']</text:p>
      <text:p text:style-name="P4">
Type: Article</text:p>
      <!--METADATA-->
      <text:p text:style-name="P4">
<draw:frame draw:style-name="fr1" draw:name="Image280" text:anchor-type="as-char" svg:width="6.9236in" svg:height="3.956343in" draw:z-index="0">
<draw:image xlink:href="../Images/yкринформ/2023-05-18T22-44-00-03-00/630_360_1666031974-150.jpg" xlink:type="simple" xlink:show="embed" xlink:actuate="onLoad" draw:mime-type="image/jpeg"/>
</draw:frame>
The connection continues to be committed to the Sono III treaty between Washington and Moscow, which weighs the suspension of Russia's participation in it as an "irresponsible" step that does not meet the interests of security for the whole world.</text:p>
      <text:p text:style-name="P4">
This was stated on Thursday during a briefing in Washington by the Deputy District State Administration Vedant Patel, reports Ukrinform's own correspondent.</text:p>
      <text:p text:style-name="P4">
"We adhere to this Agreement, and Russia's decisions in the unilateral order to fulfill our participation in S-III is annoying and irresponsible,"- emphasized the representative of the US Foreign Ministry.</text:p>
      <text:p text:style-name="P4">
He noted that the Sono III treaty strengthened the security interests not only of the United States and Russia, but also in other countries.</text:p>
      <text:p text:style-name="P4">
"We believe that the world will live better when both of our countries will fulfill the Senoi III," the State Department representative said. Therefore, according to him, the United States will continue to work on maintaining the contract.</text:p>
      <text:p text:style-name="P4">
<text:span text:style-name="T4">
 Read also: </text:span>
 <text:a xlink:type="simple" xlink:href="https://www.ukrinform.ua/rubric-ato/3708845-akso-putin-zastosue-adernu-zbrou-nastupnogo-dna-jogo-ne-bude-zelenskij.html" text:style-name="Internet_20_link" text:visited-style-name="Visited_20_Internet_20_Link">
<text:span text:style-name="T4">
 nuclear </text:span>
 <text:span text:style-name="T4">
 weapons </text:span>
</text:a>
As reported by Ukrinform, the US and Russia treaty on measures to further cosmic and restriction of strategic <text:a xlink:type="simple" xlink:href="https://www.ukrinform.ua/tag-aderna-zbroa" text:style-name="Internet_20_link" text:visited-style-name="Visited_20_Internet_20_Link">
</text:a>
S-III)It was signed by the parties in April 2010 and acquired the validity of February 2011. The document was designed for ten years, with the possibility of five years by agreement of the parties.</text:p>
      <text:p text:style-name="P4">
At the beginning of 2021 the contract was extended. However, in February 2023, Russia had participated in S-III.</text:p>
      <text:p text:style-name="P4">
News Source: <text:a xlink:type="simple" xlink:href="https://www.ukrinform.ua/rubric-world/3711133-risenna-rosii-prizupiniti-ucast-u-dogovori-pro-aderni-ozbroenna-e-bezvidpovidalnim-derzdep.html" text:style-name="Internet_20_link" text:visited-style-name="Visited_20_Internet_20_Link">
https://www.ukrinform.ua/rubric-world/3711133-risenna-rosii-prizupiniti-ucast-u-dogovori-pro-aderni-ozbroenna-e-bezvidpovidalnim-derzdep.html</text:a>
</text:p>
      <!--NEWS-->
      <text:h text:style-name="P10" text:outline-level="1">
<text:span text:style-name="T4">
World Cup 2023 with Hockey: Sweden's national team defeated the Hungarians, the victory of the Czech Republic, Germany and Switzerland</text:span>
</text:h>
      <text:p text:style-name="P4">
Authors: Ukrinform (Person)</text:p>
      <text:p text:style-name="P4">
Publisher: Укринформ (Organization)</text:p>
      <text:p text:style-name="P4">
Published Time: 2023-05-18T22:59:00+03:00</text:p>
      <text:p text:style-name="P4">
Modified Time: 2023-05-18T22:59:00+03:00</text:p>
      <text:p text:style-name="P4">
Description: At the 2023 World Cup in Tampere (Finland) and Riga (Latvia), the fourth circle dies ended. - Ukrinform.</text:p>
      <text:p text:style-name="P4">
Images: ["<text:a xlink:type="simple" xlink:href="https://static.ukrinform.com/photos/2023_05/thumb_files/630_360_1684439398-342.jpg" text:style-name="Internet_20_link" text:visited-style-name="Visited_20_Internet_20_Link">
630_360_16844...</text:a>
"]</text:p>
      <text:p text:style-name="P4">
Tags: ['Чемпіонат світу', 'хокей']</text:p>
      <text:p text:style-name="P4">
Type: Article</text:p>
      <!--METADATA-->
      <text:p text:style-name="P4">
<draw:frame draw:style-name="fr1" draw:name="Image281" text:anchor-type="as-char" svg:width="6.9236in" svg:height="3.956343in" draw:z-index="0">
<draw:image xlink:href="../Images/yкринформ/2023-05-18T22-59-00-03-00/630_360_1684439398-342.jpg" xlink:type="simple" xlink:show="embed" xlink:actuate="onLoad" draw:mime-type="image/jpeg"/>
</draw:frame>
The World-2023 World Warmake(Finland)and Riga(Latvia)The fights of the fourth circle of draw ended.</text:p>
      <text:p text:style-name="P4">
The fourth victory was continued by the Swedish national team, which confidently played the Hungarian team - 7: 1(3:1, 3:0, 1:0), reports Ukrinform.</text:p>
      <text:p text:style-name="P4">
In other matches of Thursday, the Czech Republic won a volitional victory over Slovenia - 6: 2(0:2, 1:0, 5:0), Germany beat Denmark - 6: 4(0:1, 3:1, 3:2), and Switzerzhav was a mountain over Slovakia - 4: 2(1:0, 1:2, 2:0).</text:p>
      <text:p text:style-name="P4">
<text:span text:style-name="T5">
Турнірне становище:</text:span>
</text:p>
      <text:p text:style-name="P4">
група А: США - 12 очок, Швеція - 11, Данія - 8, Фінляндія - 7, Франція - 4,Німеччина - 3, Угорщина - 2, Австрія - 1;</text:p>
      <text:p text:style-name="P4">
група В : Швейцарія - 12 очок, Канада - 11, Чехія - 10, Латвія - 5, Словаччина- 4, Норвегія - 4, Казахстан - 2, Словенія - 0.</text:p>
      <text:p text:style-name="P4">
У наступному турі 19-20 травня зіграють: Угорщина - Фінляндія, Австрія -Німеччина, Латвія - Словенія, Казахстан - Словаччина, США - Данія, Швеція -Франція, Канада - Швейцарія, Норвегія - Чехія.</text:p>
      <text:p text:style-name="P4">
Чемпіонат світу з хокею триватиме до 28 травня.</text:p>
      <text:p text:style-name="P4">
Фото: AFP.</text:p>
      <text:p text:style-name="P4">
News Source: <text:a xlink:type="simple" xlink:href="https://www.ukrinform.ua/rubric-sports/3711145-cs2023-z-hokeu-zbirna-svecii-rozgromila-ugorsinu-peremogi-nimeccini-ta-svejcarii.html" text:style-name="Internet_20_link" text:visited-style-name="Visited_20_Internet_20_Link">
https://www.ukrinform.ua/rubric-sports/3711145-cs2023-z-hokeu-zbirna-svecii-rozgromila-ugorsinu-peremogi-nimeccini-ta-svejcarii.html</text:a>
</text:p>
      <!--NEWS-->
      <text:h text:style-name="P10" text:outline-level="1">
<text:span text:style-name="T4">
The UN indicated that it was receiving weapons from other states for war against Ukraine</text:span>
</text:h>
      <text:p text:style-name="P4">
Authors: Ukrinform (Person)</text:p>
      <text:p text:style-name="P4">
Publisher: Укринформ (Organization)</text:p>
      <text:p text:style-name="P4">
Published Time: 2023-05-18T23:01:00+03:00</text:p>
      <text:p text:style-name="P4">
Modified Time: 2023-05-18T23:01:00+03:00</text:p>
      <text:p text:style-name="P4">
Description: The Deputy High Head of the United Nations on the disarmament of the EBO adaptation of Russia, which convened the Radbez to discuss the supply of weapons to Ukraine that the Armed Forces of the Russian Federation themselves receive weapons from abroad. - Ukrinform.</text:p>
      <text:p text:style-name="P4">
Images: ["<text:a xlink:type="simple" xlink:href="https://static.ukrinform.com/photos/2023_05/thumb_files/630_360_1684439893-902.jpeg" text:style-name="Internet_20_link" text:visited-style-name="Visited_20_Internet_20_Link">
630_360_16844...</text:a>
"]</text:p>
      <text:p text:style-name="P4">
Tags: ['ООН', 'Україна', 'Зброя', 'Війна з Росією']</text:p>
      <text:p text:style-name="P4">
Type: Article</text:p>
      <!--METADATA-->
      <text:p text:style-name="P4">
<draw:frame draw:style-name="fr1" draw:name="Image282" text:anchor-type="as-char" svg:width="6.9236in" svg:height="3.956343in" draw:z-index="0">
<draw:image xlink:href="../Images/yкринформ/2023-05-18T23-01-00-03-00/630_360_1684439893-902.jpeg" xlink:type="simple" xlink:show="embed" xlink:actuate="onLoad" draw:mime-type="image/jpeg"/>
</draw:frame>
The Deputy High Head of the UN for Disarmament of the EBO Adding pointed out to Russia, which was amazed by the Radbez to discuss supplies of weapons to Ukraine that the RFSami armed forces receive weapons from abroad.</text:p>
      <text:p text:style-name="P4">
According to Ukrinform correspondent in New York, he stated this by the Security Council by reporting from the UN Secretariat.</text:p>
      <text:p text:style-name="P4">
He noted that information from governments on the supply of weapons of Iboelli -electricity systems is available in open sources. These deliveries include heavy weapons, including tanks, APCs, helicopters, helicopters, large -caliberneartilers, missile complexes, drones, ammunition by exstal management, small arms, light weapons, he said.</text:p>
      <text:p text:style-name="P4">
However, he said, Russia receives weapons from abroad.</text:p>
      <text:p text:style-name="P4">
<text:span text:style-name="T4">
 Read also: </text:span>
 <text:a xlink:type="simple" xlink:href="https://www.ukrinform.ua/rubric-crimea/3711124-v-oon-spodivautsa-so-vsi-prava-krimskih-tatar-dotrimuvatimutsa.html" text:style-name="Internet_20_link" text:visited-style-name="Visited_20_Internet_20_Link">
<text:span text:style-name="T4">
 UN </text:span>
</text:a>
“At the same time, states are reported that states are passing or planning to pass weapons, such as drones and ammunition with Russian armed forces for use in Ukraine. Moreover, the media reported the transmission of conventional types of ordinary weapons, including artillery missile systems, non -state groups that are involved in the war in Ukraine, ”the EBO said.</text:p>
      <text:p text:style-name="P4">
He recalled that the Office of the High Commissioner for Human Rights recorded the beginning of a full -scale invasion of 23 821 victim among civilian regulations in Ukraine - 8 836 killed and 14,985 wounded, "actual digits are likely to be much higher."</text:p>
      <text:p text:style-name="P4">
<text:span text:style-name="T4">
 Read also: </text:span>
 <text:a xlink:type="simple" xlink:href="https://www.ukrinform.ua/rubric-world/3710649-gensek-oon-prodovzenna-zernovoi-ugodi-e-garnou-novinou-dla-svitu.html" text:style-name="Internet_20_link" text:visited-style-name="Visited_20_Internet_20_Link">
<text:span text:style-name="T4">
 UN </text:span>
</text:a>
The UN representative also spoke about the destruction of infrastructure, residential buildings, schools, roads and bridges, and attacks on power plants.</text:p>
      <text:p text:style-name="P4">
As reported <text:a xlink:type="simple" xlink:href="https://www.ukrinform.ua/rubric-polytics/3711132-rosia-skarzitimetsa-radbezu-oon-na-te-so-ukraina-zbivae-ii-raketi-kislica.html" text:style-name="Internet_20_link" text:visited-style-name="Visited_20_Internet_20_Link">
</text:a>
, Russia has once again convened a meeting of the UN Security Council to discuss the supply of weapons to Ukraine.</text:p>
      <text:p text:style-name="P4">
News Source: <text:a xlink:type="simple" xlink:href="https://www.ukrinform.ua/rubric-ato/3711146-v-oon-vkazali-rosii-so-vona-otrimue-zbrou-z-insih-derzav-dla-vijni-proti-ukraini.html" text:style-name="Internet_20_link" text:visited-style-name="Visited_20_Internet_20_Link">
https://www.ukrinform.ua/rubric-ato/3711146-v-oon-vkazali-rosii-so-vona-otrimue-zbrou-z-insih-derzav-dla-vijni-proti-ukraini.html</text:a>
</text:p>
      <!--NEWS-->
      <text:h text:style-name="P10" text:outline-level="1">
<text:span text:style-name="T4">
Ukraine is trying to convey to the Arab countries its formula of peace - Yermak</text:span>
</text:h>
      <text:p text:style-name="P4">
Authors: Ukrinform (Person)</text:p>
      <text:p text:style-name="P4">
Publisher: Укринформ (Organization)</text:p>
      <text:p text:style-name="P4">
Published Time: 2023-05-18T23:13:00+03:00</text:p>
      <text:p text:style-name="P4">
Modified Time: 2023-05-18T23:13:00+03:00</text:p>
      <text:p text:style-name="P4">
Description: Ukraine wants to protect all states of the world from the aggression that itself has arisen, and is trying to bring it to the Arab world. - Ukrinform.</text:p>
      <text:p text:style-name="P4">
Images: ["<text:a xlink:type="simple" xlink:href="https://static.ukrinform.com/photos/2023_05/thumb_files/630_360_1684440786-172.jpg" text:style-name="Internet_20_link" text:visited-style-name="Visited_20_Internet_20_Link">
630_360_16844...</text:a>
"]</text:p>
      <text:p text:style-name="P4">
Tags: ['Саудівська Аравія', 'Єрмак', 'Війна з Росією', 'Формула миру']</text:p>
      <text:p text:style-name="P4">
Type: Article</text:p>
      <!--METADATA-->
      <text:p text:style-name="P4">
<draw:frame draw:style-name="fr1" draw:name="Image283" text:anchor-type="as-char" svg:width="6.9236in" svg:height="3.956343in" draw:z-index="0">
<draw:image xlink:href="../Images/yкринформ/2023-05-18T23-13-00-03-00/630_360_1684440786-172.jpg" xlink:type="simple" xlink:show="embed" xlink:actuate="onLoad" draw:mime-type="image/jpeg"/>
</draw:frame>
Ukraine is to protect all states of the world from the aggression that itself has emerged to bring it to the Arab world.</text:p>
      <text:p text:style-name="P4">
According to Ukrinform correspondent, about it in <text:a xlink:type="simple" xlink:href="https://t.me/s/ermaka2022" text:style-name="Internet_20_link" text:visited-style-name="Visited_20_Internet_20_Link">
</text:a>
From Saudi Arabia, the head of the Presidential Office of Ukraine Andriy Yermak told.</text:p>
      <text:p text:style-name="P4">
“Ukraine seeks to convey to the Arab world as it sees the end of this <text:a xlink:type="simple" xlink:href="https://www.ukrinform.ua/tag-vijna" text:style-name="Internet_20_link" text:visited-style-name="Visited_20_Internet_20_Link">
</text:a>
How to protect the states of the world of distinguished aggression, and, in particular, to convey the formula of peace proposed by President Vladimirzelen, ”the Yermak telegram reads.</text:p>
      <text:p text:style-name="P4">
It is noted that "this formula is fully based on the principles of international law and the UN Charter." "We will greet the participation of Saudi Arabia and other Arab countries in the future of the Peace Summit, in which leaders from all over the world will be able to find a decision on the basis of the formula of President Zelensky's peace to find this war in the center of Europe," the post states.</text:p>
      <text:p text:style-name="P4">
Yermak also noted that "even in difficult circumstances, Ukraine is awarded global problems, including the issues of world food security, which is facilitated by the initiative of President Vladimir Zelensky Grain Form Ukraine".</text:p>
      <text:p text:style-name="P4">
In addition, the head of the Presidential Office "noted the role of the kingdom of careful exchange of prisoners, which made a large number of Ukrainian and foreign citizens released." "Ukraine is grateful for the humanitarian aid received from the Arab world, in particular from Saudi Arabia, when the Russian Federation has been trying for several months to strike missiles and Iranian drones to destroy energy infrastructure, to leave millions of our citizens, heating and water supply and water. Winterv.</text:p>
      <text:p text:style-name="P4">
<text:span text:style-name="T4">
 Read also: </text:span>
 <text:a xlink:type="simple" xlink:href="https://www.ukrinform.ua/rubric-ato/3711110-zelenskij-mi-ne-maemo-potrapiti-v-omanu-koli-rosia-pocne-govoriti-pro-mir.html" text:style-name="Internet_20_link" text:visited-style-name="Visited_20_Internet_20_Link">
</text:a>
At the end, Yermak emphasized that "the Ukrainian side is ready to communicate with carriages and leaders who make certain proposals for peaceful regulation and end of the war, but does not accept any negotiations with any compromises concerning our territory and our people."</text:p>
      <text:p text:style-name="P4">
<text:span text:style-name="T5">
Foto: op</text:span>
</text:p>
      <text:p text:style-name="P4">
News Source: <text:a xlink:type="simple" xlink:href="https://www.ukrinform.ua/rubric-polytics/3711148-ukraina-namagaetsa-donesti-do-arabskih-krain-svou-formulu-miru-ermak.html" text:style-name="Internet_20_link" text:visited-style-name="Visited_20_Internet_20_Link">
https://www.ukrinform.ua/rubric-polytics/3711148-ukraina-namagaetsa-donesti-do-arabskih-krain-svou-formulu-miru-ermak.html</text:a>
</text:p>
      <!--NEWS-->
      <text:h text:style-name="P10" text:outline-level="1">
<text:span text:style-name="T4">
The court chose a precaution by Knyazev - arrest with a pledge of ₴ 107 million</text:span>
</text:h>
      <text:p text:style-name="P4">
Authors: Ukrinform (Person)</text:p>
      <text:p text:style-name="P4">
Publisher: Укринформ (Organization)</text:p>
      <text:p text:style-name="P4">
Published Time: 2023-05-18T23:21:00+03:00</text:p>
      <text:p text:style-name="P4">
Modified Time: 2023-05-18T23:21:00+03:00</text:p>
      <text:p text:style-name="P4">
Description: The Supreme Anti -Corruption Court elected the exchanging of the Supreme Court of Vsevolod Knyazev a preventive measure in the form of detention with the possibility of introducing ₴ 107 million 360 thousand.</text:p>
      <text:p text:style-name="P4">
— Укрінформ.: </text:p>
      <text:p text:style-name="P4">
Images: ["<text:a xlink:type="simple" xlink:href="https://static.ukrinform.com/photos/2023_05/thumb_files/630_360_1684441248-220.jpg" text:style-name="Internet_20_link" text:visited-style-name="Visited_20_Internet_20_Link">
630_360_16844...</text:a>
"]</text:p>
      <text:p text:style-name="P4">
Tags: ['Арешт', 'Хабар', 'Князєв', 'Корупція', 'Застава', 'Вищий антикорупційний суд']</text:p>
      <text:p text:style-name="P4">
Type: Article</text:p>
      <!--METADATA-->
      <text:p text:style-name="P4">
<draw:frame draw:style-name="fr1" draw:name="Image284" text:anchor-type="as-char" svg:width="6.9236in" svg:height="3.956343in" draw:z-index="0">
<draw:image xlink:href="../Images/yкринформ/2023-05-18T23-21-00-03-00/630_360_1684441248-220.jpg" xlink:type="simple" xlink:show="embed" xlink:actuate="onLoad" draw:mime-type="image/jpeg"/>
</draw:frame>
The High Anti -Corruption Court elected the exchanging of the Supreme Court of Vsevolod the princelyzhuzhuzhuzhzhny event in the form of detention with the possibility of introducing ₴ 107 million 360 thousand.</text:p>
      <text:p text:style-name="P4">
The corresponding decision was announced by the investigating judge, Ukrinform reports.</text:p>
      <text:p text:style-name="P4">
The court decided to send Knyazev into custody for 60 days with an alternative to a pledge of 107 million 360 thousand hryvnias.</text:p>
      <text:p text:style-name="P4">
The prosecutors were sorely elected a pre -trial detention measure in the form of a detention with an alternative to UAH 150 million. Narguarded such a petition by the fact that the expert <text:a xlink:type="simple" xlink:href="https://www.ukrinform.ua/tag-verhovnij-sud" text:style-name="Internet_20_link" text:visited-style-name="Visited_20_Internet_20_Link">
</text:a>
It can be hidden in Ukraine or abroad, influence witnesses, experts, judges of the Armed Forces, or even destroy dioxide.</text:p>
      <text:p text:style-name="P4">
Knyazev himself and his lawyers asked the court to choose a measure of restraint, not related to detention.</text:p>
      <text:p text:style-name="P4">
<text:span text:style-name="T4">
 Read also: </text:span>
 <text:a xlink:type="simple" xlink:href="https://www.ukrinform.ua/rubric-society/3710974-advokat-stverdzue-so-zi-slidstvom-spivpracuvav-pid-prikrittam-davnij-znajomij-knazeva.html" text:style-name="Internet_20_link" text:visited-style-name="Visited_20_Internet_20_Link">
<text:span text:style-name="T4">
 Knyazev </text:span>
</text:a>
As reported by Ukrinform, May 15, <text:a xlink:type="simple" xlink:href="https://www.ukrinform.ua/rubric-society/3709683-nabu-i-sap-vikrili-masstabnu-korupciu-u-verhovnomu-sudi.html" text:style-name="Internet_20_link" text:visited-style-name="Visited_20_Internet_20_Link">
</text:a>
Obtaining undue benefits by the management and judges of the Supreme Court. The law enforcement officers detained the chairman of the Knyazev Armed Forces and seized $ 2.7 million.</text:p>
      <text:p text:style-name="P4">
May 16, 2023 during the Plenum of the Supreme Court <text:a xlink:type="simple" xlink:href="https://www.ukrinform.ua/rubric-society/3710076-suddi-verhovnogo-sudu-progolosuvali-za-vislovlenna-nedoviri-knazevu.html" text:style-name="Internet_20_link" text:visited-style-name="Visited_20_Internet_20_Link">
</text:a>
Distribution of the current head of Uknyazyev. The judges also adopted the resolution of the Plenum of the Armed Forces on the termination of the authority of the Chairman of the Armed Forces Knyazev.</text:p>
      <text:p text:style-name="P4">
May 17, the Supreme Anti -Corruption Court <text:a xlink:type="simple" xlink:href="https://www.ukrinform.ua/rubric-society/3710545-vaks-vidmovivsa-zadovolniti-skargu-zahistu-knazeva-na-jogo-zatrimanna.html" text:style-name="Internet_20_link" text:visited-style-name="Visited_20_Internet_20_Link">
</text:a>
Knyazev's protection for his detention.</text:p>
      <text:p text:style-name="P4">
<text:span text:style-name="T4">
 Read also: </text:span>
 <text:a xlink:type="simple" xlink:href="https://www.ukrinform.ua/rubric-polytics/3710728-ukraina-spodivaetsa-so-zatrimanna-knazeva-ne-vpline-na-politicnij-kalendar-vidnosin-z-es.html" text:style-name="Internet_20_link" text:visited-style-name="Visited_20_Internet_20_Link">
</text:a>
May 18 <text:a xlink:type="simple" xlink:href="https://www.ukrinform.ua/rubric-society/3710933-vrp-nadala-dozvil-na-utrimanna-eksgolovi-knazeva-pid-vartou.html" text:style-name="Internet_20_link" text:visited-style-name="Visited_20_Internet_20_Link">
</text:a>
Submission of the Specialized Anti -Corruption Prosecutor's Office to grant a prison permit by print.<text:span text:style-name="T5">
Foto: public</text:span>
</text:p>
      <text:p text:style-name="P4">
News Source: <text:a xlink:type="simple" xlink:href="https://www.ukrinform.ua/rubric-society/3711149-sud-obrav-zapobiznij-zahid-knazevu.html" text:style-name="Internet_20_link" text:visited-style-name="Visited_20_Internet_20_Link">
https://www.ukrinform.ua/rubric-society/3711149-sud-obrav-zapobiznij-zahid-knazevu.html</text:a>
</text:p>
      <!--NEWS-->
      <text:h text:style-name="P10" text:outline-level="1">
<text:span text:style-name="T4">
The Defense Ministry reminded that it is forbidden to publish on social networks during the war</text:span>
</text:h>
      <text:p text:style-name="P4">
Authors: Ukrinform (Person)</text:p>
      <text:p text:style-name="P4">
Publisher: Укринформ (Organization)</text:p>
      <text:p text:style-name="P4">
Published Time: 2023-05-18T23:42:00+03:00</text:p>
      <text:p text:style-name="P4">
Modified Time: 2023-05-18T23:42:00+03:00</text:p>
      <text:p text:style-name="P4">
Description: Deputy Minister of Defense Anna Malyar reminded that it is forbidden to publish on social networks so as not to give the enemy the forces of Ukraine's air defense. - Ukrinform.</text:p>
      <text:p text:style-name="P4">
Images: ["<text:a xlink:type="simple" xlink:href="https://static.ukrinform.com/photos/2023_02/thumb_files/630_360_1676289053-714.jpg" text:style-name="Internet_20_link" text:visited-style-name="Visited_20_Internet_20_Link">
630_360_16762...</text:a>
"]</text:p>
      <text:p text:style-name="P4">
Tags: ['Міноборони', 'Соцмережі', 'Війна з Росією', 'ППО']</text:p>
      <text:p text:style-name="P4">
Type: Article</text:p>
      <!--METADATA-->
      <text:p text:style-name="P4">
<draw:frame draw:style-name="fr1" draw:name="Image285" text:anchor-type="as-char" svg:width="6.9236in" svg:height="3.956343in" draw:z-index="0">
<draw:image xlink:href="../Images/yкринформ/2023-05-18T23-42-00-03-00/630_360_1676289053-714.jpg" xlink:type="simple" xlink:show="embed" xlink:actuate="onLoad" draw:mime-type="image/jpeg"/>
</draw:frame>
Deputy Defense Minister Anna Malyar reminded that it is forbidden to publish on social networks, so as not to give the enemy the forces of Ukraine's air defense.</text:p>
      <text:p text:style-name="P4">
As Ukrinform reports, she wrote about it in <text:a xlink:type="simple" xlink:href="https://t.me/annamaliar/763" text:style-name="Internet_20_link" text:visited-style-name="Visited_20_Internet_20_Link">
</text:a>
.</text:p>
      <text:p text:style-name="P4">
Так, оприлюднювати не можна:</text:p>
      <ul>
        <li>
фото та відео пусків ракет і розташування засобів української ППО;   * свої думки про те, яка зброя де може стояти і що прикривати;   * скільки одиниць техніки бачили чи пусків ракет чули.</li>
      </ul>
      <text:p text:style-name="P4">
<text:span text:style-name="T4">
Читайте також:</text:span>
 <text:a xlink:type="simple" xlink:href="https://www.ukrinform.ua/rubric-ato/3710743-potribna-totalna-tisa-gur-zaklikae-ne-publikuvati-kadri-zastosuvanna-bezpilotnikiv.html" text:style-name="Internet_20_link" text:visited-style-name="Visited_20_Internet_20_Link">
 <text:span text:style-name="T4">
публіку</text:span>
 </text:a>
As reported by Ukrinform, the other day <text:a xlink:type="simple" xlink:href="https://www.ukrinform.ua/tag-sbu" text:style-name="Internet_20_link" text:visited-style-name="Visited_20_Internet_20_Link">
</text:a>
exposing the people of Kyivans who <text:a xlink:type="simple" xlink:href="https://www.ukrinform.ua/rubric-kyiv/3710333-sbu-vikrila-sistoh-kian-aki-zasvitili-robotu-ppo.html" text:style-name="Internet_20_link" text:visited-style-name="Visited_20_Internet_20_Link">
</text:a>
About the work of the Ukrainian Air Defense during a massive rocket attack on May 16.</text:p>
      <text:p text:style-name="P4">
News Source: <text:a xlink:type="simple" xlink:href="https://www.ukrinform.ua/rubric-ato/3710960-u-minoboroni-nagadali-so-zaboroneno-publikuvati-u-socmerezah-pid-cas-vijni.html" text:style-name="Internet_20_link" text:visited-style-name="Visited_20_Internet_20_Link">
https://www.ukrinform.ua/rubric-ato/3710960-u-minoboroni-nagadali-so-zaboroneno-publikuvati-u-socmerezah-pid-cas-vijni.html</text:a>
</text:p>
      <!--NEWS-->
      <text:h text:style-name="P10" text:outline-level="1">
<text:span text:style-name="T4">
The Russian commander was exposed, who ordered the firing of Kherson Center</text:span>
</text:h>
      <text:p text:style-name="P4">
Author: ['АРМІЯINFORM']</text:p>
      <text:p text:style-name="P4">
Time: 2023-05-18T24:00:00-04:00</text:p>
      <text:p text:style-name="P4">
Description: Slidchі got a person who was firing to Masovani Artobstriliv Kherson that drov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e7dabfff-8a2b-42c5-bee6-4eeb8825c776.jpg" text:style-name="Internet_20_link" text:visited-style-name="Visited_20_Internet_20_Link">
e7dabfff-8a2b-42c5-bee6-4eeb8825c776.jpg</text:a>
']</text:p>
      <text:p text:style-name="P4">
Tags: ['STOPRUSSIA', 'АГРЕСІЯ РФ', 'ВТОРГНЕННЯ РФ', 'СБУ']</text:p>
      <text:p text:style-name="P4">
Category: News</text:p>
      <!--METADATA-->
      <text:p text:style-name="P4">
<draw:frame draw:style-name="fr1" draw:name="Image286" text:anchor-type="as-char" svg:width="6.9236in" svg:height="8.764051in" draw:z-index="0">
<draw:image xlink:href="../Images/AРМІЯINFORM/2023-05-18T24-00-00-04-00/e7dabfff-8a2b-42c5-bee6-4eeb8825c776.jpg" xlink:type="simple" xlink:show="embed" xlink:actuate="onLoad" draw:mime-type="image/jpeg"/>
</draw:frame>
Investigators have identified a person involved in the massive articles of Kherson's Taurus of civilians of the city. He turned out to be Lieutenant Colonel Dmitry Zharki-Commandir of the 8th Separate Artillery Regiment of the 22nd Army Corpsor troops of the Black Sea Fleet of the Russian Federation.</text:p>
      <text:p text:style-name="P4">
About it <text:a xlink:type="simple" xlink:href="https://ssu.gov.ua/novyny/sbu-vstanovyla-komandyra-artpolku-rf-yakyi-viddav-nakaz-na-obstril-zhytlovykh-kvartaliv-khersona" text:style-name="Internet_20_link" text:visited-style-name="Visited_20_Internet_20_Link">
reports</text:a>
Security Service of Ukraine.</text:p>
      <text:p text:style-name="P4">
-On December 24, 2022, the occupier ordered a fire blow to the central part of Kherson from the jet systems of the BM-21 Grad, which were laid on the left bank of the Dnieper River. Then the racists kissed residential buildings, shops, hospital and humanitarian aid in the central part of the regional center. As a result of hostile shelling, 11 civilians were killed, 64 more were injured. Most of the victims are women and people of the age, - the message reads.</text:p>
      <text:p text:style-name="P4">
As it is noted, shortly after that the hot was invited to the Kremlin, where it was awarded for terror against the civilian population of Ukraine.</text:p>
      <text:p text:style-name="P4">
According to the investigation, the military criminal in 2014 took an active part of the imbued Crimea. Subsequently, his regiment began to be stationed on the temporarily occupied territory of the Ukrainian Peninsula.</text:p>
      <text:p text:style-name="P4">
After the start of a full -scale invasion, subordinate units involved on the Southern Front.</text:p>
      <text:p text:style-name="P4">
On the basis of the evidence collected, the security services of the Security Service reported to the attacker proading for violation of the laws and customs of war.</text:p>
      <text:p text:style-name="P4">
Complex measures are ongoing to be held accountable for the crimes of our country.</text:p>
      <text:p text:style-name="P4">
The investigation was conducted by SBU staff in the Kherson region of the preservation leadership of the regional prosecutor's office.</text:p>
      <text:p text:style-name="P4">
News Source: <text:a xlink:type="simple" xlink:href="https://armyinform.com.ua/2023/05/18/vykryto-rosijskogo-komandyra-yakyj-viddav-nakaz-na-obstril-czentra-hersonu/" text:style-name="Internet_20_link" text:visited-style-name="Visited_20_Internet_20_Link">
https://armyinform.com.ua/2023/05/18/vykryto-rosijskogo-komandyra-yakyj-viddav-nakaz-na-obstril-czentra-hersonu/</text:a>
</text:p>
      <!--NEWS-->
      <text:h text:style-name="P10" text:outline-level="1">
<text:span text:style-name="T4">
Vesespiker Olena Kondratyuk: Almost 20,000 Ukrainian children are deported to the Russian Federation</text:span>
</text:h>
      <text:p text:style-name="P4">
Author: ['АРМІЯINFORM']</text:p>
      <text:p text:style-name="P4">
Time: 2023-05-18T25:00:00-04:00</text:p>
      <text:p text:style-name="P4">
Description: The intercessor of the Supreme Grovy for the sake of Ukrainian Olena Kondratyuk culmed down on special sesh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kondra1705.jpg" text:style-name="Internet_20_link" text:visited-style-name="Visited_20_Internet_20_Link">
1kondra1705.jpg</text:a>
']</text:p>
      <text:p text:style-name="P4">
Tags: ['STOPRUSSIA', 'АГРЕСІЯ РФ', 'ВТОРГНЕННЯ РФ', 'ДІТИ УКРАЇНИ']</text:p>
      <text:p text:style-name="P4">
Category: News</text:p>
      <!--METADATA-->
      <text:p text:style-name="P4">
<draw:frame draw:style-name="fr1" draw:name="Image287" text:anchor-type="as-char" svg:width="6.9236in" svg:height="4.615733in" draw:z-index="0">
<draw:image xlink:href="../Images/AРМІЯINFORM/2023-05-18T25-00-00-04-00/1kondra1705.jpg" xlink:type="simple" xlink:show="embed" xlink:actuate="onLoad" draw:mime-type="image/jpeg"/>
</draw:frame>
Olena Kondratyuk, Deputy Chairman of the Verkhovna Rada of Ukraine, performed Millie Medzhlis of the Republic of Azerbaijan, dedicated to the100th anniversary of Hear Aliyev's birthday.</text:p>
      <text:p text:style-name="P4">
About it <text:a xlink:type="simple" xlink:href="https://www.rada.gov.ua/news/Top-novyna/236650.html" text:style-name="Internet_20_link" text:visited-style-name="Visited_20_Internet_20_Link">
reports</text:a>
Verkhovna Rada of Ukraine.</text:p>
      <text:p text:style-name="P4">
She recalled that the national leader of Azerbaijan Gaydar Aliyevda determined the firm confidence of Ukrainians in the chosen path of independence and to end the dependence on any other states.</text:p>
      <text:p text:style-name="P4">
Vesespicker also thanked Azerbaijan for the support and cooperation and provision of humanitarian aid to Ukraine.</text:p>
      <text:p text:style-name="P4">
“I want to thank the leadership of Azerbaijan for the consistent support of the sovereignty of Ukraine's territorial integrity. For my part, I would like to assure that Ukrainian will support the territorial integrity of the Azerbaijani Republic in its internationally recognized borders, ”Olena Kondratyuk stressed.</text:p>
      <text:p text:style-name="P4">
Vesespicker emphasized that Azerbaijan, as well as Ukraine, protects her land with dignity. She also thanked the ethnic Azerbaijanis who are fighting their lives for the freedom of Ukraine in the ranks of the Armed Forces of Ukraine.</text:p>
      <text:p text:style-name="P4">
During his speech, the Deputy Chairman of the Verkhovna Rada of Ukraine appealed to the Azerbaijan's consumerization and participants of the meeting to the devastating consequences of the Russian invasion of Ukraine.</text:p>
      <text:p text:style-name="P4">
Vesespicker stressed that more than 3,000 educational institutions and more than 1 200 health care institutions were injured during the Russian invasion of bombing in Ukraine.</text:p>
      <text:p text:style-name="P4">
“In the Ukrainian city of Irpin, which you all have heard in the horrific news of the Russian army against peaceful Ukrainian citizens, there is a street and square of Gayard Aliyev's wife, an outstanding ophthalmologist, academician Zarifia. In her honor, Irpin School # 12 was also named. The Aliyovubul School is fired by the Russians, ”Elena Kondratyuk emphasized.</text:p>
      <text:p text:style-name="P4">
At the same time, the deputy chairman of the Verkhovna Rada exacerbated not only on the occupation of Ukrainian lands by Russia, "but also on the direct insane intention of the Russians, the genocide of Ukrainians is not hidden by the Russians, kicking our children."</text:p>
      <text:p text:style-name="P4">
She emphasized that almost 20,000 Ukrainian children - and this is only an official digit - violently deported to Russia.</text:p>
      <text:p text:style-name="P4">
News Source: <text:a xlink:type="simple" xlink:href="https://armyinform.com.ua/2023/05/18/viczespikerka-olena-kondratyuk-majzhe-20-tysyach-ukrayinskyh-ditej-nasylnyczki-deportovano-do-rf/" text:style-name="Internet_20_link" text:visited-style-name="Visited_20_Internet_20_Link">
https://armyinform.com.ua/2023/05/18/viczespikerka-olena-kondratyuk-majzhe-20-tysyach-ukrayinskyh-ditej-nasylnyczki-deportovano-do-rf/</text:a>
</text:p>
      <!--NEWS-->
      <text:h text:style-name="P10" text:outline-level="1">
<text:span text:style-name="T4">
The RRT concern resumed the operation of two radio stations in Kherson region</text:span>
</text:h>
      <text:p text:style-name="P4">
Author: ['АРМІЯINFORM']</text:p>
      <text:p text:style-name="P4">
Time: 2023-05-18T26:00:00-04:00</text:p>
      <text:p text:style-name="P4">
Description: The concern is Radіomonnaya, Radіozv'yaska that telebacco, Yachiy to come to the sphere manage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site000296.png" text:style-name="Internet_20_link" text:visited-style-name="Visited_20_Internet_20_Link">
site000296.png</text:a>
']</text:p>
      <text:p text:style-name="P4">
Tags: ['STOPRUSSIA', 'АГРЕСІЯ РФ', 'ВТОРГНЕННЯ РФ', 'ХЕРСОНСЬКА ОБЛАСТЬ']</text:p>
      <text:p text:style-name="P4">
Category: News</text:p>
      <!--METADATA-->
      <text:p text:style-name="P4">
<draw:frame draw:style-name="fr1" draw:name="Image288" text:anchor-type="as-char" svg:width="6.9236in" svg:height="5.204239in" draw:z-index="0">
<draw:image xlink:href="../Images/AРМІЯINFORM/2023-05-18T26-00-00-04-00/site000296.png" xlink:type="simple" xlink:show="embed" xlink:actuate="onLoad" draw:mime-type="image/png"/>
</draw:frame>
The concern of radio broadcasting, radio communications and television, which belongs to the sphere of the State Secretariat of Communications, continues to restore the Ukrainian radio broadcasting of preducified territories of Ukraine.</text:p>
      <text:p text:style-name="P4">
About it <text:a xlink:type="simple" xlink:href="https://t.me/dsszzi_official/5820" text:style-name="Internet_20_link" text:visited-style-name="Visited_20_Internet_20_Link">
reports</text:a>
State Security of Uterticles.</text:p>
      <text:p text:style-name="P4">
From now on, KRRT experts have resumed the work of two public broadcasting radio stations in the Berislav district of Kherson region:</text:p>
      <ul>
        <li>
Radio Culture - 91.4 FM; * Radio beam - 98.5 fm.</li>
      </ul>
      <text:p text:style-name="P4">
Speech restoration takes place within the resolution of the Cabinet of Ministers of Ukraine from November 15, 20122 No. 1287 "Some issues of directing the state budget funds in 20122 for the implementation of measures for the restoration of broadcasting of TV and radio broadcasting to Vharkiv, Chernihiv, Sumy and Kherson regions".</text:p>
      <text:p text:style-name="P4">
News Source: <text:a xlink:type="simple" xlink:href="https://armyinform.com.ua/2023/05/18/konczern-rrt-vidnovyv-robotu-dvoh-radiostanczij-na-hersonshhyni/" text:style-name="Internet_20_link" text:visited-style-name="Visited_20_Internet_20_Link">
https://armyinform.com.ua/2023/05/18/konczern-rrt-vidnovyv-robotu-dvoh-radiostanczij-na-hersonshhyni/</text:a>
</text:p>
      <!--NEWS-->
      <text:h text:style-name="P10" text:outline-level="1">
<text:span text:style-name="T4">
The Ministry of Economy discussed another simplification of imports of military goods</text:span>
</text:h>
      <text:p text:style-name="P4">
Author: ['АРМІЯINFORM']</text:p>
      <text:p text:style-name="P4">
Time: 2023-05-18T27:00:00-04:00</text:p>
      <text:p text:style-name="P4">
Description: Patannya of the filed crockes of the Import of goods, critically important for the Vobronitvts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23_iqyi1wigi38ousasrg09ytrswtwokdau_w_767-e1684351833983.jpg" text:style-name="Internet_20_link" text:visited-style-name="Visited_20_Internet_20_Link">
323_iqyi1wigi38ousasrg09ytrswtwokdau_w_767-e1684351833983.jpg</text:a>
']</text:p>
      <text:p text:style-name="P4">
Tags: ['STOPRUSSIA', 'АГРЕСІЯ РФ', 'ВТОРГНЕННЯ РФ', 'РІШЕННЯ УРЯДУ']</text:p>
      <text:p text:style-name="P4">
Category: News</text:p>
      <!--METADATA-->
      <text:p text:style-name="P4">
<draw:frame draw:style-name="fr1" draw:name="Image289" text:anchor-type="as-char" svg:width="6.9236in" svg:height="5.056875in" draw:z-index="0">
<draw:image xlink:href="../Images/AРМІЯINFORM/2023-05-18T27-00-00-04-00/323_iqyi1wigi38ousasrg09ytrswtwokdau_w_767-e1684351833983.jpg" xlink:type="simple" xlink:show="embed" xlink:actuate="onLoad" draw:mime-type="image/jpeg"/>
</draw:frame>
Illustrative photo</text:p>
      <text:p text:style-name="P4">
The issues of further steps to simplify imports of goods, critical for the production of weapons and military equipment and strengthening of defense capability of Ukraine, were discussed during a working meeting at the Ministry of Economy of Ukraine on May 17, 2023.</text:p>
      <text:p text:style-name="P4">
About it <text:a xlink:type="simple" xlink:href="https://www.kmu.gov.ua/news/v-minekonomiky-obhovoryly-shliakhy-podalshoho-sproshchennia-importu-tovariv-viiskovoho-pryznachennia-dlia-zabezpechennia-natsionalnykh-syl-oborony" text:style-name="Internet_20_link" text:visited-style-name="Visited_20_Internet_20_Link">
reports</text:a>
Government portal.</text:p>
      <text:p text:style-name="P4">
The meeting was attended by representatives of the Ministries of Economy, Defense, Strategic Industry, the State Export Control Service, the Federation of Employers of Ukraine, Sectoral Associations, and the OPC.</text:p>
      <text:p text:style-name="P4">
As the representatives of the manufacturers noted during the meeting, the government previously tasted the necessary decisions that made it possible to significantly simplify the import of goods and double use for defense needs. On the same way, in March last year, amendments to Resolution No. 1228 of 12.07.1999. Businesses that have the authority to export and/or import military goods were entitled to import military goods by all positions(ML1 - ML22)List of military goods to be subject to state control to meet the needs of national defense forces.</text:p>
      <text:p text:style-name="P4">
In December, the Government approved a list of military goods and dual use, for international transfers(imports)which during the martial law the law “On State Control over International Transfers of Military Patients and Dual Usage” is not widespread(Resolution No. 1378).</text:p>
      <text:p text:style-name="P4">
Відтак, нагальні потреби ОПК вимагають подальших кроків з лібералізаціївідповідних механізмів. Зокрема, розширення переліку товарів, на імпорт якихне буде поширюватися у період воєнного стану дія закону про експортнийконтроль.</text:p>
      <text:p text:style-name="P4">
Під час засідання були обговорені конкретні пропозиції виробників щодорозширення переліку. За підсумками вирішено опрацювати подані пропозиції зурахуванням позицій всіх зацікавлених сторін та внести відповідні зміни допостанови № 1378, які будуть надані на погодження до заінтересованих державнихорганів та подані на розгляд Уряду.</text:p>
      <text:p text:style-name="P4">
News Source: <text:a xlink:type="simple" xlink:href="https://armyinform.com.ua/2023/05/18/v-minekonomiky-obgovoryly-chergove-sproshhennya-importu-tovariv-vijskovogo-pryznachennya/" text:style-name="Internet_20_link" text:visited-style-name="Visited_20_Internet_20_Link">
https://armyinform.com.ua/2023/05/18/v-minekonomiky-obgovoryly-chergove-sproshhennya-importu-tovariv-vijskovogo-pryznachennya/</text:a>
</text:p>
      <!--NEWS-->
      <text:h text:style-name="P10" text:outline-level="1">
<text:span text:style-name="T4">
In Kherson, a nurse was detained that "poured" the enemy's personal data of Ukrainian defenders</text:span>
</text:h>
      <text:p text:style-name="P4">
Author: ['АРМІЯINFORM']</text:p>
      <text:p text:style-name="P4">
Time: 2023-05-18T28:00:00-04:00</text:p>
      <text:p text:style-name="P4">
Description: At the Star Kherson SBU, one agent shouted to the agent. Her nurse wagged ...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6b87d683bce9d2851921d26609d1c53e.jpeg" text:style-name="Internet_20_link" text:visited-style-name="Visited_20_Internet_20_Link">
6b87d683bce9d2851921d26609d1c53e.jpeg</text:a>
']</text:p>
      <text:p text:style-name="P4">
Tags: ['STOPRUSSIA', 'АГРЕСІЯ РФ', 'ВТОРГНЕННЯ РФ', 'КОЛАБОРАНТИ', 'СБУ']</text:p>
      <text:p text:style-name="P4">
Category: News</text:p>
      <!--METADATA-->
      <text:p text:style-name="P4">
<draw:frame draw:style-name="fr1" draw:name="Image290" text:anchor-type="as-char" svg:width="6.9236in" svg:height="4.615733in" draw:z-index="0">
<draw:image xlink:href="../Images/AРМІЯINFORM/2023-05-18T28-00-00-04-00/6b87d683bce9d2851921d26609d1c53e.jpeg" xlink:type="simple" xlink:show="embed" xlink:actuate="onLoad" draw:mime-type="image/jpeg"/>
</draw:frame>
In the liberated Kherson, the SBU detained another Russian agent.</text:p>
      <text:p text:style-name="P4">
She was a nurse of one of the local hospitals, who was recruited during the occupation of the regional center by the FSB personnel employee.</text:p>
      <text:p text:style-name="P4">
On his task after the release of Kherson, she remained in the city of Ipreadays to work in a medical institution for reconnaissance and subversion against Ukraine.</text:p>
      <text:p text:style-name="P4">
Subsequently, the malefactor collected for the aggressor the constituent data of Ukrainian defenders who were treated in a medical institution.</text:p>
      <text:p text:style-name="P4">
She also spied on the places of defense forces that are stationed by the gerrulates of the regional center.</text:p>
      <text:p text:style-name="P4">
In addition, the Russian agent recorded the consequences of hostile rocket launchers and Kherson and transferred the corresponding "reports" to the FSB through the messenger.</text:p>
      <text:p text:style-name="P4">
Intelligence needed invaders to adjust re -firing shots in the city.</text:p>
      <text:p text:style-name="P4">
According to investigators, in the field of view of the Russian intelligence service, a woman got through the public support of the invaders in one of the anti -Ukrainian groups in telegrams.</text:p>
      <text:p text:style-name="P4">
During the searches at the place of residence, the defendant found a mobile phone she used to communicate with the aggressor.</text:p>
      <text:p text:style-name="P4">
On the basis of the evidence collected, the security service investigators informed her of suspicion to a co -treated betrayal committed in the state of martial law.</text:p>
      <text:p text:style-name="P4">
She is now in custody. Investigation is ongoing to establish all the crime.</text:p>
      <text:p text:style-name="P4">
The complex measures were carried out by the SBU staff in the Kherson region of the preservation leadership of the regional prosecutor's office.</text:p>
      <text:p text:style-name="P4">
<text:span text:style-name="T4">
 Source: </text:span>
 <text:a xlink:type="simple" xlink:href="https://ssu.gov.ua/novyny/sbu-zatrymala-medsestru-yaka-pratsiuvala-na-fsb-i-zlyvala-vorohu-personalni-dani-ukrainskykh-zakhysnykiv" text:style-name="Internet_20_link" text:visited-style-name="Visited_20_Internet_20_Link">
<text:span text:style-name="T5">
sbu</text:span>
</text:a>
</text:p>
      <text:p text:style-name="P4">
News Source: <text:a xlink:type="simple" xlink:href="https://armyinform.com.ua/2023/05/18/u-hersoni-zatrymano-medsestru-yaka-zlyvala-vorogu-personalni-dani-ukrayinskyh-zahysnykiv/" text:style-name="Internet_20_link" text:visited-style-name="Visited_20_Internet_20_Link">
https://armyinform.com.ua/2023/05/18/u-hersoni-zatrymano-medsestru-yaka-zlyvala-vorogu-personalni-dani-ukrayinskyh-zahysnykiv/</text:a>
</text:p>
      <!--NEWS-->
      <text:h text:style-name="P10" text:outline-level="1">
<text:span text:style-name="T4">
Alexander Kubrakov: Grain Agreement is unlocked for another 120 days</text:span>
</text:h>
      <text:p text:style-name="P4">
Author: ['АРМІЯINFORM']</text:p>
      <text:p text:style-name="P4">
Time: 2023-05-18T29:00:00-04:00</text:p>
      <text:p text:style-name="P4">
Description: Vika-prem'r-minigra z Vydnnnaya Ukrainian-Minstro Rosvitka Gromad, Teritorskoy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f41433e6e049a617bf691645c2714fb.webp" text:style-name="Internet_20_link" text:visited-style-name="Visited_20_Internet_20_Link">
3f41433e6e049a617bf691645c2714fb.webp</text:a>
']</text:p>
      <text:p text:style-name="P4">
Tags: ['STOPRUSSIA', 'АГРЕСІЯ РФ', 'ВТОРГНЕННЯ РФ', 'ЗЕРНОВА УГОДА']</text:p>
      <text:p text:style-name="P4">
Category: News</text:p>
      <!--METADATA-->
      <text:p text:style-name="P4">
<draw:frame draw:style-name="fr1" draw:name="Image291" text:anchor-type="as-char" svg:width="6.9236in" svg:height="4.586193in" draw:z-index="0">
<draw:image xlink:href="../ConvertedIMGs/AРМІЯINFORM/2023-05-18T29-00-00-04-00/3f41433e6e049a617bf691645c2714fb.png" xlink:type="simple" xlink:show="embed" xlink:actuate="onLoad" draw:mime-type="image/png"/>
</draw:frame>
Illustrative photo</text:p>
      <text:p text:style-name="P4">
Vice Prime Minister for the Restoration of Ukraine-Minister of Development of Communities, Territories and Infrastructure Alexander Kubrakov spoke about the continuation of the Geruric Agreement.</text:p>
      <text:p text:style-name="P4">
About it <text:a xlink:type="simple" xlink:href="https://www.kmu.gov.ua/news/oleksandr-kubrakov-zernovu-uhodu-rozblokovano" text:style-name="Internet_20_link" text:visited-style-name="Visited_20_Internet_20_Link">
reports</text:a>
Government portal.</text:p>
      <text:p text:style-name="P4">
“The grain agreement is unlocked, it will continue its validity until July 18. It will be a lot of receiving Ukrainian products thanks to the efforts of our partners, Turkey and the UN. We are grateful to partners for the adamant and purposeful suggestion that the agreement should work in the future and on the conditions signed by all. I note that the grain initiative was and is valid, as it prolonged March for 120 days, until July 18, ”Alexander Kubrakov emphasized.</text:p>
      <text:p text:style-name="P4">
To date, 30.4 million tonag products have already been sent to the needs of the world. Since mid -April, Russia has groundlessly launched the work of initiative, and in May, in fact, blocked it by refusing to register a fleet and conducting inspections of the fleet, which is going to load D -Ukrainian ports. Almost 70 vessels are now expected in territorial waters, 90% are those who are ready to deliver our farmers' products to the world.</text:p>
      <text:p text:style-name="P4">
“We welcome the continuation of the initiative, but we emphasize that it should work effectively. To do this, it is necessary to eliminate problems that are already created by Russia by sabotage of inspections and registration of a new Flot. We hope that our partners will make every effort to make the grain agreement fully work on the food security of the world, and Russia will eventually use food as weapons and blackmail, ”the testimony reads.</text:p>
      <text:p text:style-name="P4">
News Source: <text:a xlink:type="simple" xlink:href="https://armyinform.com.ua/2023/05/18/oleksandr-kubrakov-zernovu-ugodu-rozblokovano-shhe-na-120-dib/" text:style-name="Internet_20_link" text:visited-style-name="Visited_20_Internet_20_Link">
https://armyinform.com.ua/2023/05/18/oleksandr-kubrakov-zernovu-ugodu-rozblokovano-shhe-na-120-dib/</text:a>
</text:p>
      <!--NEWS-->
      <text:h text:style-name="P10" text:outline-level="1">
<text:span text:style-name="T4">
The exhibition "Unity for the sake of the future" will open in Odessa</text:span>
</text:h>
      <text:p text:style-name="P4">
Author: ['АРМІЯINFORM']</text:p>
      <text:p text:style-name="P4">
Time: 2023-05-18T30:00:00-04:00</text:p>
      <text:p text:style-name="P4">
Description: Syogodnі, 18th injury of 14:00 at the Krugliy Zabesky station Present Vistavka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7d1c3959-f115-43c2-8c2b-fb854acbbde7.jpg" text:style-name="Internet_20_link" text:visited-style-name="Visited_20_Internet_20_Link">
7d1c3959-f115-43c2-8c2b-fb854acbbde7.jpg</text:a>
']</text:p>
      <text:p text:style-name="P4">
Tags: ['АГРЕСІЯ РФ', 'ВТОРГНЕННЯ РФ', 'ЄДНАННЯ ЗАРАДИ МАЙБУТНЬОГО', 'УКРЗАЛІЗНИЦЯ']</text:p>
      <text:p text:style-name="P4">
Category: News</text:p>
      <!--METADATA-->
      <text:p text:style-name="P4">
<draw:frame draw:style-name="fr1" draw:name="Image292" text:anchor-type="as-char" svg:width="6.9236in" svg:height="3.894525in" draw:z-index="0">
<draw:image xlink:href="../Images/AРМІЯINFORM/2023-05-18T30-00-00-04-00/7d1c3959-f115-43c2-8c2b-fb854acbbde7.jpg" xlink:type="simple" xlink:show="embed" xlink:actuate="onLoad" draw:mime-type="image/jpeg"/>
</draw:frame>
Today, on May 18, at 2:00 pm, the Odessa Station of the Odessa Station is presented “Unity for the sake of the future”, which tells about the peculiarities and stage of the evaporation of Ukrainians at the beginning of a full -scale railway invasion and about its operating in the life of modern Ukraine.</text:p>
      <text:p text:style-name="P4">
About it <text:a xlink:type="simple" xlink:href="https://armyinform.com.ua/reformator/script%20async%20src=%22https:/telegram.org/js/telegram-widget.js" text:style-name="Internet_20_link" text:visited-style-name="Visited_20_Internet_20_Link">
reports</text:a>
Ukrzaliznytsia.</text:p>
      <ul>
        <li>
Collection of photo works on evacuation, medical, diplomatic and postal cars that sew the country daily from the beginning of a full -scale invasion, was first presented in Uzhgorod on the day of launch of the train. This year he drove Uzhgorod to Kramatorsk, carrying words of support to our soldiers in the east, AV last 2022-from Rakhov to Mariupol, the longest route that we will repeat,-the message reads.</li>
      </ul>
      <text:p text:style-name="P4">
Subsequently, the exhibition traveled to the stations of Chernivtsi, Ivano-Frankivsk and Vinnitsa.</text:p>
      <text:p text:style-name="P4">
It will be possible to look at the exposures within three weeks.</text:p>
      <text:p text:style-name="P4">
News Source: <text:a xlink:type="simple" xlink:href="https://armyinform.com.ua/2023/05/18/v-odesi-vidkryyetsya-vystavka-yednannya-zarady-majbutnogo/" text:style-name="Internet_20_link" text:visited-style-name="Visited_20_Internet_20_Link">
https://armyinform.com.ua/2023/05/18/v-odesi-vidkryyetsya-vystavka-yednannya-zarady-majbutnogo/</text:a>
</text:p>
      <!--NEWS-->
      <text:h text:style-name="P10" text:outline-level="1">
<text:span text:style-name="T4">
For P ’ a day starts another SCO qualification course</text:span>
</text:h>
      <text:p text:style-name="P4">
Author: ['АРМІЯINFORM']</text:p>
      <text:p text:style-name="P4">
Time: 2023-05-18T31:00:00-04:00</text:p>
      <text:p text:style-name="P4">
Description: Before Kinzia, submitted applications for the Chergovy Kovalifi -Katzhysyeoye CTR of the MTO were 5 DIB. Application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47578393_791073382411998_5002751121828080607_n.jpg" text:style-name="Internet_20_link" text:visited-style-name="Visited_20_Internet_20_Link">
347578393_791073382411998_5002751121828080607_n.jpg</text:a>
']</text:p>
      <text:p text:style-name="P4">
Tags: ['STOPRUSSIA', 'АГРЕСІЯ РФ', 'ВТОРГНЕННЯ РФ', 'ССО ЗСУ']</text:p>
      <text:p text:style-name="P4">
Category: News</text:p>
      <!--METADATA-->
      <text:p text:style-name="P4">
<draw:frame draw:style-name="fr1" draw:name="Image293" text:anchor-type="as-char" svg:width="6.9236in" svg:height="6.9236in" draw:z-index="0">
<draw:image xlink:href="../Images/AРМІЯINFORM/2023-05-18T31-00-00-04-00/347578393_791073382411998_5002751121828080607_n.jpg" xlink:type="simple" xlink:show="embed" xlink:actuate="onLoad" draw:mime-type="image/jpeg"/>
</draw:frame>
Before the end of the application for the next qualification course of the MSO there are 5 days. The requests are accepted until 22.05.2023.</text:p>
      <text:p text:style-name="P4">
Complete the application at <text:a xlink:type="simple" xlink:href="https://sof.mil.gov.ua/join" text:style-name="Internet_20_link" text:visited-style-name="Visited_20_Internet_20_Link">
https://sof.mil.gov.ua/join</text:a>
(Site update to the elementary page means that the application is submitted)Detailed course and preparation information <text:a xlink:type="simple" xlink:href="https://sof.mil.gov.ua/ready" text:style-name="Internet_20_link" text:visited-style-name="Visited_20_Internet_20_Link">
https://sof.mil.gov.ua/ready</text:a>
It will not lose the chance to join the ranks of the soldiers of special operations of armed force!</text:p>
      <text:p text:style-name="P4">
<text:span text:style-name="T4">
 Source: </text:span>
 _ <text:a xlink:type="simple" xlink:href="https://www.facebook.com/usofcom/posts/pfbid0ggs8SfPPQrkEtjNc8yXHuwUsSZayxPW4n7aYdfPCSPbEKVDbBYBxjxtbZQJ49oJel" text:style-name="Internet_20_link" text:visited-style-name="Visited_20_Internet_20_Link">
commandsso command</text:a>
_</text:p>
      <text:p text:style-name="P4">
News Source: <text:a xlink:type="simple" xlink:href="https://armyinform.com.ua/2023/05/18/za-pyat-dib-startuye-chergovyj-kvalifikaczijnyj-kurs-sso/" text:style-name="Internet_20_link" text:visited-style-name="Visited_20_Internet_20_Link">
https://armyinform.com.ua/2023/05/18/za-pyat-dib-startuye-chergovyj-kvalifikaczijnyj-kurs-sso/</text:a>
</text:p>
      <!--NEWS-->
      <text:h text:style-name="P10" text:outline-level="1">
<text:span text:style-name="T4">
The ninth aerial attack on Kiev since early May - KVMA</text:span>
</text:h>
      <text:p text:style-name="P4">
Author: ['АРМІЯINFORM']</text:p>
      <text:p text:style-name="P4">
Time: 2023-05-18T32:00:00-04:00</text:p>
      <text:p text:style-name="P4">
Description: Behind the front of the izhormatziyu, the capture of the cums of Kiyva Buli Viyavlevi ... War with Ukraine 2022, war with Ukraine Latest news today, News War with Ukraine 2022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КВМА']</text:p>
      <text:p text:style-name="P4">
Category: News</text:p>
      <!--METADATA-->
      <text:p text:style-name="P4">
<draw:frame draw:style-name="fr1" draw:name="Image294" text:anchor-type="as-char" svg:width="6.9236in" svg:height="3.893007in" draw:z-index="0">
<draw:image xlink:href="../Images/AРМІЯINFORM/2023-05-18T32-00-00-04-00/raketnyj-udar.jpg" xlink:type="simple" xlink:show="embed" xlink:actuate="onLoad" draw:mime-type="image/jpeg"/>
</draw:frame>
Photo illustrative</text:p>
      <text:p text:style-name="P4">
According to preliminary information, all hostile targets in the airspace of Kyiv were showed and destroyed. This is a ninth aircraft on the capital from the beginning of the day.</text:p>
      <text:p text:style-name="P4">
About it <text:a xlink:type="simple" xlink:href="https://armyinform.com.ua/reformator/script%20async%20src=%22https:/telegram.org/js/telegram-widget.js" text:style-name="Internet_20_link" text:visited-style-name="Visited_20_Internet_20_Link">
reports</text:a>
KVMA.</text:p>
      <text:p text:style-name="P4">
-This time the attack was made from the strategic bombers of the Tu-95MC, Tu-160 from the Caspian district, probably-winged missiles of the type X-101/555. After receiving rockets, the enemy involved his intelligence UAV over the capital. The quantity, type of missiles and UAVs will be informed of the air forces soon, - it will be in the message.</text:p>
      <text:p text:style-name="P4">
Previously, the fall of debris in the Desnyansk and Darnytskyi districts. The greatest damage was recorded in Darnytskyi district - there was a burning on the territory of the garage cooperative. The fire is eliminated. Reserves may have a falling of debris on parked cars, adventure or forest park area. Information on the victims has not been received at this time. The prompt efficiency is collected and refined.</text:p>
      <text:p text:style-name="P4">
News Source: <text:a xlink:type="simple" xlink:href="https://armyinform.com.ua/2023/05/18/vidbyto-devyatyj-povitryanyj-napad-na-kyyiv-z-pochatku-travnya-kvma/" text:style-name="Internet_20_link" text:visited-style-name="Visited_20_Internet_20_Link">
https://armyinform.com.ua/2023/05/18/vidbyto-devyatyj-povitryanyj-napad-na-kyyiv-z-pochatku-travnya-kvma/</text:a>
</text:p>
      <!--NEWS-->
      <text:h text:style-name="P10" text:outline-level="1">
<text:span text:style-name="T4">
During the day, the Russians made more than 100 shelling of the RSZV</text:span>
</text:h>
      <text:p text:style-name="P4">
Author: ['АРМІЯINFORM']</text:p>
      <text:p text:style-name="P4">
Time: 2023-05-18T33:00:00-04:00</text:p>
      <text:p text:style-name="P4">
Description: Rosіyska Army did not turn the healthy forces not lichen VIISKOVIKH, but of the Civil War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grady.jpg" text:style-name="Internet_20_link" text:visited-style-name="Visited_20_Internet_20_Link">
grady.jpg</text:a>
']</text:p>
      <text:p text:style-name="P4">
Tags: ['STOPRUSSIA', 'АГРЕСІЯ РФ', 'ВТОРГНЕННЯ РФ', 'ГШ ЗСУ']</text:p>
      <text:p text:style-name="P4">
Category: News</text:p>
      <!--METADATA-->
      <text:p text:style-name="P4">
<draw:frame draw:style-name="fr1" draw:name="Image295" text:anchor-type="as-char" svg:width="6.9236in" svg:height="4.137041in" draw:z-index="0">
<draw:image xlink:href="../Images/AРМІЯINFORM/2023-05-18T33-00-00-04-00/grady.jpg" xlink:type="simple" xlink:show="embed" xlink:actuate="onLoad" draw:mime-type="image/jpeg"/>
</draw:frame>
Illustrative Photo <text:span text:style-name="T4">
 🔥 Situation on Russian invasion </text:span>
</text:p>
      <text:p text:style-name="P4">
The Russian army does not stop firing not only military but also civilians.</text:p>
      <text:p text:style-name="P4">
About it <text:a xlink:type="simple" xlink:href="https://www.facebook.com/GeneralStaff.ua/posts/pfbid0WbVtcN1PMMcGkbE2UsAaC9wY15aWRy4XtZNMNTtz8ibeQNaH3myeQgiLcXyBqfiXl" text:style-name="Internet_20_link" text:visited-style-name="Visited_20_Internet_20_Link">
reports</text:a>
General Staff of the Armed Forces of Ukraine.</text:p>
      <ul>
        <li>
Over the past day, the enemy has struck 15 rocket strokes, including in the cities of Bakhmut, Kherson and Odesa. In addition, 42 enemy aircraft shocks and 101 firing of rocket launchers were recorded. Private residents were injured, private dwellings and other civilian infrastructure were destroyed and damaged, - the message reads.</li>
      </ul>
      <text:p text:style-name="P4">
According to the General Staff of the Armed Forces, the likelihood of further missile and aviation strikes throughout Ukraine remains high.</text:p>
      <text:p text:style-name="P4">
News Source: <text:a xlink:type="simple" xlink:href="https://armyinform.com.ua/2023/05/18/za-dobu-rosiyany-zdijsnyly-ponad-100-obstriliv-z-rszv/" text:style-name="Internet_20_link" text:visited-style-name="Visited_20_Internet_20_Link">
https://armyinform.com.ua/2023/05/18/za-dobu-rosiyany-zdijsnyly-ponad-100-obstriliv-z-rszv/</text:a>
</text:p>
      <!--NEWS-->
      <text:h text:style-name="P10" text:outline-level="1">
<text:span text:style-name="T4">
As a result of yesterday's rocket strike on Odessa, one person was killed, two were injured - Natalia Humeniuk</text:span>
</text:h>
      <text:p text:style-name="P4">
Author: ['Вячеслав Діордієв']</text:p>
      <text:p text:style-name="P4">
Time: 2023-05-18T34:00:00-04:00</text:p>
      <text:p text:style-name="P4">
Description: About the TSE in the Eterine TV Marathon “єini News”, the Kerivnitniye Obdnaynoye is the war with Ukraine 2022, the war with Ukraine is the latest news today, the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50cf7a1c-2e4f-4406-be0d-56821680ab61.jpg" text:style-name="Internet_20_link" text:visited-style-name="Visited_20_Internet_20_Link">
50cf7a1c-2e4f-4406-be0d-56821680ab61.jpg</text:a>
']</text:p>
      <text:p text:style-name="P4">
Tags: ['STOPRUSSIA', 'АГРЕСІЯ РФ', 'ВТОРГНЕННЯ РФ', 'НАТАЛІЯ ГУМЕНЮК', 'ТЕЛЕМАРАФОН "ЄДИНІ НОВИНИ"']</text:p>
      <text:p text:style-name="P4">
Category: News</text:p>
      <!--METADATA-->
      <text:p text:style-name="P4">
<draw:frame draw:style-name="fr1" draw:name="Image296" text:anchor-type="as-char" svg:width="6.9236in" svg:height="3.896563in" draw:z-index="0">
<draw:image xlink:href="../Images/AРМІЯINFORM/2023-05-18T34-00-00-04-00/50cf7a1c-2e4f-4406-be0d-56821680ab61.jpg" xlink:type="simple" xlink:show="embed" xlink:actuate="onLoad" draw:mime-type="image/jpeg"/>
</draw:frame>
About it in the ether <text:a xlink:type="simple" xlink:href="https://www.youtube.com/watch" text:style-name="Internet_20_link" text:visited-style-name="Visited_20_Internet_20_Link">
television marathon</text:a>
The only news was informed by the head of the united coordination press center of the defense forces of South Ukraine Natalia Humeniuk.</text:p>
      <ul>
        <li>
Most of the hostile missiles were shot down by our defense forces over the sea, but unfortunately, there is an object in the object of the civilian industry, which led to the death of two guards of this object. And in this way, the enemy, always, tries to terrorize the rear regions of Ukraine and resembles Odessa, which is among its priorities, - said Natalia Humeniuk.</li>
      </ul>
      <text:p text:style-name="P4">
According to her, as of the morning, the Russian ship group in the black moistened and now there is one underwater rocket, which has four Caliber missiles.</text:p>
      <text:p text:style-name="P4">
News Source: <text:a xlink:type="simple" xlink:href="https://armyinform.com.ua/2023/05/18/vnaslidok-vchorashnogo-raketnogo-udaru-po-odesi-odna-lyudyna-zagynula-dvoye-distaly-poranennya-nataliya-gumenyuk/" text:style-name="Internet_20_link" text:visited-style-name="Visited_20_Internet_20_Link">
https://armyinform.com.ua/2023/05/18/vnaslidok-vchorashnogo-raketnogo-udaru-po-odesi-odna-lyudyna-zagynula-dvoye-distaly-poranennya-nataliya-gumenyuk/</text:a>
</text:p>
      <!--NEWS-->
      <text:h text:style-name="P10" text:outline-level="1">
<text:span text:style-name="T4">
Aviation of Defense Forces has struck 8 blows along Rosarmia SCR</text:span>
</text:h>
      <text:p text:style-name="P4">
Author: ['АРМІЯINFORM']</text:p>
      <text:p text:style-name="P4">
Time: 2023-05-18T35:00:00-04:00</text:p>
      <text:p text:style-name="P4">
Description: - Avіiaziya forces of defense for Past Dob took 20 hit in the areas of Zseridzhennya ... The war with Ukraine 2022, the war with Ukrain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vicziya_udar-1.jpg" text:style-name="Internet_20_link" text:visited-style-name="Visited_20_Internet_20_Link">
avicziya_udar-1.jpg</text:a>
']</text:p>
      <text:p text:style-name="P4">
Tags: ['STOPRUSSIA', 'АГРЕСІЯ РФ', 'ВТОРГНЕННЯ РФ', 'ГШ ЗСУ']</text:p>
      <text:p text:style-name="P4">
Category: News</text:p>
      <!--METADATA-->
      <text:p text:style-name="P4">
<draw:frame draw:style-name="fr1" draw:name="Image297" text:anchor-type="as-char" svg:width="6.9236in" svg:height="4.834981in" draw:z-index="0">
<draw:image xlink:href="../Images/AРМІЯINFORM/2023-05-18T35-00-00-04-00/avicziya_udar-1.jpg" xlink:type="simple" xlink:show="embed" xlink:actuate="onLoad" draw:mime-type="image/jpeg"/>
</draw:frame>
Ukrainian SU-25. Illustrative Photo <text:span text:style-name="T4">
 🔥 The Situation of Russian Completion </text:span>
</text:p>
      <text:p text:style-name="P4">
-Aviation of defense forces over the past 24 hours made 20 beats in the areas of concentration of personal staff and military equipment of the enemy, 8 of them-on the anti-aircraft missile complexes of the enemy. Also, 2 enemy reconnaissance dies of type "Orlan-10" were destroyed,-<text:a xlink:type="simple" xlink:href="https://www.facebook.com/GeneralStaff.ua/posts/pfbid0WbVtcN1PMMcGkbE2UsAaC9wY15aWRy4XtZNMNTtz8ibeQNaH3myeQgiLcXyBqfiXl" text:style-name="Internet_20_link" text:visited-style-name="Visited_20_Internet_20_Link">
reports</text:a>
General Staff of the Armed Forces of Ukraine.</text:p>
      <text:p text:style-name="P4">
The report also states that the units of missile troops and artillery were lasted 1 of the management point, 6 places of concentration of live power, 2 warehouses, 2 warehouses of fuel and lubricants, 1 artillery unit firing position and 2 more important goals of the enemy.</text:p>
      <text:p text:style-name="P4">
News Source: <text:a xlink:type="simple" xlink:href="https://armyinform.com.ua/2023/05/18/aviacziya-syl-oborony-zavdala-8-udariv-po-zrk-rosarmiyi/" text:style-name="Internet_20_link" text:visited-style-name="Visited_20_Internet_20_Link">
https://armyinform.com.ua/2023/05/18/aviacziya-syl-oborony-zavdala-8-udariv-po-zrk-rosarmiyi/</text:a>
</text:p>
      <!--NEWS-->
      <text:h text:style-name="P10" text:outline-level="1">
<text:span text:style-name="T4">
Bakhmut and Marinka remain at the epicenter of hostilities</text:span>
</text:h>
      <text:p text:style-name="P4">
Author: ['АРМІЯINFORM']</text:p>
      <text:p text:style-name="P4">
Time: 2023-05-18T36:00:00-04:00</text:p>
      <text:p text:style-name="P4">
Description: - The enemy is the sinking of Zoedzhuvati Major Zuill on Limansky, Bakhmutski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258528.jpg" text:style-name="Internet_20_link" text:visited-style-name="Visited_20_Internet_20_Link">
258528.jpg</text:a>
']</text:p>
      <text:p text:style-name="P4">
Tags: ['STOPRUSSIA', 'АГРЕСІЯ РФ', 'ВТОРГНЕННЯ РФ', 'ГШ ЗСУ']</text:p>
      <text:p text:style-name="P4">
Category: News</text:p>
      <!--METADATA-->
      <text:p text:style-name="P4">
<draw:frame draw:style-name="fr1" draw:name="Image298" text:anchor-type="as-char" svg:width="6.9236in" svg:height="3.900295in" draw:z-index="0">
<draw:image xlink:href="../Images/AРМІЯINFORM/2023-05-18T36-00-00-04-00/258528.jpg" xlink:type="simple" xlink:show="embed" xlink:actuate="onLoad" draw:mime-type="image/jpeg"/>
</draw:frame>
Illustrative photo</text:p>
      <ul>
        <li>
The enemy continues to focus on the main efforts on Liman, Bakhmut, Avdiiv and Mariinsky directions - 36 combat jackets took place. Bakhmut and Marinka remain at the epicenter of the fighting.</li>
      </ul>
      <text:p text:style-name="P4">
In the Volyn and Polissya directions, the operational situation without significant changes, the signs of formation of offensive enemy groups were not detected - <text:a xlink:type="simple" xlink:href="https://www.facebook.com/GeneralStaff.ua/posts/pfbid0WbVtcN1PMMcGkbE2UsAaC9wY15aWRy4XtZNMNTtz8ibeQNaH3myeQgiLcXyBqfiXl" text:style-name="Internet_20_link" text:visited-style-name="Visited_20_Internet_20_Link">
reports</text:a>
General Staff of the Armed Forces of Ukraine.</text:p>
      <text:p text:style-name="P4">
According to the Armed Forces General Staff, the enemy was unsuccessful in Kupyansk direction in the areas of Masyutivka and Novoselivsky. He has caused the Air Force of Masyutivka, Kislovka and May Day. The artillery and mortars of the enemy were the settlements of Krasne First, Figolivka, Novomlinsk, two -year, Western, Masutivka, Tabaivka, Berestovo Kharkiv region and Stelmakhivka of Luhansk region.</text:p>
      <text:p text:style-name="P4">
In the Liman direction during the passing day, the enemy conducted the offensive actions of the Unday of the Nevsky Luhansk region. He has struck nearby, Bigorivka, Upper Kamyansky and Merry. Makeevka, Nevskoye, Bigorivka of Luhansk, Dibrova, Verkhnamyanskoye and controversial Donetsk region were struck by artillery.</text:p>
      <text:p text:style-name="P4">
Heavy battles are ongoing in Bakhmut. In addition, during the day, the enemy of the vibrant offensive actions in the direction of Ivanovsky. He struck aviation blows to the settlements of Novomarka, Bogdanivka, Bakhmut, and Takurjumivka. Vasyukivka, Zaliznyanske, Orikhovo-Vasylivka, Novomarka, Grigorivka, Bogdanivka, Bakhmut, Ivanivske, Yar, Predictchyne, White Mountain, Northern and Shuma of Donetsk region were injured from enemy shelling.</text:p>
      <text:p text:style-name="P4">
In the Avdeevsky direction, the enemy did not carry out the offensive actions. The defense unit reflected numerous enemy attacks in the city of Marinka. Vorozhavvtsa shot a blow to Krasnogorivka, fired at Marinka, Paraskovivkuta Novomykhailivka, Donetsk region.</text:p>
      <text:p text:style-name="P4">
In Zaporizhzhya and Kherson directions, the enemy continues to conduct defense. He struck the Air Force on Novopol Donetsk region and the little tort of Nazaporyzhzhi. Fired at more than 20 settlements.</text:p>
      <text:p text:style-name="P4">
News Source: <text:a xlink:type="simple" xlink:href="https://armyinform.com.ua/2023/05/18/bahmut-ta-maryinka-zalyshayutsya-v-epiczentri-bojovyh-dij-2/" text:style-name="Internet_20_link" text:visited-style-name="Visited_20_Internet_20_Link">
https://armyinform.com.ua/2023/05/18/bahmut-ta-maryinka-zalyshayutsya-v-epiczentri-bojovyh-dij-2/</text:a>
</text:p>
      <!--NEWS-->
      <text:h text:style-name="P10" text:outline-level="1">
<text:span text:style-name="T4">
Defense forces per day eliminated more than 500 invaders, destroyed 32 artsystems and 8 BBM</text:span>
</text:h>
      <text:p text:style-name="P4">
Author: ['АРМІЯINFORM']</text:p>
      <text:p text:style-name="P4">
Time: 2023-05-18T37:00:00-04:00</text:p>
      <text:p text:style-name="P4">
Description: Zagalni Boyov, Find the enemy on 02/24/22 to 05/18/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d3e810d5-bf2b-4e46-ac26-94fff091e833-scaled.jpg" text:style-name="Internet_20_link" text:visited-style-name="Visited_20_Internet_20_Link">
d3e810d5-bf2b-4e46-ac26-94fff091e833-scaled.jpg</text:a>
']</text:p>
      <text:p text:style-name="P4">
Tags: ['STOPRUSSIA', 'АГРЕСІЯ РФ', 'ВТОРГНЕННЯ РФ', 'ВТРАТИ ВОРОГА', 'ГШ ЗСУ']</text:p>
      <text:p text:style-name="P4">
Category: News</text:p>
      <!--METADATA-->
      <text:p text:style-name="P4">
<draw:frame draw:style-name="fr1" draw:name="Image299" text:anchor-type="as-char" svg:width="6.9236in" svg:height="6.969757in" draw:z-index="0">
<draw:image xlink:href="../Images/AРМІЯINFORM/2023-05-18T37-00-00-04-00/d3e810d5-bf2b-4e46-ac26-94fff091e833-scaled.jpg" xlink:type="simple" xlink:show="embed" xlink:actuate="onLoad" draw:mime-type="image/jpeg"/>
</draw:frame>
The total combat loss of the enemy from 24.02.22 to 18.05.23 will be orientated:</text:p>
      <text:p text:style-name="P4">
<text:span text:style-name="T4">
<text:span text:style-name="T5">
 Personnel - </text:span>
* 201100(+510)persons eliminated</text:span>
<text:span text:style-name="T5">
 tanks - </text:span>
<text:span text:style-name="T5">
 3773(+2)</text:span>
<text:span text:style-name="T4">
 combat armored vehicles - </text:span>
 7373(+8)<text:span text:style-name="T4">
<text:span text:style-name="T5">
 Artillery Systems - </text:span>
<text:span text:style-name="T5">
 3198(+32)</text:span>
 </text:span>
 RSZV - <text:span text:style-name="T4">
 563(+1)</text:span>
<text:span text:style-name="T5">
 air defense means - </text:span>
<text:span text:style-name="T5">
 318(0)</text:span>
<text:span text:style-name="T4">
 aircraft - </text:span>
 308(0)<text:span text:style-name="T4">
<text:span text:style-name="T5">
 helicopters - </text:span>
* 294(0)</text:span>
<text:span text:style-name="T5">
 UAV Operative Tactical Level-</text:span>
<text:span text:style-name="T5">
 2759(+11)</text:span>
<text:span text:style-name="T4">
 Winged missiles - </text:span>
 990(+8)<text:span text:style-name="T4">
<text:span text:style-name="T5">
 ships / boats - </text:span>
* 18(0)</text:span>
<text:span text:style-name="T5">
 Automobile equipment and tanks - </text:span>
<text:span text:style-name="T5">
 6073(+6)</text:span>
<text:span text:style-name="T4">
 SPECIAL TECHANGE - </text:span>
 418(+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8.05.23.</text:p>
      <text:p text:style-name="P4">
News Source: <text:a xlink:type="simple" xlink:href="https://armyinform.com.ua/2023/05/18/syly-oborony-za-dobu-likviduvaly-ponad-500-okupantiv-znyshhyly-32-artsystemy-i-8-bbm/" text:style-name="Internet_20_link" text:visited-style-name="Visited_20_Internet_20_Link">
https://armyinform.com.ua/2023/05/18/syly-oborony-za-dobu-likviduvaly-ponad-500-okupantiv-znyshhyly-32-artsystemy-i-8-bbm/</text:a>
</text:p>
      <!--NEWS-->
      <text:h text:style-name="P10" text:outline-level="1">
<text:span text:style-name="T4">
Coordinating Staff: Severe -wounded combatants must be returned without prior conditions and out of exchange</text:span>
</text:h>
      <text:p text:style-name="P4">
Author: ['АРМІЯINFORM']</text:p>
      <text:p text:style-name="P4">
Time: 2023-05-18T38:00:00-04:00</text:p>
      <text:p text:style-name="P4">
Description: At the coordinating headquarters, Zustinich Zustinov was nyskovo service of Smremoy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5f2c9bc3-31b0-43cb-b17a-8c33e34d2377.jpg" text:style-name="Internet_20_link" text:visited-style-name="Visited_20_Internet_20_Link">
5f2c9bc3-31b0-43cb-b17a-8c33e34d2377.jpg</text:a>
']</text:p>
      <text:p text:style-name="P4">
Tags: ['КОМБАТАНТИ', 'КООРДИНАЦІЙНИЙ ШТАБ З ПИТАНЬ ПОВОДЖЕННЯ З ВІЙСЬКОВОПОЛОНЕНИМИ', 'ПОВЕРНЕННЯ ПОЛОНЕНИХ']</text:p>
      <text:p text:style-name="P4">
Category: News</text:p>
      <!--METADATA-->
      <text:p text:style-name="P4">
<draw:frame draw:style-name="fr1" draw:name="Image300" text:anchor-type="as-char" svg:width="6.9236in" svg:height="4.402256in" draw:z-index="0">
<draw:image xlink:href="../Images/AРМІЯINFORM/2023-05-18T38-00-00-04-00/5f2c9bc3-31b0-43cb-b17a-8c33e34d2377.jpg" xlink:type="simple" xlink:show="embed" xlink:actuate="onLoad" draw:mime-type="image/jpeg"/>
</draw:frame>
At the Coordination Headquarters, a meeting with the families of the servicemen of the separate Theodosius Battalion of the Marine Corps, which is part of the Correct Marine Corps named after the counter -admiral of the Mikhail Bilylinsky-Navy of the Armed Forces of Ukraine.</text:p>
      <text:p text:style-name="P4">
About it <text:a xlink:type="simple" xlink:href="https://t.me/Koord_shtab/1068" text:style-name="Internet_20_link" text:visited-style-name="Visited_20_Internet_20_Link">
reports</text:a>
Coordination headquarters of inquiries for the treatment of prisoners of war.</text:p>
      <text:p text:style-name="P4">
One of the issues raised during the meeting concerned information of heavy illnesses and injuries to servicemen. According to the headquarters, such information comes from various sources: from relatives, from military parts, and from the released from captivity of defenders.</text:p>
      <text:p text:style-name="P4">
He emphasized that seriously wounded and seriously ill combatants should be reimplated, that is, returned to the Motherland, without prior conditions, and fail into the exchange processes. The relevant mechanisms are provided by Geneva Conventions.</text:p>
      <text:p text:style-name="P4">
Unfortunately, Russia does not fulfill its obligations in accordance with the norms of international humanitarian law. This applies, in particular, to the provision of adequate medical care, and proper conditions of maintenance, to tailoring with relatives.</text:p>
      <text:p text:style-name="P4">
The coordination staff representative noted that the part of the information that the coordination headquarters possesses cannot be publicly widespread. It is operative and used to work on returning the people.</text:p>
      <text:p text:style-name="P4">
It should be noted that the military units transmit information to the servicemen they possess, but they do not have participation in metabolic processes and their impact.</text:p>
      <text:p text:style-name="P4">
News Source: <text:a xlink:type="simple" xlink:href="https://armyinform.com.ua/2023/05/18/koordynaczijnyj-shtab-vazhkoporaneni-kombatanty-povynni-buty-poverneni-bez-poperednih-umov-i-poza-obminu/" text:style-name="Internet_20_link" text:visited-style-name="Visited_20_Internet_20_Link">
https://armyinform.com.ua/2023/05/18/koordynaczijnyj-shtab-vazhkoporaneni-kombatanty-povynni-buty-poverneni-bez-poperednih-umov-i-poza-obminu/</text:a>
</text:p>
      <!--NEWS-->
      <text:h text:style-name="P10" text:outline-level="1">
<text:span text:style-name="T4">
To Ukraine from Russia was returned a girl whose parents defended Mariupol</text:span>
</text:h>
      <text:p text:style-name="P4">
Author: ['АРМІЯINFORM']</text:p>
      <text:p text:style-name="P4">
Time: 2023-05-18T39:00:00-04:00</text:p>
      <text:p text:style-name="P4">
Description: In Ukrainian, it was spent to turn the six -rd Donku Zakhisnikiv Mariupol, Yaki Trivaliy Hour ... The war with Ukraine 2022, the war with Ukraine is the latest news today, the News War with Ukraine 2022 is the last for today, whether there will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415977988622763478_y.jpg" text:style-name="Internet_20_link" text:visited-style-name="Visited_20_Internet_20_Link">
photo_5415977988622763478_y.jpg</text:a>
']</text:p>
      <text:p text:style-name="P4">
Tags: ['ВИЗВОЛЕННЯ З ПОЛОНУ', 'ДЕПОРТАЦІЯ УКРАЇНСЬКИХ ДІТЕЙ', 'УПОВНОВАЖЕНИЙ ВРУ З ПРАВ ЛЮДИНИ']</text:p>
      <text:p text:style-name="P4">
Category: News</text:p>
      <!--METADATA-->
      <text:p text:style-name="P4">
<draw:frame draw:style-name="fr1" draw:name="Image301" text:anchor-type="as-char" svg:width="6.9236in" svg:height="4.615733in" draw:z-index="0">
<draw:image xlink:href="../Images/AРМІЯINFORM/2023-05-18T39-00-00-04-00/photo_5415977988622763478_y.jpg" xlink:type="simple" xlink:show="embed" xlink:actuate="onLoad" draw:mime-type="image/jpeg"/>
</draw:frame>
In Ukraine, the six -year -old daughter of the defenders of Mariupol, who was in Russian captivity, managed to return the six -year -old daughter of the defenders of Mariupol.</text:p>
      <text:p text:style-name="P4">
About it <text:a xlink:type="simple" xlink:href="https://t.me/dmytro_lubinetzs/2455" text:style-name="Internet_20_link" text:visited-style-name="Visited_20_Internet_20_Link">
reported</text:a>
Ombudsman Dmitry Lubinets.</text:p>
      <text:p text:style-name="P4">
“In Ukrainian children happy(<text:span text:style-name="T5">
 a child - ed .</text:span>
)It can only be with your family in the native land. And recently it happened with the girl Anna-Maria, the Yakusils of our office managed to return to Ukraine from the territory of the Russian Federation, ”-said Dmitry Lubinets.</text:p>
      <text:p text:style-name="P4">
The girl returned to her parents who had been in the Russian field for a long time. The mother and dad of the girl are the military who were captured in Mariupol's native city, protecting him from the Russian military.</text:p>
      <text:p text:style-name="P4">
“After liberation from captivity, the girl's mother went to the office of the Ombudsman to assist in his return to her daughter. Due to the interaction of the Authorized Ukraine and the Russian Federation, the employees of the Secretariat of the Ukrainian Ombudsman managed to turn the little Ukrainian home home, ”the message said.</text:p>
      <text:p text:style-name="P4">
According to Dmitry Lubinets, the full family is now in Ukraine and the happily that it has been reunited.</text:p>
      <text:p text:style-name="P4">
News Source: <text:a xlink:type="simple" xlink:href="https://armyinform.com.ua/2023/05/18/v-ukrayinu-z-rosiyi-povernuly-divchynku-batky-yakoyi-zahyshhaly-mariupol/" text:style-name="Internet_20_link" text:visited-style-name="Visited_20_Internet_20_Link">
https://armyinform.com.ua/2023/05/18/v-ukrayinu-z-rosiyi-povernuly-divchynku-batky-yakoyi-zahyshhaly-mariupol/</text:a>
</text:p>
      <!--NEWS-->
      <text:h text:style-name="P10" text:outline-level="1">
<text:span text:style-name="T4">
In Ukraine a moment of silence</text:span>
</text:h>
      <text:p text:style-name="P4">
Author: ['АРМІЯINFORM']</text:p>
      <text:p text:style-name="P4">
Time: 2023-05-18T40: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02" text:anchor-type="as-char" svg:width="6.9236in" svg:height="3.895992in" draw:z-index="0">
<draw:image xlink:href="../Images/AРМІЯINFORM/2023-05-18T40-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8/v-ukrayini-hvylyna-movchannya/" text:style-name="Internet_20_link" text:visited-style-name="Visited_20_Internet_20_Link">
https://armyinform.com.ua/2023/05/18/v-ukrayini-hvylyna-movchannya/</text:a>
</text:p>
      <!--NEWS-->
      <text:h text:style-name="P10" text:outline-level="1">
<text:span text:style-name="T4">
Air defense forces at night destroyed 33 air targets - 29 missiles and 4 drones</text:span>
</text:h>
      <text:p text:style-name="P4">
Author: ['АРМІЯINFORM']</text:p>
      <text:p text:style-name="P4">
Time: 2023-05-18T41:00:00-04:00</text:p>
      <text:p text:style-name="P4">
Description: The opponent is to the Zavdavati missile strokes in the Teritator of Ukraine. IZ 21:00 17 Herbalop by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5/shahed-znyshheno.jpg" text:style-name="Internet_20_link" text:visited-style-name="Visited_20_Internet_20_Link">
shahed-znyshheno.jpg</text:a>
', '<text:a xlink:type="simple" xlink:href="https://armyinform.com.ua/wp-content/uploads/2023/05/photo_5418217470470243319_y-e1684389902383.jpg" text:style-name="Internet_20_link" text:visited-style-name="Visited_20_Internet_20_Link">
photo_5418217470470243319_y-e1684389902383.jpg</text:a>
']</text:p>
      <text:p text:style-name="P4">
Tags: []</text:p>
      <text:p text:style-name="P4">
Category: News</text:p>
      <!--METADATA-->
      <text:p text:style-name="P4">
<draw:frame draw:style-name="fr1" draw:name="Image303" text:anchor-type="as-char" svg:width="6.9236in" svg:height="3.89908in" draw:z-index="0">
<draw:image xlink:href="../Images/AРМІЯINFORM/2023-05-18T41-00-00-04-00/shahed-znyshheno.jpg" xlink:type="simple" xlink:show="embed" xlink:actuate="onLoad" draw:mime-type="image/jpeg"/>
</draw:frame>
The enemy continues to strike rocket strikes in Ukraine. From 21: 0017 to 05:30 on May 18, Russian invaders made several wave attacks from different directions.</text:p>
      <text:p text:style-name="P4">
About it <text:a xlink:type="simple" xlink:href="https://t.me/CinCAFU/499" text:style-name="Internet_20_link" text:visited-style-name="Visited_20_Internet_20_Link">
wrote</text:a>
Commander-in-Chief of the Armed Forces of the Armed Forces General Zaluzhny in Telegrams.</text:p>
      <text:p text:style-name="P4">
In total, 30 winged maritime, air and ground -pobust missiles were released:</text:p>
      <ul>
        <li>
From strategic aviation aircraft: two Tu-160 and eight Tu-95 released 22 winged X-101/X-555 missiles. * From ships in the Black Sea - six winged caliber missiles. * As well as two Winged Iskander-K missiles from terrestrial operational-tactical missile systems.</li>
      </ul>
      <text:p text:style-name="P4">
<draw:frame draw:style-name="fr1" draw:name="Image304" text:anchor-type="as-char" svg:width="6.9236in" svg:height="4.776002in" draw:z-index="0">
<draw:image xlink:href="../Images/AРМІЯINFORM/2023-05-18T41-00-00-04-00/photo_5418217470470243319_y-e1684389902383.jpg" xlink:type="simple" xlink:show="embed" xlink:actuate="onLoad" draw:mime-type="image/jpeg"/>
</draw:frame>
The forces and means of air defense of the air forces, in the interaction of more components of defense forces of Ukraine, destroyed 29 winged missiles.</text:p>
      <text:p text:style-name="P4">
Two shahad-136/131 shock UAVs and two reconnaissance and tactical levels were shot.</text:p>
      <text:p text:style-name="P4">
News Source: <text:a xlink:type="simple" xlink:href="https://armyinform.com.ua/2023/05/18/syly-ppo-vnochi-znyshhyly-33-povitryani-czili-29-raket-ta-4-bezpilotnyky/" text:style-name="Internet_20_link" text:visited-style-name="Visited_20_Internet_20_Link">
https://armyinform.com.ua/2023/05/18/syly-ppo-vnochi-znyshhyly-33-povitryani-czili-29-raket-ta-4-bezpilotnyky/</text:a>
</text:p>
      <!--NEWS-->
      <text:h text:style-name="P10" text:outline-level="1">
<text:span text:style-name="T4">
Alexei Danilov: The requirements of Ukraine for peace are unchanged - the fulfillment of the formula of President Vladimir Zelensky</text:span>
</text:h>
      <text:p text:style-name="P4">
Author: ['АРМІЯINFORM']</text:p>
      <text:p text:style-name="P4">
Time: 2023-05-18T42:00:00-04:00</text:p>
      <text:p text:style-name="P4">
Description: The secretary for the sake of National Bezpeki, the defense of Ukraine Oleksiy Danylov, was pushing on that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8/danilov.jpg" text:style-name="Internet_20_link" text:visited-style-name="Visited_20_Internet_20_Link">
danilov.jpg</text:a>
']</text:p>
      <text:p text:style-name="P4">
Tags: ['ОЛЕКСІЙ ДАНІЛОВ', 'РНБО УКРАЇНИ', 'ФОРМУЛА МИРУ']</text:p>
      <text:p text:style-name="P4">
Category: News</text:p>
      <!--METADATA-->
      <text:p text:style-name="P4">
<draw:frame draw:style-name="fr1" draw:name="Image305" text:anchor-type="as-char" svg:width="6.9236in" svg:height="3.894525in" draw:z-index="0">
<draw:image xlink:href="../Images/AРМІЯINFORM/2023-05-18T42-00-00-04-00/danilov.jpg" xlink:type="simple" xlink:show="embed" xlink:actuate="onLoad" draw:mime-type="image/jpeg"/>
</draw:frame>
The secretary of the National Security and Defense Council of Ukraine Alexei Danilov is emphasized because the requirements of Ukraine remain unchanged for peace - this is the fulfillment of the formula of President Vladimir Zelensky.</text:p>
      <text:p text:style-name="P4">
About it <text:a xlink:type="simple" xlink:href="https://www.rnbo.gov.ua/ua/Diialnist/6343.html" text:style-name="Internet_20_link" text:visited-style-name="Visited_20_Internet_20_Link">
reports</text:a>
Apparatrnbo of Ukraine.</text:p>
      <text:p text:style-name="P4">
“Recently, many countries have intensified to assist. In negotiations, the position is simple and transparent. The four key points on which the president emphasized are unchanged:</text:p>
      <ul>
        <li>
Borders of 1991; * the responsibility of Putin and his clicks for all the animals that they committed in our country; * complete compensation for the losses suffered by our country; * Security guarantees that will make an attack on us any country in the future, ”he said.</li>
      </ul>
      <text:p text:style-name="P4">
According to Alexei Danilov, Ukraine should reach the borders of 1991. "Vasacraine has its constitution, there is a clear territory of the country," he summed up.</text:p>
      <text:p text:style-name="P4">
News Source: <text:a xlink:type="simple" xlink:href="https://armyinform.com.ua/2023/05/18/oleksij-danilov-vymogy-ukrayiny-dlya-myru-nezminni-vykonannya-formuly-prezydenta-volodymyra-zelenskogo/" text:style-name="Internet_20_link" text:visited-style-name="Visited_20_Internet_20_Link">
https://armyinform.com.ua/2023/05/18/oleksij-danilov-vymogy-ukrayiny-dlya-myru-nezminni-vykonannya-formuly-prezydenta-volodymyra-zelenskogo/</text:a>
</text:p>
      <!--NEWS-->
      <text:h text:style-name="P10" text:outline-level="1">
<text:span text:style-name="T4">
Today we honor real patriots-reserves soldiers-Volodymyr Zelenskyy</text:span>
</text:h>
      <text:p text:style-name="P4">
Author: ['АРМІЯINFORM']</text:p>
      <text:p text:style-name="P4">
Time: 2023-05-18T43:00:00-04:00</text:p>
      <text:p text:style-name="P4">
Description: Shanovni vina-reservation!I will put you on the day of the reserve of Ukraine. Sogodni Mi Vshanovo ... War with Ukraine 2022, War with Ukraine Latest News today,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40463eef-4ea2-409e-9b81-d44104571d3e.jpg" text:style-name="Internet_20_link" text:visited-style-name="Visited_20_Internet_20_Link">
40463eef-4ea2-409e-9b81-d44104571d3e.jpg</text:a>
']</text:p>
      <text:p text:style-name="P4">
Tags: ['ВОЛОДИМИР ЗЕЛЕНСЬКИЙ', 'ДЕНЬ РЕЗЕРВІСТА']</text:p>
      <text:p text:style-name="P4">
Category: News</text:p>
      <!--METADATA-->
      <text:p text:style-name="P4">
<draw:frame draw:style-name="fr1" draw:name="Image306" text:anchor-type="as-char" svg:width="6.9236in" svg:height="3.894525in" draw:z-index="0">
<draw:image xlink:href="../Images/AРМІЯINFORM/2023-05-18T43-00-00-04-00/40463eef-4ea2-409e-9b81-d44104571d3e.jpg" xlink:type="simple" xlink:show="embed" xlink:actuate="onLoad" draw:mime-type="image/jpeg"/>
</draw:frame>
<text:span text:style-name="T4">
 Dear Warriors!_ </text:span>
  Congratulations on <text:a xlink:type="simple" xlink:href="https://armyinform.com.ua/2023/05/18/sogodni-vidznachayut-den-rezervista-ukrayiny/" text:style-name="Internet_20_link" text:visited-style-name="Visited_20_Internet_20_Link">
Ukraine's Reserve Day</text:a>
.</text:p>
      <text:p text:style-name="P4">
Сьогодні ми вшановуємо справжніх патріотів — громадян України, які,перебуваючи у військовому резерві, уже на початку широкомасштабної російськоїагресії оперативно поповнили лави Збройних Сил України та інших військовихформувань і стали на захист Вітчизни.</text:p>
      <text:p text:style-name="P4">
Досвід резервістів України, їх професіоналізм та впевненість дали змогусуттєво підсилити військові підрозділи в перші й найважчі дні війни і датирішучу відсіч російським загарбникам.</text:p>
      <text:p text:style-name="P4">
Сьогодні українські військовослужбовці-резервісти продовжують успішновиконувати бойові завдання у складі військових частин і підрозділів силоборони, знищуючи ворога на всіх напрямках.</text:p>
      <text:p text:style-name="P4">
Дякую вам за звитягу, мужність і самопожертву, які ви щоденно демонструєте,боронячи рідну землю.</text:p>
      <text:p text:style-name="P4">
Схиляємо голови перед пам'яттю героїв, які віддали своє життя за Україну. Мизавжди пам'ятатимемо їх подвиг.</text:p>
      <text:p text:style-name="P4">
Бажаю воїнам-резервістам незламності духу у відстоюванні незалежності ітериторіальної цілісності України та нових перемог у боях з російськимиокупантами.</text:p>
      <text:p text:style-name="P4">
Слава українським резервістам!</text:p>
      <text:p text:style-name="P4">
Слава Україні!</text:p>
      <text:p text:style-name="P4">
<text:span text:style-name="T4">
Володимир ЗЕЛЕНСЬКИЙ</text:span>
</text:p>
      <text:p text:style-name="P4">
<text:span text:style-name="T4">
Джерело:</text:span>
 <text:a xlink:type="simple" xlink:href="https://www.president.gov.ua/news/vitannya-prezidenta-rezervistam-ukrayini-82957" text:style-name="Internet_20_link" text:visited-style-name="Visited_20_Internet_20_Link">
<text:span text:style-name="T5">
Офіс ПрезидентаУкраїни</text:span>
</text:a>
</text:p>
      <text:p text:style-name="P4">
News Source: <text:a xlink:type="simple" xlink:href="https://armyinform.com.ua/2023/05/18/sogodni-my-vshanovuyemo-spravzhnih-patriotiv-voyiniv-rezervistiv-volodymyr-zelenskyj/" text:style-name="Internet_20_link" text:visited-style-name="Visited_20_Internet_20_Link">
https://armyinform.com.ua/2023/05/18/sogodni-my-vshanovuyemo-spravzhnih-patriotiv-voyiniv-rezervistiv-volodymyr-zelenskyj/</text:a>
</text:p>
      <!--NEWS-->
      <text:h text:style-name="P10" text:outline-level="1">
<text:span text:style-name="T4">
Today is the World Embroidery Day</text:span>
</text:h>
      <text:p text:style-name="P4">
Author: ['Сергій Зятьєв']</text:p>
      <text:p text:style-name="P4">
Time: 2023-05-18T44:00:00-04:00</text:p>
      <text:p text:style-name="P4">
Description: "The soul of Ukrainian people ...". So, by breaking the Ukrainian Vishivanka Taras Shevchenko, Yaki, ... the war with Ukraine 2022, the war with Ukraine is the latest news today, the News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sol_7234.jpg" text:style-name="Internet_20_link" text:visited-style-name="Visited_20_Internet_20_Link">
sol_7234.jpg</text:a>
']</text:p>
      <text:p text:style-name="P4">
Tags: []</text:p>
      <text:p text:style-name="P4">
Category: News</text:p>
      <!--METADATA-->
      <text:p text:style-name="P4">
<draw:frame draw:style-name="fr1" draw:name="Image307" text:anchor-type="as-char" svg:width="6.9236in" svg:height="4.615733in" draw:z-index="0">
<draw:image xlink:href="../Images/AРМІЯINFORM/2023-05-18T44-00-00-04-00/sol_7234.jpg" xlink:type="simple" xlink:show="embed" xlink:actuate="onLoad" draw:mime-type="image/jpeg"/>
</draw:frame>
Photo by R. Tarasov / Armyinform</text:p>
      <text:p text:style-name="P4">
"This is the soul of the Ukrainian people ...". He called the Ukrainian embroidery Tarashevchenko, who, while living in a foreign land, always dressed it for big holidays.</text:p>
      <text:p text:style-name="P4">
Ukrainian embroidery is of extremely ancient origin. Research historians are thinking that it has begun to create folk craftsmen before the age. What it was then - it is unknown, since no model lived on the day.</text:p>
      <text:p text:style-name="P4">
Historians-researchers are inclined to think that it was created by folk-miles before the VI century</text:p>
      <text:p text:style-name="P4">
Instead, it is known that only women were embroidered with national clothing, giving the works of positive energy: Ukrainian embroidery symbolized the good, loyalty, love and other virtues inherent in our ancestors. We also know that the craft on the manufacture of mother's embroidery was passed on to her daughters. And those are descendants.</text:p>
      <text:p text:style-name="P4">
Reference. Some historical sources say that, in addition to drawing, the magic pattern was also applied to the Cossack body in the form of a rush. Here is what Mikhail Chugenko writes in the book "Shocking Ukraine": _ "Warriors ... Before the belt, or in wolf or bear skins, which better than other armor, protected from a blow to a spear or sword. Their body berrkers covered with black or red tattoos that had a magical property. ”_</text:p>
      <text:p text:style-name="P4">
To say that those who dressed the embroidery were always persecuted, it would not be completely believed. But the attitude towards such people has always different. For example, during the Russian Tsarism, some representatives of intelligence openly wore embroidery, once again confirming their nationality. But not everyone could do so. In addition, Lysenko, who worked in the theater, could not afford something. The writer Lyudmila Starytska-Chernyakhivska mentioned that "because of the Ukrainian language and embroidered shirts, other noble children looked at her and Naii family as abnormal."</text:p>
      <text:p text:style-name="P4">
During the time of Russian tsarism, some representatives of intelligence openly worn, once again confirming their nationality</text:p>
      <text:p text:style-name="P4">
The first to combine Ukrainian embroidery with everyday clothes was Ivan Franko, combining an embroidered shirt with a jacket. They look at us and from the 20th hryvnia bill. In Soviet times, no one expressed their negative attitude to embroidery. Although all sorts happened ...</text:p>
      <text:p text:style-name="P4">
The first to combine Ukrainian embroidery with everyday clothes was Ivan FrancoToday, embroidery is increasingly gaining a place under the sun. Already, no one is from those who wear it, and the Muscovites consider it a Nazi uniform, but who wears the embroidery, equate with the punishments with the SS. I will add: God forbid, we more of such "Nazis", "punishments" ...</text:p>
      <text:p text:style-name="P4">
News Source: <text:a xlink:type="simple" xlink:href="https://armyinform.com.ua/2023/05/18/sogodni-vsesvitnij-den-vyshyvanky/" text:style-name="Internet_20_link" text:visited-style-name="Visited_20_Internet_20_Link">
https://armyinform.com.ua/2023/05/18/sogodni-vsesvitnij-den-vyshyvanky/</text:a>
</text:p>
      <!--NEWS-->
      <text:h text:style-name="P10" text:outline-level="1">
<text:span text:style-name="T4">
Ukraine urges the world to recognize the deportation of Crimean Tatars in 1944 by genocide</text:span>
</text:h>
      <text:p text:style-name="P4">
Author: ['АРМІЯINFORM']</text:p>
      <text:p text:style-name="P4">
Time: 2023-05-18T45:00:00-04:00</text:p>
      <text:p text:style-name="P4">
Description: The Calls -Forestry of Ukraine is jammed by the Miversity of the Partners, Zokremi participants ... The war with Ukraine 2022, the war with Ukraine Latest news today, the news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photo_5413849724953413856_y-e1684396378230-1.jpg" text:style-name="Internet_20_link" text:visited-style-name="Visited_20_Internet_20_Link">
photo_5413849724953413856_y-e1684396378230-1.jpg</text:a>
']</text:p>
      <text:p text:style-name="P4">
Tags: ['ГЕНОЦИД КРИМСЬКОТАТАРСЬКОГО НАРОДУ', 'ДЕПОРТАЦІЯ', 'ЗАЯВА МЗС УКРАЇНИ', 'КРИМСЬКІ ТАТАРИ']</text:p>
      <text:p text:style-name="P4">
Category: News</text:p>
      <!--METADATA-->
      <text:p text:style-name="P4">
<draw:frame draw:style-name="fr1" draw:name="Image308" text:anchor-type="as-char" svg:width="6.9236in" svg:height="4.497885in" draw:z-index="0">
<draw:image xlink:href="../Images/AРМІЯINFORM/2023-05-18T45-00-00-04-00/photo_5413849724953413856_y-e1684396378230-1.jpg" xlink:type="simple" xlink:show="embed" xlink:actuate="onLoad" draw:mime-type="image/jpeg"/>
</draw:frame>
The Foreign Ministry of Ukraine calls on international partners, such as participants in the International Crimean Platform, to condemn today's crime crimes to the Department of the Crimean Tatar people and to recognize their deportation in 1944 by Genocide.</text:p>
      <text:p text:style-name="P4">
About this <text:a xlink:type="simple" xlink:href="https://www.kmu.gov.ua/news/zaiava-mzs-ukrainy-z-nahody-79-i-richnytsi-deportatsii-krymskykh-tatar-ta-vshanuvannia-zhertv-henotsydu-krymskotatarskoho-narodu" text:style-name="Internet_20_link" text:visited-style-name="Visited_20_Internet_20_Link">
it is referred</text:a>
In the statement of the Ministry of Foreign Affairs of Ukraine on the occasion of the 79th anniversary of the Crimean Tatars and honoring the victims of the genocide of the Crimean Tatar.</text:p>
      <text:p text:style-name="P4">
"They are convinced that only the victory of Ukraine and the liberation of the Crimean peninsula may put an end to systemic repression against the indigenous Crimean Tatar and restore respect for human rights in the world," the Ministry of Internal Affairs said.</text:p>
      <text:p text:style-name="P4">
On May 18, 2023, the age of 79 has been granted for the forced deportation of Crimean Tatars - one of the most horrific crimes of the Soviet totalitarian regime.</text:p>
      <text:p text:style-name="P4">
In 1944, the USSR accused the Crimean Tatar people in cooperation with the Nazi authorities, which became a far -fetched reason to launch deportation. In violation of the rules of international law, the Soviet governmental act of genocide to erase the national identity of the Crimean Tatar - the indigenous people of Ukraine, prohibiting the use of the mother tongue, professing their religion and preserving their own culture.</text:p>
      <text:p text:style-name="P4">
"We remember those who have suffered from this tragedy, and we give the truthful Tatar people who have undergone and continue to reinforce repression by the Russian Empire, the USSR, and now in modern Russia," Ukraine has declared in the foreign policy department of Ukraine.</text:p>
      <text:p text:style-name="P4">
After the temporary occupation of Crimea in 2014 and the widespread coordination of Russia in Ukraine in February 2022, Crimea actually became a huge open -air prison and a place for concealment of crimes of the Russian Federation. More than 180 citizens of Ukraine were imprisoned on the basis of politically and religious persecution in Crimea.</text:p>
      <text:p text:style-name="P4">
"We demand from the Russian Federation to stop human rights violations of the occupied territory of the Crimea and Sevastopol, immediately to all political prisoners, to ensure full compliance with the RFAK's obligations of the occupying state in accordance with international law,"-said in the statement of Ukraine.</text:p>
      <text:p text:style-name="P4">
News Source: <text:a xlink:type="simple" xlink:href="https://armyinform.com.ua/2023/05/18/ukrayina-zaklykaye-svit-vyznaty-genoczydom-deportacziyu-krymskyh-tatar-u-1944-roczi/" text:style-name="Internet_20_link" text:visited-style-name="Visited_20_Internet_20_Link">
https://armyinform.com.ua/2023/05/18/ukrayina-zaklykaye-svit-vyznaty-genoczydom-deportacziyu-krymskyh-tatar-u-1944-roczi/</text:a>
</text:p>
      <!--NEWS-->
      <text:h text:style-name="P10" text:outline-level="1">
<text:span text:style-name="T4">
More Technology on the Front: Ministor and SAP signed a memorandum of cooperation</text:span>
</text:h>
      <text:p text:style-name="P4">
Author: ['АРМІЯINFORM']</text:p>
      <text:p text:style-name="P4">
Time: 2023-05-18T46:00:00-04:00</text:p>
      <text:p text:style-name="P4">
Description: The digitization of digital transformation is specialized by the Anti -Corupper Prosecutor's Office ... The war with Ukraine 2022, the war with Ukraine is the latest news today, the News War with Ukraine 2022 is the last today, will there be a war between Ukraine and Russia and when the war with Ukraine in 2022 will be or not not , Will there be a war with Ukraine in the near future, they say, the war with Ukraine, Ukrainian news today, Ukrainian news in Ukrainian media in Russian</text:p>
      <text:p text:style-name="P4">
Images: ['<text:a xlink:type="simple" xlink:href="https://armyinform.com.ua/wp-content/uploads/2023/05/photo_5995879602435764339_y-e1684390650907.jpg" text:style-name="Internet_20_link" text:visited-style-name="Visited_20_Internet_20_Link">
photo_5995879602435764339_y-e1684390650907.jpg</text:a>
']</text:p>
      <text:p text:style-name="P4">
Tags: ['UNITED24', 'АНТИКОРУПЦІЙНА ПРОГРАМА', 'АРМІЮ ДРОНІВ', 'МІНЦИФРА']</text:p>
      <text:p text:style-name="P4">
Category: News</text:p>
      <!--METADATA-->
      <text:p text:style-name="P4">
<draw:frame draw:style-name="fr1" draw:name="Image309" text:anchor-type="as-char" svg:width="6.9236in" svg:height="4.41059in" draw:z-index="0">
<draw:image xlink:href="../Images/AРМІЯINFORM/2023-05-18T46-00-00-04-00/photo_5995879602435764339_y-e1684390650907.jpg" xlink:type="simple" xlink:show="embed" xlink:actuate="onLoad" draw:mime-type="image/jpeg"/>
</draw:frame>
The Ministry of Digital Transformation and the Specialized Anti -Corruption Prosecutor's Office have signed a memorandum of cooperation that aims to direct more resources to support Ukrainian defenders.</text:p>
      <text:p text:style-name="P4">
About it <text:a xlink:type="simple" xlink:href="https://t.me/mintsyfra/4081" text:style-name="Internet_20_link" text:visited-style-name="Visited_20_Internet_20_Link">
reports</text:a>
Minorifra.</text:p>
      <text:p text:style-name="P4">
“We are united to develop the drone army within United24. During the Valt Commodinal War, the SAP continues to fight corruption in Ukraine effectively. A memorandum directs even more resources to support the military, ”the testimony reads.</text:p>
      <text:p text:style-name="P4">
The funds obtained as a result of the transactions of prosecutors and the accused are directed to the approval of the UAV army, equipment and the necessary equipment.</text:p>
      <text:p text:style-name="P4">
“During 2023, the SAP has already died UAH 650 million in the UNITED24 platform. Thanks to Donati, hundreds of modern drones for ZSS and GUR were purchased, as well as a considerable amount of BMP-2 for the offensive crews, ”the Ministorifra was.</text:p>
      <text:p text:style-name="P4">
News Source: <text:a xlink:type="simple" xlink:href="https://armyinform.com.ua/2023/05/18/bilshe-tehniky-na-front-minczyfra-ta-sap-pidpysaly-memorandum-pro-spivpraczyu/" text:style-name="Internet_20_link" text:visited-style-name="Visited_20_Internet_20_Link">
https://armyinform.com.ua/2023/05/18/bilshe-tehniky-na-front-minczyfra-ta-sap-pidpysaly-memorandum-pro-spivpraczyu/</text:a>
</text:p>
      <!--NEWS-->
      <text:h text:style-name="P10" text:outline-level="1">
<text:span text:style-name="T4">
Towards two meanings in one date - President of Ukraine</text:span>
</text:h>
      <text:p text:style-name="P4">
Author: ['АРМІЯINFORM']</text:p>
      <text:p text:style-name="P4">
Time: 2023-05-18T47:00:00-04:00</text:p>
      <text:p text:style-name="P4">
Description: Syogodnі, 18 Herbalum, Ukrainian Posnovoi 79-TU RICHNINY DEPORTATSIA of the CRIMSKOTATARY people ... War with Ukraine 2022, War with Ukraine Latest news today, News War with Ukraine 2022 Last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347782587_266611902392832_8819471013464954985_n.jpg" text:style-name="Internet_20_link" text:visited-style-name="Visited_20_Internet_20_Link">
347782587_266611902392832_8819471013464954985_n.jpg</text:a>
']</text:p>
      <text:p text:style-name="P4">
Tags: ['ВОЛОДИМИР ЗЕЛЕНСЬКИЙ', 'ГЕНОЦИД КРИМСЬКОТАТАРСЬКОГО НАРОДУ', 'ДЕНЬ ВИШИВАНКИ']</text:p>
      <text:p text:style-name="P4">
Category: News</text:p>
      <!--METADATA-->
      <text:p text:style-name="P4">
<draw:frame draw:style-name="fr1" draw:name="Image310" text:anchor-type="as-char" svg:width="6.9236in" svg:height="4.615733in" draw:z-index="0">
<draw:image xlink:href="../Images/AРМІЯINFORM/2023-05-18T47-00-00-04-00/347782587_266611902392832_8819471013464954985_n.jpg" xlink:type="simple" xlink:show="embed" xlink:actuate="onLoad" draw:mime-type="image/jpeg"/>
</draw:frame>
Today, on May 18, Ukraine honors the 79th anniversary of the deportation of the Crimean Tatar people and celebrates the International Holiday-the World Day.</text:p>
      <text:p text:style-name="P4">
President of Ukraine Volodymyr Zelenskyy wrote about it in <text:a xlink:type="simple" xlink:href="https://t.me/V_Zelenskiy_official/6262" text:style-name="Internet_20_link" text:visited-style-name="Visited_20_Internet_20_Link">
telegram</text:a>
.</text:p>
      <text:p text:style-name="P4">
«Цього року — два сенси, об’єднані однією датою, 18 травня. 79 років тому уцей день радянська влада почала<text:a xlink:type="simple" xlink:href="https://armyinform.com.ua/2023/05/18/ukrayina-zaklykaye-svit-vyznaty-genoczydom-deportacziyu-krymskyh-tatar-u-1944-roczi/" text:style-name="Internet_20_link" text:visited-style-name="Visited_20_Internet_20_Link">
депортацію</text:a>
Crimean Tatar people. The people who wanted to erase, deprive home, deprive the right to life. But the people are preserved. And live free!” - said the heads.</text:p>
      <text:p text:style-name="P4">
Volodymyr Zelensky noted that today it is special embroidery - stars, which symbolize the unity of Ukrainian and Crimean Tatar people. Symbols of our power and our desire to live in our home.</text:p>
      <text:p text:style-name="P4">
“Let this year(https://armyinform.com.ua/2023/05/18/sogodni-vsesvitnij-den-vyshyvanky/?utm_source=mainnews&amp;utm_medium=article&amp;utm_campaign=traficsource)In Ukraine, it will be a reminder of what our people have to go through our people.</text:p>
      <text:p text:style-name="P4">
Eternal memory of all our people whose lives were taken away by totalitarian regimes!</text:p>
      <text:p text:style-name="P4">
We respect our peoples, their strength and culture!” - said the President of Ukraine.</text:p>
      <text:p text:style-name="P4">
News Source: <text:a xlink:type="simple" xlink:href="https://armyinform.com.ua/2023/05/18/sogodnishnij-den-obyednav-dva-sensy-v-odnij-dati-prezydent-ukrayiny/" text:style-name="Internet_20_link" text:visited-style-name="Visited_20_Internet_20_Link">
https://armyinform.com.ua/2023/05/18/sogodnishnij-den-obyednav-dva-sensy-v-odnij-dati-prezydent-ukrayiny/</text:a>
</text:p>
      <!--NEWS-->
      <text:h text:style-name="P10" text:outline-level="1">
<text:span text:style-name="T4">
The Armed Forces are provided with summer form, contracts for winter purchase - stacked</text:span>
</text:h>
      <text:p text:style-name="P4">
Author: ['Андрій Задубінний']</text:p>
      <text:p text:style-name="P4">
Time: 2023-05-18T48:00:00-04:00</text:p>
      <text:p text:style-name="P4">
Description: At the Minіsteniy defense of Ukraine, Service Narada Skodoi will become a streaming on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narada_golovna.jpg" text:style-name="Internet_20_link" text:visited-style-name="Visited_20_Internet_20_Link">
narada_golovna.jpg</text:a>
', '<text:a xlink:type="simple" xlink:href="https://armyinform.com.ua/wp-content/uploads/2023/05/narada1-150x150.jpg" text:style-name="Internet_20_link" text:visited-style-name="Visited_20_Internet_20_Link">
narada1-150x150.jpg</text:a>
', '<text:a xlink:type="simple" xlink:href="https://armyinform.com.ua/wp-content/uploads/2023/05/narada2-150x150.jpg" text:style-name="Internet_20_link" text:visited-style-name="Visited_20_Internet_20_Link">
narada2-150x150.jpg</text:a>
', '<text:a xlink:type="simple" xlink:href="https://armyinform.com.ua/wp-content/uploads/2023/05/sharapov1-1.jpg" text:style-name="Internet_20_link" text:visited-style-name="Visited_20_Internet_20_Link">
sharapov1-1.jpg</text:a>
']</text:p>
      <text:p text:style-name="P4">
Tags: ['ДЕНИС ШАРАПОВ']</text:p>
      <text:p text:style-name="P4">
Category: News</text:p>
      <!--METADATA-->
      <text:p text:style-name="P4">
<draw:frame draw:style-name="fr1" draw:name="Image311" text:anchor-type="as-char" svg:width="6.9236in" svg:height="4.615733in" draw:z-index="0">
<draw:image xlink:href="../Images/AРМІЯINFORM/2023-05-18T48-00-00-04-00/narada_golovna.jpg" xlink:type="simple" xlink:show="embed" xlink:actuate="onLoad" draw:mime-type="image/jpeg"/>
</draw:frame>
The Ministry of Defense of Ukraine hosted an official meeting on the current state of regist and other types of provision of the Armed Forces of Ukraine under the chairmanship of the Deputy Minister of Defense Denis Sharapov. The meeting was attended by representatives of the Department of Public Procurement and Supply of Material Resources of the Ministry of Defense, the Command of Logistics Forces of the Armed Forces of Ukraine and the members of the Anti -Corruption Council at the Ministry of Defense.</text:p>
      <text:p text:style-name="P4">
<text:a xlink:type="simple" xlink:href="https://armyinform.com.ua/wp-content/uploads/2023/05/narada1.jpg" text:style-name="Internet_20_link" text:visited-style-name="Visited_20_Internet_20_Link">
!(Images/AРМІЯINFORM/2023-05-18T48-00-00-04-00/narada1-150x150.jpg)</text:a>
</text:p>
      <text:p text:style-name="P4">
<text:a xlink:type="simple" xlink:href="https://armyinform.com.ua/wp-content/uploads/2023/05/narada2.jpg" text:style-name="Internet_20_link" text:visited-style-name="Visited_20_Internet_20_Link">
<draw:frame draw:style-name="fr1" draw:name="Image312" text:anchor-type="as-char" svg:width="6.9236in" svg:height="6.9236in" draw:z-index="0">
<draw:image xlink:href="../Images/AРМІЯINFORM/2023-05-18T48-00-00-04-00/narada2-150x150.jpg" xlink:type="simple" xlink:show="embed" xlink:actuate="onLoad" draw:mime-type="image/jpeg"/>
</draw:frame>
</text:a>
As the chief of the rear of the Command of the Forces of Logistics of the Armed Forces of Ukraine, a colonel Sergey Bulavko, the supply of summer clothing comes to the reception of the scheduled order and at a satisfactory pace.</text:p>
      <ul>
        <li>
Today we have no problems with the real property of the summer nomenclature. The Izalishki, which we have, allow you to organize and carry out a need for a necessary number of servicemen, - said Colonel Sergey Bulavko.</li>
      </ul>
      <text:p text:style-name="P4">
As a clarifying question of representatives of the Public Anti -Corruption Council of the Ministry of Defense about the state of accumulation of winter clothing, the chief of the inter -comandage of the forces of logistics forces of the Armed Forces of Ukraine replied that such a worked.</text:p>
      <text:p text:style-name="P4">
It should be noted that in the warehouses of the Armed Forces of Ukraine from the past period of procurement - a well -established amount of summer and winter uniform, including for providing rashes.</text:p>
      <text:p text:style-name="P4">
Deputy Minister of Defense of Ukraine Denis Sharapov commented that the agency had released the process of contracting contracts to provide the army with winter clothing.</text:p>
      <text:p text:style-name="P4">
<draw:frame draw:style-name="fr1" draw:name="Image313" text:anchor-type="as-char" svg:width="6.9236in" svg:height="4.615733in" draw:z-index="0">
<draw:image xlink:href="../Images/AРМІЯINFORM/2023-05-18T48-00-00-04-00/sharapov1-1.jpg" xlink:type="simple" xlink:show="embed" xlink:actuate="onLoad" draw:mime-type="image/jpeg"/>
</draw:frame>
- The conditions in which our defenders and defenders today defend the state of sprouts are complex. The need for qualitative form and its timely way is always relevant. The department is doing everything possible to quickly react to the request of the Armed Forces and to implement it, - added Denis Sharapov.</text:p>
      <text:p text:style-name="P4">
The Deputy Minister of Defense also reported that positive shifts in dynamics for the Armed Forces of Ukraine were achieved due to systematic changes in the organization of state procurement of the Ministry of Defense of Ukraine with minimization of corruption rizes.<text:span text:style-name="T5">
Foto Dmitry Yurchenko</text:span>
</text:p>
      <text:p text:style-name="P4">
News Source: <text:a xlink:type="simple" xlink:href="https://armyinform.com.ua/2023/05/18/zsu-zabezpecheni-litnoyu-formoyu-kontrakty-na-zakupivlyu-zymovoyi-ukladayutsya/" text:style-name="Internet_20_link" text:visited-style-name="Visited_20_Internet_20_Link">
https://armyinform.com.ua/2023/05/18/zsu-zabezpecheni-litnoyu-formoyu-kontrakty-na-zakupivlyu-zymovoyi-ukladayutsya/</text:a>
</text:p>
      <!--NEWS-->
      <text:h text:style-name="P10" text:outline-level="1">
<text:span text:style-name="T4">
Briefing on Information Campaign “Help after injury”</text:span>
</text:h>
      <text:p text:style-name="P4">
Author: ['АРМІЯINFORM']</text:p>
      <text:p text:style-name="P4">
Time: 2023-05-18T49:00:00-04:00</text:p>
      <text:p text:style-name="P4">
Description: The Military Media Center has to go through the “yak izhormatsky campanium“ Dopandorog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p>
      <text:p text:style-name="P4">
Tags: ['MILITARY MEDIA CENTER', 'ДОПОМОГА ПІСЛЯ ПОРАНЕННЯ', 'ОНЛАЙН-БРИФІНГ']</text:p>
      <text:p text:style-name="P4">
Category: News</text:p>
      <!--METADATA-->
      <text:p text:style-name="P4">
The Militation Media Center has a briefing on "Help after injury" information campaign supports military personnel when passing the VLK "with the participation of a representative of the Strategic Communications Department of the Army of the Armed Forces of Ukraine Oksana Gorbach.</text:p>
      <text:p text:style-name="P4">
News Source: <text:a xlink:type="simple" xlink:href="https://armyinform.com.ua/2023/05/18/bryfing-shhodo-informaczijnoyi-kampaniyi-dopomoga-pislya-poranennya/" text:style-name="Internet_20_link" text:visited-style-name="Visited_20_Internet_20_Link">
https://armyinform.com.ua/2023/05/18/bryfing-shhodo-informaczijnoyi-kampaniyi-dopomoga-pislya-poranennya/</text:a>
</text:p>
      <!--NEWS-->
      <text:h text:style-name="P10" text:outline-level="1">
<text:span text:style-name="T4">
Latvia started chairmanship in the EU Council: Among priorities - support of Ukraine</text:span>
</text:h>
      <text:p text:style-name="P4">
Author: ['АРМІЯINFORM']</text:p>
      <text:p text:style-name="P4">
Time: 2023-05-18T50:00:00-04:00</text:p>
      <text:p text:style-name="P4">
Description: Latvia Z 17 ADVENTED PIVRICHNEMENT IN THE RADIS IVROPICIA Union, TSH TOSISH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wvz4o2waaahufz-scaled.jpg" text:style-name="Internet_20_link" text:visited-style-name="Visited_20_Internet_20_Link">
fwvz4o2waaahufz-scaled.jpg</text:a>
']</text:p>
      <text:p text:style-name="P4">
Tags: ['ЛАТВІЯ', 'ПІДТРИМКА УКРАЇНИ', 'РАДА ЄВРОПИ']</text:p>
      <text:p text:style-name="P4">
Category: News</text:p>
      <!--METADATA-->
      <text:p text:style-name="P4">
<draw:frame draw:style-name="fr1" draw:name="Image314" text:anchor-type="as-char" svg:width="6.9236in" svg:height="4.615733in" draw:z-index="0">
<draw:image xlink:href="../Images/AРМІЯINFORM/2023-05-18T50-00-00-04-00/fwvz4o2waaahufz-scaled.jpg" xlink:type="simple" xlink:show="embed" xlink:actuate="onLoad" draw:mime-type="image/jpeg"/>
</draw:frame>
Latvia began the six -year presidency in the Council of the European Union since May 17, this is the second time from the country's accession to the organization in 1995.</text:p>
      <text:p text:style-name="P4">
About it <text:a xlink:type="simple" xlink:href="https://search.coe.int/cm/Pages/result_details.aspx" text:style-name="Internet_20_link" text:visited-style-name="Visited_20_Internet_20_Link">
reports</text:a>
The Council of Europe press service.</text:p>
      <text:p text:style-name="P4">
During the presidency of Latvia, in particular, it will focus on issues related to the attraction of the aggressor country to justice for the crimes committed in Ukraine, the creation of a special joint and a register of losses caused by aggression of the Russian Federation of anti-Ukraine.</text:p>
      <text:p text:style-name="P4">
"Responsible for crimes against Ukraine will occupy an important place for the day of our presidency, in particular the call for the creation of a special tribunal crime of aggression and the creation of a register of losses as part of mechanism of compensation," - the message reads.</text:p>
      <text:p text:style-name="P4">
In addition, the priorities of its presidency in the EU Latvia have identified:</text:p>
      <ul>
        <li>
Strengthening democracy and the rule of law, * freedom of expression, * security of journalists, * Promotion of reforms of the Council of Europe.</li>
      </ul>
      <text:p text:style-name="P4">
Also, in order to exchange experience between Latvia Member States, organize a non-formal conference of justice ministers of European countries in support of the stability of the Ukrainian judicial system during the war and during the post-war renewal.</text:p>
      <text:p text:style-name="P4">
News Source: <text:a xlink:type="simple" xlink:href="https://armyinform.com.ua/2023/05/18/latviya-pochala-golovuvannya-v-radi-yes-sered-priorytetiv-pidtrymka-ukrayiny/" text:style-name="Internet_20_link" text:visited-style-name="Visited_20_Internet_20_Link">
https://armyinform.com.ua/2023/05/18/latviya-pochala-golovuvannya-v-radi-yes-sered-priorytetiv-pidtrymka-ukrayiny/</text:a>
</text:p>
      <!--NEWS-->
      <text:h text:style-name="P10" text:outline-level="1">
<text:span text:style-name="T4">
Over the past day, our units near Bakhmut advanced forward from 150 to 1700 meters - Sergey Cherevaty</text:span>
</text:h>
      <text:p text:style-name="P4">
Author: ['Володимир Віват']</text:p>
      <text:p text:style-name="P4">
Time: 2023-05-18T51:00:00-04:00</text:p>
      <text:p text:style-name="P4">
Description: Bakhmut is flooded with the Epizenter Boyovikh in the gathering of Ukraine. Opponent of Puna mustache Prague ... War with Ukraine 2022, War with Ukraine latest news today, News War with Ukraine 2022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2/09/bahmut1.jpg" text:style-name="Internet_20_link" text:visited-style-name="Visited_20_Internet_20_Link">
bahmut1.jpg</text:a>
']</text:p>
      <text:p text:style-name="P4">
Tags: ['БАХМУТ', 'ВТОРГНЕННЯ РФ', 'ЄДИНІ НОВИНИ', 'СЕРГІЙ ЧЕРЕВАТИЙ']</text:p>
      <text:p text:style-name="P4">
Category: News</text:p>
      <!--METADATA-->
      <text:p text:style-name="P4">
<draw:frame draw:style-name="fr1" draw:name="Image315" text:anchor-type="as-char" svg:width="6.9236in" svg:height="3.894525in" draw:z-index="0">
<draw:image xlink:href="../Images/AРМІЯINFORM/2023-05-18T51-00-00-04-00/bahmut1.jpg" xlink:type="simple" xlink:show="embed" xlink:actuate="onLoad" draw:mime-type="image/jpeg"/>
</draw:frame>
Illustrative photo</text:p>
      <text:p text:style-name="P4">
Bakhmut remains the epicenter of hostilities in eastern Ukraine. The enemy of overwinter seeks to take it, almost destroyed by him, the city.</text:p>
      <text:p text:style-name="P4">
The spokesman of the Eastern Urell of the Armed Forces of the Armed Forces Colonel Sergey Cherevaty reported this on the air of the Tele scale "Unified News".</text:p>
      <text:p text:style-name="P4">
The officer reported that in the past 24 hours the enemy had struck the stroke of the glowing and jet artillery in our positions, and 25 combat bolts, six aircraft, took place. 130 invaders were destroyed in the battles, 145 were injured, four were captured. Two MSTAs, an unmanned aerlant "Orlan-10" and eight field warehouses of rodboo-supplies were also destroyed.</text:p>
      <ul>
        <li>
In the course of fighting, our units, despite the fact that we now do not prevail personnel and equipment, continue to move on the flanks - for the past for a distance of 150 to 1700 meters, - said Sergey Cherevaty. —Thiscope makes every effort to maintain defense, but we have masked their rude strength and advantage in certain types of technology our will, ingenuity, motivation and stability.</li>
      </ul>
      <text:p text:style-name="P4">
The spokesman for the Eastern Group of the Armed Forces of Ukraine said that the initiative was already intercepted and the enemy was forced to respond to our actions. They are overwhelmed by the Ubakhmut and the surrounding area of the Airborne troops, trying to stop our troops.</text:p>
      <ul>
        <li>
It is worth noting the invaluable work of our military engineers, sappers. In general, the forces of defense are such a complex machine in which everyone has its own function and its perfectly implements. That is why due to our assembly, learning, ideal synchronicity of work of all structures, we manage to overcome the enemy, - said Sergey Cherevaty.</li>
      </ul>
      <text:p text:style-name="P4">
The officer also reported that the Liman-Kupyansky direction remains the leader of the number of shelling. Over the past day, the enemy here 625 times fired at our position, 16 aircraft and four fighting clashes took place, 39 occupied were destroyed, 93 were wounded. There is also enough technique: T-72 tank, BTR-80, BMP, four SAUs, two howitzers, two unmanned vehicles and even a pro-dummy X-31 rocket.</text:p>
      <ul>
        <li>
Unlike shells, with the personnel of the enemy now the problem, so they are pulling everything: Wagner's remains, mouths, staffed people who have problems with the law, combat army reserve, territorial troops, as well as regular tank and motorized Airborne units, which are mostly completed with mobilized,-said the East Group of the Armed Forces.</li>
      </ul>
      <text:p text:style-name="P4">
News Source: <text:a xlink:type="simple" xlink:href="https://armyinform.com.ua/2023/05/18/za-mynulu-dobu-nashi-pidrozdily-poblyzu-bahmuta-prosunulys-upered-na-vidstan-vid-150-do-1700-metriv-sergij-cherevatyj/" text:style-name="Internet_20_link" text:visited-style-name="Visited_20_Internet_20_Link">
https://armyinform.com.ua/2023/05/18/za-mynulu-dobu-nashi-pidrozdily-poblyzu-bahmuta-prosunulys-upered-na-vidstan-vid-150-do-1700-metriv-sergij-cherevatyj/</text:a>
</text:p>
      <!--NEWS-->
      <text:h text:style-name="P10" text:outline-level="1">
<text:span text:style-name="T4">
Russia's pacification is impossible without deconstruction of the imperial state - Alexei Panich</text:span>
</text:h>
      <text:p text:style-name="P4">
Author: ['Антон Печерський']</text:p>
      <text:p text:style-name="P4">
Time: 2023-05-18T52:00:00-04:00</text:p>
      <text:p text:style-name="P4">
Description: Take Mirkvannya Vyplovy, Doctor of the Filosofsky Sciences, Provide Scientific SPIVROTHTKY NV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1_panych.jpg" text:style-name="Internet_20_link" text:visited-style-name="Visited_20_Internet_20_Link">
01_panych.jpg</text:a>
', '<text:a xlink:type="simple" xlink:href="https://armyinform.com.ua/wp-content/uploads/2023/05/02-13.jpg" text:style-name="Internet_20_link" text:visited-style-name="Visited_20_Internet_20_Link">
02-13.jpg</text:a>
']</text:p>
      <text:p text:style-name="P4">
Tags: []</text:p>
      <text:p text:style-name="P4">
Category: News</text:p>
      <!--METADATA-->
      <text:p text:style-name="P4">
<draw:frame draw:style-name="fr1" draw:name="Image316" text:anchor-type="as-char" svg:width="6.9236in" svg:height="4.615733in" draw:z-index="0">
<draw:image xlink:href="../Images/AРМІЯINFORM/2023-05-18T52-00-00-04-00/01_panych.jpg" xlink:type="simple" xlink:show="embed" xlink:actuate="onLoad" draw:mime-type="image/jpeg"/>
</draw:frame>
This reasoning was expressed by the Doctor of Philosophy, the Leading Scientific Trade of NGO "Spirit and Letter" Alexei Panich during the work of the round table "Rashism. Understand to overcome. ”</text:p>
      <text:p text:style-name="P4">
Answering the question of whether the defeat of the Russian Federation will be entrusted to the collapse of Rashism as an aggressive ideology, regime and political practice, the expert noted that Russia's peace is impossible without the deconstruction of the Imperian state. In his opinion, the decentralization of the aggressor state must be controlled and transformed into a confederation with a frequent loss of individual regions, especially the Caucasus.</text:p>
      <ul>
        <li>
Russia can not be aggressive in its current borders. It cannot be given to the fact that we will pour it with money, it will develop market -economic and there will be a regular incentive for the West for the production of high -added cost production, ”Alexei Panich assured.</li>
      </ul>
      <text:p text:style-name="P4">
<draw:frame draw:style-name="fr1" draw:name="Image317" text:anchor-type="as-char" svg:width="6.9236in" svg:height="4.615733in" draw:z-index="0">
<draw:image xlink:href="../Images/AРМІЯINFORM/2023-05-18T52-00-00-04-00/02-13.jpg" xlink:type="simple" xlink:show="embed" xlink:actuate="onLoad" draw:mime-type="image/jpeg"/>
</draw:frame>
The scientist insists that it is impossible to leave Russia centralized, there is no way to allow it to be a chaotic disintegration, to which the aggressor state is now shaking.</text:p>
      <ul>
        <li>
The third and only acceptable option is a controlled decentralization of Russia's construct for some confederation, and partly simply with the departure of the separate territories, starting with the Caucasus, - summed up the expert.</li>
      </ul>
      <text:p text:style-name="P4">
This thesis should be promoted as much as possible among Western politicians of and intellectuals, most of whom now hopes for the possibility of liberal-democratic reforms in the Russian Federation after defeat in the war of anti-Ukraine. In fact, Russia is unable to turn into a liberal deconstruction of the imperial state.</text:p>
      <text:p text:style-name="P4">
Read also:</text:p>
      <text:p text:style-name="P4">
<text:a xlink:type="simple" xlink:href="https://armyinform.com.ua/2023/05/17/shho-take-naspravdi-rashyzm-i-yak-jogo-peremogty-dumky-ekspertiv/" text:style-name="Internet_20_link" text:visited-style-name="Visited_20_Internet_20_Link">
What is Rashism actually and how to win it: Thought Experts</text:a>
Recall that the round table "Rashism. To understand to overcome ”the VMILITARY MEDIA CENTER has taken place with the assistance of the World Congress of Ukrainians on the occasion of the Verkhovna Rada of Ukraine by the Verkhovna Rada of Ukraine on the statement of“ prosecution of the political regime of the Russian Federation of Rashism, the condemnation To support the condemnation of the ideology, politics and practice of Rashism.</text:p>
      <text:p text:style-name="P4">
<text:span text:style-name="T5">
Foto Dmitry Yurchenko</text:span>
</text:p>
      <text:p text:style-name="P4">
News Source: <text:a xlink:type="simple" xlink:href="https://armyinform.com.ua/2023/05/18/umyrotvorennya-rosiyi-nemozhlyve-bez-dekonstrukcziyi-imperskoyi-derzhavy-oleksij-panych/" text:style-name="Internet_20_link" text:visited-style-name="Visited_20_Internet_20_Link">
https://armyinform.com.ua/2023/05/18/umyrotvorennya-rosiyi-nemozhlyve-bez-dekonstrukcziyi-imperskoyi-derzhavy-oleksij-panych/</text:a>
</text:p>
      <!--NEWS-->
      <text:h text:style-name="P10" text:outline-level="1">
<text:span text:style-name="T4">
The Defense Ministry invites you to a meeting to discuss food organization to meet the needs of defense</text:span>
</text:h>
      <text:p text:style-name="P4">
Author: ['АРМІЯINFORM']</text:p>
      <text:p text:style-name="P4">
Time: 2023-05-18T53:00:00-04:00</text:p>
      <text:p text:style-name="P4">
Description: The Minsky Castle of the Defense of Ukraine requested a must -be -bahaychy to the plot in the timid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578-2.png" text:style-name="Internet_20_link" text:visited-style-name="Visited_20_Internet_20_Link">
578-2.png</text:a>
']</text:p>
      <text:p text:style-name="P4">
Tags: ['ДЕНИС ШАРАПОВ', 'МОУ', 'ХАРЧУВАННЯ ВІЙСЬКОВИХ']</text:p>
      <text:p text:style-name="P4">
Category: News</text:p>
      <!--METADATA-->
      <text:p text:style-name="P4">
<draw:frame draw:style-name="fr1" draw:name="Image318" text:anchor-type="as-char" svg:width="6.9236in" svg:height="2.394412in" draw:z-index="0">
<draw:image xlink:href="../Images/AРМІЯINFORM/2023-05-18T53-00-00-04-00/578-2.png" xlink:type="simple" xlink:show="embed" xlink:actuate="onLoad" draw:mime-type="image/png"/>
</draw:frame>
The Ministry of Defense of Ukraine invites everyone to participate in the participation of a work meeting on discussion of the organization of food servicemen of the Armed Forces of Ukraine.</text:p>
      <text:p text:style-name="P4">
The event will be held in <text:span text:style-name="T4">
 Friday, May 19, 2023, </text:span>
 under the chairman of the Deputy Minister of Defense of Ukraine Denis Sharapova. Meeting - O <text:span text:style-name="T4">
 15: 30 </text:span>
 h.</text:p>
      <text:p text:style-name="P4">
Wishing to participate we suggest send a letter to the email address <text:a xlink:type="simple" xlink:href="https://armyinform.com.ua/cdn-cgi/l/email-protection#f4918e959f81849d82989d90908eb4849b8780da999d98da939b82da8195" text:style-name="Internet_20_link" text:visited-style-name="Visited_20_Internet_20_Link">
[Emailprotected]</text:a>
By 16: 00 May 18. The letter must indicate the name and code of the EDRPOPUBUSTRY, as well as the name and the position of representatives.</text:p>
      <text:p text:style-name="P4">
Detailed information about the place of the meeting will be informed by additional reserved persons.</text:p>
      <text:p text:style-name="P4">
<text:span text:style-name="T4">
 Source: </text:span>
 <text:a xlink:type="simple" xlink:href="https://www.mil.gov.ua/news/2023/05/18/zustrich-shhodo-obgovorennya-pitannya-organizaczii-harchuvannya-dlya-zabezpechennya-potreb-oboroni/" text:style-name="Internet_20_link" text:visited-style-name="Visited_20_Internet_20_Link">
__ Ministry of Defense of Ukraine_</text:a>
</text:p>
      <text:p text:style-name="P4">
News Source: <text:a xlink:type="simple" xlink:href="https://armyinform.com.ua/2023/05/18/minoborony-zaproshuye-na-zustrich-shhodo-obgovorennya-pytannya-organizacziyi-harchuvannya-dlya-zabezpechennya-potreb-oborony/" text:style-name="Internet_20_link" text:visited-style-name="Visited_20_Internet_20_Link">
https://armyinform.com.ua/2023/05/18/minoborony-zaproshuye-na-zustrich-shhodo-obgovorennya-pytannya-organizacziyi-harchuvannya-dlya-zabezpechennya-potreb-oborony/</text:a>
</text:p>
      <!--NEWS-->
      <text:h text:style-name="P10" text:outline-level="1">
<text:span text:style-name="T4">
Allies promise to continue Ukraine's support - a statement of Great Britain and Germany</text:span>
</text:h>
      <text:p text:style-name="P4">
Author: ['АРМІЯINFORM']</text:p>
      <text:p text:style-name="P4">
Time: 2023-05-18T54:00:00-04:00</text:p>
      <text:p text:style-name="P4">
Description: Miniter defending Great British Vollesl Zustrichi Zisthi Nimezki Korgoy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statement.jpg" text:style-name="Internet_20_link" text:visited-style-name="Visited_20_Internet_20_Link">
statement.jpg</text:a>
']</text:p>
      <text:p text:style-name="P4">
Tags: ['ВЕЛИКА БРИТАНІЯ', 'ДОПОМОГА ПАРТНЕРІВ', 'МІНІСТРИ ОБОРОНИ', 'НАТО', 'НІМЕЧЧИНА', 'СВІТ ПІДТРИМУЄ УКРАЇНУ']</text:p>
      <text:p text:style-name="P4">
Category: News</text:p>
      <!--METADATA-->
      <text:p text:style-name="P4">
<draw:frame draw:style-name="fr1" draw:name="Image319" text:anchor-type="as-char" svg:width="6.9236in" svg:height="3.894525in" draw:z-index="0">
<draw:image xlink:href="../Images/AРМІЯINFORM/2023-05-18T54-00-00-04-00/statement.jpg" xlink:type="simple" xlink:show="embed" xlink:actuate="onLoad" draw:mime-type="image/jpeg"/>
</draw:frame>
The UK Defense Minister Ben Wallace after meeting with his German Cover Boris Pistorius in Berlin stated that the Allies would continue to support Ukraine in the fight against Russian aggression.</text:p>
      <text:p text:style-name="P4">
This is stated in <text:a xlink:type="simple" xlink:href="https://www.gov.uk/government/news/allies-pledge-continued-support-for-ukraine-as-uk-defence-secretary-visits-berlin" text:style-name="Internet_20_link" text:visited-style-name="Visited_20_Internet_20_Link">
message</text:a>
British government.</text:p>
      <text:p text:style-name="P4">
The meeting of the heads of the defense agencies of the two countries happened in a few days after the announcement that the United Kingdom will become the first country to provide a long -range percussion means in the framework What are Ukraine's armed forces to be deployed through the support of many NATO allies and partners in the whole of the world.</text:p>
      <text:p text:style-name="P4">
"The United Kingdom and Germany have demonstrated adamant affection for NATO and the international community to support Ukraine in recent days, with great promises for further military assistance and training," the message goes.</text:p>
      <text:p text:style-name="P4">
The United Kingdom continues to work with partners, including Germany in NATO, G7 and beyond, to provide Ukraine with the guarantees and opportunities necessary to ensure and strengthen its long -term security after the end of the war - putting Ukraine in the strongest possible position in finding a fair mimic peace The territorial integrity and sovereignty of Ukraine will protect the UN Statute.</text:p>
      <text:p text:style-name="P4">
“Germany and the United Kingdom continue to help Ukraine side by side. Both countries are determined to support Ukraine's efforts to protect itself from Russian aggression, ”said the Minister of Defense of Great Britain Ben Volles.</text:p>
      <text:p text:style-name="P4">
The United Kingdom and Germany are one of NATO's leading European participants, and both countries are looking forward to <text:a xlink:type="simple" xlink:href="https://armyinform.com.ua/2022/11/09/nastupnyj-samit-nato-vidbudetsya-vlitku-2023-roku-v-lytvi/" text:style-name="Internet_20_link" text:visited-style-name="Visited_20_Internet_20_Link">
Vilnius Samite</text:a>
In Lithuania in July, where all members of the Alliance will meet to summarize and discuss the future of the Alliance, unprecedented calls, support of Ukraine and unchanged dedication to Euro -Atlantic security members.</text:p>
      <text:p text:style-name="P4">
News Source: <text:a xlink:type="simple" xlink:href="https://armyinform.com.ua/2023/05/18/soyuznyky-obiczyayut-prodovzhuvaty-pidtrymku-ukrayiny-zayava-velykoyi-brytaniyi-ta-nimechchyny/" text:style-name="Internet_20_link" text:visited-style-name="Visited_20_Internet_20_Link">
https://armyinform.com.ua/2023/05/18/soyuznyky-obiczyayut-prodovzhuvaty-pidtrymku-ukrayiny-zayava-velykoyi-brytaniyi-ta-nimechchyny/</text:a>
</text:p>
      <!--NEWS-->
      <text:h text:style-name="P10" text:outline-level="1">
<text:span text:style-name="T4">
Russia will be destroyed by institutional insolvency - Irina Pavlenko</text:span>
</text:h>
      <text:p text:style-name="P4">
Author: ['Антон Печерський']</text:p>
      <text:p text:style-name="P4">
Time: 2023-05-18T55:00:00-04:00</text:p>
      <text:p text:style-name="P4">
Description: INTITRIINA TA EKONOICHNA IMPORTANT IN IMPOPULATIONS - GOLOVNI Problems of the CSC ... War with Ukraine 2022, War with Ukraine Latest News today,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01_pavlenko.jpg" text:style-name="Internet_20_link" text:visited-style-name="Visited_20_Internet_20_Link">
01_pavlenko.jpg</text:a>
']</text:p>
      <text:p text:style-name="P4">
Tags: ['РАШИЗМ']</text:p>
      <text:p text:style-name="P4">
Category: News</text:p>
      <!--METADATA-->
      <text:p text:style-name="P4">
<draw:frame draw:style-name="fr1" draw:name="Image320" text:anchor-type="as-char" svg:width="6.9236in" svg:height="4.615733in" draw:z-index="0">
<draw:image xlink:href="../Images/AРМІЯINFORM/2023-05-18T55-00-00-04-00/01_pavlenko.jpg" xlink:type="simple" xlink:show="embed" xlink:actuate="onLoad" draw:mime-type="image/jpeg"/>
</draw:frame>
Institutional and economic insolvency and depopulation are the main problems of modern Russian Federation, which will inevitably destroy the aggressor state state,-says Candidate of Historical Sciences, Head of the Department of National Strategic Studies Department Irina Pavlenko. These reasoning was expressed by a round table "Rashism. Understand to submit. "</text:p>
      <text:p text:style-name="P4">
The expert reminded that the Russian Federation has a huge but little -populated affordable economically developed territory. The maintenance of such an extremely large space steadily becomes an increasingly heavier burden for Russia, which is eventually unbearable.</text:p>
      <ul>
        <li>
In trying to keep this territory under control, they constantly increase the equipment that should keep it under control. And the apparatus that must be monitored by the apparatus. That is, they have two -thirds of the population today, starting with the disabled and ending with the military, - Irinapavalenko emphasized.</li>
      </ul>
      <text:p text:style-name="P4">
The consequences of the steady growth of the management apparatus and the increase in the number of officials are increased regulation and deterioration of the management of the management. And the predominance of state employees in the structure of the population leads to the good of resources for social expenditures.</text:p>
      <ul>
        <li>
I bet on sanctions and financial inability, - said the expert. - All this can be kept and held through the budget. Money is taken away, money is redistributed. The less the money you redistributed, Thorano or late in the same Vladivostok, the question that was already in the 1990s: why do we and Moscow? What does she define?</li>
      </ul>
      <text:p text:style-name="P4">
Gradually, the situation should lead to an increase in regional separatism decentralization or even the collapse of the Russian Federation. This process, according to researchers, will probably not be instant, but long -lasting. It is necessary to be hosted that it will be delayed for years or even decades.</text:p>
      <ul>
        <li>
mechanisms that will strengthen their institutional and economicability should work. That is the history of long -term collapse, it is a long history, Cemaraphone, - summed up Irina Pavlenko.</li>
      </ul>
      <text:p text:style-name="P4">
Read also:</text:p>
      <text:p text:style-name="P4">
<text:a xlink:type="simple" xlink:href="https://armyinform.com.ua/2023/05/17/shho-take-naspravdi-rashyzm-i-yak-jogo-peremogty-dumky-ekspertiv/" text:style-name="Internet_20_link" text:visited-style-name="Visited_20_Internet_20_Link">
What is Rashism actually and how to win it: Thought Experts</text:a>
</text:p>
      <text:p text:style-name="P4">
<text:span text:style-name="T5">
Foto Dmitry Yurchenko</text:span>
</text:p>
      <text:p text:style-name="P4">
News Source: <text:a xlink:type="simple" xlink:href="https://armyinform.com.ua/2023/05/18/rosiyu-zrujnuye-instytuczijna-nespromozhnist-iryna-pavlenko/" text:style-name="Internet_20_link" text:visited-style-name="Visited_20_Internet_20_Link">
https://armyinform.com.ua/2023/05/18/rosiyu-zrujnuye-instytuczijna-nespromozhnist-iryna-pavlenko/</text:a>
</text:p>
      <!--NEWS-->
      <text:h text:style-name="P10" text:outline-level="1">
<text:span text:style-name="T4">
We need to continue to strengthen our air defense system - Yuri Ignat</text:span>
</text:h>
      <text:p text:style-name="P4">
Author: ['Володимир Віват']</text:p>
      <text:p text:style-name="P4">
Time: 2023-05-18T56:00:00-04:00</text:p>
      <text:p text:style-name="P4">
Description: With Minoi Vechora Vidbulka Kilka Hwil missile attacks, such for the conduct of the Vytryani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0/foto-2-zrk-sampt.jpg" text:style-name="Internet_20_link" text:visited-style-name="Visited_20_Internet_20_Link">
foto-2-zrk-sampt.jpg</text:a>
']</text:p>
      <text:p text:style-name="P4">
Tags: ['ЮРІЙ ІГНАТ']</text:p>
      <text:p text:style-name="P4">
Category: News</text:p>
      <!--METADATA-->
      <text:p text:style-name="P4">
<draw:frame draw:style-name="fr1" draw:name="Image321" text:anchor-type="as-char" svg:width="6.9236in" svg:height="4.61393in" draw:z-index="0">
<draw:image xlink:href="../Images/AРМІЯINFORM/2023-05-18T56-00-00-04-00/foto-2-zrk-sampt.jpg" xlink:type="simple" xlink:show="embed" xlink:actuate="onLoad" draw:mime-type="image/jpeg"/>
</draw:frame>
Illustrative photo. SAMP-T SHRC</text:p>
      <text:p text:style-name="P4">
Since last night, several waves of rocket attacks took place, and for a air intelligence the enemy launched several drones. The invaders were attacked from the sea, from the air and from ground launches.</text:p>
      <text:p text:style-name="P4">
Colonel Yuriy Ignat, a spokesman for the Air Force of Ukraine, reported this in the Unified News Telelorphone.</text:p>
      <text:p text:style-name="P4">
He reported that the enemy launched 30 winged missiles. Eight of them, which were released from Russian ships in the Black Sea, were destroyed in the southern direction.</text:p>
      <text:p text:style-name="P4">
-The enemy also raised his strategic aviation-up to ten Tu-95 aircraft, Tu-160, which released more than 20 missiles,-said the spokesman of the Air Force forces of Ukraine. - The peculiarity of this attack can be called that this one -time was the use of ballistic missiles, the enemy was limited only by wing.</text:p>
      <text:p text:style-name="P4">
The officer noted that even when the air battle has a successful result, the wreckage always falls to the ground, resulting in fire, and trauma, and, unfortunately, the death of people. Therefore, he once again urged all the safety rules in the event of an alarm.</text:p>
      <ul>
        <li>
The capital is attacked most often, so it is a city that obviously needs more protection. But today, eight rockets were knocked down over Odesa. Eastern and northern regions - there is also a very serious vector of work and there is also a prototype defense. Therefore, we distribute our forces where it is most necessary, - said Yuri Ignat. - We also have a lot of strategic objects that also need cover. Despite the fact that we get from the event of multi -varied air defense systems, there are still not enough. We need to further settle our air defense system.</li>
      </ul>
      <text:p text:style-name="P4">
News Source: <text:a xlink:type="simple" xlink:href="https://armyinform.com.ua/2023/05/18/nam-potribno-j-nadali-posylyuvaty-nashu-systemu-ppo-yurij-ignat/" text:style-name="Internet_20_link" text:visited-style-name="Visited_20_Internet_20_Link">
https://armyinform.com.ua/2023/05/18/nam-potribno-j-nadali-posylyuvaty-nashu-systemu-ppo-yurij-ignat/</text:a>
</text:p>
      <!--NEWS-->
      <text:h text:style-name="P10" text:outline-level="1">
<text:span text:style-name="T4">
The all -around Championships dedicated to Valery Chibbieeva's intelligence was held in Kiev</text:span>
</text:h>
      <text:p text:style-name="P4">
Author: ['АРМІЯINFORM']</text:p>
      <text:p text:style-name="P4">
Time: 2023-05-18T57:00:00-04:00</text:p>
      <text:p text:style-name="P4">
Description: Days at the Kiwi National Championate Z VICHOKOVO-STARTIC BAGATOWER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18028637938109009_y.jpg" text:style-name="Internet_20_link" text:visited-style-name="Visited_20_Internet_20_Link">
photo_5418028637938109009_y.jpg</text:a>
', '<text:a xlink:type="simple" xlink:href="https://armyinform.com.ua/wp-content/uploads/2023/05/photo_5418028637938109007_y.jpg" text:style-name="Internet_20_link" text:visited-style-name="Visited_20_Internet_20_Link">
photo_5418028637938109007_y.jpg</text:a>
']</text:p>
      <text:p text:style-name="P4">
Tags: ['ГЕРОЙ УКРАЇНИ', 'ГУР МІНОБОРОНИ УКРАЇНИ', 'ЗМАГАННЯ']</text:p>
      <text:p text:style-name="P4">
Category: News</text:p>
      <!--METADATA-->
      <text:p text:style-name="P4">
<draw:frame draw:style-name="fr1" draw:name="Image322" text:anchor-type="as-char" svg:width="6.9236in" svg:height="5.095337in" draw:z-index="0">
<draw:image xlink:href="../Images/AРМІЯINFORM/2023-05-18T57-00-00-04-00/photo_5418028637938109009_y.jpg" xlink:type="simple" xlink:show="embed" xlink:actuate="onLoad" draw:mime-type="image/jpeg"/>
</draw:frame>
The other day in Kiev the National Championship in Military Sports Business was held, dedicated to the memory of Lieutenant Colonel of the Main Directorate of Intelligence of Ukraine Hero of Ukraine <text:a xlink:type="simple" xlink:href="https://armyinform.com.ua/2023/04/20/pamyati-rozvidnyka-geroya-ukrayiny-valeriya-chybinyeyeva/" text:style-name="Internet_20_link" text:visited-style-name="Visited_20_Internet_20_Link">
Valeriyachibyeva</text:a>
.</text:p>
      <text:p text:style-name="P4">
Про це <text:a xlink:type="simple" xlink:href="https://t.me/DIUkraine/2323" text:style-name="Internet_20_link" text:visited-style-name="Visited_20_Internet_20_Link">
повідомляє</text:a>
GUR MOU.</text:p>
      <text:p text:style-name="P4">
Athletes from 18 regions of Ukraine took part in the competition. Participants from 10 to 39 years of age competed in the discipline "Military Division".</text:p>
      <text:p text:style-name="P4">
<draw:frame draw:style-name="fr1" draw:name="Image323" text:anchor-type="as-char" svg:width="6.9236in" svg:height="5.095337in" draw:z-index="0">
<draw:image xlink:href="../Images/AРМІЯINFORM/2023-05-18T57-00-00-04-00/photo_5418028637938109007_y.jpg" xlink:type="simple" xlink:show="embed" xlink:actuate="onLoad" draw:mime-type="image/jpeg"/>
</draw:frame>
“A large -scale sports event under the auspices of the MOV Main Directorate, Ministries of Veterans, Youth and Sports of Ukraine are called to strengthen the spirit and physical strength, to educate the psychology of the winner and to preserve the name of the military intelligence officer Valery Chibbieva, who was a void, which was a way », - emphasized in military intelligence.</text:p>
      <text:p text:style-name="P4">
More than 500 participants in the Tatami competition came, in particular, the veterans and Ukrainian war and servicemen who continue to defend Ukraine in the ranks of the security and defense forces of the state.</text:p>
      <text:p text:style-name="P4">
The GUR reported that the winners of the competition will form a national team that will represent Ukraine at the World Cup in Poland.</text:p>
      <text:p text:style-name="P4">
It is known that Lieutenant Colonel Valery Chibinev is a Hero of Ukraine, Honorary Citizen of Berdyansk, Knight of the Order of Bohdan Khmelnitsky III degree, marked by masters "for injury" and "15 years of honest service". Valery Chibbieuvievprofessional Military, who gave life in the battles for Gostomel on March 3, 2022 <text:span text:style-name="T5">
.</text:span>
</text:p>
      <text:p text:style-name="P4">
News Source: <text:a xlink:type="simple" xlink:href="https://armyinform.com.ua/2023/05/18/u-kyyevi-projshov-chempionat-z-bagatoborstva-pryvyachenyj-pamyati-rozvidnyka-valeriya-chybinyeyeva/" text:style-name="Internet_20_link" text:visited-style-name="Visited_20_Internet_20_Link">
https://armyinform.com.ua/2023/05/18/u-kyyevi-projshov-chempionat-z-bagatoborstva-pryvyachenyj-pamyati-rozvidnyka-valeriya-chybinyeyeva/</text:a>
</text:p>
      <!--NEWS-->
      <text:h text:style-name="P10" text:outline-level="1">
<text:span text:style-name="T4">
The Russian Federation forms reserves from residents of temporarily occupied territories to replenish the units on the front line - Anna Malyar</text:span>
</text:h>
      <text:p text:style-name="P4">
Author: ['АРМІЯINFORM']</text:p>
      <text:p text:style-name="P4">
Time: 2023-05-18T58:00:00-04:00</text:p>
      <text:p text:style-name="P4">
Description: The Vorog is to stare the reservations of the reservation of Zmoshkani Timchav Timchasovo dubbing Teritors .... War with Ukraine 2022, War with Ukraine Latest news today, News War with Ukraine 2022 Last today, there will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malyar-53.jpg" text:style-name="Internet_20_link" text:visited-style-name="Visited_20_Internet_20_Link">
malyar-53.jpg</text:a>
']</text:p>
      <text:p text:style-name="P4">
Tags: ['ВІЙНА', 'ГАННА МАЛЯР', 'РОСІЙСЬКІ ОКУПАНТИ', 'ТИМЧАСОВО ОКУПОВАНІ ТЕРИТОРІЇ']</text:p>
      <text:p text:style-name="P4">
Category: News</text:p>
      <!--METADATA-->
      <text:p text:style-name="P4">
<draw:frame draw:style-name="fr1" draw:name="Image324" text:anchor-type="as-char" svg:width="6.9236in" svg:height="4.615733in" draw:z-index="0">
<draw:image xlink:href="../Images/AРМІЯINFORM/2023-05-18T58-00-00-04-00/malyar-53.jpg" xlink:type="simple" xlink:show="embed" xlink:actuate="onLoad" draw:mime-type="image/jpeg"/>
</draw:frame>
Photodmitry Yurchenko</text:p>
      <text:p text:style-name="P4">
The enemy tries to create reserves from the local residents of the temporarily occupied territories. The goal is to replenish the personnel of the advanced units of the troops, which daily suffer great losses in the power.</text:p>
      <text:p text:style-name="P4">
About it <text:a xlink:type="simple" xlink:href="https://t.me/annamaliar/762" text:style-name="Internet_20_link" text:visited-style-name="Visited_20_Internet_20_Link">
reported</text:a>
Deputy Minister of Defense Anna Malyar in Telegram.</text:p>
      <text:p text:style-name="P4">
According to her, in some settlements in the temporarily occupied territory of Ukraine, Russian invaders carry out raids and detention of local -peel.</text:p>
      <text:p text:style-name="P4">
“During the raid of all detainees, they are checked for loyalty to the occupation regime, and men who can be called for military service by age are arrested, mainly for far -fetched drives. Arrested in this way are usually sent to specially equipped field camps, which already interpret the criminals imported from Russian prisons, who have agreed to brothers in hostilities, ”said Anna Malyar.</text:p>
      <text:p text:style-name="P4">
Currently, several such camps are being erected near the settlements of Rogovo and Mozkivka Luhansk region, to which the prisoners of recruited prisoners are delivered from Russia.</text:p>
      <text:p text:style-name="P4">
Together with them, according to Anna Malyar, local men were held for minor offenses and did not agree to support the occupiers.</text:p>
      <text:p text:style-name="P4">
The Deputy Minister of Defense of Ukraine emphasized that by the end of May, the number of camps from the arrival of two more party prisoners from Russia, predominantly convicted, was expected to be increased by the end of May.</text:p>
      <text:p text:style-name="P4">
“Today, there are more than 800 people in these camps, with intensive combat training measures, which are planned to be completed for one month. After the prisoners of combat training, contracts will be concluded, which provide mandatory participation in combatants in the temporarily occupied territory of Ukraine, ”she summarized.</text:p>
      <text:p text:style-name="P4">
News Source: <text:a xlink:type="simple" xlink:href="https://armyinform.com.ua/2023/05/18/rf-formuye-rezervy-z-meshkancziv-tymchasovo-okupovanyh-terytorij-shhob-popovnyty-pidrozdily-na-peredovij-ganna-malyar/" text:style-name="Internet_20_link" text:visited-style-name="Visited_20_Internet_20_Link">
https://armyinform.com.ua/2023/05/18/rf-formuye-rezervy-z-meshkancziv-tymchasovo-okupovanyh-terytorij-shhob-popovnyty-pidrozdily-na-peredovij-ganna-malyar/</text:a>
</text:p>
      <!--NEWS-->
      <text:h text:style-name="P10" text:outline-level="1">
<text:span text:style-name="T4">
Ukrainian rescuers reported on departures for combat fires</text:span>
</text:h>
      <text:p text:style-name="P4">
Author: ['АРМІЯINFORM']</text:p>
      <text:p text:style-name="P4">
Time: 2023-05-18T59:00:00-04:00</text:p>
      <text:p text:style-name="P4">
Description: The last time, 17 injuries, the holding of the Ukzvichah’s hold of Ukrainian ... War with Ukraine 2022, the war with Ukraine is the latest news today, the News War with Ukraine 2022 are the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325" text:anchor-type="as-char" svg:width="6.9236in" svg:height="4.635046in" draw:z-index="0">
<draw:image xlink:href="../Images/AРМІЯINFORM/2023-05-18T59-00-00-04-00/pozhezha-1.jpg" xlink:type="simple" xlink:show="embed" xlink:actuate="onLoad" draw:mime-type="image/jpeg"/>
</draw:frame>
Illustrative photo</text:p>
      <text:p text:style-name="P4">
During the last day, <text:span text:style-name="T4">
 May 17, </text:span>
 Divisions of the Civil Service of Ukraine of Uncertain Situations <text:span text:style-name="T4">
 185 departures </text:span>
 to eliminate the consequences of the occupants of settlements and infrastructure. Eliminated12 fires. Psychological assistance was provided to 143 persons.</text:p>
      <text:p text:style-name="P4">
This is stated in <text:a xlink:type="simple" xlink:href="https://dsns.gov.ua/uk/news/nadzvicaini-podiyi/operativna-informaciia-dsns-shhodo-naslidkiv-vedennia-boiovix-dii-rosiiskoiu-federacijeiu-160" text:style-name="Internet_20_link" text:visited-style-name="Visited_20_Internet_20_Link">
message</text:a>
SES of Ukraine.</text:p>
      <text:p text:style-name="P4">
Since the beginning of large -scale aggression of Russia, the units of the SES of Ukraine made 94 869 departures for the elimination of the consequences of shelling, 14 589 fires have been eliminated, 4052 persons were rescued, 214 495 persons were provided with psychological assistance.</text:p>
      <text:p text:style-name="P4">
News Source: <text:a xlink:type="simple" xlink:href="https://armyinform.com.ua/2023/05/18/ukrayinski-ryatuvalnyky-vidzvituvaly-pro-vyyizdy-na-bojovi-pozhezhi/" text:style-name="Internet_20_link" text:visited-style-name="Visited_20_Internet_20_Link">
https://armyinform.com.ua/2023/05/18/ukrayinski-ryatuvalnyky-vidzvituvaly-pro-vyyizdy-na-bojovi-pozhezhi/</text:a>
</text:p>
      <!--NEWS-->
      <text:h text:style-name="P10" text:outline-level="1">
<text:span text:style-name="T4">
Kyiv(19:51). Red Alert: aerial threat. Sirens sounding. Take cover now!</text:span>
</text:h>
      <text:p text:style-name="P4">
Authors: liveuamap (Language: en)</text:p>
      <text:p text:style-name="P4">
Time: 2023-05-18T5:53:00</text:p>
      <text:p text:style-name="P4">
Location: Kyiv (Latitude:50.44435 Longtitude:30.53066)</text:p>
      <text:p text:style-name="P4">
Videos: []</text:p>
      <text:p text:style-name="P4">
Images: []</text:p>
      <text:p text:style-name="P4">
Tags: ["Europe", "Central and Eastern Europe"]</text:p>
      <text:p text:style-name="P4">
Id: 22563797</text:p>
      <!--METADATA-->
      <text:p text:style-name="P4">
Kyiv(19:51). Red Alert: aerial threat. Sirens sounding. Take cover now!</text:p>
      <text:p text:style-name="P4">
News Collection Link: <text:a xlink:type="simple" xlink:href="https://liveuamap.com/en/2023/18-may-kyiv1951-red-alert-aerial-threat-sireng" text:style-name="Internet_20_link" text:visited-style-name="Visited_20_Internet_20_Link">
https://liveuamap.com/en/2023/18-may-kyiv1951-red-alert-aerial-threat-sireng</text:a>
</text:p>
      <text:p text:style-name="P4">
News Source: <text:a xlink:type="simple" xlink:href="https://t.me/KyivCityOfficial/6727" text:style-name="Internet_20_link" text:visited-style-name="Visited_20_Internet_20_Link">
https://t.me/KyivCityOfficial/6727</text:a>
</text:p>
      <!--NEWS-->
      <text:h text:style-name="P10" text:outline-level="1">
<text:span text:style-name="T4">
Ukraine makes every effort to return prisoners from different places of detention</text:span>
</text:h>
      <text:p text:style-name="P4">
Author: ['АРМІЯINFORM']</text:p>
      <text:p text:style-name="P4">
Time: 2023-05-18T60:00:00-04:00</text:p>
      <text:p text:style-name="P4">
Description: At the coordinating headquarters of Vidbuli Zustinch, the Rodinovsovsovsovsovsovsovsovsiyovsovsovsiyovsovsi ... War with Ukraine 2022, the war with Ukraine Latest news today, the war with Ukraine 2022 The last ones for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ksh3-6.jpg" text:style-name="Internet_20_link" text:visited-style-name="Visited_20_Internet_20_Link">
ksh3-6.jpg</text:a>
']</text:p>
      <text:p text:style-name="P4">
Tags: ['КООРДИНАЦІЙНИЙ ШТАБ З ПИТАНЬ ПОВОДЖЕННЯ З ВІЙСЬКОВОПОЛОНЕНИМИ', 'ПОВЕРНЕННЯ ПОЛОНЕНИХ']</text:p>
      <text:p text:style-name="P4">
Category: News</text:p>
      <!--METADATA-->
      <text:p text:style-name="P4">
<draw:frame draw:style-name="fr1" draw:name="Image326" text:anchor-type="as-char" svg:width="6.9236in" svg:height="4.823441in" draw:z-index="0">
<draw:image xlink:href="../Images/AРМІЯINFORM/2023-05-18T60-00-00-04-00/ksh3-6.jpg" xlink:type="simple" xlink:show="embed" xlink:actuate="onLoad" draw:mime-type="image/jpeg"/>
</draw:frame>
At the Coordination Headquarters a meeting with the families of the Military Service of the Hero of Ukraine Colonel Yevgeny Pikus was held.</text:p>
      <text:p text:style-name="P4">
About it <text:a xlink:type="simple" xlink:href="https://t.me/Koord_shtab/1074" text:style-name="Internet_20_link" text:visited-style-name="Visited_20_Internet_20_Link">
reports</text:a>
Coordination headquarters of inquiries for the treatment of prisoners of war.</text:p>
      <text:p text:style-name="P4">
This is due, in particular, to the fact that in the Russian Federation and in the temporary Ukrainian territories there are several entities that keep our military servicemen.</text:p>
      <text:p text:style-name="P4">
It is worth noting that Ukraine is making every effort to return prisoners and defenders from different directions and places of detention.</text:p>
      <text:p text:style-name="P4">
As for the possible exchange of "all on all", the representative of the staff noted that such a format of exchange is also considered. However, all parties involved in the armed conflict, that is, not only Ukraine, but the Russian Federation, are required to implement it.</text:p>
      <text:p text:style-name="P4">
News Source: <text:a xlink:type="simple" xlink:href="https://armyinform.com.ua/2023/05/18/ukrayina-dokladaye-vsih-zusyl-dlya-povernennya-polonenyh-zahysnykiv-z-riznyh-miscz-utryman/" text:style-name="Internet_20_link" text:visited-style-name="Visited_20_Internet_20_Link">
https://armyinform.com.ua/2023/05/18/ukrayina-dokladaye-vsih-zusyl-dlya-povernennya-polonenyh-zahysnykiv-z-riznyh-miscz-utryman/</text:a>
</text:p>
      <!--NEWS-->
      <text:h text:style-name="P10" text:outline-level="1">
<text:span text:style-name="T4">
The purpose of improving the VLK is that its passage for servicemen become faster and more convenient - Oksana Gorbach</text:span>
</text:h>
      <text:p text:style-name="P4">
Author: ['Ольга Мосьондз']</text:p>
      <text:p text:style-name="P4">
Time: 2023-05-18T61:00:00-04:00</text:p>
      <text:p text:style-name="P4">
Description: About the representation of the representatives of the management of the strategic komunikati Aprat Golovo -Komandavach ... The war with Ukraine 2022, the war with Ukraine is the latest news today, the News War with Ukraine 2022 is the last for today, will there be a war between Ukraine and Russia and when the war with Ukraine will be either in 2022 or there will be or will be either Ukraine No, will there be a war with Ukraine in the near future, they say, the war with Ukraine, Ukrainian news today, Ukrainian news in Ukrainian media in Russian</text:p>
      <text:p text:style-name="P4">
Images: ['<text:a xlink:type="simple" xlink:href="https://armyinform.com.ua/wp-content/uploads/2023/05/photo_5418253780123764190.jpg" text:style-name="Internet_20_link" text:visited-style-name="Visited_20_Internet_20_Link">
photo_5418253780123764190.jpg</text:a>
']</text:p>
      <text:p text:style-name="P4">
Tags: ['MILITARY MEDIA CENTER', 'БРИФІНГ', 'ВЛК']</text:p>
      <text:p text:style-name="P4">
Category: News</text:p>
      <!--METADATA-->
      <text:p text:style-name="P4">
<draw:frame draw:style-name="fr1" draw:name="Image327" text:anchor-type="as-char" svg:width="6.9236in" svg:height="4.621503in" draw:z-index="0">
<draw:image xlink:href="../Images/AРМІЯINFORM/2023-05-18T61-00-00-04-00/photo_5418253780123764190.jpg" xlink:type="simple" xlink:show="embed" xlink:actuate="onLoad" draw:mime-type="image/jpeg"/>
</draw:frame>
Oksana Gorbach, a representative of the Strategic Communications Department of the Armed Forces of Ukraine, said during a briefing "Aid after injury", supports servicemen in the Military Media Center.</text:p>
      <text:p text:style-name="P4">
Unfortunately, the full-scale war, unfortunately, the number of people who need to carry out a military-hospital expertise, said the speaker. In this regard, the load of employees of the VLK has increased significantly. The path that we have to overcome our defenders to pass the Military Medical Commission is quite difficult.</text:p>
      <text:p text:style-name="P4">
At the same time, raising the level of health care and service during the passing of the Military Medical Commission is a priority for the medical forces of the Armed Forces and the Government of Ukraine. Units of the Armed Forces of Ukraine, the Ministry of Health of Ukraine, the Ministry of Health of Ukraine, the Ministry of Health of Ukraine, the Ministry of Digital Transformation of Ukraine and the Public Organization "Principle" work on the implementation of tasks on the improvement of the tasks on the improvement of the military-medical commission.</text:p>
      <text:p text:style-name="P4">
-When passing the military-doctor commissions, military personnel are confident, including excessive bureaucratization of processes in VLK, non-regulation of funding and insufficient permitting capacity of VLK VLKs of obvious load, low level of digitalization of the processes of VLK, in particular. Accordingly, a number of issues that are now raised by an intergovernmental working group have been raised by Oksana Gorbach said.</text:p>
      <text:p text:style-name="P4">
As of today, the first results of the intergovernmental working group have already been achieved. , the process of change is long enough, but you can already feel the first results. In particular, a package of medical services in the framework of the Medical Guardian Program has been introduced, the number of garrison VLKs increased to expand the bandwidth, the process of workflow between I/h, NAZOZ and CPCs and SPCs are piloted. Separate garrison VLK, the following are planned, military establishments are involved in work with ESOOs, continues to provide computer equipment.- On the site you can not only get acquainted with the order of action after injury, injury, disease, but also download the necessary reports, or leave the feedback on the quality of services provided during the passage of the VLK, - said Gorbach.</text:p>
      <text:p text:style-name="P4">
The filling of the site was created on the basis of the answers of the wounded military servicemen of the Armed Forces of Ukraine within the framework of a survey on issues that are in the service of military personnel when passing the VLK, including the necessary additional information-the process of referral for treatment, rehabilitation, other processes, and other processing. Jacobine after injury, injury, or disease.</text:p>
      <text:p text:style-name="P4">
News Source: <text:a xlink:type="simple" xlink:href="https://armyinform.com.ua/2023/05/18/prohodzhennya-vijskovo-likarskoyi-komisiyi-staye-shvydshym-ta-zruchnishym-dlya-vijskovosluzhbovcziv-oksana-gorbach/" text:style-name="Internet_20_link" text:visited-style-name="Visited_20_Internet_20_Link">
https://armyinform.com.ua/2023/05/18/prohodzhennya-vijskovo-likarskoyi-komisiyi-staye-shvydshym-ta-zruchnishym-dlya-vijskovosluzhbovcziv-oksana-gorbach/</text:a>
</text:p>
      <!--NEWS-->
      <text:h text:style-name="P10" text:outline-level="1">
<text:span text:style-name="T4">
An electronic queue for recording servicemen for inspection of VLK was introduced in 5 cities - Oksana Gorbach</text:span>
</text:h>
      <text:p text:style-name="P4">
Author: ['Яна Задубінна']</text:p>
      <text:p text:style-name="P4">
Time: 2023-05-18T62:00:00-04:00</text:p>
      <text:p text:style-name="P4">
Description: Representative of the managing strategic komnikati Apara Golovochnokmandavach ZS Ukrainian ... War with Ukraine 2022, war with Ukraine Latest news today, News War with Ukraine 2022 Last for today, will there be a war between Ukraine and Russia and when the war with Ukraine will be either in 2022 or there will be or there will be No, will there be a war with Ukraine in the near future, they say, the war with Ukraine, Ukrainian news today, Ukrainian news in Ukrainian media in Russian</text:p>
      <text:p text:style-name="P4">
Images: ['<text:a xlink:type="simple" xlink:href="https://armyinform.com.ua/wp-content/uploads/2023/05/photo_5418253780123764191_w.jpg" text:style-name="Internet_20_link" text:visited-style-name="Visited_20_Internet_20_Link">
photo_5418253780123764191_w.jpg</text:a>
']</text:p>
      <text:p text:style-name="P4">
Tags: ['MILITARY MEDIA CENTER', 'БРИФІНГ', 'ВЛК']</text:p>
      <text:p text:style-name="P4">
Category: News</text:p>
      <!--METADATA-->
      <text:p text:style-name="P4">
<draw:frame draw:style-name="fr1" draw:name="Image328" text:anchor-type="as-char" svg:width="6.9236in" svg:height="4.621503in" draw:z-index="0">
<draw:image xlink:href="../Images/AРМІЯINFORM/2023-05-18T62-00-00-04-00/photo_5418253780123764191_w.jpg" xlink:type="simple" xlink:show="embed" xlink:actuate="onLoad" draw:mime-type="image/jpeg"/>
</draw:frame>
The representative of the department of strategic communications of the apparatus of the commander -in -chief Oksana Gorbach during a briefing "As an information campaign" Help after injury "supports servicemen when passing the VLK" at MilitaryMedia Center spoke about the first results of the intergovernmental working group.</text:p>
      <text:p text:style-name="P4">
-The purpose of improving the Military Medical Commission is that the passage of military-medical examination happens for military personnel more copies. To expand the capacity, the number of harvesting VLCs increased due to their additional deployment in civilian health facilities. The examination doctors, as well as the medical examinations necessary for the passage of VLK, are paid within the framework of separate statefancation. Thus, servicemen feel these changes due to the decline in the queues and the speed of the VLK, - said Oksana Gorbach.</text:p>
      <text:p text:style-name="P4">
Oksana Gorbach also noted that the electronic queue is currently being implemented in five cities. By the end of May, it should be deployed by all military hospitals. First of all, this will allow the servicemen to promptly and quickly on a certain day and time to take a examination of a health worker.</text:p>
      <text:p text:style-name="P4">
In addition, the speaker emphasized the pilot of electronic document circulation with inter -military units, military hospitals and territorial centers of complexing and social support.</text:p>
      <ul>
        <li>
The process of piloting electronic document circulation is still ongoing. Its introduction will allow a serviceman who is unable to go to the military part to issue the necessary documents for the passage of VLK, to receive the necessary documents from the military unit through the means of electronic document, - Oksana Gorbach said.</li>
      </ul>
      <text:p text:style-name="P4">
News Source: <text:a xlink:type="simple" xlink:href="https://armyinform.com.ua/2023/05/18/elektronna-cherga-vzhe-zaprovadzhena-u-5-vijskovyh-shpytalyah-oksana-gorbach/" text:style-name="Internet_20_link" text:visited-style-name="Visited_20_Internet_20_Link">
https://armyinform.com.ua/2023/05/18/elektronna-cherga-vzhe-zaprovadzhena-u-5-vijskovyh-shpytalyah-oksana-gorbach/</text:a>
</text:p>
      <!--NEWS-->
      <text:h text:style-name="P10" text:outline-level="1">
<text:span text:style-name="T4">
The recording of a serviceman for examination through an electronic queue is carried out by the head of medical service - Oksana Gorbach</text:span>
</text:h>
      <text:p text:style-name="P4">
Author: ['Яна Задубінна']</text:p>
      <text:p text:style-name="P4">
Time: 2023-05-18T63:00:00-04:00</text:p>
      <text:p text:style-name="P4">
Description: The representer of the managing strategic communist Komonikati Apara Golovokmandavach said about CTR ...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photo_5418253780123764192_w.jpg" text:style-name="Internet_20_link" text:visited-style-name="Visited_20_Internet_20_Link">
photo_5418253780123764192_w.jpg</text:a>
']</text:p>
      <text:p text:style-name="P4">
Tags: ['MILITARY MEDIA CENTER', 'БРИФІНГ', 'ВЛК']</text:p>
      <text:p text:style-name="P4">
Category: News</text:p>
      <!--METADATA-->
      <text:p text:style-name="P4">
<draw:frame draw:style-name="fr1" draw:name="Image329" text:anchor-type="as-char" svg:width="6.9236in" svg:height="4.621503in" draw:z-index="0">
<draw:image xlink:href="../Images/AРМІЯINFORM/2023-05-18T63-00-00-04-00/photo_5418253780123764192_w.jpg" xlink:type="simple" xlink:show="embed" xlink:actuate="onLoad" draw:mime-type="image/jpeg"/>
</draw:frame>
This was stated by a representative of the Strategic Communications Department of the Army of the Armed Forces of Ukraine Oksana Gorbach during a briefing "As an information staff" Assistance after injury "supports the military personnel of the VLK" at Military Media Center.</text:p>
      <ul>
        <li>
In order to receive a referral for a serviceman, you need to turn to the medical service of your unit. The head of the medical service unit can record a serviceman remotely, that is, because of the called electronic queue, and then the serviceman will receive a specific day when you need to arrive at the hospital clinic for examination. Currently, the electronic queue is deployed in 5 cities - Lviv, Odesa, Vinnitsa, Kharkiv and Kiev, accordingly, it can use the Tivi units that are in the appropriate garrisons. If there is no healthcare provider, then the serviceman must turn to the medical center of the military unit to which they are attached to medical care.</li>
      </ul>
      <text:p text:style-name="P4">
Oksana Gorbach also noted that modern health care facilities are introduced in the service when passing the VLK. Recommendations for the organization of work of VLK and service of visitors were developed, namely the main ones in the premises, to satisfy physiological and household needs, information and navigation, the organization of the queue.</text:p>
      <text:p text:style-name="P4">
News Source: <text:a xlink:type="simple" xlink:href="https://armyinform.com.ua/2023/05/18/zapys-do-elektronnoyi-chergy-zdijsnyuvatyme-nachalnyk-medychnoyi-sluzhby-oksana-gorbach/" text:style-name="Internet_20_link" text:visited-style-name="Visited_20_Internet_20_Link">
https://armyinform.com.ua/2023/05/18/zapys-do-elektronnoyi-chergy-zdijsnyuvatyme-nachalnyk-medychnoyi-sluzhby-oksana-gorbach/</text:a>
</text:p>
      <!--NEWS-->
      <text:h text:style-name="P10" text:outline-level="1">
<text:span text:style-name="T4">
The Russian army attacked 15 regions of Ukraine per day: there are killed and injured</text:span>
</text:h>
      <text:p text:style-name="P4">
Author: ['АРМІЯINFORM']</text:p>
      <text:p text:style-name="P4">
Time: 2023-05-18T64:00:00-04:00</text:p>
      <text:p text:style-name="P4">
Description: Pasted by the Rosiyski Vіsyska firing the Teritarian of 15 regions of Ukraine.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photo_5417849494852192563_y.jpg" text:style-name="Internet_20_link" text:visited-style-name="Visited_20_Internet_20_Link">
photo_5417849494852192563_y.jpg</text:a>
']</text:p>
      <text:p text:style-name="P4">
Tags: ['ВОЄННІ ЗЛОЧИНИ РФ', 'ВОРОЖІ ОБСТРІЛИ', 'ХАРКІВСЬКИЙ ТРИБУНАЛ']</text:p>
      <text:p text:style-name="P4">
Category: News</text:p>
      <!--METADATA-->
      <text:p text:style-name="P4">
<draw:frame draw:style-name="fr1" draw:name="Image330" text:anchor-type="as-char" svg:width="6.9236in" svg:height="5.199596in" draw:z-index="0">
<draw:image xlink:href="../Images/AРМІЯINFORM/2023-05-18T64-00-00-04-00/photo_5417849494852192563_y.jpg" xlink:type="simple" xlink:show="embed" xlink:actuate="onLoad" draw:mime-type="image/jpeg"/>
</draw:frame>
Last day, Russian troops fired at the territory of 15 regions of Ukraine.</text:p>
      <text:p text:style-name="P4">
About it <text:a xlink:type="simple" xlink:href="https://t.me/militarymediacenter/1967" text:style-name="Internet_20_link" text:visited-style-name="Visited_20_Internet_20_Link">
reports</text:a>
Military Mediacenter.</text:p>
      <text:p text:style-name="P4">
“In general from different types of weapons(mortars, grenade launchers, artillery, RSZV, SPR, OTRC, UAV, tactical and strategic aviation, ships of the turn of the Russian Federation)177 settlements and 114 infrastructure sites are performed, ”the statements said.</text:p>
      <text:p text:style-name="P4">
According to preliminary information, they are killed and injured among civilians, the number of victims is clarified.</text:p>
      <text:p text:style-name="P4">
News Source: <text:a xlink:type="simple" xlink:href="https://armyinform.com.ua/2023/05/18/rosijska-armiya-za-dobu-atakuvala-15-regioniv-ukrayiny-ye-zagybli-ta-poraneni/" text:style-name="Internet_20_link" text:visited-style-name="Visited_20_Internet_20_Link">
https://armyinform.com.ua/2023/05/18/rosijska-armiya-za-dobu-atakuvala-15-regioniv-ukrayiny-ye-zagybli-ta-poraneni/</text:a>
</text:p>
      <!--NEWS-->
      <text:h text:style-name="P10" text:outline-level="1">
<text:span text:style-name="T4">
To make an electronic queue on VLK to work: what to do</text:span>
</text:h>
      <text:p text:style-name="P4">
Author: ['Ольга Мосьондз']</text:p>
      <text:p text:style-name="P4">
Time: 2023-05-18T65:00:00-04:00</text:p>
      <text:p text:style-name="P4">
Description: About Tse, at Vidpovіd on the signing of the magazine, Rospovil of the represented maneuvyl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5418253780123764192_w.jpg" text:style-name="Internet_20_link" text:visited-style-name="Visited_20_Internet_20_Link">
photo_5418253780123764192_w.jpg</text:a>
']</text:p>
      <text:p text:style-name="P4">
Tags: ['MILITARY MEDIA CENTER', 'ВЛК']</text:p>
      <text:p text:style-name="P4">
Category: News</text:p>
      <!--METADATA-->
      <text:p text:style-name="P4">
<draw:frame draw:style-name="fr1" draw:name="Image331" text:anchor-type="as-char" svg:width="6.9236in" svg:height="4.621503in" draw:z-index="0">
<draw:image xlink:href="../Images/AРМІЯINFORM/2023-05-18T65-00-00-04-00/photo_5418253780123764192_w.jpg" xlink:type="simple" xlink:show="embed" xlink:actuate="onLoad" draw:mime-type="image/jpeg"/>
</draw:frame>
In response to the journalist's question, a representative of the strategic communications department of the commander -in -chief of the Armed Forces of Ukraine Oksana Gorbachev during a briefing "As an information campaign" Help after injury "supports military personnel when passing VLK" at Military Media Center</text:p>
      <ul>
        <li>
From the point of view of the deployment of an electronic queue for recording for the examination of the health care of health care, it is undoubtedly necessary to create an electronic resource, on which you can see the reception schedule and enroll the hospital. However, this is not enough to ensure the recording of servicemen on the electronic queue.</li>
      </ul>
      <text:p text:style-name="P4">
It is necessary for military hospitals and military units to have the necessary supplies, that is, computers, internet connections and medical information system - <text:span text:style-name="T4">
 This is the first stage </text:span>
.</text:p>
      <text:p text:style-name="P4">
<text:span text:style-name="T4">
 The second stage </text:span>
, of course, is that the internal order is working out, who will form a schedule for doctors, who will administer the electronic resource is the question that needs to be identified at the level of health care facility. And <text:span text:style-name="T4">
 The third stage </text:span>
 is to inform military units about the order and the algorithmia for recording servicemen for inspection of the VLK through the electronic queue. The dial recording of servicemen for inspection is carried out by the chief service and medical service. But because many military units are currently in the areas of fighting, they do not have access to the Internet of or other resource support, therefore are not able to record their military servicemen for medical examinations through electronic queue, bringing to the inspection without recording, this creates some difficulties for the establishment of establishments. In which the electronic queue is already working - said Oksana Gorbach.</text:p>
      <text:p text:style-name="P4">
She said that in this case, the issue of passing the VLK for military servicemen is decided, so to speak in "manual mode".The issue of deployment of an electronic queue for the inspection of the VLK is a question that should be processed at the level of the hospital and at the level of the military unit, and therefore the deployment of an electronic queue takes some time. Coordination and support of this process is engaged in a working group to improve the processes of passing Vilk. Currently, the electronic queue is deployed in a test mode in 5 garrisons, the following are planned. - said Ms. Gorbach.</text:p>
      <text:p text:style-name="P4">
News Source: <text:a xlink:type="simple" xlink:href="https://armyinform.com.ua/2023/05/18/shhob-elektronna-cherga-na-vlk-zapraczyuvala-shho-potribno-zrobyty/" text:style-name="Internet_20_link" text:visited-style-name="Visited_20_Internet_20_Link">
https://armyinform.com.ua/2023/05/18/shhob-elektronna-cherga-na-vlk-zapraczyuvala-shho-potribno-zrobyty/</text:a>
</text:p>
      <!--NEWS-->
      <text:h text:style-name="P10" text:outline-level="1">
<text:span text:style-name="T4">
The Crimean Railway was "tired" to carry weapons and occupiers - Andrey Yusov</text:span>
</text:h>
      <text:p text:style-name="P4">
Author: ['Володимир Віват']</text:p>
      <text:p text:style-name="P4">
Time: 2023-05-18T66:00:00-04:00</text:p>
      <text:p text:style-name="P4">
Description: Representative of the head management of the Rosvіki of the Ministry of Defense of Ukraine Andriy Yusov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253456_1-1.jpeg" text:style-name="Internet_20_link" text:visited-style-name="Visited_20_Internet_20_Link">
253456_1-1.jpeg</text:a>
']</text:p>
      <text:p text:style-name="P4">
Tags: ['STOPRUSSIA', 'АР КРИМ', 'ВТОРГНЕННЯ РФ', 'ЗАЛІЗНИЦЯ', 'ЗБРОЯ']</text:p>
      <text:p text:style-name="P4">
Category: News</text:p>
      <!--METADATA-->
      <text:p text:style-name="P4">
<draw:frame draw:style-name="fr1" draw:name="Image332" text:anchor-type="as-char" svg:width="6.9236in" svg:height="3.896076in" draw:z-index="0">
<draw:image xlink:href="../Images/AРМІЯINFORM/2023-05-18T66-00-00-04-00/253456_1-1.jpeg" xlink:type="simple" xlink:show="embed" xlink:actuate="onLoad" draw:mime-type="image/jpeg"/>
</draw:frame>
The representative of the Main Directorate of Intelligence of the Ministry of Defense of Ukraine Andriyyusov on the air of the Tele scale "Unified News" commented on the incident on the railway to the All Fheropol region of the temporarily occupied Crimea. He noted that such integers will be repeated on the peninsula until it is deocal.</text:p>
      <ul>
        <li>
The same tracks carry, in particular, weapons, ammunition, Yusi armored vehicles, other means used for the invading war against Ukraine to kill civilian peaceful Ukrainians and Ukrainian defenders. Therefore, it is quite natural that these tracks did not stand, are tired and now they will not function for a while, - Andrey Yusov said.</li>
      </ul>
      <text:p text:style-name="P4">
The representative of the GUR of the Ministry of Internal Affairs of Ukraine expressed the conviction that it would normally be infrastructured only when Crimea returns to Ukraine. As long as Russian terrorists there will be no rest.</text:p>
      <text:p text:style-name="P4">
News Source: <text:a xlink:type="simple" xlink:href="https://armyinform.com.ua/2023/05/18/krymska-zaliznyczya-vtomylasya-perevozyty-zbroyu-ta-okupantiv-andrij-yusov/" text:style-name="Internet_20_link" text:visited-style-name="Visited_20_Internet_20_Link">
https://armyinform.com.ua/2023/05/18/krymska-zaliznyczya-vtomylasya-perevozyty-zbroyu-ta-okupantiv-andrij-yusov/</text:a>
</text:p>
      <!--NEWS-->
      <text:h text:style-name="P10" text:outline-level="1">
<text:span text:style-name="T4">
Montenegro will give Kiev everything until Ukraine wins the war - the prime minister of the country</text:span>
</text:h>
      <text:p text:style-name="P4">
Author: ['АРМІЯINFORM']</text:p>
      <text:p text:style-name="P4">
Time: 2023-05-18T67:00:00-04:00</text:p>
      <text:p text:style-name="P4">
Description: Vistupychi for the earnings of the 4th Samit for the sake of єvropi, prem "-ministra Chornorinyrії Dytan Abazovich ... War with Ukraine 2022, war with Ukraine Latest news today, News War with Ukraine 2022 Last for today, will there be a war between Ukraine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crna-gora-ukrajina.jpg" text:style-name="Internet_20_link" text:visited-style-name="Visited_20_Internet_20_Link">
crna-gora-ukrajina.jpg</text:a>
']</text:p>
      <text:p text:style-name="P4">
Tags: ['ВТОРГНЕННЯ РФ', 'ДОПОМОГА ПАРТНЕРІВ', 'СВІТ ПІДТРИМУЄ УКРАЇНУ', 'ЧОРНОГОРІЯ']</text:p>
      <text:p text:style-name="P4">
Category: News</text:p>
      <!--METADATA-->
      <text:p text:style-name="P4">
<draw:frame draw:style-name="fr1" draw:name="Image333" text:anchor-type="as-char" svg:width="6.9236in" svg:height="3.894525in" draw:z-index="0">
<draw:image xlink:href="../Images/AРМІЯINFORM/2023-05-18T67-00-00-04-00/crna-gora-ukrajina.jpg" xlink:type="simple" xlink:show="embed" xlink:actuate="onLoad" draw:mime-type="image/jpeg"/>
</draw:frame>
Speaking at the beginning of the 4th Summit of the Council of Europe, the Prime Minister of Montenegriydrytitan Abazovich said that the country would provide all the help of Ukraine necessary until Kiev will win the war.</text:p>
      <text:p text:style-name="P4">
This is stated in <text:a xlink:type="simple" xlink:href="https://www.gov.me/clanak/abazovic-govorio-na-4-samitu-savjeta-evrope-ukrajinci-cine-oko-5-populacije-u-crnoj-gori-i-po-tome-smo-prvi-u-evropi" text:style-name="Internet_20_link" text:visited-style-name="Visited_20_Internet_20_Link">
message</text:a>
Press Service of the Government of Montenegro.</text:p>
      <text:p text:style-name="P4">
“Montenegro stands next to Ukraine from the first day of Russian -feding aggression. And we will give everything to support our friends until Ukraine is winning this war, ”Dritan Abazovich said.</text:p>
      <text:p text:style-name="P4">
Montenegro's Prime Minister has been satisfied with how Ukraine is working hard to promote values in the country itself-in the fight against corruption of Torganized Crime, noting that this contributes to Ukraine that Ukraine is a meeting of war in better circumstances in the context of its restoration.</text:p>
      <text:p text:style-name="P4">
“We are ready to continue to support Ukraine. I urge all European countries to be united in protecting universal values, facilitating good policy, good governance, fighting corruption, freedom of the media everywhere in the continent, ”the Montenegrin Prime Minister said.</text:p>
      <text:p text:style-name="P4">
Recall that the results of the Summit of the Council of Europe 46 states <text:a xlink:type="simple" xlink:href="https://armyinform.com.ua/2023/05/17/46-derzhav-rady-yevropy-uhvalyly-deklaracziyu-na-pidtrymku-ukrayiny/" text:style-name="Internet_20_link" text:visited-style-name="Visited_20_Internet_20_Link">
approved</text:a>
Declaration in support of Ukraine.</text:p>
      <text:p text:style-name="P4">
News Source: <text:a xlink:type="simple" xlink:href="https://armyinform.com.ua/2023/05/18/chornogoriya-dast-kyyevu-vse-doky-ukrayina-ne-vygraye-vijny-premyer-krayiny/" text:style-name="Internet_20_link" text:visited-style-name="Visited_20_Internet_20_Link">
https://armyinform.com.ua/2023/05/18/chornogoriya-dast-kyyevu-vse-doky-ukrayina-ne-vygraye-vijny-premyer-krayiny/</text:a>
</text:p>
      <!--NEWS-->
      <text:h text:style-name="P10" text:outline-level="1">
<text:span text:style-name="T4">
Special Forces shot with Stinger destroyed enemy drone</text:span>
</text:h>
      <text:p text:style-name="P4">
Author: ['АРМІЯINFORM']</text:p>
      <text:p text:style-name="P4">
Time: 2023-05-18T68:00:00-04:00</text:p>
      <text:p text:style-name="P4">
Description: VIICOVOVOVOSKY OF Special Operational ZSU for one post -in -Iz MANPARS STINGER were nailed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828250.jpg" text:style-name="Internet_20_link" text:visited-style-name="Visited_20_Internet_20_Link">
2828250.jpg</text:a>
']</text:p>
      <text:p text:style-name="P4">
Tags: ['STOPRUSSIA', 'АГРЕСІЯ РФ', 'БПЛА', 'ПЗРК STINGER', 'ССО', 'ХРОНІКА ОБОРОНИ']</text:p>
      <text:p text:style-name="P4">
Category: News</text:p>
      <!--METADATA-->
      <text:p text:style-name="P4">
<draw:frame draw:style-name="fr1" draw:name="Image334" text:anchor-type="as-char" svg:width="6.9236in" svg:height="4.369813in" draw:z-index="0">
<draw:image xlink:href="../Images/AРМІЯINFORM/2023-05-18T68-00-00-04-00/2828250.jpg" xlink:type="simple" xlink:show="embed" xlink:actuate="onLoad" draw:mime-type="image/jpeg"/>
</draw:frame>
The military personnel of the Armed Forces forces of the Armed Forces with one shot with the MPCstinger destroyed the enemy drone.</text:p>
      <text:p text:style-name="P4">
The corresponding video was posted by the Armed Forces of the Armed Forces in <text:a xlink:type="simple" xlink:href="https://t.me/ukr_sof/554" text:style-name="Internet_20_link" text:visited-style-name="Visited_20_Internet_20_Link">
telegram.</text:a>
“The Flight of Honors UAV was discovered by the SCO of Ukraine operators(Probably SUPERCAM), shot from Stinger MSCs, the UAV was destroyed, ”the presentation said.</text:p>
      <text:p text:style-name="P4">
News Source: <text:a xlink:type="simple" xlink:href="https://armyinform.com.ua/2023/05/18/speczpryznachenczi-postrilom-zi-stinger-znyshhyly-vorozhyj-dron/" text:style-name="Internet_20_link" text:visited-style-name="Visited_20_Internet_20_Link">
https://armyinform.com.ua/2023/05/18/speczpryznachenczi-postrilom-zi-stinger-znyshhyly-vorozhyj-dron/</text:a>
</text:p>
      <!--NEWS-->
      <text:h text:style-name="P10" text:outline-level="1">
<text:span text:style-name="T4">
The Crimean House has held a presentation of the Salt House novel</text:span>
</text:h>
      <text:p text:style-name="P4">
Author: ['Леся Медведенко']</text:p>
      <text:p text:style-name="P4">
Time: 2023-05-18T69:00:00-04:00</text:p>
      <text:p text:style-name="P4">
Description: The reservoir novel of the Ukrainian writers SVITLANI TARARINE BUV performances ... War with Ukraine 2022, War with Ukraine Latest News today, News War with Ukraine 2022 The last for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5/212112122112-scaled.jpg" text:style-name="Internet_20_link" text:visited-style-name="Visited_20_Internet_20_Link">
212112122112-scaled.jpg</text:a>
', '<text:a xlink:type="simple" xlink:href="https://armyinform.com.ua/wp-content/uploads/2023/05/2-68-e1684411142773.jpg" text:style-name="Internet_20_link" text:visited-style-name="Visited_20_Internet_20_Link">
2-68-e1684411142773.jpg</text:a>
', '<text:a xlink:type="simple" xlink:href="https://armyinform.com.ua/wp-content/uploads/2023/05/3-67-150x150.jpg" text:style-name="Internet_20_link" text:visited-style-name="Visited_20_Internet_20_Link">
3-67-150x150.jpg</text:a>
', '<text:a xlink:type="simple" xlink:href="https://armyinform.com.ua/wp-content/uploads/2023/05/4-61-150x150.jpg" text:style-name="Internet_20_link" text:visited-style-name="Visited_20_Internet_20_Link">
4-61-150x150.jpg</text:a>
']</text:p>
      <text:p text:style-name="P4">
Tags: []</text:p>
      <text:p text:style-name="P4">
Category: News</text:p>
      <!--METADATA-->
      <text:p text:style-name="P4">
<draw:frame draw:style-name="fr1" draw:name="Image335" text:anchor-type="as-char" svg:width="6.9236in" svg:height="4.615733in" draw:z-index="0">
<draw:image xlink:href="../Images/AРМІЯINFORM/2023-05-18T69-00-00-04-00/212112122112-scaled.jpg" xlink:type="simple" xlink:show="embed" xlink:actuate="onLoad" draw:mime-type="image/jpeg"/>
</draw:frame>
The post -apocalyptic novel of the Ukrainian writer Svetlana Taratorina was presented to readers on the eve of the Day of Remembrance of the Victims of the Genocukhukrim Tatar people in the Crimean House.</text:p>
      <text:p text:style-name="P4">
Books written during the war is a always look into the future of tragic. "Salt House" is a fantasy based on history, myths of Crimea. Despite the fact that the novel is about the fictional peninsula of Iviatius of its inhabitants after the catastrophe, the prototypes of the events of the work of the work of Starlian historical facts and figures on the history of the Crimean peninsula. In order to find the real history of Crimea, the writer also had to work with numerous myths of Russian propaganda.</text:p>
      <text:p text:style-name="P4">
For the author of creating this novel is a very personal story, because she herself is shaking. The work was written within years after the forced departure from the peninsula.</text:p>
      <ul>
        <li>
I have not been to Crimea for more than nine years, and for me this metaphor of "saline", a catastrophe that happened to Crimea, at the same time about reality - the scratch reality that we all experienced in 2014 during annexation, "" writer.</li>
      </ul>
      <text:p text:style-name="P4">
<draw:frame draw:style-name="fr1" draw:name="Image336" text:anchor-type="as-char" svg:width="6.9236in" svg:height="8.108356in" draw:z-index="0">
<draw:image xlink:href="../Images/AРМІЯINFORM/2023-05-18T69-00-00-04-00/2-68-e1684411142773.jpg" xlink:type="simple" xlink:show="embed" xlink:actuate="onLoad" draw:mime-type="image/jpeg"/>
</draw:frame>
Why was such a genre chosen to cover the topic of Crimea?</text:p>
      <ul>
        <li>
Fiction is a way to talk about painful and trigger things. At the same time, the opportunity to think that this land is being destroyed right now. And to recall that this land is indestructible and its whole history proves, it will be released quarterly, and all the people who feel it as their land will return home, - the author explained.</li>
      </ul>
      <text:p text:style-name="P4">
During the presentation, a performance was demonstrated on the basis of the book, detailing the words: "It's time to return, time to remember."</text:p>
      <text:p text:style-name="P4">
<text:a xlink:type="simple" xlink:href="https://armyinform.com.ua/wp-content/uploads/2023/05/3-67.jpg" text:style-name="Internet_20_link" text:visited-style-name="Visited_20_Internet_20_Link">
!(Images/AРМІЯINFORM/2023-05-18T69-00-00-04-00/3-67-150x150.jpg)</text:a>
</text:p>
      <text:p text:style-name="P4">
<text:a xlink:type="simple" xlink:href="https://armyinform.com.ua/wp-content/uploads/2023/05/4-61-scaled.jpg" text:style-name="Internet_20_link" text:visited-style-name="Visited_20_Internet_20_Link">
<draw:frame draw:style-name="fr1" draw:name="Image337" text:anchor-type="as-char" svg:width="6.9236in" svg:height="6.9236in" draw:z-index="0">
<draw:image xlink:href="../Images/AРМІЯINFORM/2023-05-18T69-00-00-04-00/4-61-150x150.jpg" xlink:type="simple" xlink:show="embed" xlink:actuate="onLoad" draw:mime-type="image/jpeg"/>
</draw:frame>
</text:a>
In turn, historian Gulnar Abdulaeva noted that this book is relevant now, when everyone is waiting for the peninsula:</text:p>
      <ul>
        <li>
Now on the eve of the offensive, many people in the Crimea are waiting for the Armed Forces and release of the half. We believe that the book will be a harbinger of the new historian of Crimea, - said the historian.- For me, this is the main sentiment, everything that is happening, only a temporary interruption. Occupation and annexation are only a sand on the path of the year, - the author emphasized.</li>
      </ul>
      <text:p text:style-name="P4">
<text:span text:style-name="T5">
Opto author</text:span>
</text:p>
      <text:p text:style-name="P4">
News Source: <text:a xlink:type="simple" xlink:href="https://armyinform.com.ua/2023/05/18/u-krymskomu-domi-vidbulasya-prezentacziya-romanu-dim-soli/" text:style-name="Internet_20_link" text:visited-style-name="Visited_20_Internet_20_Link">
https://armyinform.com.ua/2023/05/18/u-krymskomu-domi-vidbulasya-prezentacziya-romanu-dim-soli/</text:a>
</text:p>
      <!--NEWS-->
      <text:h text:style-name="P10" text:outline-level="1">
<text:span text:style-name="T4">
Russia has brought to the Black Sea a rocket carrier with "caliber"</text:span>
</text:h>
      <text:p text:style-name="P4">
Author: ['АРМІЯINFORM']</text:p>
      <text:p text:style-name="P4">
Time: 2023-05-18T70:00:00-04:00</text:p>
      <text:p text:style-name="P4">
Description: At the Chorny Morce on the Boyal Cherguvanni, the Chotiri Vorozhihi, the Media of the Yakiki ... War with Ukraine 2022, the war with Ukraine is the latest news today, the news war with Ukraine 2022 The last to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630_360_1678431987-587.jpg" text:style-name="Internet_20_link" text:visited-style-name="Visited_20_Internet_20_Link">
630_360_1678431987-587.jpg</text:a>
']</text:p>
      <text:p text:style-name="P4">
Tags: ['ВІЙСЬКОВО-МОРСЬКІ СИЛИ ЗСУ', 'РАКЕТИ «КАЛІБР»', 'ЧОРНЕ МОРЕ']</text:p>
      <text:p text:style-name="P4">
Category: News</text:p>
      <!--METADATA-->
      <text:p text:style-name="P4">
<draw:frame draw:style-name="fr1" draw:name="Image338" text:anchor-type="as-char" svg:width="6.9236in" svg:height="3.956343in" draw:z-index="0">
<draw:image xlink:href="../Images/AРМІЯINFORM/2023-05-18T70-00-00-04-00/630_360_1678431987-587.jpg" xlink:type="simple" xlink:show="embed" xlink:actuate="onLoad" draw:mime-type="image/jpeg"/>
</draw:frame>
There are four enemy ships in the Black Sea, including one rocket carrier with four caliber.</text:p>
      <text:p text:style-name="P4">
About it <text:a xlink:type="simple" xlink:href="https://t.me/ukrainian_navy/3146" text:style-name="Internet_20_link" text:visited-style-name="Visited_20_Internet_20_Link">
reports</text:a>
The press service of the Navy of the Armed Forces.</text:p>
      <text:p text:style-name="P4">
There is one enemy ship in the Sea of Azov.</text:p>
      <text:p text:style-name="P4">
In the Mediterranean, there are seven enemy ships in the combat duty, there are two carriers of winged missiles "Caliber", a total volley of up to 20 rockets.</text:p>
      <text:p text:style-name="P4">
During the day in the interests of the Russian Federation the passage of the Kerch-Yenikhal Strait made:</text:p>
      <ul>
        <li>
to the Azov Sea - 40 vessels, 4 of them moved in the direction of the Bosphorus Strait; * To the Black Sea - 21 ships, 4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18/rosiya-vyvela-u-chorne-more-raketonosij-z-kalibramy/" text:style-name="Internet_20_link" text:visited-style-name="Visited_20_Internet_20_Link">
https://armyinform.com.ua/2023/05/18/rosiya-vyvela-u-chorne-more-raketonosij-z-kalibramy/</text:a>
</text:p>
      <!--NEWS-->
      <text:h text:style-name="P10" text:outline-level="1">
<text:span text:style-name="T4">
In Zaporozhye, a Russian agent was detained, who was spying on the positions of the Marines of the Armed Forces</text:span>
</text:h>
      <text:p text:style-name="P4">
Author: ['АРМІЯINFORM']</text:p>
      <text:p text:style-name="P4">
Time: 2023-05-18T71:00:00-04:00</text:p>
      <text:p text:style-name="P4">
Description: PID Hour of counter -personnel Zakhodin at the Profrontovs of the districts of Zaporizhzhi Vikrit alon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fcf41eff7e3ec6551b4c1d630c5e9869.jpeg" text:style-name="Internet_20_link" text:visited-style-name="Visited_20_Internet_20_Link">
fcf41eff7e3ec6551b4c1d630c5e9869.jpeg</text:a>
']</text:p>
      <text:p text:style-name="P4">
Tags: ['АГЕНТ ФСБ', 'ДЕРЖАВНА ЗРАДА', 'СБУ']</text:p>
      <text:p text:style-name="P4">
Category: News</text:p>
      <!--METADATA-->
      <text:p text:style-name="P4">
<draw:frame draw:style-name="fr1" draw:name="Image339" text:anchor-type="as-char" svg:width="6.9236in" svg:height="4.344559in" draw:z-index="0">
<draw:image xlink:href="../Images/AРМІЯINFORM/2023-05-18T71-00-00-04-00/fcf41eff7e3ec6551b4c1d630c5e9869.jpeg" xlink:type="simple" xlink:show="embed" xlink:actuate="onLoad" draw:mime-type="image/jpeg"/>
</draw:frame>
During the counter -prideration measures in the frontline areas of Zaporozhye, the FSB agent was exposed. The former tax milling official, who was released for corruption in 2011, was the attacker. The attacker is threatened with an experience.</text:p>
      <text:p text:style-name="P4">
About it <text:a xlink:type="simple" xlink:href="https://ssu.gov.ua/novyny/sbu-zatrymala-na-zaporizhzhi-rosiiskoho-ahenta-yakyi-shpyhuvav-za-pozytsiiamy-morskoi-pikhoty-zsu-video" text:style-name="Internet_20_link" text:visited-style-name="Visited_20_Internet_20_Link">
reports</text:a>
Security Service of Ukraine.</text:p>
      <text:p text:style-name="P4">
At the beginning of March this year, he was remotely recruited by the FSB staffing personnel to collect the intelligence on the places of defense forces of the region's defense forces. Most of the enemy was interested in the coordinates of combat positions of units of the Marines of the Armed Forces in the Melitopol direction.</text:p>
      <text:p text:style-name="P4">
In addition, the aggressor wanted to get the accurate geolocation of insight bridges and energy facilities in the region. To collect information, he used a terrain under the guise of a taxi driver and video recording with a hidden registrar and a mobile phone.</text:p>
      <text:p text:style-name="P4">
For each task, he was "guaranteed" by a monetary "reward" in the size of 2 to 5 thousand hryvnias. For conspiracy, the persons offered to recalculate the houses on his son's bank card. Also, the Russian intelligence service is the promisector of the governing "position" in the occupying administration in the event of a seizure of the regional center.</text:p>
      <text:p text:style-name="P4">
The attacker was detained during his hostile task. According to the investigation, in the field of view of the FSB, he got through the anti -Ukrainian activity of the ultrasound social networks "VKontakte" and "Classmates". Further communication was held in the messengers.</text:p>
      <text:p text:style-name="P4">
On the basis of the evidence collected, investigators of the SBU informed him of suspicion to a co -treated betrayal, committed in the conditions of martial law. He is currently underway. The investigation is ongoing to establish all the circumstances of the crime.</text:p>
      <text:p text:style-name="P4">
News Source: <text:a xlink:type="simple" xlink:href="https://armyinform.com.ua/2023/05/18/na-zaporizhzhi-zatrymano-rosijskogo-agenta-yakyj-shpyguvav-za-pozycziyamy-morpihiv-zsu/" text:style-name="Internet_20_link" text:visited-style-name="Visited_20_Internet_20_Link">
https://armyinform.com.ua/2023/05/18/na-zaporizhzhi-zatrymano-rosijskogo-agenta-yakyj-shpyguvav-za-pozycziyamy-morpihiv-zsu/</text:a>
</text:p>
      <!--NEWS-->
      <text:h text:style-name="P10" text:outline-level="1">
<text:span text:style-name="T4">
Ukraine first took part in a training organized by Ob ’ a single NATO Cyerobor Center.</text:span>
</text:h>
      <text:p text:style-name="P4">
Author: ['АРМІЯINFORM']</text:p>
      <text:p text:style-name="P4">
Time: 2023-05-18T72:00:00-04:00</text:p>
      <text:p text:style-name="P4">
Description: Fakhivtsi for the sake of National Bezpeki I defending Ukrainian, the situation cent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ccdcoe-1.jpg" text:style-name="Internet_20_link" text:visited-style-name="Visited_20_Internet_20_Link">
ccdcoe-1.jpg</text:a>
']</text:p>
      <text:p text:style-name="P4">
Tags: ['КІБЕРБЕЗПЕКА', 'РНБО УКРАЇНИ', 'ТРЕНІНГ']</text:p>
      <text:p text:style-name="P4">
Category: News</text:p>
      <!--METADATA-->
      <text:p text:style-name="P4">
<draw:frame draw:style-name="fr1" draw:name="Image340" text:anchor-type="as-char" svg:width="6.9236in" svg:height="3.894525in" draw:z-index="0">
<draw:image xlink:href="../Images/AРМІЯINFORM/2023-05-18T72-00-00-04-00/ccdcoe-1.jpg" xlink:type="simple" xlink:show="embed" xlink:actuate="onLoad" draw:mime-type="image/jpeg"/>
</draw:frame>
Specialists of the National Security and Defense Council of Ukraine, the Situation Center for Cyber Security of the Security Service of Ukraine, the State Security Service and Information Protection of Ukraine, the Department of Cyber Security took part in the training "Critical Infrastructure". The training that took place this week in Tallinn, an organized center of advanced NATO Cyerobor Cyerobor(Ccdcoe)For the National Cybers Security Center(NKCK)Under the National Security and Defense Council of Ukraine with the assistance of the European Union's advisory mission in Ukraine(Kerms).</text:p>
      <text:p text:style-name="P4">
Про це йдеться у<text:a xlink:type="simple" xlink:href="https://www.rnbo.gov.ua/ua/Diialnist/6345.html" text:style-name="Internet_20_link" text:visited-style-name="Visited_20_Internet_20_Link">
повідомленні</text:a>
The NSDC apparatus.</text:p>
      <text:p text:style-name="P4">
This event started a long -term cooperation of CCDCOE mission, aimed at insidiousing the capabilities of the main cybersecurity entities under the auspices(https://armyinform.com.ua/2023/05/16/ukrayina-oficzijno-pryyednalasya-do-czentru-peredovogo-dosvidu-spilnogo-kiberzahystu-nato/)with the support of the CMEC.</text:p>
      <text:p text:style-name="P4">
Following the official accession of Ukraine to the CCDCOE and the start of the official representative of Ukraine in the Center CCDCOE, Marta Nurma, met with the delegation of Ukraine and the CMEC and discussed further cooperation in the sphere</text:p>
      <text:p text:style-name="P4">
News Source: <text:a xlink:type="simple" xlink:href="https://armyinform.com.ua/2023/05/18/ukrayina-upershe-vzyala-uchast-v-treningu-organizovanomu-obyednanym-czentrom-peredovyh-tehnologij-z-kiberoborony-nato/" text:style-name="Internet_20_link" text:visited-style-name="Visited_20_Internet_20_Link">
https://armyinform.com.ua/2023/05/18/ukrayina-upershe-vzyala-uchast-v-treningu-organizovanomu-obyednanym-czentrom-peredovyh-tehnologij-z-kiberoborony-nato/</text:a>
</text:p>
      <!--NEWS-->
      <text:h text:style-name="P10" text:outline-level="1">
<text:span text:style-name="T4">
"Ukrainian Insurgent Army - Unconquered Heroes": a photo exhibition dedicated to Heroes Day opened in Kiev</text:span>
</text:h>
      <text:p text:style-name="P4">
Author: ['Володимир Загребельний']</text:p>
      <text:p text:style-name="P4">
Time: 2023-05-18T73:00:00-04:00</text:p>
      <text:p text:style-name="P4">
Description: At the Kaminnoye Zayonal Istoriko-Architectural Museum “Kyivska Fortics” 18 injuries ... War with Ukraine 2022, war with Ukraine Latest news today, News War with Ukraine 2022 The last ones for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upa-golovna.jpg" text:style-name="Internet_20_link" text:visited-style-name="Visited_20_Internet_20_Link">
upa-golovna.jpg</text:a>
', '<text:a xlink:type="simple" xlink:href="https://armyinform.com.ua/wp-content/uploads/2023/05/upa-001-150x150.jpg" text:style-name="Internet_20_link" text:visited-style-name="Visited_20_Internet_20_Link">
upa-001-150x150.jpg</text:a>
', '<text:a xlink:type="simple" xlink:href="https://armyinform.com.ua/wp-content/uploads/2023/05/upa-002-150x150.jpg" text:style-name="Internet_20_link" text:visited-style-name="Visited_20_Internet_20_Link">
upa-002-150x150.jpg</text:a>
', '<text:a xlink:type="simple" xlink:href="https://armyinform.com.ua/wp-content/uploads/2023/05/upa-003-150x150.jpg" text:style-name="Internet_20_link" text:visited-style-name="Visited_20_Internet_20_Link">
upa-003-150x150.jpg</text:a>
', '<text:a xlink:type="simple" xlink:href="https://armyinform.com.ua/wp-content/uploads/2023/05/upa-005-150x150.jpg" text:style-name="Internet_20_link" text:visited-style-name="Visited_20_Internet_20_Link">
upa-005-150x150.jpg</text:a>
', '<text:a xlink:type="simple" xlink:href="https://armyinform.com.ua/wp-content/uploads/2023/05/upa-006-1-150x150.jpg" text:style-name="Internet_20_link" text:visited-style-name="Visited_20_Internet_20_Link">
upa-006-1-150x150.jpg</text:a>
', '<text:a xlink:type="simple" xlink:href="https://armyinform.com.ua/wp-content/uploads/2023/05/upa-008-1-150x150.jpg" text:style-name="Internet_20_link" text:visited-style-name="Visited_20_Internet_20_Link">
upa-008-1-150x150.jpg</text:a>
']</text:p>
      <text:p text:style-name="P4">
Tags: ['ВОЇНИ УПА', 'ГЕРОЇ', 'ФОТОВИСТАВКА']</text:p>
      <text:p text:style-name="P4">
Category: News</text:p>
      <!--METADATA-->
      <text:p text:style-name="P4">
<draw:frame draw:style-name="fr1" draw:name="Image341" text:anchor-type="as-char" svg:width="6.9236in" svg:height="4.615733in" draw:z-index="0">
<draw:image xlink:href="../Images/AРМІЯINFORM/2023-05-18T73-00-00-04-00/upa-golovna.jpg" xlink:type="simple" xlink:show="embed" xlink:actuate="onLoad" draw:mime-type="image/jpeg"/>
</draw:frame>
On May 18, a photo exhibition was opened in the fireplace hall of the National Historical and Architectural Museum "Kyiv Fortress" on May 18, called "Ukrainian rebel army-unbroken heroes", dedicated to the Heroes Day.</text:p>
      <text:p text:style-name="P4">
The exposition presents images from the Yavoriv Photo Archive of the UPA and other archives of the Ukrainian Insurgent Army, Criminal Matters(NKVD, MGB, Ministry of Internal Affairs, etc.)and personal archives of families of rebel soldiers.</text:p>
      <text:p text:style-name="P4">
"The topic of the photo exhibition is not accidental," Oksana Novikova-Vigran commented for the army of the museum. - Since the Day of Heroes is the zest of the memory of all Ukrainians who dedicated their lives to the struggle for freedom of tanning of Ukraine, and the soldiers of the Ukrainian Insurgent Army are some of them.</text:p>
      <text:p text:style-name="P4">
The Soviet Union power has systematically disinfected the national liberation movements of the peoples who were in the tenet of the totalitarian regime of the Country of theragus, and Russia's current government continues this black business. The Ukrainian insurgent was the exception. We still reap the fruits of hostile propaganda, but in our strengths to tell the truth about our rebel heroes. "</text:p>
      <text:p text:style-name="P4">
<text:a xlink:type="simple" xlink:href="https://armyinform.com.ua/wp-content/uploads/2023/05/upa-001.jpg" text:style-name="Internet_20_link" text:visited-style-name="Visited_20_Internet_20_Link">
!(Images/AРМІЯINFORM/2023-05-18T73-00-00-04-00/upa-001-150x150.jpg)</text:a>
</text:p>
      <text:p text:style-name="P4">
<text:a xlink:type="simple" xlink:href="https://armyinform.com.ua/wp-content/uploads/2023/05/upa-002.jpg" text:style-name="Internet_20_link" text:visited-style-name="Visited_20_Internet_20_Link">
<draw:frame draw:style-name="fr1" draw:name="Image342" text:anchor-type="as-char" svg:width="6.9236in" svg:height="6.9236in" draw:z-index="0">
<draw:image xlink:href="../Images/AРМІЯINFORM/2023-05-18T73-00-00-04-00/upa-002-150x150.jpg" xlink:type="simple" xlink:show="embed" xlink:actuate="onLoad" draw:mime-type="image/jpeg"/>
</draw:frame>
</text:a>
</text:p>
      <text:p text:style-name="P4">
<text:a xlink:type="simple" xlink:href="https://armyinform.com.ua/wp-content/uploads/2023/05/upa-003.jpg" text:style-name="Internet_20_link" text:visited-style-name="Visited_20_Internet_20_Link">
<draw:frame draw:style-name="fr1" draw:name="Image343" text:anchor-type="as-char" svg:width="6.9236in" svg:height="6.9236in" draw:z-index="0">
<draw:image xlink:href="../Images/AРМІЯINFORM/2023-05-18T73-00-00-04-00/upa-003-150x150.jpg" xlink:type="simple" xlink:show="embed" xlink:actuate="onLoad" draw:mime-type="image/jpeg"/>
</draw:frame>
</text:a>
From the photos placed on the walls of the fireplace hall, the guests of the museum look at the UPA - the heroes of the unconquered army. Under each photo, the signature of the insurgents.</text:p>
      <text:p text:style-name="P4">
During the opening of the photo exhibition, the deputy head of the rebel military-historical club, Andrey Matskiv, thanked the staff of the museum for many years of fruitful work.</text:p>
      <ul>
        <li>
Thanks to the principle position of the management and the staff of the museum, we will present the connoisseurs of the photos who have preserved the faces, whose traces have now followed hundreds of thousands of the latest defenders of the Motherland, - said Mr. Andrew said during the opening of the exhibition.Most photos have been discovered in recent years and are not common. We see the Security Service of the Zhabiev District OUN Security Service(r) (Organization of Ukrainian Nationalists Revolutionary)Vasily Heaven-"Zavidia", the photos most, Ivan Manchuk-"Belogruda" and Ivan Khimchak- "Vanka", the sub-district leader of Ivan Skulsky-"Artim", district leaders Vasily Melnychuk-"Garmash" and Dmitry Gurey, "Kushki". The leaders of Kalinyak-"Black", Grigory Domniuk-"Virr" and Mikhailgoruk-"Sahaidachny", hundreds of Dmitry Negrich-"Frost", Konstantinina Prishamak-"Podgirsky" and Roman Dubyk-"Boevir", as well as other conductors, reference Sat, members of the armed underground, who have had resisted the Moscow occupier.</li>
      </ul>
      <text:p text:style-name="P4">
Most of them come from the then Zhabi and Kosiv districts, almost all of them were fighting in the field of glory. Now their fellow countrymen, modern heroes of the Russo-Ukrainian war, have taken the pseudonyms of many of them.</text:p>
      <text:p text:style-name="P4">
<text:a xlink:type="simple" xlink:href="https://armyinform.com.ua/wp-content/uploads/2023/05/upa-005.jpg" text:style-name="Internet_20_link" text:visited-style-name="Visited_20_Internet_20_Link">
!(Images/AРМІЯINFORM/2023-05-18T73-00-00-04-00/upa-005-150x150.jpg)</text:a>
</text:p>
      <text:p text:style-name="P4">
<text:a xlink:type="simple" xlink:href="https://armyinform.com.ua/wp-content/uploads/2023/05/upa-006-1.jpg" text:style-name="Internet_20_link" text:visited-style-name="Visited_20_Internet_20_Link">
<draw:frame draw:style-name="fr1" draw:name="Image344" text:anchor-type="as-char" svg:width="6.9236in" svg:height="6.9236in" draw:z-index="0">
<draw:image xlink:href="../Images/AРМІЯINFORM/2023-05-18T73-00-00-04-00/upa-006-1-150x150.jpg" xlink:type="simple" xlink:show="embed" xlink:actuate="onLoad" draw:mime-type="image/jpeg"/>
</draw:frame>
</text:a>
</text:p>
      <text:p text:style-name="P4">
<text:a xlink:type="simple" xlink:href="https://armyinform.com.ua/wp-content/uploads/2023/05/upa-008-1.jpg" text:style-name="Internet_20_link" text:visited-style-name="Visited_20_Internet_20_Link">
<draw:frame draw:style-name="fr1" draw:name="Image345" text:anchor-type="as-char" svg:width="6.9236in" svg:height="6.9236in" draw:z-index="0">
<draw:image xlink:href="../Images/AРМІЯINFORM/2023-05-18T73-00-00-04-00/upa-008-1-150x150.jpg" xlink:type="simple" xlink:show="embed" xlink:actuate="onLoad" draw:mime-type="image/jpeg"/>
</draw:frame>
</text:a>
The staff of the museum, the military-historical club "Insurgent" and the researcher of "Yavoriv photo archive of the UPA" by Panvasil Humeniuk worked on the creation of the exposition.</text:p>
      <text:p text:style-name="P4">
The photo exhibition will work from 18 to 31 May. You can learn about other measures in the Kiev fortress, and the order of visiting the museum can be a patronage website of the museum by following the link <text:a xlink:type="simple" xlink:href="https://www.kyiv-fortress.org.ua/" text:style-name="Internet_20_link" text:visited-style-name="Visited_20_Internet_20_Link">
kyiv- fortress.org.ua</text:a>
.</text:p>
      <text:p text:style-name="P4">
<text:span text:style-name="T5">
Фото автора</text:span>
</text:p>
      <text:p text:style-name="P4">
News Source: <text:a xlink:type="simple" xlink:href="https://armyinform.com.ua/2023/05/18/ukrayinska-povstanska-armiya-neskoreni-geroyi-u-kyyevi-vidkrylasya-fotovystavka-prysvyachena-dnyu-geroyiv/" text:style-name="Internet_20_link" text:visited-style-name="Visited_20_Internet_20_Link">
https://armyinform.com.ua/2023/05/18/ukrayinska-povstanska-armiya-neskoreni-geroyi-u-kyyevi-vidkrylasya-fotovystavka-prysvyachena-dnyu-geroyiv/</text:a>
</text:p>
      <!--NEWS-->
      <text:h text:style-name="P10" text:outline-level="1">
<text:span text:style-name="T4">
It is necessary to explain to the whole international community that the fate of the world is deciding in Ukraine - the President of Poland</text:span>
</text:h>
      <text:p text:style-name="P4">
Author: ['АРМІЯINFORM']</text:p>
      <text:p text:style-name="P4">
Time: 2023-05-18T74:00:00-04:00</text:p>
      <text:p text:style-name="P4">
Description: Svitova St. Petersburg Consolibati is a Solidarity in the pre -Opomozi Ukrainian, in Persha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duda-3.jpg" text:style-name="Internet_20_link" text:visited-style-name="Visited_20_Internet_20_Link">
duda-3.jpg</text:a>
']</text:p>
      <text:p text:style-name="P4">
Tags: ['АГРЕСІЯ РФ', 'АНДЖЕЙ ДУДА', 'ВТОРГНЕННЯ РФ', 'ДОПОМОГА ПАРТНЕРІВ', 'СВІТ ПІДТРИМУЄ УКРАЇНУ']</text:p>
      <text:p text:style-name="P4">
Category: News</text:p>
      <!--METADATA-->
      <text:p text:style-name="P4">
<draw:frame draw:style-name="fr1" draw:name="Image346" text:anchor-type="as-char" svg:width="6.9236in" svg:height="3.894525in" draw:z-index="0">
<draw:image xlink:href="../Images/AРМІЯINFORM/2023-05-18T74-00-00-04-00/duda-3.jpg" xlink:type="simple" xlink:show="embed" xlink:actuate="onLoad" draw:mime-type="image/jpeg"/>
</draw:frame>
The world community should consolidate the unity and solidarity in the assistance of Ukraine, first of all, by the continuation of the campaign of military-political and humanitarian support of Ukraine. As well as pressure on Russia and answers to other calls.</text:p>
      <text:p text:style-name="P4">
This is emphasized by the President of Poland Andrzej Duda, which <text:a xlink:type="simple" xlink:href="https://twitter.com/prezydentpl/status/1659105851330764802" text:style-name="Internet_20_link" text:visited-style-name="Visited_20_Internet_20_Link">
reports</text:a>
His clergy.</text:p>
      <text:p text:style-name="P4">
"We need to bring to understanding the entire international community, which is the fate of the world in Ukraine," Andrzej Duda emphasized.</text:p>
      <text:p text:style-name="P4">
He added that the European Union and the Great Seven should continue to apply for strict sanctions against Russia, minimize dependence on Russian energy resources and completely withdraw capital and investments from Russia.</text:p>
      <text:p text:style-name="P4">
News Source: <text:a xlink:type="simple" xlink:href="https://armyinform.com.ua/2023/05/18/treba-poyasnyty-vsij-mizhnarodnij-spilnoti-shho-v-ukrayini-vyrishuyetsya-dolya-svitu-prezydent-polshhi/" text:style-name="Internet_20_link" text:visited-style-name="Visited_20_Internet_20_Link">
https://armyinform.com.ua/2023/05/18/treba-poyasnyty-vsij-mizhnarodnij-spilnoti-shho-v-ukrayini-vyrishuyetsya-dolya-svitu-prezydent-polshhi/</text:a>
</text:p>
      <!--NEWS-->
      <text:h text:style-name="P10" text:outline-level="1">
<text:span text:style-name="T4">
The US supports Ukraine and Crimean Tatars - Bridget Brink</text:span>
</text:h>
      <text:p text:style-name="P4">
Author: ['АРМІЯINFORM']</text:p>
      <text:p text:style-name="P4">
Time: 2023-05-18T75:00:00-04:00</text:p>
      <text:p text:style-name="P4">
Description: US Ambassador to Ukrainian Brijit Brink at the Pam'yati Day of the victims of deportats of the Krimsky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e63f38971f0e9eaf742b8c0ca7b87bc9_orig-e1663745670317.jpg" text:style-name="Internet_20_link" text:visited-style-name="Visited_20_Internet_20_Link">
e63f38971f0e9eaf742b8c0ca7b87bc9_orig-e1663745670317.jpg</text:a>
']</text:p>
      <text:p text:style-name="P4">
Tags: ['БРІДЖИТ БРІНК', 'ПОСОЛ США В УКРАЇНІ']</text:p>
      <text:p text:style-name="P4">
Category: News</text:p>
      <!--METADATA-->
      <text:p text:style-name="P4">
<draw:frame draw:style-name="fr1" draw:name="Image347" text:anchor-type="as-char" svg:width="6.9236in" svg:height="4.406614in" draw:z-index="0">
<draw:image xlink:href="../Images/AРМІЯINFORM/2023-05-18T75-00-00-04-00/e63f38971f0e9eaf742b8c0ca7b87bc9_orig-e1663745670317.jpg" xlink:type="simple" xlink:show="embed" xlink:actuate="onLoad" draw:mime-type="image/jpeg"/>
</draw:frame>
US Ambassador to Ukraine Bridget Brinka in <text:a xlink:type="simple" xlink:href="https://armyinform.com.ua/2023/05/18/ukrayina-zaklykaye-svit-vyznaty-genoczydom-deportacziyu-krymskyh-tatar-u-1944-roczi/" text:style-name="Internet_20_link" text:visited-style-name="Visited_20_Internet_20_Link">
day honoring the memory of victims of deportation of Crimean Tatars</text:a>
She assured that the United States support Ukraine and the Crimean Tatars.</text:p>
      <text:p text:style-name="P4">
About this <text:a xlink:type="simple" xlink:href="https://twitter.com/USAmbKyiv/status/1659143122733891584" text:style-name="Internet_20_link" text:visited-style-name="Visited_20_Internet_20_Link">
it is referred</text:a>
In her tweet.</text:p>
      <text:p text:style-name="P4">
“Russia seeks to destroy the Crimean Tatar culture, inheritance, identity. On the day of the deportation of the Crimean Tatars, the United States support Ukraine's Crimean Tatars. Crimea is Ukraine, ”the diplomat wrote.</text:p>
      <text:p text:style-name="Quotations">

<text:p text:style-name="P4">
Russia seeks to destroy Crimean Tatar culture, heritage, identity and&gt;
 memory. On the day of the Crimean Tatars deportation, the United States support&gt;
 Ukraine and the Crimean Tatars. Crimea is Ukraine.&gt;
 <text:a xlink:type="simple" xlink:href="https://t.co/yScs97iITD" text:style-name="Internet_20_link" text:visited-style-name="Visited_20_Internet_20_Link">
Pic.twitter.com/yscs97iitd</text:a>
&gt;
&gt;
 — Ambassador Bridget A. Brink(@UsambkyIV)<text:a xlink:type="simple" xlink:href="https://twitter.com/USAmbKyiv/status/1659143122733891584" text:style-name="Internet_20_link" text:visited-style-name="Visited_20_Internet_20_Link">
May 18,&gt;
 2023</text:a>
As it was reported, on May 18, 2023 he turns <text:a xlink:type="simple" xlink:href="https://armyinform.com.ua/2023/05/18/sogodnishnij-den-obyednav-dva-sensy-v-odnij-dati-prezydent-ukrayiny/" text:style-name="Internet_20_link" text:visited-style-name="Visited_20_Internet_20_Link">
79 years</text:a>
Since the forced deportation of Crimean Tatars, one of the most horrifying crimes of the Soviet totalitarian regime.</text:p>

</text:p>
      <text:p text:style-name="P4">
News Source: <text:a xlink:type="simple" xlink:href="https://armyinform.com.ua/2023/05/18/ssha-pidtrymuye-ukrayinu-i-krymskyh-tatar-bridzhyt-brink/" text:style-name="Internet_20_link" text:visited-style-name="Visited_20_Internet_20_Link">
https://armyinform.com.ua/2023/05/18/ssha-pidtrymuye-ukrayinu-i-krymskyh-tatar-bridzhyt-brink/</text:a>
</text:p>
      <!--NEWS-->
      <text:h text:style-name="P10" text:outline-level="1">
<text:span text:style-name="T4">
The Head of State approved the composition of the Advisory Council on Deoccupation and Reintegration of Crimea and Sevastopol</text:span>
</text:h>
      <text:p text:style-name="P4">
Author: ['АРМІЯINFORM']</text:p>
      <text:p text:style-name="P4">
Time: 2023-05-18T76:00:00-04:00</text:p>
      <text:p text:style-name="P4">
Description: President of Ukraine Volodymyr Zelensky hardening the advisory warehouse for the sake of Pole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630_360_1663862325-924.jpg" text:style-name="Internet_20_link" text:visited-style-name="Visited_20_Internet_20_Link">
630_360_1663862325-924.jpg</text:a>
']</text:p>
      <text:p text:style-name="P4">
Tags: ['АР КРИМ', 'СЕВАСТОПОЛЬ', 'УКАЗ ПРЕЗИДЕНТА УКРАЇНИ']</text:p>
      <text:p text:style-name="P4">
Category: News</text:p>
      <!--METADATA-->
      <text:p text:style-name="P4">
<draw:frame draw:style-name="fr1" draw:name="Image348" text:anchor-type="as-char" svg:width="6.9236in" svg:height="3.956343in" draw:z-index="0">
<draw:image xlink:href="../Images/AРМІЯINFORM/2023-05-18T76-00-00-04-00/630_360_1663862325-924.jpg" xlink:type="simple" xlink:show="embed" xlink:actuate="onLoad" draw:mime-type="image/jpeg"/>
</draw:frame>
President of Ukraine Volodymyr Zelensky has approved the composition of the advisory council of quitting and reintegration of the temporarily occupied territory of the Autonomous Republic of Crimea and the city of Sevastopol.</text:p>
      <text:p text:style-name="P4">
The corresponding decree <text:a xlink:type="simple" xlink:href="https://www.president.gov.ua/documents/2832023-46797" text:style-name="Internet_20_link" text:visited-style-name="Visited_20_Internet_20_Link">
No. 283/2023</text:a>
The website of the Presidential Office of Ukraine is located.</text:p>
      <text:p text:style-name="P4">
Volodymyr Zelenskyy heads the group. Secretary - Permanent Representative of the President of Ukraine in the Autonomous Republic of Crimea Tamil Tashev</text:p>
      <text:p text:style-name="P4">
According to the document, the staff of the Council also included: First Deputy Minister of Defense of Ukraine Lieutenant General Oleksandr Pavlyuk, Secretary of the National Security and Defense Council of Ukraine Oleksiy Danilov, Minister of Law Affairs of Ukraine Dmitry Kuleba, Ombudsman Dmitry Lubinets, Verkhovna Rada of Ukraine Council of Ukraine on national security, defense and intelligence Yegor Chernev.</text:p>
      <text:p text:style-name="P4">
This decree comes into force on the day of its publication.</text:p>
      <text:p text:style-name="P4">
News Source: <text:a xlink:type="simple" xlink:href="https://armyinform.com.ua/2023/05/18/glava-derzhavy-zatverdyv-sklad-konsultatyvnoyi-rady-z-pytan-deokupacziyi-ta-reintegracziyi-krymu-ta-sevastopolya/" text:style-name="Internet_20_link" text:visited-style-name="Visited_20_Internet_20_Link">
https://armyinform.com.ua/2023/05/18/glava-derzhavy-zatverdyv-sklad-konsultatyvnoyi-rady-z-pytan-deokupacziyi-ta-reintegracziyi-krymu-ta-sevastopolya/</text:a>
</text:p>
      <!--NEWS-->
      <text:h text:style-name="P10" text:outline-level="1">
<text:span text:style-name="T4">
Over the past week, NSU aircraft made 8 combat departments</text:span>
</text:h>
      <text:p text:style-name="P4">
Author: ['Володимир Загребельний']</text:p>
      <text:p text:style-name="P4">
Time: 2023-05-18T77:00:00-04:00</text:p>
      <text:p text:style-name="P4">
Description: About the Commentary Armyinform, the intercessor of the director of the Department of Planwann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826212_big.jpeg" text:style-name="Internet_20_link" text:visited-style-name="Visited_20_Internet_20_Link">
826212_big.jpeg</text:a>
']</text:p>
      <text:p text:style-name="P4">
Tags: ['АВІАЦІЯ', 'МИКОЛА УРШАЛОВИЧ', 'НГУ']</text:p>
      <text:p text:style-name="P4">
Category: News</text:p>
      <!--METADATA-->
      <text:p text:style-name="P4">
<draw:frame draw:style-name="fr1" draw:name="Image349" text:anchor-type="as-char" svg:width="6.9236in" svg:height="3.894525in" draw:z-index="0">
<draw:image xlink:href="../Images/AРМІЯINFORM/2023-05-18T77-00-00-04-00/826212_big.jpeg" xlink:type="simple" xlink:show="embed" xlink:actuate="onLoad" draw:mime-type="image/jpeg"/>
</draw:frame>
This was announced in a comment by the ArmyinformForm, the Deputy Director of the Department ofenion of the Use of the Main Directorate of the National Guard of Ukraine Miller Colonel Mykola Urshalovich. He also told about the execution of other combat(special)The tasks performed by the units of the Guards in the troops in the operation of the Defense Forces of Ukraine last week.</text:p>
      <text:p text:style-name="P4">
"Last week, the Aviation of the National Guard of Ukraine carried out 8 fighting for fire damage to the enemy and 7 departments to perform the tasks of intelligence and correction of artillery fire," said a representative of the National Guard. - Also, NSU air defense units have destroyed 2 airplanes. So on May 11 and 13 near the settlement of the Podgorodnodnipropetrovsk region and Kreminna Lugansk region personnel of the 31-brigade of public order. Major-General Alexandradievsky knocked 2 UAVs of the enemy.</text:p>
      <text:p text:style-name="P4">
Aviation of the National Guard of Ukraine is intended for combat missions, tasks for transportation of personnel, food, weapons, ammunition evacuation of patients and wounded defense forces.</text:p>
      <text:p text:style-name="P4">
In addition, Colonel Mykola Urshalovich noted that during the participation of the Ustabilization actions, the engineering units continue to fulfill the tasks of the abuse of the agricultural territories of the agricultural purpose of the Uherson and Sumy regions.</text:p>
      <text:p text:style-name="P4">
“A detachment and a demining group are erected in the area of the settlement. As a matter of this time, more than 1,000 hectares of terrain and 12 km of roads were examined(neutralized)566 explosive objects, ”he added.</text:p>
      <text:p text:style-name="P4">
News Source: <text:a xlink:type="simple" xlink:href="https://armyinform.com.ua/2023/05/18/uprodovzh-mynulogo-tyzhnya-aviacziya-ngu-zdijsnyla-8-bojovyh-vylotiv/" text:style-name="Internet_20_link" text:visited-style-name="Visited_20_Internet_20_Link">
https://armyinform.com.ua/2023/05/18/uprodovzh-mynulogo-tyzhnya-aviacziya-ngu-zdijsnyla-8-bojovyh-vylotiv/</text:a>
</text:p>
      <!--NEWS-->
      <text:h text:style-name="P10" text:outline-level="1">
<text:span text:style-name="T4">
International Museum Day: The Russian Federation continues to destroy and plunder the cultural heritage of Ukraine</text:span>
</text:h>
      <text:p text:style-name="P4">
Author: ['Сергій Зятьєв']</text:p>
      <text:p text:style-name="P4">
Time: 2023-05-18T78:00:00-04:00</text:p>
      <text:p text:style-name="P4">
Description: Before Rosiysky invaded on our land, Ukraine was sown in єvropi for Kilkista Museum ... War with Ukraine 2022, war with Ukraine Latest news today, News War with Ukraine 2022 The last ones for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oto-2-1.jpeg" text:style-name="Internet_20_link" text:visited-style-name="Visited_20_Internet_20_Link">
foto-2-1.jpeg</text:a>
', '<text:a xlink:type="simple" xlink:href="https://armyinform.com.ua/wp-content/uploads/2023/05/foto-1.jpeg" text:style-name="Internet_20_link" text:visited-style-name="Visited_20_Internet_20_Link">
foto-1.jpeg</text:a>
']</text:p>
      <text:p text:style-name="P4">
Tags: ['STOPRUSSIA', 'АГРЕСІЯ РФ', 'МУЗЕЇ']</text:p>
      <text:p text:style-name="P4">
Category: News</text:p>
      <!--METADATA-->
      <text:p text:style-name="P4">
<draw:frame draw:style-name="fr1" draw:name="Image350" text:anchor-type="as-char" svg:width="6.9236in" svg:height="2.925221in" draw:z-index="0">
<draw:image xlink:href="../Images/AРМІЯINFORM/2023-05-18T78-00-00-04-00/foto-2-1.jpeg" xlink:type="simple" xlink:show="embed" xlink:actuate="onLoad" draw:mime-type="image/jpeg"/>
</draw:frame>
Until the Russian invasion of our land, Ukraine occupied in Europe in the number of museums one of the leading places. Over the past 14 months, many of them have been irreparable. And many of those who were in the territory that looked at the dirty boot of the Russian soldier or is still temporary, partially, or even fully destroyed, or Barbarian robbed today.</text:p>
      <text:p text:style-name="P4">
For example, in the Kyiv region, in Mariupol, Zaporozhye and other Ukrainian cities, unless they were destroyed when "liberation" of these settlements, they were toponed.</text:p>
      <text:p text:style-name="P4">
During the Second World War, the Nazis were known to be "indifferent to all the beautiful, reflected in the museums", as chef Ssenrich Himmler said. Therefore, in the occupied territories, they destroyed museums, more valuable exhibits. Today, they do the racists, having sniffed from the museumchherson, Mariupol, Melitopol, Kakhovka many exhibits. They will soon appear - if you do not appear - in the museums of Perm, Vologda, Cheboksar. And perhaps in the Hermitage, which is so stuffed with exhibits that have nothing to do with Russia.</text:p>
      <text:p text:style-name="P4">
I do not thicken the paint: the paintings stolen from the Kherson Art Museum, nowadays in the Tavrida Museum in Simferopol. This is, in particular, the picture of Ivanapokhitonov "Picket on the river bank. Sunset ”, written in 1890 with oil. The second canvas is Pavel Sokolov's "House at sunset", owned by the Museum Assembly of the Museum Assembly, too. According to the adviser of the mayor Mariupolyapetra Andryushchenko, the Russian military removed all valuable exhibits from the Museum of Studies and the Art Museum. Quinji, in Mariupol. In particular, the originals of Archip Quinji and Ivan Aivazovsky's paintings.</text:p>
      <text:p text:style-name="P4">
<draw:frame draw:style-name="fr1" draw:name="Image351" text:anchor-type="as-char" svg:width="6.9236in" svg:height="4.32725in" draw:z-index="0">
<draw:image xlink:href="../Images/AРМІЯINFORM/2023-05-18T78-00-00-04-00/foto-1.jpeg" xlink:type="simple" xlink:show="embed" xlink:actuate="onLoad" draw:mime-type="image/jpeg"/>
</draw:frame>
</text:p>
      <text:p text:style-name="P4">
Any conscious Vinnytsia or Vinnytsia will twist the temple fingerbread after heard. And this is at least. Well, at the maximum, Masha will indicate the course "Following the Russian ship". After all, the museum she remembers is a long -standing state of national, it is in excellent condition, as it was, the street, which has Pirogov. Like the Medical University: no one has renamed them and is impossible to rename them. But he sits in Katsapetovka some katsapchuk and, hearing from the hangover, will also assume that we have the Nazis.</text:p>
      <text:p text:style-name="P4">
But how else, if the disadvantageous professional academicians believe in these "revelations"? At least so they say from TV screens. In general, Zakharova believes that in the world "demons Russia, they conduct" violent Ukrainianization, support culture of all Russian. " The fact is that a few months ago, the experts of the Oonpoli reported that Russia continues to "blamed the history of Tasamobvity of the Ukrainian people to justify the war and hatred." It appears that among the important cultural sites of Ukraine, which affected the shelling, are museums, libraries and churches. I would like to remind that the representatives of this war registered about 250 cultural sites of Ukraine during the year of this war, which were injured or destroyed by war, resolved. Among them are dozens of museums.</text:p>
      <text:p text:style-name="P4">
If someone has a question, what kind of devil Masha so brazenly lies about the museum of Pirogov, I answer: and about something else, talking about Ukraine, is she what, the truth says? But there are other answer options. With this delusion, she wants to somehow send Russian power, which neglected hundreds of Russian museums. First of all, which, in decent slang, is in the so-called depth. And if in other words, then in a shaken Tmutarakan, like Muscovites themselves, living in Moscow or St. Petersburg, call their surroundings.</text:p>
      <text:p text:style-name="P4">
The Russians who were expelled from the occupied cities and villages continue to be broken. Among the objects "successfully destroyed by high -precision strokes" are the imums. Yes, the racists recently struck the Kupyansk museum that Nakarkiv region. The museum employees were killed - 54 and 57 years old. Their tillarymen got out of the rubble for several hours ...</text:p>
      <text:p text:style-name="P4">
News Source: <text:a xlink:type="simple" xlink:href="https://armyinform.com.ua/2023/05/18/mizhnarodnyj-den-muzeyiv-rf-prodovzhuye-rujnuvaty-j-grabuvaty-kulturnu-spadshhynu-ukrayiny/" text:style-name="Internet_20_link" text:visited-style-name="Visited_20_Internet_20_Link">
https://armyinform.com.ua/2023/05/18/mizhnarodnyj-den-muzeyiv-rf-prodovzhuye-rujnuvaty-j-grabuvaty-kulturnu-spadshhynu-ukrayiny/</text:a>
</text:p>
      <!--NEWS-->
      <text:h text:style-name="P10" text:outline-level="1">
<text:span text:style-name="T4">
The President of Ukraine met with representatives of the Majlis of the Crimean Tatar people</text:span>
</text:h>
      <text:p text:style-name="P4">
Author: ['АРМІЯINFORM']</text:p>
      <text:p text:style-name="P4">
Time: 2023-05-18T79:00:00-04:00</text:p>
      <text:p text:style-name="P4">
Description: At the Pam'yati Victims Genocide of the Crimskotatar people President of Ukraine Volodymyr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1d89f13d854389a024ac05faec6f8f96_1684410067_extra_large-1.jpeg" text:style-name="Internet_20_link" text:visited-style-name="Visited_20_Internet_20_Link">
1d89f13d854389a024ac05faec6f8f96_1684410067_extra_large-1.jpeg</text:a>
']</text:p>
      <text:p text:style-name="P4">
Tags: ['АР КРИМ', 'ВІЙНА', 'МЕДЖЛІС', 'ОФІС ПРЕЗИДЕНТА УКРАЇН']</text:p>
      <text:p text:style-name="P4">
Category: News</text:p>
      <!--METADATA-->
      <text:p text:style-name="P4">
<draw:frame draw:style-name="fr1" draw:name="Image352" text:anchor-type="as-char" svg:width="6.9236in" svg:height="4.604691in" draw:z-index="0">
<draw:image xlink:href="../Images/AРМІЯINFORM/2023-05-18T79-00-00-04-00/1d89f13d854389a024ac05faec6f8f96_1684410067_extra_large-1.jpeg" xlink:type="simple" xlink:show="embed" xlink:actuate="onLoad" draw:mime-type="image/jpeg"/>
</draw:frame>
On the day of the victims of the genocide of the Crimean Tatar people, the President of Ukraine, Volodymyr Zelensky met with representatives of the Majlis of the Crimean Tatar Narod.</text:p>
      <text:p text:style-name="P4">
About it <text:a xlink:type="simple" xlink:href="https://www.president.gov.ua/news/ukrayina-robit-use-mozhlive-zadlya-zvilnennya-krimu-ta-perem-82969" text:style-name="Internet_20_link" text:visited-style-name="Visited_20_Internet_20_Link">
reports</text:a>
Office of the President of Ukraine.</text:p>
      <text:p text:style-name="P4">
Volodymyr Zelensky noted that almost half of the representatives of the Crimean Tatar people killed the Soviet authorities, and those who survived, tried to convince that they would remain in a foreign land forever, because the ban on returning to their native Crimea lasted for decades.</text:p>
      <text:p text:style-name="P4">
“Hundreds of thousands of people were expelled to a foreign land. The whole people were deprived of their home and tried to erase everything in the Crimea, which spoke about him, ”said the president.</text:p>
      <text:p text:style-name="P4">
The head of state stressed that today Ukraine has felt the return of this evil, the symbolism has changed, but not its essence.</text:p>
      <text:p text:style-name="P4">
“But this time we will destroy it. Whatever Russia is doing, its aggression is waiting for a misery. She will not be able to steal neither Crimea nor any other part of our state, ”Volodymyr Zelenskyy said.</text:p>
      <text:p text:style-name="P4">
According to him, on May 18 - not only the day of mourning, but also the day of consolidation of the Crimean Tatar people for the sake of restoration of their rights and the return of the House.</text:p>
      <text:p text:style-name="P4">
The head of state proposed to create a full memorial that would be reminiscent of a crime that was committed against Crimean Tatar, as well as victims.</text:p>
      <text:p text:style-name="P4">
We will remind, the President of Ukraine approved the composition of the advisory council on the issues of deduction and reintegration of Crimea and Sevastopol.</text:p>
      <text:p text:style-name="P4">
News Source: <text:a xlink:type="simple" xlink:href="https://armyinform.com.ua/2023/05/18/prezydent-ukrayiny-zustrivsya-z-predstavnykamy-medzhlisu-krymskotatarskogo-narodu/" text:style-name="Internet_20_link" text:visited-style-name="Visited_20_Internet_20_Link">
https://armyinform.com.ua/2023/05/18/prezydent-ukrayiny-zustrivsya-z-predstavnykamy-medzhlisu-krymskotatarskogo-narodu/</text:a>
</text:p>
      <!--NEWS-->
      <text:h text:style-name="P10" text:outline-level="1">
<text:span text:style-name="T4">
Alexei Reznikov met with representatives of the American organization Renew Democracy Initiative</text:span>
</text:h>
      <text:p text:style-name="P4">
Author: ['АРМІЯINFORM']</text:p>
      <text:p text:style-name="P4">
Time: 2023-05-18T80:00:00-04:00</text:p>
      <text:p text:style-name="P4">
Description: Miniter defense of Ukraine Oleksii Reznikov at Kiwivi Zustych Iz represente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a4f1aa2bbc15d41432eea37d5056d49d15a6e267.jpg" text:style-name="Internet_20_link" text:visited-style-name="Visited_20_Internet_20_Link">
a4f1aa2bbc15d41432eea37d5056d49d15a6e267.jpg</text:a>
', '<text:a xlink:type="simple" xlink:href="https://armyinform.com.ua/wp-content/uploads/2023/05/51aef72570057f716fdd95728678c98bd83bf7f1-150x150.jpg" text:style-name="Internet_20_link" text:visited-style-name="Visited_20_Internet_20_Link">
51aef72570057f716fdd95728678c98bd83bf7f1-150x150.jpg</text:a>
', '<text:a xlink:type="simple" xlink:href="https://armyinform.com.ua/wp-content/uploads/2023/05/e853d546175804e528f51fe162b06123980ed70b-150x150.jpg" text:style-name="Internet_20_link" text:visited-style-name="Visited_20_Internet_20_Link">
e853d546175804e528f51fe162b06123980ed70b-150x150.jpg</text:a>
', '<text:a xlink:type="simple" xlink:href="https://armyinform.com.ua/wp-content/uploads/2023/05/8861af316ed5c741fdc30a875f0a740a01dd8f0e-150x150.jpg" text:style-name="Internet_20_link" text:visited-style-name="Visited_20_Internet_20_Link">
8861af316ed5c741fdc30a875f0a740a01dd8f0e-150x150.jpg</text:a>
', '<text:a xlink:type="simple" xlink:href="https://armyinform.com.ua/wp-content/uploads/2023/05/02a2dd58e7d27507034e519f0bcc82a8effe74e2-150x150.jpg" text:style-name="Internet_20_link" text:visited-style-name="Visited_20_Internet_20_Link">
02a2dd58e7d27507034e519f0bcc82a8effe74e2-150x150.jpg</text:a>
', '<text:a xlink:type="simple" xlink:href="https://armyinform.com.ua/wp-content/uploads/2023/05/4ae10e45d8841fa8162a54ffdf29f36ffdaa1ca8-150x150.jpg" text:style-name="Internet_20_link" text:visited-style-name="Visited_20_Internet_20_Link">
4ae10e45d8841fa8162a54ffdf29f36ffdaa1ca8-150x150.jpg</text:a>
']</text:p>
      <text:p text:style-name="P4">
Tags: ['ЗУСТРІЧ', 'ОЛЕКСІЙ РЕЗНІКОВ', 'США']</text:p>
      <text:p text:style-name="P4">
Category: News</text:p>
      <!--METADATA-->
      <text:p text:style-name="P4">
<draw:frame draw:style-name="fr1" draw:name="Image353" text:anchor-type="as-char" svg:width="6.9236in" svg:height="4.615733in" draw:z-index="0">
<draw:image xlink:href="../Images/AРМІЯINFORM/2023-05-18T80-00-00-04-00/a4f1aa2bbc15d41432eea37d5056d49d15a6e267.jpg" xlink:type="simple" xlink:show="embed" xlink:actuate="onLoad" draw:mime-type="image/jpeg"/>
</draw:frame>
The Minister of Defense of Ukraine Alexei Reznikov in Kiev held a meeting with the representatives of the American non -profit organization Renew Democracyinitiatiatiatiae, headed by US Congress Senator Mary Katherine Hitkamp.</text:p>
      <text:p text:style-name="P4">
Alexei Reznikov thanked the United States of America for the help of our country to fight the Russian invaders and for the fact that the government and the US people are standing side by side with Ukraine for more than a year of full-scale. The issue of further consolidation of efforts in ensuring the detachment of Russian aggression and the implementation of bilateral cooperation was discussed in order to delay the capabilities of the Armed Forces of Ukraine.</text:p>
      <text:p text:style-name="P4">
The Minister of Defense informed the foreign delegation about the current state of the front, the continuation of the record of crimes of Russians committed in Ukrainian territories. He expressed his belief that Russian officials who give ordinary orders should be brought to international criminal responsibility.</text:p>
      <ul>
        <li>
What the Russian military was committed and committed in the territory of Ukraine can not be unpunished. This is a special international tribunal or name it "Nuremberg -2" as you want. It should be a clear and effective argument for the next generations of Russians, which should be become part of civilization, and think about any revenge,-said Alexei Reznikov.</li>
      </ul>
      <text:p text:style-name="P4">
The head of the defense department emphasized the importance of strengthening the prototypal defense of Ukraine to create a civilian population over our country, which should protect the civilian population and objects of critical infrastructure.</text:p>
      <text:p text:style-name="P4">
<text:a xlink:type="simple" xlink:href="https://armyinform.com.ua/wp-content/uploads/2023/05/51aef72570057f716fdd95728678c98bd83bf7f1.jpg" text:style-name="Internet_20_link" text:visited-style-name="Visited_20_Internet_20_Link">
!(Images/AРМІЯINFORM/2023-05-18T80-00-00-04-00/51aef72570057f716fdd95728678c98bd83bf7f1-150x150.jpg)</text:a>
</text:p>
      <text:p text:style-name="P4">
<text:a xlink:type="simple" xlink:href="https://armyinform.com.ua/wp-content/uploads/2023/05/e853d546175804e528f51fe162b06123980ed70b.jpg" text:style-name="Internet_20_link" text:visited-style-name="Visited_20_Internet_20_Link">
<draw:frame draw:style-name="fr1" draw:name="Image354" text:anchor-type="as-char" svg:width="6.9236in" svg:height="6.9236in" draw:z-index="0">
<draw:image xlink:href="../Images/AРМІЯINFORM/2023-05-18T80-00-00-04-00/e853d546175804e528f51fe162b06123980ed70b-150x150.jpg" xlink:type="simple" xlink:show="embed" xlink:actuate="onLoad" draw:mime-type="image/jpeg"/>
</draw:frame>
</text:a>
</text:p>
      <text:p text:style-name="P4">
<text:a xlink:type="simple" xlink:href="https://armyinform.com.ua/wp-content/uploads/2023/05/8861af316ed5c741fdc30a875f0a740a01dd8f0e.jpg" text:style-name="Internet_20_link" text:visited-style-name="Visited_20_Internet_20_Link">
<draw:frame draw:style-name="fr1" draw:name="Image355" text:anchor-type="as-char" svg:width="6.9236in" svg:height="6.9236in" draw:z-index="0">
<draw:image xlink:href="../Images/AРМІЯINFORM/2023-05-18T80-00-00-04-00/8861af316ed5c741fdc30a875f0a740a01dd8f0e-150x150.jpg" xlink:type="simple" xlink:show="embed" xlink:actuate="onLoad" draw:mime-type="image/jpeg"/>
</draw:frame>
</text:a>
</text:p>
      <text:p text:style-name="P4">
<text:a xlink:type="simple" xlink:href="https://armyinform.com.ua/wp-content/uploads/2023/05/02a2dd58e7d27507034e519f0bcc82a8effe74e2.jpg" text:style-name="Internet_20_link" text:visited-style-name="Visited_20_Internet_20_Link">
<draw:frame draw:style-name="fr1" draw:name="Image356" text:anchor-type="as-char" svg:width="6.9236in" svg:height="6.9236in" draw:z-index="0">
<draw:image xlink:href="../Images/AРМІЯINFORM/2023-05-18T80-00-00-04-00/02a2dd58e7d27507034e519f0bcc82a8effe74e2-150x150.jpg" xlink:type="simple" xlink:show="embed" xlink:actuate="onLoad" draw:mime-type="image/jpeg"/>
</draw:frame>
</text:a>
</text:p>
      <text:p text:style-name="P4">
He also noted that in the future of the NATO Vilnius Summit, Ukraine is waiting for a clear signal from partners about the readiness to accept our state as a full member of the Alliance.</text:p>
      <ul>
        <li>
At the beginning of a full -scale invasion of the Russian Federation, many were unbelievable. We were given 72 hours, said that Kiev would fall. But as you wish, we are struggling, we have success on the front. That is why I am confident in our mastery and ask us to believe in us and trust us. Ukraine is not just a reliable partner, it is a strong country that knows how to fight and efficiently destroy them. Ukraine is a real NATO oriental shield, the Cereal Eastern Shield of the European Union. That is why the acquisition of our country in the Alliance is one of the key elements of a strong system of international safe architecture, - said the minister.</li>
      </ul>
      <text:p text:style-name="P4">
Alexei Reznikov emphasized on the importance of Ukraine's conquest of the prime, which will allow successfully to carry out land operations, in particular the deposits of Ukrainian territories. That is why, according to him, at least the fourth generation is needed by our defenders to defend from Russian air terrorism and subsequently make them a part of national air defense.</text:p>
      <text:p text:style-name="P4">
American delegates have expressed words of support to our country and the remarkable integrity and sustainability of Ukrainian servicemen in the struggle of Ukraine. Mary Katherine Hitkamp emphasized that the heroic of a more convenient people is a striking example not only for the US but for the world.</text:p>
      <text:p text:style-name="P4">
<text:span text:style-name="T4">
 Source: </text:span>
 <text:a xlink:type="simple" xlink:href="http://mil.gov.ua/news/2023/05/18/oleksij-reznikov-zustrivsya-z-predstavnikami-amerikanskoi-organizaczii-renew-democracy-initiative/" text:style-name="Internet_20_link" text:visited-style-name="Visited_20_Internet_20_Link">
Ministry of Defense of Ukraine</text:a>
</text:p>
      <text:p text:style-name="P4">
News Source: <text:a xlink:type="simple" xlink:href="https://armyinform.com.ua/2023/05/18/oleksij-reznikov-zustrivsya-z-predstavnykamy-amerykanskoyi-organizacziyi-renew-democracy-initiative/" text:style-name="Internet_20_link" text:visited-style-name="Visited_20_Internet_20_Link">
https://armyinform.com.ua/2023/05/18/oleksij-reznikov-zustrivsya-z-predstavnykamy-amerykanskoyi-organizacziyi-renew-democracy-initiative/</text:a>
</text:p>
      <!--NEWS-->
      <text:h text:style-name="P10" text:outline-level="1">
<text:span text:style-name="T4">
The enemy tries to change the tactics of striking strokes in Ukraine from marine -based rocket launchers - Natalia Humeniuk</text:span>
</text:h>
      <text:p text:style-name="P4">
Author: ['Володимир Віват']</text:p>
      <text:p text:style-name="P4">
Time: 2023-05-18T81:00:00-04:00</text:p>
      <text:p text:style-name="P4">
Description: Syogodni Vnochi Vorog Vikoristava venshu, Netipov tactics of the Zavdavnny of missile stroke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STOPRUSSIA', 'ВТОРГНЕННЯ РФ', 'ЄДИНІ НОВИНИ', 'НАТАЛІЯ ГУМЕНЮК']</text:p>
      <text:p text:style-name="P4">
Category: News</text:p>
      <!--METADATA-->
      <text:p text:style-name="P4">
<draw:frame draw:style-name="fr1" draw:name="Image357" text:anchor-type="as-char" svg:width="6.9236in" svg:height="4.61393in" draw:z-index="0">
<draw:image xlink:href="../Images/AРМІЯINFORM/2023-05-18T81-00-00-04-00/photo_2022-11-16_13-45-44.jpg" xlink:type="simple" xlink:show="embed" xlink:actuate="onLoad" draw:mime-type="image/jpeg"/>
</draw:frame>
Tonight, the enemy used a slightly different, atypical tactic of punched strikes. Previously, rocket carriers were brought to the service several hours before rocket strokes, this time there was no rocket carrier before the rocket danger in the serving of the Sea.</text:p>
      <text:p text:style-name="P4">
As soon as the activity of the enemy aviation began, the enemy immediately brought out the excessive ship, which fired and immediately returned to the base. Because perhaps feared a blow in response.</text:p>
      <text:p text:style-name="P4">
This was reported on the air of the Unified News by the Chief of the Joint Coordination Press Center of Defense forces of Southern Ukraine, the captain of the 1st rank Nataliagmenyuk.</text:p>
      <ul>
        <li>
Regarding the change of tactics, it should be noted that a few days ago the enemy tried to strike a blow from the Azov Sea, which is quite atypical, - NataliaGumeniuk said. - They brought there to the duty of the rocket launcher, which happened almost for the first time since the beginning of a large -scale invasion. From there, they try to furnish so as to check the effectiveness of our air defense against such challenges. We have found out that we are ready for such actions, so it is not more experimenting in this direction so far.</li>
      </ul>
      <text:p text:style-name="P4">
According to the officer, the situation on the land in the area of responsibility remains difficult, the counter -battery struggle continues. The enemy continues to fire the right bank of the Dnieper, beats a carpet, without choosing military objects, destroys settlements.</text:p>
      <ul>
        <li>
Today, almost all settlements located near the water cut, suffer from such shelling. Our opposition to the enemy on the left birch is compounded by the fact that the invaders are hiding behind the civilian population. Many content residents do not want to leave their homes for forced evacuation and make their resistance to the invaders. The invaders instead temporarily leave the settlements, the same oles, a naked pier, a new kakhovka, and then they are self -arranging them to tell the fables later that they did the Silaborons, - shared the criminal methods of physical and psychological pressure on civilians Defense of South of Ukraine.</li>
      </ul>
      <text:p text:style-name="P4">
The officer also noted that at this time in the Black Sea is a single -Russian rocket carrier. It is a submarine equipped with four calibers.</text:p>
      <text:p text:style-name="P4">
News Source: <text:a xlink:type="simple" xlink:href="https://armyinform.com.ua/2023/05/18/vorog-namagayetsya-zminyty-taktyku-zavdavannya-udariv-po-ukrayini-z-raketonosiyiv-morskogo-bazuvannya-nataliya-gumenyuk/" text:style-name="Internet_20_link" text:visited-style-name="Visited_20_Internet_20_Link">
https://armyinform.com.ua/2023/05/18/vorog-namagayetsya-zminyty-taktyku-zavdavannya-udariv-po-ukrayini-z-raketonosiyiv-morskogo-bazuvannya-nataliya-gumenyuk/</text:a>
</text:p>
      <!--NEWS-->
      <text:h text:style-name="P10" text:outline-level="1">
<text:span text:style-name="T4">
Threatened with deportation: occupiers in Kherson region forcibly forced to take passports of the Russian Federation</text:span>
</text:h>
      <text:p text:style-name="P4">
Author: ['АРМІЯINFORM']</text:p>
      <text:p text:style-name="P4">
Time: 2023-05-18T82:00:00-04:00</text:p>
      <text:p text:style-name="P4">
Description: Rosiyski Zagarbniki, Chiniti Vindi on the Mosetsev in Timchasovo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olovna-6.jpeg" text:style-name="Internet_20_link" text:visited-style-name="Visited_20_Internet_20_Link">
golovna-6.jpeg</text:a>
']</text:p>
      <text:p text:style-name="P4">
Tags: ['ВІЙНА', 'ГЕНЕРАЛЬНИЙ ШТАБ ЗС УКРАЇНИ', 'ОПЕРАТИВНА ІНФОРМАЦІЯ']</text:p>
      <text:p text:style-name="P4">
Category: News</text:p>
      <!--METADATA-->
      <text:p text:style-name="P4">
<draw:frame draw:style-name="fr1" draw:name="Image358" text:anchor-type="as-char" svg:width="6.9236in" svg:height="3.86264in" draw:z-index="0">
<draw:image xlink:href="../Images/AРМІЯINFORM/2023-05-18T82-00-00-04-00/golovna-6.jpeg" xlink:type="simple" xlink:show="embed" xlink:actuate="onLoad" draw:mime-type="image/jpeg"/>
</draw:frame>
<text:span text:style-name="T4">
<text:span text:style-name="T5">
* 🔥 Situation on Russian invasion </text:span>
</text:span>
*</text:p>
      <text:p text:style-name="P4">
Russian invaders continue to put pressure on the local population in the temporarily seized territories of Kherson region.</text:p>
      <text:p text:style-name="P4">
About this <text:a xlink:type="simple" xlink:href="https://www.facebook.com/GeneralStaff.ua/posts/pfbid02LPFZdJpXDKMynVzQuceUSQD5hDzbsGKfMFtApK2NQcA4gW3JRyCS3dgdXNS1C7qrl" text:style-name="Internet_20_link" text:visited-style-name="Visited_20_Internet_20_Link">
it is referred</text:a>
In the operational information of the General Staff of the Armed Forces.</text:p>
      <text:p text:style-name="P4">
Thus, in particular in the Genichesky district, the occupiers are forced to hold Ukrainian citizens <text:a xlink:type="simple" xlink:href="https://armyinform.com.ua/2020/03/10/kulgava-rosijska-pasportyzacziya/" text:style-name="Internet_20_link" text:visited-style-name="Visited_20_Internet_20_Link">
Russian passports</text:a>
threatening deportation.</text:p>
      <text:p text:style-name="P4">
Earlier, Russian President Vladimir Putin signed a decree simplified to Russian citizenship for residents of Zaporizhzhya and Kherson regions of Ukraine. In Ukraine <text:a xlink:type="simple" xlink:href="https://armyinform.com.ua/2022/05/26/prymusova-pasportyzacziya-gromadyan-ukrayiny-na-tymchasovo-okupovanyh-terytoriyah-cze-zlochyn-minintegracziyi/" text:style-name="Internet_20_link" text:visited-style-name="Visited_20_Internet_20_Link">
named</text:a>
It is another illegal act that proves the true purpose of Russia's attack on Ukraine - the seizure of our territories for their own integration into the Russian legal, political and economic field.</text:p>
      <text:p text:style-name="P4">
News Source: <text:a xlink:type="simple" xlink:href="https://armyinform.com.ua/2023/05/18/pogrozhuyut-deportacziyeyu-okupanty-na-hersonshhyni-nasylno-zmushuyut-braty-pasporty-rf/" text:style-name="Internet_20_link" text:visited-style-name="Visited_20_Internet_20_Link">
https://armyinform.com.ua/2023/05/18/pogrozhuyut-deportacziyeyu-okupanty-na-hersonshhyni-nasylno-zmushuyut-braty-pasporty-rf/</text:a>
</text:p>
      <!--NEWS-->
      <text:h text:style-name="P10" text:outline-level="1">
<text:span text:style-name="T4">
In the Kakhovsky district, the occupiers are settled in homes to civilians</text:span>
</text:h>
      <text:p text:style-name="P4">
Author: ['АРМІЯINFORM']</text:p>
      <text:p text:style-name="P4">
Time: 2023-05-18T83:00:00-04:00</text:p>
      <text:p text:style-name="P4">
Description: Until the Square of the settlement of the Kakhovsky district, the enemy’s power was aliv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225ec21-4645ff4-okupatsiya-krym690.jpg" text:style-name="Internet_20_link" text:visited-style-name="Visited_20_Internet_20_Link">
225ec21-4645ff4-okupatsiya-krym690.jpg</text:a>
']</text:p>
      <text:p text:style-name="P4">
Tags: ['ГЕНЕРАЛЬНИЙ ШТАБ ЗС УКРАЇНИ', 'КАХОВКА', 'ОПЕРАТИВНА ІНФОРМАЦІЯ', 'ХЕРСОНЩИНА']</text:p>
      <text:p text:style-name="P4">
Category: News</text:p>
      <!--METADATA-->
      <text:p text:style-name="P4">
<draw:frame draw:style-name="fr1" draw:name="Image359" text:anchor-type="as-char" svg:width="6.9236in" svg:height="3.883237in" draw:z-index="0">
<draw:image xlink:href="../Images/AРМІЯINFORM/2023-05-18T83-00-00-04-00/225ec21-4645ff4-okupatsiya-krym690.jpg" xlink:type="simple" xlink:show="embed" xlink:actuate="onLoad" draw:mime-type="image/jpeg"/>
</draw:frame>
<text:span text:style-name="T4">
<text:span text:style-name="T5">
* 🔥 Situation on Russian invasion </text:span>
</text:span>
*</text:p>
      <text:p text:style-name="P4">
The enemy power of the Kakhovsky district arrived in some settlements of the Kakhovsky district.</text:p>
      <text:p text:style-name="P4">
About this <text:a xlink:type="simple" xlink:href="https://www.facebook.com/GeneralStaff.ua/posts/pfbid02LPFZdJpXDKMynVzQuceUSQD5hDzbsGKfMFtApK2NQcA4gW3JRyCS3dgdXNS1C7qrl" text:style-name="Internet_20_link" text:visited-style-name="Visited_20_Internet_20_Link">
it is referred</text:a>
In the operational information of the General Staff of the Armed Forces.</text:p>
      <text:p text:style-name="P4">
“The invaders are placed not only in free homes, but also settled in the Denarazi dwellings. People who are indignant are threatened with existence, ”the message reads.</text:p>
      <text:p text:style-name="P4">
The General Staff added that recently the enemy has intensified counterintelligence in a temporarily captured Kherson district.</text:p>
      <text:p text:style-name="P4">
The number of checkpoints has increased significantly on the roads between settlements, and the contents of phones are given special audits.</text:p>
      <text:p text:style-name="P4">
News Source: <text:a xlink:type="simple" xlink:href="https://armyinform.com.ua/2023/05/18/u-kahovskomu-rajoni-okupanty-zaselyayutsya-v-budynky-do-myrnyh-zhyteliv/" text:style-name="Internet_20_link" text:visited-style-name="Visited_20_Internet_20_Link">
https://armyinform.com.ua/2023/05/18/u-kahovskomu-rajoni-okupanty-zaselyayutsya-v-budynky-do-myrnyh-zhyteliv/</text:a>
</text:p>
      <!--NEWS-->
      <text:h text:style-name="P10" text:outline-level="1">
<text:span text:style-name="T4">
Anna Malyar About the Bakhmut situation: all Russian attacks are reflected, in some areas there is a promotion</text:span>
</text:h>
      <text:p text:style-name="P4">
Author: ['АРМІЯINFORM']</text:p>
      <text:p text:style-name="P4">
Time: 2023-05-18T84:00:00-04:00</text:p>
      <text:p text:style-name="P4">
Description: The enemy, having pulled away from Bakhmuti, the part of his own reservations, he simply sprinkled the ugly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5417880830933584900_x.jpg" text:style-name="Internet_20_link" text:visited-style-name="Visited_20_Internet_20_Link">
photo_5417880830933584900_x.jpg</text:a>
']</text:p>
      <text:p text:style-name="P4">
Tags: ['БАХМУТ', 'БОЇ ЗА БАХМУТ', 'ВІЙНА', 'ГАННА МАЛЯР']</text:p>
      <text:p text:style-name="P4">
Category: News</text:p>
      <!--METADATA-->
      <text:p text:style-name="P4">
<draw:frame draw:style-name="fr1" draw:name="Image360" text:anchor-type="as-char" svg:width="6.9236in" svg:height="3.956343in" draw:z-index="0">
<draw:image xlink:href="../Images/AРМІЯINFORM/2023-05-18T84-00-00-04-00/photo_5417880830933584900_x.jpg" xlink:type="simple" xlink:show="embed" xlink:actuate="onLoad" draw:mime-type="image/jpeg"/>
</draw:frame>
The enemy has pulled most of his reserves in Bakhmut and a significantly increased grouping. Today, the Russian Federation has attacked Bakhmut, but all attacks by our boobs are reflected.</text:p>
      <text:p text:style-name="P4">
About this Deputy Minister of Defense of Ukraine Anna Malyar <text:a xlink:type="simple" xlink:href="https://t.me/annamaliar/764" text:style-name="Internet_20_link" text:visited-style-name="Visited_20_Internet_20_Link">
wrote</text:a>
In the telegram.</text:p>
      <text:p text:style-name="P4">
According to her, as of now, we control the southwestern part of Bakhmut.</text:p>
      <text:p text:style-name="P4">
“<text:span text:style-name="T4">
 On the outskirts </text:span>
 in the north <text:span text:style-name="T4">
 from Bakhmut </text:span>
 the enemy also attacked. Attack. In some areas, there are 500 meters promotion.</text:p>
      <text:p text:style-name="P4">
<text:span text:style-name="T4">
 In the suburbs of Bakhmut </text:span>
 in the south during the day there were fierce fights. The enemy went on the offensive and tried to return the lost territories, but was unable to perform his tasks. In some areas, our troops advanced 1 km, ”she said.</text:p>
      <text:p text:style-name="P4">
Anna Malyar emphasized that the military tasks of Bakhmut's defense and it exists.</text:p>
      <text:p text:style-name="P4">
"We are currently winning for some planned actions," she stressed.</text:p>
      <text:p text:style-name="P4">
The Deputy Minister of Defense of Ukraine added that the command of the Khortytsia, whose responsibility of the Bakhmut direction, keeps the situation under control.</text:p>
      <text:p text:style-name="P4">
News Source: <text:a xlink:type="simple" xlink:href="https://armyinform.com.ua/2023/05/18/ganna-malyar-pro-sytuacziyu-u-bahmuti-vsi-ataky-rf-vidbyti-na-okremyh-dilyankah-ye-prosuvannya/" text:style-name="Internet_20_link" text:visited-style-name="Visited_20_Internet_20_Link">
https://armyinform.com.ua/2023/05/18/ganna-malyar-pro-sytuacziyu-u-bahmuti-vsi-ataky-rf-vidbyti-na-okremyh-dilyankah-ye-prosuvannya/</text:a>
</text:p>
      <!--NEWS-->
      <text:h text:style-name="P10" text:outline-level="1">
<text:span text:style-name="T4">
Mapa-embroidery, the ceramic Pan "Wild Field" and the singing of resistance to Russian aggression: as in the Dnieper celebrate the day of embroidery</text:span>
</text:h>
      <text:p text:style-name="P4">
Author: ['Олександр Колесник']</text:p>
      <text:p text:style-name="P4">
Time: 2023-05-18T85:00:00-04:00</text:p>
      <text:p text:style-name="P4">
Description: At the Dniepre on the day of Vishivanki 15 Tysyach Mistyan in Edin’s porivі, Gimn Ukrainian was put on ...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vyshyvanka.jpg" text:style-name="Internet_20_link" text:visited-style-name="Visited_20_Internet_20_Link">
vyshyvanka.jpg</text:a>
', '<text:a xlink:type="simple" xlink:href="https://armyinform.com.ua/wp-content/uploads/2023/05/vyshyvanka_04-150x150.jpg" text:style-name="Internet_20_link" text:visited-style-name="Visited_20_Internet_20_Link">
vyshyvanka_04-150x150.jpg</text:a>
', '<text:a xlink:type="simple" xlink:href="https://armyinform.com.ua/wp-content/uploads/2023/05/vyshyvanka_1-150x150.jpg" text:style-name="Internet_20_link" text:visited-style-name="Visited_20_Internet_20_Link">
vyshyvanka_1-150x150.jpg</text:a>
', '<text:a xlink:type="simple" xlink:href="https://armyinform.com.ua/wp-content/uploads/2023/05/vyshyvanka_05-150x150.jpg" text:style-name="Internet_20_link" text:visited-style-name="Visited_20_Internet_20_Link">
vyshyvanka_05-150x150.jpg</text:a>
', '<text:a xlink:type="simple" xlink:href="https://armyinform.com.ua/wp-content/uploads/2023/05/vyshyvanka_001-150x150.jpg" text:style-name="Internet_20_link" text:visited-style-name="Visited_20_Internet_20_Link">
vyshyvanka_001-150x150.jpg</text:a>
', '<text:a xlink:type="simple" xlink:href="https://armyinform.com.ua/wp-content/uploads/2023/05/vyshyvanka_2-150x150.jpg" text:style-name="Internet_20_link" text:visited-style-name="Visited_20_Internet_20_Link">
vyshyvanka_2-150x150.jpg</text:a>
', '<text:a xlink:type="simple" xlink:href="https://armyinform.com.ua/wp-content/uploads/2023/05/vyshyvanka_03-150x150.jpg" text:style-name="Internet_20_link" text:visited-style-name="Visited_20_Internet_20_Link">
vyshyvanka_03-150x150.jpg</text:a>
']</text:p>
      <text:p text:style-name="P4">
Tags: ['ДЕНЬ ВИШИВАНКИ']</text:p>
      <text:p text:style-name="P4">
Category: News</text:p>
      <!--METADATA-->
      <text:p text:style-name="P4">
<draw:frame draw:style-name="fr1" draw:name="Image361" text:anchor-type="as-char" svg:width="6.9236in" svg:height="3.506314in" draw:z-index="0">
<draw:image xlink:href="../Images/AРМІЯINFORM/2023-05-18T85-00-00-04-00/vyshyvanka.jpg" xlink:type="simple" xlink:show="embed" xlink:actuate="onLoad" draw:mime-type="image/jpeg"/>
</draw:frame>
In the Dnieper on the Day of Embroidery, 15 thousand locals sang a hymn and Ukrainian folk song "Oh in the meadow of red viburnum!" - What is a real symbol of resistance to Ukrainians in Russian aggression. They joined this large -scale action - teachers and students of general and art schools, staff of the city's sports facilities.</text:p>
      <text:p text:style-name="P4">
Also on the Embroidery Day in the city was laid out an embroidery map. Installation "Vyshivankadnip" is a map of Ukraine, which consists of children's drawings.</text:p>
      <text:p text:style-name="P4">
Each of these drawings is an ornament of embroidery from a particular region of Ukraine. MAPA size twelve by eight meters consists of 25 administrative-territorial units of Ukraine-24 regions and the Autonomous Republic of Crimea. .</text:p>
      <text:p text:style-name="P4">
The participants themselves were looking for the ornaments of the necessary region and themselves were determined, which was stylistically reflecting it in the picture. During the festive event, the installation of "Embroidery Flower" was presented - a composition of drawings with mining from different regions of Ukraine. In total, participants created 600 drawings of embroidery star.</text:p>
      <text:p text:style-name="P4">
<text:a xlink:type="simple" xlink:href="https://armyinform.com.ua/wp-content/uploads/2023/05/vyshyvanka_04.jpg" text:style-name="Internet_20_link" text:visited-style-name="Visited_20_Internet_20_Link">
!(Images/AРМІЯINFORM/2023-05-18T85-00-00-04-00/vyshyvanka_04-150x150.jpg)</text:a>
</text:p>
      <text:p text:style-name="P4">
<text:a xlink:type="simple" xlink:href="https://armyinform.com.ua/wp-content/uploads/2023/05/vyshyvanka_1.jpg" text:style-name="Internet_20_link" text:visited-style-name="Visited_20_Internet_20_Link">
<draw:frame draw:style-name="fr1" draw:name="Image362" text:anchor-type="as-char" svg:width="6.9236in" svg:height="6.9236in" draw:z-index="0">
<draw:image xlink:href="../Images/AРМІЯINFORM/2023-05-18T85-00-00-04-00/vyshyvanka_1-150x150.jpg" xlink:type="simple" xlink:show="embed" xlink:actuate="onLoad" draw:mime-type="image/jpeg"/>
</draw:frame>
</text:a>
</text:p>
      <text:p text:style-name="P4">
<text:a xlink:type="simple" xlink:href="https://armyinform.com.ua/wp-content/uploads/2023/05/vyshyvanka_05.jpg" text:style-name="Internet_20_link" text:visited-style-name="Visited_20_Internet_20_Link">
<draw:frame draw:style-name="fr1" draw:name="Image363" text:anchor-type="as-char" svg:width="6.9236in" svg:height="6.9236in" draw:z-index="0">
<draw:image xlink:href="../Images/AРМІЯINFORM/2023-05-18T85-00-00-04-00/vyshyvanka_05-150x150.jpg" xlink:type="simple" xlink:show="embed" xlink:actuate="onLoad" draw:mime-type="image/jpeg"/>
</draw:frame>
</text:a>
</text:p>
      <text:p text:style-name="P4">
<text:a xlink:type="simple" xlink:href="https://armyinform.com.ua/wp-content/uploads/2023/05/vyshyvanka_001.jpg" text:style-name="Internet_20_link" text:visited-style-name="Visited_20_Internet_20_Link">
<draw:frame draw:style-name="fr1" draw:name="Image364" text:anchor-type="as-char" svg:width="6.9236in" svg:height="6.9236in" draw:z-index="0">
<draw:image xlink:href="../Images/AРМІЯINFORM/2023-05-18T85-00-00-04-00/vyshyvanka_001-150x150.jpg" xlink:type="simple" xlink:show="embed" xlink:actuate="onLoad" draw:mime-type="image/jpeg"/>
</draw:frame>
</text:a>
</text:p>
      <text:p text:style-name="P4">
<text:a xlink:type="simple" xlink:href="https://armyinform.com.ua/wp-content/uploads/2023/05/vyshyvanka_2.jpg" text:style-name="Internet_20_link" text:visited-style-name="Visited_20_Internet_20_Link">
<draw:frame draw:style-name="fr1" draw:name="Image365" text:anchor-type="as-char" svg:width="6.9236in" svg:height="6.9236in" draw:z-index="0">
<draw:image xlink:href="../Images/AРМІЯINFORM/2023-05-18T85-00-00-04-00/vyshyvanka_2-150x150.jpg" xlink:type="simple" xlink:show="embed" xlink:actuate="onLoad" draw:mime-type="image/jpeg"/>
</draw:frame>
</text:a>
</text:p>
      <text:p text:style-name="P4">
<text:a xlink:type="simple" xlink:href="https://armyinform.com.ua/wp-content/uploads/2023/05/vyshyvanka_03.jpg" text:style-name="Internet_20_link" text:visited-style-name="Visited_20_Internet_20_Link">
<draw:frame draw:style-name="fr1" draw:name="Image366" text:anchor-type="as-char" svg:width="6.9236in" svg:height="6.9236in" draw:z-index="0">
<draw:image xlink:href="../Images/AРМІЯINFORM/2023-05-18T85-00-00-04-00/vyshyvanka_03-150x150.jpg" xlink:type="simple" xlink:show="embed" xlink:actuate="onLoad" draw:mime-type="image/jpeg"/>
</draw:frame>
</text:a>
In addition, on the occasion of the holiday in the regional center opened a new article - the ceramic Pano "Wild Field" of the authorship of young Dniprovsky sculptors Nadiyotja and Fyodor Bushman.It is worth noting that the story of embroidery of Dnipropetrovsk region is extremely interesting. Its individual ornaments appeared here at the beginning of the last century.</text:p>
      <text:p text:style-name="P4">
<text:span text:style-name="T5">
Opto of the author and department of culture of the Department of Humanitarian Policy of the Dnieper City Council.</text:span>
</text:p>
      <text:p text:style-name="P4">
News Source: <text:a xlink:type="simple" xlink:href="https://armyinform.com.ua/2023/05/18/mapa-vyshyvanka-keramichne-pano-dyke-pole-ta-spiv-sprotyvu-rosijskij-agresiyi-yak-u-dnipri-vidznachayut-den-vyshyvanky/" text:style-name="Internet_20_link" text:visited-style-name="Visited_20_Internet_20_Link">
https://armyinform.com.ua/2023/05/18/mapa-vyshyvanka-keramichne-pano-dyke-pole-ta-spiv-sprotyvu-rosijskij-agresiyi-yak-u-dnipri-vidznachayut-den-vyshyvanky/</text:a>
</text:p>
      <!--NEWS-->
      <text:h text:style-name="P10" text:outline-level="1">
<text:span text:style-name="T4">
"Remember the story - we return the territory": past and future Crimea</text:span>
</text:h>
      <text:p text:style-name="P4">
Author: ['Світлана Кирган']</text:p>
      <text:p text:style-name="P4">
Time: 2023-05-18T86:00:00-04:00</text:p>
      <text:p text:style-name="P4">
Description: Syogodnі was their 79 rocks for the moment of the deportation of the Crim Tatars - one ... war with Ukraine 2022, the war with Ukraine is the latest news today, the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golovna-59.jpg" text:style-name="Internet_20_link" text:visited-style-name="Visited_20_Internet_20_Link">
golovna-59.jpg</text:a>
', '<text:a xlink:type="simple" xlink:href="https://armyinform.com.ua/wp-content/uploads/2023/05/foto-1-12.jpg" text:style-name="Internet_20_link" text:visited-style-name="Visited_20_Internet_20_Link">
foto-1-12.jpg</text:a>
', '<text:a xlink:type="simple" xlink:href="https://armyinform.com.ua/wp-content/uploads/2023/05/foto-2-16.jpg" text:style-name="Internet_20_link" text:visited-style-name="Visited_20_Internet_20_Link">
foto-2-16.jpg</text:a>
', '<text:a xlink:type="simple" xlink:href="https://armyinform.com.ua/wp-content/uploads/2023/05/foto-3-15.jpg" text:style-name="Internet_20_link" text:visited-style-name="Visited_20_Internet_20_Link">
foto-3-15.jpg</text:a>
', '<text:a xlink:type="simple" xlink:href="https://armyinform.com.ua/wp-content/uploads/2023/05/foto-4-11.jpg" text:style-name="Internet_20_link" text:visited-style-name="Visited_20_Internet_20_Link">
foto-4-11.jpg</text:a>
', '<text:a xlink:type="simple" xlink:href="https://armyinform.com.ua/wp-content/uploads/2023/05/foto-5-7.jpg" text:style-name="Internet_20_link" text:visited-style-name="Visited_20_Internet_20_Link">
foto-5-7.jpg</text:a>
', '<text:a xlink:type="simple" xlink:href="https://armyinform.com.ua/wp-content/uploads/2023/05/foto-6-8.jpg" text:style-name="Internet_20_link" text:visited-style-name="Visited_20_Internet_20_Link">
foto-6-8.jpg</text:a>
', '<text:a xlink:type="simple" xlink:href="https://armyinform.com.ua/wp-content/uploads/2023/05/foto-7-5.jpg" text:style-name="Internet_20_link" text:visited-style-name="Visited_20_Internet_20_Link">
foto-7-5.jpg</text:a>
', '<text:a xlink:type="simple" xlink:href="https://armyinform.com.ua/wp-content/uploads/2023/05/foto-8-3-150x150.jpg" text:style-name="Internet_20_link" text:visited-style-name="Visited_20_Internet_20_Link">
foto-8-3-150x150.jpg</text:a>
', '<text:a xlink:type="simple" xlink:href="https://armyinform.com.ua/wp-content/uploads/2023/05/foto-9-2-1-150x150.jpg" text:style-name="Internet_20_link" text:visited-style-name="Visited_20_Internet_20_Link">
foto-9-2-1-150x150.jpg</text:a>
', '<text:a xlink:type="simple" xlink:href="https://armyinform.com.ua/wp-content/uploads/2023/05/foto-10-2.jpg" text:style-name="Internet_20_link" text:visited-style-name="Visited_20_Internet_20_Link">
foto-10-2.jpg</text:a>
', '<text:a xlink:type="simple" xlink:href="https://armyinform.com.ua/wp-content/uploads/2023/05/foto-11-2.jpg" text:style-name="Internet_20_link" text:visited-style-name="Visited_20_Internet_20_Link">
foto-11-2.jpg</text:a>
', '<text:a xlink:type="simple" xlink:href="https://armyinform.com.ua/wp-content/uploads/2023/05/foto-12-1.jpg" text:style-name="Internet_20_link" text:visited-style-name="Visited_20_Internet_20_Link">
foto-12-1.jpg</text:a>
']</text:p>
      <text:p text:style-name="P4">
Tags: ['АР КРИМ', 'КРИМСЬКІ ТАТАРИ']</text:p>
      <text:p text:style-name="P4">
Category: News</text:p>
      <!--METADATA-->
      <text:p text:style-name="P4">
<draw:frame draw:style-name="fr1" draw:name="Image367" text:anchor-type="as-char" svg:width="6.9236in" svg:height="4.408025in" draw:z-index="0">
<draw:image xlink:href="../Images/AРМІЯINFORM/2023-05-18T86-00-00-04-00/golovna-59.jpg" xlink:type="simple" xlink:show="embed" xlink:actuate="onLoad" draw:mime-type="image/jpeg"/>
</draw:frame>
Today, 79 years old since the forced deportation of the Crimean Tatars, one of the most horrific crimes of the Soviet totalitarian regime, has been. The male day, by order of Dictator Joseph Stalin, about 200,000 Crimean Tatars were deported in railway carriages for thousands of kilometers from alien to East Asia. This was the culmination of ethnic purges and the persecution of the Crimean people by Soviet invaders.</text:p>
      <text:p text:style-name="P4">
It is symbolic that today's memory of the victims of the Genocukrim Tatar people "Remember the history - we return the territory" organized by the office of the Ombudsman of Ukraine, the Majlis of the Crimean Tatar people, the public organization of the Crimean Rights and the ZMINA Human Rights Center.</text:p>
      <text:h text:style-name="P12" text:outline-level="3">
<text:span text:style-name="T4">
<text:span text:style-name="T4">
 The greatest war crime of genocide that took place in the history of the USSR </text:span>
</text:span>
</text:h>
      <text:p text:style-name="P4">
Dmitry Lubinets, the Commissioner of the Verkhovna Rada of Ukraine, told about why they chose exactly the place for the event and how much it is elaboular to the Crimean Tatars.</text:p>
      <text:p text:style-name="P4">
<draw:frame draw:style-name="fr1" draw:name="Image368" text:anchor-type="as-char" svg:width="6.9236in" svg:height="4.136851in" draw:z-index="0">
<draw:image xlink:href="../Images/AРМІЯINFORM/2023-05-18T86-00-00-04-00/foto-1-12.jpg" xlink:type="simple" xlink:show="embed" xlink:actuate="onLoad" draw:mime-type="image/jpeg"/>
</draw:frame>
- Every year on May 18, the world celebrates the Victims of the Genocchukrim Tatar people. When preparing this event, we very long learned which object to choose for it. Frankly, it was not easy to hold an event on the station - it was not easy, because it is clear that for the Crimean Tatars the station, the railway is a tragic story. Alevese, however, we come from the fact that the most tragic pages of our history we have to forget. We need to remember them, so today we are here to understand how difficult it was for those people who were thrown out of their own wards, loaded simply as a cattle, in railway cars and sent an incomprehensible direction, and no one understood what was waiting there. In fact, the Tseni's greater war crime of genocide, which took place in the history of the Soviet Union, unfortunately, did not give any punishment for it, - Dmitry Lubinets said.</text:p>
      <text:p text:style-name="P4">
The First Deputy Foreign Minister of Ukraine Emine Dzhaparova told vivid memories of his life, who concerned childhood on the occupied half and, in her opinion, could serve a mouthpiece for the current "Crimean lesson".</text:p>
      <text:p text:style-name="P4">
<draw:frame draw:style-name="fr1" draw:name="Image369" text:anchor-type="as-char" svg:width="6.9236in" svg:height="4.477261in" draw:z-index="0">
<draw:image xlink:href="../Images/AРМІЯINFORM/2023-05-18T86-00-00-04-00/foto-2-16.jpg" xlink:type="simple" xlink:show="embed" xlink:actuate="onLoad" draw:mime-type="image/jpeg"/>
</draw:frame>
</text:p>
      <text:p text:style-name="P4">
She also remembered how all her large family gathered together every year, together people from different corners of Crimea in the central square to pray that the occupying power of the peninsula was now forbidden.</text:p>
      <text:p text:style-name="P4">
<draw:frame draw:style-name="fr1" draw:name="Image370" text:anchor-type="as-char" svg:width="6.9236in" svg:height="4.615733in" draw:z-index="0">
<draw:image xlink:href="../Images/AРМІЯINFORM/2023-05-18T86-00-00-04-00/foto-3-15.jpg" xlink:type="simple" xlink:show="embed" xlink:actuate="onLoad" draw:mime-type="image/jpeg"/>
</draw:frame>
By the way, during the event, a joint prayer of all present in the Crimean Tatar language took place.  <draw:frame draw:style-name="fr1" draw:name="Image371" text:anchor-type="as-char" svg:width="6.9236in" svg:height="4.32725in" draw:z-index="0">
<draw:image xlink:href="../Images/AРМІЯINFORM/2023-05-18T86-00-00-04-00/foto-4-11.jpg" xlink:type="simple" xlink:show="embed" xlink:actuate="onLoad" draw:mime-type="image/jpeg"/>
</draw:frame>
Within the event, the Tashke-Tashkasai Artperfomans also took place. During which the attendees heard an excerpt from a diary of a 13-year-old teenager Narimanakazenbash, who in 1944 was deported by the Crimea together with other Crimean Tatars.</text:p>
      <text:h text:style-name="P12" text:outline-level="3">
<text:span text:style-name="T4">
<text:span text:style-name="T4">
 “We are simply obliged to deduct Ukrainian Crimea” </text:span>
</text:span>
</text:h>
      <text:p text:style-name="P4">
Another guest of the event was the Viceremier-Minister-Minister of Reintegration of the Temporarily Occupied Territories of Ukraine Irina Vereshchuk, who resolved about the role and importance of indigenous peoples in the reconstruction and de-occupation of Krym.</text:p>
      <text:p text:style-name="P4">
<draw:frame draw:style-name="fr1" draw:name="Image372" text:anchor-type="as-char" svg:width="6.9236in" svg:height="4.615733in" draw:z-index="0">
<draw:image xlink:href="../Images/AРМІЯINFORM/2023-05-18T86-00-00-04-00/foto-5-7.jpg" xlink:type="simple" xlink:show="embed" xlink:actuate="onLoad" draw:mime-type="image/jpeg"/>
</draw:frame>
- We are simply obliged to deduct Ukrainian Crimea and restore the Ukrainian statehood. We multiply the experience that everyone who has come to and has resisted in the totalitarian system for many years, the regeneration of the younger generation. We need to consider the restoration of Crimea in the context of which the indigenous residents see it. This is the combination of our Ukrainian state and tradition of understanding the spirit and earth, the feeling that the peninsula is needed more and more, the indigenous people are needed. It is this combination of the larger that will not allow us to mock us, to do genocide and to think that it will all go with impunity. We will definitely restore our Ukrainian Crimea, - said Irina Vereshchuk.</text:p>
      <text:p text:style-name="P4">
**</text:p>
      <text:p text:style-name="P4">
Read also:</text:p>
      <text:p text:style-name="P4">
** <text:a xlink:type="simple" xlink:href="https://armyinform.com.ua/2023/05/11/my-pochaly-robotu-nad-formuvannyam-kadrovogo-rezervu-na-deokupovanyh-terytoriyah-iryna-vereshhuk/" text:style-name="Internet_20_link" text:visited-style-name="Visited_20_Internet_20_Link">
<text:span text:style-name="T4">
 We started working on the formation of personnel reserve on the territories - Irina Vereshchuk </text:span>
</text:a>
The Deputy Minister passed the word Rosalie Bekirov-a 16-year-old Crimean Tatar, the granddaughter of the famous public figure Eden Bekirov. Her family migrated to leave Crimea, and last year in February a girl with her mother and grandmother were to escape again from the enemy from Kherson region.</text:p>
      <text:p text:style-name="P4">
Currently, he learns well, prepares for examinations at a university at a legal faculty and is an activist of the Crimean Tatar youth movement.</text:p>
      <text:h text:style-name="P12" text:outline-level="3">
<text:span text:style-name="T4">
<text:span text:style-name="T4">
 Start Crimea Recovery Required from Youth </text:span>
</text:span>
</text:h>
      <text:p text:style-name="P4">
<draw:frame draw:style-name="fr1" draw:name="Image373" text:anchor-type="as-char" svg:width="6.9236in" svg:height="4.615733in" draw:z-index="0">
<draw:image xlink:href="../Images/AРМІЯINFORM/2023-05-18T86-00-00-04-00/foto-6-8.jpg" xlink:type="simple" xlink:show="embed" xlink:actuate="onLoad" draw:mime-type="image/jpeg"/>
</draw:frame>
- Today I was asked what I see Crimea? First of all, I see a flowering, independent and under the Ukrainian flag. I think that it is necessary to start the construction of Crimea with young people. That is, from quality education and qualitative leisure for them. Also, we should not forget that most of them lived their whole life under the invading Russian flag, - Rose Bekirov said.</text:p>
      <text:p text:style-name="P4">
By the way, her great-grandfather was deported from Crimea in 1944. And for three generations, the actual deportation is again.</text:p>
      <text:h text:style-name="P12" text:outline-level="3">
<text:span text:style-name="T4">
<text:span text:style-name="T4">
 The creation of a memorial that will be reminiscent of a crime, committed in opposite the Crimean Tatars </text:span>
</text:span>
</text:h>
      <text:p text:style-name="P4">
Also during the discussion was a permanent representative of the President of Ukraine by the Vavtonny Republic of Crimea Ms. Tamil Tashev, who spoke about today's pupil of President of Ukraine Volodymyr Zelensky with representatives of the Majlisukhrim Tatar people.</text:p>
      <text:p text:style-name="P4">
<draw:frame draw:style-name="fr1" draw:name="Image374" text:anchor-type="as-char" svg:width="6.9236in" svg:height="4.615733in" draw:z-index="0">
<draw:image xlink:href="../Images/AРМІЯINFORM/2023-05-18T86-00-00-04-00/foto-7-5.jpg" xlink:type="simple" xlink:show="embed" xlink:actuate="onLoad" draw:mime-type="image/jpeg"/>
</draw:frame>
- It is an incredible and powerful event that once again demonstrates the solidarity of the deaconity of the Ukrainian people, as well as the visibility of the Crimean Tatars at the state level and their active involvement in the life of their country. The President announced that he signed the Decree on the Advisory Council on the de -occupation .</text:p>
      <text:p text:style-name="P4">
**</text:p>
      <text:p text:style-name="P4">
Read also:</text:p>
      <text:p text:style-name="P4">
*!(https://armyinform.com.ua/2023/04/26/pershochergovi-kroky-pislya-deokupacziyi-krymu-u-kyyevi-vidbuvsya-molodizhnyj-forum-krym-wave/)</text:p>
      <text:p text:style-name="P4">
<text:a xlink:type="simple" xlink:href="https://armyinform.com.ua/wp-content/uploads/2023/05/foto-8-3.jpg" text:style-name="Internet_20_link" text:visited-style-name="Visited_20_Internet_20_Link">
<draw:frame draw:style-name="fr1" draw:name="Image375" text:anchor-type="as-char" svg:width="6.9236in" svg:height="6.9236in" draw:z-index="0">
<draw:image xlink:href="../Images/AРМІЯINFORM/2023-05-18T86-00-00-04-00/foto-8-3-150x150.jpg" xlink:type="simple" xlink:show="embed" xlink:actuate="onLoad" draw:mime-type="image/jpeg"/>
</draw:frame>
</text:a>
Refat Chubarov</text:p>
      <text:p text:style-name="P4">
<text:a xlink:type="simple" xlink:href="https://armyinform.com.ua/wp-content/uploads/2023/05/foto-9-2-1.jpg" text:style-name="Internet_20_link" text:visited-style-name="Visited_20_Internet_20_Link">
<draw:frame draw:style-name="fr1" draw:name="Image376" text:anchor-type="as-char" svg:width="6.9236in" svg:height="6.9236in" draw:z-index="0">
<draw:image xlink:href="../Images/AРМІЯINFORM/2023-05-18T86-00-00-04-00/foto-9-2-1-150x150.jpg" xlink:type="simple" xlink:show="embed" xlink:actuate="onLoad" draw:mime-type="image/jpeg"/>
</draw:frame>
</text:a>
Skender Bariyev</text:p>
      <text:p text:style-name="P4">
There were many speakers and guests during the event. Among them was the head of the Crimean Tatar people Refat Chubarov, a member of the Majlisukhrim Tatar people, the chairman of the board of the Crimean Tatar resource center Skender Bariyev, historians, analysts, journalists and representatives of various public organizations.</text:p>
      <text:p text:style-name="P4">
<draw:frame draw:style-name="fr1" draw:name="Image377" text:anchor-type="as-char" svg:width="6.9236in" svg:height="4.027227in" draw:z-index="0">
<draw:image xlink:href="../Images/AРМІЯINFORM/2023-05-18T86-00-00-04-00/foto-10-2.jpg" xlink:type="simple" xlink:show="embed" xlink:actuate="onLoad" draw:mime-type="image/jpeg"/>
</draw:frame>
- Making a parallel with today, we see that Russia continues its policy, and the invading actions are trying to enslave the Cherkom Tatar people. Having united with them today - we will demonstrate the unity, power and the only front against our common enemy - Russia. Nowadays, the organization is developing a number of programs for the de -occupation of Crimea, cooperation with rooting people, and we see this in this a great involvement of the international community. We plan to present the project to the general public, - said Vladimirchenko.</text:p>
      <text:p text:style-name="P4">
<draw:frame draw:style-name="fr1" draw:name="Image378" text:anchor-type="as-char" svg:width="6.9236in" svg:height="4.021458in" draw:z-index="0">
<draw:image xlink:href="../Images/AРМІЯINFORM/2023-05-18T86-00-00-04-00/foto-11-2.jpg" xlink:type="simple" xlink:show="embed" xlink:actuate="onLoad" draw:mime-type="image/jpeg"/>
</draw:frame>
During the events, the guests were able to join the marathon writing leaflets, as well as to read two photo projections:</text:p>
      <text:p text:style-name="P4">
"Crimes by eyewitness" - ten stories of Crimean Tatars deported by Ukrim in 1944;</text:p>
      <text:p text:style-name="P4">
"Stories from Occupied Crimea" are modern stories of persecution of the Crimean Tatar people.</text:p>
      <text:p text:style-name="P4">
<draw:frame draw:style-name="fr1" draw:name="Image379" text:anchor-type="as-char" svg:width="6.9236in" svg:height="4.523419in" draw:z-index="0">
<draw:image xlink:href="../Images/AРМІЯINFORM/2023-05-18T86-00-00-04-00/foto-12-1.jpg" xlink:type="simple" xlink:show="embed" xlink:actuate="onLoad" draw:mime-type="image/jpeg"/>
</draw:frame>
Also, during the event, the audience was treated to traditional Crimean Tatar permates.</text:p>
      <text:p text:style-name="P4">
<text:span text:style-name="T5">
Opto author</text:span>
</text:p>
      <text:p text:style-name="P4">
News Source: <text:a xlink:type="simple" xlink:href="https://armyinform.com.ua/2023/05/18/pamyatayemo-istoriyu-povertayemo-terytoriyu-mynule-ta-majbutnye-krymu/" text:style-name="Internet_20_link" text:visited-style-name="Visited_20_Internet_20_Link">
https://armyinform.com.ua/2023/05/18/pamyatayemo-istoriyu-povertayemo-terytoriyu-mynule-ta-majbutnye-krymu/</text:a>
</text:p>
      <!--NEWS-->
      <text:h text:style-name="P10" text:outline-level="1">
<text:span text:style-name="T4">
The enemy focused on four directions, Bakhmut and Mar ’ Bakhnka - General Staff remain at the Epicenter of Fighting</text:span>
</text:h>
      <text:p text:style-name="P4">
Author: ['АРМІЯINFORM']</text:p>
      <text:p text:style-name="P4">
Time: 2023-05-18T87:00:00-04:00</text:p>
      <text:p text:style-name="P4">
Description: Opponent I did ZoServilu Zuill at the Limansky, Bakhmutski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30_360_1672996746-919.jpg" text:style-name="Internet_20_link" text:visited-style-name="Visited_20_Internet_20_Link">
630_360_1672996746-919.jpg</text:a>
']</text:p>
      <text:p text:style-name="P4">
Tags: ['БАХМУТ', 'ГЕНЕРАЛЬНИЙ ШТАБ ЗС УКРАЇНИ', 'ОПЕРАТИВНА ІНФОРМАЦІЯ']</text:p>
      <text:p text:style-name="P4">
Category: News</text:p>
      <!--METADATA-->
      <text:p text:style-name="P4">
<draw:frame draw:style-name="fr1" draw:name="Image380" text:anchor-type="as-char" svg:width="6.9236in" svg:height="3.956343in" draw:z-index="0">
<draw:image xlink:href="../Images/AРМІЯINFORM/2023-05-18T87-00-00-04-00/630_360_1672996746-919.jpg" xlink:type="simple" xlink:show="embed" xlink:actuate="onLoad" draw:mime-type="image/jpeg"/>
</draw:frame>
<text:span text:style-name="T4">
<text:span text:style-name="T5">
* 🔥 Situation on Russian invasion </text:span>
</text:span>
*</text:p>
      <text:p text:style-name="P4">
The enemy continues to focus on the Bakhmut, Avdeev and Marinsk directions in the Liman, Bakhmut, Avdiiv, and Mariinsky directions. The hottest battles are conducted by Bakhmut Tamarin.</text:p>
      <text:p text:style-name="P4">
About this <text:a xlink:type="simple" xlink:href="https://www.facebook.com/GeneralStaff.ua/posts/pfbid02LPFZdJpXDKMynVzQuceUSQD5hDzbsGKfMFtApK2NQcA4gW3JRyCS3dgdXNS1C7qrl" text:style-name="Internet_20_link" text:visited-style-name="Visited_20_Internet_20_Link">
it is referred</text:a>
In the operational information of the General Staff of the Armed Forces.</text:p>
      <text:p text:style-name="P4">
There were 17 combat clashes in these areas of the front during the day.</text:p>
      <text:p text:style-name="P4">
In the Liman direction the enemy did not carry out the offensive actions, but fired at Isartillery Makeevka, Bigorivka of Luhansk region; Verkhnayamyansk Taspyrne, Donetsk region.</text:p>
      <text:p text:style-name="P4">
In the Bakhmut direction, the enemy unsuccessfully stepped in the direction of the inhabited state of Ivanivske. He also struck the Air Force on Bogdanivka and Bakhmut.</text:p>
      <text:p text:style-name="P4">
In the Avdeevsky direction, the enemy took offensive actions in the direction of the seer, had no success.</text:p>
      <text:p text:style-name="P4">
The units of the Defense Forces of Ukraine repelled numerous attacks of the enemy in the area. At the same time, the enemy continues to destroy the settlements along the line, fired at Krasnogorivka, Marinka and Victory of Donetsk region.</text:p>
      <text:p text:style-name="P4">
In Zaporizhzhya and Kherson directions, the enemy continues to defend.</text:p>
      <text:p text:style-name="P4">
News Source: <text:a xlink:type="simple" xlink:href="https://armyinform.com.ua/2023/05/18/vorog-zoseredyvsya-na-chotyroh-napryamkah-v-epiczentri-boyiv-zalyshayutsya-bahmut-ta-maryinka-genshtab/" text:style-name="Internet_20_link" text:visited-style-name="Visited_20_Internet_20_Link">
https://armyinform.com.ua/2023/05/18/vorog-zoseredyvsya-na-chotyroh-napryamkah-v-epiczentri-boyiv-zalyshayutsya-bahmut-ta-maryinka-genshtab/</text:a>
</text:p>
      <!--NEWS-->
      <text:h text:style-name="P10" text:outline-level="1">
<text:span text:style-name="T4">
Without bringing all Russian military criminals, evil will return very soon - Volodymyr Zelenskyy</text:span>
</text:h>
      <text:p text:style-name="P4">
Author: ['АРМІЯINFORM']</text:p>
      <text:p text:style-name="P4">
Time: 2023-05-18T88:00:00-04:00</text:p>
      <text:p text:style-name="P4">
Description: Pani that Panov!Were it a miter's note of the Zyoyo Zovernnya, more to break Siren of the Syren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4063e1ad40f914d01e7d5ee3b300643_1684425634_extra_large.jpeg" text:style-name="Internet_20_link" text:visited-style-name="Visited_20_Internet_20_Link">
14063e1ad40f914d01e7d5ee3b300643_1684425634_extra_large.jpeg</text:a>
']</text:p>
      <text:p text:style-name="P4">
Tags: ['ВОЛОДИМИР ЗЕЛЕНСЬКИЙ', 'ЗВЕРНЕННЯ', 'ЗЛОЧИНИ РФ']</text:p>
      <text:p text:style-name="P4">
Category: News</text:p>
      <!--METADATA-->
      <text:p text:style-name="P4">
<draw:frame draw:style-name="fr1" draw:name="Image381" text:anchor-type="as-char" svg:width="6.9236in" svg:height="4.807095in" draw:z-index="0">
<draw:image xlink:href="../Images/AРМІЯINFORM/2023-05-18T88-00-00-04-00/14063e1ad40f914d01e7d5ee3b300643_1684425634_extra_large.jpeg" xlink:type="simple" xlink:show="embed" xlink:actuate="onLoad" draw:mime-type="image/jpeg"/>
</draw:frame>
<text:span text:style-name="T4">
<text:span text:style-name="T5">
Ladies and Gentlemen!</text:span>
</text:span>
</text:p>
      <text:p text:style-name="P4">
At any moment, the recording of this appeal can be interrupted by a siren of air anxiety. It is one sentence briefly and accurately describes the state of global security and the level of threats that it faces today.</text:p>
      <text:p text:style-name="P4">
I congratulate all the participants of the second Strategic Ark and an important dialogue about salary. The decisive battle for his future lasts 449 days. Today is special. This forum takes place on a sign date - May 18. The day in which the history left us many tips and lessons. Casting and errors that we have the right to repeat on the way to our global security.</text:p>
      <text:p text:style-name="P4">
It was May 18, 1792, when the hundred thousand army crossed the borders of the Commonwealth and invaded its land. The Russo-Polish War began, the consequences of which we all remember.</text:p>
      <text:p text:style-name="P4">
Today is the same enemy. The same goal. The same price of defeat. We do not have to lose. We do not have the right to weaken the resistance for a moment, to oppose, we have the right not to squeeze evil, to lose the unity of the allies, prematurely lay down, not fight for the final victory.</text:p>
      <text:p text:style-name="P4">
We do not have the right to mislead when Russia begins to speak actively, talk about diplomacy. Russia is not concerned about the end of bloodshed, the nitrogen of money, resources to continue it.</text:p>
      <text:p text:style-name="P4">
Russia is needed not peace, but time. For new rockets, a new plan, a new attack. It is a Russian policy. Unchanged for centuries. XXI should be for her last. The mechanisms for the implementation of this contain the Ukrainian formula of peace. Security guarantees, so that this is never repeated.</text:p>
      <text:p text:style-name="P4">
Not repeated on May 18, 1944. Genocide of the Crimean Tatar people. Primus deportation and loss of their home for decades. All that modern Russia, calling herself the successors and followers of the totalitarian regime, repeated in Crimea in 2014. And repeated eight years in Donbass, Umariupol, Kherson.</text:p>
      <text:p text:style-name="P4">
Uncomfortable evil is always returning. Without the international tribunal, bringing the reference of all Russian military criminals to return.</text:p>
      <text:p text:style-name="P4">
We have often heard the words "destruction of international security architecture". On February 24, they were embodied in clear visual forms. The destroyed houses in Bucha, Borodyanka, Uman, Gostomel, Mariupol - this is how security architecture looks today.For our ancestors, falcon is a blessed sky synthesis of reason, courage, youth and strength. Light. Victory. The song "Hey, the Falcons" of the Hundred Little Battle of Ukrainians and Poles into a common battle <text:span text:style-name="T4">
 </text:span>
 ** for ours and your freedom.</text:p>
      <text:p text:style-name="P4">
Today, our benches are much larger. And just like a hundred years ago, we will again seek the parade on Khreshchatyk. For ours and your victory!Ukraine. Europe. World.</text:p>
      <text:p text:style-name="P4">
Finally, I want to remember one more May 18. Last year. The day that Natootod the application for the entry of two new members. The speed at which Finland passed and the high prospects of Sweden give Ukraine confidence and Viruu Vilnius NATO summit. In the determination of the Alliance and the will to confirm your choice of the value of the values of freedom and the indivisibility of security. The fact that in July we will be honored with a new important stage on the path of Ukraine to NATO membership. In the way of the period and safe future. Ukraine. Europe. The world. Humanity.</text:p>
      <text:p text:style-name="P4">
<text:span text:style-name="T4">
 Source: </text:span>
 <text:a xlink:type="simple" xlink:href="https://www.president.gov.ua/news/bez-mizhnarodnogo-tribunalu-bez-prityagnennya-do-vidpovidaln-82977" text:style-name="Internet_20_link" text:visited-style-name="Visited_20_Internet_20_Link">
Presidential Office of Ukraine</text:a>
</text:p>
      <text:p text:style-name="P4">
News Source: <text:a xlink:type="simple" xlink:href="https://armyinform.com.ua/2023/05/18/bez-mizhnarodnogo-trybunalu-bez-prytyagnennya-do-vidpovidalnosti-vsih-rosijskyh-voyennyh-zlochyncziv-zlo-povernetsya-duzhe-skoro-volodymyr-zelenskyj/" text:style-name="Internet_20_link" text:visited-style-name="Visited_20_Internet_20_Link">
https://armyinform.com.ua/2023/05/18/bez-mizhnarodnogo-trybunalu-bez-prytyagnennya-do-vidpovidalnosti-vsih-rosijskyh-voyennyh-zlochyncziv-zlo-povernetsya-duzhe-skoro-volodymyr-zelenskyj/</text:a>
</text:p>
      <!--NEWS-->
      <text:h text:style-name="P10" text:outline-level="1">
<text:span text:style-name="T4">
Almost 200 targets of the Russian Federation discovered the National Guard's intelligence last week - Mykola Urshalovich</text:span>
</text:h>
      <text:p text:style-name="P4">
Author: ['Володимир Загребельний']</text:p>
      <text:p text:style-name="P4">
Time: 2023-05-18T89:00:00-04:00</text:p>
      <text:p text:style-name="P4">
Description: About CTR, the intercessor of the director of the Department of Planwan, the head of the head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gvardiya-nastupu.jpg" text:style-name="Internet_20_link" text:visited-style-name="Visited_20_Internet_20_Link">
gvardiya-nastupu.jpg</text:a>
']</text:p>
      <text:p text:style-name="P4">
Tags: ['МИКОЛА УРШАЛОВИЧ', 'НГУ']</text:p>
      <text:p text:style-name="P4">
Category: News</text:p>
      <!--METADATA-->
      <text:p text:style-name="P4">
<draw:frame draw:style-name="fr1" draw:name="Image382" text:anchor-type="as-char" svg:width="6.9236in" svg:height="5.53888in" draw:z-index="0">
<draw:image xlink:href="../Images/AРМІЯINFORM/2023-05-18T89-00-00-04-00/gvardiya-nastupu.jpg" xlink:type="simple" xlink:show="embed" xlink:actuate="onLoad" draw:mime-type="image/jpeg"/>
</draw:frame>
Photo of NSU press service</text:p>
      <text:p text:style-name="P4">
Colonel Mykola UrshalovichiyainformForm announced this about it about it.</text:p>
      <text:p text:style-name="P4">
He also told about other combat(Special)Tasks performed by the NSUs and NSUs in the group of defense forces.</text:p>
      <text:p text:style-name="P4">
The National Guard intelligence units have discovered 192 enemy targets, which were largely affected by fire defense forces, of which:</text:p>
      <ul>
        <li>
forces and means of observation posts - 67; * calculations of unmanned aviation complexes - 72; * Eelectronic reconnaissance - 53.</li>
      </ul>
      <text:p text:style-name="P4">
"Also, aerial intelligence groups of the 27th Pechersk Brigade in Limansky, Donetsksky Zaporizhzhya directions were discovered and destroyed: 7 tanks, 4 self-propelled artillery units, 5 combat armored vehicles and 1 ZRK" Arrow-10 "", "said representative of the National Guard of Ukraine.</text:p>
      <text:p text:style-name="P4">
Read also:</text:p>
      <text:p text:style-name="P4">
.(https://armyinform.com.ua/2023/05/18/uprodovzh-mynulogo-tyzhnya-aviacziya-ngu-zdijsnyla-8-bojovyh-vylotiv/)In addition, Colonel Mykola Urshalovich said that in the Lymansky Tazaporozhian directions, the Guards-Artillerymen provided fire support for the sections of the Defense Forces of Ukraine. More than 230 firewalls were performed during the week.</text:p>
      <text:p text:style-name="P4">
“It is worth noting that during the fulfillment of the tasks of the territorial defense units of the National Guard continue to take measures to protect the and defense of important state objects. In particular, in order to ensure the conditional functioning of public authorities, security agencies, departments and state administrations are carried out, ”he added.</text:p>
      <text:p text:style-name="P4">
<text:span text:style-name="T5">
Yllustrative photo</text:span>
</text:p>
      <text:p text:style-name="P4">
News Source: <text:a xlink:type="simple" xlink:href="https://armyinform.com.ua/2023/05/18/majzhe-200-czilej-rf-vyyavyla-rozvidka-naczgvardiyi-mynulogo-tyzhnya-mykola-urshalovych/" text:style-name="Internet_20_link" text:visited-style-name="Visited_20_Internet_20_Link">
https://armyinform.com.ua/2023/05/18/majzhe-200-czilej-rf-vyyavyla-rozvidka-naczgvardiyi-mynulogo-tyzhnya-mykola-urshalovych/</text:a>
</text:p>
      <!--NEWS-->
      <text:h text:style-name="P10" text:outline-level="1">
<text:span text:style-name="T4">
Dmytro Kuleba named three key areas of consolidation of partners of Ukraine: NATO membership, aviation coalition and sanctions</text:span>
</text:h>
      <text:p text:style-name="P4">
Author: ['АРМІЯINFORM']</text:p>
      <text:p text:style-name="P4">
Time: 2023-05-18T90:00:00-04:00</text:p>
      <text:p text:style-name="P4">
Description: The monitoring of the law enforcement agencies of the Ukrainian's certificates has a subtle zusil for the barn that zbereznn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4663d454f1e8819763458_730x410.jpeg" text:style-name="Internet_20_link" text:visited-style-name="Visited_20_Internet_20_Link">
64663d454f1e8819763458_730x410.jpeg</text:a>
']</text:p>
      <text:p text:style-name="P4">
Tags: ['ДМИТРО КУЛЕБА']</text:p>
      <text:p text:style-name="P4">
Category: News</text:p>
      <!--METADATA-->
      <text:p text:style-name="P4">
<draw:frame draw:style-name="fr1" draw:name="Image383" text:anchor-type="as-char" svg:width="6.9236in" svg:height="4.60941in" draw:z-index="0">
<draw:image xlink:href="../Images/AРМІЯINFORM/2023-05-18T90-00-00-04-00/64663d454f1e8819763458_730x410.jpeg" xlink:type="simple" xlink:show="embed" xlink:actuate="onLoad" draw:mime-type="image/jpeg"/>
</draw:frame>
The Ministry of Foreign Affairs of Ukraine has made considerable efforts to create a coalition in the support of our country in the anti -scale aggression of the Russian Federation and now pays priority to reaching the consensus of partners from three key decisions: Ukraine's accession to NATO. <text:a xlink:type="simple" xlink:href="https://mfa.gov.ua/news/dmitro-kuleba-nazvav-tri-klyuchovih-napryami-konsolidaciyi-partneriv-ukrayini-chlenstvo-v-nato-aviacijna-koaliciya-ta-sankciyi" text:style-name="Internet_20_link" text:visited-style-name="Visited_20_Internet_20_Link">
informs</text:a>
Ministry of Foreign Affairs of Ukraine.</text:p>
      <text:p text:style-name="P4">
The Minister of Foreign Affairs Dmytro Kuleba stated this during the Conferences Strategic ARK, organized by the Polish Institute of International Relations, in which he participated online with the Polish colleague Zbigninov RAU.</text:p>
      <text:p text:style-name="P4">
“When Russia attempted annexation of Crimea in 2014, the world was the only speech but not in actions. This prompted Russia to continue aggression and expand its Donbas, and later to the entire territory of Ukraine during full -scale intensification. From last year, we, fortunately, have the unity of countries in the world in support of Ukraine. We all put off problems aside and united around a common goal, counteracting a common enemy, ”he said.</text:p>
      <text:p text:style-name="P4">
The Minister recalled that a year ago, during the EU's discussion on the provision of Ukrainian -Status a candidate for membership in the European Union, some skeptics urged our Judgment not to undermine unity, insisting on a decision on which there is no needlexity. In the end, the consensus was achieved and after the decision of the country, the country was together celebrated the achievement of unity around it. He compared this dynamic of the current discussion on Ukraine's membership in NATO, which, in his opinion, will also be a positive result.</text:p>
      <text:p text:style-name="P4">
He emphasized the unity of views of Ukraine and Poland and noted that two countries work in order to achieve the unity of an international coalition with a number of specific decisions. The minister noted that unity cannot be considered out of the specific steps that need it. Different decisions require a variety of countries to achieve consensus, and Ukrainian diplomacy of its work in each case.The Ministry of Foreign Affairs of Ukraine reminded that at the NATO summit in Vilnius Ukraine will seek to hold a solution that will determine the algorithm of its entry into the North Atlantic Alias: "Simply put, we will welcome any specific step, the quality of the people will be able to make on the way to Ukraine's membership in NATO."</text:p>
      <text:p text:style-name="P4">
News Source: <text:a xlink:type="simple" xlink:href="https://armyinform.com.ua/2023/05/18/dmytro-kuleba-nazvav-try-klyuchovyh-napryamy-konsolidacziyi-partneriv-ukrayiny-chlenstvo-v-nato-aviaczijna-koalicziya-ta-sankcziyi/" text:style-name="Internet_20_link" text:visited-style-name="Visited_20_Internet_20_Link">
https://armyinform.com.ua/2023/05/18/dmytro-kuleba-nazvav-try-klyuchovyh-napryamy-konsolidacziyi-partneriv-ukrayiny-chlenstvo-v-nato-aviaczijna-koalicziya-ta-sankcziyi/</text:a>
</text:p>
      <!--NEWS-->
      <text:h text:style-name="P10" text:outline-level="1">
<text:span text:style-name="T4">
The Russian rocket hit a private house in the village of Tsirkuni in Kharkiv region - there are dead and wounded</text:span>
</text:h>
      <text:p text:style-name="P4">
Author: ['Оксана Іванець']</text:p>
      <text:p text:style-name="P4">
Time: 2023-05-18T91:00:00-04:00</text:p>
      <text:p text:style-name="P4">
Description: The Sogodni Kraina-Agresor reconciled the Chergovy Vynniy Zhodi Shhodo of the Cyiv-Madame of Ukrainian .... War with Ukraine 2022, War with Ukraine Latest News today, News War with Ukraine 2022 The last to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5418191692076534302.jpg" text:style-name="Internet_20_link" text:visited-style-name="Visited_20_Internet_20_Link">
photo_5418191692076534302.jpg</text:a>
', '<text:a xlink:type="simple" xlink:href="https://armyinform.com.ua/wp-content/uploads/2023/05/photo_5418191692076534304_y-150x150.jpg" text:style-name="Internet_20_link" text:visited-style-name="Visited_20_Internet_20_Link">
photo_5418191692076534304_y-150x150.jpg</text:a>
', '<text:a xlink:type="simple" xlink:href="https://armyinform.com.ua/wp-content/uploads/2023/05/photo_5418191692076534303_y-150x150.jpg" text:style-name="Internet_20_link" text:visited-style-name="Visited_20_Internet_20_Link">
photo_5418191692076534303_y-150x150.jpg</text:a>
']</text:p>
      <text:p text:style-name="P4">
Tags: ['STOPRUSSIA', 'АГРЕСІЯ РФ', 'ОБСТРІЛ', 'ХАРКІВЩИНА']</text:p>
      <text:p text:style-name="P4">
Category: News</text:p>
      <!--METADATA-->
      <text:p text:style-name="P4">
<draw:frame draw:style-name="fr1" draw:name="Image384" text:anchor-type="as-char" svg:width="6.9236in" svg:height="3.934913in" draw:z-index="0">
<draw:image xlink:href="../Images/AРМІЯINFORM/2023-05-18T91-00-00-04-00/photo_5418191692076534302.jpg" xlink:type="simple" xlink:show="embed" xlink:actuate="onLoad" draw:mime-type="image/jpeg"/>
</draw:frame>
Today, the aggressor country has committed another military crime against civilian citizens of Ukraine. During this day-at night and afternoon, about 14.50, there were two blows from the Belgorod region, pre-rockets C-300, the settlement of circus, near Kharkiv.</text:p>
      <text:p text:style-name="P4">
According to the head of the Media Sector of Media of the Main Directorate of the SESU in Kharkiv region Vasylenko Yevgeny, two residential private homes were arranged as a result of the hit, and several more were damaged. Unfortunately, a 52-year-old resident of the village was killed. The body of rescuers was removed from the rubble.</text:p>
      <text:p text:style-name="P4">
The village of Tsirkuni is one of the most affected settlements from Russian aggression in Kharkiv region. According to the head of Kharkiv region Volodymyrimoshko, the circuses got to the housing recovery program. Law enforcement considers that this factor has attracted the attention of Russian terrorists.</text:p>
      <ul>
        <li>
Circusrs from May to October last year were constantly undergoing enemy -hatreds and suffered great destruction, many locals were killed, many were timeless. We believe that these blows are associated with the fact that the Russians are trying to seize the local population and make it panic. There is no other reason, since there are no military bases and objects in the settlement, and Ukrainian servicemen do not carry out any fighting.</li>
      </ul>
      <text:p text:style-name="P4">
<text:a xlink:type="simple" xlink:href="https://armyinform.com.ua/wp-content/uploads/2023/05/photo_5418191692076534304_y.jpg" text:style-name="Internet_20_link" text:visited-style-name="Visited_20_Internet_20_Link">
!(Images/AРМІЯINFORM/2023-05-18T91-00-00-04-00/photo_5418191692076534304_y-150x150.jpg)</text:a>
</text:p>
      <text:p text:style-name="P4">
<text:a xlink:type="simple" xlink:href="https://armyinform.com.ua/wp-content/uploads/2023/05/photo_5418191692076534303_y.jpg" text:style-name="Internet_20_link" text:visited-style-name="Visited_20_Internet_20_Link">
<draw:frame draw:style-name="fr1" draw:name="Image385" text:anchor-type="as-char" svg:width="6.9236in" svg:height="6.9236in" draw:z-index="0">
<draw:image xlink:href="../Images/AРМІЯINFORM/2023-05-18T91-00-00-04-00/photo_5418191692076534303_y-150x150.jpg" xlink:type="simple" xlink:show="embed" xlink:actuate="onLoad" draw:mime-type="image/jpeg"/>
</draw:frame>
</text:a>
In fact, law enforcement officers began criminal proceedings under Article438 of the Criminal Code "Violation of the Laws and Customs of War".</text:p>
      <text:p text:style-name="P4">
<text:span text:style-name="T5">
Opto author</text:span>
</text:p>
      <text:p text:style-name="P4">
<text:span text:style-name="T5">
Video Ruslana Bogdan</text:span>
</text:p>
      <text:p text:style-name="P4">
News Source: <text:a xlink:type="simple" xlink:href="https://armyinform.com.ua/2023/05/18/rosijska-raketa-vluchyla-u-pryvatnyj-budynok-v-seli-czyrkuny-na-harkivshhyni-ye-zagybli-ta-poraneni/" text:style-name="Internet_20_link" text:visited-style-name="Visited_20_Internet_20_Link">
https://armyinform.com.ua/2023/05/18/rosijska-raketa-vluchyla-u-pryvatnyj-budynok-v-seli-czyrkuny-na-harkivshhyni-ye-zagybli-ta-poraneni/</text:a>
</text:p>
      <!--NEWS-->
      <text:h text:style-name="P10" text:outline-level="1">
<text:span text:style-name="T4">
President of Ukraine: Priorities for the near future - air defense, missiles, training and planes, long -range weapons</text:span>
</text:h>
      <text:p text:style-name="P4">
Author: ['АРМІЯINFORM']</text:p>
      <text:p text:style-name="P4">
Time: 2023-05-18T92:00:00-04:00</text:p>
      <text:p text:style-name="P4">
Description: I am healthy, Shanovna Ukrainian!Puppy Vydannya Vіskovoy Cabinet. Our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4697af1e92a980f8f3e47060f836d666_1684427049_extra_large.jpeg" text:style-name="Internet_20_link" text:visited-style-name="Visited_20_Internet_20_Link">
4697af1e92a980f8f3e47060f836d666_1684427049_extra_large.jpeg</text:a>
']</text:p>
      <text:p text:style-name="P4">
Tags: ['ВІДЕОЗВЕРНЕННЯ', 'ВОЛОДИМИР ЗЕЛЕНСЬКИЙ', 'ПРЕЗИДЕНТ УКРАЇНИ']</text:p>
      <text:p text:style-name="P4">
Category: News</text:p>
      <!--METADATA-->
      <text:p text:style-name="P4">
<draw:frame draw:style-name="fr1" draw:name="Image386" text:anchor-type="as-char" svg:width="6.9236in" svg:height="4.505526in" draw:z-index="0">
<draw:image xlink:href="../Images/AРМІЯINFORM/2023-05-18T92-00-00-04-00/4697af1e92a980f8f3e47060f836d666_1684427049_extra_large.jpeg" xlink:type="simple" xlink:show="embed" xlink:actuate="onLoad" draw:mime-type="image/jpeg"/>
</draw:frame>
<text:span text:style-name="T4">
 _ I wish health, dear Ukrainians!_ </text:span>
</text:p>
      <text:p text:style-name="P4">
He just held a military office. This is our special format of work of the Uzuzi circle with those responsible for the defense of the state.</text:p>
      <text:p text:style-name="P4">
There were commanders of key areas of the front. Also the head, the General Staff, intelligence, safety. Very meaningful work.</text:p>
      <text:p text:style-name="P4">
<text:span text:style-name="T4">
 First </text:span>
: Defense Brigades - Well done, the main strategic tasks have completed, the details are not now reported.</text:p>
      <text:p text:style-name="P4">
<text:span text:style-name="T4">
 Second: </text:span>
 offensive brigades - well done, we are preparing, without details.</text:p>
      <text:p text:style-name="P4">
<text:span text:style-name="T4">
 Third: </text:span>
 Concerning civilian citizens - air forces - well done, here by the zonetals. Our priorities this week, next and in the near future - additional air defense systems, additional missiles, training and planes, long -range weapons. And it will be.</text:p>
      <text:p text:style-name="P4">
He also held a thorough meeting with our international teams today. Ezoma - to maintain the dynamics of international support and communication for the adviser, which was achieved in the first half of May, as well as these weeks. I am sure: we will fulfill this task.</text:p>
      <text:p text:style-name="P4">
He was honored to visit the Crimean Platform Office and meet with the leader -Crimean Tatar people Mustafa Dzhemilev, representatives of the Majlis of the Ikrman Tatar community.</text:p>
      <text:p text:style-name="P4">
Today and every year on this day, May 18, we honor the memory of all the victims of the Crimean Tatar people. It was one of the most serious crimes of the 2nd century - the whole people were taken away from their native land and forced to live in alien. And when people returned home, Russia has once again brought the house, to our Ukraine, its evil - evil of aggression, repression, humiliation.</text:p>
      <text:p text:style-name="P4">
Returning justice for all our people, guarantee freedom for the entire state without any exception is our historical task. The task of all who protects the state, all who chose Ukraine and therefore will win.</text:p>
      <text:p text:style-name="P4">
I am glad to see that the Crimean platform created by us effectively directs the commonality of our country and the Crimean Tatar people. I am glad to know that the masked work with the Majlis brings the desired result.</text:p>
      <text:p text:style-name="P4">
By the way, some very important joint steps are being prepared in the near future. The question of Crimea, Crimean prisoners and all our people in the Crimea is being brought to the new international level.</text:p>
      <text:p text:style-name="P4">
And one more.</text:p>
      <text:p text:style-name="P4">
Today, many Ukrainians and Ukrainian women have been in embroidery. It is important to remember what wealth unites us all. Ukraine is diverse, and that is our power, it was visible throughout the day in various embroidery ornaments.Also, we do not forget about those people whom the invader holds. About prisoners of Ukrainians, about those who are in occupied cities and communities and are waiting for a return flag, our country. We must release all our people and all the land from Russian captivity.</text:p>
      <text:p text:style-name="P4">
We act together, in unity, taking care of each other and about the state, and we do not stop at the victory.</text:p>
      <text:p text:style-name="P4">
Thank you all who help!</text:p>
      <text:p text:style-name="P4">
Glory to all who fight for Ukraine!</text:p>
      <text:p text:style-name="P4">
Eternal memory of all the victims of Russian tyranny!</text:p>
      <text:p text:style-name="P4">
Eternal memory of all victims of deportation of the Crimean Tatar people!</text:p>
      <text:p text:style-name="P4">
<text:span text:style-name="T4">
<text:span text:style-name="T5">
Glory to Ukraine!</text:span>
</text:span>
</text:p>
      <text:p text:style-name="P4">
<text:span text:style-name="T4">
 Source: </text:span>
 <text:a xlink:type="simple" xlink:href="https://www.president.gov.ua/news/nashi-prioriteti-na-najblizhchij-chas-dodatkovi-sistemi-ppo-82973" text:style-name="Internet_20_link" text:visited-style-name="Visited_20_Internet_20_Link">
Presidential Office of Ukraine</text:a>
</text:p>
      <text:p text:style-name="P4">
News Source: <text:a xlink:type="simple" xlink:href="https://armyinform.com.ua/2023/05/18/nashi-priorytety-na-najblyzhchyj-chas-dodatkovi-systemy-ppo-rakety-navchannya-j-litaky-dalekobijna-zbroya-prezydent-ukrayiny/" text:style-name="Internet_20_link" text:visited-style-name="Visited_20_Internet_20_Link">
https://armyinform.com.ua/2023/05/18/nashi-priorytety-na-najblyzhchyj-chas-dodatkovi-systemy-ppo-rakety-navchannya-j-litaky-dalekobijna-zbroya-prezydent-ukrayiny/</text:a>
</text:p>
      <!--NEWS-->
      <text:h text:style-name="P10" text:outline-level="1">
<text:span text:style-name="T4">
Front Kupyansk took place a flash mob before embroidery day</text:span>
</text:h>
      <text:p text:style-name="P4">
Author: ['Оксана Іванець']</text:p>
      <text:p text:style-name="P4">
Time: 2023-05-18T93:00:00-04:00</text:p>
      <text:p text:style-name="P4">
Description: Syogodnі in the front -line kub, PID Kanonadi, ShO did not subside on the Khvvin,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golovna-60.jpg" text:style-name="Internet_20_link" text:visited-style-name="Visited_20_Internet_20_Link">
golovna-60.jpg</text:a>
', '<text:a xlink:type="simple" xlink:href="https://armyinform.com.ua/wp-content/uploads/2023/05/1-80-150x150.jpg" text:style-name="Internet_20_link" text:visited-style-name="Visited_20_Internet_20_Link">
1-80-150x150.jpg</text:a>
', '<text:a xlink:type="simple" xlink:href="https://armyinform.com.ua/wp-content/uploads/2023/05/2-70-150x150.jpg" text:style-name="Internet_20_link" text:visited-style-name="Visited_20_Internet_20_Link">
2-70-150x150.jpg</text:a>
', '<text:a xlink:type="simple" xlink:href="https://armyinform.com.ua/wp-content/uploads/2023/05/3-69.jpg" text:style-name="Internet_20_link" text:visited-style-name="Visited_20_Internet_20_Link">
3-69.jpg</text:a>
', '<text:a xlink:type="simple" xlink:href="https://armyinform.com.ua/wp-content/uploads/2023/05/4-63.jpg" text:style-name="Internet_20_link" text:visited-style-name="Visited_20_Internet_20_Link">
4-63.jpg</text:a>
']</text:p>
      <text:p text:style-name="P4">
Tags: ['ДЕНЬ ВИШИВАНКИ', 'КУП‘ЯНСЬК', 'ФЛЕШМОБ']</text:p>
      <text:p text:style-name="P4">
Category: News</text:p>
      <!--METADATA-->
      <text:p text:style-name="P4">
<draw:frame draw:style-name="fr1" draw:name="Image387" text:anchor-type="as-char" svg:width="6.9236in" svg:height="4.615733in" draw:z-index="0">
<draw:image xlink:href="../Images/AРМІЯINFORM/2023-05-18T93-00-00-04-00/golovna-60.jpg" xlink:type="simple" xlink:show="embed" xlink:actuate="onLoad" draw:mime-type="image/jpeg"/>
</draw:frame>
Today in the frontline Kupyansk, a flash mob took place under the cannonads that did not die down for the Vyshivanka Day. Despite the constant danger of firing, more than 60 people - military personnel, rescuers, police, public utilities, representatives of local authorities - took part in the event.</text:p>
      <text:p text:style-name="P4">
<text:a xlink:type="simple" xlink:href="https://armyinform.com.ua/wp-content/uploads/2023/05/1-80.jpg" text:style-name="Internet_20_link" text:visited-style-name="Visited_20_Internet_20_Link">
!(Images/AРМІЯINFORM/2023-05-18T93-00-00-04-00/1-80-150x150.jpg)</text:a>
</text:p>
      <text:p text:style-name="P4">
<text:a xlink:type="simple" xlink:href="https://armyinform.com.ua/wp-content/uploads/2023/05/2-70.jpg" text:style-name="Internet_20_link" text:visited-style-name="Visited_20_Internet_20_Link">
<draw:frame draw:style-name="fr1" draw:name="Image388" text:anchor-type="as-char" svg:width="6.9236in" svg:height="6.9236in" draw:z-index="0">
<draw:image xlink:href="../Images/AРМІЯINFORM/2023-05-18T93-00-00-04-00/2-70-150x150.jpg" xlink:type="simple" xlink:show="embed" xlink:actuate="onLoad" draw:mime-type="image/jpeg"/>
</draw:frame>
</text:a>
- It is important to mention our roots on this day. After all, the Ukrainian people are powerful, independent and has beautiful traditions. We will appreciate, continue, multiply and develop them. On the day of embroidery, I want to wish victory, peace and harmony in your homes and hearts. Remember that we - Ukrainians will be all!- said the head of the Kupyansk city military administration Andriy Beshydine.</text:p>
      <text:p text:style-name="P4">
The flashmob was near the building of the city state administration of the central path of the destroyed city center Kupyansk. According to Andriyabesedin, the embroidery on the tile of the square was restored by representatives of utilities.</text:p>
      <text:p text:style-name="P4">
<draw:frame draw:style-name="fr1" draw:name="Image389" text:anchor-type="as-char" svg:width="6.9236in" svg:height="4.615733in" draw:z-index="0">
<draw:image xlink:href="../Images/AРМІЯINFORM/2023-05-18T93-00-00-04-00/3-69.jpg" xlink:type="simple" xlink:show="embed" xlink:actuate="onLoad" draw:mime-type="image/jpeg"/>
</draw:frame>
- This embroidery was created by our angels of cities - our public utilities. We wanted to show that Ukraine is unbreakable, that Ukraine is European, that Ukraine is fighting it!</text:p>
      <text:p text:style-name="P4">
The head of the press service of a separate mechanized brigade named after Prince Roman Velikovniy Zamrig, who participated in the event, noted that the Ukrainian Kupyansk continues to live despite the fact that the front is close, and the enemy was wrote - thanks to the Armed Forces.</text:p>
      <text:p text:style-name="P4">
<draw:frame draw:style-name="fr1" draw:name="Image390" text:anchor-type="as-char" svg:width="6.9236in" svg:height="4.615733in" draw:z-index="0">
<draw:image xlink:href="../Images/AРМІЯINFORM/2023-05-18T93-00-00-04-00/4-63.jpg" xlink:type="simple" xlink:show="embed" xlink:actuate="onLoad" draw:mime-type="image/jpeg"/>
</draw:frame>
- Kupyansk is sunny and colorful today - it is protected by warriors of the princely brigade. And today most of them are not in embroidery, but in bulletproof vests, embroidery, as well as Ukraine itself in each of them - in the heart!- declaring the Lavian service.</text:p>
      <text:p text:style-name="P4">
<text:span text:style-name="T5">
Opto author and press service of Kupyansk City Military Administration</text:span>
</text:p>
      <text:p text:style-name="P4">
<text:span text:style-name="T5">
Video Ruslana Bogdan</text:span>
</text:p>
      <text:p text:style-name="P4">
News Source: <text:a xlink:type="simple" xlink:href="https://armyinform.com.ua/2023/05/18/u-pryfrontovomu-kupyansku-vidbuvsya-fleshmob-do-dnya-vyshyvanky/" text:style-name="Internet_20_link" text:visited-style-name="Visited_20_Internet_20_Link">
https://armyinform.com.ua/2023/05/18/u-pryfrontovomu-kupyansku-vidbuvsya-fleshmob-do-dnya-vyshyvanky/</text:a>
</text:p>
      <!--NEWS-->
      <text:h text:style-name="P10" text:outline-level="1">
<text:span text:style-name="T4">
The Defense Forces of the Tavriysk direction completed 1036 fire tasks, many enemy equipment - Valery Shershn were destroyed</text:span>
</text:h>
      <text:p text:style-name="P4">
Author: ['Володимир Віват']</text:p>
      <text:p text:style-name="P4">
Time: 2023-05-18T94:00:00-04:00</text:p>
      <text:p text:style-name="P4">
Description: At the Tavriyskoye, near the Mist Avdіka Vorog, without holding the Hodny advanced ones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znyshhennya-rashystiv.jpg" text:style-name="Internet_20_link" text:visited-style-name="Visited_20_Internet_20_Link">
znyshhennya-rashystiv.jpg</text:a>
']</text:p>
      <text:p text:style-name="P4">
Tags: ['ВАЛЕРІЙ ШЕРШЕНЬ', 'ЗНИЩЕННЯ РОСІЙСЬКОЇ ВІЙСЬКОВОЇ ТЕХНІКИ', 'ТАВРІЙСЬКИЙ НАПРЯМОК']</text:p>
      <text:p text:style-name="P4">
Category: News</text:p>
      <!--METADATA-->
      <text:p text:style-name="P4">
<draw:frame draw:style-name="fr1" draw:name="Image391" text:anchor-type="as-char" svg:width="6.9236in" svg:height="4.281093in" draw:z-index="0">
<draw:image xlink:href="../Images/AРМІЯINFORM/2023-05-18T94-00-00-04-00/znyshhennya-rashystiv.jpg" xlink:type="simple" xlink:show="embed" xlink:actuate="onLoad" draw:mime-type="image/jpeg"/>
</draw:frame>
Illustrative photo</text:p>
      <text:p text:style-name="P4">
In the Tavriysk direction near the city of Avdiivka, the enemy did not conduct any tidy operations, at the same time in the area of Marinka Ukrainian defenders reflect the number of attacks of invaders on the outskirts of this city. In the Zaporizhzhya direction Russian invaders are focused on defense.</text:p>
      <text:p text:style-name="P4">
This was reported by Valery Shershn's television marathon "One News".</text:p>
      <text:p text:style-name="P4">
According to him, during the last day the enemy attacked our positions 21 times and, having repelled, departed. Applying tanks, RSZV and artillery, the invaders fired at the positions of our units and settlements bordering the line of collision - Avdiivka, Pervomaisko, Karlovka, Marinka, Paraskovka, Novomikhailovka, Nevelskoye, Khledovovka, Prychistivka. The enemy was used to adjust the artillery fire.</text:p>
      <ul>
        <li>
In total, 575 lasters were recorded in the Tavriya direction in the last day, and the enemy was also inflicted by air strikes in the areas of settlements of Pokutativdiivka, Novokalinovo, Novoselnovka First, Krasnogorivka, Veliky Novosilka and Vervoimaisky, - said Valery Shershen.</li>
      </ul>
      <text:p text:style-name="P4">
The officer noted that our defenders had worked well last day, destroying two enemy tanks, two lancet-3 drones, radar, anti-tank gun MT-12 "Rapir", SAU "Carnation", RSZV "Smerch" Imtlb. In total, the units of rocket troops and artillery of the Tavriysky Defense Forces completed 1036 fire tasks. It is also a counter -battery struggle, and a work for planned purposes that have been discovered earlier.</text:p>
      <text:p text:style-name="P4">
News Source: <text:a xlink:type="simple" xlink:href="https://armyinform.com.ua/2023/05/18/syly-oborony-tavrijskogo-napryamku-vykonaly-1036-vognevyh-zavdan-znyshheno-bagato-vorozhoyi-tehniky-valerij-shershen/" text:style-name="Internet_20_link" text:visited-style-name="Visited_20_Internet_20_Link">
https://armyinform.com.ua/2023/05/18/syly-oborony-tavrijskogo-napryamku-vykonaly-1036-vognevyh-zavdan-znyshheno-bagato-vorozhoyi-tehniky-valerij-shershen/</text:a>
</text:p>
      <!--NEWS-->
      <text:h text:style-name="P10" text:outline-level="1">
<text:span text:style-name="T4">
Why read the information digest Armyinform - shared their impressions of the military</text:span>
</text:h>
      <text:p text:style-name="P4">
Author: ['Ігор Березинський']</text:p>
      <text:p text:style-name="P4">
Time: 2023-05-18T95:00:00-04:00</text:p>
      <text:p text:style-name="P4">
Description: Already Trivaliy hour of izhormatsky, the agency of the Ministry of Defense of Ukraine Vida -forma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olovna-1-1-scaled.jpeg" text:style-name="Internet_20_link" text:visited-style-name="Visited_20_Internet_20_Link">
golovna-1-1-scaled.jpeg</text:a>
', '<text:a xlink:type="simple" xlink:href="https://armyinform.com.ua/wp-content/uploads/2023/05/maksym.jpeg" text:style-name="Internet_20_link" text:visited-style-name="Visited_20_Internet_20_Link">
maksym.jpeg</text:a>
', '<text:a xlink:type="simple" xlink:href="https://armyinform.com.ua/wp-content/uploads/2023/05/anna.jpeg" text:style-name="Internet_20_link" text:visited-style-name="Visited_20_Internet_20_Link">
anna.jpeg</text:a>
', '<text:a xlink:type="simple" xlink:href="https://armyinform.com.ua/wp-content/uploads/2023/05/olena-1-scaled.jpeg" text:style-name="Internet_20_link" text:visited-style-name="Visited_20_Internet_20_Link">
olena-1-scaled.jpeg</text:a>
', '<text:a xlink:type="simple" xlink:href="https://armyinform.com.ua/wp-content/uploads/2023/05/angelina.jpeg" text:style-name="Internet_20_link" text:visited-style-name="Visited_20_Internet_20_Link">
angelina.jpeg</text:a>
', '<text:a xlink:type="simple" xlink:href="https://armyinform.com.ua/wp-content/uploads/2023/05/artem-1-scaled.jpeg" text:style-name="Internet_20_link" text:visited-style-name="Visited_20_Internet_20_Link">
artem-1-scaled.jpeg</text:a>
', '<text:a xlink:type="simple" xlink:href="https://armyinform.com.ua/wp-content/uploads/2023/05/03-4-150x150.jpeg" text:style-name="Internet_20_link" text:visited-style-name="Visited_20_Internet_20_Link">
03-4-150x150.jpeg</text:a>
', '<text:a xlink:type="simple" xlink:href="https://armyinform.com.ua/wp-content/uploads/2023/05/01-3-150x150.jpeg" text:style-name="Internet_20_link" text:visited-style-name="Visited_20_Internet_20_Link">
01-3-150x150.jpeg</text:a>
', '<text:a xlink:type="simple" xlink:href="https://armyinform.com.ua/wp-content/uploads/2023/05/14-150x150.jpeg" text:style-name="Internet_20_link" text:visited-style-name="Visited_20_Internet_20_Link">
14-150x150.jpeg</text:a>
', '<text:a xlink:type="simple" xlink:href="https://armyinform.com.ua/wp-content/uploads/2023/05/09-2-150x150.jpeg" text:style-name="Internet_20_link" text:visited-style-name="Visited_20_Internet_20_Link">
09-2-150x150.jpeg</text:a>
', '<text:a xlink:type="simple" xlink:href="https://armyinform.com.ua/wp-content/uploads/2023/05/08-1-150x150.jpeg" text:style-name="Internet_20_link" text:visited-style-name="Visited_20_Internet_20_Link">
08-1-150x150.jpeg</text:a>
', '<text:a xlink:type="simple" xlink:href="https://armyinform.com.ua/wp-content/uploads/2023/05/07-2-150x150.jpeg" text:style-name="Internet_20_link" text:visited-style-name="Visited_20_Internet_20_Link">
07-2-150x150.jpeg</text:a>
', '<text:a xlink:type="simple" xlink:href="https://armyinform.com.ua/wp-content/uploads/2023/05/05-3-150x150.jpeg" text:style-name="Internet_20_link" text:visited-style-name="Visited_20_Internet_20_Link">
05-3-150x150.jpeg</text:a>
']</text:p>
      <text:p text:style-name="P4">
Tags: ['АРМІЯINFORM', 'ДАЙДЖЕСТ']</text:p>
      <text:p text:style-name="P4">
Category: News</text:p>
      <!--METADATA-->
      <text:p text:style-name="P4">
<draw:frame draw:style-name="fr1" draw:name="Image392" text:anchor-type="as-char" svg:width="6.9236in" svg:height="4.32725in" draw:z-index="0">
<draw:image xlink:href="../Images/AРМІЯINFORM/2023-05-18T95-00-00-04-00/golovna-1-1-scaled.jpeg" xlink:type="simple" xlink:show="embed" xlink:actuate="onLoad" draw:mime-type="image/jpeg"/>
</draw:frame>
For a long time the information agency of the Ministry of Defense of Ukraine has been issuing an information digest. The journalists of the Armyinform were interested in the impressions of the famous printed edition in the army of Sumy region.</text:p>
      <text:p text:style-name="P4">
<draw:frame draw:style-name="fr1" draw:name="Image393" text:anchor-type="as-char" svg:width="6.9236in" svg:height="5.1927in" draw:z-index="0">
<draw:image xlink:href="../Images/AРМІЯINFORM/2023-05-18T95-00-00-04-00/maksym.jpeg" xlink:type="simple" xlink:show="embed" xlink:actuate="onLoad" draw:mime-type="image/jpeg"/>
</draw:frame>
-I really liked the social and legal issues that are considered by the expenses and issues related to certain life situations. I like that here is perfect and quite step by step. I learned many useful things for myself, - said the serviceman Maxim.</text:p>
      <text:p text:style-name="P4">
<draw:frame draw:style-name="fr1" draw:name="Image394" text:anchor-type="as-char" svg:width="6.9236in" svg:height="5.1927in" draw:z-index="0">
<draw:image xlink:href="../Images/AРМІЯINFORM/2023-05-18T95-00-00-04-00/anna.jpeg" xlink:type="simple" xlink:show="embed" xlink:actuate="onLoad" draw:mime-type="image/jpeg"/>
</draw:frame>
- It is quite convenient that the edition is in A5 format, can always be at hand. The first pages are attracted, in particular, the passage of the VLK, the main tades of financial support of servicemen. Also, I follow the Stoperative and Current Information on the website of the Armyinform and even the material for classes from one of their articles. These are quite interesting materials, I wanted this digest to be larger in volume and directly with questions about changes in the legislation. Perhaps it would be better to make crossword puzzles, anecdotes, etc. You still want more such a publication in order to distribute it to civilian organizations and institutions, - Anna says a military serviceman.</text:p>
      <text:p text:style-name="P4">
<draw:frame draw:style-name="fr1" draw:name="Image395" text:anchor-type="as-char" svg:width="6.9236in" svg:height="3.600272in" draw:z-index="0">
<draw:image xlink:href="../Images/AРМІЯINFORM/2023-05-18T95-00-00-04-00/olena-1-scaled.jpeg" xlink:type="simple" xlink:show="embed" xlink:actuate="onLoad" draw:mime-type="image/jpeg"/>
</draw:frame>
- Briefly, clearly and creatively revealed issues of mobilization, conscription and other topical issues of military service. Color style is also very beautiful, infographic is good. I would like to add consideration of problematic issues, what worries our military the most, and step -by -step instructions for their implementation, - said the serviceman Elena.</text:p>
      <text:p text:style-name="P4">
<draw:frame draw:style-name="fr1" draw:name="Image396" text:anchor-type="as-char" svg:width="6.9236in" svg:height="5.210009in" draw:z-index="0">
<draw:image xlink:href="../Images/AРМІЯINFORM/2023-05-18T95-00-00-04-00/angelina.jpeg" xlink:type="simple" xlink:show="embed" xlink:actuate="onLoad" draw:mime-type="image/jpeg"/>
</draw:frame>
- It seems such a small book. There is a lot here. In my opinion, we must forget about our veterans and this issue is quite urgent to consider. The section "Business for Veterans" is quite relevant to the present. Legal assistance for our military is very important to consider it with specific examples that have already taken place. The names on the prophecies of Taras Shevchenko were very much liked, - said military personnel.</text:p>
      <text:p text:style-name="P4">
<draw:frame draw:style-name="fr1" draw:name="Image397" text:anchor-type="as-char" svg:width="6.9236in" svg:height="3.900295in" draw:z-index="0">
<draw:image xlink:href="../Images/AРМІЯINFORM/2023-05-18T95-00-00-04-00/artem-1-scaled.jpeg" xlink:type="simple" xlink:show="embed" xlink:actuate="onLoad" draw:mime-type="image/jpeg"/>
</draw:frame>
</text:p>
      <ul>
        <li>
The digest is interesting. All information is painted concisely. It can be used by Ufeysbook, I wanted to receive such an edition - summarized the serviceman Marina.</li>
      </ul>
      <text:p text:style-name="P4">
<text:a xlink:type="simple" xlink:href="https://armyinform.com.ua/wp-content/uploads/2023/05/03-4.jpeg" text:style-name="Internet_20_link" text:visited-style-name="Visited_20_Internet_20_Link">
!(Images/AРМІЯINFORM/2023-05-18T95-00-00-04-00/03-4-150x150.jpeg)</text:a>
</text:p>
      <text:p text:style-name="P4">
<text:a xlink:type="simple" xlink:href="https://armyinform.com.ua/wp-content/uploads/2023/05/01-3.jpeg" text:style-name="Internet_20_link" text:visited-style-name="Visited_20_Internet_20_Link">
<draw:frame draw:style-name="fr1" draw:name="Image398" text:anchor-type="as-char" svg:width="6.9236in" svg:height="6.9236in" draw:z-index="0">
<draw:image xlink:href="../Images/AРМІЯINFORM/2023-05-18T95-00-00-04-00/01-3-150x150.jpeg" xlink:type="simple" xlink:show="embed" xlink:actuate="onLoad" draw:mime-type="image/jpeg"/>
</draw:frame>
</text:a>
</text:p>
      <text:p text:style-name="P4">
<text:a xlink:type="simple" xlink:href="https://armyinform.com.ua/wp-content/uploads/2023/05/14.jpeg" text:style-name="Internet_20_link" text:visited-style-name="Visited_20_Internet_20_Link">
<draw:frame draw:style-name="fr1" draw:name="Image399" text:anchor-type="as-char" svg:width="6.9236in" svg:height="6.9236in" draw:z-index="0">
<draw:image xlink:href="../Images/AРМІЯINFORM/2023-05-18T95-00-00-04-00/14-150x150.jpeg" xlink:type="simple" xlink:show="embed" xlink:actuate="onLoad" draw:mime-type="image/jpeg"/>
</draw:frame>
</text:a>
</text:p>
      <text:p text:style-name="P4">
<text:a xlink:type="simple" xlink:href="https://armyinform.com.ua/wp-content/uploads/2023/05/09-2.jpeg" text:style-name="Internet_20_link" text:visited-style-name="Visited_20_Internet_20_Link">
<draw:frame draw:style-name="fr1" draw:name="Image400" text:anchor-type="as-char" svg:width="6.9236in" svg:height="6.9236in" draw:z-index="0">
<draw:image xlink:href="../Images/AРМІЯINFORM/2023-05-18T95-00-00-04-00/09-2-150x150.jpeg" xlink:type="simple" xlink:show="embed" xlink:actuate="onLoad" draw:mime-type="image/jpeg"/>
</draw:frame>
</text:a>
</text:p>
      <text:p text:style-name="P4">
<text:a xlink:type="simple" xlink:href="https://armyinform.com.ua/wp-content/uploads/2023/05/08-1.jpeg" text:style-name="Internet_20_link" text:visited-style-name="Visited_20_Internet_20_Link">
<draw:frame draw:style-name="fr1" draw:name="Image401" text:anchor-type="as-char" svg:width="6.9236in" svg:height="6.9236in" draw:z-index="0">
<draw:image xlink:href="../Images/AРМІЯINFORM/2023-05-18T95-00-00-04-00/08-1-150x150.jpeg" xlink:type="simple" xlink:show="embed" xlink:actuate="onLoad" draw:mime-type="image/jpeg"/>
</draw:frame>
</text:a>
</text:p>
      <text:p text:style-name="P4">
<text:a xlink:type="simple" xlink:href="https://armyinform.com.ua/wp-content/uploads/2023/05/07-2.jpeg" text:style-name="Internet_20_link" text:visited-style-name="Visited_20_Internet_20_Link">
<draw:frame draw:style-name="fr1" draw:name="Image402" text:anchor-type="as-char" svg:width="6.9236in" svg:height="6.9236in" draw:z-index="0">
<draw:image xlink:href="../Images/AРМІЯINFORM/2023-05-18T95-00-00-04-00/07-2-150x150.jpeg" xlink:type="simple" xlink:show="embed" xlink:actuate="onLoad" draw:mime-type="image/jpeg"/>
</draw:frame>
</text:a>
</text:p>
      <text:p text:style-name="P4">
<text:a xlink:type="simple" xlink:href="https://armyinform.com.ua/wp-content/uploads/2023/05/05-3.jpeg" text:style-name="Internet_20_link" text:visited-style-name="Visited_20_Internet_20_Link">
<draw:frame draw:style-name="fr1" draw:name="Image403" text:anchor-type="as-char" svg:width="6.9236in" svg:height="6.9236in" draw:z-index="0">
<draw:image xlink:href="../Images/AРМІЯINFORM/2023-05-18T95-00-00-04-00/05-3-150x150.jpeg" xlink:type="simple" xlink:show="embed" xlink:actuate="onLoad" draw:mime-type="image/jpeg"/>
</draw:frame>
</text:a>
</text:p>
      <text:p text:style-name="P4">
<text:span text:style-name="T5">
Фото Олександра Бондаренка</text:span>
</text:p>
      <text:p text:style-name="P4">
News Source: <text:a xlink:type="simple" xlink:href="https://armyinform.com.ua/2023/05/18/chomu-varto-chytaty-informaczijnyj-dajdzhest-armiyainform-dilylysya-vrazhennyamy-vijskovi/" text:style-name="Internet_20_link" text:visited-style-name="Visited_20_Internet_20_Link">
https://armyinform.com.ua/2023/05/18/chomu-varto-chytaty-informaczijnyj-dajdzhest-armiyainform-dilylysya-vrazhennyamy-vijskovi/</text:a>
</text:p>
      <!--NEWS-->
      <text:h text:style-name="P10" text:outline-level="1">
<text:span text:style-name="T4">
Thank you for courage: Alexei Reznikov in Dnipropetrovsk awarded Ukrainian defenders</text:span>
</text:h>
      <text:p text:style-name="P4">
Author: ['АРМІЯINFORM']</text:p>
      <text:p text:style-name="P4">
Time: 2023-05-18T96:00:00-04:00</text:p>
      <text:p text:style-name="P4">
Description: Mainstro defense of Ukraine Oleksiy Reznikov on the Dnipropetrovsk region was in the defense of the IZ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47790823_257704143422791_6583571957828327703_n.jpg" text:style-name="Internet_20_link" text:visited-style-name="Visited_20_Internet_20_Link">
347790823_257704143422791_6583571957828327703_n.jpg</text:a>
', '<text:a xlink:type="simple" xlink:href="https://armyinform.com.ua/wp-content/uploads/2023/05/347617225_986687766024390_1792959821705046208_n-150x150.jpg" text:style-name="Internet_20_link" text:visited-style-name="Visited_20_Internet_20_Link">
347617225_986687766024390_1792959821705046208_n-150x150.jpg</text:a>
', '<text:a xlink:type="simple" xlink:href="https://armyinform.com.ua/wp-content/uploads/2023/05/347119896_2284391128435735_1193880016426694709_n-150x150.jpg" text:style-name="Internet_20_link" text:visited-style-name="Visited_20_Internet_20_Link">
347119896_2284391128435735_1193880016426694709_n-150x150.jpg</text:a>
', '<text:a xlink:type="simple" xlink:href="https://armyinform.com.ua/wp-content/uploads/2023/05/347607066_712895164177317_9117692423359803925_n-150x150.jpg" text:style-name="Internet_20_link" text:visited-style-name="Visited_20_Internet_20_Link">
347607066_712895164177317_9117692423359803925_n-150x150.jpg</text:a>
', '<text:a xlink:type="simple" xlink:href="https://armyinform.com.ua/wp-content/uploads/2023/05/346870238_1585829138587192_8107463730626689806_n-150x150.jpg" text:style-name="Internet_20_link" text:visited-style-name="Visited_20_Internet_20_Link">
346870238_1585829138587192_8107463730626689806_n-150x150.jpg</text:a>
']</text:p>
      <text:p text:style-name="P4">
Tags: ['ДЕРЖАВНІ НАГОРОДИ', 'ОЛЕКСІЙ РЕЗНІКОВ', 'ТАВРІЙСЬКИЙ НАПРЯМОК']</text:p>
      <text:p text:style-name="P4">
Category: News</text:p>
      <!--METADATA-->
      <text:p text:style-name="P4">
<draw:frame draw:style-name="fr1" draw:name="Image404" text:anchor-type="as-char" svg:width="6.9236in" svg:height="4.146948in" draw:z-index="0">
<draw:image xlink:href="../Images/AРМІЯINFORM/2023-05-18T96-00-00-04-00/347790823_257704143422791_6583571957828327703_n.jpg" xlink:type="simple" xlink:show="embed" xlink:actuate="onLoad" draw:mime-type="image/jpeg"/>
</draw:frame>
The Minister of Defense of Ukraine Oleksiy Reznikov in Dnipropetrovsk met the Tavriysky Isobon, who thanked for the service and presented the award weapons.</text:p>
      <text:p text:style-name="P4">
About it <text:a xlink:type="simple" xlink:href="https://www.facebook.com/EastOC/posts/pfbid02ReAdrPgP4LtvWDRizHxdf2mxctBMf4RbgiGR3jAeFhg9vzpjAyN3Gc32oZtBvrvRl" text:style-name="Internet_20_link" text:visited-style-name="Visited_20_Internet_20_Link">
reports</text:a>
Operational Command "East".</text:p>
      <text:p text:style-name="P4">
<text:a xlink:type="simple" xlink:href="https://armyinform.com.ua/wp-content/uploads/2023/05/347617225_986687766024390_1792959821705046208_n.jpg" text:style-name="Internet_20_link" text:visited-style-name="Visited_20_Internet_20_Link">
!(Images/AРМІЯINFORM/2023-05-18T96-00-00-04-00/347617225_986687766024390_1792959821705046208_n-150x150.jpg)</text:a>
</text:p>
      <text:p text:style-name="P4">
<text:a xlink:type="simple" xlink:href="https://armyinform.com.ua/wp-content/uploads/2023/05/347119896_2284391128435735_1193880016426694709_n.jpg" text:style-name="Internet_20_link" text:visited-style-name="Visited_20_Internet_20_Link">
<draw:frame draw:style-name="fr1" draw:name="Image405" text:anchor-type="as-char" svg:width="6.9236in" svg:height="6.9236in" draw:z-index="0">
<draw:image xlink:href="../Images/AРМІЯINFORM/2023-05-18T96-00-00-04-00/347119896_2284391128435735_1193880016426694709_n-150x150.jpg" xlink:type="simple" xlink:show="embed" xlink:actuate="onLoad" draw:mime-type="image/jpeg"/>
</draw:frame>
</text:a>
“We are grateful to you for dedication and sustainability, heroism and courage, for your life, conscientiously and honestly fulfill their combat tasks today. The Ukrainian should continue to be single and maintain stability to achieve the main purpose - the liberation of our land from Russian invaders. It is recalled that thanks to your professionalism and skillful possession of modern -day and military equipment, this will be guaranteed, ” - said the Defense Minister of Ukraine.</text:p>
      <text:p text:style-name="P4">
Also, the Minister of Defense of Ukraine visited a local hospital, where he awarded the wounded military.</text:p>
      <text:p text:style-name="P4">
<text:a xlink:type="simple" xlink:href="https://armyinform.com.ua/wp-content/uploads/2023/05/347607066_712895164177317_9117692423359803925_n.jpg" text:style-name="Internet_20_link" text:visited-style-name="Visited_20_Internet_20_Link">
!(Images/AРМІЯINFORM/2023-05-18T96-00-00-04-00/347607066_712895164177317_9117692423359803925_n-150x150.jpg)</text:a>
</text:p>
      <text:p text:style-name="P4">
<text:a xlink:type="simple" xlink:href="https://armyinform.com.ua/wp-content/uploads/2023/05/346870238_1585829138587192_8107463730626689806_n.jpg" text:style-name="Internet_20_link" text:visited-style-name="Visited_20_Internet_20_Link">
<draw:frame draw:style-name="fr1" draw:name="Image406" text:anchor-type="as-char" svg:width="6.9236in" svg:height="6.9236in" draw:z-index="0">
<draw:image xlink:href="../Images/AРМІЯINFORM/2023-05-18T96-00-00-04-00/346870238_1585829138587192_8107463730626689806_n-150x150.jpg" xlink:type="simple" xlink:show="embed" xlink:actuate="onLoad" draw:mime-type="image/jpeg"/>
</draw:frame>
</text:a>
The head of the defense department expressed gratitude to Ukrainian doctors for the important work and preserving the lives of our soldiers.</text:p>
      <text:p text:style-name="P4">
“I am from a family of doctors myself, so I know well how difficult but invaluable is the Various. Often I have to be on working trips abroad, besides everything, I have the opportunity to visit treatment facilities where our heroes are treated. And I always hear from your foreign colleagues, as they get not only the Ukrainian military but also our doctors. I am sincere to you for everything you have done, do and do, ”he said.</text:p>
      <text:p text:style-name="P4">
News Source: <text:a xlink:type="simple" xlink:href="https://armyinform.com.ua/2023/05/18/dyakuyu-za-muzhnist-oleksij-reznikov-na-dnipropetrovshhyni-nagorodyv-ukrayinskyh-zahysnykiv/" text:style-name="Internet_20_link" text:visited-style-name="Visited_20_Internet_20_Link">
https://armyinform.com.ua/2023/05/18/dyakuyu-za-muzhnist-oleksij-reznikov-na-dnipropetrovshhyni-nagorodyv-ukrayinskyh-zahysnykiv/</text:a>
</text:p>
      <!--NEWS-->
      <text:h text:style-name="P10" text:outline-level="1">
<text:span text:style-name="T4">
The Coordination Headquarters discussed the possibility of disclosing the deaths of defenders in the Russian captivity</text:span>
</text:h>
      <text:p text:style-name="P4">
Author: ['АРМІЯINFORM']</text:p>
      <text:p text:style-name="P4">
Time: 2023-05-18T97:00:00-04:00</text:p>
      <text:p text:style-name="P4">
Description: For the INICIATITITITS OF THE ORGANIC “Poligon 56” from the coordinating headquarters of the Widen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76640ee4-947b-43dc-9f65-8667acfabb6c.jpg" text:style-name="Internet_20_link" text:visited-style-name="Visited_20_Internet_20_Link">
76640ee4-947b-43dc-9f65-8667acfabb6c.jpg</text:a>
']</text:p>
      <text:p text:style-name="P4">
Tags: ['ВІЙСЬКОВОПОЛОНЕНІ', 'КООРДИНАЦІЙНИЙ ШТАБ З ПИТАНЬ ПОВОДЖЕННЯ З ВІЙСЬКОВОПОЛОНЕНИМИ', 'ЧЕРВОНИЙ ХРЕСТ']</text:p>
      <text:p text:style-name="P4">
Category: News</text:p>
      <!--METADATA-->
      <text:p text:style-name="P4">
<draw:frame draw:style-name="fr1" draw:name="Image407" text:anchor-type="as-char" svg:width="6.9236in" svg:height="4.615733in" draw:z-index="0">
<draw:image xlink:href="../Images/AРМІЯINFORM/2023-05-18T97-00-00-04-00/76640ee4-947b-43dc-9f65-8667acfabb6c.jpg" xlink:type="simple" xlink:show="embed" xlink:actuate="onLoad" draw:mime-type="image/jpeg"/>
</draw:frame>
On the initiative of the NGO Land 56, a meeting with the families of servicemen of two brigades was held at the coordination staff. Coordinating headquarters, International Cross Committee Cross answered to the questions of the Big.(ICCH), National Information Bureau and Office of the Verkhovna Rada of Human Rights.</text:p>
      <text:p text:style-name="P4">
About it <text:a xlink:type="simple" xlink:href="https://t.me/Koord_shtab/1075" text:style-name="Internet_20_link" text:visited-style-name="Visited_20_Internet_20_Link">
reports</text:a>
Coordination headquarters of inquiries for the treatment of prisoners of war.</text:p>
      <text:p text:style-name="P4">
They discussed the possibility of public disclosure of the ICRC cases of the death of our defenders in the Russian captivity.</text:p>
      <text:p text:style-name="P4">
“There have been cases of public disclosure in the history of the ICRC. Unfortunately, Caesakin has been stopped in these countries. It is possible to weigh and consider what we will lose, ”the ICCH representative said.</text:p>
      <text:p text:style-name="P4">
In Warsaw, the Commissioner of the Verkhovna Rada for Human Rights violated the topic of deaths in Russian captivity.</text:p>
      <text:p text:style-name="P4">
“We collect the evidence base. We will transfer the materials to the International Criminal Court: both death and torture. The publicity of such crime is the opportunity to enlist the support of the international community. The question is not We disclose at all levels, ”the representative of the office assured.</text:p>
      <text:p text:style-name="P4">
The ICCH representative once again emphasized that the captivity of our defenders and defenders is confirmed not by their organization, but by Russia - a country that holds people in captivity.</text:p>
      <text:p text:style-name="P4">
“We send inquiries. We use all the data provided by families. There are successful cases when we manage to receive confirmation. Unfortunately, not everyone, but they are, ”she said. - We do not disclose the amount and frequency of requests that we are onsing to Russia. The number of confirmations depends on the separaage with the authorities on the other side. The prisoners are responsible for captives. Its duty is to protect the people they hold. We ask and ask for access to everyone. ”</text:p>
      <text:p text:style-name="P4">
A representative of the National Information Bureau noted that the work is ongoing for the letters to reach our defenders in captivity.</text:p>
      <text:p text:style-name="P4">
News Source: <text:a xlink:type="simple" xlink:href="https://armyinform.com.ua/2023/05/18/u-koordynaczijnomu-shtabi-obgovoryly-mozhlyvist-rozgoloshennya-mkchh-zagybeli-zahysnykiv-u-rosijskomu-poloni/" text:style-name="Internet_20_link" text:visited-style-name="Visited_20_Internet_20_Link">
https://armyinform.com.ua/2023/05/18/u-koordynaczijnomu-shtabi-obgovoryly-mozhlyvist-rozgoloshennya-mkchh-zagybeli-zahysnykiv-u-rosijskomu-poloni/</text:a>
</text:p>
      <!--NEWS-->
      <text:h text:style-name="P10" text:outline-level="1">
<text:span text:style-name="T4">
The meaningless attacks of the Russian Federation on Kiev are needed by the Kremlin to raise the degree of patriotic hysteria - Alexei Danilov</text:span>
</text:h>
      <text:p text:style-name="P4">
Author: ['АРМІЯINFORM']</text:p>
      <text:p text:style-name="P4">
Time: 2023-05-18T98:00:00-04:00</text:p>
      <text:p text:style-name="P4">
Description: The secretary for the sake of the National Bezpeki, the Rosiya Attaku Capital Ukrainia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ВІЙНА', 'ОЛЕКСІЙ ДАНІЛОВ', 'РАКЕТНІ АТАКИ РФ']</text:p>
      <text:p text:style-name="P4">
Category: News</text:p>
      <!--METADATA-->
      <text:p text:style-name="P4">
<draw:frame draw:style-name="fr1" draw:name="Image408" text:anchor-type="as-char" svg:width="6.9236in" svg:height="3.894525in" draw:z-index="0">
<draw:image xlink:href="../ConvertedIMGs/AРМІЯINFORM/2023-05-18T98-00-00-04-00/124169412_728e27f1-5076-4016-ae2e-9fb07e605c88.jpg.png" xlink:type="simple" xlink:show="embed" xlink:actuate="onLoad" draw:mime-type="image/png"/>
</draw:frame>
The Secretary of the National Security and Defense Council believes that Russia is attacking the capital of Ukraine with expensive missiles from despair and to heat patriotic agriculture in the Russians.</text:p>
      <text:p text:style-name="P4">
He [wrote] about it(https://twitter.com/oleksiydanilov/status/1659116398105198593?s=46)In his tweet.</text:p>
      <text:p text:style-name="P4">
“Kiev remains a manic and unattainable Putin's target. Symbolic places are the purpose of Russian rocket firing. The Kremlin is needed and super -costly and super -frequency to the capital to raise the degree of patriotic hysteriv in the country, ”the message reads.</text:p>
      <text:p text:style-name="P4">
Alexei Danilov added that in Russia the process of despair and disappointment on the background of the failure of the offensive and failure at the front.</text:p>
      <text:p text:style-name="P4">
It is known that at night Russia has once again attacked Ukraine, including Kiev, 30 rockets of different types and drones. Defenders <text:a xlink:type="simple" xlink:href="https://armyinform.com.ua/2023/05/18/syly-ppo-vnochi-znyshhyly-33-povitryani-czili-29-raket-ta-4-bezpilotnyky/" text:style-name="Internet_20_link" text:visited-style-name="Visited_20_Internet_20_Link">
knocked down</text:a>
29 rockets and 4 non -spokes.</text:p>
      <text:p text:style-name="P4">
News Source: <text:a xlink:type="simple" xlink:href="https://armyinform.com.ua/2023/05/18/bezgluzdi-ataky-rf-na-kyyiv-neobhidni-kremlyu-dlya-pidnyattya-gradusu-patriotychnoyi-isteriyi-oleksij-danilov/" text:style-name="Internet_20_link" text:visited-style-name="Visited_20_Internet_20_Link">
https://armyinform.com.ua/2023/05/18/bezgluzdi-ataky-rf-na-kyyiv-neobhidni-kremlyu-dlya-pidnyattya-gradusu-patriotychnoyi-isteriyi-oleksij-danilov/</text:a>
</text:p>
      <!--NEWS-->
      <text:h text:style-name="P10" text:outline-level="1">
<text:span text:style-name="T4">
Short. War. Day 449. Videoodigest</text:span>
</text:h>
      <text:p text:style-name="P4">
Author: ['АРМІЯINFORM']</text:p>
      <text:p text:style-name="P4">
Time: 2023-05-18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ВІДЕОДАЙДЖЕСТ', 'ГЕНЕРАЛЬНИЙ ШТАБ ЗС УКРАЇНИ']</text:p>
      <text:p text:style-name="P4">
Category: News</text:p>
      <!--METADATA-->
      <text:p text:style-name="P4">
News Source: <text:a xlink:type="simple" xlink:href="https://armyinform.com.ua/2023/05/18/korotko-vijna-den-449-videodajdzhest/" text:style-name="Internet_20_link" text:visited-style-name="Visited_20_Internet_20_Link">
https://armyinform.com.ua/2023/05/18/korotko-vijna-den-449-videodajdzhest/</text:a>
</text:p>
      <!--NEWS-->
      <text:h text:style-name="P10" text:outline-level="1">
<text:span text:style-name="T4">
Odeska Oblast(19:53). Red Alert: aerial threat. Sirens sounding. Take cover now!</text:span>
</text:h>
      <text:p text:style-name="P4">
Authors: liveuamap (Language: en)</text:p>
      <text:p text:style-name="P4">
Time: 2023-05-18T9:55:00</text:p>
      <text:p text:style-name="P4">
Location: Odeska Oblast (Latitude:46.74951 Longtitude:30.24992)</text:p>
      <text:p text:style-name="P4">
Videos: []</text:p>
      <text:p text:style-name="P4">
Images: []</text:p>
      <text:p text:style-name="P4">
Tags: ["Europe", "Central and Eastern Europe"]</text:p>
      <text:p text:style-name="P4">
Id: 22563800</text:p>
      <!--METADATA-->
      <text:p text:style-name="P4">
Odesa region(19:53). Red Alert: aerial threat. Sirens sounding. Take covernow!</text:p>
      <text:p text:style-name="P4">
News Collection Link: <text:a xlink:type="simple" xlink:href="https://liveuamap.com/en/2023/18-may-odeska-oblast1953-red-alert-aerial-thrg" text:style-name="Internet_20_link" text:visited-style-name="Visited_20_Internet_20_Link">
https://liveuamap.com/en/2023/18-may-odeska-oblast1953-red-alert-aerial-thrg</text:a>
</text:p>
      <text:p text:style-name="P4">
News Source: <text:a xlink:type="simple" xlink:href="https://t.me/suspilneodesa/23334" text:style-name="Internet_20_link" text:visited-style-name="Visited_20_Internet_20_Link">
https://t.me/suspilneodesa/23334</text:a>
</text:p>
      <!--NEWS-->
      <text:h text:style-name="P10" text:outline-level="1">
<text:span text:style-name="T4">
Trude with colleagues-deputies got dressed in embroidery</text:span>
</text:h>
      <text:p text:style-name="P4">
Authors: Ukrinform (Person)</text:p>
      <text:p text:style-name="P4">
Publisher: Укринформ (Organization)</text:p>
      <text:p text:style-name="P4">
Published Time: 2023-05-19T-31:28:00+03:00</text:p>
      <text:p text:style-name="P4">
Modified Time: 2023-05-19T00:28:00+03:00</text:p>
      <text:p text:style-name="P4">
Description: Canadian Prime Minister Justin Trudeau, together with the Fellows from the Liberal Party of Canada and senators on the occasion of World Embroidery Day, dressed in Ukrainian folk clothing. - Ukrinform.</text:p>
      <text:p text:style-name="P4">
Images: ["<text:a xlink:type="simple" xlink:href="https://static.ukrinform.com/photos/2023_05/thumb_files/630_360_1684436517-765.jpg" text:style-name="Internet_20_link" text:visited-style-name="Visited_20_Internet_20_Link">
630_360_16844...</text:a>
", "<text:a xlink:type="simple" xlink:href="https://static.ukrinform.com/photos/2023_05/1684436517-866.jpg" text:style-name="Internet_20_link" text:visited-style-name="Visited_20_Internet_20_Link">
1684436517-86...</text:a>
"]</text:p>
      <text:p text:style-name="P4">
Tags: ['Канада', 'Трюдо', 'Вишиванка', 'День вишиванки']</text:p>
      <text:p text:style-name="P4">
Type: Article</text:p>
      <!--METADATA-->
      <text:p text:style-name="P4">
<draw:frame draw:style-name="fr1" draw:name="Image409" text:anchor-type="as-char" svg:width="6.9236in" svg:height="3.956343in" draw:z-index="0">
<draw:image xlink:href="../Images/yкринформ/2023-05-19T-31-28-00-03-00/630_360_1684436517-765.jpg" xlink:type="simple" xlink:show="embed" xlink:actuate="onLoad" draw:mime-type="image/jpeg"/>
</draw:frame>
Canadian Prime Minister Justin Trudeau, together with the Liberal Party Cycle Fellows and Senators on the occasion of World Embroidery Day, dressed in Ukrainian folk clothing.</text:p>
      <text:p text:style-name="P4">
According to Ukrinform correspondent, the corresponding photo on its network page <text:a xlink:type="simple" xlink:href="https://twitter.com/UKRinCAN/status/1659234103571501056" text:style-name="Internet_20_link" text:visited-style-name="Visited_20_Internet_20_Link">
</text:a>
The Embassy of Ukraine in Canada was published.</text:p>
      <text:p text:style-name="P4">
“Prime Minister Justin Trudeau, MPs and Senators have worn their own <text:a xlink:type="simple" xlink:href="https://www.ukrinform.ua/tag-visivanka" text:style-name="Internet_20_link" text:visited-style-name="Visited_20_Internet_20_Link">
</text:a>
As a sign of solidarity with Ukraine, ” -comes in a post under the photo.</text:p>
      <text:p text:style-name="P4">
<draw:frame draw:style-name="fr1" draw:name="Image410" text:anchor-type="as-char" svg:width="6.9236in" svg:height="4.057999in" draw:z-index="0">
<draw:image xlink:href="../Images/yкринформ/2023-05-19T-31-28-00-03-00/1684436517-866.jpg" xlink:type="simple" xlink:show="embed" xlink:actuate="onLoad" draw:mime-type="image/jpeg"/>
</draw:frame>
It should be noted that the solemn photo shoot with the Head of Government also took an army in Canada Yulia Kovaliv.</text:p>
      <text:p text:style-name="P4">
<text:span text:style-name="T4">
 Read also: </text:span>
 <text:a xlink:type="simple" xlink:href="https://www.ukrinform.ua/rubric-society/3711010-diplomati-krain-es-rozpovili-so-dla-nih-oznacae-visivanka.html" text:style-name="Internet_20_link" text:visited-style-name="Visited_20_Internet_20_Link">
<text:span text:style-name="T4">
 embroidery </text:span>
</text:a>
Recall: <text:a xlink:type="simple" xlink:href="https://www.ukrinform.ua/rubric-society/3710730-sogodni-den-visivanki.html" text:style-name="Internet_20_link" text:visited-style-name="Visited_20_Internet_20_Link">
</text:a>
Traditionally, they celebrate on the third Thursday of May. The action of Berehochtok on the initiative of the student youth of the Faculty of History, Political Science of Tamzhni International Relations of Yuriy Fedkovich Chernivtsi University. In 2006, they offered one day of the year to devote to a Ukrainian embroidered shirt. The holy existed and noted in a narrow circle, but in 2014 it went out not only outside the circle of conscious Ukrainian students, but also outside Ukraine.</text:p>
      <text:p text:style-name="P4">
News Source: <text:a xlink:type="simple" xlink:href="https://www.ukrinform.ua/rubric-world/3711138-trudo-z-kolegamideputatami-vbravsa-u-visivanku.html" text:style-name="Internet_20_link" text:visited-style-name="Visited_20_Internet_20_Link">
https://www.ukrinform.ua/rubric-world/3711138-trudo-z-kolegamideputatami-vbravsa-u-visivanku.html</text:a>
</text:p>
      <!--NEWS-->
      <text:h text:style-name="P10" text:outline-level="1">
<text:span text:style-name="T4">
Putin has two options: surrender or repeat Hitler's fate - Cyslits in the UN Council</text:span>
</text:h>
      <text:p text:style-name="P4">
Authors: Ukrinform (Person)</text:p>
      <text:p text:style-name="P4">
Publisher: Укринформ (Organization)</text:p>
      <text:p text:style-name="P4">
Published Time: 2023-05-19T-33:24:00+03:00</text:p>
      <text:p text:style-name="P4">
Modified Time: 2023-05-19T00:24:00+03:00</text:p>
      <text:p text:style-name="P4">
Description: Russian President Vladimir Putin has two ways to get out of the current situation - to surrender or repeat the fate of Adolf Hitler, who committed suicide at the end of World War II. - Ukrinform.</text:p>
      <text:p text:style-name="P4">
Images: ["<text:a xlink:type="simple" xlink:href="https://static.ukrinform.com/photos/2023_05/thumb_files/630_360_1684444785-437.jpeg" text:style-name="Internet_20_link" text:visited-style-name="Visited_20_Internet_20_Link">
630_360_16844...</text:a>
"]</text:p>
      <text:p text:style-name="P4">
Tags: ['Путін', 'Кислиця', 'Радбез ООН', 'Війна з Росією']</text:p>
      <text:p text:style-name="P4">
Type: Article</text:p>
      <!--METADATA-->
      <text:p text:style-name="P4">
<draw:frame draw:style-name="fr1" draw:name="Image411" text:anchor-type="as-char" svg:width="6.9236in" svg:height="3.956343in" draw:z-index="0">
<draw:image xlink:href="../Images/yкринформ/2023-05-19T-33-24-00-03-00/630_360_1684444785-437.jpeg" xlink:type="simple" xlink:show="embed" xlink:actuate="onLoad" draw:mime-type="image/jpeg"/>
</draw:frame>
Russian President Vladimir Putin has two ways to get out of the current situation -to see or repeat the fate of Adolf Hitler, who committed suicide of the Second World War.</text:p>
      <text:p text:style-name="P4">
According to the Ukrinform correspondent in New York, a consistent representative of Ukraine at the United Nations Sergey Kislytsa said at a meeting of the UN Security Council, which was convened by Moscow to "condemn" the supply of weapons to Ukraine.</text:p>
      <text:p text:style-name="P4">
"There are two options in the Rashist Criminal Bunner: either to see, or to repeat what happened in another bunker on April 30, 1945," Kyslyts said, without name.</text:p>
      <text:p text:style-name="P4">
He stressed that Ukraine will continue to fight, “until every Ukrainian citizen and every piece of our sovereign land will not be released but <text:a xlink:type="simple" xlink:href="https://www.ukrinform.ua/tag-rosia" text:style-name="Internet_20_link" text:visited-style-name="Visited_20_Internet_20_Link">
</text:a>
It does not suffer a military defeat in Ukraine. "</text:p>
      <text:p text:style-name="P4">
<text:span text:style-name="T4">
 Read also: </text:span>
 <text:a xlink:type="simple" xlink:href="https://www.ukrinform.ua/rubric-world/3711151-francia-u-radbezi-oon-rosia-ne-moze-i-ne-povinna-peremogti.html" text:style-name="Internet_20_link" text:visited-style-name="Visited_20_Internet_20_Link">
<text:span text:style-name="T4">
 UN </text:span>
</text:a>
"We will continue to strengthen international solidarity until all Russian military rooms are held accountable," he added that the formula of comprehensive, fair and long peace already exists, and its main element is compliance with the UN Statute, in particular.</text:p>
      <text:p text:style-name="P4">
"If Russia is interested in survival, it should grasp this resolution as a charging circle, and go the way to the peace that it outlines," - it is an acid.</text:p>
      <text:p text:style-name="P4">
According to him, "it is time for Russian hordes to withdraw their troops of Ukraine without any delay - and not on cars stolen from the Ukrainian population."</text:p>
      <text:p text:style-name="P4">
<text:span text:style-name="T4">
 Read also: </text:span>
 <text:a xlink:type="simple" xlink:href="https://www.ukrinform.ua/rubric-polytics/3711148-ukraina-namagaetsa-donesti-do-arabskih-krain-svou-formulu-miru-ermak.html" text:style-name="Internet_20_link" text:visited-style-name="Visited_20_Internet_20_Link">
</text:a>
He emphasized that hundreds of thousands of illegal Russian migrants have a blatant.</text:p>
      <text:p text:style-name="P4">
Finally, Kislytsya addressed the Russian representatives in Russian.</text:p>
      <text:p text:style-name="P4">
“Forced to contact the representatives of the Putin's criminal regime in the language of the deputy minister of foreign affairs(Sergius)Ryabkova. He got time to fulfill the guidance of your boss, who in January last year had the arrogance to say that it was time for you to perform it for yourself: "collect manat and go" at the turn of 1991.</text:p>
      <text:p text:style-name="P4">
As it was reported, in January 2022 Ryabkov stated that NATO had "to collect and go at the turn of 1997."</text:p>
      <text:p text:style-name="P4">
News Source: <text:a xlink:type="simple" xlink:href="https://www.ukrinform.ua/rubric-polytics/3711154-putin-mae-dva-varianti-zdatisa-ci-povtoriti-dolu-gitlera-kislica-u-radbezi-oon.html" text:style-name="Internet_20_link" text:visited-style-name="Visited_20_Internet_20_Link">
https://www.ukrinform.ua/rubric-polytics/3711154-putin-mae-dva-varianti-zdatisa-ci-povtoriti-dolu-gitlera-kislica-u-radbezi-oon.html</text:a>
</text:p>
      <!--NEWS-->
      <text:h text:style-name="P10" text:outline-level="1">
<text:span text:style-name="T4">
"Roma" came to the finals of the Europa League, "West Hem" is playing the title in the UEFA conference league</text:span>
</text:h>
      <text:p text:style-name="P4">
Authors: Ukrinform (Person)</text:p>
      <text:p text:style-name="P4">
Publisher: Укринформ (Organization)</text:p>
      <text:p text:style-name="P4">
Published Time: 2023-05-19T-35:21:00+03:00</text:p>
      <text:p text:style-name="P4">
Modified Time: 2023-05-19T00:21:00+03:00</text:p>
      <text:p text:style-name="P4">
Description: The first participants of the decisive matches in the Europa League and the UEFA League of the UEFA season-2022/23 were identified. - Ukrinform.</text:p>
      <text:p text:style-name="P4">
Images: ["<text:a xlink:type="simple" xlink:href="https://static.ukrinform.com/photos/2023_05/thumb_files/630_360_1684444622-160.jpg" text:style-name="Internet_20_link" text:visited-style-name="Visited_20_Internet_20_Link">
630_360_16844...</text:a>
"]</text:p>
      <text:p text:style-name="P4">
Tags: ['Футбол', 'Ліга Європи', 'Ліга конференцій УЄФА']</text:p>
      <text:p text:style-name="P4">
Type: Article</text:p>
      <!--METADATA-->
      <text:p text:style-name="P4">
<draw:frame draw:style-name="fr1" draw:name="Image412" text:anchor-type="as-char" svg:width="6.9236in" svg:height="3.956343in" draw:z-index="0">
<draw:image xlink:href="../Images/yкринформ/2023-05-19T-35-21-00-03-00/630_360_1684444622-160.jpg" xlink:type="simple" xlink:show="embed" xlink:actuate="onLoad" draw:mime-type="image/jpeg"/>
</draw:frame>
The first participants of the decisive matches in the Europa League and the UEFA Lease-False Fields were identified.</text:p>
      <text:p text:style-name="P4">
The Europa League final will be held with the participation of the players of the Italian Roma, as a minimum in Rome, the German "Bayer" was minimally overcome in Rome(1:0), and in Levercusena has brought out its advantage(0:0), reports Ukrinform.</text:p>
      <text:p text:style-name="P4">
Roma will be the winner of the confrontation between the Spanish Seville by the Taitalian Juventus, who exchanged goals in Turin(1:1).</text:p>
      <text:p text:style-name="P4">
<text:span text:style-name="T4">
Читайте також:</text:span>
 <text:a xlink:type="simple" xlink:href="https://www.ukrinform.ua/rubric-sports/3708030-vest-gem-i-bazel-vigrali-persi-matci-12-finalu-ligi-konferencij-uefa.html" text:style-name="Internet_20_link" text:visited-style-name="Visited_20_Internet_20_Link">
 <text:span text:style-name="T4">
Вест</text:span>
 <text:span text:style-name="T4">
Гем</text:span>
 </text:a>
The first UEFA conferences finalist was the English West Hem, which was overheated by the Dutch ALKMARA(2:1, 1:0).</text:p>
      <text:p text:style-name="P4">
У фіналі лондонці зустрінуться з переможцем пари «Базель» (Switzerland)-Fiorentina(Italy), the first match - 2: 1.</text:p>
      <text:p text:style-name="P4">
<text:span text:style-name="T4">
 Read also: </text:span>
 <text:a xlink:type="simple" xlink:href="https://www.ukrinform.ua/rubric-sports/3710753-ukrainski-kiberfutbolisti-startuut-u-plejoff-vidboru-fifae-nations-cup.html" text:style-name="Internet_20_link" text:visited-style-name="Visited_20_Internet_20_Link">
</text:a>
Recall that the final match of the Europa League will take on May 31 "Pushash Arena"(Hungary), and the decisive match of the UEFA conferences League will be held on June 7 at the Sinobo Stedium in Prague(Czech Republic).</text:p>
      <text:p text:style-name="P4">
Фото: ФК «Рома».</text:p>
      <text:p text:style-name="P4">
News Source: <text:a xlink:type="simple" xlink:href="https://www.ukrinform.ua/rubric-sports/3711153-roma-vijsla-u-final-ligi-evropi-vest-gem-rozigrae-titul-u-lizi-konferencij-uefa.html" text:style-name="Internet_20_link" text:visited-style-name="Visited_20_Internet_20_Link">
https://www.ukrinform.ua/rubric-sports/3711153-roma-vijsla-u-final-ligi-evropi-vest-gem-rozigrae-titul-u-lizi-konferencij-uefa.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5-19T-37:05:00+03:00</text:p>
      <text:p text:style-name="P4">
Modified Time: 2023-05-19T00:05:00+03:00</text:p>
      <text:p text:style-name="P4">
Description: Air alarm was declared in Kiev and seven more regions.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444236-467.png" text:style-name="Internet_20_link" text:visited-style-name="Visited_20_Internet_20_Link">
1684444236-46...</text:a>
"]</text:p>
      <text:p text:style-name="P4">
Tags: ['Безпілотник', 'Війна з Росією', 'Повітряна тривога']</text:p>
      <text:p text:style-name="P4">
Type: Article</text:p>
      <!--METADATA-->
      <text:p text:style-name="P4">
<draw:frame draw:style-name="fr1" draw:name="Image413" text:anchor-type="as-char" svg:width="6.9236in" svg:height="3.956343in" draw:z-index="0">
<draw:image xlink:href="../Images/yкринформ/2023-05-19T-37-05-00-03-00/630_360_1645871571-868.jpg" xlink:type="simple" xlink:show="embed" xlink:actuate="onLoad" draw:mime-type="image/jpeg"/>
</draw:frame>
In Kiev, seven more regions declared an alarm.</text:p>
      <text:p text:style-name="P4">
This is evidenced by <text:a xlink:type="simple" xlink:href="https://map.ukrainealarm.com/" text:style-name="Internet_20_link" text:visited-style-name="Visited_20_Internet_20_Link">
</text:a>
Air anxiety, reports Ukrinform.</text:p>
      <text:p text:style-name="P4">
<draw:frame draw:style-name="fr1" draw:name="Image414" text:anchor-type="as-char" svg:width="6.9236in" svg:height="3.89773in" draw:z-index="0">
<draw:image xlink:href="../Images/yкринформ/2023-05-19T-37-05-00-03-00/1684444236-467.png" xlink:type="simple" xlink:show="embed" xlink:actuate="onLoad" draw:mime-type="image/png"/>
</draw:frame>
So now <text:a xlink:type="simple" xlink:href="https://www.ukrinform.ua/tag-povitrana-trivoga" text:style-name="Internet_20_link" text:visited-style-name="Visited_20_Internet_20_Link">
</text:a>
UKIV, Kyiv, Chernihiv, Dnipropetrovsk, Zaporizhia, Kharkiv, Donetsk and Luhansk regions were declared.</text:p>
      <text:p text:style-name="P4">
<text:span text:style-name="T4">
 Read also: </text:span>
 <text:a xlink:type="simple" xlink:href="https://www.ukrinform.ua/rubric-ato/3710880-nicna-raketna-ataka-na-ukrainu-ignat-rozpoviv-pro-osoblivist.html" text:style-name="Internet_20_link" text:visited-style-name="Visited_20_Internet_20_Link">
</text:a>
At the same time, the monitoring TG channels report hostile drones of the type "ShahED-136" in the Kyiv region, their number is still unknown.</text:p>
      <text:p text:style-name="P4">
News Source: <text:a xlink:type="simple" xlink:href="https://www.ukrinform.ua/rubric-ato/3711152-ukrainou-siritsa-povitrana-trivoga.html" text:style-name="Internet_20_link" text:visited-style-name="Visited_20_Internet_20_Link">
https://www.ukrinform.ua/rubric-ato/3711152-ukrainou-siritsa-povitrana-trivoga.html</text:a>
</text:p>
      <!--NEWS-->
      <text:h text:style-name="P10" text:outline-level="1">
<text:span text:style-name="T4">
France - in the UN Council: Russia cannot and should not win</text:span>
</text:h>
      <text:p text:style-name="P4">
Authors: Ukrinform (Person)</text:p>
      <text:p text:style-name="P4">
Publisher: Укринформ (Organization)</text:p>
      <text:p text:style-name="P4">
Published Time: 2023-05-19T-39:01:00+03:00</text:p>
      <text:p text:style-name="P4">
Modified Time: 2023-05-19T00:01:00+03:00</text:p>
      <text:p text:style-name="P4">
Description: Russia is already convening a meeting of the UN Security Council dedicated to the supply of weapons to Ukraine, but "the repetition of this exercise to nausea will still not turn parallel reality into reality," - Ukrinform.</text:p>
      <text:p text:style-name="P4">
Images: ["<text:a xlink:type="simple" xlink:href="https://static.ukrinform.com/photos/2023_05/thumb_files/630_360_1684443299-973.jpeg" text:style-name="Internet_20_link" text:visited-style-name="Visited_20_Internet_20_Link">
630_360_16844...</text:a>
"]</text:p>
      <text:p text:style-name="P4">
Tags: ['Франція', 'Україна', 'Зброя', 'Агресія РФ', 'Росія', 'Радбез ООН']</text:p>
      <text:p text:style-name="P4">
Type: Article</text:p>
      <!--METADATA-->
      <text:p text:style-name="P4">
<draw:frame draw:style-name="fr1" draw:name="Image415" text:anchor-type="as-char" svg:width="6.9236in" svg:height="3.956343in" draw:z-index="0">
<draw:image xlink:href="../Images/yкринформ/2023-05-19T-39-01-00-03-00/630_360_1684443299-973.jpeg" xlink:type="simple" xlink:show="embed" xlink:actuate="onLoad" draw:mime-type="image/jpeg"/>
</draw:frame>
In the fifty, the UN Security Council meetings dedicated to the supply of weapons in Ukraine, but "the repetition of this exercise to nausea will still not turn parallel reality into reality",</text:p>
      <text:p text:style-name="P4">
According to Ukrinform correspondent in New York, post-predfranction at the UN Nicole de Riviere said at a UN Security Council on Thursday.</text:p>
      <text:p text:style-name="P4">
The end of this war and its negative consequences depend solely on Russia, and others, except Russia, still do not seek to continue this conflict, stressed de Rivier.</text:p>
      <text:p text:style-name="P4">
“What is the Russian Federation expected? That delivery <text:a xlink:type="simple" xlink:href="https://www.ukrinform.ua/tag-zbroa" text:style-name="Internet_20_link" text:visited-style-name="Visited_20_Internet_20_Link">
</text:a>
In Ukraine, will Russia be able to win this war and impose its will? And then? Then we can move to something else, to a new aggression? Russia is not possible and should not win this conflict, ”the post -forecast of France said. In his words, this is contrary to the principles of the UN.</text:p>
      <text:p text:style-name="P4">
<text:span text:style-name="T4">
 Read also: </text:span>
 <text:a xlink:type="simple" xlink:href="https://www.ukrinform.ua/rubric-ato/3711146-v-oon-vkazali-rosii-so-vona-otrimue-zbrou-z-insih-derzav-dla-vijni-proti-ukraini.html" text:style-name="Internet_20_link" text:visited-style-name="Visited_20_Internet_20_Link">
<text:span text:style-name="T4">
 UN </text:span>
</text:a>
“We cannot agree to peace, where the sovereignty and security of everyone depend on the ratio of forces. It was for all these reasons that France decided to support the Ukrainian people in his right to exercise law self -defense in his partners, ”he added.</text:p>
      <text:p text:style-name="P4">
France will continue to support Ukraine both on a bilateral basis and in the European Union, "taking into account Ukraine's most urgent needs to strengthen its defense capability," he explained.</text:p>
      <text:p text:style-name="P4">
De Rivier stressed that while the West legally supplies weapons to Ukraine, "Russia seeks to buy it illegally to replenish its reduced stocks while buying drones in Iran, as well as missiles and ammunition in North Korea."</text:p>
      <text:p text:style-name="P4">
He recalled that such actions of the Russian Federation are a violation of the resolutions of the UN Security Council.</text:p>
      <text:p text:style-name="P4">
<text:span text:style-name="T4">
 Read also: </text:span>
 <text:a xlink:type="simple" xlink:href="https://www.ukrinform.ua/rubric-polytics/3710176-miznarodnij-sud-oon-u-cervni-provede-publicni-sluhanna-u-spravi-ukraina-proti-rosii.html" text:style-name="Internet_20_link" text:visited-style-name="Visited_20_Internet_20_Link">
<text:span text:style-name="T4">
 UN </text:span>
</text:a>
Some of these weapons are used by Wagner PVC mercenaries, whose crimes are documented, postpred.</text:p>
      <text:p text:style-name="P4">
In his opinion, there is the only possible way out - peace according to the statuon, which involves the restoration of sovereignty and territorial integrity of Ukraine.</text:p>
      <text:p text:style-name="P4">
"It is on this basis that France supports the Ukrainian Peaceful Plan," - stressed.</text:p>
      <text:p text:style-name="P4">
News Source: <text:a xlink:type="simple" xlink:href="https://www.ukrinform.ua/rubric-world/3711151-francia-u-radbezi-oon-rosia-ne-moze-i-ne-povinna-peremogti.html" text:style-name="Internet_20_link" text:visited-style-name="Visited_20_Internet_20_Link">
https://www.ukrinform.ua/rubric-world/3711151-francia-u-radbezi-oon-rosia-ne-moze-i-ne-povinna-peremogti.html</text:a>
</text:p>
      <!--NEWS-->
      <text:h text:style-name="P10" text:outline-level="1">
<text:span text:style-name="T4">
France - in the UN Council: Russia cannot and should not win</text:span>
</text:h>
      <text:p text:style-name="P4">
Authors: Ukrinform (Person)</text:p>
      <text:p text:style-name="P4">
Publisher: Укринформ (Organization)</text:p>
      <text:p text:style-name="P4">
Published Time: 2023-05-19T00:01:00+03:00</text:p>
      <text:p text:style-name="P4">
Modified Time: 2023-05-19T00:01:00+03:00</text:p>
      <text:p text:style-name="P4">
Description: Russia is already convening a meeting of the UN Security Council dedicated to the supply of weapons to Ukraine, but "the repetition of this exercise to nausea will still not turn parallel reality into reality," - Ukrinform.</text:p>
      <text:p text:style-name="P4">
Images: ["<text:a xlink:type="simple" xlink:href="https://static.ukrinform.com/photos/2023_05/thumb_files/630_360_1684443299-973.jpeg" text:style-name="Internet_20_link" text:visited-style-name="Visited_20_Internet_20_Link">
630_360_16844...</text:a>
"]</text:p>
      <text:p text:style-name="P4">
Tags: ['Франція', 'Україна', 'Зброя', 'Агресія РФ', 'Росія', 'Радбез ООН']</text:p>
      <text:p text:style-name="P4">
Type: Article</text:p>
      <!--METADATA-->
      <text:p text:style-name="P4">
<draw:frame draw:style-name="fr1" draw:name="Image416" text:anchor-type="as-char" svg:width="6.9236in" svg:height="3.956343in" draw:z-index="0">
<draw:image xlink:href="../Images/yкринформ/2023-05-19T00-01-00-03-00/630_360_1684443299-973.jpeg" xlink:type="simple" xlink:show="embed" xlink:actuate="onLoad" draw:mime-type="image/jpeg"/>
</draw:frame>
Russia is already convening a meeting of the UN Security Council dedicated to the supply of weapons in Ukraine, but "the repetition of this exercise to nausea will still not turn parallel reality into reality",</text:p>
      <text:p text:style-name="P4">
According to Ukrinform correspondent in New York, post-predfranction at the UN Nicole de Riviere said at a UN Security Council on Thursday.</text:p>
      <text:p text:style-name="P4">
The end of this war and its negative consequences depend solely on Russia, and others, except Russia, still do not seek to continue this conflict, stressed de Rivier.</text:p>
      <text:p text:style-name="P4">
“What is the Russian Federation expected? That delivery <text:a xlink:type="simple" xlink:href="https://www.ukrinform.ua/tag-zbroa" text:style-name="Internet_20_link" text:visited-style-name="Visited_20_Internet_20_Link">
</text:a>
In Ukraine, will Russia be able to win this war and impose its will? And then? Then we can move to something else, to a new aggression? Russia is not possible and should not win this conflict, ”the post -forecast of France said. In his words, this is contrary to the principles of the UN.</text:p>
      <text:p text:style-name="P4">
<text:span text:style-name="T4">
 Read also: </text:span>
 <text:a xlink:type="simple" xlink:href="https://www.ukrinform.ua/rubric-ato/3711146-v-oon-vkazali-rosii-so-vona-otrimue-zbrou-z-insih-derzav-dla-vijni-proti-ukraini.html" text:style-name="Internet_20_link" text:visited-style-name="Visited_20_Internet_20_Link">
<text:span text:style-name="T4">
 UN </text:span>
</text:a>
“We cannot agree to peace, where the sovereignty and security of everyone depend on the ratio of forces. It was for all these reasons that France decided to support the Ukrainian people in his right to exercise law self -defense in his partners, ”he added.</text:p>
      <text:p text:style-name="P4">
France will continue to support Ukraine both on a bilateral basis and in the European Union, "taking into account Ukraine's most urgent needs to strengthen its defense capability," he explained.</text:p>
      <text:p text:style-name="P4">
De Rivier stressed that while the West legally supplies weapons to Ukraine, "Russia seeks to buy it illegally to replenish its reduced stocks while buying drones in Iran, as well as missiles and ammunition in North Korea."</text:p>
      <text:p text:style-name="P4">
He recalled that such actions of the Russian Federation are a violation of the resolutions of the UN Security Council.</text:p>
      <text:p text:style-name="P4">
<text:span text:style-name="T4">
 Read also: </text:span>
 <text:a xlink:type="simple" xlink:href="https://www.ukrinform.ua/rubric-polytics/3710176-miznarodnij-sud-oon-u-cervni-provede-publicni-sluhanna-u-spravi-ukraina-proti-rosii.html" text:style-name="Internet_20_link" text:visited-style-name="Visited_20_Internet_20_Link">
<text:span text:style-name="T4">
 UN </text:span>
</text:a>
Some of these weapons are used by Wagner PVC mercenaries, whose crimes are documented, postpred.</text:p>
      <text:p text:style-name="P4">
In his opinion, there is the only possible way out - peace according to the statuon, which involves the restoration of sovereignty and territorial integrity of Ukraine.</text:p>
      <text:p text:style-name="P4">
"It is on this basis that France supports the Ukrainian Peaceful Plan," - stressed.</text:p>
      <text:p text:style-name="P4">
News Source: <text:a xlink:type="simple" xlink:href="https://www.ukrinform.ua/rubric-world/3711151-francia-u-radbezi-oon-rosia-ne-moze-i-ne-povinna-peremogti.html" text:style-name="Internet_20_link" text:visited-style-name="Visited_20_Internet_20_Link">
https://www.ukrinform.ua/rubric-world/3711151-francia-u-radbezi-oon-rosia-ne-moze-i-ne-povinna-peremogti.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5-19T00:05:00+03:00</text:p>
      <text:p text:style-name="P4">
Modified Time: 2023-05-19T00:05:00+03:00</text:p>
      <text:p text:style-name="P4">
Description: Air alarm was declared in Kiev and seven more regions. - Ukrinform.</text:p>
      <text:p text:style-name="P4">
Images: ["<text:a xlink:type="simple" xlink:href="https://static.ukrinform.com/photos/2022_02/thumb_files/630_360_1645871571-868.jpg" text:style-name="Internet_20_link" text:visited-style-name="Visited_20_Internet_20_Link">
630_360_16458...</text:a>
", "<text:a xlink:type="simple" xlink:href="https://static.ukrinform.com/photos/2023_05/1684444236-467.png" text:style-name="Internet_20_link" text:visited-style-name="Visited_20_Internet_20_Link">
1684444236-46...</text:a>
"]</text:p>
      <text:p text:style-name="P4">
Tags: ['Безпілотник', 'Війна з Росією', 'Повітряна тривога']</text:p>
      <text:p text:style-name="P4">
Type: Article</text:p>
      <!--METADATA-->
      <text:p text:style-name="P4">
<draw:frame draw:style-name="fr1" draw:name="Image417" text:anchor-type="as-char" svg:width="6.9236in" svg:height="3.956343in" draw:z-index="0">
<draw:image xlink:href="../Images/yкринформ/2023-05-19T00-05-00-03-00/630_360_1645871571-868.jpg" xlink:type="simple" xlink:show="embed" xlink:actuate="onLoad" draw:mime-type="image/jpeg"/>
</draw:frame>
In Kiev, seven regions were declared air alarm.</text:p>
      <text:p text:style-name="P4">
This is evidenced by <text:a xlink:type="simple" xlink:href="https://map.ukrainealarm.com/" text:style-name="Internet_20_link" text:visited-style-name="Visited_20_Internet_20_Link">
</text:a>
Air anxiety, reports Ukrinform.</text:p>
      <text:p text:style-name="P4">
<draw:frame draw:style-name="fr1" draw:name="Image418" text:anchor-type="as-char" svg:width="6.9236in" svg:height="3.89773in" draw:z-index="0">
<draw:image xlink:href="../Images/yкринформ/2023-05-19T00-05-00-03-00/1684444236-467.png" xlink:type="simple" xlink:show="embed" xlink:actuate="onLoad" draw:mime-type="image/png"/>
</draw:frame>
So now <text:a xlink:type="simple" xlink:href="https://www.ukrinform.ua/tag-povitrana-trivoga" text:style-name="Internet_20_link" text:visited-style-name="Visited_20_Internet_20_Link">
</text:a>
UKIV, Kyiv, Chernihiv, Dnipropetrovsk, Zaporizhia, Kharkiv, Donetsk and Luhansk regions were declared.</text:p>
      <text:p text:style-name="P4">
<text:span text:style-name="T4">
 Read also: </text:span>
 <text:a xlink:type="simple" xlink:href="https://www.ukrinform.ua/rubric-ato/3710880-nicna-raketna-ataka-na-ukrainu-ignat-rozpoviv-pro-osoblivist.html" text:style-name="Internet_20_link" text:visited-style-name="Visited_20_Internet_20_Link">
</text:a>
At the same time, the monitoring TG channels report hostile drones of the type "ShahED-136" in the Kyiv region, their number is still unknown.</text:p>
      <text:p text:style-name="P4">
News Source: <text:a xlink:type="simple" xlink:href="https://www.ukrinform.ua/rubric-ato/3711152-ukrainou-siritsa-povitrana-trivoga.html" text:style-name="Internet_20_link" text:visited-style-name="Visited_20_Internet_20_Link">
https://www.ukrinform.ua/rubric-ato/3711152-ukrainou-siritsa-povitrana-trivoga.html</text:a>
</text:p>
      <!--NEWS-->
      <text:h text:style-name="P10" text:outline-level="1">
<text:span text:style-name="T4">
"Roma" came to the finals of the Europa League, "West Hem" is playing the title in the UEFA conference league</text:span>
</text:h>
      <text:p text:style-name="P4">
Authors: Ukrinform (Person)</text:p>
      <text:p text:style-name="P4">
Publisher: Укринформ (Organization)</text:p>
      <text:p text:style-name="P4">
Published Time: 2023-05-19T00:21:00+03:00</text:p>
      <text:p text:style-name="P4">
Modified Time: 2023-05-19T00:21:00+03:00</text:p>
      <text:p text:style-name="P4">
Description: The first participants of the decisive matches in the Europa League and the UEFA League of the UEFA season-2022/23 were identified. - Ukrinform.</text:p>
      <text:p text:style-name="P4">
Images: ["<text:a xlink:type="simple" xlink:href="https://static.ukrinform.com/photos/2023_05/thumb_files/630_360_1684444622-160.jpg" text:style-name="Internet_20_link" text:visited-style-name="Visited_20_Internet_20_Link">
630_360_16844...</text:a>
"]</text:p>
      <text:p text:style-name="P4">
Tags: ['Футбол', 'Ліга Європи', 'Ліга конференцій УЄФА']</text:p>
      <text:p text:style-name="P4">
Type: Article</text:p>
      <!--METADATA-->
      <text:p text:style-name="P4">
<draw:frame draw:style-name="fr1" draw:name="Image419" text:anchor-type="as-char" svg:width="6.9236in" svg:height="3.956343in" draw:z-index="0">
<draw:image xlink:href="../Images/yкринформ/2023-05-19T00-21-00-03-00/630_360_1684444622-160.jpg" xlink:type="simple" xlink:show="embed" xlink:actuate="onLoad" draw:mime-type="image/jpeg"/>
</draw:frame>
The first participants of the decisive matches in the Europa League and the UEFA Lease-False Fields were identified.</text:p>
      <text:p text:style-name="P4">
The Europa League final will be held with the participation of the players of the Italian Roma, as a minimum in Rome, the German "Bayer" was minimally overcome in Rome(1:0), and in Levercusena has brought out its advantage(0:0), reports Ukrinform.</text:p>
      <text:p text:style-name="P4">
Roma will be the winner of the confrontation between the Spanish Seville by the Taitalian Juventus, who exchanged goals in Turin(1:1).</text:p>
      <text:p text:style-name="P4">
<text:span text:style-name="T4">
Читайте також:</text:span>
 <text:a xlink:type="simple" xlink:href="https://www.ukrinform.ua/rubric-sports/3708030-vest-gem-i-bazel-vigrali-persi-matci-12-finalu-ligi-konferencij-uefa.html" text:style-name="Internet_20_link" text:visited-style-name="Visited_20_Internet_20_Link">
 <text:span text:style-name="T4">
Вест</text:span>
 <text:span text:style-name="T4">
Гем</text:span>
 </text:a>
The first UEFA conferences finalist was the English West Hem, which was overheated by the Dutch ALKMARA(2:1, 1:0).</text:p>
      <text:p text:style-name="P4">
У фіналі лондонці зустрінуться з переможцем пари «Базель» (Switzerland)-Fiorentina(Italy), the first match - 2: 1.</text:p>
      <text:p text:style-name="P4">
<text:span text:style-name="T4">
 Read also: </text:span>
 <text:a xlink:type="simple" xlink:href="https://www.ukrinform.ua/rubric-sports/3710753-ukrainski-kiberfutbolisti-startuut-u-plejoff-vidboru-fifae-nations-cup.html" text:style-name="Internet_20_link" text:visited-style-name="Visited_20_Internet_20_Link">
</text:a>
Recall that the final match of the Europa League will take on May 31 "Pushash Arena"(Hungary), and the decisive match of the UEFA conferences League will be held on June 7 at the Sinobo Stedium in Prague(Czech Republic).</text:p>
      <text:p text:style-name="P4">
Фото: ФК «Рома».</text:p>
      <text:p text:style-name="P4">
News Source: <text:a xlink:type="simple" xlink:href="https://www.ukrinform.ua/rubric-sports/3711153-roma-vijsla-u-final-ligi-evropi-vest-gem-rozigrae-titul-u-lizi-konferencij-uefa.html" text:style-name="Internet_20_link" text:visited-style-name="Visited_20_Internet_20_Link">
https://www.ukrinform.ua/rubric-sports/3711153-roma-vijsla-u-final-ligi-evropi-vest-gem-rozigrae-titul-u-lizi-konferencij-uefa.html</text:a>
</text:p>
      <!--NEWS-->
      <text:h text:style-name="P10" text:outline-level="1">
<text:span text:style-name="T4">
Putin has two options: surrender or repeat Hitler's fate - Cyslits in the UN Council</text:span>
</text:h>
      <text:p text:style-name="P4">
Authors: Ukrinform (Person)</text:p>
      <text:p text:style-name="P4">
Publisher: Укринформ (Organization)</text:p>
      <text:p text:style-name="P4">
Published Time: 2023-05-19T00:24:00+03:00</text:p>
      <text:p text:style-name="P4">
Modified Time: 2023-05-19T00:24:00+03:00</text:p>
      <text:p text:style-name="P4">
Description: Russian President Vladimir Putin has two ways to get out of the current situation - to surrender or repeat the fate of Adolf Hitler, who committed suicide at the end of World War II. - Ukrinform.</text:p>
      <text:p text:style-name="P4">
Images: ["<text:a xlink:type="simple" xlink:href="https://static.ukrinform.com/photos/2023_05/thumb_files/630_360_1684444785-437.jpeg" text:style-name="Internet_20_link" text:visited-style-name="Visited_20_Internet_20_Link">
630_360_16844...</text:a>
"]</text:p>
      <text:p text:style-name="P4">
Tags: ['Путін', 'Кислиця', 'Радбез ООН', 'Війна з Росією']</text:p>
      <text:p text:style-name="P4">
Type: Article</text:p>
      <!--METADATA-->
      <text:p text:style-name="P4">
<draw:frame draw:style-name="fr1" draw:name="Image420" text:anchor-type="as-char" svg:width="6.9236in" svg:height="3.956343in" draw:z-index="0">
<draw:image xlink:href="../Images/yкринформ/2023-05-19T00-24-00-03-00/630_360_1684444785-437.jpeg" xlink:type="simple" xlink:show="embed" xlink:actuate="onLoad" draw:mime-type="image/jpeg"/>
</draw:frame>
Vladimir Putin has two ways to get out of the current situation - to surrender or repeat the fate of Adolf Hitler, who committed suicide at the end of the Second World War.</text:p>
      <text:p text:style-name="P4">
According to the Ukrinform correspondent in New York, a consistent representative of Ukraine at the United Nations Sergey Kislytsa said at a meeting of the UN Security Council, which was convened by Moscow to "condemn" the supply of weapons to Ukraine.</text:p>
      <text:p text:style-name="P4">
"There are two options in the Rashist Criminal Bunner: either to see, or to repeat what happened in another bunker on April 30, 1945," Kyslyts said, without name.</text:p>
      <text:p text:style-name="P4">
He stressed that Ukraine will continue to fight, “until every Ukrainian citizen and every piece of our sovereign land will not be released but <text:a xlink:type="simple" xlink:href="https://www.ukrinform.ua/tag-rosia" text:style-name="Internet_20_link" text:visited-style-name="Visited_20_Internet_20_Link">
</text:a>
It does not suffer a military defeat in Ukraine. "</text:p>
      <text:p text:style-name="P4">
<text:span text:style-name="T4">
 Read also: </text:span>
 <text:a xlink:type="simple" xlink:href="https://www.ukrinform.ua/rubric-world/3711151-francia-u-radbezi-oon-rosia-ne-moze-i-ne-povinna-peremogti.html" text:style-name="Internet_20_link" text:visited-style-name="Visited_20_Internet_20_Link">
<text:span text:style-name="T4">
 UN </text:span>
</text:a>
"We will continue to strengthen international solidarity until all Russian military rooms are held accountable," he added that the formula of comprehensive, fair and long peace already exists, and its main element is compliance with the UN Statute, in particular.</text:p>
      <text:p text:style-name="P4">
"If Russia is interested in survival, it should grasp this resolution as a charging circle, and go the way to the peace that it outlines," - it is an acid.</text:p>
      <text:p text:style-name="P4">
According to him, "it is time for Russian hordes to withdraw their troops of Ukraine without any delay - and not on cars stolen from the Ukrainian population."</text:p>
      <text:p text:style-name="P4">
<text:span text:style-name="T4">
 Read also: </text:span>
 <text:a xlink:type="simple" xlink:href="https://www.ukrinform.ua/rubric-polytics/3711148-ukraina-namagaetsa-donesti-do-arabskih-krain-svou-formulu-miru-ermak.html" text:style-name="Internet_20_link" text:visited-style-name="Visited_20_Internet_20_Link">
</text:a>
He emphasized that hundreds of thousands of illegal Russian migrants have a blatant.</text:p>
      <text:p text:style-name="P4">
Finally, Kislytsya addressed the Russian representatives in Russian.</text:p>
      <text:p text:style-name="P4">
“Forced to contact the representatives of the Putin's criminal regime in the language of the deputy minister of foreign affairs(Sergius)Ryabkova. He got time to fulfill the guidance of your boss, who in January last year had the arrogance to say that it was time for you to perform it for yourself: "collect manat and go" at the turn of 1991.</text:p>
      <text:p text:style-name="P4">
As it was reported, in January 2022 Ryabkov stated that NATO had "to collect and go at the turn of 1997."</text:p>
      <text:p text:style-name="P4">
News Source: <text:a xlink:type="simple" xlink:href="https://www.ukrinform.ua/rubric-polytics/3711154-putin-mae-dva-varianti-zdatisa-ci-povtoriti-dolu-gitlera-kislica-u-radbezi-oon.html" text:style-name="Internet_20_link" text:visited-style-name="Visited_20_Internet_20_Link">
https://www.ukrinform.ua/rubric-polytics/3711154-putin-mae-dva-varianti-zdatisa-ci-povtoriti-dolu-gitlera-kislica-u-radbezi-oon.html</text:a>
</text:p>
      <!--NEWS-->
      <text:h text:style-name="P10" text:outline-level="1">
<text:span text:style-name="T4">
Trude with colleagues-deputies got dressed in embroidery</text:span>
</text:h>
      <text:p text:style-name="P4">
Authors: Ukrinform (Person)</text:p>
      <text:p text:style-name="P4">
Publisher: Укринформ (Organization)</text:p>
      <text:p text:style-name="P4">
Published Time: 2023-05-19T00:28:00+03:00</text:p>
      <text:p text:style-name="P4">
Modified Time: 2023-05-19T00:28:00+03:00</text:p>
      <text:p text:style-name="P4">
Description: Canadian Prime Minister Justin Trudeau, together with the Fellows from the Liberal Party of Canada and senators on the occasion of World Embroidery Day, dressed in Ukrainian folk clothing. - Ukrinform.</text:p>
      <text:p text:style-name="P4">
Images: ["<text:a xlink:type="simple" xlink:href="https://static.ukrinform.com/photos/2023_05/thumb_files/630_360_1684436517-765.jpg" text:style-name="Internet_20_link" text:visited-style-name="Visited_20_Internet_20_Link">
630_360_16844...</text:a>
", "<text:a xlink:type="simple" xlink:href="https://static.ukrinform.com/photos/2023_05/1684436517-866.jpg" text:style-name="Internet_20_link" text:visited-style-name="Visited_20_Internet_20_Link">
1684436517-86...</text:a>
"]</text:p>
      <text:p text:style-name="P4">
Tags: ['Канада', 'Трюдо', 'Вишиванка', 'День вишиванки']</text:p>
      <text:p text:style-name="P4">
Type: Article</text:p>
      <!--METADATA-->
      <text:p text:style-name="P4">
<draw:frame draw:style-name="fr1" draw:name="Image421" text:anchor-type="as-char" svg:width="6.9236in" svg:height="3.956343in" draw:z-index="0">
<draw:image xlink:href="../Images/yкринформ/2023-05-19T00-28-00-03-00/630_360_1684436517-765.jpg" xlink:type="simple" xlink:show="embed" xlink:actuate="onLoad" draw:mime-type="image/jpeg"/>
</draw:frame>
Canadian Prime Minister Justin Trudeau, together with the Liberal Party Cycle Fellows and Senators on the occasion of World Embroidery Day, dressed in Ukrainian folk clothing.</text:p>
      <text:p text:style-name="P4">
According to Ukrinform correspondent, the corresponding photo on its network page <text:a xlink:type="simple" xlink:href="https://twitter.com/UKRinCAN/status/1659234103571501056" text:style-name="Internet_20_link" text:visited-style-name="Visited_20_Internet_20_Link">
</text:a>
The Embassy of Ukraine in Canada was published.</text:p>
      <text:p text:style-name="P4">
“Prime Minister Justin Trudeau, MPs and Senators have worn their own <text:a xlink:type="simple" xlink:href="https://www.ukrinform.ua/tag-visivanka" text:style-name="Internet_20_link" text:visited-style-name="Visited_20_Internet_20_Link">
</text:a>
As a sign of solidarity with Ukraine, ” -comes in a post under the photo.</text:p>
      <text:p text:style-name="P4">
<draw:frame draw:style-name="fr1" draw:name="Image422" text:anchor-type="as-char" svg:width="6.9236in" svg:height="4.057999in" draw:z-index="0">
<draw:image xlink:href="../Images/yкринформ/2023-05-19T00-28-00-03-00/1684436517-866.jpg" xlink:type="simple" xlink:show="embed" xlink:actuate="onLoad" draw:mime-type="image/jpeg"/>
</draw:frame>
It should be noted that the solemn photo shoot with the Head of Government also took an army in Canada Yulia Kovaliv.</text:p>
      <text:p text:style-name="P4">
<text:span text:style-name="T4">
 Read also: </text:span>
 <text:a xlink:type="simple" xlink:href="https://www.ukrinform.ua/rubric-society/3711010-diplomati-krain-es-rozpovili-so-dla-nih-oznacae-visivanka.html" text:style-name="Internet_20_link" text:visited-style-name="Visited_20_Internet_20_Link">
<text:span text:style-name="T4">
 embroidery </text:span>
</text:a>
Recall: <text:a xlink:type="simple" xlink:href="https://www.ukrinform.ua/rubric-society/3710730-sogodni-den-visivanki.html" text:style-name="Internet_20_link" text:visited-style-name="Visited_20_Internet_20_Link">
</text:a>
Traditionally, they celebrate on the third Thursday of May. The action of Berehochtok on the initiative of the student youth of the Faculty of History, Political Science of Tamzhni International Relations of Yuriy Fedkovich Chernivtsi University. In 2006, they offered one day of the year to devote to a Ukrainian embroidered shirt. The holy existed and noted in a narrow circle, but in 2014 it went out not only outside the circle of conscious Ukrainian students, but also outside Ukraine.</text:p>
      <text:p text:style-name="P4">
News Source: <text:a xlink:type="simple" xlink:href="https://www.ukrinform.ua/rubric-world/3711138-trudo-z-kolegamideputatami-vbravsa-u-visivanku.html" text:style-name="Internet_20_link" text:visited-style-name="Visited_20_Internet_20_Link">
https://www.ukrinform.ua/rubric-world/3711138-trudo-z-kolegamideputatami-vbravsa-u-visivanku.html</text:a>
</text:p>
      <!--NEWS-->
      <text:h text:style-name="P10" text:outline-level="1">
<text:span text:style-name="T4">
Kislytsya reminded the UN Council of Genocidal Practice of Putin's predecessors on Crimean Tatars</text:span>
</text:h>
      <text:p text:style-name="P4">
Authors: Ukrinform (Person)</text:p>
      <text:p text:style-name="P4">
Publisher: Укринформ (Organization)</text:p>
      <text:p text:style-name="P4">
Published Time: 2023-05-19T00:35:00+03:00</text:p>
      <text:p text:style-name="P4">
Modified Time: 2023-05-19T00:35:00+03:00</text:p>
      <text:p text:style-name="P4">
Description: The permanent representative of Ukraine at the UN Sergey Kislytsya drew the attention of the members of the Radbeza to the fact that the current crimes of the Kremlin regime "come from the genocidal practices of Putin's predecessors". - Ukrinform.</text:p>
      <text:p text:style-name="P4">
Images: ["<text:a xlink:type="simple" xlink:href="https://static.ukrinform.com/photos/2022_07/thumb_files/630_360_1657929118-879.jpg" text:style-name="Internet_20_link" text:visited-style-name="Visited_20_Internet_20_Link">
630_360_16579...</text:a>
"]</text:p>
      <text:p text:style-name="P4">
Tags: ['Депортація', 'Геноцид', 'Кримські татари', 'Путін', 'Росія', 'Кислиця', 'Радбез ООН']</text:p>
      <text:p text:style-name="P4">
Type: Article</text:p>
      <!--METADATA-->
      <text:p text:style-name="P4">
<draw:frame draw:style-name="fr1" draw:name="Image423" text:anchor-type="as-char" svg:width="6.9236in" svg:height="3.956343in" draw:z-index="0">
<draw:image xlink:href="../Images/yкринформ/2023-05-19T00-35-00-03-00/630_360_1657929118-879.jpg" xlink:type="simple" xlink:show="embed" xlink:actuate="onLoad" draw:mime-type="image/jpeg"/>
</draw:frame>
The constant representative of Ukraine at the UN Sergey Kyslytsy drew the attention of the members of the Radbeza to the fact that the current crimes of the Kremlin regime "come from the genocidal practices of Putin's predecessors".</text:p>
      <text:p text:style-name="P4">
Ukrinform reports about it.</text:p>
      <text:p text:style-name="P4">
"Considering the crimes of this regime, it is important to remember that they are derived from Putin's precursors in the Kremlin that we honor the victims of one of the most horrifying crimes of the Stalinist regime today - attempting to understand <text:a xlink:type="simple" xlink:href="https://www.ukrinform.ua/tag-krimski-tatari" text:style-name="Internet_20_link" text:visited-style-name="Visited_20_Internet_20_Link">
</text:a>
By mass deportation from the native land, which began on May 18, 1944. Evil returned from 2014 with an attempt to annex the Crimea, "Kyslytsy said.</text:p>
      <text:p text:style-name="P4">
According to post -press, evil "changed symbols, but not its essence."</text:p>
      <text:p text:style-name="P4">
If you do not stop the crimes of the Putin regime, then the free dates will soon be unused to honor the memory of the victims of all crimes committed by Moscow, he added.</text:p>
      <text:p text:style-name="P4">
<text:span text:style-name="T4">
 Read also: </text:span>
 <text:a xlink:type="simple" xlink:href="https://www.ukrinform.ua/rubric-crimea/3711124-v-oon-spodivautsa-so-vsi-prava-krimskih-tatar-dotrimuvatimutsa.html" text:style-name="Internet_20_link" text:visited-style-name="Visited_20_Internet_20_Link">
<text:span text:style-name="T4">
 UN </text:span>
</text:a>
As reported by Ukrinform, on Thursday, Russia convened a meeting of the ONDO Council for discussing the supply of weapons to Ukraine.</text:p>
      <text:p text:style-name="P4">
May 18 in Ukraine <text:a xlink:type="simple" xlink:href="https://www.ukrinform.ua/rubric-crimea/3710721-sogodni-ukraina-vsanovue-pamat-zertv-deportacii-krimskih-tatar.html" text:style-name="Internet_20_link" text:visited-style-name="Visited_20_Internet_20_Link">
</text:a>
The memory of the victims of the Crimean Tatars genocide is commemorated for the rights of the Crimean Tatar people.</text:p>
      <text:p text:style-name="P4">
News Source: <text:a xlink:type="simple" xlink:href="https://www.ukrinform.ua/rubric-crimea/3711155-kislica-nagadav-radbezu-oon-pro-genocidni-praktiki-poperednikiv-putina-sodo-krimskih-tatar.html" text:style-name="Internet_20_link" text:visited-style-name="Visited_20_Internet_20_Link">
https://www.ukrinform.ua/rubric-crimea/3711155-kislica-nagadav-radbezu-oon-pro-genocidni-praktiki-poperednikiv-putina-sodo-krimskih-tatar.html</text:a>
</text:p>
      <!--NEWS-->
      <text:h text:style-name="P10" text:outline-level="1">
<text:span text:style-name="T4">
Marines received more than 20 SUVs from philanthropists</text:span>
</text:h>
      <text:p text:style-name="P4">
Authors: Ukrinform (Person)</text:p>
      <text:p text:style-name="P4">
Publisher: Укринформ (Organization)</text:p>
      <text:p text:style-name="P4">
Published Time: 2023-05-19T00:37:00+03:00</text:p>
      <text:p text:style-name="P4">
Modified Time: 2023-05-19T00:37:00+03:00</text:p>
      <text:p text:style-name="P4">
Description: The Marines of the Naval Forces of the Armed Forces of Ukraine received more than 20 SUVs from philanthropists to perform their intended tasks. - Ukrinform.</text:p>
      <text:p text:style-name="P4">
Images: ["<text:a xlink:type="simple" xlink:href="https://static.ukrinform.com/photos/2023_05/thumb_files/630_360_1684414731-724.jpg" text:style-name="Internet_20_link" text:visited-style-name="Visited_20_Internet_20_Link">
630_360_16844...</text:a>
"]</text:p>
      <text:p text:style-name="P4">
Tags: ['Автомобіль', 'Благодійність', 'Морпіхи']</text:p>
      <text:p text:style-name="P4">
Type: Article</text:p>
      <!--METADATA-->
      <text:p text:style-name="P4">
<draw:frame draw:style-name="fr1" draw:name="Image424" text:anchor-type="as-char" svg:width="6.9236in" svg:height="3.956343in" draw:z-index="0">
<draw:image xlink:href="../Images/yкринформ/2023-05-19T00-37-00-03-00/630_360_1684414731-724.jpg" xlink:type="simple" xlink:show="embed" xlink:actuate="onLoad" draw:mime-type="image/jpeg"/>
</draw:frame>
The navals of the Naval Forces of the Armed Forces of Ukraine have received more than 20 SUVs to complete the purpose.</text:p>
      <text:p text:style-name="P4">
According to Ukrinform, the Navy of Ukraine reports in <text:a xlink:type="simple" xlink:href="https://www.facebook.com/navy.mil.gov.ua/posts/pfbid0oFMS8ktBrVyQEd4brY57Fiu57TTB1TThZ9Yvz4nByZyYhimcj8WUvjARPy1Npamel" text:style-name="Internet_20_link" text:visited-style-name="Visited_20_Internet_20_Link">
</text:a>
.</text:p>
      <text:p text:style-name="P4">
Чергова передача <text:a xlink:type="simple" xlink:href="https://www.ukrinform.ua/tag-avtomobil" text:style-name="Internet_20_link" text:visited-style-name="Visited_20_Internet_20_Link">
 </text:a>
It took place in Podolsk Odessa region for the Universal Infantry.</text:p>
      <text:p text:style-name="P4">
The event was held with the participation of the Command Command Command Command Command Command of the Stupnitsky counteradmiral.</text:p>
      <text:p text:style-name="P4">
The Navy noted that “today one of the main issues of the National Fleet is comprehensive support and support of subordinate units that are courageous to oppose on the front of the Russian aggressor. With this Navy command, with the assistance of members of the Public Union "All -Ukrainian Agricultural Council", another batch of car units of the Marines of the Armed Forces of Ukraine was transferred. "</text:p>
      <text:p text:style-name="P4">
Podilsk was not accidentally elected a place for the next transfer of the Navy of Ukraine, because the lion's share of members of the All -Ukrainian Agrarian Rada will be laborated in Odesa region, and the communities of Podilskyi district on their own initiative and actively assist Ukrainian defenders, reports.</text:p>
      <text:p text:style-name="P4">
<text:span text:style-name="T4">
 Read also: </text:span>
 <text:a xlink:type="simple" xlink:href="https://www.ukrinform.ua/rubric-ato/3705122-energoatom-peredav-vijskovim-visim-pozaslahovikiv.html" text:style-name="Internet_20_link" text:visited-style-name="Visited_20_Internet_20_Link">
<text:span text:style-name="T4">
 SUVs </text:span>
</text:a>
During the transfer of equipment, Stupnitsky informed that during the year, thanks to supporting members of the All -Ukrainian Agrarian Council, the Navy of Ukraine commanded about 80 cars, which were distributed between the brigades of marine infantry.</text:p>
      <text:p text:style-name="P4">
The vehicles have undergone all necessary inspections and maintenance and maintenance and help servicemen perform tasks in combat areas.</text:p>
      <text:p text:style-name="P4">
As reported <text:a xlink:type="simple" xlink:href="https://www.ukrinform.ua/rubric-ato/3690049-desat-brigad-sil-oboroni-otrimali-pozaslahoviki-vid-blagodijnikiv-z-evropi-ta-ssa.html" text:style-name="Internet_20_link" text:visited-style-name="Visited_20_Internet_20_Link">
</text:a>
, 10 brigades of defense forces received SUVs from philanthropists from European countries.</text:p>
      <text:p text:style-name="P4">
<text:span text:style-name="T5">
Foto: Navy of Ukraine</text:span>
</text:p>
      <text:p text:style-name="P4">
News Source: <text:a xlink:type="simple" xlink:href="https://www.ukrinform.ua/rubric-ato/3710993-morski-pihotinci-otrimali-vid-blagodijnikiv-ponad-20-pozaslahovikiv.html" text:style-name="Internet_20_link" text:visited-style-name="Visited_20_Internet_20_Link">
https://www.ukrinform.ua/rubric-ato/3710993-morski-pihotinci-otrimali-vid-blagodijnikiv-ponad-20-pozaslahovikiv.html</text:a>
</text:p>
      <!--NEWS-->
      <text:h text:style-name="P10" text:outline-level="1">
<text:span text:style-name="T4">
UEFA LEGHT TRFE GOES WEST GAM and FIROLONINE</text:span>
</text:h>
      <text:p text:style-name="P4">
Authors: Ukrinform (Person)</text:p>
      <text:p text:style-name="P4">
Publisher: Укринформ (Organization)</text:p>
      <text:p text:style-name="P4">
Published Time: 2023-05-19T00:47:49+03:00</text:p>
      <text:p text:style-name="P4">
Modified Time: 2023-05-19T00:47:49+03:00</text:p>
      <text:p text:style-name="P4">
Description: In the UEFA Conferences League, the participants of the finals of the 2022/23 season were determined. - Ukrinform.</text:p>
      <text:p text:style-name="P4">
Images: ["<text:a xlink:type="simple" xlink:href="https://static.ukrinform.com/photos/2023_05/thumb_files/630_360_1684446459-571.jpg" text:style-name="Internet_20_link" text:visited-style-name="Visited_20_Internet_20_Link">
630_360_16844...</text:a>
"]</text:p>
      <text:p text:style-name="P4">
Tags: ['Футбол', 'Ліга конференцій УЄФА']</text:p>
      <text:p text:style-name="P4">
Type: Article</text:p>
      <!--METADATA-->
      <text:p text:style-name="P4">
<draw:frame draw:style-name="fr1" draw:name="Image425" text:anchor-type="as-char" svg:width="6.9236in" svg:height="3.956343in" draw:z-index="0">
<draw:image xlink:href="../Images/yкринформ/2023-05-19T00-47-49-03-00/630_360_1684446459-571.jpg" xlink:type="simple" xlink:show="embed" xlink:actuate="onLoad" draw:mime-type="image/jpeg"/>
</draw:frame>
The UEFA Lisaconferences identified the participants of the finals of the 2022/23 season.</text:p>
      <text:p text:style-name="P4">
The decisive match will be held with the participation of the players of the English "Westham" and the Italian Fiorentina, Ukrinform reports.</text:p>
      <text:p text:style-name="P4">
West Hem, which a week earlier in London with a score of 2: 1 won the Alkmaar Az, won in the Netherlands - 1: 0.</text:p>
      <text:p text:style-name="P4">
In another confrontation of the 1/2 finals of the Swiss Basel tournament in additional time in the home arena "Saint -Jikob Park" with a score of 1: 3 lost to Italian "Fiorentina", which in the first game in Florence conceded with a less difference of -1: 2.</text:p>
      <text:p text:style-name="P4">
<text:span text:style-name="T4">
 Read also: </text:span>
 <text:a xlink:type="simple" xlink:href="https://www.ukrinform.ua/rubric-sports/3698754-viznacilisa-pivfinalni-pari-ligi-konferencij-uefa.html" text:style-name="Internet_20_link" text:visited-style-name="Visited_20_Internet_20_Link">
</text:a>
We will remind, the final of the UEFA conferences League will be held on June 7 at Sinobo Stadium(Czech Republic).</text:p>
      <text:p text:style-name="P4">
Фото: AFP.</text:p>
      <text:p text:style-name="P4">
News Source: <text:a xlink:type="simple" xlink:href="https://www.ukrinform.ua/rubric-sports/3711156-trofej-ligi-konferencij-uefa-rozigraut-vest-gem-ta-fiorentina.html" text:style-name="Internet_20_link" text:visited-style-name="Visited_20_Internet_20_Link">
https://www.ukrinform.ua/rubric-sports/3711156-trofej-ligi-konferencij-uefa-rozigraut-vest-gem-ta-fiorentina.html</text:a>
</text:p>
      <!--NEWS-->
      <text:h text:style-name="P10" text:outline-level="1">
<text:span text:style-name="T4">
The UEFA League finalists were Seville and Roma</text:span>
</text:h>
      <text:p text:style-name="P4">
Authors: Ukrinform (Person)</text:p>
      <text:p text:style-name="P4">
Publisher: Укринформ (Organization)</text:p>
      <text:p text:style-name="P4">
Published Time: 2023-05-19T00:58:27+03:00</text:p>
      <text:p text:style-name="P4">
Modified Time: 2023-05-19T00:58:27+03:00</text:p>
      <text:p text:style-name="P4">
Description: As a result of the semi-final matches in response, the UEFA Europa League was determined by a pair of finalists of the season-2022/23. - Ukrinform.</text:p>
      <text:p text:style-name="P4">
Images: ["<text:a xlink:type="simple" xlink:href="https://static.ukrinform.com/photos/2023_05/thumb_files/630_360_1684447078-515.jpg" text:style-name="Internet_20_link" text:visited-style-name="Visited_20_Internet_20_Link">
630_360_16844...</text:a>
"]</text:p>
      <text:p text:style-name="P4">
Tags: ['Футбол', 'Ліга Європи']</text:p>
      <text:p text:style-name="P4">
Type: Article</text:p>
      <!--METADATA-->
      <text:p text:style-name="P4">
<draw:frame draw:style-name="fr1" draw:name="Image426" text:anchor-type="as-char" svg:width="6.9236in" svg:height="3.956343in" draw:z-index="0">
<draw:image xlink:href="../Images/yкринформ/2023-05-19T00-58-27-03-00/630_360_1684447078-515.jpg" xlink:type="simple" xlink:show="embed" xlink:actuate="onLoad" draw:mime-type="image/jpeg"/>
</draw:frame>
UEFA Europa League, the finalists of the finalists of the season-2022/23, were suspected.</text:p>
      <text:p text:style-name="P4">
The decisive duel will meet the Italian Roma and Spanish Sevilla, Ukrinform reports.</text:p>
      <text:p text:style-name="P4">
In the match in response to the 1/2 finals in Levercusen, the German "Bayer" was unable to clog the Quail "Roma" - 0-0, which a week ago in Rome minimally overcome "pharmacists" - 1: 0.</text:p>
      <text:p text:style-name="P4">
In a parallel duel, the Italian Juventus, playing a 1: 1 draw in Seville in the first meeting in Turin, lost to the opponents the time on "Estadio Ramon Sanchez Pisjuan" in Seville - 1: 2.</text:p>
      <text:p text:style-name="P4">
<text:span text:style-name="T4">
 Read also: </text:span>
 <text:a xlink:type="simple" xlink:href="https://www.ukrinform.ua/rubric-sports/3708028-liga-evropi-uefa-uventus-unik-porazki-vid-sevili-roma-zdolala-baer.html" text:style-name="Internet_20_link" text:visited-style-name="Visited_20_Internet_20_Link">
<text:span text:style-name="T4">
 Juventus </text:span>
</text:a>
Recall that the final match of the Europa League "Juventus" - "Roma" will take on May 31 "Pushkash Arena" in Budapest(Hungary).</text:p>
      <text:p text:style-name="P4">
Фото: AFP.</text:p>
      <text:p text:style-name="P4">
News Source: <text:a xlink:type="simple" xlink:href="https://www.ukrinform.ua/rubric-sports/3711157-finalistami-ligi-evropi-uefa-stali-sevila-ta-roma.html" text:style-name="Internet_20_link" text:visited-style-name="Visited_20_Internet_20_Link">
https://www.ukrinform.ua/rubric-sports/3711157-finalistami-ligi-evropi-uefa-stali-sevila-ta-roma.html</text:a>
</text:p>
      <!--NEWS-->
      <text:h text:style-name="P10" text:outline-level="1">
<text:span text:style-name="T4">
The NSDC discussed how to strengthen the national cybersecurity system</text:span>
</text:h>
      <text:p text:style-name="P4">
Author: ['АРМІЯINFORM']</text:p>
      <text:p text:style-name="P4">
Time: 2023-05-19T99:00:00-04:00</text:p>
      <text:p text:style-name="P4">
Description: In the Aparati RNBO of Ukrainian, I was in the Zavodannya Grupi skewannn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1.03.23_kiberbezpeka-ssha.jpg" text:style-name="Internet_20_link" text:visited-style-name="Visited_20_Internet_20_Link">
31.03.23_kiberbezpeka-ssha.jpg</text:a>
']</text:p>
      <text:p text:style-name="P4">
Tags: ['КІБЕРБЕЗПЕКА', 'РНБО']</text:p>
      <text:p text:style-name="P4">
Category: News</text:p>
      <!--METADATA-->
      <text:p text:style-name="P4">
<draw:frame draw:style-name="fr1" draw:name="Image427" text:anchor-type="as-char" svg:width="6.9236in" svg:height="4.598424in" draw:z-index="0">
<draw:image xlink:href="../Images/AРМІЯINFORM/2023-05-19T99-00-00-04-00/31.03.23_kiberbezpeka-ssha.jpg" xlink:type="simple" xlink:show="embed" xlink:actuate="onLoad" draw:mime-type="image/jpeg"/>
</draw:frame>
The NSDC apparatus of Ukraine hosted a meeting of the working group on the improvement of the normative legal framework in the field of cybersecurity.</text:p>
      <text:p text:style-name="P4">
About it <text:a xlink:type="simple" xlink:href="https://www.rnbo.gov.ua/ua/Diialnist/6346.html" text:style-name="Internet_20_link" text:visited-style-name="Visited_20_Internet_20_Link">
reports</text:a>
President of National Security and Defense of Ukraine.</text:p>
      <text:p text:style-name="P4">
Participants discussed the bill concerning the efficiency of cybercrime on the objects of critical infrastructure in the conditions of action.</text:p>
      <text:p text:style-name="P4">
“Effective cybercrime investigation is one of the important components of the state. The implementation of cyber threats of national security is not only due to the criminal actions of the attackers, but also through the non -reference by the responsible persons of the rules to protect critical for state information systems, which is inadmissible in the conditions of martial law. To solve this problem and directed the said bill. I am confident that we will reach consensus on this issue and achieve the necessary disaster, ”Natalia Tkachuk emphasized.</text:p>
      <text:p text:style-name="P4">
It is noted that the event was attended by experts of the NSDC apparatus, the Ministry of Defense of Ukraine, the State Service for Special Communication and Protection of Information of Ukraine, etc.</text:p>
      <text:p text:style-name="P4">
News Source: <text:a xlink:type="simple" xlink:href="https://armyinform.com.ua/2023/05/19/u-rnbo-obgovoryly-yak-posylyty-naczionalnu-systemu-kiberbezpeky/" text:style-name="Internet_20_link" text:visited-style-name="Visited_20_Internet_20_Link">
https://armyinform.com.ua/2023/05/19/u-rnbo-obgovoryly-yak-posylyty-naczionalnu-systemu-kiberbezpeky/</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